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89 Sheet1.C1:Sheet1.C1 Sheet1.C2:Sheet1.C89 Sheet1.Q2:Sheet1.Q89 Sheet1.R2:Sheet1.R89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89 Sheet1.U2:Sheet1.U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G89 Sheet1.G1:Sheet1.G1 Sheet1.G2:Sheet1.G89 Sheet1.AX2:Sheet1.AX89 Sheet1.AZ2:Sheet1.AZ89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0637649">
            <text:p>0.0637649</text:p>
          </table:table-cell>
          <table:table-cell office:value-type="float" office:value="-0.174756">
            <text:p>-0.174756</text:p>
          </table:table-cell>
          <table:table-cell office:value-type="float" office:value="0.785863">
            <text:p>0.785863</text:p>
          </table:table-cell>
          <table:table-cell office:value-type="float" office:value="1">
            <text:p>1</text:p>
          </table:table-cell>
          <table:table-cell office:value-type="float" office:value="-0.00482989">
            <text:p>-0.00482989</text:p>
          </table:table-cell>
          <table:table-cell office:value-type="float" office:value="0.0107467">
            <text:p>0.0107467</text:p>
          </table:table-cell>
          <table:table-cell office:value-type="float" office:value="0.0018717">
            <text:p>0.0018717</text:p>
          </table:table-cell>
          <table:table-cell table:number-columns-repeated="3" office:value-type="float" office:value="0">
            <text:p>0</text:p>
          </table:table-cell>
          <table:table-cell office:value-type="float" office:value="-0.17113">
            <text:p>-0.17113</text:p>
          </table:table-cell>
          <table:table-cell office:value-type="float" office:value="0.380771">
            <text:p>0.380771</text:p>
          </table:table-cell>
          <table:table-cell office:value-type="float" office:value="0.0663168">
            <text:p>0.0663168</text:p>
          </table:table-cell>
          <table:table-cell/>
          <table:table-cell office:value-type="float" office:value="0">
            <text:p>0</text:p>
          </table:table-cell>
          <table:table-cell office:value-type="float" office:value="0.0489164">
            <text:p>0.0489164</text:p>
          </table:table-cell>
          <table:table-cell office:value-type="float" office:value="-0.176171">
            <text:p>-0.176171</text:p>
          </table:table-cell>
          <table:table-cell office:value-type="float" office:value="0.833988">
            <text:p>0.833988</text:p>
          </table:table-cell>
          <table:table-cell office:value-type="float" office:value="1">
            <text:p>1</text:p>
          </table:table-cell>
          <table:table-cell office:value-type="float" office:value="-0.00503091">
            <text:p>-0.00503091</text:p>
          </table:table-cell>
          <table:table-cell office:value-type="float" office:value="0.00293167">
            <text:p>0.00293167</text:p>
          </table:table-cell>
          <table:table-cell office:value-type="float" office:value="-0.00988806">
            <text:p>-0.0098880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89215">
            <text:p>-0.089215</text:p>
          </table:table-cell>
          <table:table-cell office:value-type="float" office:value="0.0519884">
            <text:p>0.0519884</text:p>
          </table:table-cell>
          <table:table-cell office:value-type="float" office:value="-0.175348">
            <text:p>-0.175348</text:p>
          </table:table-cell>
          <table:table-cell/>
          <table:table-cell office:value-type="float" office:value="0">
            <text:p>0</text:p>
          </table:table-cell>
          <table:table-cell office:value-type="float" office:value="0.23834">
            <text:p>0.23834</text:p>
          </table:table-cell>
          <table:table-cell office:value-type="float" office:value="0.132846">
            <text:p>0.132846</text:p>
          </table:table-cell>
          <table:table-cell office:value-type="float" office:value="0.768373">
            <text:p>0.768373</text:p>
          </table:table-cell>
          <table:table-cell office:value-type="float" office:value="1">
            <text:p>1</text:p>
          </table:table-cell>
          <table:table-cell office:value-type="float" office:value="-0.00486992">
            <text:p>-0.00486992</text:p>
          </table:table-cell>
          <table:table-cell office:value-type="float" office:value="-0.0243113">
            <text:p>-0.0243113</text:p>
          </table:table-cell>
          <table:table-cell office:value-type="float" office:value="0.0171904">
            <text:p>0.01719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119842">
            <text:p>-0.119842</text:p>
          </table:table-cell>
          <table:table-cell office:value-type="float" office:value="-0.598272">
            <text:p>-0.598272</text:p>
          </table:table-cell>
          <table:table-cell office:value-type="float" office:value="0.423034">
            <text:p>0.423034</text:p>
          </table:table-cell>
          <table:table-cell/>
          <table:table-cell office:value-type="float" office:value="0">
            <text:p>0</text:p>
          </table:table-cell>
          <table:table-cell office:value-type="float" office:value="0.173752">
            <text:p>0.173752</text:p>
          </table:table-cell>
          <table:table-cell office:value-type="float" office:value="0.0677039">
            <text:p>0.0677039</text:p>
          </table:table-cell>
          <table:table-cell office:value-type="float" office:value="0.731054">
            <text:p>0.731054</text:p>
          </table:table-cell>
          <table:table-cell office:value-type="float" office:value="1">
            <text:p>1</text:p>
          </table:table-cell>
          <table:table-cell office:value-type="float" office:value="-0.0091074">
            <text:p>-0.0091074</text:p>
          </table:table-cell>
          <table:table-cell office:value-type="float" office:value="0.013679">
            <text:p>0.013679</text:p>
          </table:table-cell>
          <table:table-cell office:value-type="float" office:value="0.0112903">
            <text:p>0.0112903</text:p>
          </table:table-cell>
          <table:table-cell table:number-columns-repeated="3" office:value-type="float" office:value="0">
            <text:p>0</text:p>
          </table:table-cell>
          <table:table-cell office:value-type="float" office:value="-0.365603">
            <text:p>-0.365603</text:p>
          </table:table-cell>
          <table:table-cell office:value-type="float" office:value="0.549124">
            <text:p>0.549124</text:p>
          </table:table-cell>
          <table:table-cell office:value-type="float" office:value="0.453231">
            <text:p>0.453231</text:p>
          </table:table-cell>
          <table:table-cell/>
          <table:table-cell office:value-type="float" office:value="0">
            <text:p>0</text:p>
          </table:table-cell>
          <table:table-cell office:value-type="float" office:value="0.144498">
            <text:p>0.144498</text:p>
          </table:table-cell>
          <table:table-cell office:value-type="float" office:value="0.039819">
            <text:p>0.039819</text:p>
          </table:table-cell>
          <table:table-cell office:value-type="float" office:value="0.785547">
            <text:p>0.785547</text:p>
          </table:table-cell>
          <table:table-cell office:value-type="float" office:value="1">
            <text:p>1</text:p>
          </table:table-cell>
          <table:table-cell office:value-type="float" office:value="-0.00844136">
            <text:p>-0.00844136</text:p>
          </table:table-cell>
          <table:table-cell office:value-type="float" office:value="-0.00440441">
            <text:p>-0.00440441</text:p>
          </table:table-cell>
          <table:table-cell office:value-type="float" office:value="0.00389664">
            <text:p>0.003896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251951">
            <text:p>-0.251951</text:p>
          </table:table-cell>
          <table:table-cell office:value-type="float" office:value="-0.131459">
            <text:p>-0.131459</text:p>
          </table:table-cell>
          <table:table-cell office:value-type="float" office:value="0.116304">
            <text:p>0.116304</text:p>
          </table:table-cell>
        </table:table-row>
        <table:table-row table:style-name="ro4">
          <table:table-cell office:value-type="float" office:value="0.16548">
            <text:p>0.16548</text:p>
          </table:table-cell>
          <table:table-cell office:value-type="float" office:value="0.0590788">
            <text:p>0.0590788</text:p>
          </table:table-cell>
          <table:table-cell office:value-type="float" office:value="-0.164329">
            <text:p>-0.164329</text:p>
          </table:table-cell>
          <table:table-cell office:value-type="float" office:value="0.787679">
            <text:p>0.787679</text:p>
          </table:table-cell>
          <table:table-cell office:value-type="float" office:value="0.94743">
            <text:p>0.94743</text:p>
          </table:table-cell>
          <table:table-cell office:value-type="float" office:value="-0.00208458">
            <text:p>-0.00208458</text:p>
          </table:table-cell>
          <table:table-cell office:value-type="float" office:value="0.00846529">
            <text:p>0.00846529</text:p>
          </table:table-cell>
          <table:table-cell office:value-type="float" office:value="-0.00318608">
            <text:p>-0.00318608</text:p>
          </table:table-cell>
          <table:table-cell office:value-type="float" office:value="-0.0283186">
            <text:p>-0.0283186</text:p>
          </table:table-cell>
          <table:table-cell office:value-type="float" office:value="0.0630099">
            <text:p>0.0630099</text:p>
          </table:table-cell>
          <table:table-cell office:value-type="float" office:value="0.0109741">
            <text:p>0.0109741</text:p>
          </table:table-cell>
          <table:table-cell office:value-type="float" office:value="0.338372">
            <text:p>0.338372</text:p>
          </table:table-cell>
          <table:table-cell office:value-type="float" office:value="-0.182029">
            <text:p>-0.182029</text:p>
          </table:table-cell>
          <table:table-cell office:value-type="float" office:value="-0.100826">
            <text:p>-0.100826</text:p>
          </table:table-cell>
          <table:table-cell/>
          <table:table-cell office:value-type="float" office:value="0.199625">
            <text:p>0.199625</text:p>
          </table:table-cell>
          <table:table-cell office:value-type="float" office:value="0.0453611">
            <text:p>0.0453611</text:p>
          </table:table-cell>
          <table:table-cell office:value-type="float" office:value="-0.174099">
            <text:p>-0.174099</text:p>
          </table:table-cell>
          <table:table-cell office:value-type="float" office:value="0.827">
            <text:p>0.827</text:p>
          </table:table-cell>
          <table:table-cell office:value-type="float" office:value="0.967921">
            <text:p>0.967921</text:p>
          </table:table-cell>
          <table:table-cell office:value-type="float" office:value="-0.0011153">
            <text:p>-0.0011153</text:p>
          </table:table-cell>
          <table:table-cell office:value-type="float" office:value="-0.00093889">
            <text:p>-0.00093889</text:p>
          </table:table-cell>
          <table:table-cell office:value-type="float" office:value="-0.0105623">
            <text:p>-0.0105623</text:p>
          </table:table-cell>
          <table:table-cell office:value-type="float" office:value="-0.0178095">
            <text:p>-0.0178095</text:p>
          </table:table-cell>
          <table:table-cell office:value-type="float" office:value="0.0103782">
            <text:p>0.0103782</text:p>
          </table:table-cell>
          <table:table-cell office:value-type="float" office:value="-0.0350039">
            <text:p>-0.0350039</text:p>
          </table:table-cell>
          <table:table-cell office:value-type="float" office:value="0.0525041">
            <text:p>0.0525041</text:p>
          </table:table-cell>
          <table:table-cell office:value-type="float" office:value="-0.0153324">
            <text:p>-0.0153324</text:p>
          </table:table-cell>
          <table:table-cell office:value-type="float" office:value="-0.0115776">
            <text:p>-0.0115776</text:p>
          </table:table-cell>
          <table:table-cell/>
          <table:table-cell office:value-type="float" office:value="0.168925">
            <text:p>0.168925</text:p>
          </table:table-cell>
          <table:table-cell office:value-type="float" office:value="0.23492">
            <text:p>0.23492</text:p>
          </table:table-cell>
          <table:table-cell office:value-type="float" office:value="0.115774">
            <text:p>0.115774</text:p>
          </table:table-cell>
          <table:table-cell office:value-type="float" office:value="0.780444">
            <text:p>0.780444</text:p>
          </table:table-cell>
          <table:table-cell office:value-type="float" office:value="0.962436">
            <text:p>0.962436</text:p>
          </table:table-cell>
          <table:table-cell office:value-type="float" office:value="0.0108864">
            <text:p>0.0108864</text:p>
          </table:table-cell>
          <table:table-cell office:value-type="float" office:value="-0.0194005">
            <text:p>-0.0194005</text:p>
          </table:table-cell>
          <table:table-cell office:value-type="float" office:value="0.00861693">
            <text:p>0.00861693</text:p>
          </table:table-cell>
          <table:table-cell office:value-type="float" office:value="-0.0202444">
            <text:p>-0.0202444</text:p>
          </table:table-cell>
          <table:table-cell office:value-type="float" office:value="-0.101063">
            <text:p>-0.101063</text:p>
          </table:table-cell>
          <table:table-cell office:value-type="float" office:value="0.0714611">
            <text:p>0.0714611</text:p>
          </table:table-cell>
          <table:table-cell office:value-type="float" office:value="0.0775883">
            <text:p>0.0775883</text:p>
          </table:table-cell>
          <table:table-cell office:value-type="float" office:value="0.12952">
            <text:p>0.12952</text:p>
          </table:table-cell>
          <table:table-cell office:value-type="float" office:value="-0.227472">
            <text:p>-0.227472</text:p>
          </table:table-cell>
          <table:table-cell/>
          <table:table-cell office:value-type="float" office:value="0.0358441">
            <text:p>0.0358441</text:p>
          </table:table-cell>
          <table:table-cell office:value-type="float" office:value="0.173282">
            <text:p>0.173282</text:p>
          </table:table-cell>
          <table:table-cell office:value-type="float" office:value="0.0684094">
            <text:p>0.0684094</text:p>
          </table:table-cell>
          <table:table-cell office:value-type="float" office:value="0.731636">
            <text:p>0.731636</text:p>
          </table:table-cell>
          <table:table-cell office:value-type="float" office:value="0.986835">
            <text:p>0.986835</text:p>
          </table:table-cell>
          <table:table-cell table:style-name="ce1" office:value-type="string">
            <text:p>4.15476e-05</text:p>
          </table:table-cell>
          <table:table-cell office:value-type="float" office:value="-0.00416504">
            <text:p>-0.00416504</text:p>
          </table:table-cell>
          <table:table-cell office:value-type="float" office:value="-0.00547417">
            <text:p>-0.00547417</text:p>
          </table:table-cell>
          <table:table-cell office:value-type="float" office:value="-0.0131047">
            <text:p>-0.0131047</text:p>
          </table:table-cell>
          <table:table-cell office:value-type="float" office:value="0.0196829">
            <text:p>0.0196829</text:p>
          </table:table-cell>
          <table:table-cell office:value-type="float" office:value="0.0162457">
            <text:p>0.0162457</text:p>
          </table:table-cell>
          <table:table-cell office:value-type="float" office:value="-0.025234">
            <text:p>-0.025234</text:p>
          </table:table-cell>
          <table:table-cell office:value-type="float" office:value="-0.26411">
            <text:p>-0.26411</text:p>
          </table:table-cell>
          <table:table-cell office:value-type="float" office:value="-0.343477">
            <text:p>-0.343477</text:p>
          </table:table-cell>
          <table:table-cell/>
          <table:table-cell office:value-type="float" office:value="0.29855">
            <text:p>0.29855</text:p>
          </table:table-cell>
          <table:table-cell office:value-type="float" office:value="0.122041">
            <text:p>0.122041</text:p>
          </table:table-cell>
          <table:table-cell office:value-type="float" office:value="0.0281017">
            <text:p>0.0281017</text:p>
          </table:table-cell>
          <table:table-cell office:value-type="float" office:value="0.795914">
            <text:p>0.795914</text:p>
          </table:table-cell>
          <table:table-cell office:value-type="float" office:value="0.921205">
            <text:p>0.921205</text:p>
          </table:table-cell>
          <table:table-cell office:value-type="float" office:value="-0.00765794">
            <text:p>-0.00765794</text:p>
          </table:table-cell>
          <table:table-cell office:value-type="float" office:value="-0.00129314">
            <text:p>-0.00129314</text:p>
          </table:table-cell>
          <table:table-cell office:value-type="float" office:value="0.00304918">
            <text:p>0.00304918</text:p>
          </table:table-cell>
          <table:table-cell office:value-type="float" office:value="-0.0752199">
            <text:p>-0.0752199</text:p>
          </table:table-cell>
          <table:table-cell office:value-type="float" office:value="-0.0392471">
            <text:p>-0.0392471</text:p>
          </table:table-cell>
          <table:table-cell office:value-type="float" office:value="0.0347225">
            <text:p>0.0347225</text:p>
          </table:table-cell>
          <table:table-cell office:value-type="float" office:value="0.321786">
            <text:p>0.321786</text:p>
          </table:table-cell>
          <table:table-cell office:value-type="float" office:value="0.356879">
            <text:p>0.356879</text:p>
          </table:table-cell>
          <table:table-cell office:value-type="float" office:value="-0.237094">
            <text:p>-0.237094</text:p>
          </table:table-cell>
        </table:table-row>
        <table:table-row table:style-name="ro4">
          <table:table-cell office:value-type="float" office:value="0.39839">
            <text:p>0.39839</text:p>
          </table:table-cell>
          <table:table-cell office:value-type="float" office:value="0.0708388">
            <text:p>0.0708388</text:p>
          </table:table-cell>
          <table:table-cell office:value-type="float" office:value="-0.159528">
            <text:p>-0.159528</text:p>
          </table:table-cell>
          <table:table-cell office:value-type="float" office:value="0.784765">
            <text:p>0.784765</text:p>
          </table:table-cell>
          <table:table-cell office:value-type="float" office:value="0.878088">
            <text:p>0.878088</text:p>
          </table:table-cell>
          <table:table-cell office:value-type="float" office:value="-0.0043257">
            <text:p>-0.0043257</text:p>
          </table:table-cell>
          <table:table-cell office:value-type="float" office:value="0.00759936">
            <text:p>0.00759936</text:p>
          </table:table-cell>
          <table:table-cell office:value-type="float" office:value="-0.00585445">
            <text:p>-0.00585445</text:p>
          </table:table-cell>
          <table:table-cell office:value-type="float" office:value="0.0504918">
            <text:p>0.0504918</text:p>
          </table:table-cell>
          <table:table-cell office:value-type="float" office:value="0.0206134">
            <text:p>0.0206134</text:p>
          </table:table-cell>
          <table:table-cell office:value-type="float" office:value="-0.0125094">
            <text:p>-0.0125094</text:p>
          </table:table-cell>
          <table:table-cell office:value-type="float" office:value="-0.201096">
            <text:p>-0.201096</text:p>
          </table:table-cell>
          <table:table-cell office:value-type="float" office:value="-0.133498">
            <text:p>-0.133498</text:p>
          </table:table-cell>
          <table:table-cell office:value-type="float" office:value="0.128937">
            <text:p>0.128937</text:p>
          </table:table-cell>
          <table:table-cell/>
          <table:table-cell office:value-type="float" office:value="0.3661">
            <text:p>0.3661</text:p>
          </table:table-cell>
          <table:table-cell office:value-type="float" office:value="0.0438514">
            <text:p>0.0438514</text:p>
          </table:table-cell>
          <table:table-cell office:value-type="float" office:value="-0.172796">
            <text:p>-0.172796</text:p>
          </table:table-cell>
          <table:table-cell office:value-type="float" office:value="0.820852">
            <text:p>0.820852</text:p>
          </table:table-cell>
          <table:table-cell office:value-type="float" office:value="0.941957">
            <text:p>0.941957</text:p>
          </table:table-cell>
          <table:table-cell table:style-name="ce1" office:value-type="string">
            <text:p>1.76472e-06</text:p>
          </table:table-cell>
          <table:table-cell office:value-type="float" office:value="-0.00126801">
            <text:p>-0.00126801</text:p>
          </table:table-cell>
          <table:table-cell office:value-type="float" office:value="-0.0120637">
            <text:p>-0.0120637</text:p>
          </table:table-cell>
          <table:table-cell office:value-type="float" office:value="-0.00906891">
            <text:p>-0.00906891</text:p>
          </table:table-cell>
          <table:table-cell office:value-type="float" office:value="0.00782572">
            <text:p>0.00782572</text:p>
          </table:table-cell>
          <table:table-cell office:value-type="float" office:value="-0.0369313">
            <text:p>-0.0369313</text:p>
          </table:table-cell>
          <table:table-cell office:value-type="float" office:value="0.069835">
            <text:p>0.069835</text:p>
          </table:table-cell>
          <table:table-cell office:value-type="float" office:value="0.00390127">
            <text:p>0.00390127</text:p>
          </table:table-cell>
          <table:table-cell office:value-type="float" office:value="0.07088">
            <text:p>0.07088</text:p>
          </table:table-cell>
          <table:table-cell/>
          <table:table-cell office:value-type="float" office:value="0.497809">
            <text:p>0.497809</text:p>
          </table:table-cell>
          <table:table-cell office:value-type="float" office:value="0.236654">
            <text:p>0.236654</text:p>
          </table:table-cell>
          <table:table-cell office:value-type="float" office:value="0.0965451">
            <text:p>0.0965451</text:p>
          </table:table-cell>
          <table:table-cell office:value-type="float" office:value="0.779342">
            <text:p>0.779342</text:p>
          </table:table-cell>
          <table:table-cell office:value-type="float" office:value="0.893302">
            <text:p>0.893302</text:p>
          </table:table-cell>
          <table:table-cell office:value-type="float" office:value="0.0341865">
            <text:p>0.0341865</text:p>
          </table:table-cell>
          <table:table-cell office:value-type="float" office:value="-0.0325536">
            <text:p>-0.0325536</text:p>
          </table:table-cell>
          <table:table-cell office:value-type="float" office:value="0.00932166">
            <text:p>0.00932166</text:p>
          </table:table-cell>
          <table:table-cell office:value-type="float" office:value="0.00527314">
            <text:p>0.00527314</text:p>
          </table:table-cell>
          <table:table-cell office:value-type="float" office:value="-0.0584661">
            <text:p>-0.0584661</text:p>
          </table:table-cell>
          <table:table-cell office:value-type="float" office:value="-0.00335069">
            <text:p>-0.00335069</text:p>
          </table:table-cell>
          <table:table-cell office:value-type="float" office:value="-0.0350199">
            <text:p>-0.0350199</text:p>
          </table:table-cell>
          <table:table-cell office:value-type="float" office:value="0.119697">
            <text:p>0.119697</text:p>
          </table:table-cell>
          <table:table-cell office:value-type="float" office:value="0.00895631">
            <text:p>0.00895631</text:p>
          </table:table-cell>
          <table:table-cell/>
          <table:table-cell office:value-type="float" office:value="0.167342">
            <text:p>0.167342</text:p>
          </table:table-cell>
          <table:table-cell office:value-type="float" office:value="0.171123">
            <text:p>0.171123</text:p>
          </table:table-cell>
          <table:table-cell office:value-type="float" office:value="0.0664307">
            <text:p>0.0664307</text:p>
          </table:table-cell>
          <table:table-cell office:value-type="float" office:value="0.727833">
            <text:p>0.727833</text:p>
          </table:table-cell>
          <table:table-cell office:value-type="float" office:value="0.940003">
            <text:p>0.940003</text:p>
          </table:table-cell>
          <table:table-cell office:value-type="float" office:value="0.00698723">
            <text:p>0.00698723</text:p>
          </table:table-cell>
          <table:table-cell office:value-type="float" office:value="-0.00246056">
            <text:p>-0.00246056</text:p>
          </table:table-cell>
          <table:table-cell table:style-name="ce1" office:value-type="string">
            <text:p>-1.38711e-05</text:p>
          </table:table-cell>
          <table:table-cell office:value-type="float" office:value="-0.0164229">
            <text:p>-0.0164229</text:p>
          </table:table-cell>
          <table:table-cell office:value-type="float" office:value="-0.0150471">
            <text:p>-0.0150471</text:p>
          </table:table-cell>
          <table:table-cell office:value-type="float" office:value="-0.0289208">
            <text:p>-0.0289208</text:p>
          </table:table-cell>
          <table:table-cell office:value-type="float" office:value="0.0220509">
            <text:p>0.0220509</text:p>
          </table:table-cell>
          <table:table-cell office:value-type="float" office:value="0.0158529">
            <text:p>0.0158529</text:p>
          </table:table-cell>
          <table:table-cell office:value-type="float" office:value="0.0410938">
            <text:p>0.0410938</text:p>
          </table:table-cell>
          <table:table-cell/>
          <table:table-cell office:value-type="float" office:value="0.502228">
            <text:p>0.502228</text:p>
          </table:table-cell>
          <table:table-cell office:value-type="float" office:value="0.12007">
            <text:p>0.12007</text:p>
          </table:table-cell>
          <table:table-cell office:value-type="float" office:value="0.034913">
            <text:p>0.034913</text:p>
          </table:table-cell>
          <table:table-cell office:value-type="float" office:value="0.79315">
            <text:p>0.79315</text:p>
          </table:table-cell>
          <table:table-cell office:value-type="float" office:value="0.871043">
            <text:p>0.871043</text:p>
          </table:table-cell>
          <table:table-cell office:value-type="float" office:value="-0.00694538">
            <text:p>-0.00694538</text:p>
          </table:table-cell>
          <table:table-cell office:value-type="float" office:value="-0.00383209">
            <text:p>-0.00383209</text:p>
          </table:table-cell>
          <table:table-cell office:value-type="float" office:value="0.0035063">
            <text:p>0.0035063</text:p>
          </table:table-cell>
          <table:table-cell office:value-type="float" office:value="-0.00967914">
            <text:p>-0.00967914</text:p>
          </table:table-cell>
          <table:table-cell office:value-type="float" office:value="0.0334413">
            <text:p>0.0334413</text:p>
          </table:table-cell>
          <table:table-cell office:value-type="float" office:value="-0.0135684">
            <text:p>-0.0135684</text:p>
          </table:table-cell>
          <table:table-cell office:value-type="float" office:value="0.0227444">
            <text:p>0.0227444</text:p>
          </table:table-cell>
          <table:table-cell office:value-type="float" office:value="-0.153825">
            <text:p>-0.153825</text:p>
          </table:table-cell>
          <table:table-cell office:value-type="float" office:value="0.0350624">
            <text:p>0.0350624</text:p>
          </table:table-cell>
        </table:table-row>
        <table:table-row table:style-name="ro4">
          <table:table-cell office:value-type="float" office:value="0.602281">
            <text:p>0.602281</text:p>
          </table:table-cell>
          <table:table-cell office:value-type="float" office:value="0.0727737">
            <text:p>0.0727737</text:p>
          </table:table-cell>
          <table:table-cell office:value-type="float" office:value="-0.160875">
            <text:p>-0.160875</text:p>
          </table:table-cell>
          <table:table-cell office:value-type="float" office:value="0.787575">
            <text:p>0.787575</text:p>
          </table:table-cell>
          <table:table-cell office:value-type="float" office:value="0.821564">
            <text:p>0.821564</text:p>
          </table:table-cell>
          <table:table-cell office:value-type="float" office:value="-0.00640063">
            <text:p>-0.00640063</text:p>
          </table:table-cell>
          <table:table-cell office:value-type="float" office:value="0.00588988">
            <text:p>0.00588988</text:p>
          </table:table-cell>
          <table:table-cell office:value-type="float" office:value="-0.0138972">
            <text:p>-0.0138972</text:p>
          </table:table-cell>
          <table:table-cell office:value-type="float" office:value="0.00949006">
            <text:p>0.00949006</text:p>
          </table:table-cell>
          <table:table-cell office:value-type="float" office:value="-0.00660556">
            <text:p>-0.00660556</text:p>
          </table:table-cell>
          <table:table-cell office:value-type="float" office:value="0.0137797">
            <text:p>0.0137797</text:p>
          </table:table-cell>
          <table:table-cell office:value-type="float" office:value="-0.0450148">
            <text:p>-0.0450148</text:p>
          </table:table-cell>
          <table:table-cell office:value-type="float" office:value="0.0336231">
            <text:p>0.0336231</text:p>
          </table:table-cell>
          <table:table-cell office:value-type="float" office:value="-0.219344">
            <text:p>-0.219344</text:p>
          </table:table-cell>
          <table:table-cell/>
          <table:table-cell office:value-type="float" office:value="0.637376">
            <text:p>0.637376</text:p>
          </table:table-cell>
          <table:table-cell office:value-type="float" office:value="0.0465304">
            <text:p>0.0465304</text:p>
          </table:table-cell>
          <table:table-cell office:value-type="float" office:value="-0.170386">
            <text:p>-0.170386</text:p>
          </table:table-cell>
          <table:table-cell office:value-type="float" office:value="0.816049">
            <text:p>0.816049</text:p>
          </table:table-cell>
          <table:table-cell office:value-type="float" office:value="0.901133">
            <text:p>0.901133</text:p>
          </table:table-cell>
          <table:table-cell office:value-type="float" office:value="0.0216239">
            <text:p>0.0216239</text:p>
          </table:table-cell>
          <table:table-cell office:value-type="float" office:value="-0.00566002">
            <text:p>-0.00566002</text:p>
          </table:table-cell>
          <table:table-cell office:value-type="float" office:value="-0.0147484">
            <text:p>-0.0147484</text:p>
          </table:table-cell>
          <table:table-cell office:value-type="float" office:value="0.00987564">
            <text:p>0.00987564</text:p>
          </table:table-cell>
          <table:table-cell office:value-type="float" office:value="0.00888405">
            <text:p>0.00888405</text:p>
          </table:table-cell>
          <table:table-cell office:value-type="float" office:value="-0.0177033">
            <text:p>-0.0177033</text:p>
          </table:table-cell>
          <table:table-cell office:value-type="float" office:value="0.351516">
            <text:p>0.351516</text:p>
          </table:table-cell>
          <table:table-cell office:value-type="float" office:value="-0.04902">
            <text:p>-0.04902</text:p>
          </table:table-cell>
          <table:table-cell office:value-type="float" office:value="0.0732176">
            <text:p>0.0732176</text:p>
          </table:table-cell>
          <table:table-cell/>
          <table:table-cell office:value-type="float" office:value="1.00306">
            <text:p>1.00306</text:p>
          </table:table-cell>
          <table:table-cell office:value-type="float" office:value="0.230378">
            <text:p>0.230378</text:p>
          </table:table-cell>
          <table:table-cell office:value-type="float" office:value="0.0975615">
            <text:p>0.0975615</text:p>
          </table:table-cell>
          <table:table-cell office:value-type="float" office:value="0.779936">
            <text:p>0.779936</text:p>
          </table:table-cell>
          <table:table-cell office:value-type="float" office:value="0.796642">
            <text:p>0.796642</text:p>
          </table:table-cell>
          <table:table-cell office:value-type="float" office:value="0.0758206">
            <text:p>0.0758206</text:p>
          </table:table-cell>
          <table:table-cell office:value-type="float" office:value="-0.0244873">
            <text:p>-0.0244873</text:p>
          </table:table-cell>
          <table:table-cell office:value-type="float" office:value="0.0018771">
            <text:p>0.0018771</text:p>
          </table:table-cell>
          <table:table-cell office:value-type="float" office:value="-0.0124208">
            <text:p>-0.0124208</text:p>
          </table:table-cell>
          <table:table-cell office:value-type="float" office:value="0.00201151">
            <text:p>0.00201151</text:p>
          </table:table-cell>
          <table:table-cell office:value-type="float" office:value="0.00117453">
            <text:p>0.00117453</text:p>
          </table:table-cell>
          <table:table-cell office:value-type="float" office:value="0.362006">
            <text:p>0.362006</text:p>
          </table:table-cell>
          <table:table-cell office:value-type="float" office:value="0.0683916">
            <text:p>0.0683916</text:p>
          </table:table-cell>
          <table:table-cell office:value-type="float" office:value="-0.160639">
            <text:p>-0.160639</text:p>
          </table:table-cell>
          <table:table-cell/>
          <table:table-cell office:value-type="float" office:value="0.667587">
            <text:p>0.667587</text:p>
          </table:table-cell>
          <table:table-cell office:value-type="float" office:value="0.168426">
            <text:p>0.168426</text:p>
          </table:table-cell>
          <table:table-cell office:value-type="float" office:value="0.0628706">
            <text:p>0.0628706</text:p>
          </table:table-cell>
          <table:table-cell office:value-type="float" office:value="0.723649">
            <text:p>0.723649</text:p>
          </table:table-cell>
          <table:table-cell office:value-type="float" office:value="0.781273">
            <text:p>0.781273</text:p>
          </table:table-cell>
          <table:table-cell office:value-type="float" office:value="0.0362254">
            <text:p>0.0362254</text:p>
          </table:table-cell>
          <table:table-cell office:value-type="float" office:value="-0.00476526">
            <text:p>-0.00476526</text:p>
          </table:table-cell>
          <table:table-cell office:value-type="float" office:value="0.0141018">
            <text:p>0.0141018</text:p>
          </table:table-cell>
          <table:table-cell office:value-type="float" office:value="-0.00539206">
            <text:p>-0.00539206</text:p>
          </table:table-cell>
          <table:table-cell office:value-type="float" office:value="-0.0071168">
            <text:p>-0.0071168</text:p>
          </table:table-cell>
          <table:table-cell office:value-type="float" office:value="-0.00836386">
            <text:p>-0.00836386</text:p>
          </table:table-cell>
          <table:table-cell office:value-type="float" office:value="0.14546">
            <text:p>0.14546</text:p>
          </table:table-cell>
          <table:table-cell office:value-type="float" office:value="0.0628891">
            <text:p>0.0628891</text:p>
          </table:table-cell>
          <table:table-cell office:value-type="float" office:value="0.195304">
            <text:p>0.195304</text:p>
          </table:table-cell>
          <table:table-cell/>
          <table:table-cell office:value-type="float" office:value="0.703605">
            <text:p>0.703605</text:p>
          </table:table-cell>
          <table:table-cell office:value-type="float" office:value="0.119043">
            <text:p>0.119043</text:p>
          </table:table-cell>
          <table:table-cell office:value-type="float" office:value="0.0354093">
            <text:p>0.0354093</text:p>
          </table:table-cell>
          <table:table-cell office:value-type="float" office:value="0.79184">
            <text:p>0.79184</text:p>
          </table:table-cell>
          <table:table-cell office:value-type="float" office:value="0.824133">
            <text:p>0.824133</text:p>
          </table:table-cell>
          <table:table-cell office:value-type="float" office:value="-0.00203598">
            <text:p>-0.00203598</text:p>
          </table:table-cell>
          <table:table-cell office:value-type="float" office:value="0.00105708">
            <text:p>0.00105708</text:p>
          </table:table-cell>
          <table:table-cell table:style-name="ce1" office:value-type="string">
            <text:p>9.20123e-05</text:p>
          </table:table-cell>
          <table:table-cell office:value-type="float" office:value="-0.00509893">
            <text:p>-0.00509893</text:p>
          </table:table-cell>
          <table:table-cell office:value-type="float" office:value="0.00246453">
            <text:p>0.00246453</text:p>
          </table:table-cell>
          <table:table-cell office:value-type="float" office:value="-0.00650763">
            <text:p>-0.00650763</text:p>
          </table:table-cell>
          <table:table-cell office:value-type="float" office:value="-0.00324721">
            <text:p>-0.00324721</text:p>
          </table:table-cell>
          <table:table-cell office:value-type="float" office:value="0.0248459">
            <text:p>0.0248459</text:p>
          </table:table-cell>
          <table:table-cell office:value-type="float" office:value="-0.00252461">
            <text:p>-0.00252461</text:p>
          </table:table-cell>
        </table:table-row>
        <table:table-row table:style-name="ro4">
          <table:table-cell office:value-type="float" office:value="0.732684">
            <text:p>0.732684</text:p>
          </table:table-cell>
          <table:table-cell office:value-type="float" office:value="0.0732458">
            <text:p>0.0732458</text:p>
          </table:table-cell>
          <table:table-cell office:value-type="float" office:value="-0.161164">
            <text:p>-0.161164</text:p>
          </table:table-cell>
          <table:table-cell office:value-type="float" office:value="0.785642">
            <text:p>0.785642</text:p>
          </table:table-cell>
          <table:table-cell office:value-type="float" office:value="0.787336">
            <text:p>0.787336</text:p>
          </table:table-cell>
          <table:table-cell office:value-type="float" office:value="-0.00696872">
            <text:p>-0.00696872</text:p>
          </table:table-cell>
          <table:table-cell office:value-type="float" office:value="0.00285352">
            <text:p>0.00285352</text:p>
          </table:table-cell>
          <table:table-cell office:value-type="float" office:value="-0.0131487">
            <text:p>-0.0131487</text:p>
          </table:table-cell>
          <table:table-cell office:value-type="float" office:value="0.00361999">
            <text:p>0.00361999</text:p>
          </table:table-cell>
          <table:table-cell office:value-type="float" office:value="-0.002221">
            <text:p>-0.002221</text:p>
          </table:table-cell>
          <table:table-cell office:value-type="float" office:value="-0.0148234">
            <text:p>-0.0148234</text:p>
          </table:table-cell>
          <table:table-cell office:value-type="float" office:value="0.0385999">
            <text:p>0.0385999</text:p>
          </table:table-cell>
          <table:table-cell office:value-type="float" office:value="-0.0208449">
            <text:p>-0.0208449</text:p>
          </table:table-cell>
          <table:table-cell office:value-type="float" office:value="0.038701">
            <text:p>0.038701</text:p>
          </table:table-cell>
          <table:table-cell/>
          <table:table-cell office:value-type="float" office:value="0.903264">
            <text:p>0.903264</text:p>
          </table:table-cell>
          <table:table-cell office:value-type="float" office:value="0.0740071">
            <text:p>0.0740071</text:p>
          </table:table-cell>
          <table:table-cell office:value-type="float" office:value="-0.17149">
            <text:p>-0.17149</text:p>
          </table:table-cell>
          <table:table-cell office:value-type="float" office:value="0.816519">
            <text:p>0.816519</text:p>
          </table:table-cell>
          <table:table-cell office:value-type="float" office:value="0.862836">
            <text:p>0.862836</text:p>
          </table:table-cell>
          <table:table-cell office:value-type="float" office:value="0.111098">
            <text:p>0.111098</text:p>
          </table:table-cell>
          <table:table-cell office:value-type="float" office:value="0.0106088">
            <text:p>0.0106088</text:p>
          </table:table-cell>
          <table:table-cell office:value-type="float" office:value="-0.00449289">
            <text:p>-0.00449289</text:p>
          </table:table-cell>
          <table:table-cell office:value-type="float" office:value="0.103339">
            <text:p>0.103339</text:p>
          </table:table-cell>
          <table:table-cell office:value-type="float" office:value="-0.00414977">
            <text:p>-0.00414977</text:p>
          </table:table-cell>
          <table:table-cell office:value-type="float" office:value="0.00176441">
            <text:p>0.00176441</text:p>
          </table:table-cell>
          <table:table-cell office:value-type="float" office:value="1.28">
            <text:p>1.28</text:p>
          </table:table-cell>
          <table:table-cell office:value-type="float" office:value="0.344805">
            <text:p>0.344805</text:p>
          </table:table-cell>
          <table:table-cell office:value-type="float" office:value="0.211459">
            <text:p>0.211459</text:p>
          </table:table-cell>
          <table:table-cell/>
          <table:table-cell office:value-type="float" office:value="1.06961">
            <text:p>1.06961</text:p>
          </table:table-cell>
          <table:table-cell office:value-type="float" office:value="0.231155">
            <text:p>0.231155</text:p>
          </table:table-cell>
          <table:table-cell office:value-type="float" office:value="0.0979982">
            <text:p>0.0979982</text:p>
          </table:table-cell>
          <table:table-cell office:value-type="float" office:value="0.779303">
            <text:p>0.779303</text:p>
          </table:table-cell>
          <table:table-cell office:value-type="float" office:value="0.784716">
            <text:p>0.784716</text:p>
          </table:table-cell>
          <table:table-cell office:value-type="float" office:value="0.0643917">
            <text:p>0.0643917</text:p>
          </table:table-cell>
          <table:table-cell office:value-type="float" office:value="-0.027198">
            <text:p>-0.027198</text:p>
          </table:table-cell>
          <table:table-cell office:value-type="float" office:value="0.00718673">
            <text:p>0.00718673</text:p>
          </table:table-cell>
          <table:table-cell office:value-type="float" office:value="0.0116703">
            <text:p>0.0116703</text:p>
          </table:table-cell>
          <table:table-cell office:value-type="float" office:value="0.0065629">
            <text:p>0.0065629</text:p>
          </table:table-cell>
          <table:table-cell office:value-type="float" office:value="-0.00951582">
            <text:p>-0.00951582</text:p>
          </table:table-cell>
          <table:table-cell office:value-type="float" office:value="-0.092671">
            <text:p>-0.092671</text:p>
          </table:table-cell>
          <table:table-cell office:value-type="float" office:value="-0.0303943">
            <text:p>-0.0303943</text:p>
          </table:table-cell>
          <table:table-cell office:value-type="float" office:value="0.0138481">
            <text:p>0.0138481</text:p>
          </table:table-cell>
          <table:table-cell/>
          <table:table-cell office:value-type="float" office:value="0.751409">
            <text:p>0.751409</text:p>
          </table:table-cell>
          <table:table-cell office:value-type="float" office:value="0.168996">
            <text:p>0.168996</text:p>
          </table:table-cell>
          <table:table-cell office:value-type="float" office:value="0.0627159">
            <text:p>0.0627159</text:p>
          </table:table-cell>
          <table:table-cell office:value-type="float" office:value="0.724321">
            <text:p>0.724321</text:p>
          </table:table-cell>
          <table:table-cell office:value-type="float" office:value="0.757431">
            <text:p>0.757431</text:p>
          </table:table-cell>
          <table:table-cell office:value-type="float" office:value="0.0390647">
            <text:p>0.0390647</text:p>
          </table:table-cell>
          <table:table-cell office:value-type="float" office:value="-0.00644917">
            <text:p>-0.00644917</text:p>
          </table:table-cell>
          <table:table-cell office:value-type="float" office:value="0.0127103">
            <text:p>0.0127103</text:p>
          </table:table-cell>
          <table:table-cell office:value-type="float" office:value="0.00680072">
            <text:p>0.00680072</text:p>
          </table:table-cell>
          <table:table-cell office:value-type="float" office:value="-0.00184531">
            <text:p>-0.00184531</text:p>
          </table:table-cell>
          <table:table-cell office:value-type="float" office:value="0.00800697">
            <text:p>0.00800697</text:p>
          </table:table-cell>
          <table:table-cell office:value-type="float" office:value="0.0247019">
            <text:p>0.0247019</text:p>
          </table:table-cell>
          <table:table-cell office:value-type="float" office:value="-0.0136549">
            <text:p>-0.0136549</text:p>
          </table:table-cell>
          <table:table-cell office:value-type="float" office:value="-0.0223686">
            <text:p>-0.0223686</text:p>
          </table:table-cell>
          <table:table-cell/>
          <table:table-cell office:value-type="float" office:value="0.835468">
            <text:p>0.835468</text:p>
          </table:table-cell>
          <table:table-cell office:value-type="float" office:value="0.118314">
            <text:p>0.118314</text:p>
          </table:table-cell>
          <table:table-cell office:value-type="float" office:value="0.0361663">
            <text:p>0.0361663</text:p>
          </table:table-cell>
          <table:table-cell office:value-type="float" office:value="0.790938">
            <text:p>0.790938</text:p>
          </table:table-cell>
          <table:table-cell office:value-type="float" office:value="0.794794">
            <text:p>0.794794</text:p>
          </table:table-cell>
          <table:table-cell office:value-type="float" office:value="0.00159429">
            <text:p>0.00159429</text:p>
          </table:table-cell>
          <table:table-cell office:value-type="float" office:value="0.0020548">
            <text:p>0.0020548</text:p>
          </table:table-cell>
          <table:table-cell office:value-type="float" office:value="-0.000960903">
            <text:p>-0.000960903</text:p>
          </table:table-cell>
          <table:table-cell office:value-type="float" office:value="-0.00552712">
            <text:p>-0.00552712</text:p>
          </table:table-cell>
          <table:table-cell office:value-type="float" office:value="0.00574078">
            <text:p>0.00574078</text:p>
          </table:table-cell>
          <table:table-cell office:value-type="float" office:value="-0.00684053">
            <text:p>-0.00684053</text:p>
          </table:table-cell>
          <table:table-cell office:value-type="float" office:value="0.00857791">
            <text:p>0.00857791</text:p>
          </table:table-cell>
          <table:table-cell office:value-type="float" office:value="0.00130606">
            <text:p>0.00130606</text:p>
          </table:table-cell>
          <table:table-cell office:value-type="float" office:value="0.0214141">
            <text:p>0.0214141</text:p>
          </table:table-cell>
        </table:table-row>
        <table:table-row table:style-name="ro4">
          <table:table-cell office:value-type="float" office:value="1.16373">
            <text:p>1.16373</text:p>
          </table:table-cell>
          <table:table-cell office:value-type="float" office:value="0.081978">
            <text:p>0.081978</text:p>
          </table:table-cell>
          <table:table-cell office:value-type="float" office:value="-0.165995">
            <text:p>-0.165995</text:p>
          </table:table-cell>
          <table:table-cell office:value-type="float" office:value="0.786443">
            <text:p>0.786443</text:p>
          </table:table-cell>
          <table:table-cell office:value-type="float" office:value="0.684022">
            <text:p>0.684022</text:p>
          </table:table-cell>
          <table:table-cell office:value-type="float" office:value="0.0312838">
            <text:p>0.0312838</text:p>
          </table:table-cell>
          <table:table-cell office:value-type="float" office:value="-0.000142662">
            <text:p>-0.000142662</text:p>
          </table:table-cell>
          <table:table-cell office:value-type="float" office:value="-0.0158155">
            <text:p>-0.0158155</text:p>
          </table:table-cell>
          <table:table-cell office:value-type="float" office:value="0.0202582">
            <text:p>0.0202582</text:p>
          </table:table-cell>
          <table:table-cell office:value-type="float" office:value="-0.0112061">
            <text:p>-0.0112061</text:p>
          </table:table-cell>
          <table:table-cell office:value-type="float" office:value="0.00185841">
            <text:p>0.00185841</text:p>
          </table:table-cell>
          <table:table-cell office:value-type="float" office:value="1.33929">
            <text:p>1.33929</text:p>
          </table:table-cell>
          <table:table-cell office:value-type="float" office:value="0.2439">
            <text:p>0.2439</text:p>
          </table:table-cell>
          <table:table-cell office:value-type="float" office:value="0.0814679">
            <text:p>0.0814679</text:p>
          </table:table-cell>
          <table:table-cell/>
          <table:table-cell office:value-type="float" office:value="0.999097">
            <text:p>0.999097</text:p>
          </table:table-cell>
          <table:table-cell office:value-type="float" office:value="0.0956659">
            <text:p>0.0956659</text:p>
          </table:table-cell>
          <table:table-cell office:value-type="float" office:value="-0.168721">
            <text:p>-0.168721</text:p>
          </table:table-cell>
          <table:table-cell office:value-type="float" office:value="0.81863">
            <text:p>0.81863</text:p>
          </table:table-cell>
          <table:table-cell office:value-type="float" office:value="0.849436">
            <text:p>0.849436</text:p>
          </table:table-cell>
          <table:table-cell office:value-type="float" office:value="0.0431928">
            <text:p>0.0431928</text:p>
          </table:table-cell>
          <table:table-cell office:value-type="float" office:value="0.0231585">
            <text:p>0.0231585</text:p>
          </table:table-cell>
          <table:table-cell office:value-type="float" office:value="-0.0212804">
            <text:p>-0.0212804</text:p>
          </table:table-cell>
          <table:table-cell office:value-type="float" office:value="0.226005">
            <text:p>0.226005</text:p>
          </table:table-cell>
          <table:table-cell office:value-type="float" office:value="0.0288939">
            <text:p>0.0288939</text:p>
          </table:table-cell>
          <table:table-cell office:value-type="float" office:value="0.0220291">
            <text:p>0.0220291</text:p>
          </table:table-cell>
          <table:table-cell office:value-type="float" office:value="-0.510779">
            <text:p>-0.510779</text:p>
          </table:table-cell>
          <table:table-cell office:value-type="float" office:value="0.488611">
            <text:p>0.488611</text:p>
          </table:table-cell>
          <table:table-cell office:value-type="float" office:value="-0.15737">
            <text:p>-0.15737</text:p>
          </table:table-cell>
          <table:table-cell/>
          <table:table-cell office:value-type="float" office:value="1.3661">
            <text:p>1.3661</text:p>
          </table:table-cell>
          <table:table-cell office:value-type="float" office:value="0.226469">
            <text:p>0.226469</text:p>
          </table:table-cell>
          <table:table-cell office:value-type="float" office:value="0.0972723">
            <text:p>0.0972723</text:p>
          </table:table-cell>
          <table:table-cell office:value-type="float" office:value="0.777699">
            <text:p>0.777699</text:p>
          </table:table-cell>
          <table:table-cell office:value-type="float" office:value="0.733717">
            <text:p>0.733717</text:p>
          </table:table-cell>
          <table:table-cell office:value-type="float" office:value="0.0811539">
            <text:p>0.0811539</text:p>
          </table:table-cell>
          <table:table-cell office:value-type="float" office:value="-0.0276737">
            <text:p>-0.0276737</text:p>
          </table:table-cell>
          <table:table-cell office:value-type="float" office:value="0.00706137">
            <text:p>0.00706137</text:p>
          </table:table-cell>
          <table:table-cell office:value-type="float" office:value="-0.0158051">
            <text:p>-0.0158051</text:p>
          </table:table-cell>
          <table:table-cell office:value-type="float" office:value="-0.00244848">
            <text:p>-0.00244848</text:p>
          </table:table-cell>
          <table:table-cell office:value-type="float" office:value="-0.0054101">
            <text:p>-0.0054101</text:p>
          </table:table-cell>
          <table:table-cell office:value-type="float" office:value="0.0624819">
            <text:p>0.0624819</text:p>
          </table:table-cell>
          <table:table-cell office:value-type="float" office:value="-0.0527741">
            <text:p>-0.0527741</text:p>
          </table:table-cell>
          <table:table-cell office:value-type="float" office:value="0.061338">
            <text:p>0.061338</text:p>
          </table:table-cell>
          <table:table-cell/>
          <table:table-cell office:value-type="float" office:value="0.871493">
            <text:p>0.871493</text:p>
          </table:table-cell>
          <table:table-cell office:value-type="float" office:value="0.170168">
            <text:p>0.170168</text:p>
          </table:table-cell>
          <table:table-cell office:value-type="float" office:value="0.0622974">
            <text:p>0.0622974</text:p>
          </table:table-cell>
          <table:table-cell office:value-type="float" office:value="0.724959">
            <text:p>0.724959</text:p>
          </table:table-cell>
          <table:table-cell office:value-type="float" office:value="0.724538">
            <text:p>0.724538</text:p>
          </table:table-cell>
          <table:table-cell office:value-type="float" office:value="0.0449353">
            <text:p>0.0449353</text:p>
          </table:table-cell>
          <table:table-cell office:value-type="float" office:value="-0.00715169">
            <text:p>-0.00715169</text:p>
          </table:table-cell>
          <table:table-cell office:value-type="float" office:value="0.0158735">
            <text:p>0.0158735</text:p>
          </table:table-cell>
          <table:table-cell office:value-type="float" office:value="0.00976703">
            <text:p>0.00976703</text:p>
          </table:table-cell>
          <table:table-cell office:value-type="float" office:value="-0.00348505">
            <text:p>-0.00348505</text:p>
          </table:table-cell>
          <table:table-cell office:value-type="float" office:value="0.00532085">
            <text:p>0.00532085</text:p>
          </table:table-cell>
          <table:table-cell office:value-type="float" office:value="-0.0292547">
            <text:p>-0.0292547</text:p>
          </table:table-cell>
          <table:table-cell office:value-type="float" office:value="-0.013965">
            <text:p>-0.013965</text:p>
          </table:table-cell>
          <table:table-cell office:value-type="float" office:value="-0.0163736">
            <text:p>-0.0163736</text:p>
          </table:table-cell>
          <table:table-cell/>
          <table:table-cell office:value-type="float" office:value="1.03491">
            <text:p>1.03491</text:p>
          </table:table-cell>
          <table:table-cell office:value-type="float" office:value="0.117553">
            <text:p>0.117553</text:p>
          </table:table-cell>
          <table:table-cell office:value-type="float" office:value="0.0373632">
            <text:p>0.0373632</text:p>
          </table:table-cell>
          <table:table-cell office:value-type="float" office:value="0.790425">
            <text:p>0.790425</text:p>
          </table:table-cell>
          <table:table-cell office:value-type="float" office:value="0.752391">
            <text:p>0.752391</text:p>
          </table:table-cell>
          <table:table-cell office:value-type="float" office:value="0.00533115">
            <text:p>0.00533115</text:p>
          </table:table-cell>
          <table:table-cell office:value-type="float" office:value="-0.00283383">
            <text:p>-0.00283383</text:p>
          </table:table-cell>
          <table:table-cell office:value-type="float" office:value="-0.000202242">
            <text:p>-0.000202242</text:p>
          </table:table-cell>
          <table:table-cell office:value-type="float" office:value="-0.00381634">
            <text:p>-0.00381634</text:p>
          </table:table-cell>
          <table:table-cell office:value-type="float" office:value="0.00600126">
            <text:p>0.00600126</text:p>
          </table:table-cell>
          <table:table-cell office:value-type="float" office:value="-0.00256969">
            <text:p>-0.00256969</text:p>
          </table:table-cell>
          <table:table-cell office:value-type="float" office:value="-0.0343353">
            <text:p>-0.0343353</text:p>
          </table:table-cell>
          <table:table-cell office:value-type="float" office:value="-0.212789">
            <text:p>-0.212789</text:p>
          </table:table-cell>
          <table:table-cell office:value-type="float" office:value="0.0877757">
            <text:p>0.0877757</text:p>
          </table:table-cell>
        </table:table-row>
        <table:table-row table:style-name="ro4">
          <table:table-cell office:value-type="float" office:value="1.23488">
            <text:p>1.23488</text:p>
          </table:table-cell>
          <table:table-cell office:value-type="float" office:value="0.0901988">
            <text:p>0.0901988</text:p>
          </table:table-cell>
          <table:table-cell office:value-type="float" office:value="-0.165557">
            <text:p>-0.165557</text:p>
          </table:table-cell>
          <table:table-cell office:value-type="float" office:value="0.786988">
            <text:p>0.786988</text:p>
          </table:table-cell>
          <table:table-cell office:value-type="float" office:value="0.668323">
            <text:p>0.668323</text:p>
          </table:table-cell>
          <table:table-cell office:value-type="float" office:value="0.0110058">
            <text:p>0.0110058</text:p>
          </table:table-cell>
          <table:table-cell office:value-type="float" office:value="-0.0037528">
            <text:p>-0.0037528</text:p>
          </table:table-cell>
          <table:table-cell office:value-type="float" office:value="-0.017092">
            <text:p>-0.017092</text:p>
          </table:table-cell>
          <table:table-cell office:value-type="float" office:value="0.115546">
            <text:p>0.115546</text:p>
          </table:table-cell>
          <table:table-cell office:value-type="float" office:value="0.00614691">
            <text:p>0.00614691</text:p>
          </table:table-cell>
          <table:table-cell office:value-type="float" office:value="0.0076547">
            <text:p>0.0076547</text:p>
          </table:table-cell>
          <table:table-cell office:value-type="float" office:value="0.0742781">
            <text:p>0.0742781</text:p>
          </table:table-cell>
          <table:table-cell office:value-type="float" office:value="0.071526">
            <text:p>0.071526</text:p>
          </table:table-cell>
          <table:table-cell office:value-type="float" office:value="0.0317741">
            <text:p>0.0317741</text:p>
          </table:table-cell>
          <table:table-cell/>
          <table:table-cell office:value-type="float" office:value="1.06721">
            <text:p>1.06721</text:p>
          </table:table-cell>
          <table:table-cell office:value-type="float" office:value="0.10869">
            <text:p>0.10869</text:p>
          </table:table-cell>
          <table:table-cell office:value-type="float" office:value="-0.164486">
            <text:p>-0.164486</text:p>
          </table:table-cell>
          <table:table-cell office:value-type="float" office:value="0.8194">
            <text:p>0.8194</text:p>
          </table:table-cell>
          <table:table-cell office:value-type="float" office:value="0.840039">
            <text:p>0.840039</text:p>
          </table:table-cell>
          <table:table-cell office:value-type="float" office:value="0.0747946">
            <text:p>0.0747946</text:p>
          </table:table-cell>
          <table:table-cell office:value-type="float" office:value="0.0138751">
            <text:p>0.0138751</text:p>
          </table:table-cell>
          <table:table-cell office:value-type="float" office:value="-0.0189095">
            <text:p>-0.0189095</text:p>
          </table:table-cell>
          <table:table-cell office:value-type="float" office:value="0.191216">
            <text:p>0.191216</text:p>
          </table:table-cell>
          <table:table-cell office:value-type="float" office:value="0.0621731">
            <text:p>0.0621731</text:p>
          </table:table-cell>
          <table:table-cell office:value-type="float" office:value="0.0113107">
            <text:p>0.0113107</text:p>
          </table:table-cell>
          <table:table-cell office:value-type="float" office:value="-0.131716">
            <text:p>-0.131716</text:p>
          </table:table-cell>
          <table:table-cell office:value-type="float" office:value="0.212077">
            <text:p>0.212077</text:p>
          </table:table-cell>
          <table:table-cell office:value-type="float" office:value="-0.113072">
            <text:p>-0.113072</text:p>
          </table:table-cell>
          <table:table-cell/>
          <table:table-cell office:value-type="float" office:value="1.50256">
            <text:p>1.50256</text:p>
          </table:table-cell>
          <table:table-cell office:value-type="float" office:value="0.225476">
            <text:p>0.225476</text:p>
          </table:table-cell>
          <table:table-cell office:value-type="float" office:value="0.0959554">
            <text:p>0.0959554</text:p>
          </table:table-cell>
          <table:table-cell office:value-type="float" office:value="0.778103">
            <text:p>0.778103</text:p>
          </table:table-cell>
          <table:table-cell office:value-type="float" office:value="0.711371">
            <text:p>0.711371</text:p>
          </table:table-cell>
          <table:table-cell office:value-type="float" office:value="0.0870228">
            <text:p>0.0870228</text:p>
          </table:table-cell>
          <table:table-cell office:value-type="float" office:value="-0.0273579">
            <text:p>-0.0273579</text:p>
          </table:table-cell>
          <table:table-cell office:value-type="float" office:value="0.00547546">
            <text:p>0.00547546</text:p>
          </table:table-cell>
          <table:table-cell office:value-type="float" office:value="-0.00727879">
            <text:p>-0.00727879</text:p>
          </table:table-cell>
          <table:table-cell office:value-type="float" office:value="-0.00965003">
            <text:p>-0.00965003</text:p>
          </table:table-cell>
          <table:table-cell office:value-type="float" office:value="0.00296009">
            <text:p>0.00296009</text:p>
          </table:table-cell>
          <table:table-cell office:value-type="float" office:value="0.0228007">
            <text:p>0.0228007</text:p>
          </table:table-cell>
          <table:table-cell office:value-type="float" office:value="-0.0179409">
            <text:p>-0.0179409</text:p>
          </table:table-cell>
          <table:table-cell office:value-type="float" office:value="0.00277157">
            <text:p>0.00277157</text:p>
          </table:table-cell>
          <table:table-cell/>
          <table:table-cell office:value-type="float" office:value="1.34248">
            <text:p>1.34248</text:p>
          </table:table-cell>
          <table:table-cell office:value-type="float" office:value="0.168279">
            <text:p>0.168279</text:p>
          </table:table-cell>
          <table:table-cell office:value-type="float" office:value="0.0575581">
            <text:p>0.0575581</text:p>
          </table:table-cell>
          <table:table-cell office:value-type="float" office:value="0.723833">
            <text:p>0.723833</text:p>
          </table:table-cell>
          <table:table-cell office:value-type="float" office:value="0.60874">
            <text:p>0.60874</text:p>
          </table:table-cell>
          <table:table-cell office:value-type="float" office:value="0.0626856">
            <text:p>0.0626856</text:p>
          </table:table-cell>
          <table:table-cell office:value-type="float" office:value="-0.0137352">
            <text:p>-0.0137352</text:p>
          </table:table-cell>
          <table:table-cell office:value-type="float" office:value="0.0238406">
            <text:p>0.0238406</text:p>
          </table:table-cell>
          <table:table-cell office:value-type="float" office:value="-0.00401168">
            <text:p>-0.00401168</text:p>
          </table:table-cell>
          <table:table-cell office:value-type="float" office:value="-0.0100624">
            <text:p>-0.0100624</text:p>
          </table:table-cell>
          <table:table-cell office:value-type="float" office:value="-0.00239097">
            <text:p>-0.00239097</text:p>
          </table:table-cell>
          <table:table-cell office:value-type="float" office:value="-0.00770331">
            <text:p>-0.00770331</text:p>
          </table:table-cell>
          <table:table-cell office:value-type="float" office:value="-0.0460593">
            <text:p>-0.0460593</text:p>
          </table:table-cell>
          <table:table-cell office:value-type="float" office:value="0.00678155">
            <text:p>0.00678155</text:p>
          </table:table-cell>
          <table:table-cell/>
          <table:table-cell office:value-type="float" office:value="1.13442">
            <text:p>1.13442</text:p>
          </table:table-cell>
          <table:table-cell office:value-type="float" office:value="0.116833">
            <text:p>0.116833</text:p>
          </table:table-cell>
          <table:table-cell office:value-type="float" office:value="0.0358533">
            <text:p>0.0358533</text:p>
          </table:table-cell>
          <table:table-cell office:value-type="float" office:value="0.791038">
            <text:p>0.791038</text:p>
          </table:table-cell>
          <table:table-cell office:value-type="float" office:value="0.732088">
            <text:p>0.732088</text:p>
          </table:table-cell>
          <table:table-cell office:value-type="float" office:value="0.015573">
            <text:p>0.015573</text:p>
          </table:table-cell>
          <table:table-cell office:value-type="float" office:value="0.00999326">
            <text:p>0.00999326</text:p>
          </table:table-cell>
          <table:table-cell office:value-type="float" office:value="-0.00483775">
            <text:p>-0.00483775</text:p>
          </table:table-cell>
          <table:table-cell office:value-type="float" office:value="-0.00723304">
            <text:p>-0.00723304</text:p>
          </table:table-cell>
          <table:table-cell office:value-type="float" office:value="-0.0151733">
            <text:p>-0.0151733</text:p>
          </table:table-cell>
          <table:table-cell office:value-type="float" office:value="0.00616485">
            <text:p>0.00616485</text:p>
          </table:table-cell>
          <table:table-cell office:value-type="float" office:value="0.219318">
            <text:p>0.219318</text:p>
          </table:table-cell>
          <table:table-cell office:value-type="float" office:value="0.256448">
            <text:p>0.256448</text:p>
          </table:table-cell>
          <table:table-cell office:value-type="float" office:value="-0.0731415">
            <text:p>-0.0731415</text:p>
          </table:table-cell>
        </table:table-row>
        <table:table-row table:style-name="ro4">
          <table:table-cell office:value-type="float" office:value="1.57098">
            <text:p>1.57098</text:p>
          </table:table-cell>
          <table:table-cell office:value-type="float" office:value="0.137426">
            <text:p>0.137426</text:p>
          </table:table-cell>
          <table:table-cell office:value-type="float" office:value="-0.155411">
            <text:p>-0.155411</text:p>
          </table:table-cell>
          <table:table-cell office:value-type="float" office:value="0.79315">
            <text:p>0.79315</text:p>
          </table:table-cell>
          <table:table-cell office:value-type="float" office:value="0.598896">
            <text:p>0.598896</text:p>
          </table:table-cell>
          <table:table-cell office:value-type="float" office:value="0.0498621">
            <text:p>0.0498621</text:p>
          </table:table-cell>
          <table:table-cell office:value-type="float" office:value="0.00415333">
            <text:p>0.00415333</text:p>
          </table:table-cell>
          <table:table-cell office:value-type="float" office:value="-0.0150741">
            <text:p>-0.0150741</text:p>
          </table:table-cell>
          <table:table-cell office:value-type="float" office:value="0.140512">
            <text:p>0.140512</text:p>
          </table:table-cell>
          <table:table-cell office:value-type="float" office:value="0.0301875">
            <text:p>0.0301875</text:p>
          </table:table-cell>
          <table:table-cell office:value-type="float" office:value="0.0183343">
            <text:p>0.0183343</text:p>
          </table:table-cell>
          <table:table-cell office:value-type="float" office:value="-0.0948146">
            <text:p>-0.0948146</text:p>
          </table:table-cell>
          <table:table-cell office:value-type="float" office:value="0.0310709">
            <text:p>0.0310709</text:p>
          </table:table-cell>
          <table:table-cell office:value-type="float" office:value="-0.00207847">
            <text:p>-0.00207847</text:p>
          </table:table-cell>
          <table:table-cell/>
          <table:table-cell office:value-type="float" office:value="1.31196">
            <text:p>1.31196</text:p>
          </table:table-cell>
          <table:table-cell office:value-type="float" office:value="0.1476">
            <text:p>0.1476</text:p>
          </table:table-cell>
          <table:table-cell office:value-type="float" office:value="-0.136565">
            <text:p>-0.136565</text:p>
          </table:table-cell>
          <table:table-cell office:value-type="float" office:value="0.815395">
            <text:p>0.815395</text:p>
          </table:table-cell>
          <table:table-cell office:value-type="float" office:value="0.807121">
            <text:p>0.807121</text:p>
          </table:table-cell>
          <table:table-cell office:value-type="float" office:value="0.103671">
            <text:p>0.103671</text:p>
          </table:table-cell>
          <table:table-cell office:value-type="float" office:value="0.0418189">
            <text:p>0.0418189</text:p>
          </table:table-cell>
          <table:table-cell office:value-type="float" office:value="-0.0166128">
            <text:p>-0.0166128</text:p>
          </table:table-cell>
          <table:table-cell office:value-type="float" office:value="0.158979">
            <text:p>0.158979</text:p>
          </table:table-cell>
          <table:table-cell office:value-type="float" office:value="0.114079">
            <text:p>0.114079</text:p>
          </table:table-cell>
          <table:table-cell office:value-type="float" office:value="-0.0163635">
            <text:p>-0.0163635</text:p>
          </table:table-cell>
          <table:table-cell office:value-type="float" office:value="-0.278019">
            <text:p>-0.278019</text:p>
          </table:table-cell>
          <table:table-cell office:value-type="float" office:value="0.186101">
            <text:p>0.186101</text:p>
          </table:table-cell>
          <table:table-cell office:value-type="float" office:value="0.0387673">
            <text:p>0.0387673</text:p>
          </table:table-cell>
          <table:table-cell/>
          <table:table-cell office:value-type="float" office:value="1.69813">
            <text:p>1.69813</text:p>
          </table:table-cell>
          <table:table-cell office:value-type="float" office:value="0.224924">
            <text:p>0.224924</text:p>
          </table:table-cell>
          <table:table-cell office:value-type="float" office:value="0.0933819">
            <text:p>0.0933819</text:p>
          </table:table-cell>
          <table:table-cell office:value-type="float" office:value="0.778788">
            <text:p>0.778788</text:p>
          </table:table-cell>
          <table:table-cell office:value-type="float" office:value="0.680525">
            <text:p>0.680525</text:p>
          </table:table-cell>
          <table:table-cell office:value-type="float" office:value="0.0965171">
            <text:p>0.0965171</text:p>
          </table:table-cell>
          <table:table-cell office:value-type="float" office:value="-0.0326807">
            <text:p>-0.0326807</text:p>
          </table:table-cell>
          <table:table-cell office:value-type="float" office:value="0.00693871">
            <text:p>0.00693871</text:p>
          </table:table-cell>
          <table:table-cell office:value-type="float" office:value="-0.0028195">
            <text:p>-0.0028195</text:p>
          </table:table-cell>
          <table:table-cell office:value-type="float" office:value="-0.0131588">
            <text:p>-0.0131588</text:p>
          </table:table-cell>
          <table:table-cell office:value-type="float" office:value="0.00350214">
            <text:p>0.00350214</text:p>
          </table:table-cell>
          <table:table-cell office:value-type="float" office:value="-0.0017665">
            <text:p>-0.0017665</text:p>
          </table:table-cell>
          <table:table-cell office:value-type="float" office:value="-0.107131">
            <text:p>-0.107131</text:p>
          </table:table-cell>
          <table:table-cell office:value-type="float" office:value="0.0329123">
            <text:p>0.0329123</text:p>
          </table:table-cell>
          <table:table-cell/>
          <table:table-cell office:value-type="float" office:value="1.56944">
            <text:p>1.56944</text:p>
          </table:table-cell>
          <table:table-cell office:value-type="float" office:value="0.166972">
            <text:p>0.166972</text:p>
          </table:table-cell>
          <table:table-cell office:value-type="float" office:value="0.0529019">
            <text:p>0.0529019</text:p>
          </table:table-cell>
          <table:table-cell office:value-type="float" office:value="0.72364">
            <text:p>0.72364</text:p>
          </table:table-cell>
          <table:table-cell office:value-type="float" office:value="0.559743">
            <text:p>0.559743</text:p>
          </table:table-cell>
          <table:table-cell office:value-type="float" office:value="0.0709965">
            <text:p>0.0709965</text:p>
          </table:table-cell>
          <table:table-cell office:value-type="float" office:value="-0.0171608">
            <text:p>-0.0171608</text:p>
          </table:table-cell>
          <table:table-cell office:value-type="float" office:value="0.0273585">
            <text:p>0.0273585</text:p>
          </table:table-cell>
          <table:table-cell office:value-type="float" office:value="-0.00575999">
            <text:p>-0.00575999</text:p>
          </table:table-cell>
          <table:table-cell office:value-type="float" office:value="-0.0205159">
            <text:p>-0.0205159</text:p>
          </table:table-cell>
          <table:table-cell office:value-type="float" office:value="-0.000851854">
            <text:p>-0.000851854</text:p>
          </table:table-cell>
          <table:table-cell office:value-type="float" office:value="0.039268">
            <text:p>0.039268</text:p>
          </table:table-cell>
          <table:table-cell office:value-type="float" office:value="0.0486266">
            <text:p>0.0486266</text:p>
          </table:table-cell>
          <table:table-cell office:value-type="float" office:value="-0.00613716">
            <text:p>-0.00613716</text:p>
          </table:table-cell>
          <table:table-cell/>
          <table:table-cell office:value-type="float" office:value="1.20269">
            <text:p>1.20269</text:p>
          </table:table-cell>
          <table:table-cell office:value-type="float" office:value="0.117362">
            <text:p>0.117362</text:p>
          </table:table-cell>
          <table:table-cell office:value-type="float" office:value="0.0360128">
            <text:p>0.0360128</text:p>
          </table:table-cell>
          <table:table-cell office:value-type="float" office:value="0.791118">
            <text:p>0.791118</text:p>
          </table:table-cell>
          <table:table-cell office:value-type="float" office:value="0.718476">
            <text:p>0.718476</text:p>
          </table:table-cell>
          <table:table-cell office:value-type="float" office:value="0.0109373">
            <text:p>0.0109373</text:p>
          </table:table-cell>
          <table:table-cell office:value-type="float" office:value="0.0033726">
            <text:p>0.0033726</text:p>
          </table:table-cell>
          <table:table-cell office:value-type="float" office:value="-0.00322909">
            <text:p>-0.00322909</text:p>
          </table:table-cell>
          <table:table-cell office:value-type="float" office:value="0.00774093">
            <text:p>0.00774093</text:p>
          </table:table-cell>
          <table:table-cell office:value-type="float" office:value="0.00233573">
            <text:p>0.00233573</text:p>
          </table:table-cell>
          <table:table-cell office:value-type="float" office:value="0.00117109">
            <text:p>0.00117109</text:p>
          </table:table-cell>
          <table:table-cell office:value-type="float" office:value="-0.0302055">
            <text:p>-0.0302055</text:p>
          </table:table-cell>
          <table:table-cell office:value-type="float" office:value="-0.00285911">
            <text:p>-0.00285911</text:p>
          </table:table-cell>
          <table:table-cell office:value-type="float" office:value="-0.00139862">
            <text:p>-0.00139862</text:p>
          </table:table-cell>
        </table:table-row>
        <table:table-row table:style-name="ro4">
          <table:table-cell office:value-type="float" office:value="2.2326">
            <text:p>2.2326</text:p>
          </table:table-cell>
          <table:table-cell office:value-type="float" office:value="0.188887">
            <text:p>0.188887</text:p>
          </table:table-cell>
          <table:table-cell office:value-type="float" office:value="-0.121838">
            <text:p>-0.121838</text:p>
          </table:table-cell>
          <table:table-cell office:value-type="float" office:value="0.80437">
            <text:p>0.80437</text:p>
          </table:table-cell>
          <table:table-cell office:value-type="float" office:value="0.482596">
            <text:p>0.482596</text:p>
          </table:table-cell>
          <table:table-cell office:value-type="float" office:value="0.0863581">
            <text:p>0.0863581</text:p>
          </table:table-cell>
          <table:table-cell office:value-type="float" office:value="0.0451896">
            <text:p>0.0451896</text:p>
          </table:table-cell>
          <table:table-cell office:value-type="float" office:value="-0.0155718">
            <text:p>-0.0155718</text:p>
          </table:table-cell>
          <table:table-cell office:value-type="float" office:value="0.0777812">
            <text:p>0.0777812</text:p>
          </table:table-cell>
          <table:table-cell office:value-type="float" office:value="0.0507444">
            <text:p>0.0507444</text:p>
          </table:table-cell>
          <table:table-cell office:value-type="float" office:value="0.0169591">
            <text:p>0.0169591</text:p>
          </table:table-cell>
          <table:table-cell office:value-type="float" office:value="-0.0801293">
            <text:p>-0.0801293</text:p>
          </table:table-cell>
          <table:table-cell office:value-type="float" office:value="0.42317">
            <text:p>0.42317</text:p>
          </table:table-cell>
          <table:table-cell office:value-type="float" office:value="-0.16694">
            <text:p>-0.16694</text:p>
          </table:table-cell>
          <table:table-cell/>
          <table:table-cell office:value-type="float" office:value="1.54325">
            <text:p>1.54325</text:p>
          </table:table-cell>
          <table:table-cell office:value-type="float" office:value="0.169497">
            <text:p>0.169497</text:p>
          </table:table-cell>
          <table:table-cell office:value-type="float" office:value="-0.100223">
            <text:p>-0.100223</text:p>
          </table:table-cell>
          <table:table-cell office:value-type="float" office:value="0.813684">
            <text:p>0.813684</text:p>
          </table:table-cell>
          <table:table-cell office:value-type="float" office:value="0.777198">
            <text:p>0.777198</text:p>
          </table:table-cell>
          <table:table-cell office:value-type="float" office:value="0.125125">
            <text:p>0.125125</text:p>
          </table:table-cell>
          <table:table-cell office:value-type="float" office:value="0.138044">
            <text:p>0.138044</text:p>
          </table:table-cell>
          <table:table-cell office:value-type="float" office:value="-0.0762361">
            <text:p>-0.0762361</text:p>
          </table:table-cell>
          <table:table-cell office:value-type="float" office:value="0.0946745">
            <text:p>0.0946745</text:p>
          </table:table-cell>
          <table:table-cell office:value-type="float" office:value="0.157123">
            <text:p>0.157123</text:p>
          </table:table-cell>
          <table:table-cell office:value-type="float" office:value="-0.00739681">
            <text:p>-0.00739681</text:p>
          </table:table-cell>
          <table:table-cell office:value-type="float" office:value="-0.201629">
            <text:p>-0.201629</text:p>
          </table:table-cell>
          <table:table-cell office:value-type="float" office:value="1.23061">
            <text:p>1.23061</text:p>
          </table:table-cell>
          <table:table-cell office:value-type="float" office:value="-1.0059">
            <text:p>-1.0059</text:p>
          </table:table-cell>
          <table:table-cell/>
          <table:table-cell office:value-type="float" office:value="2.10216">
            <text:p>2.10216</text:p>
          </table:table-cell>
          <table:table-cell office:value-type="float" office:value="0.223497">
            <text:p>0.223497</text:p>
          </table:table-cell>
          <table:table-cell office:value-type="float" office:value="0.0705776">
            <text:p>0.0705776</text:p>
          </table:table-cell>
          <table:table-cell office:value-type="float" office:value="0.785575">
            <text:p>0.785575</text:p>
          </table:table-cell>
          <table:table-cell office:value-type="float" office:value="0.620975">
            <text:p>0.620975</text:p>
          </table:table-cell>
          <table:table-cell office:value-type="float" office:value="0.118824">
            <text:p>0.118824</text:p>
          </table:table-cell>
          <table:table-cell office:value-type="float" office:value="-0.0681576">
            <text:p>-0.0681576</text:p>
          </table:table-cell>
          <table:table-cell office:value-type="float" office:value="0.0171555">
            <text:p>0.0171555</text:p>
          </table:table-cell>
          <table:table-cell office:value-type="float" office:value="-0.00353321">
            <text:p>-0.00353321</text:p>
          </table:table-cell>
          <table:table-cell office:value-type="float" office:value="-0.0564426">
            <text:p>-0.0564426</text:p>
          </table:table-cell>
          <table:table-cell office:value-type="float" office:value="0.0167996">
            <text:p>0.0167996</text:p>
          </table:table-cell>
          <table:table-cell office:value-type="float" office:value="0.0781073">
            <text:p>0.0781073</text:p>
          </table:table-cell>
          <table:table-cell office:value-type="float" office:value="-0.3802">
            <text:p>-0.3802</text:p>
          </table:table-cell>
          <table:table-cell office:value-type="float" office:value="0.111551">
            <text:p>0.111551</text:p>
          </table:table-cell>
          <table:table-cell/>
          <table:table-cell office:value-type="float" office:value="1.70127">
            <text:p>1.70127</text:p>
          </table:table-cell>
          <table:table-cell office:value-type="float" office:value="0.166895">
            <text:p>0.166895</text:p>
          </table:table-cell>
          <table:table-cell office:value-type="float" office:value="0.0510424">
            <text:p>0.0510424</text:p>
          </table:table-cell>
          <table:table-cell office:value-type="float" office:value="0.723421">
            <text:p>0.723421</text:p>
          </table:table-cell>
          <table:table-cell office:value-type="float" office:value="0.533115">
            <text:p>0.533115</text:p>
          </table:table-cell>
          <table:table-cell office:value-type="float" office:value="0.0741546">
            <text:p>0.0741546</text:p>
          </table:table-cell>
          <table:table-cell office:value-type="float" office:value="-0.0288711">
            <text:p>-0.0288711</text:p>
          </table:table-cell>
          <table:table-cell office:value-type="float" office:value="0.0289154">
            <text:p>0.0289154</text:p>
          </table:table-cell>
          <table:table-cell office:value-type="float" office:value="-0.000583405">
            <text:p>-0.000583405</text:p>
          </table:table-cell>
          <table:table-cell office:value-type="float" office:value="-0.0141056">
            <text:p>-0.0141056</text:p>
          </table:table-cell>
          <table:table-cell office:value-type="float" office:value="-0.0016609">
            <text:p>-0.0016609</text:p>
          </table:table-cell>
          <table:table-cell office:value-type="float" office:value="-0.0371741">
            <text:p>-0.0371741</text:p>
          </table:table-cell>
          <table:table-cell office:value-type="float" office:value="-0.365625">
            <text:p>-0.365625</text:p>
          </table:table-cell>
          <table:table-cell office:value-type="float" office:value="-0.0169294">
            <text:p>-0.0169294</text:p>
          </table:table-cell>
          <table:table-cell/>
          <table:table-cell office:value-type="float" office:value="1.64896">
            <text:p>1.64896</text:p>
          </table:table-cell>
          <table:table-cell office:value-type="float" office:value="0.114801">
            <text:p>0.114801</text:p>
          </table:table-cell>
          <table:table-cell office:value-type="float" office:value="0.0364857">
            <text:p>0.0364857</text:p>
          </table:table-cell>
          <table:table-cell office:value-type="float" office:value="0.791363">
            <text:p>0.791363</text:p>
          </table:table-cell>
          <table:table-cell office:value-type="float" office:value="0.635525">
            <text:p>0.635525</text:p>
          </table:table-cell>
          <table:table-cell office:value-type="float" office:value="0.0201054">
            <text:p>0.0201054</text:p>
          </table:table-cell>
          <table:table-cell office:value-type="float" office:value="0.00281647">
            <text:p>0.00281647</text:p>
          </table:table-cell>
          <table:table-cell office:value-type="float" office:value="-0.00403616">
            <text:p>-0.00403616</text:p>
          </table:table-cell>
          <table:table-cell office:value-type="float" office:value="-0.00573879">
            <text:p>-0.00573879</text:p>
          </table:table-cell>
          <table:table-cell office:value-type="float" office:value="0.00105981">
            <text:p>0.00105981</text:p>
          </table:table-cell>
          <table:table-cell office:value-type="float" office:value="0.000546938">
            <text:p>0.000546938</text:p>
          </table:table-cell>
          <table:table-cell office:value-type="float" office:value="0.0182195">
            <text:p>0.0182195</text:p>
          </table:table-cell>
          <table:table-cell office:value-type="float" office:value="-0.0923065">
            <text:p>-0.0923065</text:p>
          </table:table-cell>
          <table:table-cell office:value-type="float" office:value="0.0467962">
            <text:p>0.0467962</text:p>
          </table:table-cell>
        </table:table-row>
        <table:table-row table:style-name="ro4">
          <table:table-cell office:value-type="float" office:value="2.39994">
            <text:p>2.39994</text:p>
          </table:table-cell>
          <table:table-cell office:value-type="float" office:value="0.199659">
            <text:p>0.199659</text:p>
          </table:table-cell>
          <table:table-cell office:value-type="float" office:value="-0.101495">
            <text:p>-0.101495</text:p>
          </table:table-cell>
          <table:table-cell office:value-type="float" office:value="0.802533">
            <text:p>0.802533</text:p>
          </table:table-cell>
          <table:table-cell office:value-type="float" office:value="0.456948">
            <text:p>0.456948</text:p>
          </table:table-cell>
          <table:table-cell office:value-type="float" office:value="0.0858274">
            <text:p>0.0858274</text:p>
          </table:table-cell>
          <table:table-cell office:value-type="float" office:value="0.0433542">
            <text:p>0.0433542</text:p>
          </table:table-cell>
          <table:table-cell office:value-type="float" office:value="-0.0128189">
            <text:p>-0.0128189</text:p>
          </table:table-cell>
          <table:table-cell office:value-type="float" office:value="0.0643719">
            <text:p>0.0643719</text:p>
          </table:table-cell>
          <table:table-cell office:value-type="float" office:value="0.12156">
            <text:p>0.12156</text:p>
          </table:table-cell>
          <table:table-cell office:value-type="float" office:value="-0.0109775">
            <text:p>-0.0109775</text:p>
          </table:table-cell>
          <table:table-cell office:value-type="float" office:value="-0.361787">
            <text:p>-0.361787</text:p>
          </table:table-cell>
          <table:table-cell office:value-type="float" office:value="-0.544521">
            <text:p>-0.544521</text:p>
          </table:table-cell>
          <table:table-cell office:value-type="float" office:value="0.138466">
            <text:p>0.138466</text:p>
          </table:table-cell>
          <table:table-cell/>
          <table:table-cell office:value-type="float" office:value="1.60966">
            <text:p>1.60966</text:p>
          </table:table-cell>
          <table:table-cell office:value-type="float" office:value="0.174896">
            <text:p>0.174896</text:p>
          </table:table-cell>
          <table:table-cell office:value-type="float" office:value="-0.0843608">
            <text:p>-0.0843608</text:p>
          </table:table-cell>
          <table:table-cell office:value-type="float" office:value="0.808756">
            <text:p>0.808756</text:p>
          </table:table-cell>
          <table:table-cell office:value-type="float" office:value="0.768814">
            <text:p>0.768814</text:p>
          </table:table-cell>
          <table:table-cell office:value-type="float" office:value="0.132431">
            <text:p>0.132431</text:p>
          </table:table-cell>
          <table:table-cell office:value-type="float" office:value="0.0778707">
            <text:p>0.0778707</text:p>
          </table:table-cell>
          <table:table-cell office:value-type="float" office:value="-0.0357619">
            <text:p>-0.0357619</text:p>
          </table:table-cell>
          <table:table-cell office:value-type="float" office:value="0.0812839">
            <text:p>0.0812839</text:p>
          </table:table-cell>
          <table:table-cell office:value-type="float" office:value="0.238851">
            <text:p>0.238851</text:p>
          </table:table-cell>
          <table:table-cell office:value-type="float" office:value="-0.0742004">
            <text:p>-0.0742004</text:p>
          </table:table-cell>
          <table:table-cell office:value-type="float" office:value="-0.151523">
            <text:p>-0.151523</text:p>
          </table:table-cell>
          <table:table-cell office:value-type="float" office:value="-0.233139">
            <text:p>-0.233139</text:p>
          </table:table-cell>
          <table:table-cell office:value-type="float" office:value="-0.0957773">
            <text:p>-0.0957773</text:p>
          </table:table-cell>
          <table:table-cell/>
          <table:table-cell office:value-type="float" office:value="2.17975">
            <text:p>2.17975</text:p>
          </table:table-cell>
          <table:table-cell office:value-type="float" office:value="0.223693">
            <text:p>0.223693</text:p>
          </table:table-cell>
          <table:table-cell office:value-type="float" office:value="0.0639094">
            <text:p>0.0639094</text:p>
          </table:table-cell>
          <table:table-cell office:value-type="float" office:value="0.78755">
            <text:p>0.78755</text:p>
          </table:table-cell>
          <table:table-cell office:value-type="float" office:value="0.61015">
            <text:p>0.61015</text:p>
          </table:table-cell>
          <table:table-cell office:value-type="float" office:value="0.188686">
            <text:p>0.188686</text:p>
          </table:table-cell>
          <table:table-cell office:value-type="float" office:value="-0.179436">
            <text:p>-0.179436</text:p>
          </table:table-cell>
          <table:table-cell office:value-type="float" office:value="-0.0196214">
            <text:p>-0.0196214</text:p>
          </table:table-cell>
          <table:table-cell office:value-type="float" office:value="0.00252706">
            <text:p>0.00252706</text:p>
          </table:table-cell>
          <table:table-cell office:value-type="float" office:value="-0.0859419">
            <text:p>-0.0859419</text:p>
          </table:table-cell>
          <table:table-cell office:value-type="float" office:value="0.0254547">
            <text:p>0.0254547</text:p>
          </table:table-cell>
          <table:table-cell office:value-type="float" office:value="1.68723">
            <text:p>1.68723</text:p>
          </table:table-cell>
          <table:table-cell office:value-type="float" office:value="-2.89987">
            <text:p>-2.89987</text:p>
          </table:table-cell>
          <table:table-cell office:value-type="float" office:value="-0.85686">
            <text:p>-0.85686</text:p>
          </table:table-cell>
          <table:table-cell/>
          <table:table-cell office:value-type="float" office:value="1.86893">
            <text:p>1.86893</text:p>
          </table:table-cell>
          <table:table-cell office:value-type="float" office:value="0.165752">
            <text:p>0.165752</text:p>
          </table:table-cell>
          <table:table-cell office:value-type="float" office:value="0.0383992">
            <text:p>0.0383992</text:p>
          </table:table-cell>
          <table:table-cell office:value-type="float" office:value="0.722667">
            <text:p>0.722667</text:p>
          </table:table-cell>
          <table:table-cell office:value-type="float" office:value="0.50107">
            <text:p>0.50107</text:p>
          </table:table-cell>
          <table:table-cell office:value-type="float" office:value="0.0771514">
            <text:p>0.0771514</text:p>
          </table:table-cell>
          <table:table-cell office:value-type="float" office:value="-0.0482844">
            <text:p>-0.0482844</text:p>
          </table:table-cell>
          <table:table-cell office:value-type="float" office:value="0.0319546">
            <text:p>0.0319546</text:p>
          </table:table-cell>
          <table:table-cell office:value-type="float" office:value="-0.00681615">
            <text:p>-0.00681615</text:p>
          </table:table-cell>
          <table:table-cell office:value-type="float" office:value="-0.0754076">
            <text:p>-0.0754076</text:p>
          </table:table-cell>
          <table:table-cell office:value-type="float" office:value="-0.00449934">
            <text:p>-0.00449934</text:p>
          </table:table-cell>
          <table:table-cell office:value-type="float" office:value="-0.074522">
            <text:p>-0.074522</text:p>
          </table:table-cell>
          <table:table-cell office:value-type="float" office:value="-0.412225">
            <text:p>-0.412225</text:p>
          </table:table-cell>
          <table:table-cell office:value-type="float" office:value="0.0432783">
            <text:p>0.0432783</text:p>
          </table:table-cell>
          <table:table-cell/>
          <table:table-cell office:value-type="float" office:value="1.80289">
            <text:p>1.80289</text:p>
          </table:table-cell>
          <table:table-cell office:value-type="float" office:value="0.114349">
            <text:p>0.114349</text:p>
          </table:table-cell>
          <table:table-cell office:value-type="float" office:value="0.0344616">
            <text:p>0.0344616</text:p>
          </table:table-cell>
          <table:table-cell office:value-type="float" office:value="0.792556">
            <text:p>0.792556</text:p>
          </table:table-cell>
          <table:table-cell office:value-type="float" office:value="0.609193">
            <text:p>0.609193</text:p>
          </table:table-cell>
          <table:table-cell office:value-type="float" office:value="0.0263562">
            <text:p>0.0263562</text:p>
          </table:table-cell>
          <table:table-cell office:value-type="float" office:value="0.0114577">
            <text:p>0.0114577</text:p>
          </table:table-cell>
          <table:table-cell office:value-type="float" office:value="-0.0123069">
            <text:p>-0.0123069</text:p>
          </table:table-cell>
          <table:table-cell office:value-type="float" office:value="-0.00293418">
            <text:p>-0.00293418</text:p>
          </table:table-cell>
          <table:table-cell office:value-type="float" office:value="-0.0131493">
            <text:p>-0.0131493</text:p>
          </table:table-cell>
          <table:table-cell office:value-type="float" office:value="0.00775047">
            <text:p>0.00775047</text:p>
          </table:table-cell>
          <table:table-cell office:value-type="float" office:value="0.103595">
            <text:p>0.103595</text:p>
          </table:table-cell>
          <table:table-cell office:value-type="float" office:value="0.244232">
            <text:p>0.244232</text:p>
          </table:table-cell>
          <table:table-cell office:value-type="float" office:value="-0.230172">
            <text:p>-0.230172</text:p>
          </table:table-cell>
        </table:table-row>
        <table:table-row table:style-name="ro4">
          <table:table-cell office:value-type="float" office:value="2.50922">
            <text:p>2.50922</text:p>
          </table:table-cell>
          <table:table-cell office:value-type="float" office:value="0.202373">
            <text:p>0.202373</text:p>
          </table:table-cell>
          <table:table-cell office:value-type="float" office:value="-0.0947141">
            <text:p>-0.0947141</text:p>
          </table:table-cell>
          <table:table-cell office:value-type="float" office:value="0.802987">
            <text:p>0.802987</text:p>
          </table:table-cell>
          <table:table-cell office:value-type="float" office:value="0.440939">
            <text:p>0.440939</text:p>
          </table:table-cell>
          <table:table-cell office:value-type="float" office:value="0.114883">
            <text:p>0.114883</text:p>
          </table:table-cell>
          <table:table-cell office:value-type="float" office:value="0.0875602">
            <text:p>0.0875602</text:p>
          </table:table-cell>
          <table:table-cell office:value-type="float" office:value="-0.0113689">
            <text:p>-0.0113689</text:p>
          </table:table-cell>
          <table:table-cell office:value-type="float" office:value="0.0248349">
            <text:p>0.0248349</text:p>
          </table:table-cell>
          <table:table-cell office:value-type="float" office:value="0.0620532">
            <text:p>0.0620532</text:p>
          </table:table-cell>
          <table:table-cell office:value-type="float" office:value="0.00415445">
            <text:p>0.00415445</text:p>
          </table:table-cell>
          <table:table-cell office:value-type="float" office:value="0.744465">
            <text:p>0.744465</text:p>
          </table:table-cell>
          <table:table-cell office:value-type="float" office:value="0.996607">
            <text:p>0.996607</text:p>
          </table:table-cell>
          <table:table-cell office:value-type="float" office:value="0.159657">
            <text:p>0.159657</text:p>
          </table:table-cell>
          <table:table-cell/>
          <table:table-cell office:value-type="float" office:value="1.7384">
            <text:p>1.7384</text:p>
          </table:table-cell>
          <table:table-cell office:value-type="float" office:value="0.182849">
            <text:p>0.182849</text:p>
          </table:table-cell>
          <table:table-cell office:value-type="float" office:value="-0.0574752">
            <text:p>-0.0574752</text:p>
          </table:table-cell>
          <table:table-cell office:value-type="float" office:value="0.797616">
            <text:p>0.797616</text:p>
          </table:table-cell>
          <table:table-cell office:value-type="float" office:value="0.752816">
            <text:p>0.752816</text:p>
          </table:table-cell>
          <table:table-cell office:value-type="float" office:value="0.112385">
            <text:p>0.112385</text:p>
          </table:table-cell>
          <table:table-cell office:value-type="float" office:value="0.123393">
            <text:p>0.123393</text:p>
          </table:table-cell>
          <table:table-cell office:value-type="float" office:value="-0.0342962">
            <text:p>-0.0342962</text:p>
          </table:table-cell>
          <table:table-cell office:value-type="float" office:value="0.0617768">
            <text:p>0.0617768</text:p>
          </table:table-cell>
          <table:table-cell office:value-type="float" office:value="0.208836">
            <text:p>0.208836</text:p>
          </table:table-cell>
          <table:table-cell office:value-type="float" office:value="-0.0865308">
            <text:p>-0.0865308</text:p>
          </table:table-cell>
          <table:table-cell office:value-type="float" office:value="-0.626584">
            <text:p>-0.626584</text:p>
          </table:table-cell>
          <table:table-cell office:value-type="float" office:value="0.172136">
            <text:p>0.172136</text:p>
          </table:table-cell>
          <table:table-cell office:value-type="float" office:value="0.145472">
            <text:p>0.145472</text:p>
          </table:table-cell>
          <table:table-cell/>
          <table:table-cell office:value-type="float" office:value="2.2023">
            <text:p>2.2023</text:p>
          </table:table-cell>
          <table:table-cell office:value-type="float" office:value="0.224608">
            <text:p>0.224608</text:p>
          </table:table-cell>
          <table:table-cell office:value-type="float" office:value="0.0604973">
            <text:p>0.0604973</text:p>
          </table:table-cell>
          <table:table-cell office:value-type="float" office:value="0.787688">
            <text:p>0.787688</text:p>
          </table:table-cell>
          <table:table-cell office:value-type="float" office:value="0.60704">
            <text:p>0.60704</text:p>
          </table:table-cell>
          <table:table-cell office:value-type="float" office:value="0.120452">
            <text:p>0.120452</text:p>
          </table:table-cell>
          <table:table-cell office:value-type="float" office:value="-0.0645941">
            <text:p>-0.0645941</text:p>
          </table:table-cell>
          <table:table-cell office:value-type="float" office:value="0.0134603">
            <text:p>0.0134603</text:p>
          </table:table-cell>
          <table:table-cell office:value-type="float" office:value="0.0405707">
            <text:p>0.0405707</text:p>
          </table:table-cell>
          <table:table-cell office:value-type="float" office:value="-0.151328">
            <text:p>-0.151328</text:p>
          </table:table-cell>
          <table:table-cell office:value-type="float" office:value="0.00613427">
            <text:p>0.00613427</text:p>
          </table:table-cell>
          <table:table-cell office:value-type="float" office:value="-0.124578">
            <text:p>-0.124578</text:p>
          </table:table-cell>
          <table:table-cell office:value-type="float" office:value="0.151189">
            <text:p>0.151189</text:p>
          </table:table-cell>
          <table:table-cell office:value-type="float" office:value="-0.00241258">
            <text:p>-0.00241258</text:p>
          </table:table-cell>
          <table:table-cell/>
          <table:table-cell office:value-type="float" office:value="2.20544">
            <text:p>2.20544</text:p>
          </table:table-cell>
          <table:table-cell office:value-type="float" office:value="0.15502">
            <text:p>0.15502</text:p>
          </table:table-cell>
          <table:table-cell office:value-type="float" office:value="-0.0336551">
            <text:p>-0.0336551</text:p>
          </table:table-cell>
          <table:table-cell office:value-type="float" office:value="0.726053">
            <text:p>0.726053</text:p>
          </table:table-cell>
          <table:table-cell office:value-type="float" office:value="0.44245">
            <text:p>0.44245</text:p>
          </table:table-cell>
          <table:table-cell office:value-type="float" office:value="0.0771323">
            <text:p>0.0771323</text:p>
          </table:table-cell>
          <table:table-cell office:value-type="float" office:value="-0.116087">
            <text:p>-0.116087</text:p>
          </table:table-cell>
          <table:table-cell office:value-type="float" office:value="0.0409487">
            <text:p>0.0409487</text:p>
          </table:table-cell>
          <table:table-cell office:value-type="float" office:value="-0.0318933">
            <text:p>-0.0318933</text:p>
          </table:table-cell>
          <table:table-cell office:value-type="float" office:value="-0.214124">
            <text:p>-0.214124</text:p>
          </table:table-cell>
          <table:table-cell office:value-type="float" office:value="0.0100641">
            <text:p>0.0100641</text:p>
          </table:table-cell>
          <table:table-cell office:value-type="float" office:value="0.0323364">
            <text:p>0.0323364</text:p>
          </table:table-cell>
          <table:table-cell office:value-type="float" office:value="0.265781">
            <text:p>0.265781</text:p>
          </table:table-cell>
          <table:table-cell office:value-type="float" office:value="0.0290041">
            <text:p>0.0290041</text:p>
          </table:table-cell>
          <table:table-cell/>
          <table:table-cell office:value-type="float" office:value="1.87062">
            <text:p>1.87062</text:p>
          </table:table-cell>
          <table:table-cell office:value-type="float" office:value="0.114625">
            <text:p>0.114625</text:p>
          </table:table-cell>
          <table:table-cell office:value-type="float" office:value="0.0346913">
            <text:p>0.0346913</text:p>
          </table:table-cell>
          <table:table-cell office:value-type="float" office:value="0.792025">
            <text:p>0.792025</text:p>
          </table:table-cell>
          <table:table-cell office:value-type="float" office:value="0.597956">
            <text:p>0.597956</text:p>
          </table:table-cell>
          <table:table-cell office:value-type="float" office:value="0.0251397">
            <text:p>0.0251397</text:p>
          </table:table-cell>
          <table:table-cell office:value-type="float" office:value="0.00542005">
            <text:p>0.00542005</text:p>
          </table:table-cell>
          <table:table-cell office:value-type="float" office:value="-0.00435723">
            <text:p>-0.00435723</text:p>
          </table:table-cell>
          <table:table-cell office:value-type="float" office:value="0.00408201">
            <text:p>0.00408201</text:p>
          </table:table-cell>
          <table:table-cell office:value-type="float" office:value="0.00339174">
            <text:p>0.00339174</text:p>
          </table:table-cell>
          <table:table-cell office:value-type="float" office:value="-0.00783834">
            <text:p>-0.00783834</text:p>
          </table:table-cell>
          <table:table-cell office:value-type="float" office:value="-0.0054355">
            <text:p>-0.0054355</text:p>
          </table:table-cell>
          <table:table-cell office:value-type="float" office:value="0.00459251">
            <text:p>0.00459251</text:p>
          </table:table-cell>
          <table:table-cell office:value-type="float" office:value="0.0751174">
            <text:p>0.0751174</text:p>
          </table:table-cell>
        </table:table-row>
        <table:table-row table:style-name="ro4">
          <table:table-cell office:value-type="float" office:value="2.56654">
            <text:p>2.56654</text:p>
          </table:table-cell>
          <table:table-cell office:value-type="float" office:value="0.206243">
            <text:p>0.206243</text:p>
          </table:table-cell>
          <table:table-cell office:value-type="float" office:value="-0.0878831">
            <text:p>-0.0878831</text:p>
          </table:table-cell>
          <table:table-cell office:value-type="float" office:value="0.80375">
            <text:p>0.80375</text:p>
          </table:table-cell>
          <table:table-cell office:value-type="float" office:value="0.432768">
            <text:p>0.432768</text:p>
          </table:table-cell>
          <table:table-cell office:value-type="float" office:value="0.0963115">
            <text:p>0.0963115</text:p>
          </table:table-cell>
          <table:table-cell office:value-type="float" office:value="0.0689129">
            <text:p>0.0689129</text:p>
          </table:table-cell>
          <table:table-cell office:value-type="float" office:value="-0.0180352">
            <text:p>-0.0180352</text:p>
          </table:table-cell>
          <table:table-cell office:value-type="float" office:value="0.0675062">
            <text:p>0.0675062</text:p>
          </table:table-cell>
          <table:table-cell office:value-type="float" office:value="0.119177">
            <text:p>0.119177</text:p>
          </table:table-cell>
          <table:table-cell office:value-type="float" office:value="0.0133057">
            <text:p>0.0133057</text:p>
          </table:table-cell>
          <table:table-cell office:value-type="float" office:value="-0.161547">
            <text:p>-0.161547</text:p>
          </table:table-cell>
          <table:table-cell office:value-type="float" office:value="-0.0736051">
            <text:p>-0.0736051</text:p>
          </table:table-cell>
          <table:table-cell office:value-type="float" office:value="-0.115282">
            <text:p>-0.115282</text:p>
          </table:table-cell>
          <table:table-cell/>
          <table:table-cell office:value-type="float" office:value="1.86762">
            <text:p>1.86762</text:p>
          </table:table-cell>
          <table:table-cell office:value-type="float" office:value="0.180369">
            <text:p>0.180369</text:p>
          </table:table-cell>
          <table:table-cell office:value-type="float" office:value="-0.0276161">
            <text:p>-0.0276161</text:p>
          </table:table-cell>
          <table:table-cell office:value-type="float" office:value="0.788864">
            <text:p>0.788864</text:p>
          </table:table-cell>
          <table:table-cell office:value-type="float" office:value="0.737095">
            <text:p>0.737095</text:p>
          </table:table-cell>
          <table:table-cell office:value-type="float" office:value="0.118768">
            <text:p>0.118768</text:p>
          </table:table-cell>
          <table:table-cell office:value-type="float" office:value="0.134023">
            <text:p>0.134023</text:p>
          </table:table-cell>
          <table:table-cell office:value-type="float" office:value="-0.0390882">
            <text:p>-0.0390882</text:p>
          </table:table-cell>
          <table:table-cell office:value-type="float" office:value="-0.0191879">
            <text:p>-0.0191879</text:p>
          </table:table-cell>
          <table:table-cell office:value-type="float" office:value="0.231079">
            <text:p>0.231079</text:p>
          </table:table-cell>
          <table:table-cell office:value-type="float" office:value="-0.0677334">
            <text:p>-0.0677334</text:p>
          </table:table-cell>
          <table:table-cell office:value-type="float" office:value="-0.350328">
            <text:p>-0.350328</text:p>
          </table:table-cell>
          <table:table-cell office:value-type="float" office:value="-0.177417">
            <text:p>-0.177417</text:p>
          </table:table-cell>
          <table:table-cell office:value-type="float" office:value="0.184069">
            <text:p>0.184069</text:p>
          </table:table-cell>
          <table:table-cell/>
          <table:table-cell office:value-type="float" office:value="2.46816">
            <text:p>2.46816</text:p>
          </table:table-cell>
          <table:table-cell office:value-type="float" office:value="0.226588">
            <text:p>0.226588</text:p>
          </table:table-cell>
          <table:table-cell office:value-type="float" office:value="0.0309515">
            <text:p>0.0309515</text:p>
          </table:table-cell>
          <table:table-cell office:value-type="float" office:value="0.789149">
            <text:p>0.789149</text:p>
          </table:table-cell>
          <table:table-cell office:value-type="float" office:value="0.571541">
            <text:p>0.571541</text:p>
          </table:table-cell>
          <table:table-cell office:value-type="float" office:value="0.135544">
            <text:p>0.135544</text:p>
          </table:table-cell>
          <table:table-cell office:value-type="float" office:value="-0.0780662">
            <text:p>-0.0780662</text:p>
          </table:table-cell>
          <table:table-cell office:value-type="float" office:value="0.012851">
            <text:p>0.012851</text:p>
          </table:table-cell>
          <table:table-cell office:value-type="float" office:value="0.00745049">
            <text:p>0.00745049</text:p>
          </table:table-cell>
          <table:table-cell office:value-type="float" office:value="-0.111133">
            <text:p>-0.111133</text:p>
          </table:table-cell>
          <table:table-cell office:value-type="float" office:value="0.00549286">
            <text:p>0.00549286</text:p>
          </table:table-cell>
          <table:table-cell office:value-type="float" office:value="-0.0305216">
            <text:p>-0.0305216</text:p>
          </table:table-cell>
          <table:table-cell office:value-type="float" office:value="0.4246">
            <text:p>0.4246</text:p>
          </table:table-cell>
          <table:table-cell office:value-type="float" office:value="-0.0379118">
            <text:p>-0.0379118</text:p>
          </table:table-cell>
          <table:table-cell/>
          <table:table-cell office:value-type="float" office:value="2.43726">
            <text:p>2.43726</text:p>
          </table:table-cell>
          <table:table-cell office:value-type="float" office:value="0.149364">
            <text:p>0.149364</text:p>
          </table:table-cell>
          <table:table-cell office:value-type="float" office:value="-0.0690106">
            <text:p>-0.0690106</text:p>
          </table:table-cell>
          <table:table-cell office:value-type="float" office:value="0.729945">
            <text:p>0.729945</text:p>
          </table:table-cell>
          <table:table-cell office:value-type="float" office:value="0.406105">
            <text:p>0.406105</text:p>
          </table:table-cell>
          <table:table-cell office:value-type="float" office:value="0.0789131">
            <text:p>0.0789131</text:p>
          </table:table-cell>
          <table:table-cell office:value-type="float" office:value="-0.145471">
            <text:p>-0.145471</text:p>
          </table:table-cell>
          <table:table-cell office:value-type="float" office:value="0.0464864">
            <text:p>0.0464864</text:p>
          </table:table-cell>
          <table:table-cell office:value-type="float" office:value="-0.024397">
            <text:p>-0.024397</text:p>
          </table:table-cell>
          <table:table-cell office:value-type="float" office:value="-0.15251">
            <text:p>-0.15251</text:p>
          </table:table-cell>
          <table:table-cell office:value-type="float" office:value="0.016788">
            <text:p>0.016788</text:p>
          </table:table-cell>
          <table:table-cell office:value-type="float" office:value="0.0477392">
            <text:p>0.0477392</text:p>
          </table:table-cell>
          <table:table-cell office:value-type="float" office:value="0.290045">
            <text:p>0.290045</text:p>
          </table:table-cell>
          <table:table-cell office:value-type="float" office:value="-0.0450629">
            <text:p>-0.0450629</text:p>
          </table:table-cell>
          <table:table-cell/>
          <table:table-cell office:value-type="float" office:value="1.97658">
            <text:p>1.97658</text:p>
          </table:table-cell>
          <table:table-cell office:value-type="float" office:value="0.114997">
            <text:p>0.114997</text:p>
          </table:table-cell>
          <table:table-cell office:value-type="float" office:value="0.0351023">
            <text:p>0.0351023</text:p>
          </table:table-cell>
          <table:table-cell office:value-type="float" office:value="0.792038">
            <text:p>0.792038</text:p>
          </table:table-cell>
          <table:table-cell office:value-type="float" office:value="0.58079">
            <text:p>0.58079</text:p>
          </table:table-cell>
          <table:table-cell office:value-type="float" office:value="0.0253878">
            <text:p>0.0253878</text:p>
          </table:table-cell>
          <table:table-cell office:value-type="float" office:value="0.00336706">
            <text:p>0.00336706</text:p>
          </table:table-cell>
          <table:table-cell office:value-type="float" office:value="-0.00603595">
            <text:p>-0.00603595</text:p>
          </table:table-cell>
          <table:table-cell office:value-type="float" office:value="0.00350608">
            <text:p>0.00350608</text:p>
          </table:table-cell>
          <table:table-cell office:value-type="float" office:value="0.00387835">
            <text:p>0.00387835</text:p>
          </table:table-cell>
          <table:table-cell office:value-type="float" office:value="0.000120881">
            <text:p>0.000120881</text:p>
          </table:table-cell>
          <table:table-cell office:value-type="float" office:value="-0.0774551">
            <text:p>-0.0774551</text:p>
          </table:table-cell>
          <table:table-cell office:value-type="float" office:value="-0.0831072">
            <text:p>-0.0831072</text:p>
          </table:table-cell>
          <table:table-cell office:value-type="float" office:value="0.0195035">
            <text:p>0.0195035</text:p>
          </table:table-cell>
        </table:table-row>
        <table:table-row table:style-name="ro4">
          <table:table-cell office:value-type="float" office:value="2.6693">
            <text:p>2.6693</text:p>
          </table:table-cell>
          <table:table-cell office:value-type="float" office:value="0.211474">
            <text:p>0.211474</text:p>
          </table:table-cell>
          <table:table-cell office:value-type="float" office:value="-0.0764141">
            <text:p>-0.0764141</text:p>
          </table:table-cell>
          <table:table-cell office:value-type="float" office:value="0.8039">
            <text:p>0.8039</text:p>
          </table:table-cell>
          <table:table-cell office:value-type="float" office:value="0.418497">
            <text:p>0.418497</text:p>
          </table:table-cell>
          <table:table-cell office:value-type="float" office:value="0.101042">
            <text:p>0.101042</text:p>
          </table:table-cell>
          <table:table-cell office:value-type="float" office:value="0.0762023">
            <text:p>0.0762023</text:p>
          </table:table-cell>
          <table:table-cell office:value-type="float" office:value="-0.0177927">
            <text:p>-0.0177927</text:p>
          </table:table-cell>
          <table:table-cell office:value-type="float" office:value="0.0509061">
            <text:p>0.0509061</text:p>
          </table:table-cell>
          <table:table-cell office:value-type="float" office:value="0.111613">
            <text:p>0.111613</text:p>
          </table:table-cell>
          <table:table-cell office:value-type="float" office:value="0.00145973">
            <text:p>0.00145973</text:p>
          </table:table-cell>
          <table:table-cell office:value-type="float" office:value="-0.084217">
            <text:p>-0.084217</text:p>
          </table:table-cell>
          <table:table-cell office:value-type="float" office:value="-0.174065">
            <text:p>-0.174065</text:p>
          </table:table-cell>
          <table:table-cell office:value-type="float" office:value="-0.0442786">
            <text:p>-0.0442786</text:p>
          </table:table-cell>
          <table:table-cell/>
          <table:table-cell office:value-type="float" office:value="2.06511">
            <text:p>2.06511</text:p>
          </table:table-cell>
          <table:table-cell office:value-type="float" office:value="0.162915">
            <text:p>0.162915</text:p>
          </table:table-cell>
          <table:table-cell office:value-type="float" office:value="0.011101">
            <text:p>0.011101</text:p>
          </table:table-cell>
          <table:table-cell office:value-type="float" office:value="0.782667">
            <text:p>0.782667</text:p>
          </table:table-cell>
          <table:table-cell office:value-type="float" office:value="0.713698">
            <text:p>0.713698</text:p>
          </table:table-cell>
          <table:table-cell office:value-type="float" office:value="0.100451">
            <text:p>0.100451</text:p>
          </table:table-cell>
          <table:table-cell office:value-type="float" office:value="0.175859">
            <text:p>0.175859</text:p>
          </table:table-cell>
          <table:table-cell office:value-type="float" office:value="-0.0623679">
            <text:p>-0.0623679</text:p>
          </table:table-cell>
          <table:table-cell office:value-type="float" office:value="-0.0883762">
            <text:p>-0.0883762</text:p>
          </table:table-cell>
          <table:table-cell office:value-type="float" office:value="0.19604">
            <text:p>0.19604</text:p>
          </table:table-cell>
          <table:table-cell office:value-type="float" office:value="-0.0313805">
            <text:p>-0.0313805</text:p>
          </table:table-cell>
          <table:table-cell office:value-type="float" office:value="-0.26976">
            <text:p>-0.26976</text:p>
          </table:table-cell>
          <table:table-cell office:value-type="float" office:value="-0.0267628">
            <text:p>-0.0267628</text:p>
          </table:table-cell>
          <table:table-cell office:value-type="float" office:value="-0.179221">
            <text:p>-0.179221</text:p>
          </table:table-cell>
          <table:table-cell/>
          <table:table-cell office:value-type="float" office:value="2.6345">
            <text:p>2.6345</text:p>
          </table:table-cell>
          <table:table-cell office:value-type="float" office:value="0.226983">
            <text:p>0.226983</text:p>
          </table:table-cell>
          <table:table-cell office:value-type="float" office:value="0.024214">
            <text:p>0.024214</text:p>
          </table:table-cell>
          <table:table-cell office:value-type="float" office:value="0.789013">
            <text:p>0.789013</text:p>
          </table:table-cell>
          <table:table-cell office:value-type="float" office:value="0.550393">
            <text:p>0.550393</text:p>
          </table:table-cell>
          <table:table-cell office:value-type="float" office:value="0.12439">
            <text:p>0.12439</text:p>
          </table:table-cell>
          <table:table-cell office:value-type="float" office:value="-0.141479">
            <text:p>-0.141479</text:p>
          </table:table-cell>
          <table:table-cell office:value-type="float" office:value="-0.0209622">
            <text:p>-0.0209622</text:p>
          </table:table-cell>
          <table:table-cell office:value-type="float" office:value="0.00237347">
            <text:p>0.00237347</text:p>
          </table:table-cell>
          <table:table-cell office:value-type="float" office:value="-0.040504">
            <text:p>-0.040504</text:p>
          </table:table-cell>
          <table:table-cell office:value-type="float" office:value="-0.000813465">
            <text:p>-0.000813465</text:p>
          </table:table-cell>
          <table:table-cell office:value-type="float" office:value="-0.483138">
            <text:p>-0.483138</text:p>
          </table:table-cell>
          <table:table-cell office:value-type="float" office:value="-1.14562">
            <text:p>-1.14562</text:p>
          </table:table-cell>
          <table:table-cell office:value-type="float" office:value="-0.84445">
            <text:p>-0.84445</text:p>
          </table:table-cell>
          <table:table-cell/>
          <table:table-cell office:value-type="float" office:value="2.80565">
            <text:p>2.80565</text:p>
          </table:table-cell>
          <table:table-cell office:value-type="float" office:value="0.146855">
            <text:p>0.146855</text:p>
          </table:table-cell>
          <table:table-cell office:value-type="float" office:value="-0.0858316">
            <text:p>-0.0858316</text:p>
          </table:table-cell>
          <table:table-cell office:value-type="float" office:value="0.730014">
            <text:p>0.730014</text:p>
          </table:table-cell>
          <table:table-cell office:value-type="float" office:value="0.354394">
            <text:p>0.354394</text:p>
          </table:table-cell>
          <table:table-cell office:value-type="float" office:value="0.0759783">
            <text:p>0.0759783</text:p>
          </table:table-cell>
          <table:table-cell office:value-type="float" office:value="-0.195621">
            <text:p>-0.195621</text:p>
          </table:table-cell>
          <table:table-cell office:value-type="float" office:value="0.0553121">
            <text:p>0.0553121</text:p>
          </table:table-cell>
          <table:table-cell office:value-type="float" office:value="-0.00681059">
            <text:p>-0.00681059</text:p>
          </table:table-cell>
          <table:table-cell office:value-type="float" office:value="-0.0456615">
            <text:p>-0.0456615</text:p>
          </table:table-cell>
          <table:table-cell office:value-type="float" office:value="0.00018753">
            <text:p>0.00018753</text:p>
          </table:table-cell>
          <table:table-cell office:value-type="float" office:value="-0.397051">
            <text:p>-0.397051</text:p>
          </table:table-cell>
          <table:table-cell office:value-type="float" office:value="-1.42337">
            <text:p>-1.42337</text:p>
          </table:table-cell>
          <table:table-cell office:value-type="float" office:value="0.201024">
            <text:p>0.201024</text:p>
          </table:table-cell>
          <table:table-cell/>
          <table:table-cell office:value-type="float" office:value="2.07405">
            <text:p>2.07405</text:p>
          </table:table-cell>
          <table:table-cell office:value-type="float" office:value="0.114603">
            <text:p>0.114603</text:p>
          </table:table-cell>
          <table:table-cell office:value-type="float" office:value="0.0346907">
            <text:p>0.0346907</text:p>
          </table:table-cell>
          <table:table-cell office:value-type="float" office:value="0.792235">
            <text:p>0.792235</text:p>
          </table:table-cell>
          <table:table-cell office:value-type="float" office:value="0.565434">
            <text:p>0.565434</text:p>
          </table:table-cell>
          <table:table-cell office:value-type="float" office:value="0.0297243">
            <text:p>0.0297243</text:p>
          </table:table-cell>
          <table:table-cell office:value-type="float" office:value="0.00632049">
            <text:p>0.00632049</text:p>
          </table:table-cell>
          <table:table-cell office:value-type="float" office:value="-0.00792573">
            <text:p>-0.00792573</text:p>
          </table:table-cell>
          <table:table-cell office:value-type="float" office:value="-0.00404339">
            <text:p>-0.00404339</text:p>
          </table:table-cell>
          <table:table-cell office:value-type="float" office:value="-0.00422202">
            <text:p>-0.00422202</text:p>
          </table:table-cell>
          <table:table-cell office:value-type="float" office:value="0.00202187">
            <text:p>0.00202187</text:p>
          </table:table-cell>
          <table:table-cell office:value-type="float" office:value="0.0213924">
            <text:p>0.0213924</text:p>
          </table:table-cell>
          <table:table-cell office:value-type="float" office:value="0.0274491">
            <text:p>0.0274491</text:p>
          </table:table-cell>
          <table:table-cell office:value-type="float" office:value="-0.0334371">
            <text:p>-0.0334371</text:p>
          </table:table-cell>
        </table:table-row>
        <table:table-row table:style-name="ro4">
          <table:table-cell office:value-type="float" office:value="2.87039">
            <text:p>2.87039</text:p>
          </table:table-cell>
          <table:table-cell office:value-type="float" office:value="0.218305">
            <text:p>0.218305</text:p>
          </table:table-cell>
          <table:table-cell office:value-type="float" office:value="-0.0610083">
            <text:p>-0.0610083</text:p>
          </table:table-cell>
          <table:table-cell office:value-type="float" office:value="0.802403">
            <text:p>0.802403</text:p>
          </table:table-cell>
          <table:table-cell office:value-type="float" office:value="0.391915">
            <text:p>0.391915</text:p>
          </table:table-cell>
          <table:table-cell office:value-type="float" office:value="0.10392">
            <text:p>0.10392</text:p>
          </table:table-cell>
          <table:table-cell office:value-type="float" office:value="0.106069">
            <text:p>0.106069</text:p>
          </table:table-cell>
          <table:table-cell office:value-type="float" office:value="-0.0226058">
            <text:p>-0.0226058</text:p>
          </table:table-cell>
          <table:table-cell office:value-type="float" office:value="0.0339707">
            <text:p>0.0339707</text:p>
          </table:table-cell>
          <table:table-cell office:value-type="float" office:value="0.0766102">
            <text:p>0.0766102</text:p>
          </table:table-cell>
          <table:table-cell office:value-type="float" office:value="-0.00744439">
            <text:p>-0.00744439</text:p>
          </table:table-cell>
          <table:table-cell office:value-type="float" office:value="-0.0914881">
            <text:p>-0.0914881</text:p>
          </table:table-cell>
          <table:table-cell office:value-type="float" office:value="0.493309">
            <text:p>0.493309</text:p>
          </table:table-cell>
          <table:table-cell office:value-type="float" office:value="-0.0773351">
            <text:p>-0.0773351</text:p>
          </table:table-cell>
          <table:table-cell/>
          <table:table-cell office:value-type="float" office:value="2.34372">
            <text:p>2.34372</text:p>
          </table:table-cell>
          <table:table-cell office:value-type="float" office:value="0.117354">
            <text:p>0.117354</text:p>
          </table:table-cell>
          <table:table-cell office:value-type="float" office:value="0.0636417">
            <text:p>0.0636417</text:p>
          </table:table-cell>
          <table:table-cell office:value-type="float" office:value="0.760012">
            <text:p>0.760012</text:p>
          </table:table-cell>
          <table:table-cell office:value-type="float" office:value="0.681949">
            <text:p>0.681949</text:p>
          </table:table-cell>
          <table:table-cell office:value-type="float" office:value="0.060145">
            <text:p>0.060145</text:p>
          </table:table-cell>
          <table:table-cell office:value-type="float" office:value="0.217976">
            <text:p>0.217976</text:p>
          </table:table-cell>
          <table:table-cell office:value-type="float" office:value="-0.0754207">
            <text:p>-0.0754207</text:p>
          </table:table-cell>
          <table:table-cell office:value-type="float" office:value="-0.163533">
            <text:p>-0.163533</text:p>
          </table:table-cell>
          <table:table-cell office:value-type="float" office:value="0.188584">
            <text:p>0.188584</text:p>
          </table:table-cell>
          <table:table-cell office:value-type="float" office:value="-0.0813128">
            <text:p>-0.0813128</text:p>
          </table:table-cell>
          <table:table-cell office:value-type="float" office:value="-0.0761693">
            <text:p>-0.0761693</text:p>
          </table:table-cell>
          <table:table-cell office:value-type="float" office:value="-0.145828">
            <text:p>-0.145828</text:p>
          </table:table-cell>
          <table:table-cell office:value-type="float" office:value="0.0665752">
            <text:p>0.0665752</text:p>
          </table:table-cell>
          <table:table-cell/>
          <table:table-cell office:value-type="float" office:value="2.66725">
            <text:p>2.66725</text:p>
          </table:table-cell>
          <table:table-cell office:value-type="float" office:value="0.226543">
            <text:p>0.226543</text:p>
          </table:table-cell>
          <table:table-cell office:value-type="float" office:value="0.0216589">
            <text:p>0.0216589</text:p>
          </table:table-cell>
          <table:table-cell office:value-type="float" office:value="0.788081">
            <text:p>0.788081</text:p>
          </table:table-cell>
          <table:table-cell office:value-type="float" office:value="0.546323">
            <text:p>0.546323</text:p>
          </table:table-cell>
          <table:table-cell office:value-type="float" office:value="0.145797">
            <text:p>0.145797</text:p>
          </table:table-cell>
          <table:table-cell office:value-type="float" office:value="-0.098334">
            <text:p>-0.098334</text:p>
          </table:table-cell>
          <table:table-cell office:value-type="float" office:value="0.016143">
            <text:p>0.016143</text:p>
          </table:table-cell>
          <table:table-cell office:value-type="float" office:value="-0.0134483">
            <text:p>-0.0134483</text:p>
          </table:table-cell>
          <table:table-cell office:value-type="float" office:value="-0.0780207">
            <text:p>-0.0780207</text:p>
          </table:table-cell>
          <table:table-cell office:value-type="float" office:value="-0.0284676">
            <text:p>-0.0284676</text:p>
          </table:table-cell>
          <table:table-cell office:value-type="float" office:value="0.0547476">
            <text:p>0.0547476</text:p>
          </table:table-cell>
          <table:table-cell office:value-type="float" office:value="0.0577103">
            <text:p>0.0577103</text:p>
          </table:table-cell>
          <table:table-cell office:value-type="float" office:value="0.154079">
            <text:p>0.154079</text:p>
          </table:table-cell>
          <table:table-cell/>
          <table:table-cell office:value-type="float" office:value="2.8691">
            <text:p>2.8691</text:p>
          </table:table-cell>
          <table:table-cell office:value-type="float" office:value="0.144824">
            <text:p>0.144824</text:p>
          </table:table-cell>
          <table:table-cell office:value-type="float" office:value="-0.0944603">
            <text:p>-0.0944603</text:p>
          </table:table-cell>
          <table:table-cell office:value-type="float" office:value="0.730836">
            <text:p>0.730836</text:p>
          </table:table-cell>
          <table:table-cell office:value-type="float" office:value="0.346176">
            <text:p>0.346176</text:p>
          </table:table-cell>
          <table:table-cell office:value-type="float" office:value="0.0869421">
            <text:p>0.0869421</text:p>
          </table:table-cell>
          <table:table-cell office:value-type="float" office:value="-0.164443">
            <text:p>-0.164443</text:p>
          </table:table-cell>
          <table:table-cell office:value-type="float" office:value="0.0507821">
            <text:p>0.0507821</text:p>
          </table:table-cell>
          <table:table-cell office:value-type="float" office:value="-0.0320055">
            <text:p>-0.0320055</text:p>
          </table:table-cell>
          <table:table-cell office:value-type="float" office:value="-0.135982">
            <text:p>-0.135982</text:p>
          </table:table-cell>
          <table:table-cell office:value-type="float" office:value="0.0129435">
            <text:p>0.0129435</text:p>
          </table:table-cell>
          <table:table-cell office:value-type="float" office:value="0.15713">
            <text:p>0.15713</text:p>
          </table:table-cell>
          <table:table-cell office:value-type="float" office:value="0.500196">
            <text:p>0.500196</text:p>
          </table:table-cell>
          <table:table-cell office:value-type="float" office:value="-0.0858254">
            <text:p>-0.0858254</text:p>
          </table:table-cell>
          <table:table-cell/>
          <table:table-cell office:value-type="float" office:value="2.27122">
            <text:p>2.27122</text:p>
          </table:table-cell>
          <table:table-cell office:value-type="float" office:value="0.114637">
            <text:p>0.114637</text:p>
          </table:table-cell>
          <table:table-cell office:value-type="float" office:value="0.0349254">
            <text:p>0.0349254</text:p>
          </table:table-cell>
          <table:table-cell office:value-type="float" office:value="0.791333">
            <text:p>0.791333</text:p>
          </table:table-cell>
          <table:table-cell office:value-type="float" office:value="0.535602">
            <text:p>0.535602</text:p>
          </table:table-cell>
          <table:table-cell office:value-type="float" office:value="0.0336724">
            <text:p>0.0336724</text:p>
          </table:table-cell>
          <table:table-cell office:value-type="float" office:value="0.00656784">
            <text:p>0.00656784</text:p>
          </table:table-cell>
          <table:table-cell office:value-type="float" office:value="-0.00841225">
            <text:p>-0.00841225</text:p>
          </table:table-cell>
          <table:table-cell office:value-type="float" office:value="0.000174541">
            <text:p>0.000174541</text:p>
          </table:table-cell>
          <table:table-cell office:value-type="float" office:value="0.0011901">
            <text:p>0.0011901</text:p>
          </table:table-cell>
          <table:table-cell office:value-type="float" office:value="-0.00457089">
            <text:p>-0.00457089</text:p>
          </table:table-cell>
          <table:table-cell office:value-type="float" office:value="0.0055145">
            <text:p>0.0055145</text:p>
          </table:table-cell>
          <table:table-cell office:value-type="float" office:value="-0.00896727">
            <text:p>-0.00896727</text:p>
          </table:table-cell>
          <table:table-cell office:value-type="float" office:value="0.0245578">
            <text:p>0.0245578</text:p>
          </table:table-cell>
        </table:table-row>
        <table:table-row table:style-name="ro4">
          <table:table-cell office:value-type="float" office:value="3.06861">
            <text:p>3.06861</text:p>
          </table:table-cell>
          <table:table-cell office:value-type="float" office:value="0.221444">
            <text:p>0.221444</text:p>
          </table:table-cell>
          <table:table-cell office:value-type="float" office:value="-0.0264407">
            <text:p>-0.0264407</text:p>
          </table:table-cell>
          <table:table-cell office:value-type="float" office:value="0.797889">
            <text:p>0.797889</text:p>
          </table:table-cell>
          <table:table-cell office:value-type="float" office:value="0.367366">
            <text:p>0.367366</text:p>
          </table:table-cell>
          <table:table-cell office:value-type="float" office:value="0.101216">
            <text:p>0.101216</text:p>
          </table:table-cell>
          <table:table-cell office:value-type="float" office:value="0.128295">
            <text:p>0.128295</text:p>
          </table:table-cell>
          <table:table-cell office:value-type="float" office:value="-0.0263919">
            <text:p>-0.0263919</text:p>
          </table:table-cell>
          <table:table-cell office:value-type="float" office:value="0.0158362">
            <text:p>0.0158362</text:p>
          </table:table-cell>
          <table:table-cell office:value-type="float" office:value="0.174392">
            <text:p>0.174392</text:p>
          </table:table-cell>
          <table:table-cell office:value-type="float" office:value="-0.0227735">
            <text:p>-0.0227735</text:p>
          </table:table-cell>
          <table:table-cell office:value-type="float" office:value="-0.167987">
            <text:p>-0.167987</text:p>
          </table:table-cell>
          <table:table-cell office:value-type="float" office:value="-0.213166">
            <text:p>-0.213166</text:p>
          </table:table-cell>
          <table:table-cell office:value-type="float" office:value="0.0489574">
            <text:p>0.0489574</text:p>
          </table:table-cell>
          <table:table-cell/>
          <table:table-cell office:value-type="float" office:value="2.63415">
            <text:p>2.63415</text:p>
          </table:table-cell>
          <table:table-cell office:value-type="float" office:value="0.0634346">
            <text:p>0.0634346</text:p>
          </table:table-cell>
          <table:table-cell office:value-type="float" office:value="0.106111">
            <text:p>0.106111</text:p>
          </table:table-cell>
          <table:table-cell office:value-type="float" office:value="0.742012">
            <text:p>0.742012</text:p>
          </table:table-cell>
          <table:table-cell office:value-type="float" office:value="0.650355">
            <text:p>0.650355</text:p>
          </table:table-cell>
          <table:table-cell office:value-type="float" office:value="-0.00225573">
            <text:p>-0.00225573</text:p>
          </table:table-cell>
          <table:table-cell office:value-type="float" office:value="0.247625">
            <text:p>0.247625</text:p>
          </table:table-cell>
          <table:table-cell office:value-type="float" office:value="-0.0824935">
            <text:p>-0.0824935</text:p>
          </table:table-cell>
          <table:table-cell office:value-type="float" office:value="-0.185655">
            <text:p>-0.185655</text:p>
          </table:table-cell>
          <table:table-cell office:value-type="float" office:value="0.146231">
            <text:p>0.146231</text:p>
          </table:table-cell>
          <table:table-cell office:value-type="float" office:value="-0.0619775">
            <text:p>-0.0619775</text:p>
          </table:table-cell>
          <table:table-cell office:value-type="float" office:value="-0.210209">
            <text:p>-0.210209</text:p>
          </table:table-cell>
          <table:table-cell office:value-type="float" office:value="-0.252305">
            <text:p>-0.252305</text:p>
          </table:table-cell>
          <table:table-cell office:value-type="float" office:value="0.226031">
            <text:p>0.226031</text:p>
          </table:table-cell>
          <table:table-cell/>
          <table:table-cell office:value-type="float" office:value="2.83391">
            <text:p>2.83391</text:p>
          </table:table-cell>
          <table:table-cell office:value-type="float" office:value="0.225822">
            <text:p>0.225822</text:p>
          </table:table-cell>
          <table:table-cell office:value-type="float" office:value="0.0102586">
            <text:p>0.0102586</text:p>
          </table:table-cell>
          <table:table-cell office:value-type="float" office:value="0.787616">
            <text:p>0.787616</text:p>
          </table:table-cell>
          <table:table-cell office:value-type="float" office:value="0.52607">
            <text:p>0.52607</text:p>
          </table:table-cell>
          <table:table-cell office:value-type="float" office:value="0.148763">
            <text:p>0.148763</text:p>
          </table:table-cell>
          <table:table-cell office:value-type="float" office:value="-0.108086">
            <text:p>-0.108086</text:p>
          </table:table-cell>
          <table:table-cell office:value-type="float" office:value="0.0130845">
            <text:p>0.0130845</text:p>
          </table:table-cell>
          <table:table-cell office:value-type="float" office:value="-0.00432378">
            <text:p>-0.00432378</text:p>
          </table:table-cell>
          <table:table-cell office:value-type="float" office:value="-0.0684023">
            <text:p>-0.0684023</text:p>
          </table:table-cell>
          <table:table-cell office:value-type="float" office:value="-0.00278785">
            <text:p>-0.00278785</text:p>
          </table:table-cell>
          <table:table-cell office:value-type="float" office:value="-0.0466165">
            <text:p>-0.0466165</text:p>
          </table:table-cell>
          <table:table-cell office:value-type="float" office:value="0.0579064">
            <text:p>0.0579064</text:p>
          </table:table-cell>
          <table:table-cell office:value-type="float" office:value="0.0417209">
            <text:p>0.0417209</text:p>
          </table:table-cell>
          <table:table-cell/>
          <table:table-cell office:value-type="float" office:value="3.03775">
            <text:p>3.03775</text:p>
          </table:table-cell>
          <table:table-cell office:value-type="float" office:value="0.143895">
            <text:p>0.143895</text:p>
          </table:table-cell>
          <table:table-cell office:value-type="float" office:value="-0.103167">
            <text:p>-0.103167</text:p>
          </table:table-cell>
          <table:table-cell office:value-type="float" office:value="0.730577">
            <text:p>0.730577</text:p>
          </table:table-cell>
          <table:table-cell office:value-type="float" office:value="0.325249">
            <text:p>0.325249</text:p>
          </table:table-cell>
          <table:table-cell office:value-type="float" office:value="0.0858273">
            <text:p>0.0858273</text:p>
          </table:table-cell>
          <table:table-cell office:value-type="float" office:value="-0.175378">
            <text:p>-0.175378</text:p>
          </table:table-cell>
          <table:table-cell office:value-type="float" office:value="0.0533563">
            <text:p>0.0533563</text:p>
          </table:table-cell>
          <table:table-cell office:value-type="float" office:value="-0.00550591">
            <text:p>-0.00550591</text:p>
          </table:table-cell>
          <table:table-cell office:value-type="float" office:value="-0.0516251">
            <text:p>-0.0516251</text:p>
          </table:table-cell>
          <table:table-cell office:value-type="float" office:value="-0.00153069">
            <text:p>-0.00153069</text:p>
          </table:table-cell>
          <table:table-cell office:value-type="float" office:value="-0.0930159">
            <text:p>-0.0930159</text:p>
          </table:table-cell>
          <table:table-cell office:value-type="float" office:value="0.111175">
            <text:p>0.111175</text:p>
          </table:table-cell>
          <table:table-cell office:value-type="float" office:value="0.0130546">
            <text:p>0.0130546</text:p>
          </table:table-cell>
          <table:table-cell/>
          <table:table-cell office:value-type="float" office:value="2.70291">
            <text:p>2.70291</text:p>
          </table:table-cell>
          <table:table-cell office:value-type="float" office:value="0.11574">
            <text:p>0.11574</text:p>
          </table:table-cell>
          <table:table-cell office:value-type="float" office:value="0.033768">
            <text:p>0.033768</text:p>
          </table:table-cell>
          <table:table-cell office:value-type="float" office:value="0.793937">
            <text:p>0.793937</text:p>
          </table:table-cell>
          <table:table-cell office:value-type="float" office:value="0.475667">
            <text:p>0.475667</text:p>
          </table:table-cell>
          <table:table-cell office:value-type="float" office:value="0.0395755">
            <text:p>0.0395755</text:p>
          </table:table-cell>
          <table:table-cell office:value-type="float" office:value="-0.00187973">
            <text:p>-0.00187973</text:p>
          </table:table-cell>
          <table:table-cell office:value-type="float" office:value="-0.00548308">
            <text:p>-0.00548308</text:p>
          </table:table-cell>
          <table:table-cell office:value-type="float" office:value="0.00255513">
            <text:p>0.00255513</text:p>
          </table:table-cell>
          <table:table-cell office:value-type="float" office:value="-0.00268104">
            <text:p>-0.00268104</text:p>
          </table:table-cell>
          <table:table-cell office:value-type="float" office:value="0.00603059">
            <text:p>0.00603059</text:p>
          </table:table-cell>
          <table:table-cell office:value-type="float" office:value="-0.101538">
            <text:p>-0.101538</text:p>
          </table:table-cell>
          <table:table-cell office:value-type="float" office:value="-0.261122">
            <text:p>-0.261122</text:p>
          </table:table-cell>
          <table:table-cell office:value-type="float" office:value="0.0622683">
            <text:p>0.0622683</text:p>
          </table:table-cell>
        </table:table-row>
        <table:table-row table:style-name="ro4">
          <table:table-cell office:value-type="float" office:value="3.33099">
            <text:p>3.33099</text:p>
          </table:table-cell>
          <table:table-cell office:value-type="float" office:value="0.214035">
            <text:p>0.214035</text:p>
          </table:table-cell>
          <table:table-cell office:value-type="float" office:value="0.00464106">
            <text:p>0.00464106</text:p>
          </table:table-cell>
          <table:table-cell office:value-type="float" office:value="0.795284">
            <text:p>0.795284</text:p>
          </table:table-cell>
          <table:table-cell office:value-type="float" office:value="0.337221">
            <text:p>0.337221</text:p>
          </table:table-cell>
          <table:table-cell office:value-type="float" office:value="0.0816022">
            <text:p>0.0816022</text:p>
          </table:table-cell>
          <table:table-cell office:value-type="float" office:value="0.16248">
            <text:p>0.16248</text:p>
          </table:table-cell>
          <table:table-cell office:value-type="float" office:value="-0.0328718">
            <text:p>-0.0328718</text:p>
          </table:table-cell>
          <table:table-cell office:value-type="float" office:value="-0.0282396">
            <text:p>-0.0282396</text:p>
          </table:table-cell>
          <table:table-cell office:value-type="float" office:value="0.118463">
            <text:p>0.118463</text:p>
          </table:table-cell>
          <table:table-cell office:value-type="float" office:value="-0.00992828">
            <text:p>-0.00992828</text:p>
          </table:table-cell>
          <table:table-cell office:value-type="float" office:value="-0.371012">
            <text:p>-0.371012</text:p>
          </table:table-cell>
          <table:table-cell office:value-type="float" office:value="0.124004">
            <text:p>0.124004</text:p>
          </table:table-cell>
          <table:table-cell office:value-type="float" office:value="-0.0652916">
            <text:p>-0.0652916</text:p>
          </table:table-cell>
          <table:table-cell/>
          <table:table-cell office:value-type="float" office:value="2.90224">
            <text:p>2.90224</text:p>
          </table:table-cell>
          <table:table-cell office:value-type="float" office:value="-0.00144495">
            <text:p>-0.00144495</text:p>
          </table:table-cell>
          <table:table-cell office:value-type="float" office:value="0.127181">
            <text:p>0.127181</text:p>
          </table:table-cell>
          <table:table-cell office:value-type="float" office:value="0.741642">
            <text:p>0.741642</text:p>
          </table:table-cell>
          <table:table-cell office:value-type="float" office:value="0.622493">
            <text:p>0.622493</text:p>
          </table:table-cell>
          <table:table-cell office:value-type="float" office:value="-0.103304">
            <text:p>-0.103304</text:p>
          </table:table-cell>
          <table:table-cell office:value-type="float" office:value="0.237247">
            <text:p>0.237247</text:p>
          </table:table-cell>
          <table:table-cell office:value-type="float" office:value="-0.0580637">
            <text:p>-0.0580637</text:p>
          </table:table-cell>
          <table:table-cell office:value-type="float" office:value="-0.242009">
            <text:p>-0.242009</text:p>
          </table:table-cell>
          <table:table-cell office:value-type="float" office:value="0.0785914">
            <text:p>0.0785914</text:p>
          </table:table-cell>
          <table:table-cell office:value-type="float" office:value="-0.00138152">
            <text:p>-0.00138152</text:p>
          </table:table-cell>
          <table:table-cell office:value-type="float" office:value="-0.77874">
            <text:p>-0.77874</text:p>
          </table:table-cell>
          <table:table-cell office:value-type="float" office:value="-0.655348">
            <text:p>-0.655348</text:p>
          </table:table-cell>
          <table:table-cell office:value-type="float" office:value="0.566489">
            <text:p>0.566489</text:p>
          </table:table-cell>
          <table:table-cell/>
          <table:table-cell office:value-type="float" office:value="3.1105">
            <text:p>3.1105</text:p>
          </table:table-cell>
          <table:table-cell office:value-type="float" office:value="0.22106">
            <text:p>0.22106</text:p>
          </table:table-cell>
          <table:table-cell office:value-type="float" office:value="-0.00423077">
            <text:p>-0.00423077</text:p>
          </table:table-cell>
          <table:table-cell office:value-type="float" office:value="0.790037">
            <text:p>0.790037</text:p>
          </table:table-cell>
          <table:table-cell office:value-type="float" office:value="0.494104">
            <text:p>0.494104</text:p>
          </table:table-cell>
          <table:table-cell office:value-type="float" office:value="0.156057">
            <text:p>0.156057</text:p>
          </table:table-cell>
          <table:table-cell office:value-type="float" office:value="-0.132533">
            <text:p>-0.132533</text:p>
          </table:table-cell>
          <table:table-cell office:value-type="float" office:value="0.0121907">
            <text:p>0.0121907</text:p>
          </table:table-cell>
          <table:table-cell office:value-type="float" office:value="-0.0172173">
            <text:p>-0.0172173</text:p>
          </table:table-cell>
          <table:table-cell office:value-type="float" office:value="-0.0523861">
            <text:p>-0.0523861</text:p>
          </table:table-cell>
          <table:table-cell office:value-type="float" office:value="0.00875164">
            <text:p>0.00875164</text:p>
          </table:table-cell>
          <table:table-cell office:value-type="float" office:value="0.00694246">
            <text:p>0.00694246</text:p>
          </table:table-cell>
          <table:table-cell office:value-type="float" office:value="-0.252713">
            <text:p>-0.252713</text:p>
          </table:table-cell>
          <table:table-cell office:value-type="float" office:value="-0.0526181">
            <text:p>-0.0526181</text:p>
          </table:table-cell>
          <table:table-cell/>
          <table:table-cell office:value-type="float" office:value="3.20559">
            <text:p>3.20559</text:p>
          </table:table-cell>
          <table:table-cell office:value-type="float" office:value="0.140351">
            <text:p>0.140351</text:p>
          </table:table-cell>
          <table:table-cell office:value-type="float" office:value="-0.1087">
            <text:p>-0.1087</text:p>
          </table:table-cell>
          <table:table-cell office:value-type="float" office:value="0.730688">
            <text:p>0.730688</text:p>
          </table:table-cell>
          <table:table-cell office:value-type="float" office:value="0.305679">
            <text:p>0.305679</text:p>
          </table:table-cell>
          <table:table-cell office:value-type="float" office:value="0.0889758">
            <text:p>0.0889758</text:p>
          </table:table-cell>
          <table:table-cell office:value-type="float" office:value="-0.219357">
            <text:p>-0.219357</text:p>
          </table:table-cell>
          <table:table-cell office:value-type="float" office:value="0.064369">
            <text:p>0.064369</text:p>
          </table:table-cell>
          <table:table-cell office:value-type="float" office:value="-0.021118">
            <text:p>-0.021118</text:p>
          </table:table-cell>
          <table:table-cell office:value-type="float" office:value="-0.0329651">
            <text:p>-0.0329651</text:p>
          </table:table-cell>
          <table:table-cell office:value-type="float" office:value="0.000660434">
            <text:p>0.000660434</text:p>
          </table:table-cell>
          <table:table-cell office:value-type="float" office:value="0.0937515">
            <text:p>0.0937515</text:p>
          </table:table-cell>
          <table:table-cell office:value-type="float" office:value="-1.49609">
            <text:p>-1.49609</text:p>
          </table:table-cell>
          <table:table-cell office:value-type="float" office:value="0.380367">
            <text:p>0.380367</text:p>
          </table:table-cell>
          <table:table-cell/>
          <table:table-cell office:value-type="float" office:value="2.83478">
            <text:p>2.83478</text:p>
          </table:table-cell>
          <table:table-cell office:value-type="float" office:value="0.114311">
            <text:p>0.114311</text:p>
          </table:table-cell>
          <table:table-cell office:value-type="float" office:value="0.0288735">
            <text:p>0.0288735</text:p>
          </table:table-cell>
          <table:table-cell office:value-type="float" office:value="0.795815">
            <text:p>0.795815</text:p>
          </table:table-cell>
          <table:table-cell office:value-type="float" office:value="0.458732">
            <text:p>0.458732</text:p>
          </table:table-cell>
          <table:table-cell office:value-type="float" office:value="0.0438938">
            <text:p>0.0438938</text:p>
          </table:table-cell>
          <table:table-cell office:value-type="float" office:value="-0.00351358">
            <text:p>-0.00351358</text:p>
          </table:table-cell>
          <table:table-cell office:value-type="float" office:value="-0.00340647">
            <text:p>-0.00340647</text:p>
          </table:table-cell>
          <table:table-cell office:value-type="float" office:value="-0.0108347">
            <text:p>-0.0108347</text:p>
          </table:table-cell>
          <table:table-cell office:value-type="float" office:value="-0.0371154">
            <text:p>-0.0371154</text:p>
          </table:table-cell>
          <table:table-cell office:value-type="float" office:value="0.014242">
            <text:p>0.014242</text:p>
          </table:table-cell>
          <table:table-cell office:value-type="float" office:value="0.0368109">
            <text:p>0.0368109</text:p>
          </table:table-cell>
          <table:table-cell office:value-type="float" office:value="-0.0845618">
            <text:p>-0.0845618</text:p>
          </table:table-cell>
          <table:table-cell office:value-type="float" office:value="0.0621763">
            <text:p>0.0621763</text:p>
          </table:table-cell>
        </table:table-row>
        <table:table-row table:style-name="ro4">
          <table:table-cell office:value-type="float" office:value="3.63663">
            <text:p>3.63663</text:p>
          </table:table-cell>
          <table:table-cell office:value-type="float" office:value="0.170744">
            <text:p>0.170744</text:p>
          </table:table-cell>
          <table:table-cell office:value-type="float" office:value="0.0524327">
            <text:p>0.0524327</text:p>
          </table:table-cell>
          <table:table-cell office:value-type="float" office:value="0.78615">
            <text:p>0.78615</text:p>
          </table:table-cell>
          <table:table-cell office:value-type="float" office:value="0.305208">
            <text:p>0.305208</text:p>
          </table:table-cell>
          <table:table-cell office:value-type="float" office:value="0.0457097">
            <text:p>0.0457097</text:p>
          </table:table-cell>
          <table:table-cell office:value-type="float" office:value="0.189481">
            <text:p>0.189481</text:p>
          </table:table-cell>
          <table:table-cell office:value-type="float" office:value="-0.0439167">
            <text:p>-0.0439167</text:p>
          </table:table-cell>
          <table:table-cell office:value-type="float" office:value="-0.141637">
            <text:p>-0.141637</text:p>
          </table:table-cell>
          <table:table-cell office:value-type="float" office:value="0.156364">
            <text:p>0.156364</text:p>
          </table:table-cell>
          <table:table-cell office:value-type="float" office:value="-0.0298843">
            <text:p>-0.0298843</text:p>
          </table:table-cell>
          <table:table-cell office:value-type="float" office:value="0.345748">
            <text:p>0.345748</text:p>
          </table:table-cell>
          <table:table-cell office:value-type="float" office:value="-0.679663">
            <text:p>-0.679663</text:p>
          </table:table-cell>
          <table:table-cell office:value-type="float" office:value="-0.00205378">
            <text:p>-0.00205378</text:p>
          </table:table-cell>
          <table:table-cell/>
          <table:table-cell office:value-type="float" office:value="3.00795">
            <text:p>3.00795</text:p>
          </table:table-cell>
          <table:table-cell office:value-type="float" office:value="-0.0357331">
            <text:p>-0.0357331</text:p>
          </table:table-cell>
          <table:table-cell office:value-type="float" office:value="0.128165">
            <text:p>0.128165</text:p>
          </table:table-cell>
          <table:table-cell office:value-type="float" office:value="0.747827">
            <text:p>0.747827</text:p>
          </table:table-cell>
          <table:table-cell office:value-type="float" office:value="0.611837">
            <text:p>0.611837</text:p>
          </table:table-cell>
          <table:table-cell office:value-type="float" office:value="-0.280971">
            <text:p>-0.280971</text:p>
          </table:table-cell>
          <table:table-cell office:value-type="float" office:value="0.122967">
            <text:p>0.122967</text:p>
          </table:table-cell>
          <table:table-cell office:value-type="float" office:value="-0.00701518">
            <text:p>-0.00701518</text:p>
          </table:table-cell>
          <table:table-cell office:value-type="float" office:value="-0.324336">
            <text:p>-0.324336</text:p>
          </table:table-cell>
          <table:table-cell office:value-type="float" office:value="0.00930931">
            <text:p>0.00930931</text:p>
          </table:table-cell>
          <table:table-cell office:value-type="float" office:value="0.0585065">
            <text:p>0.0585065</text:p>
          </table:table-cell>
          <table:table-cell office:value-type="float" office:value="-3.19705">
            <text:p>-3.19705</text:p>
          </table:table-cell>
          <table:table-cell office:value-type="float" office:value="-2.57136">
            <text:p>-2.57136</text:p>
          </table:table-cell>
          <table:table-cell office:value-type="float" office:value="1.26584">
            <text:p>1.26584</text:p>
          </table:table-cell>
          <table:table-cell/>
          <table:table-cell office:value-type="float" office:value="3.42072">
            <text:p>3.42072</text:p>
          </table:table-cell>
          <table:table-cell office:value-type="float" office:value="0.216387">
            <text:p>0.216387</text:p>
          </table:table-cell>
          <table:table-cell office:value-type="float" office:value="-0.0448011">
            <text:p>-0.0448011</text:p>
          </table:table-cell>
          <table:table-cell office:value-type="float" office:value="0.787688">
            <text:p>0.787688</text:p>
          </table:table-cell>
          <table:table-cell office:value-type="float" office:value="0.460556">
            <text:p>0.460556</text:p>
          </table:table-cell>
          <table:table-cell office:value-type="float" office:value="0.170627">
            <text:p>0.170627</text:p>
          </table:table-cell>
          <table:table-cell office:value-type="float" office:value="-0.143766">
            <text:p>-0.143766</text:p>
          </table:table-cell>
          <table:table-cell office:value-type="float" office:value="0.0163309">
            <text:p>0.0163309</text:p>
          </table:table-cell>
          <table:table-cell office:value-type="float" office:value="-0.0150637">
            <text:p>-0.0150637</text:p>
          </table:table-cell>
          <table:table-cell office:value-type="float" office:value="-0.130781">
            <text:p>-0.130781</text:p>
          </table:table-cell>
          <table:table-cell office:value-type="float" office:value="-0.00757129">
            <text:p>-0.00757129</text:p>
          </table:table-cell>
          <table:table-cell office:value-type="float" office:value="0.190847">
            <text:p>0.190847</text:p>
          </table:table-cell>
          <table:table-cell office:value-type="float" office:value="0.609976">
            <text:p>0.609976</text:p>
          </table:table-cell>
          <table:table-cell office:value-type="float" office:value="0.156242">
            <text:p>0.156242</text:p>
          </table:table-cell>
          <table:table-cell/>
          <table:table-cell office:value-type="float" office:value="3.30638">
            <text:p>3.30638</text:p>
          </table:table-cell>
          <table:table-cell office:value-type="float" office:value="0.139175">
            <text:p>0.139175</text:p>
          </table:table-cell>
          <table:table-cell office:value-type="float" office:value="-0.127218">
            <text:p>-0.127218</text:p>
          </table:table-cell>
          <table:table-cell office:value-type="float" office:value="0.734618">
            <text:p>0.734618</text:p>
          </table:table-cell>
          <table:table-cell office:value-type="float" office:value="0.294498">
            <text:p>0.294498</text:p>
          </table:table-cell>
          <table:table-cell office:value-type="float" office:value="0.0887634">
            <text:p>0.0887634</text:p>
          </table:table-cell>
          <table:table-cell office:value-type="float" office:value="-0.202843">
            <text:p>-0.202843</text:p>
          </table:table-cell>
          <table:table-cell office:value-type="float" office:value="0.0612162">
            <text:p>0.0612162</text:p>
          </table:table-cell>
          <table:table-cell office:value-type="float" office:value="-0.0116693">
            <text:p>-0.0116693</text:p>
          </table:table-cell>
          <table:table-cell office:value-type="float" office:value="-0.183747">
            <text:p>-0.183747</text:p>
          </table:table-cell>
          <table:table-cell office:value-type="float" office:value="0.0389954">
            <text:p>0.0389954</text:p>
          </table:table-cell>
          <table:table-cell office:value-type="float" office:value="0.0196898">
            <text:p>0.0196898</text:p>
          </table:table-cell>
          <table:table-cell office:value-type="float" office:value="0.453397">
            <text:p>0.453397</text:p>
          </table:table-cell>
          <table:table-cell office:value-type="float" office:value="-0.0772921">
            <text:p>-0.0772921</text:p>
          </table:table-cell>
          <table:table-cell/>
          <table:table-cell office:value-type="float" office:value="3.00837">
            <text:p>3.00837</text:p>
          </table:table-cell>
          <table:table-cell office:value-type="float" office:value="0.11354">
            <text:p>0.11354</text:p>
          </table:table-cell>
          <table:table-cell office:value-type="float" office:value="0.0198829">
            <text:p>0.0198829</text:p>
          </table:table-cell>
          <table:table-cell office:value-type="float" office:value="0.800161">
            <text:p>0.800161</text:p>
          </table:table-cell>
          <table:table-cell office:value-type="float" office:value="0.437356">
            <text:p>0.437356</text:p>
          </table:table-cell>
          <table:table-cell office:value-type="float" office:value="0.0455005">
            <text:p>0.0455005</text:p>
          </table:table-cell>
          <table:table-cell office:value-type="float" office:value="-0.00974692">
            <text:p>-0.00974692</text:p>
          </table:table-cell>
          <table:table-cell office:value-type="float" office:value="-0.00287015">
            <text:p>-0.00287015</text:p>
          </table:table-cell>
          <table:table-cell office:value-type="float" office:value="-0.0044449">
            <text:p>-0.0044449</text:p>
          </table:table-cell>
          <table:table-cell office:value-type="float" office:value="-0.0517941">
            <text:p>-0.0517941</text:p>
          </table:table-cell>
          <table:table-cell office:value-type="float" office:value="0.0250348">
            <text:p>0.0250348</text:p>
          </table:table-cell>
          <table:table-cell office:value-type="float" office:value="0.00372581">
            <text:p>0.00372581</text:p>
          </table:table-cell>
          <table:table-cell office:value-type="float" office:value="0.0209107">
            <text:p>0.0209107</text:p>
          </table:table-cell>
          <table:table-cell office:value-type="float" office:value="-0.0602597">
            <text:p>-0.0602597</text:p>
          </table:table-cell>
        </table:table-row>
        <table:table-row table:style-name="ro4">
          <table:table-cell office:value-type="float" office:value="3.76852">
            <text:p>3.76852</text:p>
          </table:table-cell>
          <table:table-cell office:value-type="float" office:value="0.158078">
            <text:p>0.158078</text:p>
          </table:table-cell>
          <table:table-cell office:value-type="float" office:value="0.0612328">
            <text:p>0.0612328</text:p>
          </table:table-cell>
          <table:table-cell office:value-type="float" office:value="0.782173">
            <text:p>0.782173</text:p>
          </table:table-cell>
          <table:table-cell office:value-type="float" office:value="0.292351">
            <text:p>0.292351</text:p>
          </table:table-cell>
          <table:table-cell office:value-type="float" office:value="0.0573207">
            <text:p>0.0573207</text:p>
          </table:table-cell>
          <table:table-cell office:value-type="float" office:value="0.219401">
            <text:p>0.219401</text:p>
          </table:table-cell>
          <table:table-cell office:value-type="float" office:value="0.139629">
            <text:p>0.139629</text:p>
          </table:table-cell>
          <table:table-cell office:value-type="float" office:value="-0.0960364">
            <text:p>-0.0960364</text:p>
          </table:table-cell>
          <table:table-cell office:value-type="float" office:value="0.066723">
            <text:p>0.066723</text:p>
          </table:table-cell>
          <table:table-cell office:value-type="float" office:value="-0.0301551">
            <text:p>-0.0301551</text:p>
          </table:table-cell>
          <table:table-cell office:value-type="float" office:value="1.09968">
            <text:p>1.09968</text:p>
          </table:table-cell>
          <table:table-cell office:value-type="float" office:value="0.374036">
            <text:p>0.374036</text:p>
          </table:table-cell>
          <table:table-cell office:value-type="float" office:value="6.67019">
            <text:p>6.67019</text:p>
          </table:table-cell>
          <table:table-cell/>
          <table:table-cell office:value-type="float" office:value="3.07117">
            <text:p>3.07117</text:p>
          </table:table-cell>
          <table:table-cell office:value-type="float" office:value="-0.0690134">
            <text:p>-0.0690134</text:p>
          </table:table-cell>
          <table:table-cell office:value-type="float" office:value="0.118477">
            <text:p>0.118477</text:p>
          </table:table-cell>
          <table:table-cell office:value-type="float" office:value="0.756585">
            <text:p>0.756585</text:p>
          </table:table-cell>
          <table:table-cell office:value-type="float" office:value="0.605552">
            <text:p>0.605552</text:p>
          </table:table-cell>
          <table:table-cell office:value-type="float" office:value="-0.0342178">
            <text:p>-0.0342178</text:p>
          </table:table-cell>
          <table:table-cell office:value-type="float" office:value="0.276217">
            <text:p>0.276217</text:p>
          </table:table-cell>
          <table:table-cell office:value-type="float" office:value="-0.0935381">
            <text:p>-0.0935381</text:p>
          </table:table-cell>
          <table:table-cell office:value-type="float" office:value="-0.526445">
            <text:p>-0.526445</text:p>
          </table:table-cell>
          <table:table-cell office:value-type="float" office:value="-0.153245">
            <text:p>-0.153245</text:p>
          </table:table-cell>
          <table:table-cell office:value-type="float" office:value="0.13853">
            <text:p>0.13853</text:p>
          </table:table-cell>
          <table:table-cell office:value-type="float" office:value="2.08572">
            <text:p>2.08572</text:p>
          </table:table-cell>
          <table:table-cell office:value-type="float" office:value="0.586577">
            <text:p>0.586577</text:p>
          </table:table-cell>
          <table:table-cell office:value-type="float" office:value="-0.551449">
            <text:p>-0.551449</text:p>
          </table:table-cell>
          <table:table-cell/>
          <table:table-cell office:value-type="float" office:value="3.53408">
            <text:p>3.53408</text:p>
          </table:table-cell>
          <table:table-cell office:value-type="float" office:value="0.217132">
            <text:p>0.217132</text:p>
          </table:table-cell>
          <table:table-cell office:value-type="float" office:value="-0.051788">
            <text:p>-0.051788</text:p>
          </table:table-cell>
          <table:table-cell office:value-type="float" office:value="0.788838">
            <text:p>0.788838</text:p>
          </table:table-cell>
          <table:table-cell office:value-type="float" office:value="0.448873">
            <text:p>0.448873</text:p>
          </table:table-cell>
          <table:table-cell office:value-type="float" office:value="0.167989">
            <text:p>0.167989</text:p>
          </table:table-cell>
          <table:table-cell office:value-type="float" office:value="-0.175864">
            <text:p>-0.175864</text:p>
          </table:table-cell>
          <table:table-cell office:value-type="float" office:value="0.0133354">
            <text:p>0.0133354</text:p>
          </table:table-cell>
          <table:table-cell office:value-type="float" office:value="0.0065709">
            <text:p>0.0065709</text:p>
          </table:table-cell>
          <table:table-cell office:value-type="float" office:value="-0.0616341">
            <text:p>-0.0616341</text:p>
          </table:table-cell>
          <table:table-cell office:value-type="float" office:value="0.0101404">
            <text:p>0.0101404</text:p>
          </table:table-cell>
          <table:table-cell office:value-type="float" office:value="-0.0392437">
            <text:p>-0.0392437</text:p>
          </table:table-cell>
          <table:table-cell office:value-type="float" office:value="-0.171265">
            <text:p>-0.171265</text:p>
          </table:table-cell>
          <table:table-cell office:value-type="float" office:value="0.0198663">
            <text:p>0.0198663</text:p>
          </table:table-cell>
          <table:table-cell/>
          <table:table-cell office:value-type="float" office:value="3.60491">
            <text:p>3.60491</text:p>
          </table:table-cell>
          <table:table-cell office:value-type="float" office:value="0.137446">
            <text:p>0.137446</text:p>
          </table:table-cell>
          <table:table-cell office:value-type="float" office:value="-0.141666">
            <text:p>-0.141666</text:p>
          </table:table-cell>
          <table:table-cell office:value-type="float" office:value="0.739371">
            <text:p>0.739371</text:p>
          </table:table-cell>
          <table:table-cell office:value-type="float" office:value="0.263722">
            <text:p>0.263722</text:p>
          </table:table-cell>
          <table:table-cell office:value-type="float" office:value="0.0920606">
            <text:p>0.0920606</text:p>
          </table:table-cell>
          <table:table-cell office:value-type="float" office:value="-0.214882">
            <text:p>-0.214882</text:p>
          </table:table-cell>
          <table:table-cell office:value-type="float" office:value="0.0670114">
            <text:p>0.0670114</text:p>
          </table:table-cell>
          <table:table-cell office:value-type="float" office:value="-0.00579133">
            <text:p>-0.00579133</text:p>
          </table:table-cell>
          <table:table-cell office:value-type="float" office:value="-0.0483945">
            <text:p>-0.0483945</text:p>
          </table:table-cell>
          <table:table-cell office:value-type="float" office:value="0.0159213">
            <text:p>0.0159213</text:p>
          </table:table-cell>
          <table:table-cell office:value-type="float" office:value="-0.0166104">
            <text:p>-0.0166104</text:p>
          </table:table-cell>
          <table:table-cell office:value-type="float" office:value="0.0689609">
            <text:p>0.0689609</text:p>
          </table:table-cell>
          <table:table-cell office:value-type="float" office:value="-0.0508309">
            <text:p>-0.0508309</text:p>
          </table:table-cell>
          <table:table-cell/>
          <table:table-cell office:value-type="float" office:value="3.30587">
            <text:p>3.30587</text:p>
          </table:table-cell>
          <table:table-cell office:value-type="float" office:value="0.112547">
            <text:p>0.112547</text:p>
          </table:table-cell>
          <table:table-cell office:value-type="float" office:value="0.00632488">
            <text:p>0.00632488</text:p>
          </table:table-cell>
          <table:table-cell office:value-type="float" office:value="0.802275">
            <text:p>0.802275</text:p>
          </table:table-cell>
          <table:table-cell office:value-type="float" office:value="0.403011">
            <text:p>0.403011</text:p>
          </table:table-cell>
          <table:table-cell office:value-type="float" office:value="0.0489383">
            <text:p>0.0489383</text:p>
          </table:table-cell>
          <table:table-cell office:value-type="float" office:value="-0.0632926">
            <text:p>-0.0632926</text:p>
          </table:table-cell>
          <table:table-cell office:value-type="float" office:value="0.00342937">
            <text:p>0.00342937</text:p>
          </table:table-cell>
          <table:table-cell office:value-type="float" office:value="-0.00333648">
            <text:p>-0.00333648</text:p>
          </table:table-cell>
          <table:table-cell office:value-type="float" office:value="-0.0455732">
            <text:p>-0.0455732</text:p>
          </table:table-cell>
          <table:table-cell office:value-type="float" office:value="0.00710764">
            <text:p>0.00710764</text:p>
          </table:table-cell>
          <table:table-cell office:value-type="float" office:value="-0.00679497">
            <text:p>-0.00679497</text:p>
          </table:table-cell>
          <table:table-cell office:value-type="float" office:value="-1.21494">
            <text:p>-1.21494</text:p>
          </table:table-cell>
          <table:table-cell office:value-type="float" office:value="0.144764">
            <text:p>0.144764</text:p>
          </table:table-cell>
        </table:table-row>
        <table:table-row table:style-name="ro4">
          <table:table-cell office:value-type="float" office:value="3.90303">
            <text:p>3.90303</text:p>
          </table:table-cell>
          <table:table-cell office:value-type="float" office:value="0.165057">
            <text:p>0.165057</text:p>
          </table:table-cell>
          <table:table-cell office:value-type="float" office:value="0.0769756">
            <text:p>0.0769756</text:p>
          </table:table-cell>
          <table:table-cell office:value-type="float" office:value="0.898806">
            <text:p>0.898806</text:p>
          </table:table-cell>
          <table:table-cell office:value-type="float" office:value="0.279795">
            <text:p>0.279795</text:p>
          </table:table-cell>
          <table:table-cell office:value-type="float" office:value="-0.0329008">
            <text:p>-0.0329008</text:p>
          </table:table-cell>
          <table:table-cell office:value-type="float" office:value="0.204633">
            <text:p>0.204633</text:p>
          </table:table-cell>
          <table:table-cell office:value-type="float" office:value="-0.0725805">
            <text:p>-0.0725805</text:p>
          </table:table-cell>
          <table:table-cell office:value-type="float" office:value="0.0518845">
            <text:p>0.0518845</text:p>
          </table:table-cell>
          <table:table-cell office:value-type="float" office:value="0.117036">
            <text:p>0.117036</text:p>
          </table:table-cell>
          <table:table-cell office:value-type="float" office:value="0.867073">
            <text:p>0.867073</text:p>
          </table:table-cell>
          <table:table-cell office:value-type="float" office:value="-2.77568">
            <text:p>-2.77568</text:p>
          </table:table-cell>
          <table:table-cell office:value-type="float" office:value="-0.845642">
            <text:p>-0.845642</text:p>
          </table:table-cell>
          <table:table-cell office:value-type="float" office:value="-7.79797">
            <text:p>-7.79797</text:p>
          </table:table-cell>
          <table:table-cell/>
          <table:table-cell office:value-type="float" office:value="3.27145">
            <text:p>3.27145</text:p>
          </table:table-cell>
          <table:table-cell office:value-type="float" office:value="-0.0907882">
            <text:p>-0.0907882</text:p>
          </table:table-cell>
          <table:table-cell office:value-type="float" office:value="0.111314">
            <text:p>0.111314</text:p>
          </table:table-cell>
          <table:table-cell office:value-type="float" office:value="0.76221">
            <text:p>0.76221</text:p>
          </table:table-cell>
          <table:table-cell office:value-type="float" office:value="0.586064">
            <text:p>0.586064</text:p>
          </table:table-cell>
          <table:table-cell office:value-type="float" office:value="-0.165269">
            <text:p>-0.165269</text:p>
          </table:table-cell>
          <table:table-cell office:value-type="float" office:value="0.207439">
            <text:p>0.207439</text:p>
          </table:table-cell>
          <table:table-cell office:value-type="float" office:value="-0.0310366">
            <text:p>-0.0310366</text:p>
          </table:table-cell>
          <table:table-cell office:value-type="float" office:value="-0.108724">
            <text:p>-0.108724</text:p>
          </table:table-cell>
          <table:table-cell office:value-type="float" office:value="-0.0357679">
            <text:p>-0.0357679</text:p>
          </table:table-cell>
          <table:table-cell office:value-type="float" office:value="0.0280875">
            <text:p>0.0280875</text:p>
          </table:table-cell>
          <table:table-cell office:value-type="float" office:value="-0.526215">
            <text:p>-0.526215</text:p>
          </table:table-cell>
          <table:table-cell office:value-type="float" office:value="-0.659272">
            <text:p>-0.659272</text:p>
          </table:table-cell>
          <table:table-cell office:value-type="float" office:value="0.63008">
            <text:p>0.63008</text:p>
          </table:table-cell>
          <table:table-cell/>
          <table:table-cell office:value-type="float" office:value="3.80164">
            <text:p>3.80164</text:p>
          </table:table-cell>
          <table:table-cell office:value-type="float" office:value="0.216081">
            <text:p>0.216081</text:p>
          </table:table-cell>
          <table:table-cell office:value-type="float" office:value="-0.0805403">
            <text:p>-0.0805403</text:p>
          </table:table-cell>
          <table:table-cell office:value-type="float" office:value="0.792973">
            <text:p>0.792973</text:p>
          </table:table-cell>
          <table:table-cell office:value-type="float" office:value="0.42246">
            <text:p>0.42246</text:p>
          </table:table-cell>
          <table:table-cell office:value-type="float" office:value="0.173887">
            <text:p>0.173887</text:p>
          </table:table-cell>
          <table:table-cell office:value-type="float" office:value="-0.198319">
            <text:p>-0.198319</text:p>
          </table:table-cell>
          <table:table-cell office:value-type="float" office:value="0.0159093">
            <text:p>0.0159093</text:p>
          </table:table-cell>
          <table:table-cell office:value-type="float" office:value="-0.0039294">
            <text:p>-0.0039294</text:p>
          </table:table-cell>
          <table:table-cell office:value-type="float" office:value="-0.107459">
            <text:p>-0.107459</text:p>
          </table:table-cell>
          <table:table-cell office:value-type="float" office:value="0.015456">
            <text:p>0.015456</text:p>
          </table:table-cell>
          <table:table-cell office:value-type="float" office:value="-0.0694521">
            <text:p>-0.0694521</text:p>
          </table:table-cell>
          <table:table-cell office:value-type="float" office:value="0.0595219">
            <text:p>0.0595219</text:p>
          </table:table-cell>
          <table:table-cell office:value-type="float" office:value="-0.019832">
            <text:p>-0.019832</text:p>
          </table:table-cell>
          <table:table-cell/>
          <table:table-cell office:value-type="float" office:value="3.80534">
            <text:p>3.80534</text:p>
          </table:table-cell>
          <table:table-cell office:value-type="float" office:value="0.135618">
            <text:p>0.135618</text:p>
          </table:table-cell>
          <table:table-cell office:value-type="float" office:value="-0.148595">
            <text:p>-0.148595</text:p>
          </table:table-cell>
          <table:table-cell office:value-type="float" office:value="0.740521">
            <text:p>0.740521</text:p>
          </table:table-cell>
          <table:table-cell office:value-type="float" office:value="0.244885">
            <text:p>0.244885</text:p>
          </table:table-cell>
          <table:table-cell office:value-type="float" office:value="0.0932032">
            <text:p>0.0932032</text:p>
          </table:table-cell>
          <table:table-cell office:value-type="float" office:value="-0.232509">
            <text:p>-0.232509</text:p>
          </table:table-cell>
          <table:table-cell office:value-type="float" office:value="0.0719499">
            <text:p>0.0719499</text:p>
          </table:table-cell>
          <table:table-cell office:value-type="float" office:value="-0.00912056">
            <text:p>-0.00912056</text:p>
          </table:table-cell>
          <table:table-cell office:value-type="float" office:value="-0.0345727">
            <text:p>-0.0345727</text:p>
          </table:table-cell>
          <table:table-cell office:value-type="float" office:value="0.00573326">
            <text:p>0.00573326</text:p>
          </table:table-cell>
          <table:table-cell office:value-type="float" office:value="-0.0181964">
            <text:p>-0.0181964</text:p>
          </table:table-cell>
          <table:table-cell office:value-type="float" office:value="-0.407136">
            <text:p>-0.407136</text:p>
          </table:table-cell>
          <table:table-cell office:value-type="float" office:value="0.0777511">
            <text:p>0.0777511</text:p>
          </table:table-cell>
          <table:table-cell/>
          <table:table-cell office:value-type="float" office:value="3.37123">
            <text:p>3.37123</text:p>
          </table:table-cell>
          <table:table-cell office:value-type="float" office:value="0.1123">
            <text:p>0.1123</text:p>
          </table:table-cell>
          <table:table-cell office:value-type="float" office:value="-0.00184433">
            <text:p>-0.00184433</text:p>
          </table:table-cell>
          <table:table-cell office:value-type="float" office:value="0.803358">
            <text:p>0.803358</text:p>
          </table:table-cell>
          <table:table-cell office:value-type="float" office:value="0.395834">
            <text:p>0.395834</text:p>
          </table:table-cell>
          <table:table-cell office:value-type="float" office:value="0.0505354">
            <text:p>0.0505354</text:p>
          </table:table-cell>
          <table:table-cell office:value-type="float" office:value="-0.0272498">
            <text:p>-0.0272498</text:p>
          </table:table-cell>
          <table:table-cell office:value-type="float" office:value="-0.00121059">
            <text:p>-0.00121059</text:p>
          </table:table-cell>
          <table:table-cell office:value-type="float" office:value="-0.00378061">
            <text:p>-0.00378061</text:p>
          </table:table-cell>
          <table:table-cell office:value-type="float" office:value="-0.124984">
            <text:p>-0.124984</text:p>
          </table:table-cell>
          <table:table-cell office:value-type="float" office:value="0.0165697">
            <text:p>0.0165697</text:p>
          </table:table-cell>
          <table:table-cell office:value-type="float" office:value="0.0202212">
            <text:p>0.0202212</text:p>
          </table:table-cell>
          <table:table-cell office:value-type="float" office:value="0.31128">
            <text:p>0.31128</text:p>
          </table:table-cell>
          <table:table-cell office:value-type="float" office:value="-0.0445709">
            <text:p>-0.0445709</text:p>
          </table:table-cell>
        </table:table-row>
        <table:table-row table:style-name="ro4">
          <table:table-cell office:value-type="float" office:value="4.10058">
            <text:p>4.10058</text:p>
          </table:table-cell>
          <table:table-cell office:value-type="float" office:value="0.0669839">
            <text:p>0.0669839</text:p>
          </table:table-cell>
          <table:table-cell office:value-type="float" office:value="0.0670942">
            <text:p>0.0670942</text:p>
          </table:table-cell>
          <table:table-cell office:value-type="float" office:value="0.765774">
            <text:p>0.765774</text:p>
          </table:table-cell>
          <table:table-cell office:value-type="float" office:value="0.262327">
            <text:p>0.262327</text:p>
          </table:table-cell>
          <table:table-cell office:value-type="float" office:value="-0.068301">
            <text:p>-0.068301</text:p>
          </table:table-cell>
          <table:table-cell office:value-type="float" office:value="0.203658">
            <text:p>0.203658</text:p>
          </table:table-cell>
          <table:table-cell office:value-type="float" office:value="-0.00865083">
            <text:p>-0.00865083</text:p>
          </table:table-cell>
          <table:table-cell office:value-type="float" office:value="-0.496449">
            <text:p>-0.496449</text:p>
          </table:table-cell>
          <table:table-cell office:value-type="float" office:value="-0.05002">
            <text:p>-0.05002</text:p>
          </table:table-cell>
          <table:table-cell office:value-type="float" office:value="-0.673409">
            <text:p>-0.673409</text:p>
          </table:table-cell>
          <table:table-cell office:value-type="float" office:value="1.2346">
            <text:p>1.2346</text:p>
          </table:table-cell>
          <table:table-cell office:value-type="float" office:value="0.0283254">
            <text:p>0.0283254</text:p>
          </table:table-cell>
          <table:table-cell office:value-type="float" office:value="4.09948">
            <text:p>4.09948</text:p>
          </table:table-cell>
          <table:table-cell/>
          <table:table-cell office:value-type="float" office:value="3.3365">
            <text:p>3.3365</text:p>
          </table:table-cell>
          <table:table-cell office:value-type="float" office:value="-0.100088">
            <text:p>-0.100088</text:p>
          </table:table-cell>
          <table:table-cell office:value-type="float" office:value="0.106197">
            <text:p>0.106197</text:p>
          </table:table-cell>
          <table:table-cell office:value-type="float" office:value="0.766704">
            <text:p>0.766704</text:p>
          </table:table-cell>
          <table:table-cell office:value-type="float" office:value="0.57987">
            <text:p>0.57987</text:p>
          </table:table-cell>
          <table:table-cell office:value-type="float" office:value="-0.162085">
            <text:p>-0.162085</text:p>
          </table:table-cell>
          <table:table-cell office:value-type="float" office:value="0.221293">
            <text:p>0.221293</text:p>
          </table:table-cell>
          <table:table-cell office:value-type="float" office:value="-0.0564332">
            <text:p>-0.0564332</text:p>
          </table:table-cell>
          <table:table-cell office:value-type="float" office:value="-0.142957">
            <text:p>-0.142957</text:p>
          </table:table-cell>
          <table:table-cell office:value-type="float" office:value="-0.0786568">
            <text:p>-0.0786568</text:p>
          </table:table-cell>
          <table:table-cell office:value-type="float" office:value="0.0690773">
            <text:p>0.0690773</text:p>
          </table:table-cell>
          <table:table-cell office:value-type="float" office:value="-0.254215">
            <text:p>-0.254215</text:p>
          </table:table-cell>
          <table:table-cell office:value-type="float" office:value="-0.244289">
            <text:p>-0.244289</text:p>
          </table:table-cell>
          <table:table-cell office:value-type="float" office:value="0.0342899">
            <text:p>0.0342899</text:p>
          </table:table-cell>
          <table:table-cell/>
          <table:table-cell office:value-type="float" office:value="4.23353">
            <text:p>4.23353</text:p>
          </table:table-cell>
          <table:table-cell office:value-type="float" office:value="0.201429">
            <text:p>0.201429</text:p>
          </table:table-cell>
          <table:table-cell office:value-type="float" office:value="-0.115848">
            <text:p>-0.115848</text:p>
          </table:table-cell>
          <table:table-cell office:value-type="float" office:value="0.795949">
            <text:p>0.795949</text:p>
          </table:table-cell>
          <table:table-cell office:value-type="float" office:value="0.383066">
            <text:p>0.383066</text:p>
          </table:table-cell>
          <table:table-cell office:value-type="float" office:value="0.186309">
            <text:p>0.186309</text:p>
          </table:table-cell>
          <table:table-cell office:value-type="float" office:value="-0.217147">
            <text:p>-0.217147</text:p>
          </table:table-cell>
          <table:table-cell office:value-type="float" office:value="0.0153967">
            <text:p>0.0153967</text:p>
          </table:table-cell>
          <table:table-cell office:value-type="float" office:value="-0.0339246">
            <text:p>-0.0339246</text:p>
          </table:table-cell>
          <table:table-cell office:value-type="float" office:value="-0.0817522">
            <text:p>-0.0817522</text:p>
          </table:table-cell>
          <table:table-cell office:value-type="float" office:value="0.00689085">
            <text:p>0.00689085</text:p>
          </table:table-cell>
          <table:table-cell office:value-type="float" office:value="0.328249">
            <text:p>0.328249</text:p>
          </table:table-cell>
          <table:table-cell office:value-type="float" office:value="0.371104">
            <text:p>0.371104</text:p>
          </table:table-cell>
          <table:table-cell office:value-type="float" office:value="-0.0712742">
            <text:p>-0.0712742</text:p>
          </table:table-cell>
          <table:table-cell/>
          <table:table-cell office:value-type="float" office:value="3.97785">
            <text:p>3.97785</text:p>
          </table:table-cell>
          <table:table-cell office:value-type="float" office:value="0.133503">
            <text:p>0.133503</text:p>
          </table:table-cell>
          <table:table-cell office:value-type="float" office:value="-0.166676">
            <text:p>-0.166676</text:p>
          </table:table-cell>
          <table:table-cell office:value-type="float" office:value="0.743824">
            <text:p>0.743824</text:p>
          </table:table-cell>
          <table:table-cell office:value-type="float" office:value="0.229753">
            <text:p>0.229753</text:p>
          </table:table-cell>
          <table:table-cell office:value-type="float" office:value="0.0938876">
            <text:p>0.0938876</text:p>
          </table:table-cell>
          <table:table-cell office:value-type="float" office:value="-0.243665">
            <text:p>-0.243665</text:p>
          </table:table-cell>
          <table:table-cell office:value-type="float" office:value="0.0749981">
            <text:p>0.0749981</text:p>
          </table:table-cell>
          <table:table-cell office:value-type="float" office:value="-0.0122597">
            <text:p>-0.0122597</text:p>
          </table:table-cell>
          <table:table-cell office:value-type="float" office:value="-0.104809">
            <text:p>-0.104809</text:p>
          </table:table-cell>
          <table:table-cell office:value-type="float" office:value="0.0191463">
            <text:p>0.0191463</text:p>
          </table:table-cell>
          <table:table-cell office:value-type="float" office:value="-0.00122481">
            <text:p>-0.00122481</text:p>
          </table:table-cell>
          <table:table-cell office:value-type="float" office:value="0.125461">
            <text:p>0.125461</text:p>
          </table:table-cell>
          <table:table-cell office:value-type="float" office:value="-0.0289318">
            <text:p>-0.0289318</text:p>
          </table:table-cell>
          <table:table-cell/>
          <table:table-cell office:value-type="float" office:value="3.63888">
            <text:p>3.63888</text:p>
          </table:table-cell>
          <table:table-cell office:value-type="float" office:value="0.112737">
            <text:p>0.112737</text:p>
          </table:table-cell>
          <table:table-cell office:value-type="float" office:value="-0.0129973">
            <text:p>-0.0129973</text:p>
          </table:table-cell>
          <table:table-cell office:value-type="float" office:value="0.8046">
            <text:p>0.8046</text:p>
          </table:table-cell>
          <table:table-cell office:value-type="float" office:value="0.367755">
            <text:p>0.367755</text:p>
          </table:table-cell>
          <table:table-cell office:value-type="float" office:value="0.0565022">
            <text:p>0.0565022</text:p>
          </table:table-cell>
          <table:table-cell office:value-type="float" office:value="-0.0361607">
            <text:p>-0.0361607</text:p>
          </table:table-cell>
          <table:table-cell office:value-type="float" office:value="-0.00195181">
            <text:p>-0.00195181</text:p>
          </table:table-cell>
          <table:table-cell office:value-type="float" office:value="0.00163161">
            <text:p>0.00163161</text:p>
          </table:table-cell>
          <table:table-cell office:value-type="float" office:value="-0.0416698">
            <text:p>-0.0416698</text:p>
          </table:table-cell>
          <table:table-cell office:value-type="float" office:value="0.00464026">
            <text:p>0.00464026</text:p>
          </table:table-cell>
          <table:table-cell office:value-type="float" office:value="0.0565365">
            <text:p>0.0565365</text:p>
          </table:table-cell>
          <table:table-cell office:value-type="float" office:value="0.134748">
            <text:p>0.134748</text:p>
          </table:table-cell>
          <table:table-cell office:value-type="float" office:value="-0.0455461">
            <text:p>-0.0455461</text:p>
          </table:table-cell>
        </table:table-row>
        <table:table-row table:style-name="ro4">
          <table:table-cell office:value-type="float" office:value="4.26597">
            <text:p>4.26597</text:p>
          </table:table-cell>
          <table:table-cell office:value-type="float" office:value="0.018648">
            <text:p>0.018648</text:p>
          </table:table-cell>
          <table:table-cell office:value-type="float" office:value="0.0595965">
            <text:p>0.0595965</text:p>
          </table:table-cell>
          <table:table-cell office:value-type="float" office:value="0.766531">
            <text:p>0.766531</text:p>
          </table:table-cell>
          <table:table-cell office:value-type="float" office:value="0.248544">
            <text:p>0.248544</text:p>
          </table:table-cell>
          <table:table-cell office:value-type="float" office:value="-0.118959">
            <text:p>-0.118959</text:p>
          </table:table-cell>
          <table:table-cell office:value-type="float" office:value="0.197053">
            <text:p>0.197053</text:p>
          </table:table-cell>
          <table:table-cell office:value-type="float" office:value="-0.0631561">
            <text:p>-0.0631561</text:p>
          </table:table-cell>
          <table:table-cell office:value-type="float" office:value="-0.292267">
            <text:p>-0.292267</text:p>
          </table:table-cell>
          <table:table-cell office:value-type="float" office:value="-0.0453355">
            <text:p>-0.0453355</text:p>
          </table:table-cell>
          <table:table-cell office:value-type="float" office:value="0.00457526">
            <text:p>0.00457526</text:p>
          </table:table-cell>
          <table:table-cell office:value-type="float" office:value="0.546293">
            <text:p>0.546293</text:p>
          </table:table-cell>
          <table:table-cell office:value-type="float" office:value="0.0679653">
            <text:p>0.0679653</text:p>
          </table:table-cell>
          <table:table-cell office:value-type="float" office:value="0.0220374">
            <text:p>0.0220374</text:p>
          </table:table-cell>
          <table:table-cell/>
          <table:table-cell office:value-type="float" office:value="3.57277">
            <text:p>3.57277</text:p>
          </table:table-cell>
          <table:table-cell office:value-type="float" office:value="-0.148054">
            <text:p>-0.148054</text:p>
          </table:table-cell>
          <table:table-cell office:value-type="float" office:value="0.0739764">
            <text:p>0.0739764</text:p>
          </table:table-cell>
          <table:table-cell office:value-type="float" office:value="0.784938">
            <text:p>0.784938</text:p>
          </table:table-cell>
          <table:table-cell office:value-type="float" office:value="0.557919">
            <text:p>0.557919</text:p>
          </table:table-cell>
          <table:table-cell office:value-type="float" office:value="-0.17303">
            <text:p>-0.17303</text:p>
          </table:table-cell>
          <table:table-cell office:value-type="float" office:value="0.200222">
            <text:p>0.200222</text:p>
          </table:table-cell>
          <table:table-cell office:value-type="float" office:value="-0.0484264">
            <text:p>-0.0484264</text:p>
          </table:table-cell>
          <table:table-cell office:value-type="float" office:value="-0.203019">
            <text:p>-0.203019</text:p>
          </table:table-cell>
          <table:table-cell office:value-type="float" office:value="-0.136374">
            <text:p>-0.136374</text:p>
          </table:table-cell>
          <table:table-cell office:value-type="float" office:value="0.0771788">
            <text:p>0.0771788</text:p>
          </table:table-cell>
          <table:table-cell office:value-type="float" office:value="0.484555">
            <text:p>0.484555</text:p>
          </table:table-cell>
          <table:table-cell office:value-type="float" office:value="0.0822689">
            <text:p>0.0822689</text:p>
          </table:table-cell>
          <table:table-cell office:value-type="float" office:value="-0.16247">
            <text:p>-0.16247</text:p>
          </table:table-cell>
          <table:table-cell/>
          <table:table-cell office:value-type="float" office:value="4.33831">
            <text:p>4.33831</text:p>
          </table:table-cell>
          <table:table-cell office:value-type="float" office:value="0.201478">
            <text:p>0.201478</text:p>
          </table:table-cell>
          <table:table-cell office:value-type="float" office:value="-0.120339">
            <text:p>-0.120339</text:p>
          </table:table-cell>
          <table:table-cell office:value-type="float" office:value="0.795889">
            <text:p>0.795889</text:p>
          </table:table-cell>
          <table:table-cell office:value-type="float" office:value="0.374075">
            <text:p>0.374075</text:p>
          </table:table-cell>
          <table:table-cell office:value-type="float" office:value="0.172086">
            <text:p>0.172086</text:p>
          </table:table-cell>
          <table:table-cell office:value-type="float" office:value="-0.241942">
            <text:p>-0.241942</text:p>
          </table:table-cell>
          <table:table-cell office:value-type="float" office:value="0.0135715">
            <text:p>0.0135715</text:p>
          </table:table-cell>
          <table:table-cell office:value-type="float" office:value="0.000469035">
            <text:p>0.000469035</text:p>
          </table:table-cell>
          <table:table-cell office:value-type="float" office:value="-0.0428683">
            <text:p>-0.0428683</text:p>
          </table:table-cell>
          <table:table-cell office:value-type="float" office:value="-0.00057719">
            <text:p>-0.00057719</text:p>
          </table:table-cell>
          <table:table-cell office:value-type="float" office:value="-0.175018">
            <text:p>-0.175018</text:p>
          </table:table-cell>
          <table:table-cell office:value-type="float" office:value="-0.222641">
            <text:p>-0.222641</text:p>
          </table:table-cell>
          <table:table-cell office:value-type="float" office:value="-0.0947139">
            <text:p>-0.0947139</text:p>
          </table:table-cell>
          <table:table-cell/>
          <table:table-cell office:value-type="float" office:value="4.43728">
            <text:p>4.43728</text:p>
          </table:table-cell>
          <table:table-cell office:value-type="float" office:value="0.127612">
            <text:p>0.127612</text:p>
          </table:table-cell>
          <table:table-cell office:value-type="float" office:value="-0.188347">
            <text:p>-0.188347</text:p>
          </table:table-cell>
          <table:table-cell office:value-type="float" office:value="0.746513">
            <text:p>0.746513</text:p>
          </table:table-cell>
          <table:table-cell office:value-type="float" office:value="0.19386">
            <text:p>0.19386</text:p>
          </table:table-cell>
          <table:table-cell office:value-type="float" office:value="0.0962179">
            <text:p>0.0962179</text:p>
          </table:table-cell>
          <table:table-cell office:value-type="float" office:value="-0.265412">
            <text:p>-0.265412</text:p>
          </table:table-cell>
          <table:table-cell office:value-type="float" office:value="0.081346">
            <text:p>0.081346</text:p>
          </table:table-cell>
          <table:table-cell office:value-type="float" office:value="-0.0128224">
            <text:p>-0.0128224</text:p>
          </table:table-cell>
          <table:table-cell office:value-type="float" office:value="-0.0471689">
            <text:p>-0.0471689</text:p>
          </table:table-cell>
          <table:table-cell office:value-type="float" office:value="0.00585431">
            <text:p>0.00585431</text:p>
          </table:table-cell>
          <table:table-cell office:value-type="float" office:value="0.077794">
            <text:p>0.077794</text:p>
          </table:table-cell>
          <table:table-cell office:value-type="float" office:value="-0.0788796">
            <text:p>-0.0788796</text:p>
          </table:table-cell>
          <table:table-cell office:value-type="float" office:value="0.0511002">
            <text:p>0.0511002</text:p>
          </table:table-cell>
          <table:table-cell/>
          <table:table-cell office:value-type="float" office:value="3.78273">
            <text:p>3.78273</text:p>
          </table:table-cell>
          <table:table-cell office:value-type="float" office:value="0.114141">
            <text:p>0.114141</text:p>
          </table:table-cell>
          <table:table-cell office:value-type="float" office:value="-0.0162032">
            <text:p>-0.0162032</text:p>
          </table:table-cell>
          <table:table-cell office:value-type="float" office:value="0.804325">
            <text:p>0.804325</text:p>
          </table:table-cell>
          <table:table-cell office:value-type="float" office:value="0.353496">
            <text:p>0.353496</text:p>
          </table:table-cell>
          <table:table-cell office:value-type="float" office:value="0.0575975">
            <text:p>0.0575975</text:p>
          </table:table-cell>
          <table:table-cell office:value-type="float" office:value="-0.0435318">
            <text:p>-0.0435318</text:p>
          </table:table-cell>
          <table:table-cell office:value-type="float" office:value="-0.000865805">
            <text:p>-0.000865805</text:p>
          </table:table-cell>
          <table:table-cell office:value-type="float" office:value="0.00976451">
            <text:p>0.00976451</text:p>
          </table:table-cell>
          <table:table-cell office:value-type="float" office:value="-0.022286">
            <text:p>-0.022286</text:p>
          </table:table-cell>
          <table:table-cell office:value-type="float" office:value="-0.00191164">
            <text:p>-0.00191164</text:p>
          </table:table-cell>
          <table:table-cell office:value-type="float" office:value="-0.0324501">
            <text:p>-0.0324501</text:p>
          </table:table-cell>
          <table:table-cell office:value-type="float" office:value="-0.0520002">
            <text:p>-0.0520002</text:p>
          </table:table-cell>
          <table:table-cell office:value-type="float" office:value="0.0259583">
            <text:p>0.0259583</text:p>
          </table:table-cell>
        </table:table-row>
        <table:table-row table:style-name="ro4">
          <table:table-cell office:value-type="float" office:value="4.56678">
            <text:p>4.56678</text:p>
          </table:table-cell>
          <table:table-cell office:value-type="float" office:value="-0.0198366">
            <text:p>-0.0198366</text:p>
          </table:table-cell>
          <table:table-cell office:value-type="float" office:value="0.0521091">
            <text:p>0.0521091</text:p>
          </table:table-cell>
          <table:table-cell office:value-type="float" office:value="0.769901">
            <text:p>0.769901</text:p>
          </table:table-cell>
          <table:table-cell office:value-type="float" office:value="0.225305">
            <text:p>0.225305</text:p>
          </table:table-cell>
          <table:table-cell office:value-type="float" office:value="-0.151556">
            <text:p>-0.151556</text:p>
          </table:table-cell>
          <table:table-cell office:value-type="float" office:value="0.19877">
            <text:p>0.19877</text:p>
          </table:table-cell>
          <table:table-cell office:value-type="float" office:value="-0.0681044">
            <text:p>-0.0681044</text:p>
          </table:table-cell>
          <table:table-cell office:value-type="float" office:value="-0.127936">
            <text:p>-0.127936</text:p>
          </table:table-cell>
          <table:table-cell office:value-type="float" office:value="-0.0248909">
            <text:p>-0.0248909</text:p>
          </table:table-cell>
          <table:table-cell office:value-type="float" office:value="0.0112043">
            <text:p>0.0112043</text:p>
          </table:table-cell>
          <table:table-cell office:value-type="float" office:value="0.303255">
            <text:p>0.303255</text:p>
          </table:table-cell>
          <table:table-cell office:value-type="float" office:value="0.367816">
            <text:p>0.367816</text:p>
          </table:table-cell>
          <table:table-cell office:value-type="float" office:value="-0.244562">
            <text:p>-0.244562</text:p>
          </table:table-cell>
          <table:table-cell/>
          <table:table-cell office:value-type="float" office:value="3.83558">
            <text:p>3.83558</text:p>
          </table:table-cell>
          <table:table-cell office:value-type="float" office:value="-0.167942">
            <text:p>-0.167942</text:p>
          </table:table-cell>
          <table:table-cell office:value-type="float" office:value="0.0438183">
            <text:p>0.0438183</text:p>
          </table:table-cell>
          <table:table-cell office:value-type="float" office:value="0.794">
            <text:p>0.794</text:p>
          </table:table-cell>
          <table:table-cell office:value-type="float" office:value="0.534477">
            <text:p>0.534477</text:p>
          </table:table-cell>
          <table:table-cell office:value-type="float" office:value="-0.215695">
            <text:p>-0.215695</text:p>
          </table:table-cell>
          <table:table-cell office:value-type="float" office:value="0.146234">
            <text:p>0.146234</text:p>
          </table:table-cell>
          <table:table-cell office:value-type="float" office:value="-0.0254809">
            <text:p>-0.0254809</text:p>
          </table:table-cell>
          <table:table-cell office:value-type="float" office:value="-0.0756728">
            <text:p>-0.0756728</text:p>
          </table:table-cell>
          <table:table-cell office:value-type="float" office:value="-0.114752">
            <text:p>-0.114752</text:p>
          </table:table-cell>
          <table:table-cell office:value-type="float" office:value="0.0344801">
            <text:p>0.0344801</text:p>
          </table:table-cell>
          <table:table-cell office:value-type="float" office:value="-0.135237">
            <text:p>-0.135237</text:p>
          </table:table-cell>
          <table:table-cell office:value-type="float" office:value="-0.33478">
            <text:p>-0.33478</text:p>
          </table:table-cell>
          <table:table-cell office:value-type="float" office:value="0.148752">
            <text:p>0.148752</text:p>
          </table:table-cell>
          <table:table-cell/>
          <table:table-cell office:value-type="float" office:value="4.53791">
            <text:p>4.53791</text:p>
          </table:table-cell>
          <table:table-cell office:value-type="float" office:value="0.194599">
            <text:p>0.194599</text:p>
          </table:table-cell>
          <table:table-cell office:value-type="float" office:value="-0.137767">
            <text:p>-0.137767</text:p>
          </table:table-cell>
          <table:table-cell office:value-type="float" office:value="0.792">
            <text:p>0.792</text:p>
          </table:table-cell>
          <table:table-cell office:value-type="float" office:value="0.357529">
            <text:p>0.357529</text:p>
          </table:table-cell>
          <table:table-cell office:value-type="float" office:value="0.173077">
            <text:p>0.173077</text:p>
          </table:table-cell>
          <table:table-cell office:value-type="float" office:value="-0.248812">
            <text:p>-0.248812</text:p>
          </table:table-cell>
          <table:table-cell office:value-type="float" office:value="0.0149462">
            <text:p>0.0149462</text:p>
          </table:table-cell>
          <table:table-cell office:value-type="float" office:value="-0.0344658">
            <text:p>-0.0344658</text:p>
          </table:table-cell>
          <table:table-cell office:value-type="float" office:value="-0.087309">
            <text:p>-0.087309</text:p>
          </table:table-cell>
          <table:table-cell office:value-type="float" office:value="-0.0194828">
            <text:p>-0.0194828</text:p>
          </table:table-cell>
          <table:table-cell office:value-type="float" office:value="-0.0449826">
            <text:p>-0.0449826</text:p>
          </table:table-cell>
          <table:table-cell office:value-type="float" office:value="0.119286">
            <text:p>0.119286</text:p>
          </table:table-cell>
          <table:table-cell office:value-type="float" office:value="0.082964">
            <text:p>0.082964</text:p>
          </table:table-cell>
          <table:table-cell/>
          <table:table-cell office:value-type="float" office:value="4.544">
            <text:p>4.544</text:p>
          </table:table-cell>
          <table:table-cell office:value-type="float" office:value="0.12713">
            <text:p>0.12713</text:p>
          </table:table-cell>
          <table:table-cell office:value-type="float" office:value="-0.194279">
            <text:p>-0.194279</text:p>
          </table:table-cell>
          <table:table-cell office:value-type="float" office:value="0.74772">
            <text:p>0.74772</text:p>
          </table:table-cell>
          <table:table-cell office:value-type="float" office:value="0.186359">
            <text:p>0.186359</text:p>
          </table:table-cell>
          <table:table-cell office:value-type="float" office:value="0.0956611">
            <text:p>0.0956611</text:p>
          </table:table-cell>
          <table:table-cell office:value-type="float" office:value="-0.264787">
            <text:p>-0.264787</text:p>
          </table:table-cell>
          <table:table-cell office:value-type="float" office:value="0.0811977">
            <text:p>0.0811977</text:p>
          </table:table-cell>
          <table:table-cell office:value-type="float" office:value="-0.00451983">
            <text:p>-0.00451983</text:p>
          </table:table-cell>
          <table:table-cell office:value-type="float" office:value="-0.0555873">
            <text:p>-0.0555873</text:p>
          </table:table-cell>
          <table:table-cell office:value-type="float" office:value="0.011308">
            <text:p>0.011308</text:p>
          </table:table-cell>
          <table:table-cell office:value-type="float" office:value="-0.00788265">
            <text:p>-0.00788265</text:p>
          </table:table-cell>
          <table:table-cell office:value-type="float" office:value="0.215765">
            <text:p>0.215765</text:p>
          </table:table-cell>
          <table:table-cell office:value-type="float" office:value="-0.046821">
            <text:p>-0.046821</text:p>
          </table:table-cell>
          <table:table-cell/>
          <table:table-cell office:value-type="float" office:value="4.20261">
            <text:p>4.20261</text:p>
          </table:table-cell>
          <table:table-cell office:value-type="float" office:value="0.11252">
            <text:p>0.11252</text:p>
          </table:table-cell>
          <table:table-cell office:value-type="float" office:value="-0.0347282">
            <text:p>-0.0347282</text:p>
          </table:table-cell>
          <table:table-cell office:value-type="float" office:value="0.808099">
            <text:p>0.808099</text:p>
          </table:table-cell>
          <table:table-cell office:value-type="float" office:value="0.31496">
            <text:p>0.31496</text:p>
          </table:table-cell>
          <table:table-cell office:value-type="float" office:value="0.061082">
            <text:p>0.061082</text:p>
          </table:table-cell>
          <table:table-cell office:value-type="float" office:value="-0.0592104">
            <text:p>-0.0592104</text:p>
          </table:table-cell>
          <table:table-cell office:value-type="float" office:value="0.0019907">
            <text:p>0.0019907</text:p>
          </table:table-cell>
          <table:table-cell office:value-type="float" office:value="-0.00386064">
            <text:p>-0.00386064</text:p>
          </table:table-cell>
          <table:table-cell office:value-type="float" office:value="-0.0441198">
            <text:p>-0.0441198</text:p>
          </table:table-cell>
          <table:table-cell office:value-type="float" office:value="0.00898772">
            <text:p>0.00898772</text:p>
          </table:table-cell>
          <table:table-cell office:value-type="float" office:value="-0.00054885">
            <text:p>-0.00054885</text:p>
          </table:table-cell>
          <table:table-cell office:value-type="float" office:value="0.0623765">
            <text:p>0.0623765</text:p>
          </table:table-cell>
          <table:table-cell office:value-type="float" office:value="0.00567428">
            <text:p>0.00567428</text:p>
          </table:table-cell>
        </table:table-row>
        <table:table-row table:style-name="ro4">
          <table:table-cell office:value-type="float" office:value="4.63755">
            <text:p>4.63755</text:p>
          </table:table-cell>
          <table:table-cell office:value-type="float" office:value="-0.0273724">
            <text:p>-0.0273724</text:p>
          </table:table-cell>
          <table:table-cell office:value-type="float" office:value="0.0521899">
            <text:p>0.0521899</text:p>
          </table:table-cell>
          <table:table-cell office:value-type="float" office:value="0.769469">
            <text:p>0.769469</text:p>
          </table:table-cell>
          <table:table-cell office:value-type="float" office:value="0.220161">
            <text:p>0.220161</text:p>
          </table:table-cell>
          <table:table-cell office:value-type="float" office:value="-0.154816">
            <text:p>-0.154816</text:p>
          </table:table-cell>
          <table:table-cell office:value-type="float" office:value="0.186945">
            <text:p>0.186945</text:p>
          </table:table-cell>
          <table:table-cell office:value-type="float" office:value="-0.0603692">
            <text:p>-0.0603692</text:p>
          </table:table-cell>
          <table:table-cell office:value-type="float" office:value="-0.106473">
            <text:p>-0.106473</text:p>
          </table:table-cell>
          <table:table-cell office:value-type="float" office:value="0.0011421">
            <text:p>0.0011421</text:p>
          </table:table-cell>
          <table:table-cell office:value-type="float" office:value="-0.00610507">
            <text:p>-0.00610507</text:p>
          </table:table-cell>
          <table:table-cell office:value-type="float" office:value="0.402048">
            <text:p>0.402048</text:p>
          </table:table-cell>
          <table:table-cell office:value-type="float" office:value="-0.128013">
            <text:p>-0.128013</text:p>
          </table:table-cell>
          <table:table-cell office:value-type="float" office:value="0.11055">
            <text:p>0.11055</text:p>
          </table:table-cell>
          <table:table-cell/>
          <table:table-cell office:value-type="float" office:value="3.98243">
            <text:p>3.98243</text:p>
          </table:table-cell>
          <table:table-cell office:value-type="float" office:value="-0.181971">
            <text:p>-0.181971</text:p>
          </table:table-cell>
          <table:table-cell office:value-type="float" office:value="0.0197464">
            <text:p>0.0197464</text:p>
          </table:table-cell>
          <table:table-cell office:value-type="float" office:value="0.802272">
            <text:p>0.802272</text:p>
          </table:table-cell>
          <table:table-cell office:value-type="float" office:value="0.52181">
            <text:p>0.52181</text:p>
          </table:table-cell>
          <table:table-cell office:value-type="float" office:value="-0.199298">
            <text:p>-0.199298</text:p>
          </table:table-cell>
          <table:table-cell office:value-type="float" office:value="0.110919">
            <text:p>0.110919</text:p>
          </table:table-cell>
          <table:table-cell office:value-type="float" office:value="-0.0198408">
            <text:p>-0.0198408</text:p>
          </table:table-cell>
          <table:table-cell office:value-type="float" office:value="-0.095533">
            <text:p>-0.095533</text:p>
          </table:table-cell>
          <table:table-cell office:value-type="float" office:value="-0.163916">
            <text:p>-0.163916</text:p>
          </table:table-cell>
          <table:table-cell office:value-type="float" office:value="0.0563251">
            <text:p>0.0563251</text:p>
          </table:table-cell>
          <table:table-cell office:value-type="float" office:value="0.428315">
            <text:p>0.428315</text:p>
          </table:table-cell>
          <table:table-cell office:value-type="float" office:value="-0.434648">
            <text:p>-0.434648</text:p>
          </table:table-cell>
          <table:table-cell office:value-type="float" office:value="0.0659736">
            <text:p>0.0659736</text:p>
          </table:table-cell>
          <table:table-cell/>
          <table:table-cell office:value-type="float" office:value="4.70233">
            <text:p>4.70233</text:p>
          </table:table-cell>
          <table:table-cell office:value-type="float" office:value="0.187716">
            <text:p>0.187716</text:p>
          </table:table-cell>
          <table:table-cell office:value-type="float" office:value="-0.148897">
            <text:p>-0.148897</text:p>
          </table:table-cell>
          <table:table-cell office:value-type="float" office:value="0.79104">
            <text:p>0.79104</text:p>
          </table:table-cell>
          <table:table-cell office:value-type="float" office:value="0.34445">
            <text:p>0.34445</text:p>
          </table:table-cell>
          <table:table-cell office:value-type="float" office:value="0.178789">
            <text:p>0.178789</text:p>
          </table:table-cell>
          <table:table-cell office:value-type="float" office:value="-0.266726">
            <text:p>-0.266726</text:p>
          </table:table-cell>
          <table:table-cell office:value-type="float" office:value="0.00995751">
            <text:p>0.00995751</text:p>
          </table:table-cell>
          <table:table-cell office:value-type="float" office:value="-0.0418618">
            <text:p>-0.0418618</text:p>
          </table:table-cell>
          <table:table-cell office:value-type="float" office:value="-0.0676961">
            <text:p>-0.0676961</text:p>
          </table:table-cell>
          <table:table-cell office:value-type="float" office:value="-0.0058419">
            <text:p>-0.0058419</text:p>
          </table:table-cell>
          <table:table-cell office:value-type="float" office:value="0.170163">
            <text:p>0.170163</text:p>
          </table:table-cell>
          <table:table-cell office:value-type="float" office:value="-0.103219">
            <text:p>-0.103219</text:p>
          </table:table-cell>
          <table:table-cell office:value-type="float" office:value="-0.0410236">
            <text:p>-0.0410236</text:p>
          </table:table-cell>
          <table:table-cell/>
          <table:table-cell office:value-type="float" office:value="4.7799">
            <text:p>4.7799</text:p>
          </table:table-cell>
          <table:table-cell office:value-type="float" office:value="0.125625">
            <text:p>0.125625</text:p>
          </table:table-cell>
          <table:table-cell office:value-type="float" office:value="-0.195385">
            <text:p>-0.195385</text:p>
          </table:table-cell>
          <table:table-cell office:value-type="float" office:value="0.747782">
            <text:p>0.747782</text:p>
          </table:table-cell>
          <table:table-cell office:value-type="float" office:value="0.170794">
            <text:p>0.170794</text:p>
          </table:table-cell>
          <table:table-cell office:value-type="float" office:value="0.100365">
            <text:p>0.100365</text:p>
          </table:table-cell>
          <table:table-cell office:value-type="float" office:value="-0.267671">
            <text:p>-0.267671</text:p>
          </table:table-cell>
          <table:table-cell office:value-type="float" office:value="0.0851189">
            <text:p>0.0851189</text:p>
          </table:table-cell>
          <table:table-cell office:value-type="float" office:value="-0.00637933">
            <text:p>-0.00637933</text:p>
          </table:table-cell>
          <table:table-cell office:value-type="float" office:value="-0.00468895">
            <text:p>-0.00468895</text:p>
          </table:table-cell>
          <table:table-cell office:value-type="float" office:value="0.000263029">
            <text:p>0.000263029</text:p>
          </table:table-cell>
          <table:table-cell office:value-type="float" office:value="0.138293">
            <text:p>0.138293</text:p>
          </table:table-cell>
          <table:table-cell office:value-type="float" office:value="-0.0359034">
            <text:p>-0.0359034</text:p>
          </table:table-cell>
          <table:table-cell office:value-type="float" office:value="0.0980784">
            <text:p>0.0980784</text:p>
          </table:table-cell>
          <table:table-cell/>
          <table:table-cell office:value-type="float" office:value="4.43875">
            <text:p>4.43875</text:p>
          </table:table-cell>
          <table:table-cell office:value-type="float" office:value="0.111578">
            <text:p>0.111578</text:p>
          </table:table-cell>
          <table:table-cell office:value-type="float" office:value="-0.0416683">
            <text:p>-0.0416683</text:p>
          </table:table-cell>
          <table:table-cell office:value-type="float" office:value="0.810538">
            <text:p>0.810538</text:p>
          </table:table-cell>
          <table:table-cell office:value-type="float" office:value="0.295164">
            <text:p>0.295164</text:p>
          </table:table-cell>
          <table:table-cell office:value-type="float" office:value="0.0640045">
            <text:p>0.0640045</text:p>
          </table:table-cell>
          <table:table-cell office:value-type="float" office:value="-0.0710483">
            <text:p>-0.0710483</text:p>
          </table:table-cell>
          <table:table-cell office:value-type="float" office:value="0.00278844">
            <text:p>0.00278844</text:p>
          </table:table-cell>
          <table:table-cell office:value-type="float" office:value="-0.00399025">
            <text:p>-0.00399025</text:p>
          </table:table-cell>
          <table:table-cell office:value-type="float" office:value="-0.0293904">
            <text:p>-0.0293904</text:p>
          </table:table-cell>
          <table:table-cell office:value-type="float" office:value="0.0103276">
            <text:p>0.0103276</text:p>
          </table:table-cell>
          <table:table-cell office:value-type="float" office:value="0.0345717">
            <text:p>0.0345717</text:p>
          </table:table-cell>
          <table:table-cell office:value-type="float" office:value="-0.137957">
            <text:p>-0.137957</text:p>
          </table:table-cell>
          <table:table-cell office:value-type="float" office:value="-0.0282904">
            <text:p>-0.0282904</text:p>
          </table:table-cell>
        </table:table-row>
        <table:table-row table:style-name="ro4">
          <table:table-cell office:value-type="float" office:value="4.76753">
            <text:p>4.76753</text:p>
          </table:table-cell>
          <table:table-cell office:value-type="float" office:value="-0.0344192">
            <text:p>-0.0344192</text:p>
          </table:table-cell>
          <table:table-cell office:value-type="float" office:value="0.0501758">
            <text:p>0.0501758</text:p>
          </table:table-cell>
          <table:table-cell office:value-type="float" office:value="0.770543">
            <text:p>0.770543</text:p>
          </table:table-cell>
          <table:table-cell office:value-type="float" office:value="0.211018">
            <text:p>0.211018</text:p>
          </table:table-cell>
          <table:table-cell office:value-type="float" office:value="-0.177432">
            <text:p>-0.177432</text:p>
          </table:table-cell>
          <table:table-cell office:value-type="float" office:value="0.178231">
            <text:p>0.178231</text:p>
          </table:table-cell>
          <table:table-cell office:value-type="float" office:value="-0.0618053">
            <text:p>-0.0618053</text:p>
          </table:table-cell>
          <table:table-cell office:value-type="float" office:value="-0.0542166">
            <text:p>-0.0542166</text:p>
          </table:table-cell>
          <table:table-cell office:value-type="float" office:value="-0.0154964">
            <text:p>-0.0154964</text:p>
          </table:table-cell>
          <table:table-cell office:value-type="float" office:value="0.0082637">
            <text:p>0.0082637</text:p>
          </table:table-cell>
          <table:table-cell office:value-type="float" office:value="-0.287971">
            <text:p>-0.287971</text:p>
          </table:table-cell>
          <table:table-cell office:value-type="float" office:value="-0.297494">
            <text:p>-0.297494</text:p>
          </table:table-cell>
          <table:table-cell office:value-type="float" office:value="-0.0045867">
            <text:p>-0.0045867</text:p>
          </table:table-cell>
          <table:table-cell/>
          <table:table-cell office:value-type="float" office:value="4.21371">
            <text:p>4.21371</text:p>
          </table:table-cell>
          <table:table-cell office:value-type="float" office:value="-0.181156">
            <text:p>-0.181156</text:p>
          </table:table-cell>
          <table:table-cell office:value-type="float" office:value="-0.0414127">
            <text:p>-0.0414127</text:p>
          </table:table-cell>
          <table:table-cell office:value-type="float" office:value="0.818827">
            <text:p>0.818827</text:p>
          </table:table-cell>
          <table:table-cell office:value-type="float" office:value="0.502466">
            <text:p>0.502466</text:p>
          </table:table-cell>
          <table:table-cell office:value-type="float" office:value="-0.195735">
            <text:p>-0.195735</text:p>
          </table:table-cell>
          <table:table-cell office:value-type="float" office:value="0.0779677">
            <text:p>0.0779677</text:p>
          </table:table-cell>
          <table:table-cell office:value-type="float" office:value="-0.0140285">
            <text:p>-0.0140285</text:p>
          </table:table-cell>
          <table:table-cell office:value-type="float" office:value="0.00352652">
            <text:p>0.00352652</text:p>
          </table:table-cell>
          <table:table-cell office:value-type="float" office:value="-0.264441">
            <text:p>-0.264441</text:p>
          </table:table-cell>
          <table:table-cell office:value-type="float" office:value="0.0715832">
            <text:p>0.0715832</text:p>
          </table:table-cell>
          <table:table-cell office:value-type="float" office:value="0.308449">
            <text:p>0.308449</text:p>
          </table:table-cell>
          <table:table-cell office:value-type="float" office:value="0.257894">
            <text:p>0.257894</text:p>
          </table:table-cell>
          <table:table-cell office:value-type="float" office:value="-0.150978">
            <text:p>-0.150978</text:p>
          </table:table-cell>
          <table:table-cell/>
          <table:table-cell office:value-type="float" office:value="4.80463">
            <text:p>4.80463</text:p>
          </table:table-cell>
          <table:table-cell office:value-type="float" office:value="0.185214">
            <text:p>0.185214</text:p>
          </table:table-cell>
          <table:table-cell office:value-type="float" office:value="-0.156903">
            <text:p>-0.156903</text:p>
          </table:table-cell>
          <table:table-cell office:value-type="float" office:value="0.790013">
            <text:p>0.790013</text:p>
          </table:table-cell>
          <table:table-cell office:value-type="float" office:value="0.336555">
            <text:p>0.336555</text:p>
          </table:table-cell>
          <table:table-cell office:value-type="float" office:value="0.174077">
            <text:p>0.174077</text:p>
          </table:table-cell>
          <table:table-cell office:value-type="float" office:value="-0.269787">
            <text:p>-0.269787</text:p>
          </table:table-cell>
          <table:table-cell office:value-type="float" office:value="0.0102542">
            <text:p>0.0102542</text:p>
          </table:table-cell>
          <table:table-cell office:value-type="float" office:value="-0.0244538">
            <text:p>-0.0244538</text:p>
          </table:table-cell>
          <table:table-cell office:value-type="float" office:value="-0.0782556">
            <text:p>-0.0782556</text:p>
          </table:table-cell>
          <table:table-cell office:value-type="float" office:value="-0.0100387">
            <text:p>-0.0100387</text:p>
          </table:table-cell>
          <table:table-cell office:value-type="float" office:value="0.0104119">
            <text:p>0.0104119</text:p>
          </table:table-cell>
          <table:table-cell office:value-type="float" office:value="0.0342137">
            <text:p>0.0342137</text:p>
          </table:table-cell>
          <table:table-cell office:value-type="float" office:value="0.00390584">
            <text:p>0.00390584</text:p>
          </table:table-cell>
          <table:table-cell/>
          <table:table-cell office:value-type="float" office:value="4.94194">
            <text:p>4.94194</text:p>
          </table:table-cell>
          <table:table-cell office:value-type="float" office:value="0.128222">
            <text:p>0.128222</text:p>
          </table:table-cell>
          <table:table-cell office:value-type="float" office:value="-0.197088">
            <text:p>-0.197088</text:p>
          </table:table-cell>
          <table:table-cell office:value-type="float" office:value="0.7504">
            <text:p>0.7504</text:p>
          </table:table-cell>
          <table:table-cell office:value-type="float" office:value="0.160862">
            <text:p>0.160862</text:p>
          </table:table-cell>
          <table:table-cell office:value-type="float" office:value="0.102095">
            <text:p>0.102095</text:p>
          </table:table-cell>
          <table:table-cell office:value-type="float" office:value="-0.268307">
            <text:p>-0.268307</text:p>
          </table:table-cell>
          <table:table-cell office:value-type="float" office:value="0.0862813">
            <text:p>0.0862813</text:p>
          </table:table-cell>
          <table:table-cell office:value-type="float" office:value="0.0160301">
            <text:p>0.0160301</text:p>
          </table:table-cell>
          <table:table-cell office:value-type="float" office:value="-0.0105068">
            <text:p>-0.0105068</text:p>
          </table:table-cell>
          <table:table-cell office:value-type="float" office:value="0.0161559">
            <text:p>0.0161559</text:p>
          </table:table-cell>
          <table:table-cell office:value-type="float" office:value="-0.0470133">
            <text:p>-0.0470133</text:p>
          </table:table-cell>
          <table:table-cell office:value-type="float" office:value="0.0293703">
            <text:p>0.0293703</text:p>
          </table:table-cell>
          <table:table-cell office:value-type="float" office:value="-0.0491152">
            <text:p>-0.0491152</text:p>
          </table:table-cell>
          <table:table-cell/>
          <table:table-cell office:value-type="float" office:value="4.60711">
            <text:p>4.60711</text:p>
          </table:table-cell>
          <table:table-cell office:value-type="float" office:value="0.111886">
            <text:p>0.111886</text:p>
          </table:table-cell>
          <table:table-cell office:value-type="float" office:value="-0.0505266">
            <text:p>-0.0505266</text:p>
          </table:table-cell>
          <table:table-cell office:value-type="float" office:value="0.811474">
            <text:p>0.811474</text:p>
          </table:table-cell>
          <table:table-cell office:value-type="float" office:value="0.281815">
            <text:p>0.281815</text:p>
          </table:table-cell>
          <table:table-cell office:value-type="float" office:value="0.0642576">
            <text:p>0.0642576</text:p>
          </table:table-cell>
          <table:table-cell office:value-type="float" office:value="-0.0751391">
            <text:p>-0.0751391</text:p>
          </table:table-cell>
          <table:table-cell office:value-type="float" office:value="0.00402738">
            <text:p>0.00402738</text:p>
          </table:table-cell>
          <table:table-cell office:value-type="float" office:value="0.00183012">
            <text:p>0.00183012</text:p>
          </table:table-cell>
          <table:table-cell office:value-type="float" office:value="-0.0526164">
            <text:p>-0.0526164</text:p>
          </table:table-cell>
          <table:table-cell office:value-type="float" office:value="0.00556477">
            <text:p>0.00556477</text:p>
          </table:table-cell>
          <table:table-cell office:value-type="float" office:value="-0.0369478">
            <text:p>-0.0369478</text:p>
          </table:table-cell>
          <table:table-cell office:value-type="float" office:value="0.0563434">
            <text:p>0.0563434</text:p>
          </table:table-cell>
          <table:table-cell office:value-type="float" office:value="0.00597787">
            <text:p>0.00597787</text:p>
          </table:table-cell>
        </table:table-row>
        <table:table-row table:style-name="ro4">
          <table:table-cell office:value-type="float" office:value="4.93927">
            <text:p>4.93927</text:p>
          </table:table-cell>
          <table:table-cell office:value-type="float" office:value="-0.0522246">
            <text:p>-0.0522246</text:p>
          </table:table-cell>
          <table:table-cell office:value-type="float" office:value="0.0387395">
            <text:p>0.0387395</text:p>
          </table:table-cell>
          <table:table-cell office:value-type="float" office:value="0.771827">
            <text:p>0.771827</text:p>
          </table:table-cell>
          <table:table-cell office:value-type="float" office:value="0.199517">
            <text:p>0.199517</text:p>
          </table:table-cell>
          <table:table-cell office:value-type="float" office:value="-0.193761">
            <text:p>-0.193761</text:p>
          </table:table-cell>
          <table:table-cell office:value-type="float" office:value="0.158063">
            <text:p>0.158063</text:p>
          </table:table-cell>
          <table:table-cell office:value-type="float" office:value="-0.0584669">
            <text:p>-0.0584669</text:p>
          </table:table-cell>
          <table:table-cell office:value-type="float" office:value="-0.103674">
            <text:p>-0.103674</text:p>
          </table:table-cell>
          <table:table-cell office:value-type="float" office:value="-0.0665891">
            <text:p>-0.0665891</text:p>
          </table:table-cell>
          <table:table-cell office:value-type="float" office:value="0.00747596">
            <text:p>0.00747596</text:p>
          </table:table-cell>
          <table:table-cell office:value-type="float" office:value="-0.0446962">
            <text:p>-0.0446962</text:p>
          </table:table-cell>
          <table:table-cell office:value-type="float" office:value="-0.425906">
            <text:p>-0.425906</text:p>
          </table:table-cell>
          <table:table-cell office:value-type="float" office:value="0.0950258">
            <text:p>0.0950258</text:p>
          </table:table-cell>
          <table:table-cell/>
          <table:table-cell office:value-type="float" office:value="4.47106">
            <text:p>4.47106</text:p>
          </table:table-cell>
          <table:table-cell office:value-type="float" office:value="-0.15982">
            <text:p>-0.15982</text:p>
          </table:table-cell>
          <table:table-cell office:value-type="float" office:value="-0.0923866">
            <text:p>-0.0923866</text:p>
          </table:table-cell>
          <table:table-cell office:value-type="float" office:value="0.82725">
            <text:p>0.82725</text:p>
          </table:table-cell>
          <table:table-cell office:value-type="float" office:value="0.481784">
            <text:p>0.481784</text:p>
          </table:table-cell>
          <table:table-cell office:value-type="float" office:value="-0.163485">
            <text:p>-0.163485</text:p>
          </table:table-cell>
          <table:table-cell office:value-type="float" office:value="0.0186244">
            <text:p>0.0186244</text:p>
          </table:table-cell>
          <table:table-cell office:value-type="float" office:value="-0.00687085">
            <text:p>-0.00687085</text:p>
          </table:table-cell>
          <table:table-cell office:value-type="float" office:value="0.0829066">
            <text:p>0.0829066</text:p>
          </table:table-cell>
          <table:table-cell office:value-type="float" office:value="-0.198071">
            <text:p>-0.198071</text:p>
          </table:table-cell>
          <table:table-cell office:value-type="float" office:value="0.0327289">
            <text:p>0.0327289</text:p>
          </table:table-cell>
          <table:table-cell office:value-type="float" office:value="0.363817">
            <text:p>0.363817</text:p>
          </table:table-cell>
          <table:table-cell office:value-type="float" office:value="0.039358">
            <text:p>0.039358</text:p>
          </table:table-cell>
          <table:table-cell office:value-type="float" office:value="-0.114177">
            <text:p>-0.114177</text:p>
          </table:table-cell>
          <table:table-cell/>
          <table:table-cell office:value-type="float" office:value="5.17125">
            <text:p>5.17125</text:p>
          </table:table-cell>
          <table:table-cell office:value-type="float" office:value="0.177648">
            <text:p>0.177648</text:p>
          </table:table-cell>
          <table:table-cell office:value-type="float" office:value="-0.180994">
            <text:p>-0.180994</text:p>
          </table:table-cell>
          <table:table-cell office:value-type="float" office:value="0.786857">
            <text:p>0.786857</text:p>
          </table:table-cell>
          <table:table-cell office:value-type="float" office:value="0.30972">
            <text:p>0.30972</text:p>
          </table:table-cell>
          <table:table-cell office:value-type="float" office:value="0.176075">
            <text:p>0.176075</text:p>
          </table:table-cell>
          <table:table-cell office:value-type="float" office:value="-0.290869">
            <text:p>-0.290869</text:p>
          </table:table-cell>
          <table:table-cell office:value-type="float" office:value="0.00724527">
            <text:p>0.00724527</text:p>
          </table:table-cell>
          <table:table-cell office:value-type="float" office:value="-0.0206367">
            <text:p>-0.0206367</text:p>
          </table:table-cell>
          <table:table-cell office:value-type="float" office:value="-0.0657124">
            <text:p>-0.0657124</text:p>
          </table:table-cell>
          <table:table-cell office:value-type="float" office:value="-0.00860676">
            <text:p>-0.00860676</text:p>
          </table:table-cell>
          <table:table-cell office:value-type="float" office:value="0.00944684">
            <text:p>0.00944684</text:p>
          </table:table-cell>
          <table:table-cell office:value-type="float" office:value="0.0551897">
            <text:p>0.0551897</text:p>
          </table:table-cell>
          <table:table-cell office:value-type="float" office:value="0.0149541">
            <text:p>0.0149541</text:p>
          </table:table-cell>
          <table:table-cell/>
          <table:table-cell office:value-type="float" office:value="5.37624">
            <text:p>5.37624</text:p>
          </table:table-cell>
          <table:table-cell office:value-type="float" office:value="0.126317">
            <text:p>0.126317</text:p>
          </table:table-cell>
          <table:table-cell office:value-type="float" office:value="-0.196111">
            <text:p>-0.196111</text:p>
          </table:table-cell>
          <table:table-cell office:value-type="float" office:value="0.748153">
            <text:p>0.748153</text:p>
          </table:table-cell>
          <table:table-cell office:value-type="float" office:value="0.136999">
            <text:p>0.136999</text:p>
          </table:table-cell>
          <table:table-cell office:value-type="float" office:value="0.102453">
            <text:p>0.102453</text:p>
          </table:table-cell>
          <table:table-cell office:value-type="float" office:value="-0.267046">
            <text:p>-0.267046</text:p>
          </table:table-cell>
          <table:table-cell office:value-type="float" office:value="0.0854943">
            <text:p>0.0854943</text:p>
          </table:table-cell>
          <table:table-cell office:value-type="float" office:value="-0.00438741">
            <text:p>-0.00438741</text:p>
          </table:table-cell>
          <table:table-cell office:value-type="float" office:value="0.00224849">
            <text:p>0.00224849</text:p>
          </table:table-cell>
          <table:table-cell office:value-type="float" office:value="-0.00517445">
            <text:p>-0.00517445</text:p>
          </table:table-cell>
          <table:table-cell office:value-type="float" office:value="-0.0510718">
            <text:p>-0.0510718</text:p>
          </table:table-cell>
          <table:table-cell office:value-type="float" office:value="-0.00122962">
            <text:p>-0.00122962</text:p>
          </table:table-cell>
          <table:table-cell office:value-type="float" office:value="0.00993237">
            <text:p>0.00993237</text:p>
          </table:table-cell>
          <table:table-cell/>
          <table:table-cell office:value-type="float" office:value="4.81597">
            <text:p>4.81597</text:p>
          </table:table-cell>
          <table:table-cell office:value-type="float" office:value="0.110657">
            <text:p>0.110657</text:p>
          </table:table-cell>
          <table:table-cell office:value-type="float" office:value="-0.0590584">
            <text:p>-0.0590584</text:p>
          </table:table-cell>
          <table:table-cell office:value-type="float" office:value="0.812897">
            <text:p>0.812897</text:p>
          </table:table-cell>
          <table:table-cell office:value-type="float" office:value="0.266089">
            <text:p>0.266089</text:p>
          </table:table-cell>
          <table:table-cell office:value-type="float" office:value="0.0682194">
            <text:p>0.0682194</text:p>
          </table:table-cell>
          <table:table-cell office:value-type="float" office:value="-0.0809512">
            <text:p>-0.0809512</text:p>
          </table:table-cell>
          <table:table-cell office:value-type="float" office:value="0.00381552">
            <text:p>0.00381552</text:p>
          </table:table-cell>
          <table:table-cell office:value-type="float" office:value="-0.00588698">
            <text:p>-0.00588698</text:p>
          </table:table-cell>
          <table:table-cell office:value-type="float" office:value="-0.0408482">
            <text:p>-0.0408482</text:p>
          </table:table-cell>
          <table:table-cell office:value-type="float" office:value="0.00681334">
            <text:p>0.00681334</text:p>
          </table:table-cell>
          <table:table-cell office:value-type="float" office:value="0.074593">
            <text:p>0.074593</text:p>
          </table:table-cell>
          <table:table-cell office:value-type="float" office:value="0.0943211">
            <text:p>0.0943211</text:p>
          </table:table-cell>
          <table:table-cell office:value-type="float" office:value="-0.031385">
            <text:p>-0.031385</text:p>
          </table:table-cell>
        </table:table-row>
        <table:table-row table:style-name="ro4">
          <table:table-cell office:value-type="float" office:value="5.17724">
            <text:p>5.17724</text:p>
          </table:table-cell>
          <table:table-cell office:value-type="float" office:value="-0.0794274">
            <text:p>-0.0794274</text:p>
          </table:table-cell>
          <table:table-cell office:value-type="float" office:value="-0.00122648">
            <text:p>-0.00122648</text:p>
          </table:table-cell>
          <table:table-cell office:value-type="float" office:value="0.778988">
            <text:p>0.778988</text:p>
          </table:table-cell>
          <table:table-cell office:value-type="float" office:value="0.184609">
            <text:p>0.184609</text:p>
          </table:table-cell>
          <table:table-cell office:value-type="float" office:value="-0.211757">
            <text:p>-0.211757</text:p>
          </table:table-cell>
          <table:table-cell office:value-type="float" office:value="0.13382">
            <text:p>0.13382</text:p>
          </table:table-cell>
          <table:table-cell office:value-type="float" office:value="-0.0564056">
            <text:p>-0.0564056</text:p>
          </table:table-cell>
          <table:table-cell office:value-type="float" office:value="-0.11431">
            <text:p>-0.11431</text:p>
          </table:table-cell>
          <table:table-cell office:value-type="float" office:value="-0.167943">
            <text:p>-0.167943</text:p>
          </table:table-cell>
          <table:table-cell office:value-type="float" office:value="0.0300895">
            <text:p>0.0300895</text:p>
          </table:table-cell>
          <table:table-cell office:value-type="float" office:value="0.359568">
            <text:p>0.359568</text:p>
          </table:table-cell>
          <table:table-cell office:value-type="float" office:value="0.477104">
            <text:p>0.477104</text:p>
          </table:table-cell>
          <table:table-cell office:value-type="float" office:value="-0.125779">
            <text:p>-0.125779</text:p>
          </table:table-cell>
          <table:table-cell/>
          <table:table-cell office:value-type="float" office:value="4.74845">
            <text:p>4.74845</text:p>
          </table:table-cell>
          <table:table-cell office:value-type="float" office:value="-0.108828">
            <text:p>-0.108828</text:p>
          </table:table-cell>
          <table:table-cell office:value-type="float" office:value="-0.144301">
            <text:p>-0.144301</text:p>
          </table:table-cell>
          <table:table-cell office:value-type="float" office:value="0.827543">
            <text:p>0.827543</text:p>
          </table:table-cell>
          <table:table-cell office:value-type="float" office:value="0.460443">
            <text:p>0.460443</text:p>
          </table:table-cell>
          <table:table-cell office:value-type="float" office:value="-0.121643">
            <text:p>-0.121643</text:p>
          </table:table-cell>
          <table:table-cell office:value-type="float" office:value="-0.0159388">
            <text:p>-0.0159388</text:p>
          </table:table-cell>
          <table:table-cell office:value-type="float" office:value="-0.00291511">
            <text:p>-0.00291511</text:p>
          </table:table-cell>
          <table:table-cell office:value-type="float" office:value="0.183826">
            <text:p>0.183826</text:p>
          </table:table-cell>
          <table:table-cell office:value-type="float" office:value="-0.187153">
            <text:p>-0.187153</text:p>
          </table:table-cell>
          <table:table-cell office:value-type="float" office:value="0.00105702">
            <text:p>0.00105702</text:p>
          </table:table-cell>
          <table:table-cell office:value-type="float" office:value="0.0288429">
            <text:p>0.0288429</text:p>
          </table:table-cell>
          <table:table-cell office:value-type="float" office:value="0.366013">
            <text:p>0.366013</text:p>
          </table:table-cell>
          <table:table-cell office:value-type="float" office:value="-0.00145977">
            <text:p>-0.00145977</text:p>
          </table:table-cell>
          <table:table-cell/>
          <table:table-cell office:value-type="float" office:value="5.5382">
            <text:p>5.5382</text:p>
          </table:table-cell>
          <table:table-cell office:value-type="float" office:value="0.171348">
            <text:p>0.171348</text:p>
          </table:table-cell>
          <table:table-cell office:value-type="float" office:value="-0.197676">
            <text:p>-0.197676</text:p>
          </table:table-cell>
          <table:table-cell office:value-type="float" office:value="0.785713">
            <text:p>0.785713</text:p>
          </table:table-cell>
          <table:table-cell office:value-type="float" office:value="0.285002">
            <text:p>0.285002</text:p>
          </table:table-cell>
          <table:table-cell office:value-type="float" office:value="0.177309">
            <text:p>0.177309</text:p>
          </table:table-cell>
          <table:table-cell office:value-type="float" office:value="-0.308032">
            <text:p>-0.308032</text:p>
          </table:table-cell>
          <table:table-cell office:value-type="float" office:value="0.00408663">
            <text:p>0.00408663</text:p>
          </table:table-cell>
          <table:table-cell office:value-type="float" office:value="-0.0171701">
            <text:p>-0.0171701</text:p>
          </table:table-cell>
          <table:table-cell office:value-type="float" office:value="-0.0454603">
            <text:p>-0.0454603</text:p>
          </table:table-cell>
          <table:table-cell office:value-type="float" office:value="-0.0031193">
            <text:p>-0.0031193</text:p>
          </table:table-cell>
          <table:table-cell office:value-type="float" office:value="-0.0226829">
            <text:p>-0.0226829</text:p>
          </table:table-cell>
          <table:table-cell office:value-type="float" office:value="-0.0246567">
            <text:p>-0.0246567</text:p>
          </table:table-cell>
          <table:table-cell office:value-type="float" office:value="-0.0369254">
            <text:p>-0.0369254</text:p>
          </table:table-cell>
          <table:table-cell/>
          <table:table-cell office:value-type="float" office:value="5.97695">
            <text:p>5.97695</text:p>
          </table:table-cell>
          <table:table-cell office:value-type="float" office:value="0.105252">
            <text:p>0.105252</text:p>
          </table:table-cell>
          <table:table-cell office:value-type="float" office:value="-0.195204">
            <text:p>-0.195204</text:p>
          </table:table-cell>
          <table:table-cell office:value-type="float" office:value="0.748629">
            <text:p>0.748629</text:p>
          </table:table-cell>
          <table:table-cell office:value-type="float" office:value="0.109713">
            <text:p>0.109713</text:p>
          </table:table-cell>
          <table:table-cell office:value-type="float" office:value="0.0690402">
            <text:p>0.0690402</text:p>
          </table:table-cell>
          <table:table-cell office:value-type="float" office:value="-0.262356">
            <text:p>-0.262356</text:p>
          </table:table-cell>
          <table:table-cell office:value-type="float" office:value="0.0837489">
            <text:p>0.0837489</text:p>
          </table:table-cell>
          <table:table-cell office:value-type="float" office:value="-0.0350669">
            <text:p>-0.0350669</text:p>
          </table:table-cell>
          <table:table-cell office:value-type="float" office:value="0.00150984">
            <text:p>0.00150984</text:p>
          </table:table-cell>
          <table:table-cell office:value-type="float" office:value="0.000792054">
            <text:p>0.000792054</text:p>
          </table:table-cell>
          <table:table-cell office:value-type="float" office:value="-0.628935">
            <text:p>-0.628935</text:p>
          </table:table-cell>
          <table:table-cell office:value-type="float" office:value="0.157613">
            <text:p>0.157613</text:p>
          </table:table-cell>
          <table:table-cell office:value-type="float" office:value="-0.187741">
            <text:p>-0.187741</text:p>
          </table:table-cell>
          <table:table-cell/>
          <table:table-cell office:value-type="float" office:value="4.97079">
            <text:p>4.97079</text:p>
          </table:table-cell>
          <table:table-cell office:value-type="float" office:value="0.111533">
            <text:p>0.111533</text:p>
          </table:table-cell>
          <table:table-cell office:value-type="float" office:value="-0.0631217">
            <text:p>-0.0631217</text:p>
          </table:table-cell>
          <table:table-cell office:value-type="float" office:value="0.8132">
            <text:p>0.8132</text:p>
          </table:table-cell>
          <table:table-cell office:value-type="float" office:value="0.255002">
            <text:p>0.255002</text:p>
          </table:table-cell>
          <table:table-cell office:value-type="float" office:value="0.0668181">
            <text:p>0.0668181</text:p>
          </table:table-cell>
          <table:table-cell office:value-type="float" office:value="-0.0870977">
            <text:p>-0.0870977</text:p>
          </table:table-cell>
          <table:table-cell office:value-type="float" office:value="0.00467067">
            <text:p>0.00467067</text:p>
          </table:table-cell>
          <table:table-cell office:value-type="float" office:value="0.00566159">
            <text:p>0.00566159</text:p>
          </table:table-cell>
          <table:table-cell office:value-type="float" office:value="-0.0262453">
            <text:p>-0.0262453</text:p>
          </table:table-cell>
          <table:table-cell office:value-type="float" office:value="0.00195427">
            <text:p>0.00195427</text:p>
          </table:table-cell>
          <table:table-cell office:value-type="float" office:value="-0.0693545">
            <text:p>-0.0693545</text:p>
          </table:table-cell>
          <table:table-cell office:value-type="float" office:value="-0.0151471">
            <text:p>-0.0151471</text:p>
          </table:table-cell>
          <table:table-cell office:value-type="float" office:value="0.00849261">
            <text:p>0.00849261</text:p>
          </table:table-cell>
        </table:table-row>
        <table:table-row table:style-name="ro4">
          <table:table-cell office:value-type="float" office:value="5.33619">
            <text:p>5.33619</text:p>
          </table:table-cell>
          <table:table-cell office:value-type="float" office:value="-0.0885125">
            <text:p>-0.0885125</text:p>
          </table:table-cell>
          <table:table-cell office:value-type="float" office:value="-0.0158669">
            <text:p>-0.0158669</text:p>
          </table:table-cell>
          <table:table-cell office:value-type="float" office:value="0.780593">
            <text:p>0.780593</text:p>
          </table:table-cell>
          <table:table-cell office:value-type="float" office:value="0.175277">
            <text:p>0.175277</text:p>
          </table:table-cell>
          <table:table-cell office:value-type="float" office:value="-0.226222">
            <text:p>-0.226222</text:p>
          </table:table-cell>
          <table:table-cell office:value-type="float" office:value="0.106242">
            <text:p>0.106242</text:p>
          </table:table-cell>
          <table:table-cell office:value-type="float" office:value="-0.0519587">
            <text:p>-0.0519587</text:p>
          </table:table-cell>
          <table:table-cell office:value-type="float" office:value="-0.0571578">
            <text:p>-0.0571578</text:p>
          </table:table-cell>
          <table:table-cell office:value-type="float" office:value="-0.0921087">
            <text:p>-0.0921087</text:p>
          </table:table-cell>
          <table:table-cell office:value-type="float" office:value="0.0100973">
            <text:p>0.0100973</text:p>
          </table:table-cell>
          <table:table-cell office:value-type="float" office:value="0.0156119">
            <text:p>0.0156119</text:p>
          </table:table-cell>
          <table:table-cell office:value-type="float" office:value="-0.20612">
            <text:p>-0.20612</text:p>
          </table:table-cell>
          <table:table-cell office:value-type="float" office:value="0.0580056">
            <text:p>0.0580056</text:p>
          </table:table-cell>
          <table:table-cell/>
          <table:table-cell office:value-type="float" office:value="5.00385">
            <text:p>5.00385</text:p>
          </table:table-cell>
          <table:table-cell office:value-type="float" office:value="-0.0599984">
            <text:p>-0.0599984</text:p>
          </table:table-cell>
          <table:table-cell office:value-type="float" office:value="-0.168226">
            <text:p>-0.168226</text:p>
          </table:table-cell>
          <table:table-cell office:value-type="float" office:value="0.827718">
            <text:p>0.827718</text:p>
          </table:table-cell>
          <table:table-cell office:value-type="float" office:value="0.441631">
            <text:p>0.441631</text:p>
          </table:table-cell>
          <table:table-cell office:value-type="float" office:value="-0.0583395">
            <text:p>-0.0583395</text:p>
          </table:table-cell>
          <table:table-cell office:value-type="float" office:value="-0.0461968">
            <text:p>-0.0461968</text:p>
          </table:table-cell>
          <table:table-cell office:value-type="float" office:value="-0.00158583">
            <text:p>-0.00158583</text:p>
          </table:table-cell>
          <table:table-cell office:value-type="float" office:value="0.191193">
            <text:p>0.191193</text:p>
          </table:table-cell>
          <table:table-cell office:value-type="float" office:value="-0.0936763">
            <text:p>-0.0936763</text:p>
          </table:table-cell>
          <table:table-cell table:style-name="ce1" office:value-type="float" office:value="0.000684202">
            <text:p>0.000684202</text:p>
          </table:table-cell>
          <table:table-cell office:value-type="float" office:value="0.262689">
            <text:p>0.262689</text:p>
          </table:table-cell>
          <table:table-cell office:value-type="float" office:value="0.137398">
            <text:p>0.137398</text:p>
          </table:table-cell>
          <table:table-cell office:value-type="float" office:value="0.0174309">
            <text:p>0.0174309</text:p>
          </table:table-cell>
          <table:table-cell/>
          <table:table-cell office:value-type="float" office:value="5.73827">
            <text:p>5.73827</text:p>
          </table:table-cell>
          <table:table-cell office:value-type="float" office:value="0.167005">
            <text:p>0.167005</text:p>
          </table:table-cell>
          <table:table-cell office:value-type="float" office:value="-0.207758">
            <text:p>-0.207758</text:p>
          </table:table-cell>
          <table:table-cell office:value-type="float" office:value="0.78361">
            <text:p>0.78361</text:p>
          </table:table-cell>
          <table:table-cell office:value-type="float" office:value="0.272367">
            <text:p>0.272367</text:p>
          </table:table-cell>
          <table:table-cell office:value-type="float" office:value="0.178962">
            <text:p>0.178962</text:p>
          </table:table-cell>
          <table:table-cell office:value-type="float" office:value="-0.311184">
            <text:p>-0.311184</text:p>
          </table:table-cell>
          <table:table-cell office:value-type="float" office:value="0.00371495">
            <text:p>0.00371495</text:p>
          </table:table-cell>
          <table:table-cell office:value-type="float" office:value="-0.0217083">
            <text:p>-0.0217083</text:p>
          </table:table-cell>
          <table:table-cell office:value-type="float" office:value="-0.0503933">
            <text:p>-0.0503933</text:p>
          </table:table-cell>
          <table:table-cell office:value-type="float" office:value="-0.0105069">
            <text:p>-0.0105069</text:p>
          </table:table-cell>
          <table:table-cell office:value-type="float" office:value="0.0275503">
            <text:p>0.0275503</text:p>
          </table:table-cell>
          <table:table-cell office:value-type="float" office:value="0.144745">
            <text:p>0.144745</text:p>
          </table:table-cell>
          <table:table-cell office:value-type="float" office:value="0.0269086">
            <text:p>0.0269086</text:p>
          </table:table-cell>
          <table:table-cell/>
          <table:table-cell office:value-type="float" office:value="6.20914">
            <text:p>6.20914</text:p>
          </table:table-cell>
          <table:table-cell office:value-type="float" office:value="0.0632033">
            <text:p>0.0632033</text:p>
          </table:table-cell>
          <table:table-cell office:value-type="float" office:value="-0.186357">
            <text:p>-0.186357</text:p>
          </table:table-cell>
          <table:table-cell office:value-type="float" office:value="0.738691">
            <text:p>0.738691</text:p>
          </table:table-cell>
          <table:table-cell office:value-type="float" office:value="0.100687">
            <text:p>0.100687</text:p>
          </table:table-cell>
          <table:table-cell office:value-type="float" office:value="0.0352104">
            <text:p>0.0352104</text:p>
          </table:table-cell>
          <table:table-cell office:value-type="float" office:value="-0.25519">
            <text:p>-0.25519</text:p>
          </table:table-cell>
          <table:table-cell office:value-type="float" office:value="0.0756492">
            <text:p>0.0756492</text:p>
          </table:table-cell>
          <table:table-cell office:value-type="float" office:value="-0.181097">
            <text:p>-0.181097</text:p>
          </table:table-cell>
          <table:table-cell office:value-type="float" office:value="0.0381055">
            <text:p>0.0381055</text:p>
          </table:table-cell>
          <table:table-cell office:value-type="float" office:value="-0.0427991">
            <text:p>-0.0427991</text:p>
          </table:table-cell>
          <table:table-cell office:value-type="float" office:value="0.161695">
            <text:p>0.161695</text:p>
          </table:table-cell>
          <table:table-cell office:value-type="float" office:value="-0.0398642">
            <text:p>-0.0398642</text:p>
          </table:table-cell>
          <table:table-cell office:value-type="float" office:value="0.0137385">
            <text:p>0.0137385</text:p>
          </table:table-cell>
          <table:table-cell/>
          <table:table-cell office:value-type="float" office:value="5.14082">
            <text:p>5.14082</text:p>
          </table:table-cell>
          <table:table-cell office:value-type="float" office:value="0.110491">
            <text:p>0.110491</text:p>
          </table:table-cell>
          <table:table-cell office:value-type="float" office:value="-0.0680219">
            <text:p>-0.0680219</text:p>
          </table:table-cell>
          <table:table-cell office:value-type="float" office:value="0.813778">
            <text:p>0.813778</text:p>
          </table:table-cell>
          <table:table-cell office:value-type="float" office:value="0.243358">
            <text:p>0.243358</text:p>
          </table:table-cell>
          <table:table-cell office:value-type="float" office:value="0.0705095">
            <text:p>0.0705095</text:p>
          </table:table-cell>
          <table:table-cell office:value-type="float" office:value="-0.0894406">
            <text:p>-0.0894406</text:p>
          </table:table-cell>
          <table:table-cell office:value-type="float" office:value="0.00541336">
            <text:p>0.00541336</text:p>
          </table:table-cell>
          <table:table-cell office:value-type="float" office:value="-0.00613033">
            <text:p>-0.00613033</text:p>
          </table:table-cell>
          <table:table-cell office:value-type="float" office:value="-0.0288207">
            <text:p>-0.0288207</text:p>
          </table:table-cell>
          <table:table-cell office:value-type="float" office:value="0.00339822">
            <text:p>0.00339822</text:p>
          </table:table-cell>
          <table:table-cell office:value-type="float" office:value="0.0560142">
            <text:p>0.0560142</text:p>
          </table:table-cell>
          <table:table-cell office:value-type="float" office:value="0.0593328">
            <text:p>0.0593328</text:p>
          </table:table-cell>
          <table:table-cell office:value-type="float" office:value="0.0204958">
            <text:p>0.0204958</text:p>
          </table:table-cell>
        </table:table-row>
        <table:table-row table:style-name="ro4">
          <table:table-cell office:value-type="float" office:value="5.60579">
            <text:p>5.60579</text:p>
          </table:table-cell>
          <table:table-cell office:value-type="float" office:value="-0.102787">
            <text:p>-0.102787</text:p>
          </table:table-cell>
          <table:table-cell office:value-type="float" office:value="-0.0556809">
            <text:p>-0.0556809</text:p>
          </table:table-cell>
          <table:table-cell office:value-type="float" office:value="0.787531">
            <text:p>0.787531</text:p>
          </table:table-cell>
          <table:table-cell office:value-type="float" office:value="0.160515">
            <text:p>0.160515</text:p>
          </table:table-cell>
          <table:table-cell office:value-type="float" office:value="-0.226582">
            <text:p>-0.226582</text:p>
          </table:table-cell>
          <table:table-cell office:value-type="float" office:value="0.070357">
            <text:p>0.070357</text:p>
          </table:table-cell>
          <table:table-cell office:value-type="float" office:value="-0.0541743">
            <text:p>-0.0541743</text:p>
          </table:table-cell>
          <table:table-cell office:value-type="float" office:value="-0.0529488">
            <text:p>-0.0529488</text:p>
          </table:table-cell>
          <table:table-cell office:value-type="float" office:value="-0.147678">
            <text:p>-0.147678</text:p>
          </table:table-cell>
          <table:table-cell office:value-type="float" office:value="0.0257355">
            <text:p>0.0257355</text:p>
          </table:table-cell>
          <table:table-cell office:value-type="float" office:value="0.539244">
            <text:p>0.539244</text:p>
          </table:table-cell>
          <table:table-cell office:value-type="float" office:value="0.13365">
            <text:p>0.13365</text:p>
          </table:table-cell>
          <table:table-cell office:value-type="float" office:value="-0.284664">
            <text:p>-0.284664</text:p>
          </table:table-cell>
          <table:table-cell/>
          <table:table-cell office:value-type="float" office:value="5.22239">
            <text:p>5.22239</text:p>
          </table:table-cell>
          <table:table-cell office:value-type="float" office:value="-0.00566819">
            <text:p>-0.00566819</text:p>
          </table:table-cell>
          <table:table-cell office:value-type="float" office:value="-0.182136">
            <text:p>-0.182136</text:p>
          </table:table-cell>
          <table:table-cell office:value-type="float" office:value="0.8287">
            <text:p>0.8287</text:p>
          </table:table-cell>
          <table:table-cell office:value-type="float" office:value="0.426146">
            <text:p>0.426146</text:p>
          </table:table-cell>
          <table:table-cell office:value-type="float" office:value="-0.0607143">
            <text:p>-0.0607143</text:p>
          </table:table-cell>
          <table:table-cell office:value-type="float" office:value="-0.0692064">
            <text:p>-0.0692064</text:p>
          </table:table-cell>
          <table:table-cell office:value-type="float" office:value="0.0886671">
            <text:p>0.0886671</text:p>
          </table:table-cell>
          <table:table-cell office:value-type="float" office:value="0.248602">
            <text:p>0.248602</text:p>
          </table:table-cell>
          <table:table-cell office:value-type="float" office:value="-0.063649">
            <text:p>-0.063649</text:p>
          </table:table-cell>
          <table:table-cell office:value-type="float" office:value="0.0044936">
            <text:p>0.0044936</text:p>
          </table:table-cell>
          <table:table-cell office:value-type="float" office:value="-0.843115">
            <text:p>-0.843115</text:p>
          </table:table-cell>
          <table:table-cell office:value-type="float" office:value="-0.0452771">
            <text:p>-0.0452771</text:p>
          </table:table-cell>
          <table:table-cell office:value-type="float" office:value="1.59267">
            <text:p>1.59267</text:p>
          </table:table-cell>
          <table:table-cell/>
          <table:table-cell office:value-type="float" office:value="5.90588">
            <text:p>5.90588</text:p>
          </table:table-cell>
          <table:table-cell office:value-type="float" office:value="0.16414">
            <text:p>0.16414</text:p>
          </table:table-cell>
          <table:table-cell office:value-type="float" office:value="-0.212138">
            <text:p>-0.212138</text:p>
          </table:table-cell>
          <table:table-cell office:value-type="float" office:value="0.782605">
            <text:p>0.782605</text:p>
          </table:table-cell>
          <table:table-cell office:value-type="float" office:value="0.262213">
            <text:p>0.262213</text:p>
          </table:table-cell>
          <table:table-cell office:value-type="float" office:value="0.177691">
            <text:p>0.177691</text:p>
          </table:table-cell>
          <table:table-cell office:value-type="float" office:value="-0.320408">
            <text:p>-0.320408</text:p>
          </table:table-cell>
          <table:table-cell office:value-type="float" office:value="0.000449605">
            <text:p>0.000449605</text:p>
          </table:table-cell>
          <table:table-cell office:value-type="float" office:value="-0.0170906">
            <text:p>-0.0170906</text:p>
          </table:table-cell>
          <table:table-cell office:value-type="float" office:value="-0.0261325">
            <text:p>-0.0261325</text:p>
          </table:table-cell>
          <table:table-cell office:value-type="float" office:value="-0.00599678">
            <text:p>-0.00599678</text:p>
          </table:table-cell>
          <table:table-cell office:value-type="float" office:value="-0.0296291">
            <text:p>-0.0296291</text:p>
          </table:table-cell>
          <table:table-cell office:value-type="float" office:value="-0.0374715">
            <text:p>-0.0374715</text:p>
          </table:table-cell>
          <table:table-cell office:value-type="float" office:value="-0.0346305">
            <text:p>-0.0346305</text:p>
          </table:table-cell>
          <table:table-cell/>
          <table:table-cell office:value-type="float" office:value="6.54504">
            <text:p>6.54504</text:p>
          </table:table-cell>
          <table:table-cell office:value-type="float" office:value="0.0206161">
            <text:p>0.0206161</text:p>
          </table:table-cell>
          <table:table-cell office:value-type="float" office:value="-0.178055">
            <text:p>-0.178055</text:p>
          </table:table-cell>
          <table:table-cell office:value-type="float" office:value="0.725865">
            <text:p>0.725865</text:p>
          </table:table-cell>
          <table:table-cell office:value-type="float" office:value="0.0889276">
            <text:p>0.0889276</text:p>
          </table:table-cell>
          <table:table-cell office:value-type="float" office:value="0.00684149">
            <text:p>0.00684149</text:p>
          </table:table-cell>
          <table:table-cell office:value-type="float" office:value="-0.24723">
            <text:p>-0.24723</text:p>
          </table:table-cell>
          <table:table-cell office:value-type="float" office:value="0.0649141">
            <text:p>0.0649141</text:p>
          </table:table-cell>
          <table:table-cell office:value-type="float" office:value="-0.126783">
            <text:p>-0.126783</text:p>
          </table:table-cell>
          <table:table-cell office:value-type="float" office:value="0.0247149">
            <text:p>0.0247149</text:p>
          </table:table-cell>
          <table:table-cell office:value-type="float" office:value="-0.0381842">
            <text:p>-0.0381842</text:p>
          </table:table-cell>
          <table:table-cell office:value-type="float" office:value="0.454547">
            <text:p>0.454547</text:p>
          </table:table-cell>
          <table:table-cell office:value-type="float" office:value="-0.0036615">
            <text:p>-0.0036615</text:p>
          </table:table-cell>
          <table:table-cell office:value-type="float" office:value="0.0435894">
            <text:p>0.0435894</text:p>
          </table:table-cell>
          <table:table-cell/>
          <table:table-cell office:value-type="float" office:value="5.27245">
            <text:p>5.27245</text:p>
          </table:table-cell>
          <table:table-cell office:value-type="float" office:value="0.110655">
            <text:p>0.110655</text:p>
          </table:table-cell>
          <table:table-cell office:value-type="float" office:value="-0.0707876">
            <text:p>-0.0707876</text:p>
          </table:table-cell>
          <table:table-cell office:value-type="float" office:value="0.81458">
            <text:p>0.81458</text:p>
          </table:table-cell>
          <table:table-cell office:value-type="float" office:value="0.234709">
            <text:p>0.234709</text:p>
          </table:table-cell>
          <table:table-cell office:value-type="float" office:value="0.0605618">
            <text:p>0.0605618</text:p>
          </table:table-cell>
          <table:table-cell office:value-type="float" office:value="-0.138738">
            <text:p>-0.138738</text:p>
          </table:table-cell>
          <table:table-cell office:value-type="float" office:value="0.014428">
            <text:p>0.014428</text:p>
          </table:table-cell>
          <table:table-cell office:value-type="float" office:value="0.00124308">
            <text:p>0.00124308</text:p>
          </table:table-cell>
          <table:table-cell office:value-type="float" office:value="-0.0210104">
            <text:p>-0.0210104</text:p>
          </table:table-cell>
          <table:table-cell office:value-type="float" office:value="0.00609619">
            <text:p>0.00609619</text:p>
          </table:table-cell>
          <table:table-cell office:value-type="float" office:value="-0.300669">
            <text:p>-0.300669</text:p>
          </table:table-cell>
          <table:table-cell office:value-type="float" office:value="-1.35683">
            <text:p>-1.35683</text:p>
          </table:table-cell>
          <table:table-cell office:value-type="float" office:value="0.266526">
            <text:p>0.266526</text:p>
          </table:table-cell>
        </table:table-row>
        <table:table-row table:style-name="ro4">
          <table:table-cell office:value-type="float" office:value="5.70454">
            <text:p>5.70454</text:p>
          </table:table-cell>
          <table:table-cell office:value-type="float" office:value="-0.102758">
            <text:p>-0.102758</text:p>
          </table:table-cell>
          <table:table-cell office:value-type="float" office:value="-0.0689609">
            <text:p>-0.0689609</text:p>
          </table:table-cell>
          <table:table-cell office:value-type="float" office:value="0.787296">
            <text:p>0.787296</text:p>
          </table:table-cell>
          <table:table-cell office:value-type="float" office:value="0.155425">
            <text:p>0.155425</text:p>
          </table:table-cell>
          <table:table-cell office:value-type="float" office:value="-0.236812">
            <text:p>-0.236812</text:p>
          </table:table-cell>
          <table:table-cell office:value-type="float" office:value="0.0609025">
            <text:p>0.0609025</text:p>
          </table:table-cell>
          <table:table-cell office:value-type="float" office:value="-0.0492706">
            <text:p>-0.0492706</text:p>
          </table:table-cell>
          <table:table-cell office:value-type="float" office:value="0.00030207">
            <text:p>0.00030207</text:p>
          </table:table-cell>
          <table:table-cell office:value-type="float" office:value="-0.13448">
            <text:p>-0.13448</text:p>
          </table:table-cell>
          <table:table-cell office:value-type="float" office:value="-0.00237532">
            <text:p>-0.00237532</text:p>
          </table:table-cell>
          <table:table-cell office:value-type="float" office:value="0.022099">
            <text:p>0.022099</text:p>
          </table:table-cell>
          <table:table-cell office:value-type="float" office:value="0.235809">
            <text:p>0.235809</text:p>
          </table:table-cell>
          <table:table-cell office:value-type="float" office:value="-0.00275875">
            <text:p>-0.00275875</text:p>
          </table:table-cell>
          <table:table-cell/>
          <table:table-cell office:value-type="float" office:value="5.34184">
            <text:p>5.34184</text:p>
          </table:table-cell>
          <table:table-cell office:value-type="float" office:value="0.0119977">
            <text:p>0.0119977</text:p>
          </table:table-cell>
          <table:table-cell office:value-type="float" office:value="-0.190385">
            <text:p>-0.190385</text:p>
          </table:table-cell>
          <table:table-cell office:value-type="float" office:value="0.851964">
            <text:p>0.851964</text:p>
          </table:table-cell>
          <table:table-cell office:value-type="float" office:value="0.417912">
            <text:p>0.417912</text:p>
          </table:table-cell>
          <table:table-cell office:value-type="float" office:value="0.137604">
            <text:p>0.137604</text:p>
          </table:table-cell>
          <table:table-cell office:value-type="float" office:value="-0.0280504">
            <text:p>-0.0280504</text:p>
          </table:table-cell>
          <table:table-cell office:value-type="float" office:value="-0.116988">
            <text:p>-0.116988</text:p>
          </table:table-cell>
          <table:table-cell office:value-type="float" office:value="0.147887">
            <text:p>0.147887</text:p>
          </table:table-cell>
          <table:table-cell office:value-type="float" office:value="-0.0690576">
            <text:p>-0.0690576</text:p>
          </table:table-cell>
          <table:table-cell office:value-type="float" office:value="0.194748">
            <text:p>0.194748</text:p>
          </table:table-cell>
          <table:table-cell office:value-type="float" office:value="2.51532">
            <text:p>2.51532</text:p>
          </table:table-cell>
          <table:table-cell office:value-type="float" office:value="0.853417">
            <text:p>0.853417</text:p>
          </table:table-cell>
          <table:table-cell office:value-type="float" office:value="-2.76955">
            <text:p>-2.76955</text:p>
          </table:table-cell>
          <table:table-cell/>
          <table:table-cell office:value-type="float" office:value="6.00564">
            <text:p>6.00564</text:p>
          </table:table-cell>
          <table:table-cell office:value-type="float" office:value="0.16214">
            <text:p>0.16214</text:p>
          </table:table-cell>
          <table:table-cell office:value-type="float" office:value="-0.215118">
            <text:p>-0.215118</text:p>
          </table:table-cell>
          <table:table-cell office:value-type="float" office:value="0.781662">
            <text:p>0.781662</text:p>
          </table:table-cell>
          <table:table-cell office:value-type="float" office:value="0.256351">
            <text:p>0.256351</text:p>
          </table:table-cell>
          <table:table-cell office:value-type="float" office:value="0.151974">
            <text:p>0.151974</text:p>
          </table:table-cell>
          <table:table-cell office:value-type="float" office:value="-0.302284">
            <text:p>-0.302284</text:p>
          </table:table-cell>
          <table:table-cell office:value-type="float" office:value="-0.00597403">
            <text:p>-0.00597403</text:p>
          </table:table-cell>
          <table:table-cell office:value-type="float" office:value="-0.0200464">
            <text:p>-0.0200464</text:p>
          </table:table-cell>
          <table:table-cell office:value-type="float" office:value="-0.0298708">
            <text:p>-0.0298708</text:p>
          </table:table-cell>
          <table:table-cell office:value-type="float" office:value="-0.00945162">
            <text:p>-0.00945162</text:p>
          </table:table-cell>
          <table:table-cell office:value-type="float" office:value="-0.656559">
            <text:p>-0.656559</text:p>
          </table:table-cell>
          <table:table-cell office:value-type="float" office:value="0.484538">
            <text:p>0.484538</text:p>
          </table:table-cell>
          <table:table-cell office:value-type="float" office:value="-0.159585">
            <text:p>-0.159585</text:p>
          </table:table-cell>
          <table:table-cell/>
          <table:table-cell office:value-type="float" office:value="6.67331">
            <text:p>6.67331</text:p>
          </table:table-cell>
          <table:table-cell office:value-type="float" office:value="0.0118325">
            <text:p>0.0118325</text:p>
          </table:table-cell>
          <table:table-cell office:value-type="float" office:value="-0.174945">
            <text:p>-0.174945</text:p>
          </table:table-cell>
          <table:table-cell office:value-type="float" office:value="0.721684">
            <text:p>0.721684</text:p>
          </table:table-cell>
          <table:table-cell office:value-type="float" office:value="0.0848086">
            <text:p>0.0848086</text:p>
          </table:table-cell>
          <table:table-cell office:value-type="float" office:value="-0.00890097">
            <text:p>-0.00890097</text:p>
          </table:table-cell>
          <table:table-cell office:value-type="float" office:value="-0.244409">
            <text:p>-0.244409</text:p>
          </table:table-cell>
          <table:table-cell office:value-type="float" office:value="0.0624012">
            <text:p>0.0624012</text:p>
          </table:table-cell>
          <table:table-cell office:value-type="float" office:value="-0.0684791">
            <text:p>-0.0684791</text:p>
          </table:table-cell>
          <table:table-cell office:value-type="float" office:value="0.0242453">
            <text:p>0.0242453</text:p>
          </table:table-cell>
          <table:table-cell office:value-type="float" office:value="-0.0325931">
            <text:p>-0.0325931</text:p>
          </table:table-cell>
          <table:table-cell office:value-type="float" office:value="-0.0631821">
            <text:p>-0.0631821</text:p>
          </table:table-cell>
          <table:table-cell office:value-type="float" office:value="-0.0129325">
            <text:p>-0.0129325</text:p>
          </table:table-cell>
          <table:table-cell office:value-type="float" office:value="0.0773166">
            <text:p>0.0773166</text:p>
          </table:table-cell>
          <table:table-cell/>
          <table:table-cell office:value-type="float" office:value="5.3401">
            <text:p>5.3401</text:p>
          </table:table-cell>
          <table:table-cell office:value-type="float" office:value="0.109363">
            <text:p>0.109363</text:p>
          </table:table-cell>
          <table:table-cell office:value-type="float" office:value="-0.078419">
            <text:p>-0.078419</text:p>
          </table:table-cell>
          <table:table-cell office:value-type="float" office:value="0.816213">
            <text:p>0.816213</text:p>
          </table:table-cell>
          <table:table-cell office:value-type="float" office:value="0.230384">
            <text:p>0.230384</text:p>
          </table:table-cell>
          <table:table-cell office:value-type="float" office:value="0.0700001">
            <text:p>0.0700001</text:p>
          </table:table-cell>
          <table:table-cell office:value-type="float" office:value="-0.0953957">
            <text:p>-0.0953957</text:p>
          </table:table-cell>
          <table:table-cell office:value-type="float" office:value="0.00633645">
            <text:p>0.00633645</text:p>
          </table:table-cell>
          <table:table-cell office:value-type="float" office:value="-0.0190978">
            <text:p>-0.0190978</text:p>
          </table:table-cell>
          <table:table-cell office:value-type="float" office:value="-0.112803">
            <text:p>-0.112803</text:p>
          </table:table-cell>
          <table:table-cell office:value-type="float" office:value="0.0241272">
            <text:p>0.0241272</text:p>
          </table:table-cell>
          <table:table-cell office:value-type="float" office:value="0.0563013">
            <text:p>0.0563013</text:p>
          </table:table-cell>
          <table:table-cell office:value-type="float" office:value="0.406394">
            <text:p>0.406394</text:p>
          </table:table-cell>
          <table:table-cell office:value-type="float" office:value="-0.0677766">
            <text:p>-0.0677766</text:p>
          </table:table-cell>
        </table:table-row>
        <table:table-row table:style-name="ro4">
          <table:table-cell office:value-type="float" office:value="5.96736">
            <text:p>5.96736</text:p>
          </table:table-cell>
          <table:table-cell office:value-type="float" office:value="-0.101152">
            <text:p>-0.101152</text:p>
          </table:table-cell>
          <table:table-cell office:value-type="float" office:value="-0.0880166">
            <text:p>-0.0880166</text:p>
          </table:table-cell>
          <table:table-cell office:value-type="float" office:value="0.786482">
            <text:p>0.786482</text:p>
          </table:table-cell>
          <table:table-cell office:value-type="float" office:value="0.14265">
            <text:p>0.14265</text:p>
          </table:table-cell>
          <table:table-cell office:value-type="float" office:value="-0.231221">
            <text:p>-0.231221</text:p>
          </table:table-cell>
          <table:table-cell office:value-type="float" office:value="0.0293771">
            <text:p>0.0293771</text:p>
          </table:table-cell>
          <table:table-cell office:value-type="float" office:value="-0.0507166">
            <text:p>-0.0507166</text:p>
          </table:table-cell>
          <table:table-cell office:value-type="float" office:value="0.00610999">
            <text:p>0.00610999</text:p>
          </table:table-cell>
          <table:table-cell office:value-type="float" office:value="-0.0725067">
            <text:p>-0.0725067</text:p>
          </table:table-cell>
          <table:table-cell office:value-type="float" office:value="-0.00310035">
            <text:p>-0.00310035</text:p>
          </table:table-cell>
          <table:table-cell office:value-type="float" office:value="0.182903">
            <text:p>0.182903</text:p>
          </table:table-cell>
          <table:table-cell office:value-type="float" office:value="-0.381232">
            <text:p>-0.381232</text:p>
          </table:table-cell>
          <table:table-cell office:value-type="float" office:value="0.00419373">
            <text:p>0.00419373</text:p>
          </table:table-cell>
          <table:table-cell/>
          <table:table-cell office:value-type="float" office:value="5.47064">
            <text:p>5.47064</text:p>
          </table:table-cell>
          <table:table-cell office:value-type="float" office:value="0.0727661">
            <text:p>0.0727661</text:p>
          </table:table-cell>
          <table:table-cell office:value-type="float" office:value="-0.185123">
            <text:p>-0.185123</text:p>
          </table:table-cell>
          <table:table-cell office:value-type="float" office:value="0.831107">
            <text:p>0.831107</text:p>
          </table:table-cell>
          <table:table-cell office:value-type="float" office:value="0.409213">
            <text:p>0.409213</text:p>
          </table:table-cell>
          <table:table-cell office:value-type="float" office:value="0.0229082">
            <text:p>0.0229082</text:p>
          </table:table-cell>
          <table:table-cell office:value-type="float" office:value="-0.0527927">
            <text:p>-0.0527927</text:p>
          </table:table-cell>
          <table:table-cell office:value-type="float" office:value="0.0274222">
            <text:p>0.0274222</text:p>
          </table:table-cell>
          <table:table-cell office:value-type="float" office:value="0.471837">
            <text:p>0.471837</text:p>
          </table:table-cell>
          <table:table-cell office:value-type="float" office:value="0.0408549">
            <text:p>0.0408549</text:p>
          </table:table-cell>
          <table:table-cell office:value-type="float" office:value="-0.161945">
            <text:p>-0.161945</text:p>
          </table:table-cell>
          <table:table-cell office:value-type="float" office:value="-1.11522">
            <text:p>-1.11522</text:p>
          </table:table-cell>
          <table:table-cell office:value-type="float" office:value="0.161794">
            <text:p>0.161794</text:p>
          </table:table-cell>
          <table:table-cell office:value-type="float" office:value="0.725951">
            <text:p>0.725951</text:p>
          </table:table-cell>
          <table:table-cell/>
          <table:table-cell office:value-type="float" office:value="6.03759">
            <text:p>6.03759</text:p>
          </table:table-cell>
          <table:table-cell office:value-type="float" office:value="0.16083">
            <text:p>0.16083</text:p>
          </table:table-cell>
          <table:table-cell office:value-type="float" office:value="-0.215578">
            <text:p>-0.215578</text:p>
          </table:table-cell>
          <table:table-cell office:value-type="float" office:value="0.781198">
            <text:p>0.781198</text:p>
          </table:table-cell>
          <table:table-cell office:value-type="float" office:value="0.254501">
            <text:p>0.254501</text:p>
          </table:table-cell>
          <table:table-cell office:value-type="float" office:value="0.181136">
            <text:p>0.181136</text:p>
          </table:table-cell>
          <table:table-cell office:value-type="float" office:value="-0.320749">
            <text:p>-0.320749</text:p>
          </table:table-cell>
          <table:table-cell office:value-type="float" office:value="-0.00280818">
            <text:p>-0.00280818</text:p>
          </table:table-cell>
          <table:table-cell office:value-type="float" office:value="-0.0410209">
            <text:p>-0.0410209</text:p>
          </table:table-cell>
          <table:table-cell office:value-type="float" office:value="-0.0143917">
            <text:p>-0.0143917</text:p>
          </table:table-cell>
          <table:table-cell office:value-type="float" office:value="-0.0145497">
            <text:p>-0.0145497</text:p>
          </table:table-cell>
          <table:table-cell office:value-type="float" office:value="0.123787">
            <text:p>0.123787</text:p>
          </table:table-cell>
          <table:table-cell office:value-type="float" office:value="0.00560564">
            <text:p>0.00560564</text:p>
          </table:table-cell>
          <table:table-cell office:value-type="float" office:value="-0.0582872">
            <text:p>-0.0582872</text:p>
          </table:table-cell>
          <table:table-cell/>
          <table:table-cell office:value-type="float" office:value="6.9123">
            <text:p>6.9123</text:p>
          </table:table-cell>
          <table:table-cell office:value-type="float" office:value="-0.00814218">
            <text:p>-0.00814218</text:p>
          </table:table-cell>
          <table:table-cell office:value-type="float" office:value="-0.169889">
            <text:p>-0.169889</text:p>
          </table:table-cell>
          <table:table-cell office:value-type="float" office:value="0.718311">
            <text:p>0.718311</text:p>
          </table:table-cell>
          <table:table-cell office:value-type="float" office:value="0.0776362">
            <text:p>0.0776362</text:p>
          </table:table-cell>
          <table:table-cell office:value-type="float" office:value="-0.0219823">
            <text:p>-0.0219823</text:p>
          </table:table-cell>
          <table:table-cell office:value-type="float" office:value="-0.242544">
            <text:p>-0.242544</text:p>
          </table:table-cell>
          <table:table-cell office:value-type="float" office:value="0.0598699">
            <text:p>0.0598699</text:p>
          </table:table-cell>
          <table:table-cell office:value-type="float" office:value="-0.0835791">
            <text:p>-0.0835791</text:p>
          </table:table-cell>
          <table:table-cell office:value-type="float" office:value="0.0211545">
            <text:p>0.0211545</text:p>
          </table:table-cell>
          <table:table-cell office:value-type="float" office:value="-0.0141152">
            <text:p>-0.0141152</text:p>
          </table:table-cell>
          <table:table-cell office:value-type="float" office:value="0.217193">
            <text:p>0.217193</text:p>
          </table:table-cell>
          <table:table-cell office:value-type="float" office:value="-0.128776">
            <text:p>-0.128776</text:p>
          </table:table-cell>
          <table:table-cell office:value-type="float" office:value="0.0218856">
            <text:p>0.0218856</text:p>
          </table:table-cell>
          <table:table-cell/>
          <table:table-cell office:value-type="float" office:value="5.542">
            <text:p>5.542</text:p>
          </table:table-cell>
          <table:table-cell office:value-type="float" office:value="0.107802">
            <text:p>0.107802</text:p>
          </table:table-cell>
          <table:table-cell office:value-type="float" office:value="-0.084628">
            <text:p>-0.084628</text:p>
          </table:table-cell>
          <table:table-cell office:value-type="float" office:value="0.818321">
            <text:p>0.818321</text:p>
          </table:table-cell>
          <table:table-cell office:value-type="float" office:value="0.217946">
            <text:p>0.217946</text:p>
          </table:table-cell>
          <table:table-cell office:value-type="float" office:value="0.0708377">
            <text:p>0.0708377</text:p>
          </table:table-cell>
          <table:table-cell office:value-type="float" office:value="-0.107263">
            <text:p>-0.107263</text:p>
          </table:table-cell>
          <table:table-cell office:value-type="float" office:value="0.00836827">
            <text:p>0.00836827</text:p>
          </table:table-cell>
          <table:table-cell office:value-type="float" office:value="-0.00773082">
            <text:p>-0.00773082</text:p>
          </table:table-cell>
          <table:table-cell office:value-type="float" office:value="-0.0307535">
            <text:p>-0.0307535</text:p>
          </table:table-cell>
          <table:table-cell office:value-type="float" office:value="0.0104434">
            <text:p>0.0104434</text:p>
          </table:table-cell>
          <table:table-cell office:value-type="float" office:value="0.0469098">
            <text:p>0.0469098</text:p>
          </table:table-cell>
          <table:table-cell office:value-type="float" office:value="0.00915785">
            <text:p>0.00915785</text:p>
          </table:table-cell>
          <table:table-cell office:value-type="float" office:value="-0.0218529">
            <text:p>-0.0218529</text:p>
          </table:table-cell>
        </table:table-row>
        <table:table-row table:style-name="ro4">
          <table:table-cell office:value-type="float" office:value="6.17052">
            <text:p>6.17052</text:p>
          </table:table-cell>
          <table:table-cell office:value-type="float" office:value="-0.0923606">
            <text:p>-0.0923606</text:p>
          </table:table-cell>
          <table:table-cell office:value-type="float" office:value="-0.118484">
            <text:p>-0.118484</text:p>
          </table:table-cell>
          <table:table-cell office:value-type="float" office:value="0.786025">
            <text:p>0.786025</text:p>
          </table:table-cell>
          <table:table-cell office:value-type="float" office:value="0.133499">
            <text:p>0.133499</text:p>
          </table:table-cell>
          <table:table-cell office:value-type="float" office:value="-0.225843">
            <text:p>-0.225843</text:p>
          </table:table-cell>
          <table:table-cell office:value-type="float" office:value="0.00996509">
            <text:p>0.00996509</text:p>
          </table:table-cell>
          <table:table-cell office:value-type="float" office:value="-0.0461949">
            <text:p>-0.0461949</text:p>
          </table:table-cell>
          <table:table-cell office:value-type="float" office:value="0.0432701">
            <text:p>0.0432701</text:p>
          </table:table-cell>
          <table:table-cell office:value-type="float" office:value="-0.149961">
            <text:p>-0.149961</text:p>
          </table:table-cell>
          <table:table-cell office:value-type="float" office:value="-0.00224832">
            <text:p>-0.00224832</text:p>
          </table:table-cell>
          <table:table-cell office:value-type="float" office:value="-0.0285355">
            <text:p>-0.0285355</text:p>
          </table:table-cell>
          <table:table-cell office:value-type="float" office:value="0.27111">
            <text:p>0.27111</text:p>
          </table:table-cell>
          <table:table-cell office:value-type="float" office:value="0.197242">
            <text:p>0.197242</text:p>
          </table:table-cell>
          <table:table-cell/>
          <table:table-cell office:value-type="float" office:value="5.67269">
            <text:p>5.67269</text:p>
          </table:table-cell>
          <table:table-cell office:value-type="float" office:value="0.122573">
            <text:p>0.122573</text:p>
          </table:table-cell>
          <table:table-cell office:value-type="float" office:value="-0.170263">
            <text:p>-0.170263</text:p>
          </table:table-cell>
          <table:table-cell office:value-type="float" office:value="0.828022">
            <text:p>0.828022</text:p>
          </table:table-cell>
          <table:table-cell office:value-type="float" office:value="0.395928">
            <text:p>0.395928</text:p>
          </table:table-cell>
          <table:table-cell office:value-type="float" office:value="0.126169">
            <text:p>0.126169</text:p>
          </table:table-cell>
          <table:table-cell office:value-type="float" office:value="0.04632">
            <text:p>0.04632</text:p>
          </table:table-cell>
          <table:table-cell office:value-type="float" office:value="-0.0321278">
            <text:p>-0.0321278</text:p>
          </table:table-cell>
          <table:table-cell office:value-type="float" office:value="0.246504">
            <text:p>0.246504</text:p>
          </table:table-cell>
          <table:table-cell office:value-type="float" office:value="0.0735457">
            <text:p>0.0735457</text:p>
          </table:table-cell>
          <table:table-cell office:value-type="float" office:value="-0.0152657">
            <text:p>-0.0152657</text:p>
          </table:table-cell>
          <table:table-cell office:value-type="float" office:value="0.182228">
            <text:p>0.182228</text:p>
          </table:table-cell>
          <table:table-cell office:value-type="float" office:value="1.6266">
            <text:p>1.6266</text:p>
          </table:table-cell>
          <table:table-cell office:value-type="float" office:value="-0.50956">
            <text:p>-0.50956</text:p>
          </table:table-cell>
          <table:table-cell/>
          <table:table-cell office:value-type="float" office:value="6.24005">
            <text:p>6.24005</text:p>
          </table:table-cell>
          <table:table-cell office:value-type="float" office:value="0.157599">
            <text:p>0.157599</text:p>
          </table:table-cell>
          <table:table-cell office:value-type="float" office:value="-0.218262">
            <text:p>-0.218262</text:p>
          </table:table-cell>
          <table:table-cell office:value-type="float" office:value="0.775863">
            <text:p>0.775863</text:p>
          </table:table-cell>
          <table:table-cell office:value-type="float" office:value="0.243086">
            <text:p>0.243086</text:p>
          </table:table-cell>
          <table:table-cell office:value-type="float" office:value="0.179929">
            <text:p>0.179929</text:p>
          </table:table-cell>
          <table:table-cell office:value-type="float" office:value="-0.32117">
            <text:p>-0.32117</text:p>
          </table:table-cell>
          <table:table-cell office:value-type="float" office:value="-0.00332396">
            <text:p>-0.00332396</text:p>
          </table:table-cell>
          <table:table-cell office:value-type="float" office:value="-0.0159586">
            <text:p>-0.0159586</text:p>
          </table:table-cell>
          <table:table-cell office:value-type="float" office:value="-0.0132568">
            <text:p>-0.0132568</text:p>
          </table:table-cell>
          <table:table-cell office:value-type="float" office:value="-0.0263507">
            <text:p>-0.0263507</text:p>
          </table:table-cell>
          <table:table-cell office:value-type="float" office:value="0.0214918">
            <text:p>0.0214918</text:p>
          </table:table-cell>
          <table:table-cell office:value-type="float" office:value="0.0479869">
            <text:p>0.0479869</text:p>
          </table:table-cell>
          <table:table-cell office:value-type="float" office:value="0.0907913">
            <text:p>0.0907913</text:p>
          </table:table-cell>
          <table:table-cell/>
          <table:table-cell office:value-type="float" office:value="7.11713">
            <text:p>7.11713</text:p>
          </table:table-cell>
          <table:table-cell office:value-type="float" office:value="-0.0161493">
            <text:p>-0.0161493</text:p>
          </table:table-cell>
          <table:table-cell office:value-type="float" office:value="-0.170959">
            <text:p>-0.170959</text:p>
          </table:table-cell>
          <table:table-cell office:value-type="float" office:value="0.716338">
            <text:p>0.716338</text:p>
          </table:table-cell>
          <table:table-cell office:value-type="float" office:value="0.0719738">
            <text:p>0.0719738</text:p>
          </table:table-cell>
          <table:table-cell office:value-type="float" office:value="-0.0322241">
            <text:p>-0.0322241</text:p>
          </table:table-cell>
          <table:table-cell office:value-type="float" office:value="-0.241243">
            <text:p>-0.241243</text:p>
          </table:table-cell>
          <table:table-cell office:value-type="float" office:value="0.0582694">
            <text:p>0.0582694</text:p>
          </table:table-cell>
          <table:table-cell office:value-type="float" office:value="-0.039092">
            <text:p>-0.039092</text:p>
          </table:table-cell>
          <table:table-cell office:value-type="float" office:value="-0.00522222">
            <text:p>-0.00522222</text:p>
          </table:table-cell>
          <table:table-cell office:value-type="float" office:value="-0.0096324">
            <text:p>-0.0096324</text:p>
          </table:table-cell>
          <table:table-cell office:value-type="float" office:value="-0.0721648">
            <text:p>-0.0721648</text:p>
          </table:table-cell>
          <table:table-cell office:value-type="float" office:value="0.0620012">
            <text:p>0.0620012</text:p>
          </table:table-cell>
          <table:table-cell office:value-type="float" office:value="0.00266766">
            <text:p>0.00266766</text:p>
          </table:table-cell>
          <table:table-cell/>
          <table:table-cell office:value-type="float" office:value="5.77486">
            <text:p>5.77486</text:p>
          </table:table-cell>
          <table:table-cell office:value-type="float" office:value="0.108545">
            <text:p>0.108545</text:p>
          </table:table-cell>
          <table:table-cell office:value-type="float" office:value="-0.0912927">
            <text:p>-0.0912927</text:p>
          </table:table-cell>
          <table:table-cell office:value-type="float" office:value="0.819568">
            <text:p>0.819568</text:p>
          </table:table-cell>
          <table:table-cell office:value-type="float" office:value="0.204431">
            <text:p>0.204431</text:p>
          </table:table-cell>
          <table:table-cell office:value-type="float" office:value="0.0723252">
            <text:p>0.0723252</text:p>
          </table:table-cell>
          <table:table-cell office:value-type="float" office:value="-0.113347">
            <text:p>-0.113347</text:p>
          </table:table-cell>
          <table:table-cell office:value-type="float" office:value="0.00835414">
            <text:p>0.00835414</text:p>
          </table:table-cell>
          <table:table-cell office:value-type="float" office:value="0.0031927">
            <text:p>0.0031927</text:p>
          </table:table-cell>
          <table:table-cell office:value-type="float" office:value="-0.0286209">
            <text:p>-0.0286209</text:p>
          </table:table-cell>
          <table:table-cell office:value-type="float" office:value="0.00535471">
            <text:p>0.00535471</text:p>
          </table:table-cell>
          <table:table-cell office:value-type="float" office:value="-0.0150544">
            <text:p>-0.0150544</text:p>
          </table:table-cell>
          <table:table-cell office:value-type="float" office:value="0.010669">
            <text:p>0.010669</text:p>
          </table:table-cell>
          <table:table-cell office:value-type="float" office:value="-0.0332142">
            <text:p>-0.0332142</text:p>
          </table:table-cell>
        </table:table-row>
        <table:table-row table:style-name="ro4">
          <table:table-cell office:value-type="float" office:value="6.47356">
            <text:p>6.47356</text:p>
          </table:table-cell>
          <table:table-cell office:value-type="float" office:value="-0.0818687">
            <text:p>-0.0818687</text:p>
          </table:table-cell>
          <table:table-cell office:value-type="float" office:value="-0.139031">
            <text:p>-0.139031</text:p>
          </table:table-cell>
          <table:table-cell office:value-type="float" office:value="0.803456">
            <text:p>0.803456</text:p>
          </table:table-cell>
          <table:table-cell office:value-type="float" office:value="0.120929">
            <text:p>0.120929</text:p>
          </table:table-cell>
          <table:table-cell office:value-type="float" office:value="-0.179468">
            <text:p>-0.179468</text:p>
          </table:table-cell>
          <table:table-cell office:value-type="float" office:value="-0.0323982">
            <text:p>-0.0323982</text:p>
          </table:table-cell>
          <table:table-cell office:value-type="float" office:value="-0.0446809">
            <text:p>-0.0446809</text:p>
          </table:table-cell>
          <table:table-cell office:value-type="float" office:value="0.0346228">
            <text:p>0.0346228</text:p>
          </table:table-cell>
          <table:table-cell office:value-type="float" office:value="-0.067805">
            <text:p>-0.067805</text:p>
          </table:table-cell>
          <table:table-cell office:value-type="float" office:value="0.0575231">
            <text:p>0.0575231</text:p>
          </table:table-cell>
          <table:table-cell office:value-type="float" office:value="1.30767">
            <text:p>1.30767</text:p>
          </table:table-cell>
          <table:table-cell office:value-type="float" office:value="-0.741377">
            <text:p>-0.741377</text:p>
          </table:table-cell>
          <table:table-cell office:value-type="float" office:value="-0.529573">
            <text:p>-0.529573</text:p>
          </table:table-cell>
          <table:table-cell/>
          <table:table-cell office:value-type="float" office:value="5.80722">
            <text:p>5.80722</text:p>
          </table:table-cell>
          <table:table-cell office:value-type="float" office:value="0.159032">
            <text:p>0.159032</text:p>
          </table:table-cell>
          <table:table-cell office:value-type="float" office:value="-0.130931">
            <text:p>-0.130931</text:p>
          </table:table-cell>
          <table:table-cell office:value-type="float" office:value="0.816747">
            <text:p>0.816747</text:p>
          </table:table-cell>
          <table:table-cell office:value-type="float" office:value="0.387324">
            <text:p>0.387324</text:p>
          </table:table-cell>
          <table:table-cell office:value-type="float" office:value="0.0852403">
            <text:p>0.0852403</text:p>
          </table:table-cell>
          <table:table-cell office:value-type="float" office:value="-0.000975278">
            <text:p>-0.000975278</text:p>
          </table:table-cell>
          <table:table-cell office:value-type="float" office:value="-0.0120847">
            <text:p>-0.0120847</text:p>
          </table:table-cell>
          <table:table-cell office:value-type="float" office:value="0.271019">
            <text:p>0.271019</text:p>
          </table:table-cell>
          <table:table-cell office:value-type="float" office:value="0.292371">
            <text:p>0.292371</text:p>
          </table:table-cell>
          <table:table-cell office:value-type="float" office:value="-0.0838163">
            <text:p>-0.0838163</text:p>
          </table:table-cell>
          <table:table-cell office:value-type="float" office:value="-1.23411">
            <text:p>-1.23411</text:p>
          </table:table-cell>
          <table:table-cell office:value-type="float" office:value="-0.242057">
            <text:p>-0.242057</text:p>
          </table:table-cell>
          <table:table-cell office:value-type="float" office:value="0.153562">
            <text:p>0.153562</text:p>
          </table:table-cell>
          <table:table-cell/>
          <table:table-cell office:value-type="float" office:value="6.40539">
            <text:p>6.40539</text:p>
          </table:table-cell>
          <table:table-cell office:value-type="float" office:value="0.155548">
            <text:p>0.155548</text:p>
          </table:table-cell>
          <table:table-cell office:value-type="float" office:value="-0.219142">
            <text:p>-0.219142</text:p>
          </table:table-cell>
          <table:table-cell office:value-type="float" office:value="0.773988">
            <text:p>0.773988</text:p>
          </table:table-cell>
          <table:table-cell office:value-type="float" office:value="0.234146">
            <text:p>0.234146</text:p>
          </table:table-cell>
          <table:table-cell office:value-type="float" office:value="0.181253">
            <text:p>0.181253</text:p>
          </table:table-cell>
          <table:table-cell office:value-type="float" office:value="-0.328843">
            <text:p>-0.328843</text:p>
          </table:table-cell>
          <table:table-cell office:value-type="float" office:value="-0.00496915">
            <text:p>-0.00496915</text:p>
          </table:table-cell>
          <table:table-cell office:value-type="float" office:value="-0.0124053">
            <text:p>-0.0124053</text:p>
          </table:table-cell>
          <table:table-cell office:value-type="float" office:value="-0.00532283">
            <text:p>-0.00532283</text:p>
          </table:table-cell>
          <table:table-cell office:value-type="float" office:value="-0.0113396">
            <text:p>-0.0113396</text:p>
          </table:table-cell>
          <table:table-cell office:value-type="float" office:value="0.0207829">
            <text:p>0.0207829</text:p>
          </table:table-cell>
          <table:table-cell office:value-type="float" office:value="-0.145128">
            <text:p>-0.145128</text:p>
          </table:table-cell>
          <table:table-cell office:value-type="float" office:value="0.0669333">
            <text:p>0.0669333</text:p>
          </table:table-cell>
          <table:table-cell/>
          <table:table-cell office:value-type="float" office:value="7.37718">
            <text:p>7.37718</text:p>
          </table:table-cell>
          <table:table-cell office:value-type="float" office:value="-0.0311954">
            <text:p>-0.0311954</text:p>
          </table:table-cell>
          <table:table-cell office:value-type="float" office:value="-0.168124">
            <text:p>-0.168124</text:p>
          </table:table-cell>
          <table:table-cell office:value-type="float" office:value="0.714013">
            <text:p>0.714013</text:p>
          </table:table-cell>
          <table:table-cell office:value-type="float" office:value="0.0653758">
            <text:p>0.0653758</text:p>
          </table:table-cell>
          <table:table-cell office:value-type="float" office:value="-0.0440419">
            <text:p>-0.0440419</text:p>
          </table:table-cell>
          <table:table-cell office:value-type="float" office:value="-0.238545">
            <text:p>-0.238545</text:p>
          </table:table-cell>
          <table:table-cell office:value-type="float" office:value="0.0561816">
            <text:p>0.0561816</text:p>
          </table:table-cell>
          <table:table-cell office:value-type="float" office:value="-0.0578585">
            <text:p>-0.0578585</text:p>
          </table:table-cell>
          <table:table-cell office:value-type="float" office:value="0.0109012">
            <text:p>0.0109012</text:p>
          </table:table-cell>
          <table:table-cell office:value-type="float" office:value="-0.00893868">
            <text:p>-0.00893868</text:p>
          </table:table-cell>
          <table:table-cell office:value-type="float" office:value="0.0782985">
            <text:p>0.0782985</text:p>
          </table:table-cell>
          <table:table-cell office:value-type="float" office:value="-0.000358984">
            <text:p>-0.000358984</text:p>
          </table:table-cell>
          <table:table-cell office:value-type="float" office:value="-0.0113773">
            <text:p>-0.0113773</text:p>
          </table:table-cell>
          <table:table-cell/>
          <table:table-cell office:value-type="float" office:value="6.04087">
            <text:p>6.04087</text:p>
          </table:table-cell>
          <table:table-cell office:value-type="float" office:value="0.108329">
            <text:p>0.108329</text:p>
          </table:table-cell>
          <table:table-cell office:value-type="float" office:value="-0.0981513">
            <text:p>-0.0981513</text:p>
          </table:table-cell>
          <table:table-cell office:value-type="float" office:value="0.818642">
            <text:p>0.818642</text:p>
          </table:table-cell>
          <table:table-cell office:value-type="float" office:value="0.190015">
            <text:p>0.190015</text:p>
          </table:table-cell>
          <table:table-cell office:value-type="float" office:value="0.0716777">
            <text:p>0.0716777</text:p>
          </table:table-cell>
          <table:table-cell office:value-type="float" office:value="-0.1127">
            <text:p>-0.1127</text:p>
          </table:table-cell>
          <table:table-cell office:value-type="float" office:value="0.00801853">
            <text:p>0.00801853</text:p>
          </table:table-cell>
          <table:table-cell office:value-type="float" office:value="-0.000811996">
            <text:p>-0.000811996</text:p>
          </table:table-cell>
          <table:table-cell office:value-type="float" office:value="-0.0257828">
            <text:p>-0.0257828</text:p>
          </table:table-cell>
          <table:table-cell office:value-type="float" office:value="-0.00348072">
            <text:p>-0.00348072</text:p>
          </table:table-cell>
          <table:table-cell office:value-type="float" office:value="-0.0759196">
            <text:p>-0.0759196</text:p>
          </table:table-cell>
          <table:table-cell office:value-type="float" office:value="0.216322">
            <text:p>0.216322</text:p>
          </table:table-cell>
          <table:table-cell office:value-type="float" office:value="0.0215308">
            <text:p>0.0215308</text:p>
          </table:table-cell>
        </table:table-row>
        <table:table-row table:style-name="ro4">
          <table:table-cell office:value-type="float" office:value="6.63535">
            <text:p>6.63535</text:p>
          </table:table-cell>
          <table:table-cell office:value-type="float" office:value="-0.0420394">
            <text:p>-0.0420394</text:p>
          </table:table-cell>
          <table:table-cell office:value-type="float" office:value="-0.169407">
            <text:p>-0.169407</text:p>
          </table:table-cell>
          <table:table-cell office:value-type="float" office:value="0.798901">
            <text:p>0.798901</text:p>
          </table:table-cell>
          <table:table-cell office:value-type="float" office:value="0.11471">
            <text:p>0.11471</text:p>
          </table:table-cell>
          <table:table-cell office:value-type="float" office:value="-0.179976">
            <text:p>-0.179976</text:p>
          </table:table-cell>
          <table:table-cell office:value-type="float" office:value="-0.0250863">
            <text:p>-0.0250863</text:p>
          </table:table-cell>
          <table:table-cell office:value-type="float" office:value="-0.0293007">
            <text:p>-0.0293007</text:p>
          </table:table-cell>
          <table:table-cell office:value-type="float" office:value="0.246185">
            <text:p>0.246185</text:p>
          </table:table-cell>
          <table:table-cell office:value-type="float" office:value="-0.18775">
            <text:p>-0.18775</text:p>
          </table:table-cell>
          <table:table-cell office:value-type="float" office:value="-0.0281546">
            <text:p>-0.0281546</text:p>
          </table:table-cell>
          <table:table-cell office:value-type="float" office:value="-0.773508">
            <text:p>-0.773508</text:p>
          </table:table-cell>
          <table:table-cell office:value-type="float" office:value="0.984354">
            <text:p>0.984354</text:p>
          </table:table-cell>
          <table:table-cell office:value-type="float" office:value="0.461431">
            <text:p>0.461431</text:p>
          </table:table-cell>
          <table:table-cell/>
          <table:table-cell office:value-type="float" office:value="5.94655">
            <text:p>5.94655</text:p>
          </table:table-cell>
          <table:table-cell office:value-type="float" office:value="0.172836">
            <text:p>0.172836</text:p>
          </table:table-cell>
          <table:table-cell office:value-type="float" office:value="-0.0948937">
            <text:p>-0.0948937</text:p>
          </table:table-cell>
          <table:table-cell office:value-type="float" office:value="0.808049">
            <text:p>0.808049</text:p>
          </table:table-cell>
          <table:table-cell office:value-type="float" office:value="0.378609">
            <text:p>0.378609</text:p>
          </table:table-cell>
          <table:table-cell office:value-type="float" office:value="0.13485">
            <text:p>0.13485</text:p>
          </table:table-cell>
          <table:table-cell office:value-type="float" office:value="0.0399332">
            <text:p>0.0399332</text:p>
          </table:table-cell>
          <table:table-cell office:value-type="float" office:value="-0.034844">
            <text:p>-0.034844</text:p>
          </table:table-cell>
          <table:table-cell office:value-type="float" office:value="0.0990687">
            <text:p>0.0990687</text:p>
          </table:table-cell>
          <table:table-cell office:value-type="float" office:value="0.258645">
            <text:p>0.258645</text:p>
          </table:table-cell>
          <table:table-cell office:value-type="float" office:value="-0.0624204">
            <text:p>-0.0624204</text:p>
          </table:table-cell>
          <table:table-cell office:value-type="float" office:value="-0.331573">
            <text:p>-0.331573</text:p>
          </table:table-cell>
          <table:table-cell office:value-type="float" office:value="-0.0873703">
            <text:p>-0.0873703</text:p>
          </table:table-cell>
          <table:table-cell office:value-type="float" office:value="-0.130752">
            <text:p>-0.130752</text:p>
          </table:table-cell>
          <table:table-cell/>
          <table:table-cell office:value-type="float" office:value="6.73551">
            <text:p>6.73551</text:p>
          </table:table-cell>
          <table:table-cell office:value-type="float" office:value="0.153717">
            <text:p>0.153717</text:p>
          </table:table-cell>
          <table:table-cell office:value-type="float" office:value="-0.236715">
            <text:p>-0.236715</text:p>
          </table:table-cell>
          <table:table-cell office:value-type="float" office:value="0.777538">
            <text:p>0.777538</text:p>
          </table:table-cell>
          <table:table-cell office:value-type="float" office:value="0.217266">
            <text:p>0.217266</text:p>
          </table:table-cell>
          <table:table-cell office:value-type="float" office:value="0.18573">
            <text:p>0.18573</text:p>
          </table:table-cell>
          <table:table-cell office:value-type="float" office:value="-0.33775">
            <text:p>-0.33775</text:p>
          </table:table-cell>
          <table:table-cell office:value-type="float" office:value="-0.00207583">
            <text:p>-0.00207583</text:p>
          </table:table-cell>
          <table:table-cell office:value-type="float" office:value="-0.00554447">
            <text:p>-0.00554447</text:p>
          </table:table-cell>
          <table:table-cell office:value-type="float" office:value="-0.0532321">
            <text:p>-0.0532321</text:p>
          </table:table-cell>
          <table:table-cell office:value-type="float" office:value="0.0107562">
            <text:p>0.0107562</text:p>
          </table:table-cell>
          <table:table-cell office:value-type="float" office:value="0.0175441">
            <text:p>0.0175441</text:p>
          </table:table-cell>
          <table:table-cell office:value-type="float" office:value="0.157559">
            <text:p>0.157559</text:p>
          </table:table-cell>
          <table:table-cell office:value-type="float" office:value="0.00878477">
            <text:p>0.00878477</text:p>
          </table:table-cell>
          <table:table-cell/>
          <table:table-cell office:value-type="float" office:value="7.70914">
            <text:p>7.70914</text:p>
          </table:table-cell>
          <table:table-cell office:value-type="float" office:value="-0.0417738">
            <text:p>-0.0417738</text:p>
          </table:table-cell>
          <table:table-cell office:value-type="float" office:value="-0.164545">
            <text:p>-0.164545</text:p>
          </table:table-cell>
          <table:table-cell office:value-type="float" office:value="0.709792">
            <text:p>0.709792</text:p>
          </table:table-cell>
          <table:table-cell office:value-type="float" office:value="0.0578245">
            <text:p>0.0578245</text:p>
          </table:table-cell>
          <table:table-cell office:value-type="float" office:value="-0.0512522">
            <text:p>-0.0512522</text:p>
          </table:table-cell>
          <table:table-cell office:value-type="float" office:value="-0.2357">
            <text:p>-0.2357</text:p>
          </table:table-cell>
          <table:table-cell office:value-type="float" office:value="0.05193">
            <text:p>0.05193</text:p>
          </table:table-cell>
          <table:table-cell office:value-type="float" office:value="-0.031866">
            <text:p>-0.031866</text:p>
          </table:table-cell>
          <table:table-cell office:value-type="float" office:value="0.010782">
            <text:p>0.010782</text:p>
          </table:table-cell>
          <table:table-cell office:value-type="float" office:value="-0.0127155">
            <text:p>-0.0127155</text:p>
          </table:table-cell>
          <table:table-cell office:value-type="float" office:value="0.0669458">
            <text:p>0.0669458</text:p>
          </table:table-cell>
          <table:table-cell office:value-type="float" office:value="-0.028188">
            <text:p>-0.028188</text:p>
          </table:table-cell>
          <table:table-cell office:value-type="float" office:value="-0.0231392">
            <text:p>-0.0231392</text:p>
          </table:table-cell>
          <table:table-cell/>
          <table:table-cell office:value-type="float" office:value="6.10665">
            <text:p>6.10665</text:p>
          </table:table-cell>
          <table:table-cell office:value-type="float" office:value="0.107947">
            <text:p>0.107947</text:p>
          </table:table-cell>
          <table:table-cell office:value-type="float" office:value="-0.0989112">
            <text:p>-0.0989112</text:p>
          </table:table-cell>
          <table:table-cell office:value-type="float" office:value="0.818506">
            <text:p>0.818506</text:p>
          </table:table-cell>
          <table:table-cell office:value-type="float" office:value="0.18661">
            <text:p>0.18661</text:p>
          </table:table-cell>
          <table:table-cell office:value-type="float" office:value="0.0742759">
            <text:p>0.0742759</text:p>
          </table:table-cell>
          <table:table-cell office:value-type="float" office:value="-0.11835">
            <text:p>-0.11835</text:p>
          </table:table-cell>
          <table:table-cell office:value-type="float" office:value="0.00721727">
            <text:p>0.00721727</text:p>
          </table:table-cell>
          <table:table-cell office:value-type="float" office:value="-0.00580606">
            <text:p>-0.00580606</text:p>
          </table:table-cell>
          <table:table-cell office:value-type="float" office:value="-0.011553">
            <text:p>-0.011553</text:p>
          </table:table-cell>
          <table:table-cell office:value-type="float" office:value="-0.0020644">
            <text:p>-0.0020644</text:p>
          </table:table-cell>
          <table:table-cell office:value-type="float" office:value="0.0124981">
            <text:p>0.0124981</text:p>
          </table:table-cell>
          <table:table-cell office:value-type="float" office:value="0.0298327">
            <text:p>0.0298327</text:p>
          </table:table-cell>
          <table:table-cell office:value-type="float" office:value="0.00108576">
            <text:p>0.00108576</text:p>
          </table:table-cell>
        </table:table-row>
        <table:table-row table:style-name="ro4">
          <table:table-cell office:value-type="float" office:value="6.77214">
            <text:p>6.77214</text:p>
          </table:table-cell>
          <table:table-cell office:value-type="float" office:value="-0.0228371">
            <text:p>-0.0228371</text:p>
          </table:table-cell>
          <table:table-cell office:value-type="float" office:value="-0.17667">
            <text:p>-0.17667</text:p>
          </table:table-cell>
          <table:table-cell office:value-type="float" office:value="0.803684">
            <text:p>0.803684</text:p>
          </table:table-cell>
          <table:table-cell office:value-type="float" office:value="0.109702">
            <text:p>0.109702</text:p>
          </table:table-cell>
          <table:table-cell office:value-type="float" office:value="-0.131016">
            <text:p>-0.131016</text:p>
          </table:table-cell>
          <table:table-cell office:value-type="float" office:value="-0.0502113">
            <text:p>-0.0502113</text:p>
          </table:table-cell>
          <table:table-cell office:value-type="float" office:value="-0.0344584">
            <text:p>-0.0344584</text:p>
          </table:table-cell>
          <table:table-cell office:value-type="float" office:value="0.140376">
            <text:p>0.140376</text:p>
          </table:table-cell>
          <table:table-cell office:value-type="float" office:value="-0.053098">
            <text:p>-0.053098</text:p>
          </table:table-cell>
          <table:table-cell office:value-type="float" office:value="0.0349654">
            <text:p>0.0349654</text:p>
          </table:table-cell>
          <table:table-cell office:value-type="float" office:value="0.631071">
            <text:p>0.631071</text:p>
          </table:table-cell>
          <table:table-cell office:value-type="float" office:value="-0.0669259">
            <text:p>-0.0669259</text:p>
          </table:table-cell>
          <table:table-cell office:value-type="float" office:value="-0.0802228">
            <text:p>-0.0802228</text:p>
          </table:table-cell>
          <table:table-cell/>
          <table:table-cell office:value-type="float" office:value="6.14423">
            <text:p>6.14423</text:p>
          </table:table-cell>
          <table:table-cell office:value-type="float" office:value="0.179463">
            <text:p>0.179463</text:p>
          </table:table-cell>
          <table:table-cell office:value-type="float" office:value="-0.0471777">
            <text:p>-0.0471777</text:p>
          </table:table-cell>
          <table:table-cell office:value-type="float" office:value="0.7906">
            <text:p>0.7906</text:p>
          </table:table-cell>
          <table:table-cell office:value-type="float" office:value="0.36658">
            <text:p>0.36658</text:p>
          </table:table-cell>
          <table:table-cell office:value-type="float" office:value="0.144666">
            <text:p>0.144666</text:p>
          </table:table-cell>
          <table:table-cell office:value-type="float" office:value="0.0627336">
            <text:p>0.0627336</text:p>
          </table:table-cell>
          <table:table-cell office:value-type="float" office:value="-0.0363408">
            <text:p>-0.0363408</text:p>
          </table:table-cell>
          <table:table-cell office:value-type="float" office:value="0.0335214">
            <text:p>0.0335214</text:p>
          </table:table-cell>
          <table:table-cell office:value-type="float" office:value="0.241373">
            <text:p>0.241373</text:p>
          </table:table-cell>
          <table:table-cell office:value-type="float" office:value="-0.0882683">
            <text:p>-0.0882683</text:p>
          </table:table-cell>
          <table:table-cell office:value-type="float" office:value="-0.178182">
            <text:p>-0.178182</text:p>
          </table:table-cell>
          <table:table-cell office:value-type="float" office:value="-0.481369">
            <text:p>-0.481369</text:p>
          </table:table-cell>
          <table:table-cell office:value-type="float" office:value="0.191749">
            <text:p>0.191749</text:p>
          </table:table-cell>
          <table:table-cell/>
          <table:table-cell office:value-type="float" office:value="7.00586">
            <text:p>7.00586</text:p>
          </table:table-cell>
          <table:table-cell office:value-type="float" office:value="0.153501">
            <text:p>0.153501</text:p>
          </table:table-cell>
          <table:table-cell office:value-type="float" office:value="-0.23959">
            <text:p>-0.23959</text:p>
          </table:table-cell>
          <table:table-cell office:value-type="float" office:value="0.781089">
            <text:p>0.781089</text:p>
          </table:table-cell>
          <table:table-cell office:value-type="float" office:value="0.204352">
            <text:p>0.204352</text:p>
          </table:table-cell>
          <table:table-cell office:value-type="float" office:value="0.179569">
            <text:p>0.179569</text:p>
          </table:table-cell>
          <table:table-cell office:value-type="float" office:value="-0.337763">
            <text:p>-0.337763</text:p>
          </table:table-cell>
          <table:table-cell office:value-type="float" office:value="-0.0104662">
            <text:p>-0.0104662</text:p>
          </table:table-cell>
          <table:table-cell office:value-type="float" office:value="-0.000801253">
            <text:p>-0.000801253</text:p>
          </table:table-cell>
          <table:table-cell office:value-type="float" office:value="-0.0106345">
            <text:p>-0.0106345</text:p>
          </table:table-cell>
          <table:table-cell office:value-type="float" office:value="0.0131312">
            <text:p>0.0131312</text:p>
          </table:table-cell>
          <table:table-cell office:value-type="float" office:value="-0.248868">
            <text:p>-0.248868</text:p>
          </table:table-cell>
          <table:table-cell office:value-type="float" office:value="0.121991">
            <text:p>0.121991</text:p>
          </table:table-cell>
          <table:table-cell office:value-type="float" office:value="-0.285184">
            <text:p>-0.285184</text:p>
          </table:table-cell>
          <table:table-cell/>
          <table:table-cell office:value-type="float" office:value="7.8786">
            <text:p>7.8786</text:p>
          </table:table-cell>
          <table:table-cell office:value-type="float" office:value="-0.0452514">
            <text:p>-0.0452514</text:p>
          </table:table-cell>
          <table:table-cell office:value-type="float" office:value="-0.163527">
            <text:p>-0.163527</text:p>
          </table:table-cell>
          <table:table-cell office:value-type="float" office:value="0.706973">
            <text:p>0.706973</text:p>
          </table:table-cell>
          <table:table-cell office:value-type="float" office:value="0.0543127">
            <text:p>0.0543127</text:p>
          </table:table-cell>
          <table:table-cell office:value-type="float" office:value="-0.0502448">
            <text:p>-0.0502448</text:p>
          </table:table-cell>
          <table:table-cell office:value-type="float" office:value="-0.234203">
            <text:p>-0.234203</text:p>
          </table:table-cell>
          <table:table-cell table:style-name="ce1" office:value-type="float" office:value="0.051806">
            <text:p>0.051806</text:p>
          </table:table-cell>
          <table:table-cell office:value-type="float" office:value="-0.0205215">
            <text:p>-0.0205215</text:p>
          </table:table-cell>
          <table:table-cell office:value-type="float" office:value="0.00600532">
            <text:p>0.00600532</text:p>
          </table:table-cell>
          <table:table-cell office:value-type="float" office:value="-0.0166367">
            <text:p>-0.0166367</text:p>
          </table:table-cell>
          <table:table-cell office:value-type="float" office:value="0.181495">
            <text:p>0.181495</text:p>
          </table:table-cell>
          <table:table-cell office:value-type="float" office:value="0.00873143">
            <text:p>0.00873143</text:p>
          </table:table-cell>
          <table:table-cell office:value-type="float" office:value="0.087929">
            <text:p>0.087929</text:p>
          </table:table-cell>
          <table:table-cell/>
          <table:table-cell office:value-type="float" office:value="6.57471">
            <text:p>6.57471</text:p>
          </table:table-cell>
          <table:table-cell office:value-type="float" office:value="0.107968">
            <text:p>0.107968</text:p>
          </table:table-cell>
          <table:table-cell office:value-type="float" office:value="-0.097783">
            <text:p>-0.097783</text:p>
          </table:table-cell>
          <table:table-cell office:value-type="float" office:value="0.817778">
            <text:p>0.817778</text:p>
          </table:table-cell>
          <table:table-cell office:value-type="float" office:value="0.164079">
            <text:p>0.164079</text:p>
          </table:table-cell>
          <table:table-cell office:value-type="float" office:value="0.0791831">
            <text:p>0.0791831</text:p>
          </table:table-cell>
          <table:table-cell office:value-type="float" office:value="-0.117198">
            <text:p>-0.117198</text:p>
          </table:table-cell>
          <table:table-cell office:value-type="float" office:value="0.00720295">
            <text:p>0.00720295</text:p>
          </table:table-cell>
          <table:table-cell table:style-name="ce1" office:value-type="string">
            <text:p>4.37842e-05</text:p>
          </table:table-cell>
          <table:table-cell office:value-type="float" office:value="0.00241052">
            <text:p>0.00241052</text:p>
          </table:table-cell>
          <table:table-cell office:value-type="float" office:value="-0.0015562">
            <text:p>-0.0015562</text:p>
          </table:table-cell>
          <table:table-cell office:value-type="float" office:value="0.0510265">
            <text:p>0.0510265</text:p>
          </table:table-cell>
          <table:table-cell office:value-type="float" office:value="-0.0236238">
            <text:p>-0.0236238</text:p>
          </table:table-cell>
          <table:table-cell office:value-type="float" office:value="0.0422017">
            <text:p>0.0422017</text:p>
          </table:table-cell>
        </table:table-row>
        <table:table-row table:style-name="ro4">
          <table:table-cell office:value-type="float" office:value="6.9775">
            <text:p>6.9775</text:p>
          </table:table-cell>
          <table:table-cell office:value-type="float" office:value="0.0326068">
            <text:p>0.0326068</text:p>
          </table:table-cell>
          <table:table-cell office:value-type="float" office:value="-0.190397">
            <text:p>-0.190397</text:p>
          </table:table-cell>
          <table:table-cell office:value-type="float" office:value="0.807482">
            <text:p>0.807482</text:p>
          </table:table-cell>
          <table:table-cell office:value-type="float" office:value="0.102591">
            <text:p>0.102591</text:p>
          </table:table-cell>
          <table:table-cell office:value-type="float" office:value="-0.119695">
            <text:p>-0.119695</text:p>
          </table:table-cell>
          <table:table-cell office:value-type="float" office:value="-0.0507466">
            <text:p>-0.0507466</text:p>
          </table:table-cell>
          <table:table-cell office:value-type="float" office:value="-0.0256804">
            <text:p>-0.0256804</text:p>
          </table:table-cell>
          <table:table-cell office:value-type="float" office:value="0.269976">
            <text:p>0.269976</text:p>
          </table:table-cell>
          <table:table-cell office:value-type="float" office:value="-0.0668423">
            <text:p>-0.0668423</text:p>
          </table:table-cell>
          <table:table-cell office:value-type="float" office:value="0.0184903">
            <text:p>0.0184903</text:p>
          </table:table-cell>
          <table:table-cell office:value-type="float" office:value="-1.32179">
            <text:p>-1.32179</text:p>
          </table:table-cell>
          <table:table-cell office:value-type="float" office:value="0.455825">
            <text:p>0.455825</text:p>
          </table:table-cell>
          <table:table-cell office:value-type="float" office:value="0.163501">
            <text:p>0.163501</text:p>
          </table:table-cell>
          <table:table-cell/>
          <table:table-cell office:value-type="float" office:value="6.38634">
            <text:p>6.38634</text:p>
          </table:table-cell>
          <table:table-cell office:value-type="float" office:value="0.177134">
            <text:p>0.177134</text:p>
          </table:table-cell>
          <table:table-cell office:value-type="float" office:value="-0.0169555">
            <text:p>-0.0169555</text:p>
          </table:table-cell>
          <table:table-cell office:value-type="float" office:value="0.780469">
            <text:p>0.780469</text:p>
          </table:table-cell>
          <table:table-cell office:value-type="float" office:value="0.352367">
            <text:p>0.352367</text:p>
          </table:table-cell>
          <table:table-cell office:value-type="float" office:value="0.142803">
            <text:p>0.142803</text:p>
          </table:table-cell>
          <table:table-cell office:value-type="float" office:value="0.125673">
            <text:p>0.125673</text:p>
          </table:table-cell>
          <table:table-cell office:value-type="float" office:value="-0.0531608">
            <text:p>-0.0531608</text:p>
          </table:table-cell>
          <table:table-cell office:value-type="float" office:value="-0.00961706">
            <text:p>-0.00961706</text:p>
          </table:table-cell>
          <table:table-cell office:value-type="float" office:value="0.124832">
            <text:p>0.124832</text:p>
          </table:table-cell>
          <table:table-cell office:value-type="float" office:value="-0.0418452">
            <text:p>-0.0418452</text:p>
          </table:table-cell>
          <table:table-cell office:value-type="float" office:value="-0.109922">
            <text:p>-0.109922</text:p>
          </table:table-cell>
          <table:table-cell office:value-type="float" office:value="0.307819">
            <text:p>0.307819</text:p>
          </table:table-cell>
          <table:table-cell office:value-type="float" office:value="-0.00214743">
            <text:p>-0.00214743</text:p>
          </table:table-cell>
          <table:table-cell/>
          <table:table-cell office:value-type="float" office:value="7.07467">
            <text:p>7.07467</text:p>
          </table:table-cell>
          <table:table-cell office:value-type="float" office:value="0.152267">
            <text:p>0.152267</text:p>
          </table:table-cell>
          <table:table-cell office:value-type="float" office:value="-0.239744">
            <text:p>-0.239744</text:p>
          </table:table-cell>
          <table:table-cell office:value-type="float" office:value="0.780642">
            <text:p>0.780642</text:p>
          </table:table-cell>
          <table:table-cell office:value-type="float" office:value="0.201189">
            <text:p>0.201189</text:p>
          </table:table-cell>
          <table:table-cell office:value-type="float" office:value="0.19526">
            <text:p>0.19526</text:p>
          </table:table-cell>
          <table:table-cell office:value-type="float" office:value="-0.342028">
            <text:p>-0.342028</text:p>
          </table:table-cell>
          <table:table-cell office:value-type="float" office:value="0.000561772">
            <text:p>0.000561772</text:p>
          </table:table-cell>
          <table:table-cell office:value-type="float" office:value="-0.0179249">
            <text:p>-0.0179249</text:p>
          </table:table-cell>
          <table:table-cell office:value-type="float" office:value="-0.00224077">
            <text:p>-0.00224077</text:p>
          </table:table-cell>
          <table:table-cell office:value-type="float" office:value="-0.00649116">
            <text:p>-0.00649116</text:p>
          </table:table-cell>
          <table:table-cell office:value-type="float" office:value="0.178459">
            <text:p>0.178459</text:p>
          </table:table-cell>
          <table:table-cell office:value-type="float" office:value="-0.000652006">
            <text:p>-0.000652006</text:p>
          </table:table-cell>
          <table:table-cell office:value-type="float" office:value="0.04163">
            <text:p>0.04163</text:p>
          </table:table-cell>
          <table:table-cell/>
          <table:table-cell office:value-type="float" office:value="8.01287">
            <text:p>8.01287</text:p>
          </table:table-cell>
          <table:table-cell office:value-type="float" office:value="-0.0447349">
            <text:p>-0.0447349</text:p>
          </table:table-cell>
          <table:table-cell office:value-type="float" office:value="-0.162564">
            <text:p>-0.162564</text:p>
          </table:table-cell>
          <table:table-cell office:value-type="float" office:value="0.706324">
            <text:p>0.706324</text:p>
          </table:table-cell>
          <table:table-cell office:value-type="float" office:value="0.0516824">
            <text:p>0.0516824</text:p>
          </table:table-cell>
          <table:table-cell office:value-type="float" office:value="-0.0497442">
            <text:p>-0.0497442</text:p>
          </table:table-cell>
          <table:table-cell office:value-type="float" office:value="-0.230976">
            <text:p>-0.230976</text:p>
          </table:table-cell>
          <table:table-cell office:value-type="float" office:value="0.0492074">
            <text:p>0.0492074</text:p>
          </table:table-cell>
          <table:table-cell office:value-type="float" office:value="0.00384638">
            <text:p>0.00384638</text:p>
          </table:table-cell>
          <table:table-cell office:value-type="float" office:value="0.00717762">
            <text:p>0.00717762</text:p>
          </table:table-cell>
          <table:table-cell office:value-type="float" office:value="-0.00483117">
            <text:p>-0.00483117</text:p>
          </table:table-cell>
          <table:table-cell office:value-type="float" office:value="0.0748245">
            <text:p>0.0748245</text:p>
          </table:table-cell>
          <table:table-cell office:value-type="float" office:value="0.0958069">
            <text:p>0.0958069</text:p>
          </table:table-cell>
          <table:table-cell office:value-type="float" office:value="-0.0411321">
            <text:p>-0.0411321</text:p>
          </table:table-cell>
          <table:table-cell/>
          <table:table-cell office:value-type="float" office:value="6.70681">
            <text:p>6.70681</text:p>
          </table:table-cell>
          <table:table-cell office:value-type="float" office:value="0.108864">
            <text:p>0.108864</text:p>
          </table:table-cell>
          <table:table-cell office:value-type="float" office:value="-0.0978768">
            <text:p>-0.0978768</text:p>
          </table:table-cell>
          <table:table-cell office:value-type="float" office:value="0.818309">
            <text:p>0.818309</text:p>
          </table:table-cell>
          <table:table-cell office:value-type="float" office:value="0.158228">
            <text:p>0.158228</text:p>
          </table:table-cell>
          <table:table-cell office:value-type="float" office:value="0.0553023">
            <text:p>0.0553023</text:p>
          </table:table-cell>
          <table:table-cell office:value-type="float" office:value="-0.107925">
            <text:p>-0.107925</text:p>
          </table:table-cell>
          <table:table-cell office:value-type="float" office:value="0.00406853">
            <text:p>0.00406853</text:p>
          </table:table-cell>
          <table:table-cell office:value-type="float" office:value="0.00678438">
            <text:p>0.00678438</text:p>
          </table:table-cell>
          <table:table-cell office:value-type="float" office:value="-0.000710186">
            <text:p>-0.000710186</text:p>
          </table:table-cell>
          <table:table-cell office:value-type="float" office:value="0.00401864">
            <text:p>0.00401864</text:p>
          </table:table-cell>
          <table:table-cell office:value-type="float" office:value="-0.730309">
            <text:p>-0.730309</text:p>
          </table:table-cell>
          <table:table-cell office:value-type="float" office:value="0.259893">
            <text:p>0.259893</text:p>
          </table:table-cell>
          <table:table-cell office:value-type="float" office:value="-0.0765838">
            <text:p>-0.0765838</text:p>
          </table:table-cell>
        </table:table-row>
        <table:table-row table:style-name="ro4">
          <table:table-cell office:value-type="float" office:value="7.10957">
            <text:p>7.10957</text:p>
          </table:table-cell>
          <table:table-cell office:value-type="float" office:value="0.0452077">
            <text:p>0.0452077</text:p>
          </table:table-cell>
          <table:table-cell office:value-type="float" office:value="-0.191275">
            <text:p>-0.191275</text:p>
          </table:table-cell>
          <table:table-cell office:value-type="float" office:value="0.812775">
            <text:p>0.812775</text:p>
          </table:table-cell>
          <table:table-cell office:value-type="float" office:value="0.0982636">
            <text:p>0.0982636</text:p>
          </table:table-cell>
          <table:table-cell office:value-type="float" office:value="-0.0747577">
            <text:p>-0.0747577</text:p>
          </table:table-cell>
          <table:table-cell office:value-type="float" office:value="-0.0562247">
            <text:p>-0.0562247</text:p>
          </table:table-cell>
          <table:table-cell office:value-type="float" office:value="-0.0267753">
            <text:p>-0.0267753</text:p>
          </table:table-cell>
          <table:table-cell office:value-type="float" office:value="0.0954151">
            <text:p>0.0954151</text:p>
          </table:table-cell>
          <table:table-cell office:value-type="float" office:value="-0.00664425">
            <text:p>-0.00664425</text:p>
          </table:table-cell>
          <table:table-cell office:value-type="float" office:value="0.0400829">
            <text:p>0.0400829</text:p>
          </table:table-cell>
          <table:table-cell office:value-type="float" office:value="0.389997">
            <text:p>0.389997</text:p>
          </table:table-cell>
          <table:table-cell office:value-type="float" office:value="0.109221">
            <text:p>0.109221</text:p>
          </table:table-cell>
          <table:table-cell office:value-type="float" office:value="-0.122124">
            <text:p>-0.122124</text:p>
          </table:table-cell>
          <table:table-cell/>
          <table:table-cell office:value-type="float" office:value="6.57423">
            <text:p>6.57423</text:p>
          </table:table-cell>
          <table:table-cell office:value-type="float" office:value="0.171446">
            <text:p>0.171446</text:p>
          </table:table-cell>
          <table:table-cell office:value-type="float" office:value="0.017367">
            <text:p>0.017367</text:p>
          </table:table-cell>
          <table:table-cell office:value-type="float" office:value="0.772531">
            <text:p>0.772531</text:p>
          </table:table-cell>
          <table:table-cell office:value-type="float" office:value="0.341717">
            <text:p>0.341717</text:p>
          </table:table-cell>
          <table:table-cell office:value-type="float" office:value="0.124541">
            <text:p>0.124541</text:p>
          </table:table-cell>
          <table:table-cell office:value-type="float" office:value="0.176313">
            <text:p>0.176313</text:p>
          </table:table-cell>
          <table:table-cell office:value-type="float" office:value="-0.0499863">
            <text:p>-0.0499863</text:p>
          </table:table-cell>
          <table:table-cell office:value-type="float" office:value="-0.0302708">
            <text:p>-0.0302708</text:p>
          </table:table-cell>
          <table:table-cell office:value-type="float" office:value="0.182669">
            <text:p>0.182669</text:p>
          </table:table-cell>
          <table:table-cell office:value-type="float" office:value="-0.0422487">
            <text:p>-0.0422487</text:p>
          </table:table-cell>
          <table:table-cell office:value-type="float" office:value="-0.306467">
            <text:p>-0.306467</text:p>
          </table:table-cell>
          <table:table-cell office:value-type="float" office:value="0.523551">
            <text:p>0.523551</text:p>
          </table:table-cell>
          <table:table-cell office:value-type="float" office:value="0.194328">
            <text:p>0.194328</text:p>
          </table:table-cell>
          <table:table-cell/>
          <table:table-cell office:value-type="float" office:value="7.23855">
            <text:p>7.23855</text:p>
          </table:table-cell>
          <table:table-cell office:value-type="float" office:value="0.154122">
            <text:p>0.154122</text:p>
          </table:table-cell>
          <table:table-cell office:value-type="float" office:value="-0.240129">
            <text:p>-0.240129</text:p>
          </table:table-cell>
          <table:table-cell office:value-type="float" office:value="0.780696">
            <text:p>0.780696</text:p>
          </table:table-cell>
          <table:table-cell office:value-type="float" office:value="0.193854">
            <text:p>0.193854</text:p>
          </table:table-cell>
          <table:table-cell office:value-type="float" office:value="0.194454">
            <text:p>0.194454</text:p>
          </table:table-cell>
          <table:table-cell office:value-type="float" office:value="-0.344394">
            <text:p>-0.344394</text:p>
          </table:table-cell>
          <table:table-cell office:value-type="float" office:value="0.00581742">
            <text:p>0.00581742</text:p>
          </table:table-cell>
          <table:table-cell office:value-type="float" office:value="0.01132">
            <text:p>0.01132</text:p>
          </table:table-cell>
          <table:table-cell office:value-type="float" office:value="-0.00234761">
            <text:p>-0.00234761</text:p>
          </table:table-cell>
          <table:table-cell office:value-type="float" office:value="0.000330911">
            <text:p>0.000330911</text:p>
          </table:table-cell>
          <table:table-cell office:value-type="float" office:value="-0.0137064">
            <text:p>-0.0137064</text:p>
          </table:table-cell>
          <table:table-cell office:value-type="float" office:value="-0.0561295">
            <text:p>-0.0561295</text:p>
          </table:table-cell>
          <table:table-cell office:value-type="float" office:value="0.157511">
            <text:p>0.157511</text:p>
          </table:table-cell>
          <table:table-cell/>
          <table:table-cell office:value-type="float" office:value="8.20898">
            <text:p>8.20898</text:p>
          </table:table-cell>
          <table:table-cell office:value-type="float" office:value="-0.0411028">
            <text:p>-0.0411028</text:p>
          </table:table-cell>
          <table:table-cell office:value-type="float" office:value="-0.157471">
            <text:p>-0.157471</text:p>
          </table:table-cell>
          <table:table-cell office:value-type="float" office:value="0.703795">
            <text:p>0.703795</text:p>
          </table:table-cell>
          <table:table-cell office:value-type="float" office:value="0.0480675">
            <text:p>0.0480675</text:p>
          </table:table-cell>
          <table:table-cell office:value-type="float" office:value="-0.0491693">
            <text:p>-0.0491693</text:p>
          </table:table-cell>
          <table:table-cell office:value-type="float" office:value="-0.231147">
            <text:p>-0.231147</text:p>
          </table:table-cell>
          <table:table-cell office:value-type="float" office:value="0.0499649">
            <text:p>0.0499649</text:p>
          </table:table-cell>
          <table:table-cell office:value-type="float" office:value="0.0185206">
            <text:p>0.0185206</text:p>
          </table:table-cell>
          <table:table-cell office:value-type="float" office:value="0.0259668">
            <text:p>0.0259668</text:p>
          </table:table-cell>
          <table:table-cell office:value-type="float" office:value="-0.0128978">
            <text:p>-0.0128978</text:p>
          </table:table-cell>
          <table:table-cell office:value-type="float" office:value="-0.126078">
            <text:p>-0.126078</text:p>
          </table:table-cell>
          <table:table-cell office:value-type="float" office:value="-0.182385">
            <text:p>-0.182385</text:p>
          </table:table-cell>
          <table:table-cell office:value-type="float" office:value="0.108242">
            <text:p>0.108242</text:p>
          </table:table-cell>
          <table:table-cell/>
          <table:table-cell office:value-type="float" office:value="6.77674">
            <text:p>6.77674</text:p>
          </table:table-cell>
          <table:table-cell office:value-type="float" office:value="0.105768">
            <text:p>0.105768</text:p>
          </table:table-cell>
          <table:table-cell office:value-type="float" office:value="-0.0966557">
            <text:p>-0.0966557</text:p>
          </table:table-cell>
          <table:table-cell office:value-type="float" office:value="0.818215">
            <text:p>0.818215</text:p>
          </table:table-cell>
          <table:table-cell office:value-type="float" office:value="0.155215">
            <text:p>0.155215</text:p>
          </table:table-cell>
          <table:table-cell office:value-type="float" office:value="0.0725543">
            <text:p>0.0725543</text:p>
          </table:table-cell>
          <table:table-cell office:value-type="float" office:value="-0.1141">
            <text:p>-0.1141</text:p>
          </table:table-cell>
          <table:table-cell office:value-type="float" office:value="0.0068473">
            <text:p>0.0068473</text:p>
          </table:table-cell>
          <table:table-cell office:value-type="float" office:value="-0.0442818">
            <text:p>-0.0442818</text:p>
          </table:table-cell>
          <table:table-cell office:value-type="float" office:value="0.0174626">
            <text:p>0.0174626</text:p>
          </table:table-cell>
          <table:table-cell table:style-name="ce1" office:value-type="float" office:value="-0.00133642">
            <text:p>-0.00133642</text:p>
          </table:table-cell>
          <table:table-cell office:value-type="float" office:value="0.00109507">
            <text:p>0.00109507</text:p>
          </table:table-cell>
          <table:table-cell office:value-type="float" office:value="-0.0116284">
            <text:p>-0.0116284</text:p>
          </table:table-cell>
          <table:table-cell office:value-type="float" office:value="0.0262689">
            <text:p>0.0262689</text:p>
          </table:table-cell>
        </table:table-row>
        <table:table-row table:style-name="ro4">
          <table:table-cell office:value-type="float" office:value="7.23844">
            <text:p>7.23844</text:p>
          </table:table-cell>
          <table:table-cell office:value-type="float" office:value="0.0639801">
            <text:p>0.0639801</text:p>
          </table:table-cell>
          <table:table-cell office:value-type="float" office:value="-0.190317">
            <text:p>-0.190317</text:p>
          </table:table-cell>
          <table:table-cell office:value-type="float" office:value="0.815912">
            <text:p>0.815912</text:p>
          </table:table-cell>
          <table:table-cell office:value-type="float" office:value="0.0942169">
            <text:p>0.0942169</text:p>
          </table:table-cell>
          <table:table-cell office:value-type="float" office:value="-0.0278183">
            <text:p>-0.0278183</text:p>
          </table:table-cell>
          <table:table-cell office:value-type="float" office:value="-0.0411358">
            <text:p>-0.0411358</text:p>
          </table:table-cell>
          <table:table-cell office:value-type="float" office:value="-0.0272233">
            <text:p>-0.0272233</text:p>
          </table:table-cell>
          <table:table-cell office:value-type="float" office:value="0.145673">
            <text:p>0.145673</text:p>
          </table:table-cell>
          <table:table-cell office:value-type="float" office:value="0.00743069">
            <text:p>0.00743069</text:p>
          </table:table-cell>
          <table:table-cell office:value-type="float" office:value="0.0243451">
            <text:p>0.0243451</text:p>
          </table:table-cell>
          <table:table-cell office:value-type="float" office:value="1.24076">
            <text:p>1.24076</text:p>
          </table:table-cell>
          <table:table-cell office:value-type="float" office:value="0.572018">
            <text:p>0.572018</text:p>
          </table:table-cell>
          <table:table-cell office:value-type="float" office:value="-0.190723">
            <text:p>-0.190723</text:p>
          </table:table-cell>
          <table:table-cell/>
          <table:table-cell office:value-type="float" office:value="6.70814">
            <text:p>6.70814</text:p>
          </table:table-cell>
          <table:table-cell office:value-type="float" office:value="0.161897">
            <text:p>0.161897</text:p>
          </table:table-cell>
          <table:table-cell office:value-type="float" office:value="0.0512169">
            <text:p>0.0512169</text:p>
          </table:table-cell>
          <table:table-cell office:value-type="float" office:value="0.770358">
            <text:p>0.770358</text:p>
          </table:table-cell>
          <table:table-cell office:value-type="float" office:value="0.334325">
            <text:p>0.334325</text:p>
          </table:table-cell>
          <table:table-cell office:value-type="float" office:value="0.138409">
            <text:p>0.138409</text:p>
          </table:table-cell>
          <table:table-cell office:value-type="float" office:value="0.142133">
            <text:p>0.142133</text:p>
          </table:table-cell>
          <table:table-cell office:value-type="float" office:value="-0.0622263">
            <text:p>-0.0622263</text:p>
          </table:table-cell>
          <table:table-cell office:value-type="float" office:value="-0.0713101">
            <text:p>-0.0713101</text:p>
          </table:table-cell>
          <table:table-cell office:value-type="float" office:value="0.252779">
            <text:p>0.252779</text:p>
          </table:table-cell>
          <table:table-cell office:value-type="float" office:value="-0.016226">
            <text:p>-0.016226</text:p>
          </table:table-cell>
          <table:table-cell office:value-type="float" office:value="0.169512">
            <text:p>0.169512</text:p>
          </table:table-cell>
          <table:table-cell office:value-type="float" office:value="-0.781486">
            <text:p>-0.781486</text:p>
          </table:table-cell>
          <table:table-cell office:value-type="float" office:value="-0.0263257">
            <text:p>-0.0263257</text:p>
          </table:table-cell>
          <table:table-cell/>
          <table:table-cell office:value-type="float" office:value="7.474">
            <text:p>7.474</text:p>
          </table:table-cell>
          <table:table-cell office:value-type="float" office:value="0.156028">
            <text:p>0.156028</text:p>
          </table:table-cell>
          <table:table-cell office:value-type="float" office:value="-0.243793">
            <text:p>-0.243793</text:p>
          </table:table-cell>
          <table:table-cell office:value-type="float" office:value="0.789506">
            <text:p>0.789506</text:p>
          </table:table-cell>
          <table:table-cell office:value-type="float" office:value="0.18378">
            <text:p>0.18378</text:p>
          </table:table-cell>
          <table:table-cell office:value-type="float" office:value="0.196223">
            <text:p>0.196223</text:p>
          </table:table-cell>
          <table:table-cell office:value-type="float" office:value="-0.343389">
            <text:p>-0.343389</text:p>
          </table:table-cell>
          <table:table-cell office:value-type="float" office:value="0.00786669">
            <text:p>0.00786669</text:p>
          </table:table-cell>
          <table:table-cell office:value-type="float" office:value="0.0080928">
            <text:p>0.0080928</text:p>
          </table:table-cell>
          <table:table-cell office:value-type="float" office:value="-0.0155634">
            <text:p>-0.0155634</text:p>
          </table:table-cell>
          <table:table-cell office:value-type="float" office:value="0.0374172">
            <text:p>0.0374172</text:p>
          </table:table-cell>
          <table:table-cell office:value-type="float" office:value="-0.0955097">
            <text:p>-0.0955097</text:p>
          </table:table-cell>
          <table:table-cell office:value-type="float" office:value="0.0783254">
            <text:p>0.0783254</text:p>
          </table:table-cell>
          <table:table-cell office:value-type="float" office:value="-0.0865121">
            <text:p>-0.0865121</text:p>
          </table:table-cell>
          <table:table-cell/>
          <table:table-cell office:value-type="float" office:value="8.34713">
            <text:p>8.34713</text:p>
          </table:table-cell>
          <table:table-cell office:value-type="float" office:value="-0.0409505">
            <text:p>-0.0409505</text:p>
          </table:table-cell>
          <table:table-cell office:value-type="float" office:value="-0.157365">
            <text:p>-0.157365</text:p>
          </table:table-cell>
          <table:table-cell office:value-type="float" office:value="0.704079">
            <text:p>0.704079</text:p>
          </table:table-cell>
          <table:table-cell office:value-type="float" office:value="0.0456738">
            <text:p>0.0456738</text:p>
          </table:table-cell>
          <table:table-cell office:value-type="float" office:value="-0.0475368">
            <text:p>-0.0475368</text:p>
          </table:table-cell>
          <table:table-cell office:value-type="float" office:value="-0.225449">
            <text:p>-0.225449</text:p>
          </table:table-cell>
          <table:table-cell office:value-type="float" office:value="0.0481433">
            <text:p>0.0481433</text:p>
          </table:table-cell>
          <table:table-cell office:value-type="float" office:value="0.00110245">
            <text:p>0.00110245</text:p>
          </table:table-cell>
          <table:table-cell office:value-type="float" office:value="0.000769624">
            <text:p>0.000769624</text:p>
          </table:table-cell>
          <table:table-cell office:value-type="float" office:value="0.00205623">
            <text:p>0.00205623</text:p>
          </table:table-cell>
          <table:table-cell office:value-type="float" office:value="-0.0209919">
            <text:p>-0.0209919</text:p>
          </table:table-cell>
          <table:table-cell office:value-type="float" office:value="0.132967">
            <text:p>0.132967</text:p>
          </table:table-cell>
          <table:table-cell office:value-type="float" office:value="-0.0376188">
            <text:p>-0.0376188</text:p>
          </table:table-cell>
          <table:table-cell/>
          <table:table-cell office:value-type="float" office:value="7.31562">
            <text:p>7.31562</text:p>
          </table:table-cell>
          <table:table-cell office:value-type="float" office:value="0.0822228">
            <text:p>0.0822228</text:p>
          </table:table-cell>
          <table:table-cell office:value-type="float" office:value="-0.0906222">
            <text:p>-0.0906222</text:p>
          </table:table-cell>
          <table:table-cell office:value-type="float" office:value="0.825123">
            <text:p>0.825123</text:p>
          </table:table-cell>
          <table:table-cell office:value-type="float" office:value="0.133844">
            <text:p>0.133844</text:p>
          </table:table-cell>
          <table:table-cell office:value-type="float" office:value="0.030549">
            <text:p>0.030549</text:p>
          </table:table-cell>
          <table:table-cell office:value-type="float" office:value="-0.113889">
            <text:p>-0.113889</text:p>
          </table:table-cell>
          <table:table-cell office:value-type="float" office:value="0.0216133">
            <text:p>0.0216133</text:p>
          </table:table-cell>
          <table:table-cell office:value-type="float" office:value="-0.0436917">
            <text:p>-0.0436917</text:p>
          </table:table-cell>
          <table:table-cell office:value-type="float" office:value="0.0111963">
            <text:p>0.0111963</text:p>
          </table:table-cell>
          <table:table-cell office:value-type="float" office:value="0.0128195">
            <text:p>0.0128195</text:p>
          </table:table-cell>
          <table:table-cell office:value-type="float" office:value="-0.638466">
            <text:p>-0.638466</text:p>
          </table:table-cell>
          <table:table-cell office:value-type="float" office:value="-0.184684">
            <text:p>-0.184684</text:p>
          </table:table-cell>
          <table:table-cell office:value-type="float" office:value="0.24308">
            <text:p>0.24308</text:p>
          </table:table-cell>
        </table:table-row>
        <table:table-row table:style-name="ro4">
          <table:table-cell office:value-type="float" office:value="7.30522">
            <text:p>7.30522</text:p>
          </table:table-cell>
          <table:table-cell office:value-type="float" office:value="0.0792417">
            <text:p>0.0792417</text:p>
          </table:table-cell>
          <table:table-cell office:value-type="float" office:value="-0.18727">
            <text:p>-0.18727</text:p>
          </table:table-cell>
          <table:table-cell office:value-type="float" office:value="0.816688">
            <text:p>0.816688</text:p>
          </table:table-cell>
          <table:table-cell office:value-type="float" office:value="0.0921858">
            <text:p>0.0921858</text:p>
          </table:table-cell>
          <table:table-cell office:value-type="float" office:value="-0.0514354">
            <text:p>-0.0514354</text:p>
          </table:table-cell>
          <table:table-cell office:value-type="float" office:value="-0.0492437">
            <text:p>-0.0492437</text:p>
          </table:table-cell>
          <table:table-cell office:value-type="float" office:value="-0.0220978">
            <text:p>-0.0220978</text:p>
          </table:table-cell>
          <table:table-cell office:value-type="float" office:value="0.228532">
            <text:p>0.228532</text:p>
          </table:table-cell>
          <table:table-cell office:value-type="float" office:value="0.0456306">
            <text:p>0.0456306</text:p>
          </table:table-cell>
          <table:table-cell office:value-type="float" office:value="0.0116085">
            <text:p>0.0116085</text:p>
          </table:table-cell>
          <table:table-cell office:value-type="float" office:value="-0.393305">
            <text:p>-0.393305</text:p>
          </table:table-cell>
          <table:table-cell office:value-type="float" office:value="0.0590857">
            <text:p>0.0590857</text:p>
          </table:table-cell>
          <table:table-cell office:value-type="float" office:value="0.00806927">
            <text:p>0.00806927</text:p>
          </table:table-cell>
          <table:table-cell/>
          <table:table-cell office:value-type="float" office:value="6.90853">
            <text:p>6.90853</text:p>
          </table:table-cell>
          <table:table-cell office:value-type="float" office:value="0.154414">
            <text:p>0.154414</text:p>
          </table:table-cell>
          <table:table-cell office:value-type="float" office:value="0.0704898">
            <text:p>0.0704898</text:p>
          </table:table-cell>
          <table:table-cell office:value-type="float" office:value="0.766049">
            <text:p>0.766049</text:p>
          </table:table-cell>
          <table:table-cell office:value-type="float" office:value="0.323559">
            <text:p>0.323559</text:p>
          </table:table-cell>
          <table:table-cell office:value-type="float" office:value="0.103324">
            <text:p>0.103324</text:p>
          </table:table-cell>
          <table:table-cell office:value-type="float" office:value="0.227978">
            <text:p>0.227978</text:p>
          </table:table-cell>
          <table:table-cell office:value-type="float" office:value="-0.070005">
            <text:p>-0.070005</text:p>
          </table:table-cell>
          <table:table-cell office:value-type="float" office:value="-0.0373418">
            <text:p>-0.0373418</text:p>
          </table:table-cell>
          <table:table-cell office:value-type="float" office:value="0.0961776">
            <text:p>0.0961776</text:p>
          </table:table-cell>
          <table:table-cell office:value-type="float" office:value="-0.0215014">
            <text:p>-0.0215014</text:p>
          </table:table-cell>
          <table:table-cell office:value-type="float" office:value="-0.380233">
            <text:p>-0.380233</text:p>
          </table:table-cell>
          <table:table-cell office:value-type="float" office:value="0.665738">
            <text:p>0.665738</text:p>
          </table:table-cell>
          <table:table-cell office:value-type="float" office:value="-0.0807396">
            <text:p>-0.0807396</text:p>
          </table:table-cell>
          <table:table-cell/>
          <table:table-cell office:value-type="float" office:value="7.70588">
            <text:p>7.70588</text:p>
          </table:table-cell>
          <table:table-cell office:value-type="float" office:value="0.152769">
            <text:p>0.152769</text:p>
          </table:table-cell>
          <table:table-cell office:value-type="float" office:value="-0.243191">
            <text:p>-0.243191</text:p>
          </table:table-cell>
          <table:table-cell office:value-type="float" office:value="0.793531">
            <text:p>0.793531</text:p>
          </table:table-cell>
          <table:table-cell office:value-type="float" office:value="0.17437">
            <text:p>0.17437</text:p>
          </table:table-cell>
          <table:table-cell office:value-type="float" office:value="0.190526">
            <text:p>0.190526</text:p>
          </table:table-cell>
          <table:table-cell office:value-type="float" office:value="-0.343582">
            <text:p>-0.343582</text:p>
          </table:table-cell>
          <table:table-cell office:value-type="float" office:value="0.0161741">
            <text:p>0.0161741</text:p>
          </table:table-cell>
          <table:table-cell office:value-type="float" office:value="-0.014054">
            <text:p>-0.014054</text:p>
          </table:table-cell>
          <table:table-cell office:value-type="float" office:value="0.00259869">
            <text:p>0.00259869</text:p>
          </table:table-cell>
          <table:table-cell office:value-type="float" office:value="0.0173568">
            <text:p>0.0173568</text:p>
          </table:table-cell>
          <table:table-cell office:value-type="float" office:value="-0.186679">
            <text:p>-0.186679</text:p>
          </table:table-cell>
          <table:table-cell office:value-type="float" office:value="0.00984349">
            <text:p>0.00984349</text:p>
          </table:table-cell>
          <table:table-cell office:value-type="float" office:value="0.0667511">
            <text:p>0.0667511</text:p>
          </table:table-cell>
          <table:table-cell/>
          <table:table-cell office:value-type="float" office:value="8.58115">
            <text:p>8.58115</text:p>
          </table:table-cell>
          <table:table-cell office:value-type="float" office:value="-0.0418421">
            <text:p>-0.0418421</text:p>
          </table:table-cell>
          <table:table-cell office:value-type="float" office:value="-0.149903">
            <text:p>-0.149903</text:p>
          </table:table-cell>
          <table:table-cell office:value-type="float" office:value="0.7025">
            <text:p>0.7025</text:p>
          </table:table-cell>
          <table:table-cell office:value-type="float" office:value="0.0418881">
            <text:p>0.0418881</text:p>
          </table:table-cell>
          <table:table-cell office:value-type="float" office:value="-0.0432698">
            <text:p>-0.0432698</text:p>
          </table:table-cell>
          <table:table-cell office:value-type="float" office:value="-0.202752">
            <text:p>-0.202752</text:p>
          </table:table-cell>
          <table:table-cell office:value-type="float" office:value="0.0410085">
            <text:p>0.0410085</text:p>
          </table:table-cell>
          <table:table-cell table:style-name="ce1" office:value-type="float" office:value="-0.00380998">
            <text:p>-0.00380998</text:p>
          </table:table-cell>
          <table:table-cell office:value-type="float" office:value="0.0318861">
            <text:p>0.0318861</text:p>
          </table:table-cell>
          <table:table-cell office:value-type="float" office:value="-0.00674718">
            <text:p>-0.00674718</text:p>
          </table:table-cell>
          <table:table-cell office:value-type="float" office:value="0.177042">
            <text:p>0.177042</text:p>
          </table:table-cell>
          <table:table-cell office:value-type="float" office:value="0.633414">
            <text:p>0.633414</text:p>
          </table:table-cell>
          <table:table-cell office:value-type="float" office:value="-0.241124">
            <text:p>-0.241124</text:p>
          </table:table-cell>
          <table:table-cell/>
          <table:table-cell office:value-type="float" office:value="7.40747">
            <text:p>7.40747</text:p>
          </table:table-cell>
          <table:table-cell office:value-type="float" office:value="0.0728242">
            <text:p>0.0728242</text:p>
          </table:table-cell>
          <table:table-cell office:value-type="float" office:value="-0.0911518">
            <text:p>-0.0911518</text:p>
          </table:table-cell>
          <table:table-cell office:value-type="float" office:value="0.828351">
            <text:p>0.828351</text:p>
          </table:table-cell>
          <table:table-cell office:value-type="float" office:value="0.130506">
            <text:p>0.130506</text:p>
          </table:table-cell>
          <table:table-cell office:value-type="float" office:value="0.0515709">
            <text:p>0.0515709</text:p>
          </table:table-cell>
          <table:table-cell office:value-type="float" office:value="-0.10833">
            <text:p>-0.10833</text:p>
          </table:table-cell>
          <table:table-cell office:value-type="float" office:value="0.0155691">
            <text:p>0.0155691</text:p>
          </table:table-cell>
          <table:table-cell office:value-type="float" office:value="-0.102332">
            <text:p>-0.102332</text:p>
          </table:table-cell>
          <table:table-cell office:value-type="float" office:value="-0.00576603">
            <text:p>-0.00576603</text:p>
          </table:table-cell>
          <table:table-cell office:value-type="float" office:value="0.0351452">
            <text:p>0.0351452</text:p>
          </table:table-cell>
          <table:table-cell office:value-type="float" office:value="0.412464">
            <text:p>0.412464</text:p>
          </table:table-cell>
          <table:table-cell office:value-type="float" office:value="0.0398296">
            <text:p>0.0398296</text:p>
          </table:table-cell>
          <table:table-cell office:value-type="float" office:value="-0.0901329">
            <text:p>-0.0901329</text:p>
          </table:table-cell>
        </table:table-row>
        <table:table-row table:style-name="ro4">
          <table:table-cell office:value-type="float" office:value="7.50281">
            <text:p>7.50281</text:p>
          </table:table-cell>
          <table:table-cell office:value-type="float" office:value="0.109042">
            <text:p>0.109042</text:p>
          </table:table-cell>
          <table:table-cell office:value-type="float" office:value="-0.175947">
            <text:p>-0.175947</text:p>
          </table:table-cell>
          <table:table-cell office:value-type="float" office:value="0.819296">
            <text:p>0.819296</text:p>
          </table:table-cell>
          <table:table-cell office:value-type="float" office:value="0.0864291">
            <text:p>0.0864291</text:p>
          </table:table-cell>
          <table:table-cell office:value-type="float" office:value="-0.0277226">
            <text:p>-0.0277226</text:p>
          </table:table-cell>
          <table:table-cell office:value-type="float" office:value="-0.0414629">
            <text:p>-0.0414629</text:p>
          </table:table-cell>
          <table:table-cell office:value-type="float" office:value="-0.0201459">
            <text:p>-0.0201459</text:p>
          </table:table-cell>
          <table:table-cell office:value-type="float" office:value="0.150818">
            <text:p>0.150818</text:p>
          </table:table-cell>
          <table:table-cell office:value-type="float" office:value="0.0573055">
            <text:p>0.0573055</text:p>
          </table:table-cell>
          <table:table-cell office:value-type="float" office:value="0.0132029">
            <text:p>0.0132029</text:p>
          </table:table-cell>
          <table:table-cell office:value-type="float" office:value="-0.345586">
            <text:p>-0.345586</text:p>
          </table:table-cell>
          <table:table-cell office:value-type="float" office:value="-0.0938808">
            <text:p>-0.0938808</text:p>
          </table:table-cell>
          <table:table-cell office:value-type="float" office:value="-0.00808213">
            <text:p>-0.00808213</text:p>
          </table:table-cell>
          <table:table-cell/>
          <table:table-cell office:value-type="float" office:value="7.04029">
            <text:p>7.04029</text:p>
          </table:table-cell>
          <table:table-cell office:value-type="float" office:value="0.142894">
            <text:p>0.142894</text:p>
          </table:table-cell>
          <table:table-cell office:value-type="float" office:value="0.0947187">
            <text:p>0.0947187</text:p>
          </table:table-cell>
          <table:table-cell office:value-type="float" office:value="0.761815">
            <text:p>0.761815</text:p>
          </table:table-cell>
          <table:table-cell office:value-type="float" office:value="0.316671">
            <text:p>0.316671</text:p>
          </table:table-cell>
          <table:table-cell office:value-type="float" office:value="0.116945">
            <text:p>0.116945</text:p>
          </table:table-cell>
          <table:table-cell office:value-type="float" office:value="0.190877">
            <text:p>0.190877</text:p>
          </table:table-cell>
          <table:table-cell office:value-type="float" office:value="-0.0720618">
            <text:p>-0.0720618</text:p>
          </table:table-cell>
          <table:table-cell office:value-type="float" office:value="-0.0874398">
            <text:p>-0.0874398</text:p>
          </table:table-cell>
          <table:table-cell office:value-type="float" office:value="0.183893">
            <text:p>0.183893</text:p>
          </table:table-cell>
          <table:table-cell office:value-type="float" office:value="-0.0321393">
            <text:p>-0.0321393</text:p>
          </table:table-cell>
          <table:table-cell office:value-type="float" office:value="0.141006">
            <text:p>0.141006</text:p>
          </table:table-cell>
          <table:table-cell office:value-type="float" office:value="-0.549272">
            <text:p>-0.549272</text:p>
          </table:table-cell>
          <table:table-cell office:value-type="float" office:value="-0.0260443">
            <text:p>-0.0260443</text:p>
          </table:table-cell>
          <table:table-cell/>
          <table:table-cell office:value-type="float" office:value="8.03827">
            <text:p>8.03827</text:p>
          </table:table-cell>
          <table:table-cell office:value-type="float" office:value="0.127472">
            <text:p>0.127472</text:p>
          </table:table-cell>
          <table:table-cell office:value-type="float" office:value="-0.241239">
            <text:p>-0.241239</text:p>
          </table:table-cell>
          <table:table-cell office:value-type="float" office:value="0.806675">
            <text:p>0.806675</text:p>
          </table:table-cell>
          <table:table-cell office:value-type="float" office:value="0.161716">
            <text:p>0.161716</text:p>
          </table:table-cell>
          <table:table-cell office:value-type="float" office:value="0.148571">
            <text:p>0.148571</text:p>
          </table:table-cell>
          <table:table-cell office:value-type="float" office:value="-0.322716">
            <text:p>-0.322716</text:p>
          </table:table-cell>
          <table:table-cell office:value-type="float" office:value="0.00138266">
            <text:p>0.00138266</text:p>
          </table:table-cell>
          <table:table-cell office:value-type="float" office:value="-0.0761055">
            <text:p>-0.0761055</text:p>
          </table:table-cell>
          <table:table-cell office:value-type="float" office:value="0.00587063">
            <text:p>0.00587063</text:p>
          </table:table-cell>
          <table:table-cell office:value-type="float" office:value="0.0395446">
            <text:p>0.0395446</text:p>
          </table:table-cell>
          <table:table-cell office:value-type="float" office:value="-0.567502">
            <text:p>-0.567502</text:p>
          </table:table-cell>
          <table:table-cell office:value-type="float" office:value="0.456092">
            <text:p>0.456092</text:p>
          </table:table-cell>
          <table:table-cell office:value-type="float" office:value="-0.664557">
            <text:p>-0.664557</text:p>
          </table:table-cell>
          <table:table-cell/>
          <table:table-cell office:value-type="float" office:value="8.81113">
            <text:p>8.81113</text:p>
          </table:table-cell>
          <table:table-cell office:value-type="float" office:value="-0.0333543">
            <text:p>-0.0333543</text:p>
          </table:table-cell>
          <table:table-cell office:value-type="float" office:value="-0.109067">
            <text:p>-0.109067</text:p>
          </table:table-cell>
          <table:table-cell office:value-type="float" office:value="0.688195">
            <text:p>0.688195</text:p>
          </table:table-cell>
          <table:table-cell office:value-type="float" office:value="0.0384735">
            <text:p>0.0384735</text:p>
          </table:table-cell>
          <table:table-cell office:value-type="float" office:value="-0.0372556">
            <text:p>-0.0372556</text:p>
          </table:table-cell>
          <table:table-cell office:value-type="float" office:value="-0.163752">
            <text:p>-0.163752</text:p>
          </table:table-cell>
          <table:table-cell office:value-type="float" office:value="0.0286007">
            <text:p>0.0286007</text:p>
          </table:table-cell>
          <table:table-cell office:value-type="float" office:value="0.0369064">
            <text:p>0.0369064</text:p>
          </table:table-cell>
          <table:table-cell office:value-type="float" office:value="0.17756">
            <text:p>0.17756</text:p>
          </table:table-cell>
          <table:table-cell office:value-type="float" office:value="-0.0622014">
            <text:p>-0.0622014</text:p>
          </table:table-cell>
          <table:table-cell office:value-type="float" office:value="-0.0925202">
            <text:p>-0.0925202</text:p>
          </table:table-cell>
          <table:table-cell office:value-type="float" office:value="0.0372093">
            <text:p>0.0372093</text:p>
          </table:table-cell>
          <table:table-cell office:value-type="float" office:value="0.0232578">
            <text:p>0.0232578</text:p>
          </table:table-cell>
          <table:table-cell/>
          <table:table-cell office:value-type="float" office:value="7.57487">
            <text:p>7.57487</text:p>
          </table:table-cell>
          <table:table-cell office:value-type="float" office:value="0.0672522">
            <text:p>0.0672522</text:p>
          </table:table-cell>
          <table:table-cell office:value-type="float" office:value="-0.0910009">
            <text:p>-0.0910009</text:p>
          </table:table-cell>
          <table:table-cell office:value-type="float" office:value="0.831709">
            <text:p>0.831709</text:p>
          </table:table-cell>
          <table:table-cell office:value-type="float" office:value="0.124637">
            <text:p>0.124637</text:p>
          </table:table-cell>
          <table:table-cell office:value-type="float" office:value="0.0442452">
            <text:p>0.0442452</text:p>
          </table:table-cell>
          <table:table-cell office:value-type="float" office:value="-0.109985">
            <text:p>-0.109985</text:p>
          </table:table-cell>
          <table:table-cell office:value-type="float" office:value="0.0185214">
            <text:p>0.0185214</text:p>
          </table:table-cell>
          <table:table-cell office:value-type="float" office:value="-0.0332859">
            <text:p>-0.0332859</text:p>
          </table:table-cell>
          <table:table-cell office:value-type="float" office:value="0.000901364">
            <text:p>0.000901364</text:p>
          </table:table-cell>
          <table:table-cell office:value-type="float" office:value="0.0200571">
            <text:p>0.0200571</text:p>
          </table:table-cell>
          <table:table-cell office:value-type="float" office:value="0.151905">
            <text:p>0.151905</text:p>
          </table:table-cell>
          <table:table-cell office:value-type="float" office:value="-0.0362852">
            <text:p>-0.0362852</text:p>
          </table:table-cell>
          <table:table-cell office:value-type="float" office:value="-0.0564338">
            <text:p>-0.0564338</text:p>
          </table:table-cell>
        </table:table-row>
        <table:table-row table:style-name="ro4">
          <table:table-cell office:value-type="float" office:value="7.64181">
            <text:p>7.64181</text:p>
          </table:table-cell>
          <table:table-cell office:value-type="float" office:value="0.123329">
            <text:p>0.123329</text:p>
          </table:table-cell>
          <table:table-cell office:value-type="float" office:value="-0.169795">
            <text:p>-0.169795</text:p>
          </table:table-cell>
          <table:table-cell office:value-type="float" office:value="0.820975">
            <text:p>0.820975</text:p>
          </table:table-cell>
          <table:table-cell office:value-type="float" office:value="0.0825964">
            <text:p>0.0825964</text:p>
          </table:table-cell>
          <table:table-cell office:value-type="float" office:value="-0.0137074">
            <text:p>-0.0137074</text:p>
          </table:table-cell>
          <table:table-cell office:value-type="float" office:value="-0.0356879">
            <text:p>-0.0356879</text:p>
          </table:table-cell>
          <table:table-cell office:value-type="float" office:value="-0.0183206">
            <text:p>-0.0183206</text:p>
          </table:table-cell>
          <table:table-cell office:value-type="float" office:value="0.102783">
            <text:p>0.102783</text:p>
          </table:table-cell>
          <table:table-cell office:value-type="float" office:value="0.0442564">
            <text:p>0.0442564</text:p>
          </table:table-cell>
          <table:table-cell office:value-type="float" office:value="0.0120795">
            <text:p>0.0120795</text:p>
          </table:table-cell>
          <table:table-cell office:value-type="float" office:value="-0.191561">
            <text:p>-0.191561</text:p>
          </table:table-cell>
          <table:table-cell office:value-type="float" office:value="-0.0595104">
            <text:p>-0.0595104</text:p>
          </table:table-cell>
          <table:table-cell office:value-type="float" office:value="0.00876779">
            <text:p>0.00876779</text:p>
          </table:table-cell>
          <table:table-cell/>
          <table:table-cell office:value-type="float" office:value="7.24288">
            <text:p>7.24288</text:p>
          </table:table-cell>
          <table:table-cell office:value-type="float" office:value="0.130966">
            <text:p>0.130966</text:p>
          </table:table-cell>
          <table:table-cell office:value-type="float" office:value="0.10943">
            <text:p>0.10943</text:p>
          </table:table-cell>
          <table:table-cell office:value-type="float" office:value="0.754235">
            <text:p>0.754235</text:p>
          </table:table-cell>
          <table:table-cell office:value-type="float" office:value="0.306364">
            <text:p>0.306364</text:p>
          </table:table-cell>
          <table:table-cell office:value-type="float" office:value="0.0668346">
            <text:p>0.0668346</text:p>
          </table:table-cell>
          <table:table-cell office:value-type="float" office:value="0.25138">
            <text:p>0.25138</text:p>
          </table:table-cell>
          <table:table-cell office:value-type="float" office:value="-0.0766098">
            <text:p>-0.0766098</text:p>
          </table:table-cell>
          <table:table-cell office:value-type="float" office:value="-0.0588727">
            <text:p>-0.0588727</text:p>
          </table:table-cell>
          <table:table-cell office:value-type="float" office:value="0.0726128">
            <text:p>0.0726128</text:p>
          </table:table-cell>
          <table:table-cell office:value-type="float" office:value="-0.0374158">
            <text:p>-0.0374158</text:p>
          </table:table-cell>
          <table:table-cell office:value-type="float" office:value="-0.587535">
            <text:p>-0.587535</text:p>
          </table:table-cell>
          <table:table-cell office:value-type="float" office:value="0.456803">
            <text:p>0.456803</text:p>
          </table:table-cell>
          <table:table-cell office:value-type="float" office:value="0.0349068">
            <text:p>0.0349068</text:p>
          </table:table-cell>
          <table:table-cell/>
          <table:table-cell office:value-type="float" office:value="8.07392">
            <text:p>8.07392</text:p>
          </table:table-cell>
          <table:table-cell office:value-type="float" office:value="0.124038">
            <text:p>0.124038</text:p>
          </table:table-cell>
          <table:table-cell office:value-type="float" office:value="-0.240451">
            <text:p>-0.240451</text:p>
          </table:table-cell>
          <table:table-cell office:value-type="float" office:value="0.807241">
            <text:p>0.807241</text:p>
          </table:table-cell>
          <table:table-cell office:value-type="float" office:value="0.160415">
            <text:p>0.160415</text:p>
          </table:table-cell>
          <table:table-cell office:value-type="float" office:value="0.169317">
            <text:p>0.169317</text:p>
          </table:table-cell>
          <table:table-cell office:value-type="float" office:value="-0.339766">
            <text:p>-0.339766</text:p>
          </table:table-cell>
          <table:table-cell office:value-type="float" office:value="0.0281087">
            <text:p>0.0281087</text:p>
          </table:table-cell>
          <table:table-cell office:value-type="float" office:value="-0.0963358">
            <text:p>-0.0963358</text:p>
          </table:table-cell>
          <table:table-cell office:value-type="float" office:value="0.0221294">
            <text:p>0.0221294</text:p>
          </table:table-cell>
          <table:table-cell office:value-type="float" office:value="0.0158545">
            <text:p>0.0158545</text:p>
          </table:table-cell>
          <table:table-cell office:value-type="float" office:value="0.0610088">
            <text:p>0.0610088</text:p>
          </table:table-cell>
          <table:table-cell office:value-type="float" office:value="-0.0199209">
            <text:p>-0.0199209</text:p>
          </table:table-cell>
          <table:table-cell office:value-type="float" office:value="0.0318854">
            <text:p>0.0318854</text:p>
          </table:table-cell>
          <table:table-cell/>
          <table:table-cell office:value-type="float" office:value="9.1774">
            <text:p>9.1774</text:p>
          </table:table-cell>
          <table:table-cell office:value-type="float" office:value="-0.0322484">
            <text:p>-0.0322484</text:p>
          </table:table-cell>
          <table:table-cell office:value-type="float" office:value="-0.0390409">
            <text:p>-0.0390409</text:p>
          </table:table-cell>
          <table:table-cell office:value-type="float" office:value="0.668532">
            <text:p>0.668532</text:p>
          </table:table-cell>
          <table:table-cell office:value-type="float" office:value="0.0336007">
            <text:p>0.0336007</text:p>
          </table:table-cell>
          <table:table-cell office:value-type="float" office:value="-0.0378556">
            <text:p>-0.0378556</text:p>
          </table:table-cell>
          <table:table-cell office:value-type="float" office:value="-0.0990369">
            <text:p>-0.0990369</text:p>
          </table:table-cell>
          <table:table-cell office:value-type="float" office:value="0.0106273">
            <text:p>0.0106273</text:p>
          </table:table-cell>
          <table:table-cell office:value-type="float" office:value="0.0030191">
            <text:p>0.0030191</text:p>
          </table:table-cell>
          <table:table-cell office:value-type="float" office:value="0.191188">
            <text:p>0.191188</text:p>
          </table:table-cell>
          <table:table-cell office:value-type="float" office:value="-0.0536828">
            <text:p>-0.0536828</text:p>
          </table:table-cell>
          <table:table-cell office:value-type="float" office:value="-0.0736745">
            <text:p>-0.0736745</text:p>
          </table:table-cell>
          <table:table-cell office:value-type="float" office:value="-0.224158">
            <text:p>-0.224158</text:p>
          </table:table-cell>
          <table:table-cell office:value-type="float" office:value="0.0449216">
            <text:p>0.0449216</text:p>
          </table:table-cell>
          <table:table-cell/>
          <table:table-cell office:value-type="float" office:value="7.67463">
            <text:p>7.67463</text:p>
          </table:table-cell>
          <table:table-cell office:value-type="float" office:value="0.0654434">
            <text:p>0.0654434</text:p>
          </table:table-cell>
          <table:table-cell office:value-type="float" office:value="-0.0912721">
            <text:p>-0.0912721</text:p>
          </table:table-cell>
          <table:table-cell office:value-type="float" office:value="0.833148">
            <text:p>0.833148</text:p>
          </table:table-cell>
          <table:table-cell office:value-type="float" office:value="0.121265">
            <text:p>0.121265</text:p>
          </table:table-cell>
          <table:table-cell office:value-type="float" office:value="0.0365176">
            <text:p>0.0365176</text:p>
          </table:table-cell>
          <table:table-cell office:value-type="float" office:value="-0.107281">
            <text:p>-0.107281</text:p>
          </table:table-cell>
          <table:table-cell office:value-type="float" office:value="0.0193204">
            <text:p>0.0193204</text:p>
          </table:table-cell>
          <table:table-cell office:value-type="float" office:value="-0.0181315">
            <text:p>-0.0181315</text:p>
          </table:table-cell>
          <table:table-cell office:value-type="float" office:value="-0.00271853">
            <text:p>-0.00271853</text:p>
          </table:table-cell>
          <table:table-cell office:value-type="float" office:value="0.0144271">
            <text:p>0.0144271</text:p>
          </table:table-cell>
          <table:table-cell office:value-type="float" office:value="-0.078934">
            <text:p>-0.078934</text:p>
          </table:table-cell>
          <table:table-cell office:value-type="float" office:value="0.0596451">
            <text:p>0.0596451</text:p>
          </table:table-cell>
          <table:table-cell office:value-type="float" office:value="-0.0573504">
            <text:p>-0.0573504</text:p>
          </table:table-cell>
        </table:table-row>
        <table:table-row table:style-name="ro4">
          <table:table-cell office:value-type="float" office:value="7.87221">
            <text:p>7.87221</text:p>
          </table:table-cell>
          <table:table-cell office:value-type="float" office:value="0.136841">
            <text:p>0.136841</text:p>
          </table:table-cell>
          <table:table-cell office:value-type="float" office:value="-0.162758">
            <text:p>-0.162758</text:p>
          </table:table-cell>
          <table:table-cell office:value-type="float" office:value="0.824224">
            <text:p>0.824224</text:p>
          </table:table-cell>
          <table:table-cell office:value-type="float" office:value="0.0766138">
            <text:p>0.0766138</text:p>
          </table:table-cell>
          <table:table-cell office:value-type="float" office:value="0.00937078">
            <text:p>0.00937078</text:p>
          </table:table-cell>
          <table:table-cell office:value-type="float" office:value="-0.0162265">
            <text:p>-0.0162265</text:p>
          </table:table-cell>
          <table:table-cell office:value-type="float" office:value="-0.0153788">
            <text:p>-0.0153788</text:p>
          </table:table-cell>
          <table:table-cell office:value-type="float" office:value="0.0586468">
            <text:p>0.0586468</text:p>
          </table:table-cell>
          <table:table-cell office:value-type="float" office:value="0.0305452">
            <text:p>0.0305452</text:p>
          </table:table-cell>
          <table:table-cell office:value-type="float" office:value="0.0140996">
            <text:p>0.0140996</text:p>
          </table:table-cell>
          <table:table-cell office:value-type="float" office:value="0.305046">
            <text:p>0.305046</text:p>
          </table:table-cell>
          <table:table-cell office:value-type="float" office:value="0.434049">
            <text:p>0.434049</text:p>
          </table:table-cell>
          <table:table-cell office:value-type="float" office:value="0.0041512">
            <text:p>0.0041512</text:p>
          </table:table-cell>
          <table:table-cell/>
          <table:table-cell office:value-type="float" office:value="7.43885">
            <text:p>7.43885</text:p>
          </table:table-cell>
          <table:table-cell office:value-type="float" office:value="0.0968664">
            <text:p>0.0968664</text:p>
          </table:table-cell>
          <table:table-cell office:value-type="float" office:value="0.141202">
            <text:p>0.141202</text:p>
          </table:table-cell>
          <table:table-cell office:value-type="float" office:value="0.748243">
            <text:p>0.748243</text:p>
          </table:table-cell>
          <table:table-cell office:value-type="float" office:value="0.296713">
            <text:p>0.296713</text:p>
          </table:table-cell>
          <table:table-cell office:value-type="float" office:value="-0.0106151">
            <text:p>-0.0106151</text:p>
          </table:table-cell>
          <table:table-cell office:value-type="float" office:value="0.254562">
            <text:p>0.254562</text:p>
          </table:table-cell>
          <table:table-cell office:value-type="float" office:value="-0.0748846">
            <text:p>-0.0748846</text:p>
          </table:table-cell>
          <table:table-cell office:value-type="float" office:value="-0.174009">
            <text:p>-0.174009</text:p>
          </table:table-cell>
          <table:table-cell office:value-type="float" office:value="0.162131">
            <text:p>0.162131</text:p>
          </table:table-cell>
          <table:table-cell office:value-type="float" office:value="-0.0305752">
            <text:p>-0.0305752</text:p>
          </table:table-cell>
          <table:table-cell office:value-type="float" office:value="-1.17937">
            <text:p>-1.17937</text:p>
          </table:table-cell>
          <table:table-cell office:value-type="float" office:value="-0.175791">
            <text:p>-0.175791</text:p>
          </table:table-cell>
          <table:table-cell office:value-type="float" office:value="0.159787">
            <text:p>0.159787</text:p>
          </table:table-cell>
          <table:table-cell/>
          <table:table-cell office:value-type="float" office:value="8.54187">
            <text:p>8.54187</text:p>
          </table:table-cell>
          <table:table-cell office:value-type="float" office:value="0.0923168">
            <text:p>0.0923168</text:p>
          </table:table-cell>
          <table:table-cell office:value-type="float" office:value="-0.234457">
            <text:p>-0.234457</text:p>
          </table:table-cell>
          <table:table-cell office:value-type="float" office:value="0.821642">
            <text:p>0.821642</text:p>
          </table:table-cell>
          <table:table-cell office:value-type="float" office:value="0.144272">
            <text:p>0.144272</text:p>
          </table:table-cell>
          <table:table-cell office:value-type="float" office:value="-0.207501">
            <text:p>-0.207501</text:p>
          </table:table-cell>
          <table:table-cell office:value-type="float" office:value="-0.230653">
            <text:p>-0.230653</text:p>
          </table:table-cell>
          <table:table-cell office:value-type="float" office:value="0.0425327">
            <text:p>0.0425327</text:p>
          </table:table-cell>
          <table:table-cell office:value-type="float" office:value="-0.0677865">
            <text:p>-0.0677865</text:p>
          </table:table-cell>
          <table:table-cell office:value-type="float" office:value="0.0128073">
            <text:p>0.0128073</text:p>
          </table:table-cell>
          <table:table-cell office:value-type="float" office:value="0.0307754">
            <text:p>0.0307754</text:p>
          </table:table-cell>
          <table:table-cell office:value-type="float" office:value="-8.63132">
            <text:p>-8.63132</text:p>
          </table:table-cell>
          <table:table-cell office:value-type="float" office:value="2.52293">
            <text:p>2.52293</text:p>
          </table:table-cell>
          <table:table-cell office:value-type="float" office:value="0.00597333">
            <text:p>0.00597333</text:p>
          </table:table-cell>
          <table:table-cell/>
          <table:table-cell office:value-type="float" office:value="9.34598">
            <text:p>9.34598</text:p>
          </table:table-cell>
          <table:table-cell office:value-type="float" office:value="-0.0338331">
            <text:p>-0.0338331</text:p>
          </table:table-cell>
          <table:table-cell office:value-type="float" office:value="-0.0131814">
            <text:p>-0.0131814</text:p>
          </table:table-cell>
          <table:table-cell office:value-type="float" office:value="0.66076">
            <text:p>0.66076</text:p>
          </table:table-cell>
          <table:table-cell office:value-type="float" office:value="0.0315704">
            <text:p>0.0315704</text:p>
          </table:table-cell>
          <table:table-cell office:value-type="float" office:value="-0.0351769">
            <text:p>-0.0351769</text:p>
          </table:table-cell>
          <table:table-cell office:value-type="float" office:value="-0.0743749">
            <text:p>-0.0743749</text:p>
          </table:table-cell>
          <table:table-cell office:value-type="float" office:value="0.00413337">
            <text:p>0.00413337</text:p>
          </table:table-cell>
          <table:table-cell office:value-type="float" office:value="-0.00940051">
            <text:p>-0.00940051</text:p>
          </table:table-cell>
          <table:table-cell office:value-type="float" office:value="0.153401">
            <text:p>0.153401</text:p>
          </table:table-cell>
          <table:table-cell office:value-type="float" office:value="-0.0461102">
            <text:p>-0.0461102</text:p>
          </table:table-cell>
          <table:table-cell office:value-type="float" office:value="0.12775">
            <text:p>0.12775</text:p>
          </table:table-cell>
          <table:table-cell office:value-type="float" office:value="-0.136228">
            <text:p>-0.136228</text:p>
          </table:table-cell>
          <table:table-cell office:value-type="float" office:value="0.0625959">
            <text:p>0.0625959</text:p>
          </table:table-cell>
          <table:table-cell/>
          <table:table-cell office:value-type="float" office:value="7.85816">
            <text:p>7.85816</text:p>
          </table:table-cell>
          <table:table-cell office:value-type="float" office:value="0.0594568">
            <text:p>0.0594568</text:p>
          </table:table-cell>
          <table:table-cell office:value-type="float" office:value="-0.089762">
            <text:p>-0.089762</text:p>
          </table:table-cell>
          <table:table-cell office:value-type="float" office:value="0.833864">
            <text:p>0.833864</text:p>
          </table:table-cell>
          <table:table-cell office:value-type="float" office:value="0.115299">
            <text:p>0.115299</text:p>
          </table:table-cell>
          <table:table-cell office:value-type="float" office:value="0.0365288">
            <text:p>0.0365288</text:p>
          </table:table-cell>
          <table:table-cell office:value-type="float" office:value="-0.102402">
            <text:p>-0.102402</text:p>
          </table:table-cell>
          <table:table-cell office:value-type="float" office:value="0.0177837">
            <text:p>0.0177837</text:p>
          </table:table-cell>
          <table:table-cell office:value-type="float" office:value="-0.0326185">
            <text:p>-0.0326185</text:p>
          </table:table-cell>
          <table:table-cell office:value-type="float" office:value="0.00822833">
            <text:p>0.00822833</text:p>
          </table:table-cell>
          <table:table-cell office:value-type="float" office:value="0.00390146">
            <text:p>0.00390146</text:p>
          </table:table-cell>
          <table:table-cell office:value-type="float" office:value="0.11447">
            <text:p>0.11447</text:p>
          </table:table-cell>
          <table:table-cell office:value-type="float" office:value="0.126521">
            <text:p>0.126521</text:p>
          </table:table-cell>
          <table:table-cell office:value-type="float" office:value="-0.0908844">
            <text:p>-0.0908844</text:p>
          </table:table-cell>
        </table:table-row>
        <table:table-row table:style-name="ro4">
          <table:table-cell office:value-type="float" office:value="8.00372">
            <text:p>8.00372</text:p>
          </table:table-cell>
          <table:table-cell office:value-type="float" office:value="0.14983">
            <text:p>0.14983</text:p>
          </table:table-cell>
          <table:table-cell office:value-type="float" office:value="-0.151233">
            <text:p>-0.151233</text:p>
          </table:table-cell>
          <table:table-cell office:value-type="float" office:value="0.82615">
            <text:p>0.82615</text:p>
          </table:table-cell>
          <table:table-cell office:value-type="float" office:value="0.0733953">
            <text:p>0.0733953</text:p>
          </table:table-cell>
          <table:table-cell office:value-type="float" office:value="0.0103957">
            <text:p>0.0103957</text:p>
          </table:table-cell>
          <table:table-cell office:value-type="float" office:value="-0.0254808">
            <text:p>-0.0254808</text:p>
          </table:table-cell>
          <table:table-cell office:value-type="float" office:value="-0.00628576">
            <text:p>-0.00628576</text:p>
          </table:table-cell>
          <table:table-cell office:value-type="float" office:value="0.0987651">
            <text:p>0.0987651</text:p>
          </table:table-cell>
          <table:table-cell office:value-type="float" office:value="0.0876295">
            <text:p>0.0876295</text:p>
          </table:table-cell>
          <table:table-cell office:value-type="float" office:value="0.0146456">
            <text:p>0.0146456</text:p>
          </table:table-cell>
          <table:table-cell office:value-type="float" office:value="-0.236426">
            <text:p>-0.236426</text:p>
          </table:table-cell>
          <table:table-cell office:value-type="float" office:value="-0.477747">
            <text:p>-0.477747</text:p>
          </table:table-cell>
          <table:table-cell office:value-type="float" office:value="0.26316">
            <text:p>0.26316</text:p>
          </table:table-cell>
          <table:table-cell/>
          <table:table-cell office:value-type="float" office:value="7.54633">
            <text:p>7.54633</text:p>
          </table:table-cell>
          <table:table-cell office:value-type="float" office:value="0.0645407">
            <text:p>0.0645407</text:p>
          </table:table-cell>
          <table:table-cell office:value-type="float" office:value="0.156597">
            <text:p>0.156597</text:p>
          </table:table-cell>
          <table:table-cell office:value-type="float" office:value="0.746803">
            <text:p>0.746803</text:p>
          </table:table-cell>
          <table:table-cell office:value-type="float" office:value="0.29155">
            <text:p>0.29155</text:p>
          </table:table-cell>
          <table:table-cell office:value-type="float" office:value="0.00898342">
            <text:p>0.00898342</text:p>
          </table:table-cell>
          <table:table-cell office:value-type="float" office:value="0.22979">
            <text:p>0.22979</text:p>
          </table:table-cell>
          <table:table-cell office:value-type="float" office:value="-0.0713461">
            <text:p>-0.0713461</text:p>
          </table:table-cell>
          <table:table-cell office:value-type="float" office:value="-0.300766">
            <text:p>-0.300766</text:p>
          </table:table-cell>
          <table:table-cell office:value-type="float" office:value="0.143237">
            <text:p>0.143237</text:p>
          </table:table-cell>
          <table:table-cell office:value-type="float" office:value="-0.0134017">
            <text:p>-0.0134017</text:p>
          </table:table-cell>
          <table:table-cell office:value-type="float" office:value="-0.0605883">
            <text:p>-0.0605883</text:p>
          </table:table-cell>
          <table:table-cell office:value-type="float" office:value="-0.849341">
            <text:p>-0.849341</text:p>
          </table:table-cell>
          <table:table-cell office:value-type="float" office:value="0.220244">
            <text:p>0.220244</text:p>
          </table:table-cell>
          <table:table-cell/>
          <table:table-cell office:value-type="float" office:value="8.57362">
            <text:p>8.57362</text:p>
          </table:table-cell>
          <table:table-cell office:value-type="float" office:value="0.0814661">
            <text:p>0.0814661</text:p>
          </table:table-cell>
          <table:table-cell office:value-type="float" office:value="-0.231508">
            <text:p>-0.231508</text:p>
          </table:table-cell>
          <table:table-cell office:value-type="float" office:value="0.822625">
            <text:p>0.822625</text:p>
          </table:table-cell>
          <table:table-cell office:value-type="float" office:value="0.143237">
            <text:p>0.143237</text:p>
          </table:table-cell>
          <table:table-cell office:value-type="float" office:value="0.152983">
            <text:p>0.152983</text:p>
          </table:table-cell>
          <table:table-cell office:value-type="float" office:value="-0.337597">
            <text:p>-0.337597</text:p>
          </table:table-cell>
          <table:table-cell office:value-type="float" office:value="0.0418472">
            <text:p>0.0418472</text:p>
          </table:table-cell>
          <table:table-cell office:value-type="float" office:value="-0.341797">
            <text:p>-0.341797</text:p>
          </table:table-cell>
          <table:table-cell office:value-type="float" office:value="0.0929005">
            <text:p>0.0929005</text:p>
          </table:table-cell>
          <table:table-cell office:value-type="float" office:value="0.030965">
            <text:p>0.030965</text:p>
          </table:table-cell>
          <table:table-cell office:value-type="float" office:value="1.10108">
            <text:p>1.10108</text:p>
          </table:table-cell>
          <table:table-cell office:value-type="float" office:value="-0.358671">
            <text:p>-0.358671</text:p>
          </table:table-cell>
          <table:table-cell office:value-type="float" office:value="-0.0350957">
            <text:p>-0.0350957</text:p>
          </table:table-cell>
          <table:table-cell/>
          <table:table-cell office:value-type="float" office:value="9.71884">
            <text:p>9.71884</text:p>
          </table:table-cell>
          <table:table-cell office:value-type="float" office:value="-0.0195775">
            <text:p>-0.0195775</text:p>
          </table:table-cell>
          <table:table-cell office:value-type="float" office:value="0.0250769">
            <text:p>0.0250769</text:p>
          </table:table-cell>
          <table:table-cell office:value-type="float" office:value="0.652269">
            <text:p>0.652269</text:p>
          </table:table-cell>
          <table:table-cell office:value-type="float" office:value="0.0275047">
            <text:p>0.0275047</text:p>
          </table:table-cell>
          <table:table-cell office:value-type="float" office:value="-0.0228742">
            <text:p>-0.0228742</text:p>
          </table:table-cell>
          <table:table-cell office:value-type="float" office:value="-0.0396772">
            <text:p>-0.0396772</text:p>
          </table:table-cell>
          <table:table-cell office:value-type="float" office:value="-0.00142614">
            <text:p>-0.00142614</text:p>
          </table:table-cell>
          <table:table-cell office:value-type="float" office:value="0.0382329">
            <text:p>0.0382329</text:p>
          </table:table-cell>
          <table:table-cell office:value-type="float" office:value="0.102607">
            <text:p>0.102607</text:p>
          </table:table-cell>
          <table:table-cell office:value-type="float" office:value="-0.0227704">
            <text:p>-0.0227704</text:p>
          </table:table-cell>
          <table:table-cell office:value-type="float" office:value="-0.150338">
            <text:p>-0.150338</text:p>
          </table:table-cell>
          <table:table-cell office:value-type="float" office:value="-0.0961428">
            <text:p>-0.0961428</text:p>
          </table:table-cell>
          <table:table-cell office:value-type="float" office:value="0.0834686">
            <text:p>0.0834686</text:p>
          </table:table-cell>
          <table:table-cell/>
          <table:table-cell office:value-type="float" office:value="7.94281">
            <text:p>7.94281</text:p>
          </table:table-cell>
          <table:table-cell office:value-type="float" office:value="0.0575159">
            <text:p>0.0575159</text:p>
          </table:table-cell>
          <table:table-cell office:value-type="float" office:value="-0.0881588">
            <text:p>-0.0881588</text:p>
          </table:table-cell>
          <table:table-cell office:value-type="float" office:value="0.833543">
            <text:p>0.833543</text:p>
          </table:table-cell>
          <table:table-cell office:value-type="float" office:value="0.112647">
            <text:p>0.112647</text:p>
          </table:table-cell>
          <table:table-cell office:value-type="float" office:value="0.0309827">
            <text:p>0.0309827</text:p>
          </table:table-cell>
          <table:table-cell office:value-type="float" office:value="-0.104988">
            <text:p>-0.104988</text:p>
          </table:table-cell>
          <table:table-cell office:value-type="float" office:value="0.0210993">
            <text:p>0.0210993</text:p>
          </table:table-cell>
          <table:table-cell office:value-type="float" office:value="-0.0229286">
            <text:p>-0.0229286</text:p>
          </table:table-cell>
          <table:table-cell office:value-type="float" office:value="0.0189383">
            <text:p>0.0189383</text:p>
          </table:table-cell>
          <table:table-cell office:value-type="float" office:value="-0.00379191">
            <text:p>-0.00379191</text:p>
          </table:table-cell>
          <table:table-cell office:value-type="float" office:value="-0.0297999">
            <text:p>-0.0297999</text:p>
          </table:table-cell>
          <table:table-cell office:value-type="float" office:value="-0.0291103">
            <text:p>-0.0291103</text:p>
          </table:table-cell>
          <table:table-cell office:value-type="float" office:value="0.0406858">
            <text:p>0.0406858</text:p>
          </table:table-cell>
        </table:table-row>
        <table:table-row table:style-name="ro4">
          <table:table-cell office:value-type="float" office:value="8.14131">
            <text:p>8.14131</text:p>
          </table:table-cell>
          <table:table-cell office:value-type="float" office:value="0.158943">
            <text:p>0.158943</text:p>
          </table:table-cell>
          <table:table-cell office:value-type="float" office:value="-0.14822">
            <text:p>-0.14822</text:p>
          </table:table-cell>
          <table:table-cell office:value-type="float" office:value="0.833147">
            <text:p>0.833147</text:p>
          </table:table-cell>
          <table:table-cell office:value-type="float" office:value="0.0701727">
            <text:p>0.0701727</text:p>
          </table:table-cell>
          <table:table-cell office:value-type="float" office:value="0.0261281">
            <text:p>0.0261281</text:p>
          </table:table-cell>
          <table:table-cell table:style-name="ce1" office:value-type="string">
            <text:p>-7.40037e-05</text:p>
          </table:table-cell>
          <table:table-cell office:value-type="float" office:value="-0.00898835">
            <text:p>-0.00898835</text:p>
          </table:table-cell>
          <table:table-cell office:value-type="float" office:value="0.066235">
            <text:p>0.066235</text:p>
          </table:table-cell>
          <table:table-cell office:value-type="float" office:value="0.0218958">
            <text:p>0.0218958</text:p>
          </table:table-cell>
          <table:table-cell office:value-type="float" office:value="0.0508541">
            <text:p>0.0508541</text:p>
          </table:table-cell>
          <table:table-cell office:value-type="float" office:value="0.110778">
            <text:p>0.110778</text:p>
          </table:table-cell>
          <table:table-cell office:value-type="float" office:value="0.529366">
            <text:p>0.529366</text:p>
          </table:table-cell>
          <table:table-cell office:value-type="float" office:value="-0.188444">
            <text:p>-0.188444</text:p>
          </table:table-cell>
          <table:table-cell/>
          <table:table-cell office:value-type="float" office:value="7.68385">
            <text:p>7.68385</text:p>
          </table:table-cell>
          <table:table-cell office:value-type="float" office:value="0.0220314">
            <text:p>0.0220314</text:p>
          </table:table-cell>
          <table:table-cell office:value-type="float" office:value="0.160231">
            <text:p>0.160231</text:p>
          </table:table-cell>
          <table:table-cell office:value-type="float" office:value="0.749125">
            <text:p>0.749125</text:p>
          </table:table-cell>
          <table:table-cell office:value-type="float" office:value="0.285074">
            <text:p>0.285074</text:p>
          </table:table-cell>
          <table:table-cell office:value-type="float" office:value="0.0162549">
            <text:p>0.0162549</text:p>
          </table:table-cell>
          <table:table-cell office:value-type="float" office:value="0.260086">
            <text:p>0.260086</text:p>
          </table:table-cell>
          <table:table-cell office:value-type="float" office:value="-0.0827173">
            <text:p>-0.0827173</text:p>
          </table:table-cell>
          <table:table-cell office:value-type="float" office:value="-0.309098">
            <text:p>-0.309098</text:p>
          </table:table-cell>
          <table:table-cell office:value-type="float" office:value="0.0264296">
            <text:p>0.0264296</text:p>
          </table:table-cell>
          <table:table-cell office:value-type="float" office:value="0.0168878">
            <text:p>0.0168878</text:p>
          </table:table-cell>
          <table:table-cell office:value-type="float" office:value="0.831573">
            <text:p>0.831573</text:p>
          </table:table-cell>
          <table:table-cell office:value-type="float" office:value="-0.180262">
            <text:p>-0.180262</text:p>
          </table:table-cell>
          <table:table-cell office:value-type="float" office:value="-0.0713835">
            <text:p>-0.0713835</text:p>
          </table:table-cell>
          <table:table-cell/>
          <table:table-cell office:value-type="float" office:value="8.80858">
            <text:p>8.80858</text:p>
          </table:table-cell>
          <table:table-cell office:value-type="float" office:value="0.0619431">
            <text:p>0.0619431</text:p>
          </table:table-cell>
          <table:table-cell office:value-type="float" office:value="-0.229481">
            <text:p>-0.229481</text:p>
          </table:table-cell>
          <table:table-cell office:value-type="float" office:value="0.827963">
            <text:p>0.827963</text:p>
          </table:table-cell>
          <table:table-cell office:value-type="float" office:value="0.135809">
            <text:p>0.135809</text:p>
          </table:table-cell>
          <table:table-cell office:value-type="float" office:value="0.120508">
            <text:p>0.120508</text:p>
          </table:table-cell>
          <table:table-cell office:value-type="float" office:value="-0.32746">
            <text:p>-0.32746</text:p>
          </table:table-cell>
          <table:table-cell office:value-type="float" office:value="0.0455829">
            <text:p>0.0455829</text:p>
          </table:table-cell>
          <table:table-cell office:value-type="float" office:value="-0.0830924">
            <text:p>-0.0830924</text:p>
          </table:table-cell>
          <table:table-cell office:value-type="float" office:value="0.00862856">
            <text:p>0.00862856</text:p>
          </table:table-cell>
          <table:table-cell office:value-type="float" office:value="0.0227191">
            <text:p>0.0227191</text:p>
          </table:table-cell>
          <table:table-cell office:value-type="float" office:value="0.149844">
            <text:p>0.149844</text:p>
          </table:table-cell>
          <table:table-cell office:value-type="float" office:value="0.0193455">
            <text:p>0.0193455</text:p>
          </table:table-cell>
          <table:table-cell office:value-type="float" office:value="-0.0534428">
            <text:p>-0.0534428</text:p>
          </table:table-cell>
          <table:table-cell/>
          <table:table-cell office:value-type="float" office:value="9.87717">
            <text:p>9.87717</text:p>
          </table:table-cell>
          <table:table-cell office:value-type="float" office:value="-0.0172928">
            <text:p>-0.0172928</text:p>
          </table:table-cell>
          <table:table-cell office:value-type="float" office:value="0.0389124">
            <text:p>0.0389124</text:p>
          </table:table-cell>
          <table:table-cell office:value-type="float" office:value="0.650756">
            <text:p>0.650756</text:p>
          </table:table-cell>
          <table:table-cell office:value-type="float" office:value="0.0259408">
            <text:p>0.0259408</text:p>
          </table:table-cell>
          <table:table-cell office:value-type="float" office:value="-0.0192866">
            <text:p>-0.0192866</text:p>
          </table:table-cell>
          <table:table-cell office:value-type="float" office:value="-0.0307517">
            <text:p>-0.0307517</text:p>
          </table:table-cell>
          <table:table-cell office:value-type="float" office:value="-0.00169607">
            <text:p>-0.00169607</text:p>
          </table:table-cell>
          <table:table-cell office:value-type="float" office:value="0.0144301">
            <text:p>0.0144301</text:p>
          </table:table-cell>
          <table:table-cell office:value-type="float" office:value="0.0873846">
            <text:p>0.0873846</text:p>
          </table:table-cell>
          <table:table-cell office:value-type="float" office:value="-0.009555">
            <text:p>-0.009555</text:p>
          </table:table-cell>
          <table:table-cell office:value-type="float" office:value="-0.0235952">
            <text:p>-0.0235952</text:p>
          </table:table-cell>
          <table:table-cell office:value-type="float" office:value="-0.238344">
            <text:p>-0.238344</text:p>
          </table:table-cell>
          <table:table-cell office:value-type="float" office:value="0.0809209">
            <text:p>0.0809209</text:p>
          </table:table-cell>
          <table:table-cell/>
          <table:table-cell office:value-type="float" office:value="8.41437">
            <text:p>8.41437</text:p>
          </table:table-cell>
          <table:table-cell office:value-type="float" office:value="0.040077">
            <text:p>0.040077</text:p>
          </table:table-cell>
          <table:table-cell office:value-type="float" office:value="-0.0857015">
            <text:p>-0.0857015</text:p>
          </table:table-cell>
          <table:table-cell office:value-type="float" office:value="0.840803">
            <text:p>0.840803</text:p>
          </table:table-cell>
          <table:table-cell office:value-type="float" office:value="0.0989507">
            <text:p>0.0989507</text:p>
          </table:table-cell>
          <table:table-cell office:value-type="float" office:value="0.0209006">
            <text:p>0.0209006</text:p>
          </table:table-cell>
          <table:table-cell office:value-type="float" office:value="-0.106564">
            <text:p>-0.106564</text:p>
          </table:table-cell>
          <table:table-cell office:value-type="float" office:value="0.0278234">
            <text:p>0.0278234</text:p>
          </table:table-cell>
          <table:table-cell office:value-type="float" office:value="-0.0369812">
            <text:p>-0.0369812</text:p>
          </table:table-cell>
          <table:table-cell office:value-type="float" office:value="0.00521098">
            <text:p>0.00521098</text:p>
          </table:table-cell>
          <table:table-cell office:value-type="float" office:value="0.015394">
            <text:p>0.015394</text:p>
          </table:table-cell>
          <table:table-cell office:value-type="float" office:value="0.171548">
            <text:p>0.171548</text:p>
          </table:table-cell>
          <table:table-cell office:value-type="float" office:value="-0.123082">
            <text:p>-0.123082</text:p>
          </table:table-cell>
          <table:table-cell office:value-type="float" office:value="-0.0136435">
            <text:p>-0.0136435</text:p>
          </table:table-cell>
        </table:table-row>
        <table:table-row table:style-name="ro4">
          <table:table-cell office:value-type="float" office:value="8.47456">
            <text:p>8.47456</text:p>
          </table:table-cell>
          <table:table-cell office:value-type="float" office:value="0.193318">
            <text:p>0.193318</text:p>
          </table:table-cell>
          <table:table-cell office:value-type="float" office:value="-0.0821356">
            <text:p>-0.0821356</text:p>
          </table:table-cell>
          <table:table-cell office:value-type="float" office:value="0.829167">
            <text:p>0.829167</text:p>
          </table:table-cell>
          <table:table-cell office:value-type="float" office:value="0.0629417">
            <text:p>0.0629417</text:p>
          </table:table-cell>
          <table:table-cell office:value-type="float" office:value="0.0461781">
            <text:p>0.0461781</text:p>
          </table:table-cell>
          <table:table-cell office:value-type="float" office:value="0.0588491">
            <text:p>0.0588491</text:p>
          </table:table-cell>
          <table:table-cell office:value-type="float" office:value="-0.02205">
            <text:p>-0.02205</text:p>
          </table:table-cell>
          <table:table-cell office:value-type="float" office:value="0.103151">
            <text:p>0.103151</text:p>
          </table:table-cell>
          <table:table-cell office:value-type="float" office:value="0.198306">
            <text:p>0.198306</text:p>
          </table:table-cell>
          <table:table-cell office:value-type="float" office:value="-0.0119443">
            <text:p>-0.0119443</text:p>
          </table:table-cell>
          <table:table-cell office:value-type="float" office:value="-0.492243">
            <text:p>-0.492243</text:p>
          </table:table-cell>
          <table:table-cell office:value-type="float" office:value="-0.271447">
            <text:p>-0.271447</text:p>
          </table:table-cell>
          <table:table-cell office:value-type="float" office:value="-0.295901">
            <text:p>-0.295901</text:p>
          </table:table-cell>
          <table:table-cell/>
          <table:table-cell office:value-type="float" office:value="7.81549">
            <text:p>7.81549</text:p>
          </table:table-cell>
          <table:table-cell office:value-type="float" office:value="-0.0042473">
            <text:p>-0.0042473</text:p>
          </table:table-cell>
          <table:table-cell office:value-type="float" office:value="0.160587">
            <text:p>0.160587</text:p>
          </table:table-cell>
          <table:table-cell office:value-type="float" office:value="0.750111">
            <text:p>0.750111</text:p>
          </table:table-cell>
          <table:table-cell office:value-type="float" office:value="0.279011">
            <text:p>0.279011</text:p>
          </table:table-cell>
          <table:table-cell office:value-type="float" office:value="-0.0348519">
            <text:p>-0.0348519</text:p>
          </table:table-cell>
          <table:table-cell office:value-type="float" office:value="0.263836">
            <text:p>0.263836</text:p>
          </table:table-cell>
          <table:table-cell office:value-type="float" office:value="-0.0783524">
            <text:p>-0.0783524</text:p>
          </table:table-cell>
          <table:table-cell office:value-type="float" office:value="-0.199636">
            <text:p>-0.199636</text:p>
          </table:table-cell>
          <table:table-cell office:value-type="float" office:value="0.00270112">
            <text:p>0.00270112</text:p>
          </table:table-cell>
          <table:table-cell office:value-type="float" office:value="0.00749139">
            <text:p>0.00749139</text:p>
          </table:table-cell>
          <table:table-cell office:value-type="float" office:value="0.214072">
            <text:p>0.214072</text:p>
          </table:table-cell>
          <table:table-cell office:value-type="float" office:value="-0.0721232">
            <text:p>-0.0721232</text:p>
          </table:table-cell>
          <table:table-cell office:value-type="float" office:value="0.00273616">
            <text:p>0.00273616</text:p>
          </table:table-cell>
          <table:table-cell/>
          <table:table-cell office:value-type="float" office:value="9.04987">
            <text:p>9.04987</text:p>
          </table:table-cell>
          <table:table-cell office:value-type="float" office:value="0.0506176">
            <text:p>0.0506176</text:p>
          </table:table-cell>
          <table:table-cell office:value-type="float" office:value="-0.226272">
            <text:p>-0.226272</text:p>
          </table:table-cell>
          <table:table-cell office:value-type="float" office:value="0.830333">
            <text:p>0.830333</text:p>
          </table:table-cell>
          <table:table-cell office:value-type="float" office:value="0.128581">
            <text:p>0.128581</text:p>
          </table:table-cell>
          <table:table-cell office:value-type="float" office:value="0.110979">
            <text:p>0.110979</text:p>
          </table:table-cell>
          <table:table-cell office:value-type="float" office:value="-0.323822">
            <text:p>-0.323822</text:p>
          </table:table-cell>
          <table:table-cell office:value-type="float" office:value="0.0479398">
            <text:p>0.0479398</text:p>
          </table:table-cell>
          <table:table-cell office:value-type="float" office:value="-0.0469354">
            <text:p>-0.0469354</text:p>
          </table:table-cell>
          <table:table-cell office:value-type="float" office:value="0.0132966">
            <text:p>0.0132966</text:p>
          </table:table-cell>
          <table:table-cell office:value-type="float" office:value="0.00982342">
            <text:p>0.00982342</text:p>
          </table:table-cell>
          <table:table-cell office:value-type="float" office:value="0.0530744">
            <text:p>0.0530744</text:p>
          </table:table-cell>
          <table:table-cell office:value-type="float" office:value="0.0127859">
            <text:p>0.0127859</text:p>
          </table:table-cell>
          <table:table-cell office:value-type="float" office:value="-0.022536">
            <text:p>-0.022536</text:p>
          </table:table-cell>
          <table:table-cell/>
          <table:table-cell office:value-type="float" office:value="9.94494">
            <text:p>9.94494</text:p>
          </table:table-cell>
          <table:table-cell office:value-type="float" office:value="-0.0164232">
            <text:p>-0.0164232</text:p>
          </table:table-cell>
          <table:table-cell office:value-type="float" office:value="0.0437399">
            <text:p>0.0437399</text:p>
          </table:table-cell>
          <table:table-cell office:value-type="float" office:value="0.650481">
            <text:p>0.650481</text:p>
          </table:table-cell>
          <table:table-cell office:value-type="float" office:value="0.0252989">
            <text:p>0.0252989</text:p>
          </table:table-cell>
          <table:table-cell office:value-type="float" office:value="-0.0160715">
            <text:p>-0.0160715</text:p>
          </table:table-cell>
          <table:table-cell office:value-type="float" office:value="-0.0224905">
            <text:p>-0.0224905</text:p>
          </table:table-cell>
          <table:table-cell office:value-type="float" office:value="-0.00296548">
            <text:p>-0.00296548</text:p>
          </table:table-cell>
          <table:table-cell office:value-type="float" office:value="0.012831">
            <text:p>0.012831</text:p>
          </table:table-cell>
          <table:table-cell table:style-name="ce1" office:value-type="float" office:value="0.0712313">
            <text:p>0.0712313</text:p>
          </table:table-cell>
          <table:table-cell office:value-type="float" office:value="-0.00407075">
            <text:p>-0.00407075</text:p>
          </table:table-cell>
          <table:table-cell office:value-type="float" office:value="0.0717775">
            <text:p>0.0717775</text:p>
          </table:table-cell>
          <table:table-cell office:value-type="float" office:value="-0.0424037">
            <text:p>-0.0424037</text:p>
          </table:table-cell>
          <table:table-cell office:value-type="float" office:value="0.019297">
            <text:p>0.019297</text:p>
          </table:table-cell>
          <table:table-cell/>
          <table:table-cell office:value-type="float" office:value="8.54301">
            <text:p>8.54301</text:p>
          </table:table-cell>
          <table:table-cell office:value-type="float" office:value="0.0381585">
            <text:p>0.0381585</text:p>
          </table:table-cell>
          <table:table-cell office:value-type="float" office:value="-0.087068">
            <text:p>-0.087068</text:p>
          </table:table-cell>
          <table:table-cell office:value-type="float" office:value="0.842557">
            <text:p>0.842557</text:p>
          </table:table-cell>
          <table:table-cell office:value-type="float" office:value="0.0955126">
            <text:p>0.0955126</text:p>
          </table:table-cell>
          <table:table-cell office:value-type="float" office:value="0.00822126">
            <text:p>0.00822126</text:p>
          </table:table-cell>
          <table:table-cell office:value-type="float" office:value="-0.10341">
            <text:p>-0.10341</text:p>
          </table:table-cell>
          <table:table-cell office:value-type="float" office:value="0.0273537">
            <text:p>0.0273537</text:p>
          </table:table-cell>
          <table:table-cell office:value-type="float" office:value="-0.0149134">
            <text:p>-0.0149134</text:p>
          </table:table-cell>
          <table:table-cell office:value-type="float" office:value="-0.0106221">
            <text:p>-0.0106221</text:p>
          </table:table-cell>
          <table:table-cell office:value-type="float" office:value="0.0136389">
            <text:p>0.0136389</text:p>
          </table:table-cell>
          <table:table-cell office:value-type="float" office:value="-0.22254">
            <text:p>-0.22254</text:p>
          </table:table-cell>
          <table:table-cell office:value-type="float" office:value="0.051535">
            <text:p>0.051535</text:p>
          </table:table-cell>
          <table:table-cell office:value-type="float" office:value="-0.0721146">
            <text:p>-0.0721146</text:p>
          </table:table-cell>
        </table:table-row>
        <table:table-row table:style-name="ro4">
          <table:table-cell office:value-type="float" office:value="8.60402">
            <text:p>8.60402</text:p>
          </table:table-cell>
          <table:table-cell office:value-type="float" office:value="0.198422">
            <text:p>0.198422</text:p>
          </table:table-cell>
          <table:table-cell office:value-type="float" office:value="-0.0610122">
            <text:p>-0.0610122</text:p>
          </table:table-cell>
          <table:table-cell office:value-type="float" office:value="0.822661">
            <text:p>0.822661</text:p>
          </table:table-cell>
          <table:table-cell office:value-type="float" office:value="0.0603379">
            <text:p>0.0603379</text:p>
          </table:table-cell>
          <table:table-cell office:value-type="float" office:value="0.0336753">
            <text:p>0.0336753</text:p>
          </table:table-cell>
          <table:table-cell office:value-type="float" office:value="0.236041">
            <text:p>0.236041</text:p>
          </table:table-cell>
          <table:table-cell office:value-type="float" office:value="-0.0395024">
            <text:p>-0.0395024</text:p>
          </table:table-cell>
          <table:table-cell office:value-type="float" office:value="0.0394251">
            <text:p>0.0394251</text:p>
          </table:table-cell>
          <table:table-cell office:value-type="float" office:value="0.163164">
            <text:p>0.163164</text:p>
          </table:table-cell>
          <table:table-cell office:value-type="float" office:value="-0.0502519">
            <text:p>-0.0502519</text:p>
          </table:table-cell>
          <table:table-cell office:value-type="float" office:value="-0.906376">
            <text:p>-0.906376</text:p>
          </table:table-cell>
          <table:table-cell office:value-type="float" office:value="5.37396">
            <text:p>5.37396</text:p>
          </table:table-cell>
          <table:table-cell office:value-type="float" office:value="-0.556851">
            <text:p>-0.556851</text:p>
          </table:table-cell>
          <table:table-cell/>
          <table:table-cell office:value-type="float" office:value="8.2431">
            <text:p>8.2431</text:p>
          </table:table-cell>
          <table:table-cell office:value-type="float" office:value="-0.0504705">
            <text:p>-0.0504705</text:p>
          </table:table-cell>
          <table:table-cell office:value-type="float" office:value="0.148554">
            <text:p>0.148554</text:p>
          </table:table-cell>
          <table:table-cell office:value-type="float" office:value="0.753815">
            <text:p>0.753815</text:p>
          </table:table-cell>
          <table:table-cell office:value-type="float" office:value="0.260189">
            <text:p>0.260189</text:p>
          </table:table-cell>
          <table:table-cell office:value-type="float" office:value="-0.11316">
            <text:p>-0.11316</text:p>
          </table:table-cell>
          <table:table-cell office:value-type="float" office:value="0.231434">
            <text:p>0.231434</text:p>
          </table:table-cell>
          <table:table-cell office:value-type="float" office:value="-0.067151">
            <text:p>-0.067151</text:p>
          </table:table-cell>
          <table:table-cell office:value-type="float" office:value="-0.108097">
            <text:p>-0.108097</text:p>
          </table:table-cell>
          <table:table-cell office:value-type="float" office:value="-0.0281395">
            <text:p>-0.0281395</text:p>
          </table:table-cell>
          <table:table-cell office:value-type="float" office:value="0.0086614">
            <text:p>0.0086614</text:p>
          </table:table-cell>
          <table:table-cell office:value-type="float" office:value="-0.511255">
            <text:p>-0.511255</text:p>
          </table:table-cell>
          <table:table-cell office:value-type="float" office:value="-0.352433">
            <text:p>-0.352433</text:p>
          </table:table-cell>
          <table:table-cell office:value-type="float" office:value="0.131665">
            <text:p>0.131665</text:p>
          </table:table-cell>
          <table:table-cell/>
          <table:table-cell office:value-type="float" office:value="9.34443">
            <text:p>9.34443</text:p>
          </table:table-cell>
          <table:table-cell office:value-type="float" office:value="0.0413975">
            <text:p>0.0413975</text:p>
          </table:table-cell>
          <table:table-cell office:value-type="float" office:value="-0.221246">
            <text:p>-0.221246</text:p>
          </table:table-cell>
          <table:table-cell office:value-type="float" office:value="0.831272">
            <text:p>0.831272</text:p>
          </table:table-cell>
          <table:table-cell office:value-type="float" office:value="0.120277">
            <text:p>0.120277</text:p>
          </table:table-cell>
          <table:table-cell office:value-type="float" office:value="0.0991997">
            <text:p>0.0991997</text:p>
          </table:table-cell>
          <table:table-cell office:value-type="float" office:value="-0.318157">
            <text:p>-0.318157</text:p>
          </table:table-cell>
          <table:table-cell office:value-type="float" office:value="0.0474715">
            <text:p>0.0474715</text:p>
          </table:table-cell>
          <table:table-cell office:value-type="float" office:value="-0.0313022">
            <text:p>-0.0313022</text:p>
          </table:table-cell>
          <table:table-cell office:value-type="float" office:value="0.0170627">
            <text:p>0.0170627</text:p>
          </table:table-cell>
          <table:table-cell office:value-type="float" office:value="0.00318539">
            <text:p>0.00318539</text:p>
          </table:table-cell>
          <table:table-cell office:value-type="float" office:value="-0.114839">
            <text:p>-0.114839</text:p>
          </table:table-cell>
          <table:table-cell office:value-type="float" office:value="0.0123588">
            <text:p>0.0123588</text:p>
          </table:table-cell>
          <table:table-cell office:value-type="float" office:value="-0.0392577">
            <text:p>-0.0392577</text:p>
          </table:table-cell>
          <table:table-cell/>
          <table:table-cell office:value-type="float" office:value="10.1481">
            <text:p>10.1481</text:p>
          </table:table-cell>
          <table:table-cell office:value-type="float" office:value="-0.0108536">
            <text:p>-0.0108536</text:p>
          </table:table-cell>
          <table:table-cell office:value-type="float" office:value="0.0564616">
            <text:p>0.0564616</text:p>
          </table:table-cell>
          <table:table-cell office:value-type="float" office:value="0.65045">
            <text:p>0.65045</text:p>
          </table:table-cell>
          <table:table-cell office:value-type="float" office:value="0.0234681">
            <text:p>0.0234681</text:p>
          </table:table-cell>
          <table:table-cell office:value-type="float" office:value="-0.00970087">
            <text:p>-0.00970087</text:p>
          </table:table-cell>
          <table:table-cell office:value-type="float" office:value="-0.00774118">
            <text:p>-0.00774118</text:p>
          </table:table-cell>
          <table:table-cell office:value-type="float" office:value="-0.00342685">
            <text:p>-0.00342685</text:p>
          </table:table-cell>
          <table:table-cell office:value-type="float" office:value="0.0274139">
            <text:p>0.0274139</text:p>
          </table:table-cell>
          <table:table-cell office:value-type="float" office:value="0.0626163">
            <text:p>0.0626163</text:p>
          </table:table-cell>
          <table:table-cell office:value-type="float" office:value="-0.000150208">
            <text:p>-0.000150208</text:p>
          </table:table-cell>
          <table:table-cell office:value-type="float" office:value="0.0386669">
            <text:p>0.0386669</text:p>
          </table:table-cell>
          <table:table-cell office:value-type="float" office:value="0.0702181">
            <text:p>0.0702181</text:p>
          </table:table-cell>
          <table:table-cell office:value-type="float" office:value="-0.0179185">
            <text:p>-0.0179185</text:p>
          </table:table-cell>
          <table:table-cell/>
          <table:table-cell office:value-type="float" office:value="8.61029">
            <text:p>8.61029</text:p>
          </table:table-cell>
          <table:table-cell office:value-type="float" office:value="0.0361479">
            <text:p>0.0361479</text:p>
          </table:table-cell>
          <table:table-cell office:value-type="float" office:value="-0.0875493">
            <text:p>-0.0875493</text:p>
          </table:table-cell>
          <table:table-cell office:value-type="float" office:value="0.843148">
            <text:p>0.843148</text:p>
          </table:table-cell>
          <table:table-cell office:value-type="float" office:value="0.0937624">
            <text:p>0.0937624</text:p>
          </table:table-cell>
          <table:table-cell office:value-type="float" office:value="0.0128131">
            <text:p>0.0128131</text:p>
          </table:table-cell>
          <table:table-cell office:value-type="float" office:value="-0.103394">
            <text:p>-0.103394</text:p>
          </table:table-cell>
          <table:table-cell office:value-type="float" office:value="0.0297027">
            <text:p>0.0297027</text:p>
          </table:table-cell>
          <table:table-cell office:value-type="float" office:value="-0.0298854">
            <text:p>-0.0298854</text:p>
          </table:table-cell>
          <table:table-cell office:value-type="float" office:value="-0.00715493">
            <text:p>-0.00715493</text:p>
          </table:table-cell>
          <table:table-cell office:value-type="float" office:value="0.00878722">
            <text:p>0.00878722</text:p>
          </table:table-cell>
          <table:table-cell office:value-type="float" office:value="0.00737143">
            <text:p>0.00737143</text:p>
          </table:table-cell>
          <table:table-cell office:value-type="float" office:value="0.0558014">
            <text:p>0.0558014</text:p>
          </table:table-cell>
          <table:table-cell office:value-type="float" office:value="-0.00505222">
            <text:p>-0.00505222</text:p>
          </table:table-cell>
        </table:table-row>
        <table:table-row table:style-name="ro4">
          <table:table-cell office:value-type="float" office:value="8.67375">
            <text:p>8.67375</text:p>
          </table:table-cell>
          <table:table-cell office:value-type="float" office:value="0.196765">
            <text:p>0.196765</text:p>
          </table:table-cell>
          <table:table-cell office:value-type="float" office:value="-0.0235095">
            <text:p>-0.0235095</text:p>
          </table:table-cell>
          <table:table-cell office:value-type="float" office:value="0.81645">
            <text:p>0.81645</text:p>
          </table:table-cell>
          <table:table-cell office:value-type="float" office:value="0.0589805">
            <text:p>0.0589805</text:p>
          </table:table-cell>
          <table:table-cell office:value-type="float" office:value="0.0343341">
            <text:p>0.0343341</text:p>
          </table:table-cell>
          <table:table-cell office:value-type="float" office:value="0.125845">
            <text:p>0.125845</text:p>
          </table:table-cell>
          <table:table-cell office:value-type="float" office:value="-0.0333822">
            <text:p>-0.0333822</text:p>
          </table:table-cell>
          <table:table-cell office:value-type="float" office:value="-0.0237721">
            <text:p>-0.0237721</text:p>
          </table:table-cell>
          <table:table-cell office:value-type="float" office:value="0.537864">
            <text:p>0.537864</text:p>
          </table:table-cell>
          <table:table-cell office:value-type="float" office:value="-0.0890784">
            <text:p>-0.0890784</text:p>
          </table:table-cell>
          <table:table-cell office:value-type="float" office:value="-0.619988">
            <text:p>-0.619988</text:p>
          </table:table-cell>
          <table:table-cell office:value-type="float" office:value="-1.04441">
            <text:p>-1.04441</text:p>
          </table:table-cell>
          <table:table-cell office:value-type="float" office:value="0.00597627">
            <text:p>0.00597627</text:p>
          </table:table-cell>
          <table:table-cell/>
          <table:table-cell office:value-type="float" office:value="8.44631">
            <text:p>8.44631</text:p>
          </table:table-cell>
          <table:table-cell office:value-type="float" office:value="-0.093551">
            <text:p>-0.093551</text:p>
          </table:table-cell>
          <table:table-cell office:value-type="float" office:value="0.128281">
            <text:p>0.128281</text:p>
          </table:table-cell>
          <table:table-cell office:value-type="float" office:value="0.761012">
            <text:p>0.761012</text:p>
          </table:table-cell>
          <table:table-cell office:value-type="float" office:value="0.251695">
            <text:p>0.251695</text:p>
          </table:table-cell>
          <table:table-cell office:value-type="float" office:value="-0.105345">
            <text:p>-0.105345</text:p>
          </table:table-cell>
          <table:table-cell office:value-type="float" office:value="0.238027">
            <text:p>0.238027</text:p>
          </table:table-cell>
          <table:table-cell office:value-type="float" office:value="-0.0740914">
            <text:p>-0.0740914</text:p>
          </table:table-cell>
          <table:table-cell office:value-type="float" office:value="-0.211992">
            <text:p>-0.211992</text:p>
          </table:table-cell>
          <table:table-cell office:value-type="float" office:value="-0.0997599">
            <text:p>-0.0997599</text:p>
          </table:table-cell>
          <table:table-cell office:value-type="float" office:value="0.035418">
            <text:p>0.035418</text:p>
          </table:table-cell>
          <table:table-cell office:value-type="float" office:value="0.551052">
            <text:p>0.551052</text:p>
          </table:table-cell>
          <table:table-cell office:value-type="float" office:value="0.25201">
            <text:p>0.25201</text:p>
          </table:table-cell>
          <table:table-cell office:value-type="float" office:value="-0.162469">
            <text:p>-0.162469</text:p>
          </table:table-cell>
          <table:table-cell/>
          <table:table-cell office:value-type="float" office:value="9.61295">
            <text:p>9.61295</text:p>
          </table:table-cell>
          <table:table-cell office:value-type="float" office:value="0.0247118">
            <text:p>0.0247118</text:p>
          </table:table-cell>
          <table:table-cell office:value-type="float" office:value="-0.215774">
            <text:p>-0.215774</text:p>
          </table:table-cell>
          <table:table-cell office:value-type="float" office:value="0.829296">
            <text:p>0.829296</text:p>
          </table:table-cell>
          <table:table-cell office:value-type="float" office:value="0.113175">
            <text:p>0.113175</text:p>
          </table:table-cell>
          <table:table-cell office:value-type="float" office:value="0.0958805">
            <text:p>0.0958805</text:p>
          </table:table-cell>
          <table:table-cell office:value-type="float" office:value="-0.330494">
            <text:p>-0.330494</text:p>
          </table:table-cell>
          <table:table-cell office:value-type="float" office:value="0.0668256">
            <text:p>0.0668256</text:p>
          </table:table-cell>
          <table:table-cell office:value-type="float" office:value="-0.062139">
            <text:p>-0.062139</text:p>
          </table:table-cell>
          <table:table-cell office:value-type="float" office:value="0.0203813">
            <text:p>0.0203813</text:p>
          </table:table-cell>
          <table:table-cell office:value-type="float" office:value="-0.00735617">
            <text:p>-0.00735617</text:p>
          </table:table-cell>
          <table:table-cell office:value-type="float" office:value="0.221651">
            <text:p>0.221651</text:p>
          </table:table-cell>
          <table:table-cell office:value-type="float" office:value="-0.43997">
            <text:p>-0.43997</text:p>
          </table:table-cell>
          <table:table-cell office:value-type="float" office:value="0.511638">
            <text:p>0.511638</text:p>
          </table:table-cell>
          <table:table-cell/>
          <table:table-cell office:value-type="float" office:value="10.3456">
            <text:p>10.3456</text:p>
          </table:table-cell>
          <table:table-cell office:value-type="float" office:value="-0.00393177">
            <text:p>-0.00393177</text:p>
          </table:table-cell>
          <table:table-cell office:value-type="float" office:value="0.0715658">
            <text:p>0.0715658</text:p>
          </table:table-cell>
          <table:table-cell office:value-type="float" office:value="0.649722">
            <text:p>0.649722</text:p>
          </table:table-cell>
          <table:table-cell office:value-type="float" office:value="0.0218156">
            <text:p>0.0218156</text:p>
          </table:table-cell>
          <table:table-cell office:value-type="float" office:value="-0.00565231">
            <text:p>-0.00565231</text:p>
          </table:table-cell>
          <table:table-cell office:value-type="float" office:value="0.00217735">
            <text:p>0.00217735</text:p>
          </table:table-cell>
          <table:table-cell office:value-type="float" office:value="-0.00428186">
            <text:p>-0.00428186</text:p>
          </table:table-cell>
          <table:table-cell office:value-type="float" office:value="0.03505">
            <text:p>0.03505</text:p>
          </table:table-cell>
          <table:table-cell office:value-type="float" office:value="0.0764832">
            <text:p>0.0764832</text:p>
          </table:table-cell>
          <table:table-cell office:value-type="float" office:value="-0.00368882">
            <text:p>-0.00368882</text:p>
          </table:table-cell>
          <table:table-cell office:value-type="float" office:value="-0.115742">
            <text:p>-0.115742</text:p>
          </table:table-cell>
          <table:table-cell office:value-type="float" office:value="-0.187482">
            <text:p>-0.187482</text:p>
          </table:table-cell>
          <table:table-cell office:value-type="float" office:value="-0.0155664">
            <text:p>-0.0155664</text:p>
          </table:table-cell>
          <table:table-cell/>
          <table:table-cell office:value-type="float" office:value="8.74259">
            <text:p>8.74259</text:p>
          </table:table-cell>
          <table:table-cell office:value-type="float" office:value="0.0323232">
            <text:p>0.0323232</text:p>
          </table:table-cell>
          <table:table-cell office:value-type="float" office:value="-0.0875193">
            <text:p>-0.0875193</text:p>
          </table:table-cell>
          <table:table-cell office:value-type="float" office:value="0.844222">
            <text:p>0.844222</text:p>
          </table:table-cell>
          <table:table-cell office:value-type="float" office:value="0.0904137">
            <text:p>0.0904137</text:p>
          </table:table-cell>
          <table:table-cell office:value-type="float" office:value="0.00929044">
            <text:p>0.00929044</text:p>
          </table:table-cell>
          <table:table-cell office:value-type="float" office:value="-0.104334">
            <text:p>-0.104334</text:p>
          </table:table-cell>
          <table:table-cell office:value-type="float" office:value="0.0313834">
            <text:p>0.0313834</text:p>
          </table:table-cell>
          <table:table-cell office:value-type="float" office:value="-0.0289102">
            <text:p>-0.0289102</text:p>
          </table:table-cell>
          <table:table-cell office:value-type="float" office:value="0.00022726">
            <text:p>0.00022726</text:p>
          </table:table-cell>
          <table:table-cell office:value-type="float" office:value="0.00811884">
            <text:p>0.00811884</text:p>
          </table:table-cell>
          <table:table-cell office:value-type="float" office:value="0.000149748">
            <text:p>0.000149748</text:p>
          </table:table-cell>
          <table:table-cell office:value-type="float" office:value="0.00464291">
            <text:p>0.00464291</text:p>
          </table:table-cell>
          <table:table-cell office:value-type="float" office:value="0.0179817">
            <text:p>0.0179817</text:p>
          </table:table-cell>
        </table:table-row>
        <table:table-row table:style-name="ro4">
          <table:table-cell office:value-type="float" office:value="8.78271">
            <text:p>8.78271</text:p>
          </table:table-cell>
          <table:table-cell office:value-type="float" office:value="0.186814">
            <text:p>0.186814</text:p>
          </table:table-cell>
          <table:table-cell office:value-type="float" office:value="0.0226972">
            <text:p>0.0226972</text:p>
          </table:table-cell>
          <table:table-cell office:value-type="float" office:value="0.806815">
            <text:p>0.806815</text:p>
          </table:table-cell>
          <table:table-cell office:value-type="float" office:value="0.0569201">
            <text:p>0.0569201</text:p>
          </table:table-cell>
          <table:table-cell office:value-type="float" office:value="0.037598">
            <text:p>0.037598</text:p>
          </table:table-cell>
          <table:table-cell office:value-type="float" office:value="0.148553">
            <text:p>0.148553</text:p>
          </table:table-cell>
          <table:table-cell office:value-type="float" office:value="-0.0416905">
            <text:p>-0.0416905</text:p>
          </table:table-cell>
          <table:table-cell office:value-type="float" office:value="-0.0913272">
            <text:p>-0.0913272</text:p>
          </table:table-cell>
          <table:table-cell office:value-type="float" office:value="0.424064">
            <text:p>0.424064</text:p>
          </table:table-cell>
          <table:table-cell office:value-type="float" office:value="-0.0884272">
            <text:p>-0.0884272</text:p>
          </table:table-cell>
          <table:table-cell office:value-type="float" office:value="0.0684588">
            <text:p>0.0684588</text:p>
          </table:table-cell>
          <table:table-cell office:value-type="float" office:value="-1.51296">
            <text:p>-1.51296</text:p>
          </table:table-cell>
          <table:table-cell office:value-type="float" office:value="0.0552824">
            <text:p>0.0552824</text:p>
          </table:table-cell>
          <table:table-cell/>
          <table:table-cell office:value-type="float" office:value="8.64307">
            <text:p>8.64307</text:p>
          </table:table-cell>
          <table:table-cell office:value-type="float" office:value="-0.113929">
            <text:p>-0.113929</text:p>
          </table:table-cell>
          <table:table-cell office:value-type="float" office:value="0.118409">
            <text:p>0.118409</text:p>
          </table:table-cell>
          <table:table-cell office:value-type="float" office:value="0.761691">
            <text:p>0.761691</text:p>
          </table:table-cell>
          <table:table-cell office:value-type="float" office:value="0.243735">
            <text:p>0.243735</text:p>
          </table:table-cell>
          <table:table-cell office:value-type="float" office:value="-0.140655">
            <text:p>-0.140655</text:p>
          </table:table-cell>
          <table:table-cell office:value-type="float" office:value="0.221041">
            <text:p>0.221041</text:p>
          </table:table-cell>
          <table:table-cell office:value-type="float" office:value="-0.0656852">
            <text:p>-0.0656852</text:p>
          </table:table-cell>
          <table:table-cell office:value-type="float" office:value="-0.103569">
            <text:p>-0.103569</text:p>
          </table:table-cell>
          <table:table-cell office:value-type="float" office:value="-0.0501751">
            <text:p>-0.0501751</text:p>
          </table:table-cell>
          <table:table-cell office:value-type="float" office:value="0.00345098">
            <text:p>0.00345098</text:p>
          </table:table-cell>
          <table:table-cell office:value-type="float" office:value="0.109569">
            <text:p>0.109569</text:p>
          </table:table-cell>
          <table:table-cell office:value-type="float" office:value="0.0607452">
            <text:p>0.0607452</text:p>
          </table:table-cell>
          <table:table-cell office:value-type="float" office:value="0.0243436">
            <text:p>0.0243436</text:p>
          </table:table-cell>
          <table:table-cell/>
          <table:table-cell office:value-type="float" office:value="9.67443">
            <text:p>9.67443</text:p>
          </table:table-cell>
          <table:table-cell office:value-type="float" office:value="0.0217294">
            <text:p>0.0217294</text:p>
          </table:table-cell>
          <table:table-cell office:value-type="float" office:value="-0.216183">
            <text:p>-0.216183</text:p>
          </table:table-cell>
          <table:table-cell office:value-type="float" office:value="0.830778">
            <text:p>0.830778</text:p>
          </table:table-cell>
          <table:table-cell office:value-type="float" office:value="0.111609">
            <text:p>0.111609</text:p>
          </table:table-cell>
          <table:table-cell office:value-type="float" office:value="0.0799548">
            <text:p>0.0799548</text:p>
          </table:table-cell>
          <table:table-cell office:value-type="float" office:value="-0.312896">
            <text:p>-0.312896</text:p>
          </table:table-cell>
          <table:table-cell office:value-type="float" office:value="0.0476055">
            <text:p>0.0476055</text:p>
          </table:table-cell>
          <table:table-cell office:value-type="float" office:value="-0.0485125">
            <text:p>-0.0485125</text:p>
          </table:table-cell>
          <table:table-cell office:value-type="float" office:value="-0.00666676">
            <text:p>-0.00666676</text:p>
          </table:table-cell>
          <table:table-cell office:value-type="float" office:value="0.0240978">
            <text:p>0.0240978</text:p>
          </table:table-cell>
          <table:table-cell office:value-type="float" office:value="-0.140159">
            <text:p>-0.140159</text:p>
          </table:table-cell>
          <table:table-cell office:value-type="float" office:value="0.0612291">
            <text:p>0.0612291</text:p>
          </table:table-cell>
          <table:table-cell office:value-type="float" office:value="-0.066415">
            <text:p>-0.066415</text:p>
          </table:table-cell>
          <table:table-cell/>
          <table:table-cell office:value-type="float" office:value="10.6236">
            <text:p>10.6236</text:p>
          </table:table-cell>
          <table:table-cell office:value-type="float" office:value="-0.00313169">
            <text:p>-0.00313169</text:p>
          </table:table-cell>
          <table:table-cell office:value-type="float" office:value="0.0783399">
            <text:p>0.0783399</text:p>
          </table:table-cell>
          <table:table-cell office:value-type="float" office:value="0.647494">
            <text:p>0.647494</text:p>
          </table:table-cell>
          <table:table-cell office:value-type="float" office:value="0.0196849">
            <text:p>0.0196849</text:p>
          </table:table-cell>
          <table:table-cell office:value-type="float" office:value="-0.00464712">
            <text:p>-0.00464712</text:p>
          </table:table-cell>
          <table:table-cell office:value-type="float" office:value="0.00746565">
            <text:p>0.00746565</text:p>
          </table:table-cell>
          <table:table-cell office:value-type="float" office:value="-0.00580563">
            <text:p>-0.00580563</text:p>
          </table:table-cell>
          <table:table-cell office:value-type="float" office:value="0.00287841">
            <text:p>0.00287841</text:p>
          </table:table-cell>
          <table:table-cell office:value-type="float" office:value="0.0243712">
            <text:p>0.0243712</text:p>
          </table:table-cell>
          <table:table-cell office:value-type="float" office:value="-0.00801564">
            <text:p>-0.00801564</text:p>
          </table:table-cell>
          <table:table-cell office:value-type="float" office:value="-0.0070153">
            <text:p>-0.0070153</text:p>
          </table:table-cell>
          <table:table-cell office:value-type="float" office:value="-0.0596818">
            <text:p>-0.0596818</text:p>
          </table:table-cell>
          <table:table-cell office:value-type="float" office:value="0.0214401">
            <text:p>0.0214401</text:p>
          </table:table-cell>
          <table:table-cell/>
          <table:table-cell office:value-type="float" office:value="9.14418">
            <text:p>9.14418</text:p>
          </table:table-cell>
          <table:table-cell office:value-type="float" office:value="0.0207372">
            <text:p>0.0207372</text:p>
          </table:table-cell>
          <table:table-cell office:value-type="float" office:value="-0.0866792">
            <text:p>-0.0866792</text:p>
          </table:table-cell>
          <table:table-cell office:value-type="float" office:value="0.850383">
            <text:p>0.850383</text:p>
          </table:table-cell>
          <table:table-cell office:value-type="float" office:value="0.0809634">
            <text:p>0.0809634</text:p>
          </table:table-cell>
          <table:table-cell office:value-type="float" office:value="-0.00222236">
            <text:p>-0.00222236</text:p>
          </table:table-cell>
          <table:table-cell office:value-type="float" office:value="-0.10287">
            <text:p>-0.10287</text:p>
          </table:table-cell>
          <table:table-cell office:value-type="float" office:value="0.0373424">
            <text:p>0.0373424</text:p>
          </table:table-cell>
          <table:table-cell office:value-type="float" office:value="-0.0288501">
            <text:p>-0.0288501</text:p>
          </table:table-cell>
          <table:table-cell office:value-type="float" office:value="0.00209182">
            <text:p>0.00209182</text:p>
          </table:table-cell>
          <table:table-cell office:value-type="float" office:value="0.0153402">
            <text:p>0.0153402</text:p>
          </table:table-cell>
          <table:table-cell office:value-type="float" office:value="-0.036293">
            <text:p>-0.036293</text:p>
          </table:table-cell>
          <table:table-cell office:value-type="float" office:value="0.0111891">
            <text:p>0.0111891</text:p>
          </table:table-cell>
          <table:table-cell office:value-type="float" office:value="0.00156609">
            <text:p>0.00156609</text:p>
          </table:table-cell>
        </table:table-row>
        <table:table-row table:style-name="ro4">
          <table:table-cell office:value-type="float" office:value="8.97138">
            <text:p>8.97138</text:p>
          </table:table-cell>
          <table:table-cell office:value-type="float" office:value="0.17202">
            <text:p>0.17202</text:p>
          </table:table-cell>
          <table:table-cell office:value-type="float" office:value="0.0488486">
            <text:p>0.0488486</text:p>
          </table:table-cell>
          <table:table-cell office:value-type="float" office:value="0.792099">
            <text:p>0.792099</text:p>
          </table:table-cell>
          <table:table-cell office:value-type="float" office:value="0.0535212">
            <text:p>0.0535212</text:p>
          </table:table-cell>
          <table:table-cell office:value-type="float" office:value="0.0229141">
            <text:p>0.0229141</text:p>
          </table:table-cell>
          <table:table-cell office:value-type="float" office:value="0.177068">
            <text:p>0.177068</text:p>
          </table:table-cell>
          <table:table-cell office:value-type="float" office:value="-0.0523182">
            <text:p>-0.0523182</text:p>
          </table:table-cell>
          <table:table-cell office:value-type="float" office:value="-0.0784107">
            <text:p>-0.0784107</text:p>
          </table:table-cell>
          <table:table-cell office:value-type="float" office:value="0.138605">
            <text:p>0.138605</text:p>
          </table:table-cell>
          <table:table-cell office:value-type="float" office:value="-0.0779968">
            <text:p>-0.0779968</text:p>
          </table:table-cell>
          <table:table-cell office:value-type="float" office:value="0.0415482">
            <text:p>0.0415482</text:p>
          </table:table-cell>
          <table:table-cell office:value-type="float" office:value="-0.51893">
            <text:p>-0.51893</text:p>
          </table:table-cell>
          <table:table-cell office:value-type="float" office:value="0.174272">
            <text:p>0.174272</text:p>
          </table:table-cell>
          <table:table-cell/>
          <table:table-cell office:value-type="float" office:value="8.77631">
            <text:p>8.77631</text:p>
          </table:table-cell>
          <table:table-cell office:value-type="float" office:value="-0.125783">
            <text:p>-0.125783</text:p>
          </table:table-cell>
          <table:table-cell office:value-type="float" office:value="0.112802">
            <text:p>0.112802</text:p>
          </table:table-cell>
          <table:table-cell office:value-type="float" office:value="0.762583">
            <text:p>0.762583</text:p>
          </table:table-cell>
          <table:table-cell office:value-type="float" office:value="0.238488">
            <text:p>0.238488</text:p>
          </table:table-cell>
          <table:table-cell office:value-type="float" office:value="-0.267063">
            <text:p>-0.267063</text:p>
          </table:table-cell>
          <table:table-cell office:value-type="float" office:value="0.143209">
            <text:p>0.143209</text:p>
          </table:table-cell>
          <table:table-cell office:value-type="float" office:value="-0.0135872">
            <text:p>-0.0135872</text:p>
          </table:table-cell>
          <table:table-cell office:value-type="float" office:value="-0.0889701">
            <text:p>-0.0889701</text:p>
          </table:table-cell>
          <table:table-cell table:style-name="ce1" office:value-type="float" office:value="-0.0420814">
            <text:p>-0.0420814</text:p>
          </table:table-cell>
          <table:table-cell office:value-type="float" office:value="0.00669452">
            <text:p>0.00669452</text:p>
          </table:table-cell>
          <table:table-cell office:value-type="float" office:value="-1.94811">
            <text:p>-1.94811</text:p>
          </table:table-cell>
          <table:table-cell office:value-type="float" office:value="-1.22396">
            <text:p>-1.22396</text:p>
          </table:table-cell>
          <table:table-cell office:value-type="float" office:value="0.926647">
            <text:p>0.926647</text:p>
          </table:table-cell>
          <table:table-cell/>
          <table:table-cell office:value-type="float" office:value="9.84183">
            <text:p>9.84183</text:p>
          </table:table-cell>
          <table:table-cell office:value-type="float" office:value="0.00968048">
            <text:p>0.00968048</text:p>
          </table:table-cell>
          <table:table-cell office:value-type="float" office:value="-0.215584">
            <text:p>-0.215584</text:p>
          </table:table-cell>
          <table:table-cell office:value-type="float" office:value="0.832951">
            <text:p>0.832951</text:p>
          </table:table-cell>
          <table:table-cell office:value-type="float" office:value="0.107453">
            <text:p>0.107453</text:p>
          </table:table-cell>
          <table:table-cell office:value-type="float" office:value="0.037186">
            <text:p>0.037186</text:p>
          </table:table-cell>
          <table:table-cell office:value-type="float" office:value="-0.302151">
            <text:p>-0.302151</text:p>
          </table:table-cell>
          <table:table-cell office:value-type="float" office:value="0.057713">
            <text:p>0.057713</text:p>
          </table:table-cell>
          <table:table-cell office:value-type="float" office:value="-0.0719755">
            <text:p>-0.0719755</text:p>
          </table:table-cell>
          <table:table-cell office:value-type="float" office:value="0.00358318">
            <text:p>0.00358318</text:p>
          </table:table-cell>
          <table:table-cell office:value-type="float" office:value="0.0129798">
            <text:p>0.0129798</text:p>
          </table:table-cell>
          <table:table-cell office:value-type="float" office:value="-0.879784">
            <text:p>-0.879784</text:p>
          </table:table-cell>
          <table:table-cell office:value-type="float" office:value="0.284392">
            <text:p>0.284392</text:p>
          </table:table-cell>
          <table:table-cell office:value-type="float" office:value="0.15496">
            <text:p>0.15496</text:p>
          </table:table-cell>
          <table:table-cell/>
          <table:table-cell office:value-type="float" office:value="11.0562">
            <text:p>11.0562</text:p>
          </table:table-cell>
          <table:table-cell office:value-type="float" office:value="-0.0031994">
            <text:p>-0.0031994</text:p>
          </table:table-cell>
          <table:table-cell office:value-type="float" office:value="0.0777134">
            <text:p>0.0777134</text:p>
          </table:table-cell>
          <table:table-cell office:value-type="float" office:value="0.648038">
            <text:p>0.648038</text:p>
          </table:table-cell>
          <table:table-cell office:value-type="float" office:value="0.0167752">
            <text:p>0.0167752</text:p>
          </table:table-cell>
          <table:table-cell office:value-type="float" office:value="-0.00421274">
            <text:p>-0.00421274</text:p>
          </table:table-cell>
          <table:table-cell office:value-type="float" office:value="0.00570519">
            <text:p>0.00570519</text:p>
          </table:table-cell>
          <table:table-cell office:value-type="float" office:value="-0.00466134">
            <text:p>-0.00466134</text:p>
          </table:table-cell>
          <table:table-cell office:value-type="float" office:value="-0.000156521">
            <text:p>-0.000156521</text:p>
          </table:table-cell>
          <table:table-cell office:value-type="float" office:value="-0.00144812">
            <text:p>-0.00144812</text:p>
          </table:table-cell>
          <table:table-cell office:value-type="float" office:value="0.00125968">
            <text:p>0.00125968</text:p>
          </table:table-cell>
          <table:table-cell office:value-type="float" office:value="0.00352453">
            <text:p>0.00352453</text:p>
          </table:table-cell>
          <table:table-cell office:value-type="float" office:value="-0.0120379">
            <text:p>-0.0120379</text:p>
          </table:table-cell>
          <table:table-cell office:value-type="float" office:value="0.00290941">
            <text:p>0.00290941</text:p>
          </table:table-cell>
          <table:table-cell/>
          <table:table-cell office:value-type="float" office:value="9.37614">
            <text:p>9.37614</text:p>
          </table:table-cell>
          <table:table-cell office:value-type="float" office:value="0.0120923">
            <text:p>0.0120923</text:p>
          </table:table-cell>
          <table:table-cell office:value-type="float" office:value="-0.0855919">
            <text:p>-0.0855919</text:p>
          </table:table-cell>
          <table:table-cell office:value-type="float" office:value="0.854025">
            <text:p>0.854025</text:p>
          </table:table-cell>
          <table:table-cell office:value-type="float" office:value="0.0759617">
            <text:p>0.0759617</text:p>
          </table:table-cell>
          <table:table-cell office:value-type="float" office:value="-0.00738019">
            <text:p>-0.00738019</text:p>
          </table:table-cell>
          <table:table-cell office:value-type="float" office:value="-0.101103">
            <text:p>-0.101103</text:p>
          </table:table-cell>
          <table:table-cell office:value-type="float" office:value="0.0397788">
            <text:p>0.0397788</text:p>
          </table:table-cell>
          <table:table-cell office:value-type="float" office:value="-0.0372687">
            <text:p>-0.0372687</text:p>
          </table:table-cell>
          <table:table-cell office:value-type="float" office:value="0.00468726">
            <text:p>0.00468726</text:p>
          </table:table-cell>
          <table:table-cell office:value-type="float" office:value="0.0157034">
            <text:p>0.0157034</text:p>
          </table:table-cell>
          <table:table-cell office:value-type="float" office:value="0.0699025">
            <text:p>0.0699025</text:p>
          </table:table-cell>
          <table:table-cell office:value-type="float" office:value="0.0208034">
            <text:p>0.0208034</text:p>
          </table:table-cell>
          <table:table-cell office:value-type="float" office:value="-0.0307086">
            <text:p>-0.0307086</text:p>
          </table:table-cell>
        </table:table-row>
        <table:table-row table:style-name="ro4">
          <table:table-cell office:value-type="float" office:value="9.10693">
            <text:p>9.10693</text:p>
          </table:table-cell>
          <table:table-cell office:value-type="float" office:value="0.162154">
            <text:p>0.162154</text:p>
          </table:table-cell>
          <table:table-cell office:value-type="float" office:value="0.0581018">
            <text:p>0.0581018</text:p>
          </table:table-cell>
          <table:table-cell office:value-type="float" office:value="0.784728">
            <text:p>0.784728</text:p>
          </table:table-cell>
          <table:table-cell office:value-type="float" office:value="0.0512053">
            <text:p>0.0512053</text:p>
          </table:table-cell>
          <table:table-cell office:value-type="float" office:value="0.00849524">
            <text:p>0.00849524</text:p>
          </table:table-cell>
          <table:table-cell office:value-type="float" office:value="0.197668">
            <text:p>0.197668</text:p>
          </table:table-cell>
          <table:table-cell office:value-type="float" office:value="-0.0617286">
            <text:p>-0.0617286</text:p>
          </table:table-cell>
          <table:table-cell office:value-type="float" office:value="-0.0727789">
            <text:p>-0.0727789</text:p>
          </table:table-cell>
          <table:table-cell office:value-type="float" office:value="0.0682655">
            <text:p>0.0682655</text:p>
          </table:table-cell>
          <table:table-cell office:value-type="float" office:value="-0.0543746">
            <text:p>-0.0543746</text:p>
          </table:table-cell>
          <table:table-cell office:value-type="float" office:value="-0.130756">
            <text:p>-0.130756</text:p>
          </table:table-cell>
          <table:table-cell office:value-type="float" office:value="0.109857">
            <text:p>0.109857</text:p>
          </table:table-cell>
          <table:table-cell office:value-type="float" office:value="0.0320287">
            <text:p>0.0320287</text:p>
          </table:table-cell>
          <table:table-cell/>
          <table:table-cell office:value-type="float" office:value="8.8442">
            <text:p>8.8442</text:p>
          </table:table-cell>
          <table:table-cell office:value-type="float" office:value="-0.140802">
            <text:p>-0.140802</text:p>
          </table:table-cell>
          <table:table-cell office:value-type="float" office:value="0.104304">
            <text:p>0.104304</text:p>
          </table:table-cell>
          <table:table-cell office:value-type="float" office:value="0.767309">
            <text:p>0.767309</text:p>
          </table:table-cell>
          <table:table-cell office:value-type="float" office:value="0.235858">
            <text:p>0.235858</text:p>
          </table:table-cell>
          <table:table-cell office:value-type="float" office:value="-0.123639">
            <text:p>-0.123639</text:p>
          </table:table-cell>
          <table:table-cell office:value-type="float" office:value="0.214014">
            <text:p>0.214014</text:p>
          </table:table-cell>
          <table:table-cell office:value-type="float" office:value="-0.077224">
            <text:p>-0.077224</text:p>
          </table:table-cell>
          <table:table-cell office:value-type="float" office:value="-0.221225">
            <text:p>-0.221225</text:p>
          </table:table-cell>
          <table:table-cell office:value-type="float" office:value="-0.125175">
            <text:p>-0.125175</text:p>
          </table:table-cell>
          <table:table-cell office:value-type="float" office:value="0.0696036">
            <text:p>0.0696036</text:p>
          </table:table-cell>
          <table:table-cell office:value-type="float" office:value="1.06982">
            <text:p>1.06982</text:p>
          </table:table-cell>
          <table:table-cell office:value-type="float" office:value="0.318614">
            <text:p>0.318614</text:p>
          </table:table-cell>
          <table:table-cell office:value-type="float" office:value="-0.38573">
            <text:p>-0.38573</text:p>
          </table:table-cell>
          <table:table-cell/>
          <table:table-cell office:value-type="float" office:value="9.91144">
            <text:p>9.91144</text:p>
          </table:table-cell>
          <table:table-cell office:value-type="float" office:value="0.000407631">
            <text:p>0.000407631</text:p>
          </table:table-cell>
          <table:table-cell office:value-type="float" office:value="-0.213956">
            <text:p>-0.213956</text:p>
          </table:table-cell>
          <table:table-cell office:value-type="float" office:value="0.834605">
            <text:p>0.834605</text:p>
          </table:table-cell>
          <table:table-cell office:value-type="float" office:value="0.105771">
            <text:p>0.105771</text:p>
          </table:table-cell>
          <table:table-cell office:value-type="float" office:value="0.0746635">
            <text:p>0.0746635</text:p>
          </table:table-cell>
          <table:table-cell office:value-type="float" office:value="-0.31378">
            <text:p>-0.31378</text:p>
          </table:table-cell>
          <table:table-cell office:value-type="float" office:value="0.0514605">
            <text:p>0.0514605</text:p>
          </table:table-cell>
          <table:table-cell office:value-type="float" office:value="-0.133215">
            <text:p>-0.133215</text:p>
          </table:table-cell>
          <table:table-cell office:value-type="float" office:value="0.0233791">
            <text:p>0.0233791</text:p>
          </table:table-cell>
          <table:table-cell office:value-type="float" office:value="0.0237662">
            <text:p>0.0237662</text:p>
          </table:table-cell>
          <table:table-cell office:value-type="float" office:value="0.391191">
            <text:p>0.391191</text:p>
          </table:table-cell>
          <table:table-cell office:value-type="float" office:value="-0.0870071">
            <text:p>-0.0870071</text:p>
          </table:table-cell>
          <table:table-cell office:value-type="float" office:value="-0.0626964">
            <text:p>-0.0626964</text:p>
          </table:table-cell>
          <table:table-cell/>
          <table:table-cell office:value-type="float" office:value="11.3001">
            <text:p>11.3001</text:p>
          </table:table-cell>
          <table:table-cell office:value-type="float" office:value="-0.00302779">
            <text:p>-0.00302779</text:p>
          </table:table-cell>
          <table:table-cell office:value-type="float" office:value="0.0766436">
            <text:p>0.0766436</text:p>
          </table:table-cell>
          <table:table-cell office:value-type="float" office:value="0.648519">
            <text:p>0.648519</text:p>
          </table:table-cell>
          <table:table-cell office:value-type="float" office:value="0.0153282">
            <text:p>0.0153282</text:p>
          </table:table-cell>
          <table:table-cell office:value-type="float" office:value="-0.00594757">
            <text:p>-0.00594757</text:p>
          </table:table-cell>
          <table:table-cell office:value-type="float" office:value="0.00398141">
            <text:p>0.00398141</text:p>
          </table:table-cell>
          <table:table-cell office:value-type="float" office:value="-0.00447374">
            <text:p>-0.00447374</text:p>
          </table:table-cell>
          <table:table-cell office:value-type="float" office:value="0.000703393">
            <text:p>0.000703393</text:p>
          </table:table-cell>
          <table:table-cell office:value-type="float" office:value="-0.00438514">
            <text:p>-0.00438514</text:p>
          </table:table-cell>
          <table:table-cell office:value-type="float" office:value="0.00196952">
            <text:p>0.00196952</text:p>
          </table:table-cell>
          <table:table-cell office:value-type="float" office:value="-0.086295">
            <text:p>-0.086295</text:p>
          </table:table-cell>
          <table:table-cell office:value-type="float" office:value="-0.027513">
            <text:p>-0.027513</text:p>
          </table:table-cell>
          <table:table-cell office:value-type="float" office:value="-0.0160166">
            <text:p>-0.0160166</text:p>
          </table:table-cell>
          <table:table-cell/>
          <table:table-cell office:value-type="float" office:value="9.54291">
            <text:p>9.54291</text:p>
          </table:table-cell>
          <table:table-cell office:value-type="float" office:value="0.00782108">
            <text:p>0.00782108</text:p>
          </table:table-cell>
          <table:table-cell office:value-type="float" office:value="-0.0842316">
            <text:p>-0.0842316</text:p>
          </table:table-cell>
          <table:table-cell office:value-type="float" office:value="0.85579">
            <text:p>0.85579</text:p>
          </table:table-cell>
          <table:table-cell office:value-type="float" office:value="0.0725578">
            <text:p>0.0725578</text:p>
          </table:table-cell>
          <table:table-cell office:value-type="float" office:value="-0.00975162">
            <text:p>-0.00975162</text:p>
          </table:table-cell>
          <table:table-cell office:value-type="float" office:value="-0.0998464">
            <text:p>-0.0998464</text:p>
          </table:table-cell>
          <table:table-cell office:value-type="float" office:value="0.0393209">
            <text:p>0.0393209</text:p>
          </table:table-cell>
          <table:table-cell office:value-type="float" office:value="-0.0256108">
            <text:p>-0.0256108</text:p>
          </table:table-cell>
          <table:table-cell office:value-type="float" office:value="0.00815673">
            <text:p>0.00815673</text:p>
          </table:table-cell>
          <table:table-cell office:value-type="float" office:value="0.010582">
            <text:p>0.010582</text:p>
          </table:table-cell>
          <table:table-cell office:value-type="float" office:value="0.081628">
            <text:p>0.081628</text:p>
          </table:table-cell>
          <table:table-cell office:value-type="float" office:value="0.00590103">
            <text:p>0.00590103</text:p>
          </table:table-cell>
          <table:table-cell office:value-type="float" office:value="-0.0801826">
            <text:p>-0.0801826</text:p>
          </table:table-cell>
        </table:table-row>
        <table:table-row table:style-name="ro4">
          <table:table-cell office:value-type="float" office:value="9.48898">
            <text:p>9.48898</text:p>
          </table:table-cell>
          <table:table-cell office:value-type="float" office:value="0.115264">
            <text:p>0.115264</text:p>
          </table:table-cell>
          <table:table-cell office:value-type="float" office:value="0.100217">
            <text:p>0.100217</text:p>
          </table:table-cell>
          <table:table-cell office:value-type="float" office:value="0.76863">
            <text:p>0.76863</text:p>
          </table:table-cell>
          <table:table-cell office:value-type="float" office:value="0.0452032">
            <text:p>0.0452032</text:p>
          </table:table-cell>
          <table:table-cell office:value-type="float" office:value="-0.043707">
            <text:p>-0.043707</text:p>
          </table:table-cell>
          <table:table-cell office:value-type="float" office:value="0.230175">
            <text:p>0.230175</text:p>
          </table:table-cell>
          <table:table-cell office:value-type="float" office:value="-0.0724752">
            <text:p>-0.0724752</text:p>
          </table:table-cell>
          <table:table-cell office:value-type="float" office:value="-0.122734">
            <text:p>-0.122734</text:p>
          </table:table-cell>
          <table:table-cell office:value-type="float" office:value="0.110236">
            <text:p>0.110236</text:p>
          </table:table-cell>
          <table:table-cell office:value-type="float" office:value="-0.0421381">
            <text:p>-0.0421381</text:p>
          </table:table-cell>
          <table:table-cell office:value-type="float" office:value="-0.142793">
            <text:p>-0.142793</text:p>
          </table:table-cell>
          <table:table-cell office:value-type="float" office:value="-0.353643">
            <text:p>-0.353643</text:p>
          </table:table-cell>
          <table:table-cell office:value-type="float" office:value="0.195581">
            <text:p>0.195581</text:p>
          </table:table-cell>
          <table:table-cell/>
          <table:table-cell office:value-type="float" office:value="8.97651">
            <text:p>8.97651</text:p>
          </table:table-cell>
          <table:table-cell office:value-type="float" office:value="-0.151344">
            <text:p>-0.151344</text:p>
          </table:table-cell>
          <table:table-cell office:value-type="float" office:value="0.09332">
            <text:p>0.09332</text:p>
          </table:table-cell>
          <table:table-cell office:value-type="float" office:value="0.769765">
            <text:p>0.769765</text:p>
          </table:table-cell>
          <table:table-cell office:value-type="float" office:value="0.230816">
            <text:p>0.230816</text:p>
          </table:table-cell>
          <table:table-cell office:value-type="float" office:value="-0.175643">
            <text:p>-0.175643</text:p>
          </table:table-cell>
          <table:table-cell office:value-type="float" office:value="0.194087">
            <text:p>0.194087</text:p>
          </table:table-cell>
          <table:table-cell office:value-type="float" office:value="-0.0605176">
            <text:p>-0.0605176</text:p>
          </table:table-cell>
          <table:table-cell office:value-type="float" office:value="-0.079681">
            <text:p>-0.079681</text:p>
          </table:table-cell>
          <table:table-cell office:value-type="float" office:value="-0.0830201">
            <text:p>-0.0830201</text:p>
          </table:table-cell>
          <table:table-cell office:value-type="float" office:value="0.0185689">
            <text:p>0.0185689</text:p>
          </table:table-cell>
          <table:table-cell office:value-type="float" office:value="0.107072">
            <text:p>0.107072</text:p>
          </table:table-cell>
          <table:table-cell office:value-type="float" office:value="0.10172">
            <text:p>0.10172</text:p>
          </table:table-cell>
          <table:table-cell office:value-type="float" office:value="-0.0526712">
            <text:p>-0.0526712</text:p>
          </table:table-cell>
          <table:table-cell/>
          <table:table-cell office:value-type="float" office:value="10.1417">
            <text:p>10.1417</text:p>
          </table:table-cell>
          <table:table-cell office:value-type="float" office:value="-0.00952467">
            <text:p>-0.00952467</text:p>
          </table:table-cell>
          <table:table-cell office:value-type="float" office:value="-0.213186">
            <text:p>-0.213186</text:p>
          </table:table-cell>
          <table:table-cell office:value-type="float" office:value="0.836753">
            <text:p>0.836753</text:p>
          </table:table-cell>
          <table:table-cell office:value-type="float" office:value="0.100392">
            <text:p>0.100392</text:p>
          </table:table-cell>
          <table:table-cell office:value-type="float" office:value="0.0570198">
            <text:p>0.0570198</text:p>
          </table:table-cell>
          <table:table-cell office:value-type="float" office:value="-0.310505">
            <text:p>-0.310505</text:p>
          </table:table-cell>
          <table:table-cell office:value-type="float" office:value="0.0542511">
            <text:p>0.0542511</text:p>
          </table:table-cell>
          <table:table-cell office:value-type="float" office:value="-0.0431308">
            <text:p>-0.0431308</text:p>
          </table:table-cell>
          <table:table-cell office:value-type="float" office:value="0.00334287">
            <text:p>0.00334287</text:p>
          </table:table-cell>
          <table:table-cell office:value-type="float" office:value="0.00932825">
            <text:p>0.00932825</text:p>
          </table:table-cell>
          <table:table-cell office:value-type="float" office:value="-0.0425444">
            <text:p>-0.0425444</text:p>
          </table:table-cell>
          <table:table-cell office:value-type="float" office:value="0.0136385">
            <text:p>0.0136385</text:p>
          </table:table-cell>
          <table:table-cell office:value-type="float" office:value="-0.0129825">
            <text:p>-0.0129825</text:p>
          </table:table-cell>
          <table:table-cell/>
          <table:table-cell office:value-type="float" office:value="11.4129">
            <text:p>11.4129</text:p>
          </table:table-cell>
          <table:table-cell office:value-type="float" office:value="-0.0040448">
            <text:p>-0.0040448</text:p>
          </table:table-cell>
          <table:table-cell office:value-type="float" office:value="0.0757998">
            <text:p>0.0757998</text:p>
          </table:table-cell>
          <table:table-cell office:value-type="float" office:value="0.648538">
            <text:p>0.648538</text:p>
          </table:table-cell>
          <table:table-cell office:value-type="float" office:value="0.0147025">
            <text:p>0.0147025</text:p>
          </table:table-cell>
          <table:table-cell office:value-type="float" office:value="-0.00360005">
            <text:p>-0.00360005</text:p>
          </table:table-cell>
          <table:table-cell office:value-type="float" office:value="0.00538207">
            <text:p>0.00538207</text:p>
          </table:table-cell>
          <table:table-cell office:value-type="float" office:value="-0.00450266">
            <text:p>-0.00450266</text:p>
          </table:table-cell>
          <table:table-cell office:value-type="float" office:value="-0.00902309">
            <text:p>-0.00902309</text:p>
          </table:table-cell>
          <table:table-cell office:value-type="float" office:value="-0.00748619">
            <text:p>-0.00748619</text:p>
          </table:table-cell>
          <table:table-cell office:value-type="float" office:value="0.000164261">
            <text:p>0.000164261</text:p>
          </table:table-cell>
          <table:table-cell office:value-type="float" office:value="0.0792816">
            <text:p>0.0792816</text:p>
          </table:table-cell>
          <table:table-cell office:value-type="float" office:value="0.07382">
            <text:p>0.07382</text:p>
          </table:table-cell>
          <table:table-cell office:value-type="float" office:value="-0.0134355">
            <text:p>-0.0134355</text:p>
          </table:table-cell>
          <table:table-cell/>
          <table:table-cell office:value-type="float" office:value="9.74342">
            <text:p>9.74342</text:p>
          </table:table-cell>
          <table:table-cell office:value-type="float" office:value="0.00596763">
            <text:p>0.00596763</text:p>
          </table:table-cell>
          <table:table-cell office:value-type="float" office:value="-0.0823589">
            <text:p>-0.0823589</text:p>
          </table:table-cell>
          <table:table-cell office:value-type="float" office:value="0.854688">
            <text:p>0.854688</text:p>
          </table:table-cell>
          <table:table-cell office:value-type="float" office:value="0.0686666">
            <text:p>0.0686666</text:p>
          </table:table-cell>
          <table:table-cell office:value-type="float" office:value="-0.0135904">
            <text:p>-0.0135904</text:p>
          </table:table-cell>
          <table:table-cell office:value-type="float" office:value="-0.0986769">
            <text:p>-0.0986769</text:p>
          </table:table-cell>
          <table:table-cell office:value-type="float" office:value="0.0400717">
            <text:p>0.0400717</text:p>
          </table:table-cell>
          <table:table-cell office:value-type="float" office:value="-0.00924382">
            <text:p>-0.00924382</text:p>
          </table:table-cell>
          <table:table-cell office:value-type="float" office:value="0.00933992">
            <text:p>0.00933992</text:p>
          </table:table-cell>
          <table:table-cell office:value-type="float" office:value="-0.00549513">
            <text:p>-0.00549513</text:p>
          </table:table-cell>
          <table:table-cell office:value-type="float" office:value="-0.0371614">
            <text:p>-0.0371614</text:p>
          </table:table-cell>
          <table:table-cell office:value-type="float" office:value="-0.0211608">
            <text:p>-0.0211608</text:p>
          </table:table-cell>
          <table:table-cell office:value-type="float" office:value="0.021687">
            <text:p>0.021687</text:p>
          </table:table-cell>
        </table:table-row>
        <table:table-row table:style-name="ro4">
          <table:table-cell office:value-type="float" office:value="9.57874">
            <text:p>9.57874</text:p>
          </table:table-cell>
          <table:table-cell office:value-type="float" office:value="0.103097">
            <text:p>0.103097</text:p>
          </table:table-cell>
          <table:table-cell office:value-type="float" office:value="0.107263">
            <text:p>0.107263</text:p>
          </table:table-cell>
          <table:table-cell office:value-type="float" office:value="0.766423">
            <text:p>0.766423</text:p>
          </table:table-cell>
          <table:table-cell office:value-type="float" office:value="0.0438983">
            <text:p>0.0438983</text:p>
          </table:table-cell>
          <table:table-cell office:value-type="float" office:value="-0.0596236">
            <text:p>-0.0596236</text:p>
          </table:table-cell>
          <table:table-cell office:value-type="float" office:value="0.23511">
            <text:p>0.23511</text:p>
          </table:table-cell>
          <table:table-cell office:value-type="float" office:value="-0.0793209">
            <text:p>-0.0793209</text:p>
          </table:table-cell>
          <table:table-cell office:value-type="float" office:value="-0.135551">
            <text:p>-0.135551</text:p>
          </table:table-cell>
          <table:table-cell office:value-type="float" office:value="0.0784932">
            <text:p>0.0784932</text:p>
          </table:table-cell>
          <table:table-cell office:value-type="float" office:value="-0.0245827">
            <text:p>-0.0245827</text:p>
          </table:table-cell>
          <table:table-cell office:value-type="float" office:value="-0.231142">
            <text:p>-0.231142</text:p>
          </table:table-cell>
          <table:table-cell office:value-type="float" office:value="-0.32567">
            <text:p>-0.32567</text:p>
          </table:table-cell>
          <table:table-cell office:value-type="float" office:value="-0.0216645">
            <text:p>-0.0216645</text:p>
          </table:table-cell>
          <table:table-cell/>
          <table:table-cell office:value-type="float" office:value="9.07537">
            <text:p>9.07537</text:p>
          </table:table-cell>
          <table:table-cell office:value-type="float" office:value="-0.158176">
            <text:p>-0.158176</text:p>
          </table:table-cell>
          <table:table-cell office:value-type="float" office:value="0.0861064">
            <text:p>0.0861064</text:p>
          </table:table-cell>
          <table:table-cell office:value-type="float" office:value="0.771086">
            <text:p>0.771086</text:p>
          </table:table-cell>
          <table:table-cell office:value-type="float" office:value="0.227119">
            <text:p>0.227119</text:p>
          </table:table-cell>
          <table:table-cell office:value-type="float" office:value="-0.187981">
            <text:p>-0.187981</text:p>
          </table:table-cell>
          <table:table-cell office:value-type="float" office:value="0.179828">
            <text:p>0.179828</text:p>
          </table:table-cell>
          <table:table-cell office:value-type="float" office:value="-0.0522685">
            <text:p>-0.0522685</text:p>
          </table:table-cell>
          <table:table-cell office:value-type="float" office:value="-0.0690954">
            <text:p>-0.0690954</text:p>
          </table:table-cell>
          <table:table-cell office:value-type="float" office:value="-0.0729636">
            <text:p>-0.0729636</text:p>
          </table:table-cell>
          <table:table-cell office:value-type="float" office:value="0.0133615">
            <text:p>0.0133615</text:p>
          </table:table-cell>
          <table:table-cell office:value-type="float" office:value="-0.0095596">
            <text:p>-0.0095596</text:p>
          </table:table-cell>
          <table:table-cell office:value-type="float" office:value="-0.0328764">
            <text:p>-0.0328764</text:p>
          </table:table-cell>
          <table:table-cell office:value-type="float" office:value="0.0780199">
            <text:p>0.0780199</text:p>
          </table:table-cell>
          <table:table-cell/>
          <table:table-cell office:value-type="float" office:value="10.5415">
            <text:p>10.5415</text:p>
          </table:table-cell>
          <table:table-cell office:value-type="float" office:value="-0.0335679">
            <text:p>-0.0335679</text:p>
          </table:table-cell>
          <table:table-cell office:value-type="float" office:value="-0.20967">
            <text:p>-0.20967</text:p>
          </table:table-cell>
          <table:table-cell office:value-type="float" office:value="0.838407">
            <text:p>0.838407</text:p>
          </table:table-cell>
          <table:table-cell office:value-type="float" office:value="0.0916953">
            <text:p>0.0916953</text:p>
          </table:table-cell>
          <table:table-cell office:value-type="float" office:value="0.0421969">
            <text:p>0.0421969</text:p>
          </table:table-cell>
          <table:table-cell office:value-type="float" office:value="-0.306506">
            <text:p>-0.306506</text:p>
          </table:table-cell>
          <table:table-cell office:value-type="float" office:value="0.051117">
            <text:p>0.051117</text:p>
          </table:table-cell>
          <table:table-cell office:value-type="float" office:value="-0.0601397">
            <text:p>-0.0601397</text:p>
          </table:table-cell>
          <table:table-cell office:value-type="float" office:value="0.00879539">
            <text:p>0.00879539</text:p>
          </table:table-cell>
          <table:table-cell office:value-type="float" office:value="0.00413797">
            <text:p>0.00413797</text:p>
          </table:table-cell>
          <table:table-cell office:value-type="float" office:value="0.147931">
            <text:p>0.147931</text:p>
          </table:table-cell>
          <table:table-cell office:value-type="float" office:value="0.00528014">
            <text:p>0.00528014</text:p>
          </table:table-cell>
          <table:table-cell office:value-type="float" office:value="-0.11596">
            <text:p>-0.11596</text:p>
          </table:table-cell>
          <table:table-cell/>
          <table:table-cell office:value-type="float" office:value="11.5156">
            <text:p>11.5156</text:p>
          </table:table-cell>
          <table:table-cell office:value-type="float" office:value="-0.0041348">
            <text:p>-0.0041348</text:p>
          </table:table-cell>
          <table:table-cell office:value-type="float" office:value="0.07581">
            <text:p>0.07581</text:p>
          </table:table-cell>
          <table:table-cell office:value-type="float" office:value="0.648413">
            <text:p>0.648413</text:p>
          </table:table-cell>
          <table:table-cell office:value-type="float" office:value="0.0141544">
            <text:p>0.0141544</text:p>
          </table:table-cell>
          <table:table-cell office:value-type="float" office:value="-0.00472904">
            <text:p>-0.00472904</text:p>
          </table:table-cell>
          <table:table-cell office:value-type="float" office:value="0.00409929">
            <text:p>0.00409929</text:p>
          </table:table-cell>
          <table:table-cell office:value-type="float" office:value="-0.00410621">
            <text:p>-0.00410621</text:p>
          </table:table-cell>
          <table:table-cell office:value-type="float" office:value="-0.000875793">
            <text:p>-0.000875793</text:p>
          </table:table-cell>
          <table:table-cell table:style-name="ce1" office:value-type="string">
            <text:p>9.9855e-05</text:p>
          </table:table-cell>
          <table:table-cell office:value-type="float" office:value="-0.00121642">
            <text:p>-0.00121642</text:p>
          </table:table-cell>
          <table:table-cell office:value-type="float" office:value="0.0044554">
            <text:p>0.0044554</text:p>
          </table:table-cell>
          <table:table-cell office:value-type="float" office:value="-0.00523857">
            <text:p>-0.00523857</text:p>
          </table:table-cell>
          <table:table-cell office:value-type="float" office:value="0.0107054">
            <text:p>0.0107054</text:p>
          </table:table-cell>
          <table:table-cell/>
          <table:table-cell office:value-type="float" office:value="9.94272">
            <text:p>9.94272</text:p>
          </table:table-cell>
          <table:table-cell office:value-type="float" office:value="0.00264929">
            <text:p>0.00264929</text:p>
          </table:table-cell>
          <table:table-cell office:value-type="float" office:value="-0.081338">
            <text:p>-0.081338</text:p>
          </table:table-cell>
          <table:table-cell office:value-type="float" office:value="0.854455">
            <text:p>0.854455</text:p>
          </table:table-cell>
          <table:table-cell office:value-type="float" office:value="0.0650057">
            <text:p>0.0650057</text:p>
          </table:table-cell>
          <table:table-cell office:value-type="float" office:value="-0.01521">
            <text:p>-0.01521</text:p>
          </table:table-cell>
          <table:table-cell office:value-type="float" office:value="-0.0976369">
            <text:p>-0.0976369</text:p>
          </table:table-cell>
          <table:table-cell table:style-name="ce1" office:value-type="float" office:value="0.0398869">
            <text:p>0.0398869</text:p>
          </table:table-cell>
          <table:table-cell office:value-type="float" office:value="-0.0166501">
            <text:p>-0.0166501</text:p>
          </table:table-cell>
          <table:table-cell office:value-type="float" office:value="0.00512259">
            <text:p>0.00512259</text:p>
          </table:table-cell>
          <table:table-cell office:value-type="float" office:value="-0.00117293">
            <text:p>-0.00117293</text:p>
          </table:table-cell>
          <table:table-cell office:value-type="float" office:value="0.0184128">
            <text:p>0.0184128</text:p>
          </table:table-cell>
          <table:table-cell office:value-type="float" office:value="-0.0120741">
            <text:p>-0.0120741</text:p>
          </table:table-cell>
          <table:table-cell office:value-type="float" office:value="0.0150497">
            <text:p>0.0150497</text:p>
          </table:table-cell>
        </table:table-row>
        <table:table-row table:style-name="ro4">
          <table:table-cell office:value-type="float" office:value="9.77346">
            <text:p>9.77346</text:p>
          </table:table-cell>
          <table:table-cell office:value-type="float" office:value="0.0679383">
            <text:p>0.0679383</text:p>
          </table:table-cell>
          <table:table-cell office:value-type="float" office:value="0.110199">
            <text:p>0.110199</text:p>
          </table:table-cell>
          <table:table-cell office:value-type="float" office:value="0.760815">
            <text:p>0.760815</text:p>
          </table:table-cell>
          <table:table-cell office:value-type="float" office:value="0.0411956">
            <text:p>0.0411956</text:p>
          </table:table-cell>
          <table:table-cell office:value-type="float" office:value="-0.0856561">
            <text:p>-0.0856561</text:p>
          </table:table-cell>
          <table:table-cell office:value-type="float" office:value="0.23752">
            <text:p>0.23752</text:p>
          </table:table-cell>
          <table:table-cell office:value-type="float" office:value="-0.0839145">
            <text:p>-0.0839145</text:p>
          </table:table-cell>
          <table:table-cell office:value-type="float" office:value="-0.180559">
            <text:p>-0.180559</text:p>
          </table:table-cell>
          <table:table-cell office:value-type="float" office:value="0.015078">
            <text:p>0.015078</text:p>
          </table:table-cell>
          <table:table-cell office:value-type="float" office:value="-0.0288013">
            <text:p>-0.0288013</text:p>
          </table:table-cell>
          <table:table-cell office:value-type="float" office:value="0.242898">
            <text:p>0.242898</text:p>
          </table:table-cell>
          <table:table-cell office:value-type="float" office:value="-0.138848">
            <text:p>-0.138848</text:p>
          </table:table-cell>
          <table:table-cell office:value-type="float" office:value="0.0333683">
            <text:p>0.0333683</text:p>
          </table:table-cell>
          <table:table-cell/>
          <table:table-cell office:value-type="float" office:value="9.21348">
            <text:p>9.21348</text:p>
          </table:table-cell>
          <table:table-cell office:value-type="float" office:value="-0.1679">
            <text:p>-0.1679</text:p>
          </table:table-cell>
          <table:table-cell office:value-type="float" office:value="0.0754028">
            <text:p>0.0754028</text:p>
          </table:table-cell>
          <table:table-cell office:value-type="float" office:value="0.77442">
            <text:p>0.77442</text:p>
          </table:table-cell>
          <table:table-cell office:value-type="float" office:value="0.222053">
            <text:p>0.222053</text:p>
          </table:table-cell>
          <table:table-cell office:value-type="float" office:value="-0.190354">
            <text:p>-0.190354</text:p>
          </table:table-cell>
          <table:table-cell office:value-type="float" office:value="0.169259">
            <text:p>0.169259</text:p>
          </table:table-cell>
          <table:table-cell office:value-type="float" office:value="-0.0553077">
            <text:p>-0.0553077</text:p>
          </table:table-cell>
          <table:table-cell office:value-type="float" office:value="-0.0704156">
            <text:p>-0.0704156</text:p>
          </table:table-cell>
          <table:table-cell office:value-type="float" office:value="-0.077504">
            <text:p>-0.077504</text:p>
          </table:table-cell>
          <table:table-cell office:value-type="float" office:value="0.0241364">
            <text:p>0.0241364</text:p>
          </table:table-cell>
          <table:table-cell office:value-type="float" office:value="0.1199">
            <text:p>0.1199</text:p>
          </table:table-cell>
          <table:table-cell office:value-type="float" office:value="-0.0146802">
            <text:p>-0.0146802</text:p>
          </table:table-cell>
          <table:table-cell office:value-type="float" office:value="-0.0526626">
            <text:p>-0.0526626</text:p>
          </table:table-cell>
          <table:table-cell/>
          <table:table-cell office:value-type="float" office:value="10.6425">
            <text:p>10.6425</text:p>
          </table:table-cell>
          <table:table-cell office:value-type="float" office:value="-0.0381337">
            <text:p>-0.0381337</text:p>
          </table:table-cell>
          <table:table-cell office:value-type="float" office:value="-0.208728">
            <text:p>-0.208728</text:p>
          </table:table-cell>
          <table:table-cell office:value-type="float" office:value="0.837642">
            <text:p>0.837642</text:p>
          </table:table-cell>
          <table:table-cell office:value-type="float" office:value="0.0896195">
            <text:p>0.0896195</text:p>
          </table:table-cell>
          <table:table-cell office:value-type="float" office:value="0.0257208">
            <text:p>0.0257208</text:p>
          </table:table-cell>
          <table:table-cell office:value-type="float" office:value="-0.303037">
            <text:p>-0.303037</text:p>
          </table:table-cell>
          <table:table-cell office:value-type="float" office:value="0.0546748">
            <text:p>0.0546748</text:p>
          </table:table-cell>
          <table:table-cell office:value-type="float" office:value="-0.0451951">
            <text:p>-0.0451951</text:p>
          </table:table-cell>
          <table:table-cell office:value-type="float" office:value="0.00932881">
            <text:p>0.00932881</text:p>
          </table:table-cell>
          <table:table-cell office:value-type="float" office:value="-0.00757675">
            <text:p>-0.00757675</text:p>
          </table:table-cell>
          <table:table-cell office:value-type="float" office:value="-0.195688">
            <text:p>-0.195688</text:p>
          </table:table-cell>
          <table:table-cell office:value-type="float" office:value="0.0643069">
            <text:p>0.0643069</text:p>
          </table:table-cell>
          <table:table-cell office:value-type="float" office:value="0.0170333">
            <text:p>0.0170333</text:p>
          </table:table-cell>
          <table:table-cell/>
          <table:table-cell office:value-type="float" office:value="11.8324">
            <text:p>11.8324</text:p>
          </table:table-cell>
          <table:table-cell office:value-type="float" office:value="-0.0039652">
            <text:p>-0.0039652</text:p>
          </table:table-cell>
          <table:table-cell office:value-type="float" office:value="0.0753161">
            <text:p>0.0753161</text:p>
          </table:table-cell>
          <table:table-cell office:value-type="float" office:value="0.649101">
            <text:p>0.649101</text:p>
          </table:table-cell>
          <table:table-cell office:value-type="float" office:value="0.0125901">
            <text:p>0.0125901</text:p>
          </table:table-cell>
          <table:table-cell office:value-type="float" office:value="-0.0042679">
            <text:p>-0.0042679</text:p>
          </table:table-cell>
          <table:table-cell office:value-type="float" office:value="0.00298831">
            <text:p>0.00298831</text:p>
          </table:table-cell>
          <table:table-cell office:value-type="float" office:value="-0.00334773">
            <text:p>-0.00334773</text:p>
          </table:table-cell>
          <table:table-cell office:value-type="float" office:value="0.000535447">
            <text:p>0.000535447</text:p>
          </table:table-cell>
          <table:table-cell office:value-type="float" office:value="-0.00155945">
            <text:p>-0.00155945</text:p>
          </table:table-cell>
          <table:table-cell office:value-type="float" office:value="0.0021745">
            <text:p>0.0021745</text:p>
          </table:table-cell>
          <table:table-cell table:style-name="ce1" office:value-type="string">
            <text:p>6.42954e-05</text:p>
          </table:table-cell>
          <table:table-cell office:value-type="float" office:value="-0.0238027">
            <text:p>-0.0238027</text:p>
          </table:table-cell>
          <table:table-cell office:value-type="float" office:value="-0.00366378">
            <text:p>-0.00366378</text:p>
          </table:table-cell>
          <table:table-cell/>
          <table:table-cell office:value-type="float" office:value="10.2127">
            <text:p>10.2127</text:p>
          </table:table-cell>
          <table:table-cell office:value-type="float" office:value="-0.000503539">
            <text:p>-0.000503539</text:p>
          </table:table-cell>
          <table:table-cell office:value-type="float" office:value="-0.080835">
            <text:p>-0.080835</text:p>
          </table:table-cell>
          <table:table-cell office:value-type="float" office:value="0.855235">
            <text:p>0.855235</text:p>
          </table:table-cell>
          <table:table-cell office:value-type="float" office:value="0.0603565">
            <text:p>0.0603565</text:p>
          </table:table-cell>
          <table:table-cell office:value-type="float" office:value="-0.00106593">
            <text:p>-0.00106593</text:p>
          </table:table-cell>
          <table:table-cell office:value-type="float" office:value="-0.0997857">
            <text:p>-0.0997857</text:p>
          </table:table-cell>
          <table:table-cell office:value-type="float" office:value="0.0349425">
            <text:p>0.0349425</text:p>
          </table:table-cell>
          <table:table-cell office:value-type="float" office:value="-0.0116797">
            <text:p>-0.0116797</text:p>
          </table:table-cell>
          <table:table-cell office:value-type="float" office:value="0.00186329">
            <text:p>0.00186329</text:p>
          </table:table-cell>
          <table:table-cell office:value-type="float" office:value="0.0028896">
            <text:p>0.0028896</text:p>
          </table:table-cell>
          <table:table-cell office:value-type="float" office:value="0.502482">
            <text:p>0.502482</text:p>
          </table:table-cell>
          <table:table-cell office:value-type="float" office:value="-0.0860051">
            <text:p>-0.0860051</text:p>
          </table:table-cell>
          <table:table-cell office:value-type="float" office:value="-0.162288">
            <text:p>-0.162288</text:p>
          </table:table-cell>
        </table:table-row>
        <table:table-row table:style-name="ro4">
          <table:table-cell office:value-type="float" office:value="9.97071">
            <text:p>9.97071</text:p>
          </table:table-cell>
          <table:table-cell office:value-type="float" office:value="0.0417738">
            <text:p>0.0417738</text:p>
          </table:table-cell>
          <table:table-cell office:value-type="float" office:value="0.107771">
            <text:p>0.107771</text:p>
          </table:table-cell>
          <table:table-cell office:value-type="float" office:value="0.756432">
            <text:p>0.756432</text:p>
          </table:table-cell>
          <table:table-cell office:value-type="float" office:value="0.0386274">
            <text:p>0.0386274</text:p>
          </table:table-cell>
          <table:table-cell office:value-type="float" office:value="-0.118634">
            <text:p>-0.118634</text:p>
          </table:table-cell>
          <table:table-cell office:value-type="float" office:value="0.237923">
            <text:p>0.237923</text:p>
          </table:table-cell>
          <table:table-cell office:value-type="float" office:value="-0.0841562">
            <text:p>-0.0841562</text:p>
          </table:table-cell>
          <table:table-cell office:value-type="float" office:value="-0.132649">
            <text:p>-0.132649</text:p>
          </table:table-cell>
          <table:table-cell office:value-type="float" office:value="-0.0123091">
            <text:p>-0.0123091</text:p>
          </table:table-cell>
          <table:table-cell office:value-type="float" office:value="-0.0222195">
            <text:p>-0.0222195</text:p>
          </table:table-cell>
          <table:table-cell office:value-type="float" office:value="-0.142701">
            <text:p>-0.142701</text:p>
          </table:table-cell>
          <table:table-cell office:value-type="float" office:value="0.0524946">
            <text:p>0.0524946</text:p>
          </table:table-cell>
          <table:table-cell office:value-type="float" office:value="0.164664">
            <text:p>0.164664</text:p>
          </table:table-cell>
          <table:table-cell/>
          <table:table-cell office:value-type="float" office:value="9.44414">
            <text:p>9.44414</text:p>
          </table:table-cell>
          <table:table-cell office:value-type="float" office:value="-0.177763">
            <text:p>-0.177763</text:p>
          </table:table-cell>
          <table:table-cell office:value-type="float" office:value="0.0567441">
            <text:p>0.0567441</text:p>
          </table:table-cell>
          <table:table-cell office:value-type="float" office:value="0.777185">
            <text:p>0.777185</text:p>
          </table:table-cell>
          <table:table-cell office:value-type="float" office:value="0.213843">
            <text:p>0.213843</text:p>
          </table:table-cell>
          <table:table-cell office:value-type="float" office:value="-0.20574">
            <text:p>-0.20574</text:p>
          </table:table-cell>
          <table:table-cell office:value-type="float" office:value="0.136664">
            <text:p>0.136664</text:p>
          </table:table-cell>
          <table:table-cell office:value-type="float" office:value="-0.0484158">
            <text:p>-0.0484158</text:p>
          </table:table-cell>
          <table:table-cell office:value-type="float" office:value="-0.0427587">
            <text:p>-0.0427587</text:p>
          </table:table-cell>
          <table:table-cell office:value-type="float" office:value="-0.0808902">
            <text:p>-0.0808902</text:p>
          </table:table-cell>
          <table:table-cell office:value-type="float" office:value="0.0119889">
            <text:p>0.0119889</text:p>
          </table:table-cell>
          <table:table-cell office:value-type="float" office:value="-0.0267831">
            <text:p>-0.0267831</text:p>
          </table:table-cell>
          <table:table-cell office:value-type="float" office:value="-0.242506">
            <text:p>-0.242506</text:p>
          </table:table-cell>
          <table:table-cell office:value-type="float" office:value="0.0388326">
            <text:p>0.0388326</text:p>
          </table:table-cell>
          <table:table-cell/>
          <table:table-cell office:value-type="float" office:value="10.8095">
            <text:p>10.8095</text:p>
          </table:table-cell>
          <table:table-cell office:value-type="float" office:value="-0.0511296">
            <text:p>-0.0511296</text:p>
          </table:table-cell>
          <table:table-cell office:value-type="float" office:value="-0.205379">
            <text:p>-0.205379</text:p>
          </table:table-cell>
          <table:table-cell office:value-type="float" office:value="0.836852">
            <text:p>0.836852</text:p>
          </table:table-cell>
          <table:table-cell office:value-type="float" office:value="0.0862923">
            <text:p>0.0862923</text:p>
          </table:table-cell>
          <table:table-cell office:value-type="float" office:value="0.0224471">
            <text:p>0.0224471</text:p>
          </table:table-cell>
          <table:table-cell office:value-type="float" office:value="-0.302796">
            <text:p>-0.302796</text:p>
          </table:table-cell>
          <table:table-cell office:value-type="float" office:value="0.0541794">
            <text:p>0.0541794</text:p>
          </table:table-cell>
          <table:table-cell office:value-type="float" office:value="-0.0778587">
            <text:p>-0.0778587</text:p>
          </table:table-cell>
          <table:table-cell office:value-type="float" office:value="0.0200627">
            <text:p>0.0200627</text:p>
          </table:table-cell>
          <table:table-cell office:value-type="float" office:value="-0.0047336">
            <text:p>-0.0047336</text:p>
          </table:table-cell>
          <table:table-cell office:value-type="float" office:value="0.0872005">
            <text:p>0.0872005</text:p>
          </table:table-cell>
          <table:table-cell office:value-type="float" office:value="-0.0389464">
            <text:p>-0.0389464</text:p>
          </table:table-cell>
          <table:table-cell office:value-type="float" office:value="0.0193429">
            <text:p>0.0193429</text:p>
          </table:table-cell>
          <table:table-cell/>
          <table:table-cell office:value-type="float" office:value="12.088">
            <text:p>12.088</text:p>
          </table:table-cell>
          <table:table-cell office:value-type="float" office:value="-0.00382411">
            <text:p>-0.00382411</text:p>
          </table:table-cell>
          <table:table-cell office:value-type="float" office:value="0.0733618">
            <text:p>0.0733618</text:p>
          </table:table-cell>
          <table:table-cell office:value-type="float" office:value="0.649418">
            <text:p>0.649418</text:p>
          </table:table-cell>
          <table:table-cell office:value-type="float" office:value="0.0114546">
            <text:p>0.0114546</text:p>
          </table:table-cell>
          <table:table-cell office:value-type="float" office:value="-0.00360208">
            <text:p>-0.00360208</text:p>
          </table:table-cell>
          <table:table-cell office:value-type="float" office:value="0.00127971">
            <text:p>0.00127971</text:p>
          </table:table-cell>
          <table:table-cell office:value-type="float" office:value="-0.00262351">
            <text:p>-0.00262351</text:p>
          </table:table-cell>
          <table:table-cell office:value-type="float" office:value="0.000551883">
            <text:p>0.000551883</text:p>
          </table:table-cell>
          <table:table-cell office:value-type="float" office:value="-0.00764445">
            <text:p>-0.00764445</text:p>
          </table:table-cell>
          <table:table-cell office:value-type="float" office:value="0.00123788">
            <text:p>0.00123788</text:p>
          </table:table-cell>
          <table:table-cell office:value-type="float" office:value="0.013065">
            <text:p>0.013065</text:p>
          </table:table-cell>
          <table:table-cell office:value-type="float" office:value="0.00808656">
            <text:p>0.00808656</text:p>
          </table:table-cell>
          <table:table-cell office:value-type="float" office:value="0.0124441">
            <text:p>0.0124441</text:p>
          </table:table-cell>
          <table:table-cell/>
          <table:table-cell office:value-type="float" office:value="10.2788">
            <text:p>10.2788</text:p>
          </table:table-cell>
          <table:table-cell office:value-type="float" office:value="0.0009212">
            <text:p>0.0009212</text:p>
          </table:table-cell>
          <table:table-cell office:value-type="float" office:value="-0.0810878">
            <text:p>-0.0810878</text:p>
          </table:table-cell>
          <table:table-cell office:value-type="float" office:value="0.854716">
            <text:p>0.854716</text:p>
          </table:table-cell>
          <table:table-cell office:value-type="float" office:value="0.0592692">
            <text:p>0.0592692</text:p>
          </table:table-cell>
          <table:table-cell office:value-type="float" office:value="-0.0166274">
            <text:p>-0.0166274</text:p>
          </table:table-cell>
          <table:table-cell office:value-type="float" office:value="-0.0966974">
            <text:p>-0.0966974</text:p>
          </table:table-cell>
          <table:table-cell office:value-type="float" office:value="0.0398322">
            <text:p>0.0398322</text:p>
          </table:table-cell>
          <table:table-cell office:value-type="float" office:value="0.0215465">
            <text:p>0.0215465</text:p>
          </table:table-cell>
          <table:table-cell office:value-type="float" office:value="-0.00382371">
            <text:p>-0.00382371</text:p>
          </table:table-cell>
          <table:table-cell office:value-type="float" office:value="-0.00784155">
            <text:p>-0.00784155</text:p>
          </table:table-cell>
          <table:table-cell office:value-type="float" office:value="-0.0976342">
            <text:p>-0.0976342</text:p>
          </table:table-cell>
          <table:table-cell office:value-type="float" office:value="0.028086">
            <text:p>0.028086</text:p>
          </table:table-cell>
          <table:table-cell office:value-type="float" office:value="0.0288012">
            <text:p>0.0288012</text:p>
          </table:table-cell>
        </table:table-row>
        <table:table-row table:style-name="ro4">
          <table:table-cell office:value-type="float" office:value="10.114">
            <text:p>10.114</text:p>
          </table:table-cell>
          <table:table-cell office:value-type="float" office:value="0.0198334">
            <text:p>0.0198334</text:p>
          </table:table-cell>
          <table:table-cell office:value-type="float" office:value="0.107085">
            <text:p>0.107085</text:p>
          </table:table-cell>
          <table:table-cell office:value-type="float" office:value="0.75663">
            <text:p>0.75663</text:p>
          </table:table-cell>
          <table:table-cell office:value-type="float" office:value="0.0368626">
            <text:p>0.0368626</text:p>
          </table:table-cell>
          <table:table-cell office:value-type="float" office:value="-0.144571">
            <text:p>-0.144571</text:p>
          </table:table-cell>
          <table:table-cell office:value-type="float" office:value="0.239247">
            <text:p>0.239247</text:p>
          </table:table-cell>
          <table:table-cell office:value-type="float" office:value="-0.0860825">
            <text:p>-0.0860825</text:p>
          </table:table-cell>
          <table:table-cell office:value-type="float" office:value="-0.153099">
            <text:p>-0.153099</text:p>
          </table:table-cell>
          <table:table-cell office:value-type="float" office:value="-0.00478618">
            <text:p>-0.00478618</text:p>
          </table:table-cell>
          <table:table-cell office:value-type="float" office:value="0.00137833">
            <text:p>0.00137833</text:p>
          </table:table-cell>
          <table:table-cell office:value-type="float" office:value="-0.214227">
            <text:p>-0.214227</text:p>
          </table:table-cell>
          <table:table-cell office:value-type="float" office:value="0.102806">
            <text:p>0.102806</text:p>
          </table:table-cell>
          <table:table-cell office:value-type="float" office:value="0.0183647">
            <text:p>0.0183647</text:p>
          </table:table-cell>
          <table:table-cell/>
          <table:table-cell office:value-type="float" office:value="9.76753">
            <text:p>9.76753</text:p>
          </table:table-cell>
          <table:table-cell office:value-type="float" office:value="-0.194392">
            <text:p>-0.194392</text:p>
          </table:table-cell>
          <table:table-cell office:value-type="float" office:value="0.00522329">
            <text:p>0.00522329</text:p>
          </table:table-cell>
          <table:table-cell office:value-type="float" office:value="0.785123">
            <text:p>0.785123</text:p>
          </table:table-cell>
          <table:table-cell office:value-type="float" office:value="0.202841">
            <text:p>0.202841</text:p>
          </table:table-cell>
          <table:table-cell office:value-type="float" office:value="-0.199641">
            <text:p>-0.199641</text:p>
          </table:table-cell>
          <table:table-cell office:value-type="float" office:value="0.0768233">
            <text:p>0.0768233</text:p>
          </table:table-cell>
          <table:table-cell office:value-type="float" office:value="-0.040204">
            <text:p>-0.040204</text:p>
          </table:table-cell>
          <table:table-cell office:value-type="float" office:value="-0.0514201">
            <text:p>-0.0514201</text:p>
          </table:table-cell>
          <table:table-cell office:value-type="float" office:value="-0.159314">
            <text:p>-0.159314</text:p>
          </table:table-cell>
          <table:table-cell office:value-type="float" office:value="0.024547">
            <text:p>0.024547</text:p>
          </table:table-cell>
          <table:table-cell office:value-type="float" office:value="0.383476">
            <text:p>0.383476</text:p>
          </table:table-cell>
          <table:table-cell office:value-type="float" office:value="-0.246949">
            <text:p>-0.246949</text:p>
          </table:table-cell>
          <table:table-cell office:value-type="float" office:value="0.0224921">
            <text:p>0.0224921</text:p>
          </table:table-cell>
          <table:table-cell/>
          <table:table-cell office:value-type="float" office:value="11.1786">
            <text:p>11.1786</text:p>
          </table:table-cell>
          <table:table-cell office:value-type="float" office:value="-0.0679888">
            <text:p>-0.0679888</text:p>
          </table:table-cell>
          <table:table-cell office:value-type="float" office:value="-0.20328">
            <text:p>-0.20328</text:p>
          </table:table-cell>
          <table:table-cell office:value-type="float" office:value="0.837741">
            <text:p>0.837741</text:p>
          </table:table-cell>
          <table:table-cell office:value-type="float" office:value="0.0793653">
            <text:p>0.0793653</text:p>
          </table:table-cell>
          <table:table-cell office:value-type="float" office:value="-0.0169373">
            <text:p>-0.0169373</text:p>
          </table:table-cell>
          <table:table-cell office:value-type="float" office:value="-0.289655">
            <text:p>-0.289655</text:p>
          </table:table-cell>
          <table:table-cell office:value-type="float" office:value="0.0346299">
            <text:p>0.0346299</text:p>
          </table:table-cell>
          <table:table-cell office:value-type="float" office:value="-0.0456649">
            <text:p>-0.0456649</text:p>
          </table:table-cell>
          <table:table-cell office:value-type="float" office:value="0.00568398">
            <text:p>0.00568398</text:p>
          </table:table-cell>
          <table:table-cell office:value-type="float" office:value="0.00240765">
            <text:p>0.00240765</text:p>
          </table:table-cell>
          <table:table-cell office:value-type="float" office:value="-0.596809">
            <text:p>-0.596809</text:p>
          </table:table-cell>
          <table:table-cell office:value-type="float" office:value="0.25786">
            <text:p>0.25786</text:p>
          </table:table-cell>
          <table:table-cell office:value-type="float" office:value="-0.496605">
            <text:p>-0.496605</text:p>
          </table:table-cell>
          <table:table-cell table:number-columns-repeated="16"/>
          <table:table-cell office:value-type="float" office:value="10.4431">
            <text:p>10.4431</text:p>
          </table:table-cell>
          <table:table-cell office:value-type="float" office:value="0.00182589">
            <text:p>0.00182589</text:p>
          </table:table-cell>
          <table:table-cell office:value-type="float" office:value="-0.080958">
            <text:p>-0.080958</text:p>
          </table:table-cell>
          <table:table-cell office:value-type="float" office:value="0.854205">
            <text:p>0.854205</text:p>
          </table:table-cell>
          <table:table-cell office:value-type="float" office:value="0.0566521">
            <text:p>0.0566521</text:p>
          </table:table-cell>
          <table:table-cell office:value-type="float" office:value="-0.0136648">
            <text:p>-0.0136648</text:p>
          </table:table-cell>
          <table:table-cell office:value-type="float" office:value="-0.0977138">
            <text:p>-0.0977138</text:p>
          </table:table-cell>
          <table:table-cell office:value-type="float" office:value="0.0396649">
            <text:p>0.0396649</text:p>
          </table:table-cell>
          <table:table-cell office:value-type="float" office:value="0.00550691">
            <text:p>0.00550691</text:p>
          </table:table-cell>
          <table:table-cell office:value-type="float" office:value="0.000790313">
            <text:p>0.000790313</text:p>
          </table:table-cell>
          <table:table-cell office:value-type="float" office:value="-0.00311002">
            <text:p>-0.00311002</text:p>
          </table:table-cell>
          <table:table-cell office:value-type="float" office:value="-0.00404484">
            <text:p>-0.00404484</text:p>
          </table:table-cell>
          <table:table-cell office:value-type="float" office:value="-0.0204041">
            <text:p>-0.0204041</text:p>
          </table:table-cell>
          <table:table-cell office:value-type="float" office:value="0.0288849">
            <text:p>0.0288849</text:p>
          </table:table-cell>
        </table:table-row>
        <table:table-row table:style-name="ro4">
          <table:table-cell office:value-type="float" office:value="10.2758">
            <text:p>10.2758</text:p>
          </table:table-cell>
          <table:table-cell office:value-type="float" office:value="-0.0105438">
            <text:p>-0.0105438</text:p>
          </table:table-cell>
          <table:table-cell office:value-type="float" office:value="0.109002">
            <text:p>0.109002</text:p>
          </table:table-cell>
          <table:table-cell office:value-type="float" office:value="0.757333">
            <text:p>0.757333</text:p>
          </table:table-cell>
          <table:table-cell office:value-type="float" office:value="0.0349668">
            <text:p>0.0349668</text:p>
          </table:table-cell>
          <table:table-cell office:value-type="float" office:value="-0.171193">
            <text:p>-0.171193</text:p>
          </table:table-cell>
          <table:table-cell office:value-type="float" office:value="0.230351">
            <text:p>0.230351</text:p>
          </table:table-cell>
          <table:table-cell office:value-type="float" office:value="-0.0842558">
            <text:p>-0.0842558</text:p>
          </table:table-cell>
          <table:table-cell office:value-type="float" office:value="-0.187759">
            <text:p>-0.187759</text:p>
          </table:table-cell>
          <table:table-cell office:value-type="float" office:value="0.0118467">
            <text:p>0.0118467</text:p>
          </table:table-cell>
          <table:table-cell office:value-type="float" office:value="0.00434953">
            <text:p>0.00434953</text:p>
          </table:table-cell>
          <table:table-cell office:value-type="float" office:value="0.0342757">
            <text:p>0.0342757</text:p>
          </table:table-cell>
          <table:table-cell office:value-type="float" office:value="-0.329864">
            <text:p>-0.329864</text:p>
          </table:table-cell>
          <table:table-cell office:value-type="float" office:value="0.0527455">
            <text:p>0.0527455</text:p>
          </table:table-cell>
          <table:table-cell/>
          <table:table-cell office:value-type="float" office:value="9.87847">
            <text:p>9.87847</text:p>
          </table:table-cell>
          <table:table-cell office:value-type="float" office:value="-0.195377">
            <text:p>-0.195377</text:p>
          </table:table-cell>
          <table:table-cell office:value-type="float" office:value="-0.0154899">
            <text:p>-0.0154899</text:p>
          </table:table-cell>
          <table:table-cell office:value-type="float" office:value="0.788123">
            <text:p>0.788123</text:p>
          </table:table-cell>
          <table:table-cell office:value-type="float" office:value="0.199198">
            <text:p>0.199198</text:p>
          </table:table-cell>
          <table:table-cell office:value-type="float" office:value="-0.203882">
            <text:p>-0.203882</text:p>
          </table:table-cell>
          <table:table-cell office:value-type="float" office:value="0.0577207">
            <text:p>0.0577207</text:p>
          </table:table-cell>
          <table:table-cell office:value-type="float" office:value="-0.0408157">
            <text:p>-0.0408157</text:p>
          </table:table-cell>
          <table:table-cell office:value-type="float" office:value="-0.00887808">
            <text:p>-0.00887808</text:p>
          </table:table-cell>
          <table:table-cell office:value-type="float" office:value="-0.18671">
            <text:p>-0.18671</text:p>
          </table:table-cell>
          <table:table-cell office:value-type="float" office:value="0.0270422">
            <text:p>0.0270422</text:p>
          </table:table-cell>
          <table:table-cell office:value-type="float" office:value="0.256106">
            <text:p>0.256106</text:p>
          </table:table-cell>
          <table:table-cell office:value-type="float" office:value="-0.168745">
            <text:p>-0.168745</text:p>
          </table:table-cell>
          <table:table-cell office:value-type="float" office:value="-0.0459336">
            <text:p>-0.0459336</text:p>
          </table:table-cell>
          <table:table-cell/>
          <table:table-cell office:value-type="float" office:value="11.2102">
            <text:p>11.2102</text:p>
          </table:table-cell>
          <table:table-cell office:value-type="float" office:value="-0.0700276">
            <text:p>-0.0700276</text:p>
          </table:table-cell>
          <table:table-cell office:value-type="float" office:value="-0.202843">
            <text:p>-0.202843</text:p>
          </table:table-cell>
          <table:table-cell office:value-type="float" office:value="0.837321">
            <text:p>0.837321</text:p>
          </table:table-cell>
          <table:table-cell office:value-type="float" office:value="0.0787989">
            <text:p>0.0787989</text:p>
          </table:table-cell>
          <table:table-cell office:value-type="float" office:value="0.00608487">
            <text:p>0.00608487</text:p>
          </table:table-cell>
          <table:table-cell office:value-type="float" office:value="-0.298969">
            <text:p>-0.298969</text:p>
          </table:table-cell>
          <table:table-cell office:value-type="float" office:value="0.0540991">
            <text:p>0.0540991</text:p>
          </table:table-cell>
          <table:table-cell office:value-type="float" office:value="-0.0645229">
            <text:p>-0.0645229</text:p>
          </table:table-cell>
          <table:table-cell office:value-type="float" office:value="0.0138318">
            <text:p>0.0138318</text:p>
          </table:table-cell>
          <table:table-cell office:value-type="float" office:value="-0.0132841">
            <text:p>-0.0132841</text:p>
          </table:table-cell>
          <table:table-cell office:value-type="float" office:value="0.0566079">
            <text:p>0.0566079</text:p>
          </table:table-cell>
          <table:table-cell office:value-type="float" office:value="-0.000576779">
            <text:p>-0.000576779</text:p>
          </table:table-cell>
          <table:table-cell office:value-type="float" office:value="0.0275999">
            <text:p>0.0275999</text:p>
          </table:table-cell>
          <table:table-cell table:number-columns-repeated="16"/>
          <table:table-cell office:value-type="float" office:value="10.6491">
            <text:p>10.6491</text:p>
          </table:table-cell>
          <table:table-cell office:value-type="float" office:value="0.00278862">
            <text:p>0.00278862</text:p>
          </table:table-cell>
          <table:table-cell office:value-type="float" office:value="-0.081661">
            <text:p>-0.081661</text:p>
          </table:table-cell>
          <table:table-cell office:value-type="float" office:value="0.85479">
            <text:p>0.85479</text:p>
          </table:table-cell>
          <table:table-cell office:value-type="float" office:value="0.0535332">
            <text:p>0.0535332</text:p>
          </table:table-cell>
          <table:table-cell office:value-type="float" office:value="-0.012101">
            <text:p>-0.012101</text:p>
          </table:table-cell>
          <table:table-cell office:value-type="float" office:value="-0.0979583">
            <text:p>-0.0979583</text:p>
          </table:table-cell>
          <table:table-cell table:style-name="ce1" office:value-type="float" office:value="0.0395291">
            <text:p>0.0395291</text:p>
          </table:table-cell>
          <table:table-cell office:value-type="float" office:value="0.00467371">
            <text:p>0.00467371</text:p>
          </table:table-cell>
          <table:table-cell office:value-type="float" office:value="-0.00341271">
            <text:p>-0.00341271</text:p>
          </table:table-cell>
          <table:table-cell office:value-type="float" office:value="0.00283995">
            <text:p>0.00283995</text:p>
          </table:table-cell>
          <table:table-cell office:value-type="float" office:value="0.0034248">
            <text:p>0.0034248</text:p>
          </table:table-cell>
          <table:table-cell office:value-type="float" office:value="0.00216522">
            <text:p>0.00216522</text:p>
          </table:table-cell>
          <table:table-cell office:value-type="float" office:value="-0.00558399">
            <text:p>-0.00558399</text:p>
          </table:table-cell>
        </table:table-row>
        <table:table-row table:style-name="ro4">
          <table:table-cell office:value-type="float" office:value="10.4092">
            <text:p>10.4092</text:p>
          </table:table-cell>
          <table:table-cell office:value-type="float" office:value="-0.0349774">
            <text:p>-0.0349774</text:p>
          </table:table-cell>
          <table:table-cell office:value-type="float" office:value="0.104713">
            <text:p>0.104713</text:p>
          </table:table-cell>
          <table:table-cell office:value-type="float" office:value="0.758852">
            <text:p>0.758852</text:p>
          </table:table-cell>
          <table:table-cell office:value-type="float" office:value="0.0334775">
            <text:p>0.0334775</text:p>
          </table:table-cell>
          <table:table-cell office:value-type="float" office:value="-0.193955">
            <text:p>-0.193955</text:p>
          </table:table-cell>
          <table:table-cell office:value-type="float" office:value="0.224204">
            <text:p>0.224204</text:p>
          </table:table-cell>
          <table:table-cell office:value-type="float" office:value="-0.0838968">
            <text:p>-0.0838968</text:p>
          </table:table-cell>
          <table:table-cell office:value-type="float" office:value="-0.183187">
            <text:p>-0.183187</text:p>
          </table:table-cell>
          <table:table-cell office:value-type="float" office:value="-0.0321509">
            <text:p>-0.0321509</text:p>
          </table:table-cell>
          <table:table-cell office:value-type="float" office:value="0.0113848">
            <text:p>0.0113848</text:p>
          </table:table-cell>
          <table:table-cell office:value-type="float" office:value="0.0834551">
            <text:p>0.0834551</text:p>
          </table:table-cell>
          <table:table-cell office:value-type="float" office:value="-0.253842">
            <text:p>-0.253842</text:p>
          </table:table-cell>
          <table:table-cell office:value-type="float" office:value="-0.00748301">
            <text:p>-0.00748301</text:p>
          </table:table-cell>
          <table:table-cell/>
          <table:table-cell office:value-type="float" office:value="10.1535">
            <text:p>10.1535</text:p>
          </table:table-cell>
          <table:table-cell office:value-type="float" office:value="-0.178444">
            <text:p>-0.178444</text:p>
          </table:table-cell>
          <table:table-cell office:value-type="float" office:value="-0.0796101">
            <text:p>-0.0796101</text:p>
          </table:table-cell>
          <table:table-cell office:value-type="float" office:value="0.792086">
            <text:p>0.792086</text:p>
          </table:table-cell>
          <table:table-cell office:value-type="float" office:value="0.190448">
            <text:p>0.190448</text:p>
          </table:table-cell>
          <table:table-cell office:value-type="float" office:value="-0.192026">
            <text:p>-0.192026</text:p>
          </table:table-cell>
          <table:table-cell office:value-type="float" office:value="0.037362">
            <text:p>0.037362</text:p>
          </table:table-cell>
          <table:table-cell office:value-type="float" office:value="-0.0396451">
            <text:p>-0.0396451</text:p>
          </table:table-cell>
          <table:table-cell office:value-type="float" office:value="0.0615634">
            <text:p>0.0615634</text:p>
          </table:table-cell>
          <table:table-cell office:value-type="float" office:value="-0.233123">
            <text:p>-0.233123</text:p>
          </table:table-cell>
          <table:table-cell office:value-type="float" office:value="0.0144082">
            <text:p>0.0144082</text:p>
          </table:table-cell>
          <table:table-cell office:value-type="float" office:value="0.0491567">
            <text:p>0.0491567</text:p>
          </table:table-cell>
          <table:table-cell office:value-type="float" office:value="0.695781">
            <text:p>0.695781</text:p>
          </table:table-cell>
          <table:table-cell office:value-type="float" office:value="-0.0764243">
            <text:p>-0.0764243</text:p>
          </table:table-cell>
          <table:table-cell/>
          <table:table-cell office:value-type="float" office:value="11.3858">
            <text:p>11.3858</text:p>
          </table:table-cell>
          <table:table-cell office:value-type="float" office:value="-0.0796103">
            <text:p>-0.0796103</text:p>
          </table:table-cell>
          <table:table-cell office:value-type="float" office:value="-0.200433">
            <text:p>-0.200433</text:p>
          </table:table-cell>
          <table:table-cell office:value-type="float" office:value="0.83584">
            <text:p>0.83584</text:p>
          </table:table-cell>
          <table:table-cell office:value-type="float" office:value="0.075725">
            <text:p>0.075725</text:p>
          </table:table-cell>
          <table:table-cell office:value-type="float" office:value="-0.00409342">
            <text:p>-0.00409342</text:p>
          </table:table-cell>
          <table:table-cell office:value-type="float" office:value="-0.293114">
            <text:p>-0.293114</text:p>
          </table:table-cell>
          <table:table-cell office:value-type="float" office:value="0.049684">
            <text:p>0.049684</text:p>
          </table:table-cell>
          <table:table-cell office:value-type="float" office:value="-0.0545851">
            <text:p>-0.0545851</text:p>
          </table:table-cell>
          <table:table-cell office:value-type="float" office:value="0.0137306">
            <text:p>0.0137306</text:p>
          </table:table-cell>
          <table:table-cell office:value-type="float" office:value="-0.00843877">
            <text:p>-0.00843877</text:p>
          </table:table-cell>
          <table:table-cell office:value-type="float" office:value="-0.006028">
            <text:p>-0.006028</text:p>
          </table:table-cell>
          <table:table-cell office:value-type="float" office:value="0.0815097">
            <text:p>0.0815097</text:p>
          </table:table-cell>
          <table:table-cell office:value-type="float" office:value="-0.0540427">
            <text:p>-0.0540427</text:p>
          </table:table-cell>
          <table:table-cell table:number-columns-repeated="16"/>
          <table:table-cell office:value-type="float" office:value="11.0111">
            <text:p>11.0111</text:p>
          </table:table-cell>
          <table:table-cell office:value-type="float" office:value="0.00492945">
            <text:p>0.00492945</text:p>
          </table:table-cell>
          <table:table-cell office:value-type="float" office:value="-0.0826127">
            <text:p>-0.0826127</text:p>
          </table:table-cell>
          <table:table-cell office:value-type="float" office:value="0.855086">
            <text:p>0.855086</text:p>
          </table:table-cell>
          <table:table-cell office:value-type="float" office:value="0.0484621">
            <text:p>0.0484621</text:p>
          </table:table-cell>
          <table:table-cell office:value-type="float" office:value="-0.00945252">
            <text:p>-0.00945252</text:p>
          </table:table-cell>
          <table:table-cell office:value-type="float" office:value="-0.0982915">
            <text:p>-0.0982915</text:p>
          </table:table-cell>
          <table:table-cell office:value-type="float" office:value="0.0390229">
            <text:p>0.0390229</text:p>
          </table:table-cell>
          <table:table-cell office:value-type="float" office:value="0.00591356">
            <text:p>0.00591356</text:p>
          </table:table-cell>
          <table:table-cell office:value-type="float" office:value="-0.00262885">
            <text:p>-0.00262885</text:p>
          </table:table-cell>
          <table:table-cell office:value-type="float" office:value="0.000818428">
            <text:p>0.000818428</text:p>
          </table:table-cell>
          <table:table-cell office:value-type="float" office:value="-0.00537572">
            <text:p>-0.00537572</text:p>
          </table:table-cell>
          <table:table-cell office:value-type="float" office:value="0.0147327">
            <text:p>0.0147327</text:p>
          </table:table-cell>
          <table:table-cell office:value-type="float" office:value="-0.019379">
            <text:p>-0.019379</text:p>
          </table:table-cell>
        </table:table-row>
        <table:table-row table:style-name="ro4">
          <table:table-cell office:value-type="float" office:value="10.7072">
            <text:p>10.7072</text:p>
          </table:table-cell>
          <table:table-cell office:value-type="float" office:value="-0.0821608">
            <text:p>-0.0821608</text:p>
          </table:table-cell>
          <table:table-cell office:value-type="float" office:value="0.0725835">
            <text:p>0.0725835</text:p>
          </table:table-cell>
          <table:table-cell office:value-type="float" office:value="0.76158">
            <text:p>0.76158</text:p>
          </table:table-cell>
          <table:table-cell office:value-type="float" office:value="0.0303748">
            <text:p>0.0303748</text:p>
          </table:table-cell>
          <table:table-cell office:value-type="float" office:value="-0.236514">
            <text:p>-0.236514</text:p>
          </table:table-cell>
          <table:table-cell office:value-type="float" office:value="0.192128">
            <text:p>0.192128</text:p>
          </table:table-cell>
          <table:table-cell office:value-type="float" office:value="-0.0810568">
            <text:p>-0.0810568</text:p>
          </table:table-cell>
          <table:table-cell office:value-type="float" office:value="-0.158314">
            <text:p>-0.158314</text:p>
          </table:table-cell>
          <table:table-cell office:value-type="float" office:value="-0.107805">
            <text:p>-0.107805</text:p>
          </table:table-cell>
          <table:table-cell office:value-type="float" office:value="0.00915456">
            <text:p>0.00915456</text:p>
          </table:table-cell>
          <table:table-cell office:value-type="float" office:value="0.177712">
            <text:p>0.177712</text:p>
          </table:table-cell>
          <table:table-cell table:style-name="ce1" office:value-type="float" office:value="-0.00703419">
            <text:p>-0.00703419</text:p>
          </table:table-cell>
          <table:table-cell office:value-type="float" office:value="0.0101011">
            <text:p>0.0101011</text:p>
          </table:table-cell>
          <table:table-cell/>
          <table:table-cell office:value-type="float" office:value="10.3495">
            <text:p>10.3495</text:p>
          </table:table-cell>
          <table:table-cell office:value-type="float" office:value="-0.164493">
            <text:p>-0.164493</text:p>
          </table:table-cell>
          <table:table-cell office:value-type="float" office:value="-0.0985751">
            <text:p>-0.0985751</text:p>
          </table:table-cell>
          <table:table-cell office:value-type="float" office:value="0.791975">
            <text:p>0.791975</text:p>
          </table:table-cell>
          <table:table-cell office:value-type="float" office:value="0.184449">
            <text:p>0.184449</text:p>
          </table:table-cell>
          <table:table-cell office:value-type="float" office:value="-0.184345">
            <text:p>-0.184345</text:p>
          </table:table-cell>
          <table:table-cell office:value-type="float" office:value="-0.00216986">
            <text:p>-0.00216986</text:p>
          </table:table-cell>
          <table:table-cell office:value-type="float" office:value="-0.0191424">
            <text:p>-0.0191424</text:p>
          </table:table-cell>
          <table:table-cell office:value-type="float" office:value="0.0711956">
            <text:p>0.0711956</text:p>
          </table:table-cell>
          <table:table-cell office:value-type="float" office:value="-0.096785">
            <text:p>-0.096785</text:p>
          </table:table-cell>
          <table:table-cell office:value-type="float" office:value="-0.000567076">
            <text:p>-0.000567076</text:p>
          </table:table-cell>
          <table:table-cell office:value-type="float" office:value="-0.0808674">
            <text:p>-0.0808674</text:p>
          </table:table-cell>
          <table:table-cell office:value-type="float" office:value="0.125007">
            <text:p>0.125007</text:p>
          </table:table-cell>
          <table:table-cell office:value-type="float" office:value="0.312188">
            <text:p>0.312188</text:p>
          </table:table-cell>
          <table:table-cell/>
          <table:table-cell office:value-type="float" office:value="11.5098">
            <text:p>11.5098</text:p>
          </table:table-cell>
          <table:table-cell office:value-type="float" office:value="-0.0864694">
            <text:p>-0.0864694</text:p>
          </table:table-cell>
          <table:table-cell office:value-type="float" office:value="-0.197478">
            <text:p>-0.197478</text:p>
          </table:table-cell>
          <table:table-cell office:value-type="float" office:value="0.833963">
            <text:p>0.833963</text:p>
          </table:table-cell>
          <table:table-cell office:value-type="float" office:value="0.073627">
            <text:p>0.073627</text:p>
          </table:table-cell>
          <table:table-cell office:value-type="float" office:value="-0.00903253">
            <text:p>-0.00903253</text:p>
          </table:table-cell>
          <table:table-cell office:value-type="float" office:value="-0.29179">
            <text:p>-0.29179</text:p>
          </table:table-cell>
          <table:table-cell office:value-type="float" office:value="0.0502136">
            <text:p>0.0502136</text:p>
          </table:table-cell>
          <table:table-cell office:value-type="float" office:value="-0.0553323">
            <text:p>-0.0553323</text:p>
          </table:table-cell>
          <table:table-cell office:value-type="float" office:value="0.0238347">
            <text:p>0.0238347</text:p>
          </table:table-cell>
          <table:table-cell office:value-type="float" office:value="-0.015138">
            <text:p>-0.015138</text:p>
          </table:table-cell>
          <table:table-cell office:value-type="float" office:value="0.025047">
            <text:p>0.025047</text:p>
          </table:table-cell>
          <table:table-cell office:value-type="float" office:value="0.0171566">
            <text:p>0.0171566</text:p>
          </table:table-cell>
          <table:table-cell office:value-type="float" office:value="0.0207422">
            <text:p>0.0207422</text:p>
          </table:table-cell>
          <table:table-cell table:number-columns-repeated="16"/>
          <table:table-cell office:value-type="float" office:value="11.2821">
            <text:p>11.2821</text:p>
          </table:table-cell>
          <table:table-cell office:value-type="float" office:value="0.00613735">
            <text:p>0.00613735</text:p>
          </table:table-cell>
          <table:table-cell office:value-type="float" office:value="-0.0822429">
            <text:p>-0.0822429</text:p>
          </table:table-cell>
          <table:table-cell office:value-type="float" office:value="0.853885">
            <text:p>0.853885</text:p>
          </table:table-cell>
          <table:table-cell office:value-type="float" office:value="0.0449824">
            <text:p>0.0449824</text:p>
          </table:table-cell>
          <table:table-cell office:value-type="float" office:value="-0.00870496">
            <text:p>-0.00870496</text:p>
          </table:table-cell>
          <table:table-cell office:value-type="float" office:value="-0.0982982">
            <text:p>-0.0982982</text:p>
          </table:table-cell>
          <table:table-cell office:value-type="float" office:value="0.0371845">
            <text:p>0.0371845</text:p>
          </table:table-cell>
          <table:table-cell office:value-type="float" office:value="0.00445653">
            <text:p>0.00445653</text:p>
          </table:table-cell>
          <table:table-cell office:value-type="float" office:value="0.00136431">
            <text:p>0.00136431</text:p>
          </table:table-cell>
          <table:table-cell office:value-type="float" office:value="-0.00443405">
            <text:p>-0.00443405</text:p>
          </table:table-cell>
          <table:table-cell office:value-type="float" office:value="-0.0293894">
            <text:p>-0.0293894</text:p>
          </table:table-cell>
          <table:table-cell office:value-type="float" office:value="-0.00977141">
            <text:p>-0.00977141</text:p>
          </table:table-cell>
          <table:table-cell office:value-type="float" office:value="-0.0210901">
            <text:p>-0.0210901</text:p>
          </table:table-cell>
        </table:table-row>
        <table:table-row table:style-name="ro4">
          <table:table-cell office:value-type="float" office:value="10.9096">
            <text:p>10.9096</text:p>
          </table:table-cell>
          <table:table-cell office:value-type="float" office:value="-0.106925">
            <text:p>-0.106925</text:p>
          </table:table-cell>
          <table:table-cell office:value-type="float" office:value="0.0504731">
            <text:p>0.0504731</text:p>
          </table:table-cell>
          <table:table-cell office:value-type="float" office:value="0.763847">
            <text:p>0.763847</text:p>
          </table:table-cell>
          <table:table-cell office:value-type="float" office:value="0.0284331">
            <text:p>0.0284331</text:p>
          </table:table-cell>
          <table:table-cell office:value-type="float" office:value="-0.276227">
            <text:p>-0.276227</text:p>
          </table:table-cell>
          <table:table-cell office:value-type="float" office:value="0.0843219">
            <text:p>0.0843219</text:p>
          </table:table-cell>
          <table:table-cell office:value-type="float" office:value="-0.0691964">
            <text:p>-0.0691964</text:p>
          </table:table-cell>
          <table:table-cell office:value-type="float" office:value="-0.122341">
            <text:p>-0.122341</text:p>
          </table:table-cell>
          <table:table-cell office:value-type="float" office:value="-0.109229">
            <text:p>-0.109229</text:p>
          </table:table-cell>
          <table:table-cell office:value-type="float" office:value="0.0111992">
            <text:p>0.0111992</text:p>
          </table:table-cell>
          <table:table-cell office:value-type="float" office:value="-0.460158">
            <text:p>-0.460158</text:p>
          </table:table-cell>
          <table:table-cell office:value-type="float" office:value="-3.03561">
            <text:p>-3.03561</text:p>
          </table:table-cell>
          <table:table-cell office:value-type="float" office:value="0.347637">
            <text:p>0.347637</text:p>
          </table:table-cell>
          <table:table-cell/>
          <table:table-cell office:value-type="float" office:value="10.4793">
            <text:p>10.4793</text:p>
          </table:table-cell>
          <table:table-cell office:value-type="float" office:value="-0.156615">
            <text:p>-0.156615</text:p>
          </table:table-cell>
          <table:table-cell office:value-type="float" office:value="-0.109031">
            <text:p>-0.109031</text:p>
          </table:table-cell>
          <table:table-cell office:value-type="float" office:value="0.797161">
            <text:p>0.797161</text:p>
          </table:table-cell>
          <table:table-cell office:value-type="float" office:value="0.18058">
            <text:p>0.18058</text:p>
          </table:table-cell>
          <table:table-cell office:value-type="float" office:value="-0.181191">
            <text:p>-0.181191</text:p>
          </table:table-cell>
          <table:table-cell office:value-type="float" office:value="-0.0125297">
            <text:p>-0.0125297</text:p>
          </table:table-cell>
          <table:table-cell office:value-type="float" office:value="-0.0136222">
            <text:p>-0.0136222</text:p>
          </table:table-cell>
          <table:table-cell office:value-type="float" office:value="0.0607">
            <text:p>0.0607</text:p>
          </table:table-cell>
          <table:table-cell office:value-type="float" office:value="-0.0805605">
            <text:p>-0.0805605</text:p>
          </table:table-cell>
          <table:table-cell office:value-type="float" office:value="0.0399512">
            <text:p>0.0399512</text:p>
          </table:table-cell>
          <table:table-cell office:value-type="float" office:value="-0.150282">
            <text:p>-0.150282</text:p>
          </table:table-cell>
          <table:table-cell office:value-type="float" office:value="0.10755">
            <text:p>0.10755</text:p>
          </table:table-cell>
          <table:table-cell office:value-type="float" office:value="0.253414">
            <text:p>0.253414</text:p>
          </table:table-cell>
          <table:table-cell/>
          <table:table-cell office:value-type="float" office:value="11.8427">
            <text:p>11.8427</text:p>
          </table:table-cell>
          <table:table-cell office:value-type="float" office:value="-0.102113">
            <text:p>-0.102113</text:p>
          </table:table-cell>
          <table:table-cell office:value-type="float" office:value="-0.187643">
            <text:p>-0.187643</text:p>
          </table:table-cell>
          <table:table-cell office:value-type="float" office:value="0.831222">
            <text:p>0.831222</text:p>
          </table:table-cell>
          <table:table-cell office:value-type="float" office:value="0.0682762">
            <text:p>0.0682762</text:p>
          </table:table-cell>
          <table:table-cell office:value-type="float" office:value="-0.019144">
            <text:p>-0.019144</text:p>
          </table:table-cell>
          <table:table-cell office:value-type="float" office:value="-0.285604">
            <text:p>-0.285604</text:p>
          </table:table-cell>
          <table:table-cell office:value-type="float" office:value="0.0490382">
            <text:p>0.0490382</text:p>
          </table:table-cell>
          <table:table-cell office:value-type="float" office:value="-0.0469944">
            <text:p>-0.0469944</text:p>
          </table:table-cell>
          <table:table-cell office:value-type="float" office:value="0.029546">
            <text:p>0.029546</text:p>
          </table:table-cell>
          <table:table-cell office:value-type="float" office:value="-0.00823314">
            <text:p>-0.00823314</text:p>
          </table:table-cell>
          <table:table-cell office:value-type="float" office:value="0.0973984">
            <text:p>0.0973984</text:p>
          </table:table-cell>
          <table:table-cell office:value-type="float" office:value="-0.0902938">
            <text:p>-0.0902938</text:p>
          </table:table-cell>
          <table:table-cell office:value-type="float" office:value="0.0461793">
            <text:p>0.0461793</text:p>
          </table:table-cell>
          <table:table-cell table:number-columns-repeated="16"/>
          <table:table-cell office:value-type="float" office:value="11.5788">
            <text:p>11.5788</text:p>
          </table:table-cell>
          <table:table-cell office:value-type="float" office:value="0.00487246">
            <text:p>0.00487246</text:p>
          </table:table-cell>
          <table:table-cell office:value-type="float" office:value="-0.0826983">
            <text:p>-0.0826983</text:p>
          </table:table-cell>
          <table:table-cell office:value-type="float" office:value="0.850713">
            <text:p>0.850713</text:p>
          </table:table-cell>
          <table:table-cell office:value-type="float" office:value="0.0414592">
            <text:p>0.0414592</text:p>
          </table:table-cell>
          <table:table-cell office:value-type="float" office:value="-0.00707771">
            <text:p>-0.00707771</text:p>
          </table:table-cell>
          <table:table-cell office:value-type="float" office:value="-0.0982256">
            <text:p>-0.0982256</text:p>
          </table:table-cell>
          <table:table-cell table:style-name="ce1" office:value-type="float" office:value="0.0382049">
            <text:p>0.0382049</text:p>
          </table:table-cell>
          <table:table-cell office:value-type="float" office:value="-0.00426323">
            <text:p>-0.00426323</text:p>
          </table:table-cell>
          <table:table-cell office:value-type="float" office:value="-0.00153484">
            <text:p>-0.00153484</text:p>
          </table:table-cell>
          <table:table-cell office:value-type="float" office:value="-0.0106914">
            <text:p>-0.0106914</text:p>
          </table:table-cell>
          <table:table-cell office:value-type="float" office:value="0.0658698">
            <text:p>0.0658698</text:p>
          </table:table-cell>
          <table:table-cell office:value-type="float" office:value="0.0110877">
            <text:p>0.0110877</text:p>
          </table:table-cell>
          <table:table-cell office:value-type="float" office:value="0.124059">
            <text:p>0.124059</text:p>
          </table:table-cell>
        </table:table-row>
        <table:table-row table:style-name="ro4">
          <table:table-cell office:value-type="float" office:value="10.9763">
            <text:p>10.9763</text:p>
          </table:table-cell>
          <table:table-cell office:value-type="float" office:value="-0.117117">
            <text:p>-0.117117</text:p>
          </table:table-cell>
          <table:table-cell office:value-type="float" office:value="0.0297272">
            <text:p>0.0297272</text:p>
          </table:table-cell>
          <table:table-cell office:value-type="float" office:value="0.766136">
            <text:p>0.766136</text:p>
          </table:table-cell>
          <table:table-cell office:value-type="float" office:value="0.0278217">
            <text:p>0.0278217</text:p>
          </table:table-cell>
          <table:table-cell office:value-type="float" office:value="-0.257737">
            <text:p>-0.257737</text:p>
          </table:table-cell>
          <table:table-cell office:value-type="float" office:value="0.159637">
            <text:p>0.159637</text:p>
          </table:table-cell>
          <table:table-cell office:value-type="float" office:value="-0.0819071">
            <text:p>-0.0819071</text:p>
          </table:table-cell>
          <table:table-cell office:value-type="float" office:value="-0.152994">
            <text:p>-0.152994</text:p>
          </table:table-cell>
          <table:table-cell office:value-type="float" office:value="-0.31144">
            <text:p>-0.31144</text:p>
          </table:table-cell>
          <table:table-cell office:value-type="float" office:value="0.0343564">
            <text:p>0.0343564</text:p>
          </table:table-cell>
          <table:table-cell office:value-type="float" office:value="0.65504">
            <text:p>0.65504</text:p>
          </table:table-cell>
          <table:table-cell office:value-type="float" office:value="1.00981">
            <text:p>1.00981</text:p>
          </table:table-cell>
          <table:table-cell office:value-type="float" office:value="-0.255903">
            <text:p>-0.255903</text:p>
          </table:table-cell>
          <table:table-cell/>
          <table:table-cell office:value-type="float" office:value="10.6761">
            <text:p>10.6761</text:p>
          </table:table-cell>
          <table:table-cell office:value-type="float" office:value="-0.15049">
            <text:p>-0.15049</text:p>
          </table:table-cell>
          <table:table-cell office:value-type="float" office:value="-0.12072">
            <text:p>-0.12072</text:p>
          </table:table-cell>
          <table:table-cell office:value-type="float" office:value="0.814839">
            <text:p>0.814839</text:p>
          </table:table-cell>
          <table:table-cell office:value-type="float" office:value="0.174868">
            <text:p>0.174868</text:p>
          </table:table-cell>
          <table:table-cell office:value-type="float" office:value="-0.0516323">
            <text:p>-0.0516323</text:p>
          </table:table-cell>
          <table:table-cell office:value-type="float" office:value="-0.0910408">
            <text:p>-0.0910408</text:p>
          </table:table-cell>
          <table:table-cell office:value-type="float" office:value="-0.0907014">
            <text:p>-0.0907014</text:p>
          </table:table-cell>
          <table:table-cell office:value-type="float" office:value="0.0311234">
            <text:p>0.0311234</text:p>
          </table:table-cell>
          <table:table-cell office:value-type="float" office:value="-0.0593939">
            <text:p>-0.0593939</text:p>
          </table:table-cell>
          <table:table-cell office:value-type="float" office:value="0.0898248">
            <text:p>0.0898248</text:p>
          </table:table-cell>
          <table:table-cell office:value-type="float" office:value="2.08214">
            <text:p>2.08214</text:p>
          </table:table-cell>
          <table:table-cell office:value-type="float" office:value="-1.10129">
            <text:p>-1.10129</text:p>
          </table:table-cell>
          <table:table-cell office:value-type="float" office:value="-1.50672">
            <text:p>-1.50672</text:p>
          </table:table-cell>
          <table:table-cell/>
          <table:table-cell office:value-type="float" office:value="12.0778">
            <text:p>12.0778</text:p>
          </table:table-cell>
          <table:table-cell office:value-type="float" office:value="-0.107778">
            <text:p>-0.107778</text:p>
          </table:table-cell>
          <table:table-cell office:value-type="float" office:value="-0.185688">
            <text:p>-0.185688</text:p>
          </table:table-cell>
          <table:table-cell office:value-type="float" office:value="0.83184">
            <text:p>0.83184</text:p>
          </table:table-cell>
          <table:table-cell office:value-type="float" office:value="0.0647327">
            <text:p>0.0647327</text:p>
          </table:table-cell>
          <table:table-cell office:value-type="float" office:value="-0.0296374">
            <text:p>-0.0296374</text:p>
          </table:table-cell>
          <table:table-cell office:value-type="float" office:value="-0.282697">
            <text:p>-0.282697</text:p>
          </table:table-cell>
          <table:table-cell office:value-type="float" office:value="0.0508848">
            <text:p>0.0508848</text:p>
          </table:table-cell>
          <table:table-cell office:value-type="float" office:value="-0.0240926">
            <text:p>-0.0240926</text:p>
          </table:table-cell>
          <table:table-cell office:value-type="float" office:value="0.00831474">
            <text:p>0.00831474</text:p>
          </table:table-cell>
          <table:table-cell office:value-type="float" office:value="0.00262524">
            <text:p>0.00262524</text:p>
          </table:table-cell>
          <table:table-cell office:value-type="float" office:value="-0.101926">
            <text:p>-0.101926</text:p>
          </table:table-cell>
          <table:table-cell office:value-type="float" office:value="-0.023509">
            <text:p>-0.023509</text:p>
          </table:table-cell>
          <table:table-cell office:value-type="float" office:value="0.0539287">
            <text:p>0.0539287</text:p>
          </table:table-cell>
          <table:table-cell table:number-columns-repeated="16"/>
          <table:table-cell office:value-type="float" office:value="11.7145">
            <text:p>11.7145</text:p>
          </table:table-cell>
          <table:table-cell office:value-type="float" office:value="0.00550648">
            <text:p>0.00550648</text:p>
          </table:table-cell>
          <table:table-cell office:value-type="float" office:value="-0.0827024">
            <text:p>-0.0827024</text:p>
          </table:table-cell>
          <table:table-cell office:value-type="float" office:value="0.851545">
            <text:p>0.851545</text:p>
          </table:table-cell>
          <table:table-cell office:value-type="float" office:value="0.0399414">
            <text:p>0.0399414</text:p>
          </table:table-cell>
          <table:table-cell office:value-type="float" office:value="-0.00710787">
            <text:p>-0.00710787</text:p>
          </table:table-cell>
          <table:table-cell office:value-type="float" office:value="-0.0969685">
            <text:p>-0.0969685</text:p>
          </table:table-cell>
          <table:table-cell office:value-type="float" office:value="0.0353536">
            <text:p>0.0353536</text:p>
          </table:table-cell>
          <table:table-cell table:style-name="ce1" office:value-type="float" office:value="0.00467326">
            <text:p>0.00467326</text:p>
          </table:table-cell>
          <table:table-cell table:style-name="ce1" office:value-type="string">
            <text:p>-3.05839e-05</text:p>
          </table:table-cell>
          <table:table-cell office:value-type="float" office:value="0.0061396">
            <text:p>0.0061396</text:p>
          </table:table-cell>
          <table:table-cell office:value-type="float" office:value="0.016011">
            <text:p>0.016011</text:p>
          </table:table-cell>
          <table:table-cell office:value-type="float" office:value="0.0435806">
            <text:p>0.0435806</text:p>
          </table:table-cell>
          <table:table-cell office:value-type="float" office:value="-0.0294108">
            <text:p>-0.0294108</text:p>
          </table:table-cell>
        </table:table-row>
        <table:table-row table:style-name="ro4">
          <table:table-cell office:value-type="float" office:value="11.1762">
            <text:p>11.1762</text:p>
          </table:table-cell>
          <table:table-cell office:value-type="float" office:value="-0.121525">
            <text:p>-0.121525</text:p>
          </table:table-cell>
          <table:table-cell office:value-type="float" office:value="0.00782247">
            <text:p>0.00782247</text:p>
          </table:table-cell>
          <table:table-cell office:value-type="float" office:value="0.762778">
            <text:p>0.762778</text:p>
          </table:table-cell>
          <table:table-cell office:value-type="float" office:value="0.0260647">
            <text:p>0.0260647</text:p>
          </table:table-cell>
          <table:table-cell office:value-type="float" office:value="-0.262868">
            <text:p>-0.262868</text:p>
          </table:table-cell>
          <table:table-cell office:value-type="float" office:value="0.107297">
            <text:p>0.107297</text:p>
          </table:table-cell>
          <table:table-cell office:value-type="float" office:value="-0.0803574">
            <text:p>-0.0803574</text:p>
          </table:table-cell>
          <table:table-cell office:value-type="float" office:value="-0.0220515">
            <text:p>-0.0220515</text:p>
          </table:table-cell>
          <table:table-cell office:value-type="float" office:value="-0.109578">
            <text:p>-0.109578</text:p>
          </table:table-cell>
          <table:table-cell office:value-type="float" office:value="-0.0167985">
            <text:p>-0.0167985</text:p>
          </table:table-cell>
          <table:table-cell office:value-type="float" office:value="0.219666">
            <text:p>0.219666</text:p>
          </table:table-cell>
          <table:table-cell office:value-type="float" office:value="-0.705346">
            <text:p>-0.705346</text:p>
          </table:table-cell>
          <table:table-cell office:value-type="float" office:value="0.0838145">
            <text:p>0.0838145</text:p>
          </table:table-cell>
          <table:table-cell/>
          <table:table-cell office:value-type="float" office:value="10.8113">
            <text:p>10.8113</text:p>
          </table:table-cell>
          <table:table-cell office:value-type="float" office:value="-0.108228">
            <text:p>-0.108228</text:p>
          </table:table-cell>
          <table:table-cell office:value-type="float" office:value="-0.148877">
            <text:p>-0.148877</text:p>
          </table:table-cell>
          <table:table-cell office:value-type="float" office:value="0.799444">
            <text:p>0.799444</text:p>
          </table:table-cell>
          <table:table-cell office:value-type="float" office:value="0.171049">
            <text:p>0.171049</text:p>
          </table:table-cell>
          <table:table-cell office:value-type="float" office:value="-0.171081">
            <text:p>-0.171081</text:p>
          </table:table-cell>
          <table:table-cell office:value-type="float" office:value="-0.0279566">
            <text:p>-0.0279566</text:p>
          </table:table-cell>
          <table:table-cell office:value-type="float" office:value="0.0178874">
            <text:p>0.0178874</text:p>
          </table:table-cell>
          <table:table-cell office:value-type="float" office:value="0.31261">
            <text:p>0.31261</text:p>
          </table:table-cell>
          <table:table-cell office:value-type="float" office:value="-0.208279">
            <text:p>-0.208279</text:p>
          </table:table-cell>
          <table:table-cell office:value-type="float" office:value="-0.11387">
            <text:p>-0.11387</text:p>
          </table:table-cell>
          <table:table-cell office:value-type="float" office:value="-1.23427">
            <text:p>-1.23427</text:p>
          </table:table-cell>
          <table:table-cell office:value-type="float" office:value="0.759368">
            <text:p>0.759368</text:p>
          </table:table-cell>
          <table:table-cell office:value-type="float" office:value="1.01456">
            <text:p>1.01456</text:p>
          </table:table-cell>
          <table:table-cell/>
          <table:table-cell office:value-type="float" office:value="12.2464">
            <text:p>12.2464</text:p>
          </table:table-cell>
          <table:table-cell office:value-type="float" office:value="-0.114737">
            <text:p>-0.114737</text:p>
          </table:table-cell>
          <table:table-cell office:value-type="float" office:value="-0.184954">
            <text:p>-0.184954</text:p>
          </table:table-cell>
          <table:table-cell office:value-type="float" office:value="0.833815">
            <text:p>0.833815</text:p>
          </table:table-cell>
          <table:table-cell office:value-type="float" office:value="0.0623059">
            <text:p>0.0623059</text:p>
          </table:table-cell>
          <table:table-cell office:value-type="float" office:value="-0.0265764">
            <text:p>-0.0265764</text:p>
          </table:table-cell>
          <table:table-cell office:value-type="float" office:value="-0.280615">
            <text:p>-0.280615</text:p>
          </table:table-cell>
          <table:table-cell office:value-type="float" office:value="0.0478481">
            <text:p>0.0478481</text:p>
          </table:table-cell>
          <table:table-cell office:value-type="float" office:value="-0.0412759">
            <text:p>-0.0412759</text:p>
          </table:table-cell>
          <table:table-cell office:value-type="float" office:value="0.00435145">
            <text:p>0.00435145</text:p>
          </table:table-cell>
          <table:table-cell office:value-type="float" office:value="0.0117169">
            <text:p>0.0117169</text:p>
          </table:table-cell>
          <table:table-cell office:value-type="float" office:value="0.161855">
            <text:p>0.161855</text:p>
          </table:table-cell>
          <table:table-cell office:value-type="float" office:value="0.0160843">
            <text:p>0.0160843</text:p>
          </table:table-cell>
          <table:table-cell office:value-type="float" office:value="-0.0884634">
            <text:p>-0.0884634</text:p>
          </table:table-cell>
          <table:table-cell table:number-columns-repeated="16"/>
          <table:table-cell office:value-type="float" office:value="11.8825">
            <text:p>11.8825</text:p>
          </table:table-cell>
          <table:table-cell office:value-type="float" office:value="0.00674344">
            <text:p>0.00674344</text:p>
          </table:table-cell>
          <table:table-cell office:value-type="float" office:value="-0.0814776">
            <text:p>-0.0814776</text:p>
          </table:table-cell>
          <table:table-cell office:value-type="float" office:value="0.851747">
            <text:p>0.851747</text:p>
          </table:table-cell>
          <table:table-cell office:value-type="float" office:value="0.0381388">
            <text:p>0.0381388</text:p>
          </table:table-cell>
          <table:table-cell office:value-type="float" office:value="-0.00541587">
            <text:p>-0.00541587</text:p>
          </table:table-cell>
          <table:table-cell office:value-type="float" office:value="-0.0886038">
            <text:p>-0.0886038</text:p>
          </table:table-cell>
          <table:table-cell office:value-type="float" office:value="0.0328651">
            <text:p>0.0328651</text:p>
          </table:table-cell>
          <table:table-cell office:value-type="float" office:value="0.00736304">
            <text:p>0.00736304</text:p>
          </table:table-cell>
          <table:table-cell office:value-type="float" office:value="0.00729075">
            <text:p>0.00729075</text:p>
          </table:table-cell>
          <table:table-cell office:value-type="float" office:value="0.00119873">
            <text:p>0.00119873</text:p>
          </table:table-cell>
          <table:table-cell office:value-type="float" office:value="0.0150746">
            <text:p>0.0150746</text:p>
          </table:table-cell>
          <table:table-cell office:value-type="float" office:value="0.235791">
            <text:p>0.235791</text:p>
          </table:table-cell>
          <table:table-cell office:value-type="float" office:value="-0.0948142">
            <text:p>-0.0948142</text:p>
          </table:table-cell>
        </table:table-row>
        <table:table-row table:style-name="ro4">
          <table:table-cell office:value-type="float" office:value="11.3788">
            <text:p>11.3788</text:p>
          </table:table-cell>
          <table:table-cell office:value-type="float" office:value="-0.116976">
            <text:p>-0.116976</text:p>
          </table:table-cell>
          <table:table-cell office:value-type="float" office:value="-0.0433327">
            <text:p>-0.0433327</text:p>
          </table:table-cell>
          <table:table-cell office:value-type="float" office:value="0.762815">
            <text:p>0.762815</text:p>
          </table:table-cell>
          <table:table-cell office:value-type="float" office:value="0.0243971">
            <text:p>0.0243971</text:p>
          </table:table-cell>
          <table:table-cell office:value-type="float" office:value="-0.246124">
            <text:p>-0.246124</text:p>
          </table:table-cell>
          <table:table-cell office:value-type="float" office:value="0.0766859">
            <text:p>0.0766859</text:p>
          </table:table-cell>
          <table:table-cell office:value-type="float" office:value="-0.0788112">
            <text:p>-0.0788112</text:p>
          </table:table-cell>
          <table:table-cell office:value-type="float" office:value="0.0224541">
            <text:p>0.0224541</text:p>
          </table:table-cell>
          <table:table-cell office:value-type="float" office:value="-0.252486">
            <text:p>-0.252486</text:p>
          </table:table-cell>
          <table:table-cell office:value-type="float" office:value="0.000182808">
            <text:p>0.000182808</text:p>
          </table:table-cell>
          <table:table-cell office:value-type="float" office:value="0.515667">
            <text:p>0.515667</text:p>
          </table:table-cell>
          <table:table-cell office:value-type="float" office:value="0.478189">
            <text:p>0.478189</text:p>
          </table:table-cell>
          <table:table-cell office:value-type="float" office:value="0.0869972">
            <text:p>0.0869972</text:p>
          </table:table-cell>
          <table:table-cell/>
          <table:table-cell office:value-type="float" office:value="10.9556">
            <text:p>10.9556</text:p>
          </table:table-cell>
          <table:table-cell office:value-type="float" office:value="-0.0888211">
            <text:p>-0.0888211</text:p>
          </table:table-cell>
          <table:table-cell office:value-type="float" office:value="-0.16312">
            <text:p>-0.16312</text:p>
          </table:table-cell>
          <table:table-cell office:value-type="float" office:value="0.804148">
            <text:p>0.804148</text:p>
          </table:table-cell>
          <table:table-cell office:value-type="float" office:value="0.167063">
            <text:p>0.167063</text:p>
          </table:table-cell>
          <table:table-cell office:value-type="float" office:value="-0.115547">
            <text:p>-0.115547</text:p>
          </table:table-cell>
          <table:table-cell office:value-type="float" office:value="-0.0659719">
            <text:p>-0.0659719</text:p>
          </table:table-cell>
          <table:table-cell office:value-type="float" office:value="-0.0158504">
            <text:p>-0.0158504</text:p>
          </table:table-cell>
          <table:table-cell office:value-type="float" office:value="0.134439">
            <text:p>0.134439</text:p>
          </table:table-cell>
          <table:table-cell office:value-type="float" office:value="-0.098662">
            <text:p>-0.098662</text:p>
          </table:table-cell>
          <table:table-cell office:value-type="float" office:value="0.0325848">
            <text:p>0.0325848</text:p>
          </table:table-cell>
          <table:table-cell office:value-type="float" office:value="-0.313368">
            <text:p>-0.313368</text:p>
          </table:table-cell>
          <table:table-cell office:value-type="float" office:value="0.170698">
            <text:p>0.170698</text:p>
          </table:table-cell>
          <table:table-cell office:value-type="float" office:value="0.100107">
            <text:p>0.100107</text:p>
          </table:table-cell>
          <table:table-cell/>
          <table:table-cell office:value-type="float" office:value="12.447">
            <text:p>12.447</text:p>
          </table:table-cell>
          <table:table-cell office:value-type="float" office:value="-0.116503">
            <text:p>-0.116503</text:p>
          </table:table-cell>
          <table:table-cell office:value-type="float" office:value="-0.183434">
            <text:p>-0.183434</text:p>
          </table:table-cell>
          <table:table-cell office:value-type="float" office:value="0.832605">
            <text:p>0.832605</text:p>
          </table:table-cell>
          <table:table-cell office:value-type="float" office:value="0.0595362">
            <text:p>0.0595362</text:p>
          </table:table-cell>
          <table:table-cell office:value-type="float" office:value="-0.0314587">
            <text:p>-0.0314587</text:p>
          </table:table-cell>
          <table:table-cell office:value-type="float" office:value="-0.28347">
            <text:p>-0.28347</text:p>
          </table:table-cell>
          <table:table-cell office:value-type="float" office:value="0.0501178">
            <text:p>0.0501178</text:p>
          </table:table-cell>
          <table:table-cell office:value-type="float" office:value="-0.00880457">
            <text:p>-0.00880457</text:p>
          </table:table-cell>
          <table:table-cell office:value-type="float" office:value="0.00757827">
            <text:p>0.00757827</text:p>
          </table:table-cell>
          <table:table-cell office:value-type="float" office:value="-0.00603067">
            <text:p>-0.00603067</text:p>
          </table:table-cell>
          <table:table-cell office:value-type="float" office:value="-0.00981883">
            <text:p>-0.00981883</text:p>
          </table:table-cell>
          <table:table-cell office:value-type="float" office:value="-0.101309">
            <text:p>-0.101309</text:p>
          </table:table-cell>
          <table:table-cell office:value-type="float" office:value="0.0373221">
            <text:p>0.0373221</text:p>
          </table:table-cell>
          <table:table-cell table:number-columns-repeated="16"/>
          <table:table-cell office:value-type="float" office:value="12.1549">
            <text:p>12.1549</text:p>
          </table:table-cell>
          <table:table-cell office:value-type="float" office:value="0.00986798">
            <text:p>0.00986798</text:p>
          </table:table-cell>
          <table:table-cell office:value-type="float" office:value="-0.0619929">
            <text:p>-0.0619929</text:p>
          </table:table-cell>
          <table:table-cell office:value-type="float" office:value="0.845037">
            <text:p>0.845037</text:p>
          </table:table-cell>
          <table:table-cell office:value-type="float" office:value="0.0353869">
            <text:p>0.0353869</text:p>
          </table:table-cell>
          <table:table-cell office:value-type="float" office:value="-0.00320194">
            <text:p>-0.00320194</text:p>
          </table:table-cell>
          <table:table-cell office:value-type="float" office:value="-0.0772216">
            <text:p>-0.0772216</text:p>
          </table:table-cell>
          <table:table-cell office:value-type="float" office:value="0.0229138">
            <text:p>0.0229138</text:p>
          </table:table-cell>
          <table:table-cell office:value-type="float" office:value="0.0114696">
            <text:p>0.0114696</text:p>
          </table:table-cell>
          <table:table-cell office:value-type="float" office:value="0.0715248">
            <text:p>0.0715248</text:p>
          </table:table-cell>
          <table:table-cell office:value-type="float" office:value="-0.0246305">
            <text:p>-0.0246305</text:p>
          </table:table-cell>
          <table:table-cell office:value-type="float" office:value="-0.034269">
            <text:p>-0.034269</text:p>
          </table:table-cell>
          <table:table-cell office:value-type="float" office:value="-0.179588">
            <text:p>-0.179588</text:p>
          </table:table-cell>
          <table:table-cell office:value-type="float" office:value="-0.120027">
            <text:p>-0.120027</text:p>
          </table:table-cell>
        </table:table-row>
        <table:table-row table:style-name="ro4">
          <table:table-cell office:value-type="float" office:value="11.4767">
            <text:p>11.4767</text:p>
          </table:table-cell>
          <table:table-cell office:value-type="float" office:value="-0.109834">
            <text:p>-0.109834</text:p>
          </table:table-cell>
          <table:table-cell office:value-type="float" office:value="-0.0634691">
            <text:p>-0.0634691</text:p>
          </table:table-cell>
          <table:table-cell office:value-type="float" office:value="0.763667">
            <text:p>0.763667</text:p>
          </table:table-cell>
          <table:table-cell office:value-type="float" office:value="0.0236299">
            <text:p>0.0236299</text:p>
          </table:table-cell>
          <table:table-cell office:value-type="float" office:value="-0.244984">
            <text:p>-0.244984</text:p>
          </table:table-cell>
          <table:table-cell office:value-type="float" office:value="0.0512144">
            <text:p>0.0512144</text:p>
          </table:table-cell>
          <table:table-cell office:value-type="float" office:value="-0.0782428">
            <text:p>-0.0782428</text:p>
          </table:table-cell>
          <table:table-cell office:value-type="float" office:value="0.072942">
            <text:p>0.072942</text:p>
          </table:table-cell>
          <table:table-cell office:value-type="float" office:value="-0.205667">
            <text:p>-0.205667</text:p>
          </table:table-cell>
          <table:table-cell office:value-type="float" office:value="0.00870053">
            <text:p>0.00870053</text:p>
          </table:table-cell>
          <table:table-cell office:value-type="float" office:value="0.145329">
            <text:p>0.145329</text:p>
          </table:table-cell>
          <table:table-cell office:value-type="float" office:value="0.142062">
            <text:p>0.142062</text:p>
          </table:table-cell>
          <table:table-cell office:value-type="float" office:value="0.0515846">
            <text:p>0.0515846</text:p>
          </table:table-cell>
          <table:table-cell/>
          <table:table-cell office:value-type="float" office:value="11.1454">
            <text:p>11.1454</text:p>
          </table:table-cell>
          <table:table-cell office:value-type="float" office:value="-0.0745928">
            <text:p>-0.0745928</text:p>
          </table:table-cell>
          <table:table-cell office:value-type="float" office:value="-0.175698">
            <text:p>-0.175698</text:p>
          </table:table-cell>
          <table:table-cell office:value-type="float" office:value="0.813942">
            <text:p>0.813942</text:p>
          </table:table-cell>
          <table:table-cell office:value-type="float" office:value="0.161963">
            <text:p>0.161963</text:p>
          </table:table-cell>
          <table:table-cell office:value-type="float" office:value="-0.0610949">
            <text:p>-0.0610949</text:p>
          </table:table-cell>
          <table:table-cell office:value-type="float" office:value="-0.0846398">
            <text:p>-0.0846398</text:p>
          </table:table-cell>
          <table:table-cell office:value-type="float" office:value="-0.0193711">
            <text:p>-0.0193711</text:p>
          </table:table-cell>
          <table:table-cell office:value-type="float" office:value="0.0749498">
            <text:p>0.0749498</text:p>
          </table:table-cell>
          <table:table-cell office:value-type="float" office:value="-0.066257">
            <text:p>-0.066257</text:p>
          </table:table-cell>
          <table:table-cell office:value-type="float" office:value="0.0515889">
            <text:p>0.0515889</text:p>
          </table:table-cell>
          <table:table-cell office:value-type="float" office:value="0.491262">
            <text:p>0.491262</text:p>
          </table:table-cell>
          <table:table-cell office:value-type="float" office:value="0.0199744">
            <text:p>0.0199744</text:p>
          </table:table-cell>
          <table:table-cell office:value-type="float" office:value="-0.166731">
            <text:p>-0.166731</text:p>
          </table:table-cell>
          <table:table-cell/>
          <table:table-cell office:value-type="float" office:value="12.5517">
            <text:p>12.5517</text:p>
          </table:table-cell>
          <table:table-cell office:value-type="float" office:value="-0.117533">
            <text:p>-0.117533</text:p>
          </table:table-cell>
          <table:table-cell office:value-type="float" office:value="-0.183751">
            <text:p>-0.183751</text:p>
          </table:table-cell>
          <table:table-cell office:value-type="float" office:value="0.832383">
            <text:p>0.832383</text:p>
          </table:table-cell>
          <table:table-cell office:value-type="float" office:value="0.0581395">
            <text:p>0.0581395</text:p>
          </table:table-cell>
          <table:table-cell office:value-type="float" office:value="-0.0320583">
            <text:p>-0.0320583</text:p>
          </table:table-cell>
          <table:table-cell office:value-type="float" office:value="-0.275284">
            <text:p>-0.275284</text:p>
          </table:table-cell>
          <table:table-cell office:value-type="float" office:value="0.0454866">
            <text:p>0.0454866</text:p>
          </table:table-cell>
          <table:table-cell office:value-type="float" office:value="-0.00983295">
            <text:p>-0.00983295</text:p>
          </table:table-cell>
          <table:table-cell office:value-type="float" office:value="-0.0030324">
            <text:p>-0.0030324</text:p>
          </table:table-cell>
          <table:table-cell office:value-type="float" office:value="-0.0021217">
            <text:p>-0.0021217</text:p>
          </table:table-cell>
          <table:table-cell office:value-type="float" office:value="-0.00882854">
            <text:p>-0.00882854</text:p>
          </table:table-cell>
          <table:table-cell office:value-type="float" office:value="0.129995">
            <text:p>0.129995</text:p>
          </table:table-cell>
          <table:table-cell office:value-type="float" office:value="-0.0792287">
            <text:p>-0.0792287</text:p>
          </table:table-cell>
          <table:table-cell table:number-columns-repeated="16"/>
          <table:table-cell office:value-type="float" office:value="12.2789">
            <text:p>12.2789</text:p>
          </table:table-cell>
          <table:table-cell office:value-type="float" office:value="0.0107632">
            <text:p>0.0107632</text:p>
          </table:table-cell>
          <table:table-cell office:value-type="float" office:value="-0.0558861">
            <text:p>-0.0558861</text:p>
          </table:table-cell>
          <table:table-cell office:value-type="float" office:value="0.840139">
            <text:p>0.840139</text:p>
          </table:table-cell>
          <table:table-cell office:value-type="float" office:value="0.0342013">
            <text:p>0.0342013</text:p>
          </table:table-cell>
          <table:table-cell office:value-type="float" office:value="-0.00441519">
            <text:p>-0.00441519</text:p>
          </table:table-cell>
          <table:table-cell office:value-type="float" office:value="-0.0680159">
            <text:p>-0.0680159</text:p>
          </table:table-cell>
          <table:table-cell office:value-type="float" office:value="0.0271627">
            <text:p>0.0271627</text:p>
          </table:table-cell>
          <table:table-cell office:value-type="float" office:value="0.00722149">
            <text:p>0.00722149</text:p>
          </table:table-cell>
          <table:table-cell office:value-type="float" office:value="0.0492622">
            <text:p>0.0492622</text:p>
          </table:table-cell>
          <table:table-cell office:value-type="float" office:value="-0.0395096">
            <text:p>-0.0395096</text:p>
          </table:table-cell>
          <table:table-cell office:value-type="float" office:value="-0.0906856">
            <text:p>-0.0906856</text:p>
          </table:table-cell>
          <table:table-cell office:value-type="float" office:value="-0.0285506">
            <text:p>-0.0285506</text:p>
          </table:table-cell>
          <table:table-cell office:value-type="float" office:value="0.193813">
            <text:p>0.193813</text:p>
          </table:table-cell>
        </table:table-row>
        <table:table-row table:style-name="ro4">
          <table:table-cell office:value-type="float" office:value="12.0214">
            <text:p>12.0214</text:p>
          </table:table-cell>
          <table:table-cell office:value-type="float" office:value="-0.0269715">
            <text:p>-0.0269715</text:p>
          </table:table-cell>
          <table:table-cell office:value-type="float" office:value="-0.133349">
            <text:p>-0.133349</text:p>
          </table:table-cell>
          <table:table-cell office:value-type="float" office:value="0.783714">
            <text:p>0.783714</text:p>
          </table:table-cell>
          <table:table-cell office:value-type="float" office:value="0.0197814">
            <text:p>0.0197814</text:p>
          </table:table-cell>
          <table:table-cell office:value-type="float" office:value="-0.120466">
            <text:p>-0.120466</text:p>
          </table:table-cell>
          <table:table-cell office:value-type="float" office:value="-0.0238613">
            <text:p>-0.0238613</text:p>
          </table:table-cell>
          <table:table-cell office:value-type="float" office:value="-0.0598952">
            <text:p>-0.0598952</text:p>
          </table:table-cell>
          <table:table-cell office:value-type="float" office:value="0.15211">
            <text:p>0.15211</text:p>
          </table:table-cell>
          <table:table-cell office:value-type="float" office:value="-0.128278">
            <text:p>-0.128278</text:p>
          </table:table-cell>
          <table:table-cell office:value-type="float" office:value="0.0368014">
            <text:p>0.0368014</text:p>
          </table:table-cell>
          <table:table-cell office:value-type="float" office:value="1.3818">
            <text:p>1.3818</text:p>
          </table:table-cell>
          <table:table-cell office:value-type="float" office:value="-0.280901">
            <text:p>-0.280901</text:p>
          </table:table-cell>
          <table:table-cell office:value-type="float" office:value="-0.0895639">
            <text:p>-0.0895639</text:p>
          </table:table-cell>
          <table:table-cell/>
          <table:table-cell office:value-type="float" office:value="11.486">
            <text:p>11.486</text:p>
          </table:table-cell>
          <table:table-cell office:value-type="float" office:value="0.00791123">
            <text:p>0.00791123</text:p>
          </table:table-cell>
          <table:table-cell office:value-type="float" office:value="-0.195946">
            <text:p>-0.195946</text:p>
          </table:table-cell>
          <table:table-cell office:value-type="float" office:value="0.812173">
            <text:p>0.812173</text:p>
          </table:table-cell>
          <table:table-cell office:value-type="float" office:value="0.1532">
            <text:p>0.1532</text:p>
          </table:table-cell>
          <table:table-cell office:value-type="float" office:value="-0.0170747">
            <text:p>-0.0170747</text:p>
          </table:table-cell>
          <table:table-cell office:value-type="float" office:value="-0.0858936">
            <text:p>-0.0858936</text:p>
          </table:table-cell>
          <table:table-cell office:value-type="float" office:value="-0.0131685">
            <text:p>-0.0131685</text:p>
          </table:table-cell>
          <table:table-cell office:value-type="float" office:value="0.242256">
            <text:p>0.242256</text:p>
          </table:table-cell>
          <table:table-cell office:value-type="float" office:value="-0.0594544">
            <text:p>-0.0594544</text:p>
          </table:table-cell>
          <table:table-cell office:value-type="float" office:value="-0.0051938">
            <text:p>-0.0051938</text:p>
          </table:table-cell>
          <table:table-cell office:value-type="float" office:value="-0.461748">
            <text:p>-0.461748</text:p>
          </table:table-cell>
          <table:table-cell office:value-type="float" office:value="0.36091">
            <text:p>0.36091</text:p>
          </table:table-cell>
          <table:table-cell office:value-type="float" office:value="0.0636803">
            <text:p>0.0636803</text:p>
          </table:table-cell>
          <table:table-cell/>
          <table:table-cell office:value-type="float" office:value="12.6466">
            <text:p>12.6466</text:p>
          </table:table-cell>
          <table:table-cell office:value-type="float" office:value="-0.118545">
            <text:p>-0.118545</text:p>
          </table:table-cell>
          <table:table-cell office:value-type="float" office:value="-0.18287">
            <text:p>-0.18287</text:p>
          </table:table-cell>
          <table:table-cell office:value-type="float" office:value="0.831469">
            <text:p>0.831469</text:p>
          </table:table-cell>
          <table:table-cell office:value-type="float" office:value="0.0569033">
            <text:p>0.0569033</text:p>
          </table:table-cell>
          <table:table-cell office:value-type="float" office:value="-0.0328784">
            <text:p>-0.0328784</text:p>
          </table:table-cell>
          <table:table-cell office:value-type="float" office:value="-0.278316">
            <text:p>-0.278316</text:p>
          </table:table-cell>
          <table:table-cell office:value-type="float" office:value="0.048233">
            <text:p>0.048233</text:p>
          </table:table-cell>
          <table:table-cell office:value-type="float" office:value="-0.0106701">
            <text:p>-0.0106701</text:p>
          </table:table-cell>
          <table:table-cell office:value-type="float" office:value="0.00929424">
            <text:p>0.00929424</text:p>
          </table:table-cell>
          <table:table-cell office:value-type="float" office:value="-0.00963448">
            <text:p>-0.00963448</text:p>
          </table:table-cell>
          <table:table-cell office:value-type="float" office:value="-0.0127683">
            <text:p>-0.0127683</text:p>
          </table:table-cell>
          <table:table-cell office:value-type="float" office:value="0.00536975">
            <text:p>0.00536975</text:p>
          </table:table-cell>
          <table:table-cell office:value-type="float" office:value="0.0278622">
            <text:p>0.0278622</text:p>
          </table:table-cell>
          <table:table-cell table:number-columns-repeated="16"/>
          <table:table-cell office:value-type="float" office:value="12.4544">
            <text:p>12.4544</text:p>
          </table:table-cell>
          <table:table-cell office:value-type="float" office:value="0.00923536">
            <text:p>0.00923536</text:p>
          </table:table-cell>
          <table:table-cell office:value-type="float" office:value="-0.0481166">
            <text:p>-0.0481166</text:p>
          </table:table-cell>
          <table:table-cell office:value-type="float" office:value="0.839177">
            <text:p>0.839177</text:p>
          </table:table-cell>
          <table:table-cell office:value-type="float" office:value="0.0325897">
            <text:p>0.0325897</text:p>
          </table:table-cell>
          <table:table-cell office:value-type="float" office:value="-0.00312597">
            <text:p>-0.00312597</text:p>
          </table:table-cell>
          <table:table-cell office:value-type="float" office:value="-0.0610455">
            <text:p>-0.0610455</text:p>
          </table:table-cell>
          <table:table-cell office:value-type="float" office:value="0.0225499">
            <text:p>0.0225499</text:p>
          </table:table-cell>
          <table:table-cell office:value-type="float" office:value="-0.00870145">
            <text:p>-0.00870145</text:p>
          </table:table-cell>
          <table:table-cell office:value-type="float" office:value="0.0442492">
            <text:p>0.0442492</text:p>
          </table:table-cell>
          <table:table-cell office:value-type="float" office:value="-0.00547901">
            <text:p>-0.00547901</text:p>
          </table:table-cell>
          <table:table-cell office:value-type="float" office:value="0.0293436">
            <text:p>0.0293436</text:p>
          </table:table-cell>
          <table:table-cell office:value-type="float" office:value="-0.0402242">
            <text:p>-0.0402242</text:p>
          </table:table-cell>
          <table:table-cell office:value-type="float" office:value="-0.00448778">
            <text:p>-0.00448778</text:p>
          </table:table-cell>
        </table:table-row>
        <table:table-row table:style-name="ro4">
          <table:table-cell office:value-type="float" office:value="12.1106">
            <text:p>12.1106</text:p>
          </table:table-cell>
          <table:table-cell office:value-type="float" office:value="-0.00241633">
            <text:p>-0.00241633</text:p>
          </table:table-cell>
          <table:table-cell office:value-type="float" office:value="-0.147023">
            <text:p>-0.147023</text:p>
          </table:table-cell>
          <table:table-cell office:value-type="float" office:value="0.786284">
            <text:p>0.786284</text:p>
          </table:table-cell>
          <table:table-cell office:value-type="float" office:value="0.019214">
            <text:p>0.019214</text:p>
          </table:table-cell>
          <table:table-cell office:value-type="float" office:value="-0.140048">
            <text:p>-0.140048</text:p>
          </table:table-cell>
          <table:table-cell office:value-type="float" office:value="-0.012388">
            <text:p>-0.012388</text:p>
          </table:table-cell>
          <table:table-cell office:value-type="float" office:value="-0.00967118">
            <text:p>-0.00967118</text:p>
          </table:table-cell>
          <table:table-cell office:value-type="float" office:value="0.275341">
            <text:p>0.275341</text:p>
          </table:table-cell>
          <table:table-cell office:value-type="float" office:value="-0.153329">
            <text:p>-0.153329</text:p>
          </table:table-cell>
          <table:table-cell office:value-type="float" office:value="0.028814">
            <text:p>0.028814</text:p>
          </table:table-cell>
          <table:table-cell office:value-type="float" office:value="-0.570893">
            <text:p>-0.570893</text:p>
          </table:table-cell>
          <table:table-cell office:value-type="float" office:value="0.690435">
            <text:p>0.690435</text:p>
          </table:table-cell>
          <table:table-cell office:value-type="float" office:value="1.62541">
            <text:p>1.62541</text:p>
          </table:table-cell>
          <table:table-cell/>
          <table:table-cell office:value-type="float" office:value="11.7134">
            <text:p>11.7134</text:p>
          </table:table-cell>
          <table:table-cell office:value-type="float" office:value="0.0391219">
            <text:p>0.0391219</text:p>
          </table:table-cell>
          <table:table-cell office:value-type="float" office:value="-0.190806">
            <text:p>-0.190806</text:p>
          </table:table-cell>
          <table:table-cell office:value-type="float" office:value="0.814284">
            <text:p>0.814284</text:p>
          </table:table-cell>
          <table:table-cell office:value-type="float" office:value="0.147615">
            <text:p>0.147615</text:p>
          </table:table-cell>
          <table:table-cell office:value-type="float" office:value="0.0614443">
            <text:p>0.0614443</text:p>
          </table:table-cell>
          <table:table-cell office:value-type="float" office:value="-0.0752824">
            <text:p>-0.0752824</text:p>
          </table:table-cell>
          <table:table-cell office:value-type="float" office:value="-0.0176517">
            <text:p>-0.0176517</text:p>
          </table:table-cell>
          <table:table-cell office:value-type="float" office:value="0.13727">
            <text:p>0.13727</text:p>
          </table:table-cell>
          <table:table-cell office:value-type="float" office:value="0.0226046">
            <text:p>0.0226046</text:p>
          </table:table-cell>
          <table:table-cell office:value-type="float" office:value="0.009285">
            <text:p>0.009285</text:p>
          </table:table-cell>
          <table:table-cell office:value-type="float" office:value="0.540399">
            <text:p>0.540399</text:p>
          </table:table-cell>
          <table:table-cell office:value-type="float" office:value="0.337277">
            <text:p>0.337277</text:p>
          </table:table-cell>
          <table:table-cell office:value-type="float" office:value="-0.076869">
            <text:p>-0.076869</text:p>
          </table:table-cell>
          <table:table-cell/>
          <table:table-cell office:value-type="float" office:value="13.0819">
            <text:p>13.0819</text:p>
          </table:table-cell>
          <table:table-cell office:value-type="float" office:value="-0.12561">
            <text:p>-0.12561</text:p>
          </table:table-cell>
          <table:table-cell office:value-type="float" office:value="-0.177806">
            <text:p>-0.177806</text:p>
          </table:table-cell>
          <table:table-cell office:value-type="float" office:value="0.832556">
            <text:p>0.832556</text:p>
          </table:table-cell>
          <table:table-cell office:value-type="float" office:value="0.0515565">
            <text:p>0.0515565</text:p>
          </table:table-cell>
          <table:table-cell office:value-type="float" office:value="-0.0374062">
            <text:p>-0.0374062</text:p>
          </table:table-cell>
          <table:table-cell office:value-type="float" office:value="-0.274773">
            <text:p>-0.274773</text:p>
          </table:table-cell>
          <table:table-cell office:value-type="float" office:value="0.0496457">
            <text:p>0.0496457</text:p>
          </table:table-cell>
          <table:table-cell office:value-type="float" office:value="-0.0162289">
            <text:p>-0.0162289</text:p>
          </table:table-cell>
          <table:table-cell office:value-type="float" office:value="0.011632">
            <text:p>0.011632</text:p>
          </table:table-cell>
          <table:table-cell office:value-type="float" office:value="0.00249547">
            <text:p>0.00249547</text:p>
          </table:table-cell>
          <table:table-cell office:value-type="float" office:value="0.0165028">
            <text:p>0.0165028</text:p>
          </table:table-cell>
          <table:table-cell office:value-type="float" office:value="-0.042261">
            <text:p>-0.042261</text:p>
          </table:table-cell>
          <table:table-cell office:value-type="float" office:value="0.0113046">
            <text:p>0.0113046</text:p>
          </table:table-cell>
          <table:table-cell table:number-columns-repeated="16"/>
          <table:table-cell office:value-type="float" office:value="12.747">
            <text:p>12.747</text:p>
          </table:table-cell>
          <table:table-cell office:value-type="float" office:value="0.00920152">
            <text:p>0.00920152</text:p>
          </table:table-cell>
          <table:table-cell office:value-type="float" office:value="-0.0386132">
            <text:p>-0.0386132</text:p>
          </table:table-cell>
          <table:table-cell office:value-type="float" office:value="0.83719">
            <text:p>0.83719</text:p>
          </table:table-cell>
          <table:table-cell office:value-type="float" office:value="0.030071">
            <text:p>0.030071</text:p>
          </table:table-cell>
          <table:table-cell office:value-type="float" office:value="-0.00433169">
            <text:p>-0.00433169</text:p>
          </table:table-cell>
          <table:table-cell office:value-type="float" office:value="-0.0510163">
            <text:p>-0.0510163</text:p>
          </table:table-cell>
          <table:table-cell office:value-type="float" office:value="0.0210994">
            <text:p>0.0210994</text:p>
          </table:table-cell>
          <table:table-cell office:value-type="float" office:value="-0.000115653">
            <text:p>-0.000115653</text:p>
          </table:table-cell>
          <table:table-cell office:value-type="float" office:value="0.0324798">
            <text:p>0.0324798</text:p>
          </table:table-cell>
          <table:table-cell office:value-type="float" office:value="-0.00679211">
            <text:p>-0.00679211</text:p>
          </table:table-cell>
          <table:table-cell office:value-type="float" office:value="-0.0388068">
            <text:p>-0.0388068</text:p>
          </table:table-cell>
          <table:table-cell office:value-type="float" office:value="0.0050021">
            <text:p>0.0050021</text:p>
          </table:table-cell>
          <table:table-cell office:value-type="float" office:value="0.017408">
            <text:p>0.017408</text:p>
          </table:table-cell>
        </table:table-row>
        <table:table-row table:style-name="ro4">
          <table:table-cell office:value-type="float" office:value="12.176">
            <text:p>12.176</text:p>
          </table:table-cell>
          <table:table-cell office:value-type="float" office:value="0.0131461">
            <text:p>0.0131461</text:p>
          </table:table-cell>
          <table:table-cell office:value-type="float" office:value="-0.154097">
            <text:p>-0.154097</text:p>
          </table:table-cell>
          <table:table-cell office:value-type="float" office:value="0.795117">
            <text:p>0.795117</text:p>
          </table:table-cell>
          <table:table-cell office:value-type="float" office:value="0.0188084">
            <text:p>0.0188084</text:p>
          </table:table-cell>
          <table:table-cell office:value-type="float" office:value="-0.126227">
            <text:p>-0.126227</text:p>
          </table:table-cell>
          <table:table-cell office:value-type="float" office:value="-0.0196962">
            <text:p>-0.0196962</text:p>
          </table:table-cell>
          <table:table-cell office:value-type="float" office:value="-0.0714587">
            <text:p>-0.0714587</text:p>
          </table:table-cell>
          <table:table-cell office:value-type="float" office:value="0.238013">
            <text:p>0.238013</text:p>
          </table:table-cell>
          <table:table-cell office:value-type="float" office:value="-0.108185">
            <text:p>-0.108185</text:p>
          </table:table-cell>
          <table:table-cell office:value-type="float" office:value="0.135091">
            <text:p>0.135091</text:p>
          </table:table-cell>
          <table:table-cell office:value-type="float" office:value="-0.513098">
            <text:p>-0.513098</text:p>
          </table:table-cell>
          <table:table-cell office:value-type="float" office:value="0.539731">
            <text:p>0.539731</text:p>
          </table:table-cell>
          <table:table-cell office:value-type="float" office:value="-1.21272">
            <text:p>-1.21272</text:p>
          </table:table-cell>
          <table:table-cell/>
          <table:table-cell office:value-type="float" office:value="11.8855">
            <text:p>11.8855</text:p>
          </table:table-cell>
          <table:table-cell office:value-type="float" office:value="0.078756">
            <text:p>0.078756</text:p>
          </table:table-cell>
          <table:table-cell office:value-type="float" office:value="-0.176925">
            <text:p>-0.176925</text:p>
          </table:table-cell>
          <table:table-cell office:value-type="float" office:value="0.813605">
            <text:p>0.813605</text:p>
          </table:table-cell>
          <table:table-cell office:value-type="float" office:value="0.143523">
            <text:p>0.143523</text:p>
          </table:table-cell>
          <table:table-cell office:value-type="float" office:value="0.0512011">
            <text:p>0.0512011</text:p>
          </table:table-cell>
          <table:table-cell office:value-type="float" office:value="-0.0790875">
            <text:p>-0.0790875</text:p>
          </table:table-cell>
          <table:table-cell office:value-type="float" office:value="-0.0147001">
            <text:p>-0.0147001</text:p>
          </table:table-cell>
          <table:table-cell office:value-type="float" office:value="0.23028">
            <text:p>0.23028</text:p>
          </table:table-cell>
          <table:table-cell office:value-type="float" office:value="0.0806544">
            <text:p>0.0806544</text:p>
          </table:table-cell>
          <table:table-cell office:value-type="float" office:value="-0.00394514">
            <text:p>-0.00394514</text:p>
          </table:table-cell>
          <table:table-cell office:value-type="float" office:value="-0.494044">
            <text:p>-0.494044</text:p>
          </table:table-cell>
          <table:table-cell office:value-type="float" office:value="-0.0614882">
            <text:p>-0.0614882</text:p>
          </table:table-cell>
          <table:table-cell office:value-type="float" office:value="0.00802521">
            <text:p>0.00802521</text:p>
          </table:table-cell>
          <table:table-cell/>
          <table:table-cell office:value-type="float" office:value="13.4139">
            <text:p>13.4139</text:p>
          </table:table-cell>
          <table:table-cell office:value-type="float" office:value="-0.129179">
            <text:p>-0.129179</text:p>
          </table:table-cell>
          <table:table-cell office:value-type="float" office:value="-0.178602">
            <text:p>-0.178602</text:p>
          </table:table-cell>
          <table:table-cell office:value-type="float" office:value="0.83463">
            <text:p>0.83463</text:p>
          </table:table-cell>
          <table:table-cell office:value-type="float" office:value="0.0478198">
            <text:p>0.0478198</text:p>
          </table:table-cell>
          <table:table-cell office:value-type="float" office:value="-0.039952">
            <text:p>-0.039952</text:p>
          </table:table-cell>
          <table:table-cell office:value-type="float" office:value="-0.273116">
            <text:p>-0.273116</text:p>
          </table:table-cell>
          <table:table-cell office:value-type="float" office:value="0.0519142">
            <text:p>0.0519142</text:p>
          </table:table-cell>
          <table:table-cell office:value-type="float" office:value="-0.0107507">
            <text:p>-0.0107507</text:p>
          </table:table-cell>
          <table:table-cell office:value-type="float" office:value="-0.00239666">
            <text:p>-0.00239666</text:p>
          </table:table-cell>
          <table:table-cell office:value-type="float" office:value="0.00624807">
            <text:p>0.00624807</text:p>
          </table:table-cell>
          <table:table-cell office:value-type="float" office:value="-0.00211892">
            <text:p>-0.00211892</text:p>
          </table:table-cell>
          <table:table-cell office:value-type="float" office:value="0.045409">
            <text:p>0.045409</text:p>
          </table:table-cell>
          <table:table-cell office:value-type="float" office:value="0.00930525">
            <text:p>0.00930525</text:p>
          </table:table-cell>
          <table:table-cell table:number-columns-repeated="16"/>
          <table:table-cell office:value-type="float" office:value="12.9563">
            <text:p>12.9563</text:p>
          </table:table-cell>
          <table:table-cell office:value-type="float" office:value="0.00747752">
            <text:p>0.00747752</text:p>
          </table:table-cell>
          <table:table-cell office:value-type="float" office:value="-0.0315965">
            <text:p>-0.0315965</text:p>
          </table:table-cell>
          <table:table-cell office:value-type="float" office:value="0.836531">
            <text:p>0.836531</text:p>
          </table:table-cell>
          <table:table-cell office:value-type="float" office:value="0.0283897">
            <text:p>0.0283897</text:p>
          </table:table-cell>
          <table:table-cell office:value-type="float" office:value="-0.00285678">
            <text:p>-0.00285678</text:p>
          </table:table-cell>
          <table:table-cell office:value-type="float" office:value="-0.0481979">
            <text:p>-0.0481979</text:p>
          </table:table-cell>
          <table:table-cell office:value-type="float" office:value="0.021338">
            <text:p>0.021338</text:p>
          </table:table-cell>
          <table:table-cell office:value-type="float" office:value="-0.00823746">
            <text:p>-0.00823746</text:p>
          </table:table-cell>
          <table:table-cell office:value-type="float" office:value="0.0335267">
            <text:p>0.0335267</text:p>
          </table:table-cell>
          <table:table-cell office:value-type="float" office:value="-0.00314882">
            <text:p>-0.00314882</text:p>
          </table:table-cell>
          <table:table-cell office:value-type="float" office:value="0.0715101">
            <text:p>0.0715101</text:p>
          </table:table-cell>
          <table:table-cell office:value-type="float" office:value="-0.124362">
            <text:p>-0.124362</text:p>
          </table:table-cell>
          <table:table-cell office:value-type="float" office:value="0.0360505">
            <text:p>0.0360505</text:p>
          </table:table-cell>
        </table:table-row>
        <table:table-row table:style-name="ro4">
          <table:table-cell office:value-type="float" office:value="12.2437">
            <text:p>12.2437</text:p>
          </table:table-cell>
          <table:table-cell office:value-type="float" office:value="0.0269174">
            <text:p>0.0269174</text:p>
          </table:table-cell>
          <table:table-cell office:value-type="float" office:value="-0.158949">
            <text:p>-0.158949</text:p>
          </table:table-cell>
          <table:table-cell office:value-type="float" office:value="0.798703">
            <text:p>0.798703</text:p>
          </table:table-cell>
          <table:table-cell office:value-type="float" office:value="0.0183971">
            <text:p>0.0183971</text:p>
          </table:table-cell>
          <table:table-cell office:value-type="float" office:value="-0.102793">
            <text:p>-0.102793</text:p>
          </table:table-cell>
          <table:table-cell office:value-type="float" office:value="-0.0323953">
            <text:p>-0.0323953</text:p>
          </table:table-cell>
          <table:table-cell office:value-type="float" office:value="-0.040684">
            <text:p>-0.040684</text:p>
          </table:table-cell>
          <table:table-cell office:value-type="float" office:value="0.203247">
            <text:p>0.203247</text:p>
          </table:table-cell>
          <table:table-cell office:value-type="float" office:value="-0.0716153">
            <text:p>-0.0716153</text:p>
          </table:table-cell>
          <table:table-cell office:value-type="float" office:value="0.0529225">
            <text:p>0.0529225</text:p>
          </table:table-cell>
          <table:table-cell office:value-type="float" office:value="-0.0593329">
            <text:p>-0.0593329</text:p>
          </table:table-cell>
          <table:table-cell office:value-type="float" office:value="0.146501">
            <text:p>0.146501</text:p>
          </table:table-cell>
          <table:table-cell office:value-type="float" office:value="0.0118934">
            <text:p>0.0118934</text:p>
          </table:table-cell>
          <table:table-cell/>
          <table:table-cell office:value-type="float" office:value="12.1108">
            <text:p>12.1108</text:p>
          </table:table-cell>
          <table:table-cell office:value-type="float" office:value="0.10556">
            <text:p>0.10556</text:p>
          </table:table-cell>
          <table:table-cell office:value-type="float" office:value="-0.161875">
            <text:p>-0.161875</text:p>
          </table:table-cell>
          <table:table-cell office:value-type="float" office:value="0.813123">
            <text:p>0.813123</text:p>
          </table:table-cell>
          <table:table-cell office:value-type="float" office:value="0.138338">
            <text:p>0.138338</text:p>
          </table:table-cell>
          <table:table-cell office:value-type="float" office:value="0.0503486">
            <text:p>0.0503486</text:p>
          </table:table-cell>
          <table:table-cell office:value-type="float" office:value="-0.0776385">
            <text:p>-0.0776385</text:p>
          </table:table-cell>
          <table:table-cell office:value-type="float" office:value="-0.0281057">
            <text:p>-0.0281057</text:p>
          </table:table-cell>
          <table:table-cell office:value-type="float" office:value="0.118981">
            <text:p>0.118981</text:p>
          </table:table-cell>
          <table:table-cell office:value-type="float" office:value="0.0668022">
            <text:p>0.0668022</text:p>
          </table:table-cell>
          <table:table-cell office:value-type="float" office:value="-0.00213722">
            <text:p>-0.00213722</text:p>
          </table:table-cell>
          <table:table-cell office:value-type="float" office:value="-0.811029">
            <text:p>-0.811029</text:p>
          </table:table-cell>
          <table:table-cell office:value-type="float" office:value="-0.271884">
            <text:p>-0.271884</text:p>
          </table:table-cell>
          <table:table-cell office:value-type="float" office:value="-0.22463">
            <text:p>-0.22463</text:p>
          </table:table-cell>
          <table:table-cell/>
          <table:table-cell office:value-type="float" office:value="13.6459">
            <text:p>13.6459</text:p>
          </table:table-cell>
          <table:table-cell office:value-type="float" office:value="-0.131787">
            <text:p>-0.131787</text:p>
          </table:table-cell>
          <table:table-cell office:value-type="float" office:value="-0.176713">
            <text:p>-0.176713</text:p>
          </table:table-cell>
          <table:table-cell office:value-type="float" office:value="0.83658">
            <text:p>0.83658</text:p>
          </table:table-cell>
          <table:table-cell office:value-type="float" office:value="0.04537">
            <text:p>0.04537</text:p>
          </table:table-cell>
          <table:table-cell office:value-type="float" office:value="-0.0465012">
            <text:p>-0.0465012</text:p>
          </table:table-cell>
          <table:table-cell office:value-type="float" office:value="-0.248792">
            <text:p>-0.248792</text:p>
          </table:table-cell>
          <table:table-cell office:value-type="float" office:value="0.0486414">
            <text:p>0.0486414</text:p>
          </table:table-cell>
          <table:table-cell office:value-type="float" office:value="-0.0112423">
            <text:p>-0.0112423</text:p>
          </table:table-cell>
          <table:table-cell office:value-type="float" office:value="0.00813914">
            <text:p>0.00813914</text:p>
          </table:table-cell>
          <table:table-cell office:value-type="float" office:value="0.00840707">
            <text:p>0.00840707</text:p>
          </table:table-cell>
          <table:table-cell office:value-type="float" office:value="-0.118819">
            <text:p>-0.118819</text:p>
          </table:table-cell>
          <table:table-cell office:value-type="float" office:value="0.572016">
            <text:p>0.572016</text:p>
          </table:table-cell>
          <table:table-cell office:value-type="float" office:value="-0.123021">
            <text:p>-0.123021</text:p>
          </table:table-cell>
          <table:table-cell table:number-columns-repeated="16"/>
          <table:table-cell office:value-type="float" office:value="13.1164">
            <text:p>13.1164</text:p>
          </table:table-cell>
          <table:table-cell office:value-type="float" office:value="0.00799136">
            <text:p>0.00799136</text:p>
          </table:table-cell>
          <table:table-cell office:value-type="float" office:value="-0.0294164">
            <text:p>-0.0294164</text:p>
          </table:table-cell>
          <table:table-cell office:value-type="float" office:value="0.836951">
            <text:p>0.836951</text:p>
          </table:table-cell>
          <table:table-cell office:value-type="float" office:value="0.0271675">
            <text:p>0.0271675</text:p>
          </table:table-cell>
          <table:table-cell office:value-type="float" office:value="-0.00295506">
            <text:p>-0.00295506</text:p>
          </table:table-cell>
          <table:table-cell office:value-type="float" office:value="-0.0434547">
            <text:p>-0.0434547</text:p>
          </table:table-cell>
          <table:table-cell office:value-type="float" office:value="0.0204545">
            <text:p>0.0204545</text:p>
          </table:table-cell>
          <table:table-cell office:value-type="float" office:value="0.00320989">
            <text:p>0.00320989</text:p>
          </table:table-cell>
          <table:table-cell office:value-type="float" office:value="0.0136188">
            <text:p>0.0136188</text:p>
          </table:table-cell>
          <table:table-cell office:value-type="float" office:value="0.00262214">
            <text:p>0.00262214</text:p>
          </table:table-cell>
          <table:table-cell office:value-type="float" office:value="0.017705">
            <text:p>0.017705</text:p>
          </table:table-cell>
          <table:table-cell office:value-type="float" office:value="0.00437224">
            <text:p>0.00437224</text:p>
          </table:table-cell>
          <table:table-cell office:value-type="float" office:value="-0.0171058">
            <text:p>-0.0171058</text:p>
          </table:table-cell>
        </table:table-row>
        <table:table-row table:style-name="ro4">
          <table:table-cell office:value-type="float" office:value="12.5754">
            <text:p>12.5754</text:p>
          </table:table-cell>
          <table:table-cell office:value-type="float" office:value="0.0877911">
            <text:p>0.0877911</text:p>
          </table:table-cell>
          <table:table-cell office:value-type="float" office:value="-0.166588">
            <text:p>-0.166588</text:p>
          </table:table-cell>
          <table:table-cell office:value-type="float" office:value="0.81756">
            <text:p>0.81756</text:p>
          </table:table-cell>
          <table:table-cell office:value-type="float" office:value="0.0165102">
            <text:p>0.0165102</text:p>
          </table:table-cell>
          <table:table-cell office:value-type="float" office:value="-0.0478285">
            <text:p>-0.0478285</text:p>
          </table:table-cell>
          <table:table-cell office:value-type="float" office:value="-0.0313266">
            <text:p>-0.0313266</text:p>
          </table:table-cell>
          <table:table-cell office:value-type="float" office:value="-0.0225269">
            <text:p>-0.0225269</text:p>
          </table:table-cell>
          <table:table-cell office:value-type="float" office:value="0.183572">
            <text:p>0.183572</text:p>
          </table:table-cell>
          <table:table-cell office:value-type="float" office:value="-0.0230344">
            <text:p>-0.0230344</text:p>
          </table:table-cell>
          <table:table-cell office:value-type="float" office:value="0.0568664">
            <text:p>0.0568664</text:p>
          </table:table-cell>
          <table:table-cell office:value-type="float" office:value="-0.20073">
            <text:p>-0.20073</text:p>
          </table:table-cell>
          <table:table-cell office:value-type="float" office:value="0.304175">
            <text:p>0.304175</text:p>
          </table:table-cell>
          <table:table-cell office:value-type="float" office:value="-0.0214231">
            <text:p>-0.0214231</text:p>
          </table:table-cell>
          <table:table-cell/>
          <table:table-cell office:value-type="float" office:value="12.1869">
            <text:p>12.1869</text:p>
          </table:table-cell>
          <table:table-cell office:value-type="float" office:value="0.109918">
            <text:p>0.109918</text:p>
          </table:table-cell>
          <table:table-cell office:value-type="float" office:value="-0.158365">
            <text:p>-0.158365</text:p>
          </table:table-cell>
          <table:table-cell office:value-type="float" office:value="0.811658">
            <text:p>0.811658</text:p>
          </table:table-cell>
          <table:table-cell office:value-type="float" office:value="0.136628">
            <text:p>0.136628</text:p>
          </table:table-cell>
          <table:table-cell office:value-type="float" office:value="0.102923">
            <text:p>0.102923</text:p>
          </table:table-cell>
          <table:table-cell office:value-type="float" office:value="-0.0511014">
            <text:p>-0.0511014</text:p>
          </table:table-cell>
          <table:table-cell office:value-type="float" office:value="-0.0163719">
            <text:p>-0.0163719</text:p>
          </table:table-cell>
          <table:table-cell office:value-type="float" office:value="0.0572236">
            <text:p>0.0572236</text:p>
          </table:table-cell>
          <table:table-cell office:value-type="float" office:value="0.0460991">
            <text:p>0.0460991</text:p>
          </table:table-cell>
          <table:table-cell office:value-type="float" office:value="-0.0192421">
            <text:p>-0.0192421</text:p>
          </table:table-cell>
          <table:table-cell office:value-type="float" office:value="0.14097">
            <text:p>0.14097</text:p>
          </table:table-cell>
          <table:table-cell office:value-type="float" office:value="0.172201">
            <text:p>0.172201</text:p>
          </table:table-cell>
          <table:table-cell office:value-type="float" office:value="0.0363658">
            <text:p>0.0363658</text:p>
          </table:table-cell>
          <table:table-cell/>
          <table:table-cell office:value-type="float" office:value="13.7142">
            <text:p>13.7142</text:p>
          </table:table-cell>
          <table:table-cell office:value-type="float" office:value="-0.133111">
            <text:p>-0.133111</text:p>
          </table:table-cell>
          <table:table-cell office:value-type="float" office:value="-0.173485">
            <text:p>-0.173485</text:p>
          </table:table-cell>
          <table:table-cell office:value-type="float" office:value="0.83658">
            <text:p>0.83658</text:p>
          </table:table-cell>
          <table:table-cell office:value-type="float" office:value="0.0446726">
            <text:p>0.0446726</text:p>
          </table:table-cell>
          <table:table-cell office:value-type="float" office:value="-0.0413191">
            <text:p>-0.0413191</text:p>
          </table:table-cell>
          <table:table-cell office:value-type="float" office:value="-0.259111">
            <text:p>-0.259111</text:p>
          </table:table-cell>
          <table:table-cell office:value-type="float" office:value="0.0484002">
            <text:p>0.0484002</text:p>
          </table:table-cell>
          <table:table-cell office:value-type="float" office:value="-0.0193623">
            <text:p>-0.0193623</text:p>
          </table:table-cell>
          <table:table-cell office:value-type="float" office:value="0.0472301">
            <text:p>0.0472301</text:p>
          </table:table-cell>
          <table:table-cell table:style-name="ce1" office:value-type="string">
            <text:p>-2.15356e-08</text:p>
          </table:table-cell>
          <table:table-cell office:value-type="float" office:value="0.0532173">
            <text:p>0.0532173</text:p>
          </table:table-cell>
          <table:table-cell office:value-type="float" office:value="0.151946">
            <text:p>0.151946</text:p>
          </table:table-cell>
          <table:table-cell office:value-type="float" office:value="-0.110177">
            <text:p>-0.110177</text:p>
          </table:table-cell>
          <table:table-cell table:number-columns-repeated="16"/>
          <table:table-cell office:value-type="float" office:value="13.4161">
            <text:p>13.4161</text:p>
          </table:table-cell>
          <table:table-cell office:value-type="float" office:value="0.0105437">
            <text:p>0.0105437</text:p>
          </table:table-cell>
          <table:table-cell office:value-type="float" office:value="-0.024942">
            <text:p>-0.024942</text:p>
          </table:table-cell>
          <table:table-cell office:value-type="float" office:value="0.8362">
            <text:p>0.8362</text:p>
          </table:table-cell>
          <table:table-cell office:value-type="float" office:value="0.0250189">
            <text:p>0.0250189</text:p>
          </table:table-cell>
          <table:table-cell office:value-type="float" office:value="-0.00223516">
            <text:p>-0.00223516</text:p>
          </table:table-cell>
          <table:table-cell office:value-type="float" office:value="-0.038226">
            <text:p>-0.038226</text:p>
          </table:table-cell>
          <table:table-cell office:value-type="float" office:value="0.019164">
            <text:p>0.019164</text:p>
          </table:table-cell>
          <table:table-cell office:value-type="float" office:value="0.00851613">
            <text:p>0.00851613</text:p>
          </table:table-cell>
          <table:table-cell office:value-type="float" office:value="0.0149292">
            <text:p>0.0149292</text:p>
          </table:table-cell>
          <table:table-cell office:value-type="float" office:value="-0.00250452">
            <text:p>-0.00250452</text:p>
          </table:table-cell>
          <table:table-cell office:value-type="float" office:value="-0.0598983">
            <text:p>-0.0598983</text:p>
          </table:table-cell>
          <table:table-cell office:value-type="float" office:value="0.0217787">
            <text:p>0.0217787</text:p>
          </table:table-cell>
          <table:table-cell office:value-type="float" office:value="-0.0175168">
            <text:p>-0.0175168</text:p>
          </table:table-cell>
        </table:table-row>
        <table:table-row table:style-name="ro4">
          <table:table-cell office:value-type="float" office:value="12.7745">
            <text:p>12.7745</text:p>
          </table:table-cell>
          <table:table-cell office:value-type="float" office:value="0.116392">
            <text:p>0.116392</text:p>
          </table:table-cell>
          <table:table-cell office:value-type="float" office:value="-0.159107">
            <text:p>-0.159107</text:p>
          </table:table-cell>
          <table:table-cell office:value-type="float" office:value="0.828037">
            <text:p>0.828037</text:p>
          </table:table-cell>
          <table:table-cell office:value-type="float" office:value="0.0154711">
            <text:p>0.0154711</text:p>
          </table:table-cell>
          <table:table-cell office:value-type="float" office:value="-0.0320753">
            <text:p>-0.0320753</text:p>
          </table:table-cell>
          <table:table-cell office:value-type="float" office:value="-0.0224631">
            <text:p>-0.0224631</text:p>
          </table:table-cell>
          <table:table-cell office:value-type="float" office:value="-0.0145331">
            <text:p>-0.0145331</text:p>
          </table:table-cell>
          <table:table-cell office:value-type="float" office:value="0.14359">
            <text:p>0.14359</text:p>
          </table:table-cell>
          <table:table-cell office:value-type="float" office:value="0.0375529">
            <text:p>0.0375529</text:p>
          </table:table-cell>
          <table:table-cell office:value-type="float" office:value="0.0525992">
            <text:p>0.0525992</text:p>
          </table:table-cell>
          <table:table-cell office:value-type="float" office:value="-0.526143">
            <text:p>-0.526143</text:p>
          </table:table-cell>
          <table:table-cell office:value-type="float" office:value="0.162911">
            <text:p>0.162911</text:p>
          </table:table-cell>
          <table:table-cell office:value-type="float" office:value="-0.0936871">
            <text:p>-0.0936871</text:p>
          </table:table-cell>
          <table:table-cell/>
          <table:table-cell office:value-type="float" office:value="12.5487">
            <text:p>12.5487</text:p>
          </table:table-cell>
          <table:table-cell office:value-type="float" office:value="0.149076">
            <text:p>0.149076</text:p>
          </table:table-cell>
          <table:table-cell office:value-type="float" office:value="-0.119143">
            <text:p>-0.119143</text:p>
          </table:table-cell>
          <table:table-cell office:value-type="float" office:value="0.809457">
            <text:p>0.809457</text:p>
          </table:table-cell>
          <table:table-cell office:value-type="float" office:value="0.128788">
            <text:p>0.128788</text:p>
          </table:table-cell>
          <table:table-cell office:value-type="float" office:value="0.203481">
            <text:p>0.203481</text:p>
          </table:table-cell>
          <table:table-cell office:value-type="float" office:value="0.115513">
            <text:p>0.115513</text:p>
          </table:table-cell>
          <table:table-cell office:value-type="float" office:value="-0.0614181">
            <text:p>-0.0614181</text:p>
          </table:table-cell>
          <table:table-cell office:value-type="float" office:value="0.108228">
            <text:p>0.108228</text:p>
          </table:table-cell>
          <table:table-cell office:value-type="float" office:value="0.108403">
            <text:p>0.108403</text:p>
          </table:table-cell>
          <table:table-cell office:value-type="float" office:value="-0.00608448">
            <text:p>-0.00608448</text:p>
          </table:table-cell>
          <table:table-cell office:value-type="float" office:value="1.14425">
            <text:p>1.14425</text:p>
          </table:table-cell>
          <table:table-cell office:value-type="float" office:value="2.34581">
            <text:p>2.34581</text:p>
          </table:table-cell>
          <table:table-cell office:value-type="float" office:value="-0.745192">
            <text:p>-0.745192</text:p>
          </table:table-cell>
          <table:table-cell/>
          <table:table-cell office:value-type="float" office:value="13.8169">
            <text:p>13.8169</text:p>
          </table:table-cell>
          <table:table-cell office:value-type="float" office:value="-0.134537">
            <text:p>-0.134537</text:p>
          </table:table-cell>
          <table:table-cell office:value-type="float" office:value="-0.167038">
            <text:p>-0.167038</text:p>
          </table:table-cell>
          <table:table-cell office:value-type="float" office:value="0.83542">
            <text:p>0.83542</text:p>
          </table:table-cell>
          <table:table-cell office:value-type="float" office:value="0.0436455">
            <text:p>0.0436455</text:p>
          </table:table-cell>
          <table:table-cell office:value-type="float" office:value="-0.0417403">
            <text:p>-0.0417403</text:p>
          </table:table-cell>
          <table:table-cell office:value-type="float" office:value="-0.257639">
            <text:p>-0.257639</text:p>
          </table:table-cell>
          <table:table-cell office:value-type="float" office:value="0.0509198">
            <text:p>0.0509198</text:p>
          </table:table-cell>
          <table:table-cell office:value-type="float" office:value="-0.0139006">
            <text:p>-0.0139006</text:p>
          </table:table-cell>
          <table:table-cell office:value-type="float" office:value="0.0628243">
            <text:p>0.0628243</text:p>
          </table:table-cell>
          <table:table-cell office:value-type="float" office:value="-0.0113075">
            <text:p>-0.0113075</text:p>
          </table:table-cell>
          <table:table-cell office:value-type="float" office:value="0.0572145">
            <text:p>0.0572145</text:p>
          </table:table-cell>
          <table:table-cell office:value-type="float" office:value="-0.00579648">
            <text:p>-0.00579648</text:p>
          </table:table-cell>
          <table:table-cell office:value-type="float" office:value="0.00567962">
            <text:p>0.00567962</text:p>
          </table:table-cell>
          <table:table-cell table:number-columns-repeated="16"/>
          <table:table-cell office:value-type="float" office:value="13.5827">
            <text:p>13.5827</text:p>
          </table:table-cell>
          <table:table-cell office:value-type="float" office:value="0.0102996">
            <text:p>0.0102996</text:p>
          </table:table-cell>
          <table:table-cell office:value-type="float" office:value="-0.0218497">
            <text:p>-0.0218497</text:p>
          </table:table-cell>
          <table:table-cell office:value-type="float" office:value="0.835296">
            <text:p>0.835296</text:p>
          </table:table-cell>
          <table:table-cell office:value-type="float" office:value="0.0238987">
            <text:p>0.0238987</text:p>
          </table:table-cell>
          <table:table-cell office:value-type="float" office:value="-0.00263241">
            <text:p>-0.00263241</text:p>
          </table:table-cell>
          <table:table-cell office:value-type="float" office:value="-0.0338284">
            <text:p>-0.0338284</text:p>
          </table:table-cell>
          <table:table-cell table:style-name="ce1" office:value-type="float" office:value="0.0175778">
            <text:p>0.0175778</text:p>
          </table:table-cell>
          <table:table-cell office:value-type="float" office:value="-0.00146485">
            <text:p>-0.00146485</text:p>
          </table:table-cell>
          <table:table-cell office:value-type="float" office:value="0.0185582">
            <text:p>0.0185582</text:p>
          </table:table-cell>
          <table:table-cell office:value-type="float" office:value="-0.00542338">
            <text:p>-0.00542338</text:p>
          </table:table-cell>
          <table:table-cell office:value-type="float" office:value="-0.0423841">
            <text:p>-0.0423841</text:p>
          </table:table-cell>
          <table:table-cell office:value-type="float" office:value="0.0502092">
            <text:p>0.0502092</text:p>
          </table:table-cell>
          <table:table-cell office:value-type="float" office:value="-0.0290432">
            <text:p>-0.0290432</text:p>
          </table:table-cell>
        </table:table-row>
        <table:table-row table:style-name="ro4">
          <table:table-cell office:value-type="float" office:value="12.8759">
            <text:p>12.8759</text:p>
          </table:table-cell>
          <table:table-cell office:value-type="float" office:value="0.125542">
            <text:p>0.125542</text:p>
          </table:table-cell>
          <table:table-cell office:value-type="float" office:value="-0.153624">
            <text:p>-0.153624</text:p>
          </table:table-cell>
          <table:table-cell office:value-type="float" office:value="0.832407">
            <text:p>0.832407</text:p>
          </table:table-cell>
          <table:table-cell office:value-type="float" office:value="0.0149675">
            <text:p>0.0149675</text:p>
          </table:table-cell>
          <table:table-cell office:value-type="float" office:value="-0.0166037">
            <text:p>-0.0166037</text:p>
          </table:table-cell>
          <table:table-cell office:value-type="float" office:value="-0.0196867">
            <text:p>-0.0196867</text:p>
          </table:table-cell>
          <table:table-cell office:value-type="float" office:value="-0.0108825">
            <text:p>-0.0108825</text:p>
          </table:table-cell>
          <table:table-cell office:value-type="float" office:value="0.090237">
            <text:p>0.090237</text:p>
          </table:table-cell>
          <table:table-cell office:value-type="float" office:value="0.0540726">
            <text:p>0.0540726</text:p>
          </table:table-cell>
          <table:table-cell office:value-type="float" office:value="0.0430991">
            <text:p>0.0430991</text:p>
          </table:table-cell>
          <table:table-cell office:value-type="float" office:value="-0.131597">
            <text:p>-0.131597</text:p>
          </table:table-cell>
          <table:table-cell office:value-type="float" office:value="0.0154889">
            <text:p>0.0154889</text:p>
          </table:table-cell>
          <table:table-cell office:value-type="float" office:value="-0.088018">
            <text:p>-0.088018</text:p>
          </table:table-cell>
          <table:table-cell/>
          <table:table-cell office:value-type="float" office:value="12.6102">
            <text:p>12.6102</text:p>
          </table:table-cell>
          <table:table-cell office:value-type="float" office:value="0.160041">
            <text:p>0.160041</text:p>
          </table:table-cell>
          <table:table-cell office:value-type="float" office:value="-0.103635">
            <text:p>-0.103635</text:p>
          </table:table-cell>
          <table:table-cell office:value-type="float" office:value="0.806272">
            <text:p>0.806272</text:p>
          </table:table-cell>
          <table:table-cell office:value-type="float" office:value="0.127502">
            <text:p>0.127502</text:p>
          </table:table-cell>
          <table:table-cell office:value-type="float" office:value="0.133243">
            <text:p>0.133243</text:p>
          </table:table-cell>
          <table:table-cell office:value-type="float" office:value="0.00177632">
            <text:p>0.00177632</text:p>
          </table:table-cell>
          <table:table-cell office:value-type="float" office:value="-0.0200196">
            <text:p>-0.0200196</text:p>
          </table:table-cell>
          <table:table-cell office:value-type="float" office:value="0.178511">
            <text:p>0.178511</text:p>
          </table:table-cell>
          <table:table-cell office:value-type="float" office:value="0.25249">
            <text:p>0.25249</text:p>
          </table:table-cell>
          <table:table-cell office:value-type="float" office:value="-0.0518565">
            <text:p>-0.0518565</text:p>
          </table:table-cell>
          <table:table-cell office:value-type="float" office:value="-0.407989">
            <text:p>-0.407989</text:p>
          </table:table-cell>
          <table:table-cell office:value-type="float" office:value="-0.172505">
            <text:p>-0.172505</text:p>
          </table:table-cell>
          <table:table-cell office:value-type="float" office:value="0.117878">
            <text:p>0.117878</text:p>
          </table:table-cell>
          <table:table-cell/>
          <table:table-cell office:value-type="float" office:value="14.1499">
            <text:p>14.1499</text:p>
          </table:table-cell>
          <table:table-cell office:value-type="float" office:value="-0.132821">
            <text:p>-0.132821</text:p>
          </table:table-cell>
          <table:table-cell office:value-type="float" office:value="-0.146758">
            <text:p>-0.146758</text:p>
          </table:table-cell>
          <table:table-cell office:value-type="float" office:value="0.832284">
            <text:p>0.832284</text:p>
          </table:table-cell>
          <table:table-cell office:value-type="float" office:value="0.0404723">
            <text:p>0.0404723</text:p>
          </table:table-cell>
          <table:table-cell office:value-type="float" office:value="-0.03976">
            <text:p>-0.03976</text:p>
          </table:table-cell>
          <table:table-cell office:value-type="float" office:value="-0.232236">
            <text:p>-0.232236</text:p>
          </table:table-cell>
          <table:table-cell office:value-type="float" office:value="0.0482854">
            <text:p>0.0482854</text:p>
          </table:table-cell>
          <table:table-cell office:value-type="float" office:value="0.00515344">
            <text:p>0.00515344</text:p>
          </table:table-cell>
          <table:table-cell office:value-type="float" office:value="0.0608939">
            <text:p>0.0608939</text:p>
          </table:table-cell>
          <table:table-cell office:value-type="float" office:value="-0.009416">
            <text:p>-0.009416</text:p>
          </table:table-cell>
          <table:table-cell office:value-type="float" office:value="-0.00517678">
            <text:p>-0.00517678</text:p>
          </table:table-cell>
          <table:table-cell office:value-type="float" office:value="0.121527">
            <text:p>0.121527</text:p>
          </table:table-cell>
          <table:table-cell office:value-type="float" office:value="0.0151093">
            <text:p>0.0151093</text:p>
          </table:table-cell>
          <table:table-cell table:number-columns-repeated="16"/>
          <table:table-cell office:value-type="float" office:value="13.7468">
            <text:p>13.7468</text:p>
          </table:table-cell>
          <table:table-cell office:value-type="float" office:value="0.00891864">
            <text:p>0.00891864</text:p>
          </table:table-cell>
          <table:table-cell office:value-type="float" office:value="-0.017454">
            <text:p>-0.017454</text:p>
          </table:table-cell>
          <table:table-cell office:value-type="float" office:value="0.833625">
            <text:p>0.833625</text:p>
          </table:table-cell>
          <table:table-cell office:value-type="float" office:value="0.0228449">
            <text:p>0.0228449</text:p>
          </table:table-cell>
          <table:table-cell office:value-type="float" office:value="-0.00185596">
            <text:p>-0.00185596</text:p>
          </table:table-cell>
          <table:table-cell office:value-type="float" office:value="-0.0272379">
            <text:p>-0.0272379</text:p>
          </table:table-cell>
          <table:table-cell office:value-type="float" office:value="0.0167165">
            <text:p>0.0167165</text:p>
          </table:table-cell>
          <table:table-cell office:value-type="float" office:value="-0.00841787">
            <text:p>-0.00841787</text:p>
          </table:table-cell>
          <table:table-cell office:value-type="float" office:value="0.0267949">
            <text:p>0.0267949</text:p>
          </table:table-cell>
          <table:table-cell office:value-type="float" office:value="-0.0101879">
            <text:p>-0.0101879</text:p>
          </table:table-cell>
          <table:table-cell office:value-type="float" office:value="0.0362801">
            <text:p>0.0362801</text:p>
          </table:table-cell>
          <table:table-cell office:value-type="float" office:value="0.0929407">
            <text:p>0.0929407</text:p>
          </table:table-cell>
          <table:table-cell office:value-type="float" office:value="0.00884216">
            <text:p>0.00884216</text:p>
          </table:table-cell>
        </table:table-row>
        <table:table-row table:style-name="ro4">
          <table:table-cell office:value-type="float" office:value="13.2423">
            <text:p>13.2423</text:p>
          </table:table-cell>
          <table:table-cell office:value-type="float" office:value="0.140939">
            <text:p>0.140939</text:p>
          </table:table-cell>
          <table:table-cell office:value-type="float" office:value="-0.131733">
            <text:p>-0.131733</text:p>
          </table:table-cell>
          <table:table-cell office:value-type="float" office:value="0.836383">
            <text:p>0.836383</text:p>
          </table:table-cell>
          <table:table-cell office:value-type="float" office:value="0.0132808">
            <text:p>0.0132808</text:p>
          </table:table-cell>
          <table:table-cell office:value-type="float" office:value="-0.0071924">
            <text:p>-0.0071924</text:p>
          </table:table-cell>
          <table:table-cell office:value-type="float" office:value="-0.00577603">
            <text:p>-0.00577603</text:p>
          </table:table-cell>
          <table:table-cell office:value-type="float" office:value="-0.00790534">
            <text:p>-0.00790534</text:p>
          </table:table-cell>
          <table:table-cell office:value-type="float" office:value="0.0420207">
            <text:p>0.0420207</text:p>
          </table:table-cell>
          <table:table-cell office:value-type="float" office:value="0.0597476">
            <text:p>0.0597476</text:p>
          </table:table-cell>
          <table:table-cell office:value-type="float" office:value="0.0108498">
            <text:p>0.0108498</text:p>
          </table:table-cell>
          <table:table-cell office:value-type="float" office:value="-0.185825">
            <text:p>-0.185825</text:p>
          </table:table-cell>
          <table:table-cell office:value-type="float" office:value="-0.282458">
            <text:p>-0.282458</text:p>
          </table:table-cell>
          <table:table-cell office:value-type="float" office:value="-0.0176158">
            <text:p>-0.0176158</text:p>
          </table:table-cell>
          <table:table-cell/>
          <table:table-cell office:value-type="float" office:value="12.8781">
            <text:p>12.8781</text:p>
          </table:table-cell>
          <table:table-cell office:value-type="float" office:value="0.178582">
            <text:p>0.178582</text:p>
          </table:table-cell>
          <table:table-cell office:value-type="float" office:value="-0.0483722">
            <text:p>-0.0483722</text:p>
          </table:table-cell>
          <table:table-cell office:value-type="float" office:value="0.80084">
            <text:p>0.80084</text:p>
          </table:table-cell>
          <table:table-cell office:value-type="float" office:value="0.122044">
            <text:p>0.122044</text:p>
          </table:table-cell>
          <table:table-cell office:value-type="float" office:value="0.144503">
            <text:p>0.144503</text:p>
          </table:table-cell>
          <table:table-cell office:value-type="float" office:value="0.0126513">
            <text:p>0.0126513</text:p>
          </table:table-cell>
          <table:table-cell office:value-type="float" office:value="-0.0553826">
            <text:p>-0.0553826</text:p>
          </table:table-cell>
          <table:table-cell office:value-type="float" office:value="0.0692087">
            <text:p>0.0692087</text:p>
          </table:table-cell>
          <table:table-cell office:value-type="float" office:value="0.206275">
            <text:p>0.206275</text:p>
          </table:table-cell>
          <table:table-cell office:value-type="float" office:value="-0.0202762">
            <text:p>-0.0202762</text:p>
          </table:table-cell>
          <table:table-cell office:value-type="float" office:value="-0.366987">
            <text:p>-0.366987</text:p>
          </table:table-cell>
          <table:table-cell office:value-type="float" office:value="-0.877062">
            <text:p>-0.877062</text:p>
          </table:table-cell>
          <table:table-cell office:value-type="float" office:value="-0.463619">
            <text:p>-0.463619</text:p>
          </table:table-cell>
          <table:table-cell/>
          <table:table-cell office:value-type="float" office:value="14.2788">
            <text:p>14.2788</text:p>
          </table:table-cell>
          <table:table-cell office:value-type="float" office:value="-0.132243">
            <text:p>-0.132243</text:p>
          </table:table-cell>
          <table:table-cell office:value-type="float" office:value="-0.136885">
            <text:p>-0.136885</text:p>
          </table:table-cell>
          <table:table-cell office:value-type="float" office:value="0.831321">
            <text:p>0.831321</text:p>
          </table:table-cell>
          <table:table-cell office:value-type="float" office:value="0.0393065">
            <text:p>0.0393065</text:p>
          </table:table-cell>
          <table:table-cell office:value-type="float" office:value="-0.0392602">
            <text:p>-0.0392602</text:p>
          </table:table-cell>
          <table:table-cell office:value-type="float" office:value="-0.228794">
            <text:p>-0.228794</text:p>
          </table:table-cell>
          <table:table-cell office:value-type="float" office:value="0.0488333">
            <text:p>0.0488333</text:p>
          </table:table-cell>
          <table:table-cell office:value-type="float" office:value="0.00448589">
            <text:p>0.00448589</text:p>
          </table:table-cell>
          <table:table-cell office:value-type="float" office:value="0.076565">
            <text:p>0.076565</text:p>
          </table:table-cell>
          <table:table-cell office:value-type="float" office:value="-0.00746765">
            <text:p>-0.00746765</text:p>
          </table:table-cell>
          <table:table-cell office:value-type="float" office:value="-0.0155441">
            <text:p>-0.0155441</text:p>
          </table:table-cell>
          <table:table-cell office:value-type="float" office:value="-0.0723292">
            <text:p>-0.0723292</text:p>
          </table:table-cell>
          <table:table-cell office:value-type="float" office:value="0.0484609">
            <text:p>0.0484609</text:p>
          </table:table-cell>
          <table:table-cell table:number-columns-repeated="16"/>
          <table:table-cell office:value-type="float" office:value="14.0157">
            <text:p>14.0157</text:p>
          </table:table-cell>
          <table:table-cell office:value-type="float" office:value="0.00927805">
            <text:p>0.00927805</text:p>
          </table:table-cell>
          <table:table-cell office:value-type="float" office:value="-0.00353093">
            <text:p>-0.00353093</text:p>
          </table:table-cell>
          <table:table-cell office:value-type="float" office:value="0.831525">
            <text:p>0.831525</text:p>
          </table:table-cell>
          <table:table-cell office:value-type="float" office:value="0.0212172">
            <text:p>0.0212172</text:p>
          </table:table-cell>
          <table:table-cell office:value-type="float" office:value="-0.00180791">
            <text:p>-0.00180791</text:p>
          </table:table-cell>
          <table:table-cell office:value-type="float" office:value="-0.0176393">
            <text:p>-0.0176393</text:p>
          </table:table-cell>
          <table:table-cell office:value-type="float" office:value="0.014582">
            <text:p>0.014582</text:p>
          </table:table-cell>
          <table:table-cell office:value-type="float" office:value="0.00133673">
            <text:p>0.00133673</text:p>
          </table:table-cell>
          <table:table-cell office:value-type="float" office:value="0.0517838">
            <text:p>0.0517838</text:p>
          </table:table-cell>
          <table:table-cell office:value-type="float" office:value="-0.00781047">
            <text:p>-0.00781047</text:p>
          </table:table-cell>
          <table:table-cell office:value-type="float" office:value="-0.00567916">
            <text:p>-0.00567916</text:p>
          </table:table-cell>
          <table:table-cell office:value-type="float" office:value="-0.104062">
            <text:p>-0.104062</text:p>
          </table:table-cell>
          <table:table-cell office:value-type="float" office:value="0.00299416">
            <text:p>0.00299416</text:p>
          </table:table-cell>
        </table:table-row>
        <table:table-row table:style-name="ro4">
          <table:table-cell office:value-type="float" office:value="13.4119">
            <text:p>13.4119</text:p>
          </table:table-cell>
          <table:table-cell office:value-type="float" office:value="0.142721">
            <text:p>0.142721</text:p>
          </table:table-cell>
          <table:table-cell office:value-type="float" office:value="-0.129724">
            <text:p>-0.129724</text:p>
          </table:table-cell>
          <table:table-cell office:value-type="float" office:value="0.837716">
            <text:p>0.837716</text:p>
          </table:table-cell>
          <table:table-cell office:value-type="float" office:value="0.0125658">
            <text:p>0.0125658</text:p>
          </table:table-cell>
          <table:table-cell office:value-type="float" office:value="-0.00468744">
            <text:p>-0.00468744</text:p>
          </table:table-cell>
          <table:table-cell office:value-type="float" office:value="-0.00161776">
            <text:p>-0.00161776</text:p>
          </table:table-cell>
          <table:table-cell office:value-type="float" office:value="-0.00581419">
            <text:p>-0.00581419</text:p>
          </table:table-cell>
          <table:table-cell office:value-type="float" office:value="0.0105081">
            <text:p>0.0105081</text:p>
          </table:table-cell>
          <table:table-cell office:value-type="float" office:value="0.0118478">
            <text:p>0.0118478</text:p>
          </table:table-cell>
          <table:table-cell office:value-type="float" office:value="0.00786248">
            <text:p>0.00786248</text:p>
          </table:table-cell>
          <table:table-cell office:value-type="float" office:value="-0.0582149">
            <text:p>-0.0582149</text:p>
          </table:table-cell>
          <table:table-cell office:value-type="float" office:value="-0.0533286">
            <text:p>-0.0533286</text:p>
          </table:table-cell>
          <table:table-cell office:value-type="float" office:value="0.0202138">
            <text:p>0.0202138</text:p>
          </table:table-cell>
          <table:table-cell/>
          <table:table-cell office:value-type="float" office:value="13.0197">
            <text:p>13.0197</text:p>
          </table:table-cell>
          <table:table-cell office:value-type="float" office:value="0.181022">
            <text:p>0.181022</text:p>
          </table:table-cell>
          <table:table-cell office:value-type="float" office:value="-0.0367509">
            <text:p>-0.0367509</text:p>
          </table:table-cell>
          <table:table-cell office:value-type="float" office:value="0.788667">
            <text:p>0.788667</text:p>
          </table:table-cell>
          <table:table-cell office:value-type="float" office:value="0.119253">
            <text:p>0.119253</text:p>
          </table:table-cell>
          <table:table-cell office:value-type="float" office:value="0.074282">
            <text:p>0.074282</text:p>
          </table:table-cell>
          <table:table-cell office:value-type="float" office:value="0.42985">
            <text:p>0.42985</text:p>
          </table:table-cell>
          <table:table-cell office:value-type="float" office:value="-0.0163958">
            <text:p>-0.0163958</text:p>
          </table:table-cell>
          <table:table-cell office:value-type="float" office:value="0.0172291">
            <text:p>0.0172291</text:p>
          </table:table-cell>
          <table:table-cell office:value-type="float" office:value="0.082049">
            <text:p>0.082049</text:p>
          </table:table-cell>
          <table:table-cell office:value-type="float" office:value="-0.0859427">
            <text:p>-0.0859427</text:p>
          </table:table-cell>
          <table:table-cell office:value-type="float" office:value="-1.57473">
            <text:p>-1.57473</text:p>
          </table:table-cell>
          <table:table-cell office:value-type="float" office:value="6.51697">
            <text:p>6.51697</text:p>
          </table:table-cell>
          <table:table-cell office:value-type="float" office:value="0.547446">
            <text:p>0.547446</text:p>
          </table:table-cell>
          <table:table-cell/>
          <table:table-cell office:value-type="float" office:value="14.6139">
            <text:p>14.6139</text:p>
          </table:table-cell>
          <table:table-cell office:value-type="float" office:value="-0.132485">
            <text:p>-0.132485</text:p>
          </table:table-cell>
          <table:table-cell office:value-type="float" office:value="-0.119352">
            <text:p>-0.119352</text:p>
          </table:table-cell>
          <table:table-cell office:value-type="float" office:value="0.834259">
            <text:p>0.834259</text:p>
          </table:table-cell>
          <table:table-cell office:value-type="float" office:value="0.036432">
            <text:p>0.036432</text:p>
          </table:table-cell>
          <table:table-cell office:value-type="float" office:value="-0.0433853">
            <text:p>-0.0433853</text:p>
          </table:table-cell>
          <table:table-cell office:value-type="float" office:value="-0.233868">
            <text:p>-0.233868</text:p>
          </table:table-cell>
          <table:table-cell office:value-type="float" office:value="0.0513449">
            <text:p>0.0513449</text:p>
          </table:table-cell>
          <table:table-cell office:value-type="float" office:value="-0.000722264">
            <text:p>-0.000722264</text:p>
          </table:table-cell>
          <table:table-cell office:value-type="float" office:value="0.0523306">
            <text:p>0.0523306</text:p>
          </table:table-cell>
          <table:table-cell office:value-type="float" office:value="0.00876946">
            <text:p>0.00876946</text:p>
          </table:table-cell>
          <table:table-cell office:value-type="float" office:value="-0.124051">
            <text:p>-0.124051</text:p>
          </table:table-cell>
          <table:table-cell office:value-type="float" office:value="-0.578072">
            <text:p>-0.578072</text:p>
          </table:table-cell>
          <table:table-cell office:value-type="float" office:value="0.00335777">
            <text:p>0.00335777</text:p>
          </table:table-cell>
          <table:table-cell table:number-columns-repeated="16"/>
          <table:table-cell office:value-type="float" office:value="14.3149">
            <text:p>14.3149</text:p>
          </table:table-cell>
          <table:table-cell office:value-type="float" office:value="0.00916944">
            <text:p>0.00916944</text:p>
          </table:table-cell>
          <table:table-cell office:value-type="float" office:value="0.00264633">
            <text:p>0.00264633</text:p>
          </table:table-cell>
          <table:table-cell office:value-type="float" office:value="0.829456">
            <text:p>0.829456</text:p>
          </table:table-cell>
          <table:table-cell office:value-type="float" office:value="0.0195415">
            <text:p>0.0195415</text:p>
          </table:table-cell>
          <table:table-cell office:value-type="float" office:value="0.000548039">
            <text:p>0.000548039</text:p>
          </table:table-cell>
          <table:table-cell office:value-type="float" office:value="-0.0127517">
            <text:p>-0.0127517</text:p>
          </table:table-cell>
          <table:table-cell office:value-type="float" office:value="0.0127293">
            <text:p>0.0127293</text:p>
          </table:table-cell>
          <table:table-cell office:value-type="float" office:value="-0.000362904">
            <text:p>-0.000362904</text:p>
          </table:table-cell>
          <table:table-cell office:value-type="float" office:value="0.0206407">
            <text:p>0.0206407</text:p>
          </table:table-cell>
          <table:table-cell office:value-type="float" office:value="-0.00691439">
            <text:p>-0.00691439</text:p>
          </table:table-cell>
          <table:table-cell office:value-type="float" office:value="0.0655973">
            <text:p>0.0655973</text:p>
          </table:table-cell>
          <table:table-cell office:value-type="float" office:value="-0.0606699">
            <text:p>-0.0606699</text:p>
          </table:table-cell>
          <table:table-cell office:value-type="float" office:value="0.00864245">
            <text:p>0.00864245</text:p>
          </table:table-cell>
        </table:table-row>
        <table:table-row table:style-name="ro4">
          <table:table-cell office:value-type="float" office:value="13.5129">
            <text:p>13.5129</text:p>
          </table:table-cell>
          <table:table-cell office:value-type="float" office:value="0.143188">
            <text:p>0.143188</text:p>
          </table:table-cell>
          <table:table-cell office:value-type="float" office:value="-0.129071">
            <text:p>-0.129071</text:p>
          </table:table-cell>
          <table:table-cell office:value-type="float" office:value="0.838716">
            <text:p>0.838716</text:p>
          </table:table-cell>
          <table:table-cell office:value-type="float" office:value="0.0121584">
            <text:p>0.0121584</text:p>
          </table:table-cell>
          <table:table-cell office:value-type="float" office:value="-0.00201171">
            <text:p>-0.00201171</text:p>
          </table:table-cell>
          <table:table-cell office:value-type="float" office:value="-0.00139966">
            <text:p>-0.00139966</text:p>
          </table:table-cell>
          <table:table-cell office:value-type="float" office:value="-0.00125077">
            <text:p>-0.00125077</text:p>
          </table:table-cell>
          <table:table-cell office:value-type="float" office:value="0.00462991">
            <text:p>0.00462991</text:p>
          </table:table-cell>
          <table:table-cell office:value-type="float" office:value="0.00646298">
            <text:p>0.00646298</text:p>
          </table:table-cell>
          <table:table-cell office:value-type="float" office:value="0.00990355">
            <text:p>0.00990355</text:p>
          </table:table-cell>
          <table:table-cell office:value-type="float" office:value="0.0398663">
            <text:p>0.0398663</text:p>
          </table:table-cell>
          <table:table-cell office:value-type="float" office:value="-0.0509832">
            <text:p>-0.0509832</text:p>
          </table:table-cell>
          <table:table-cell office:value-type="float" office:value="0.140864">
            <text:p>0.140864</text:p>
          </table:table-cell>
          <table:table-cell/>
          <table:table-cell office:value-type="float" office:value="13.1118">
            <text:p>13.1118</text:p>
          </table:table-cell>
          <table:table-cell office:value-type="float" office:value="0.16925">
            <text:p>0.16925</text:p>
          </table:table-cell>
          <table:table-cell office:value-type="float" office:value="0.0260905">
            <text:p>0.0260905</text:p>
          </table:table-cell>
          <table:table-cell office:value-type="float" office:value="0.785395">
            <text:p>0.785395</text:p>
          </table:table-cell>
          <table:table-cell office:value-type="float" office:value="0.117472">
            <text:p>0.117472</text:p>
          </table:table-cell>
          <table:table-cell office:value-type="float" office:value="0.180729">
            <text:p>0.180729</text:p>
          </table:table-cell>
          <table:table-cell office:value-type="float" office:value="-0.0824486">
            <text:p>-0.0824486</text:p>
          </table:table-cell>
          <table:table-cell office:value-type="float" office:value="-0.0482567">
            <text:p>-0.0482567</text:p>
          </table:table-cell>
          <table:table-cell office:value-type="float" office:value="-0.127809">
            <text:p>-0.127809</text:p>
          </table:table-cell>
          <table:table-cell office:value-type="float" office:value="0.682287">
            <text:p>0.682287</text:p>
          </table:table-cell>
          <table:table-cell office:value-type="float" office:value="-0.0355208">
            <text:p>-0.0355208</text:p>
          </table:table-cell>
          <table:table-cell office:value-type="float" office:value="0.750684">
            <text:p>0.750684</text:p>
          </table:table-cell>
          <table:table-cell office:value-type="float" office:value="-4.63122">
            <text:p>-4.63122</text:p>
          </table:table-cell>
          <table:table-cell office:value-type="float" office:value="-0.0397187">
            <text:p>-0.0397187</text:p>
          </table:table-cell>
          <table:table-cell/>
          <table:table-cell office:value-type="float" office:value="14.6825">
            <text:p>14.6825</text:p>
          </table:table-cell>
          <table:table-cell office:value-type="float" office:value="-0.133118">
            <text:p>-0.133118</text:p>
          </table:table-cell>
          <table:table-cell office:value-type="float" office:value="-0.118482">
            <text:p>-0.118482</text:p>
          </table:table-cell>
          <table:table-cell office:value-type="float" office:value="0.834877">
            <text:p>0.834877</text:p>
          </table:table-cell>
          <table:table-cell office:value-type="float" office:value="0.03587">
            <text:p>0.03587</text:p>
          </table:table-cell>
          <table:table-cell office:value-type="float" office:value="-0.0384293">
            <text:p>-0.0384293</text:p>
          </table:table-cell>
          <table:table-cell office:value-type="float" office:value="-0.207658">
            <text:p>-0.207658</text:p>
          </table:table-cell>
          <table:table-cell office:value-type="float" office:value="0.0500809">
            <text:p>0.0500809</text:p>
          </table:table-cell>
          <table:table-cell office:value-type="float" office:value="-0.00923081">
            <text:p>-0.00923081</text:p>
          </table:table-cell>
          <table:table-cell office:value-type="float" office:value="0.0126812">
            <text:p>0.0126812</text:p>
          </table:table-cell>
          <table:table-cell office:value-type="float" office:value="0.00899977">
            <text:p>0.00899977</text:p>
          </table:table-cell>
          <table:table-cell office:value-type="float" office:value="0.0274448">
            <text:p>0.0274448</text:p>
          </table:table-cell>
          <table:table-cell office:value-type="float" office:value="0.132261">
            <text:p>0.132261</text:p>
          </table:table-cell>
          <table:table-cell office:value-type="float" office:value="-0.0432249">
            <text:p>-0.0432249</text:p>
          </table:table-cell>
          <table:table-cell table:number-columns-repeated="16"/>
          <table:table-cell office:value-type="float" office:value="14.4147">
            <text:p>14.4147</text:p>
          </table:table-cell>
          <table:table-cell office:value-type="float" office:value="0.00978626">
            <text:p>0.00978626</text:p>
          </table:table-cell>
          <table:table-cell office:value-type="float" office:value="0.00410179">
            <text:p>0.00410179</text:p>
          </table:table-cell>
          <table:table-cell office:value-type="float" office:value="0.828852">
            <text:p>0.828852</text:p>
          </table:table-cell>
          <table:table-cell office:value-type="float" office:value="0.0190128">
            <text:p>0.0190128</text:p>
          </table:table-cell>
          <table:table-cell office:value-type="float" office:value="-0.00134993">
            <text:p>-0.00134993</text:p>
          </table:table-cell>
          <table:table-cell office:value-type="float" office:value="-0.00752513">
            <text:p>-0.00752513</text:p>
          </table:table-cell>
          <table:table-cell office:value-type="float" office:value="0.0110024">
            <text:p>0.0110024</text:p>
          </table:table-cell>
          <table:table-cell office:value-type="float" office:value="0.00618207">
            <text:p>0.00618207</text:p>
          </table:table-cell>
          <table:table-cell office:value-type="float" office:value="0.0145874">
            <text:p>0.0145874</text:p>
          </table:table-cell>
          <table:table-cell office:value-type="float" office:value="-0.00605209">
            <text:p>-0.00605209</text:p>
          </table:table-cell>
          <table:table-cell office:value-type="float" office:value="-0.0290864">
            <text:p>-0.0290864</text:p>
          </table:table-cell>
          <table:table-cell office:value-type="float" office:value="0.0676504">
            <text:p>0.0676504</text:p>
          </table:table-cell>
          <table:table-cell office:value-type="float" office:value="-0.0266839">
            <text:p>-0.0266839</text:p>
          </table:table-cell>
        </table:table-row>
        <table:table-row table:style-name="ro4">
          <table:table-cell office:value-type="float" office:value="13.6439">
            <text:p>13.6439</text:p>
          </table:table-cell>
          <table:table-cell office:value-type="float" office:value="0.144479">
            <text:p>0.144479</text:p>
          </table:table-cell>
          <table:table-cell office:value-type="float" office:value="-0.1291">
            <text:p>-0.1291</text:p>
          </table:table-cell>
          <table:table-cell office:value-type="float" office:value="0.842432">
            <text:p>0.842432</text:p>
          </table:table-cell>
          <table:table-cell office:value-type="float" office:value="0.0116495">
            <text:p>0.0116495</text:p>
          </table:table-cell>
          <table:table-cell office:value-type="float" office:value="-0.000751509">
            <text:p>-0.000751509</text:p>
          </table:table-cell>
          <table:table-cell office:value-type="float" office:value="-0.000526406">
            <text:p>-0.000526406</text:p>
          </table:table-cell>
          <table:table-cell office:value-type="float" office:value="-0.00763457">
            <text:p>-0.00763457</text:p>
          </table:table-cell>
          <table:table-cell office:value-type="float" office:value="0.00985352">
            <text:p>0.00985352</text:p>
          </table:table-cell>
          <table:table-cell office:value-type="float" office:value="-0.000217245">
            <text:p>-0.000217245</text:p>
          </table:table-cell>
          <table:table-cell office:value-type="float" office:value="0.0283607">
            <text:p>0.0283607</text:p>
          </table:table-cell>
          <table:table-cell office:value-type="float" office:value="0.0237325">
            <text:p>0.0237325</text:p>
          </table:table-cell>
          <table:table-cell office:value-type="float" office:value="0.0029799">
            <text:p>0.0029799</text:p>
          </table:table-cell>
          <table:table-cell office:value-type="float" office:value="-0.274403">
            <text:p>-0.274403</text:p>
          </table:table-cell>
          <table:table-cell/>
          <table:table-cell office:value-type="float" office:value="13.2497">
            <text:p>13.2497</text:p>
          </table:table-cell>
          <table:table-cell office:value-type="float" office:value="0.165902">
            <text:p>0.165902</text:p>
          </table:table-cell>
          <table:table-cell office:value-type="float" office:value="0.0320997">
            <text:p>0.0320997</text:p>
          </table:table-cell>
          <table:table-cell office:value-type="float" office:value="0.779741">
            <text:p>0.779741</text:p>
          </table:table-cell>
          <table:table-cell office:value-type="float" office:value="0.114856">
            <text:p>0.114856</text:p>
          </table:table-cell>
          <table:table-cell office:value-type="float" office:value="0.12962">
            <text:p>0.12962</text:p>
          </table:table-cell>
          <table:table-cell office:value-type="float" office:value="0.140618">
            <text:p>0.140618</text:p>
          </table:table-cell>
          <table:table-cell office:value-type="float" office:value="-0.0542389">
            <text:p>-0.0542389</text:p>
          </table:table-cell>
          <table:table-cell office:value-type="float" office:value="-0.0242788">
            <text:p>-0.0242788</text:p>
          </table:table-cell>
          <table:table-cell office:value-type="float" office:value="0.0435719">
            <text:p>0.0435719</text:p>
          </table:table-cell>
          <table:table-cell office:value-type="float" office:value="-0.0409986">
            <text:p>-0.0409986</text:p>
          </table:table-cell>
          <table:table-cell office:value-type="float" office:value="-0.262034">
            <text:p>-0.262034</text:p>
          </table:table-cell>
          <table:table-cell office:value-type="float" office:value="0.23546">
            <text:p>0.23546</text:p>
          </table:table-cell>
          <table:table-cell office:value-type="float" office:value="-0.0371476">
            <text:p>-0.0371476</text:p>
          </table:table-cell>
          <table:table-cell/>
          <table:table-cell office:value-type="float" office:value="14.9822">
            <text:p>14.9822</text:p>
          </table:table-cell>
          <table:table-cell office:value-type="float" office:value="-0.133419">
            <text:p>-0.133419</text:p>
          </table:table-cell>
          <table:table-cell office:value-type="float" office:value="-0.102802">
            <text:p>-0.102802</text:p>
          </table:table-cell>
          <table:table-cell office:value-type="float" office:value="0.833691">
            <text:p>0.833691</text:p>
          </table:table-cell>
          <table:table-cell office:value-type="float" office:value="0.0335144">
            <text:p>0.0335144</text:p>
          </table:table-cell>
          <table:table-cell office:value-type="float" office:value="-0.0386012">
            <text:p>-0.0386012</text:p>
          </table:table-cell>
          <table:table-cell office:value-type="float" office:value="-0.197449">
            <text:p>-0.197449</text:p>
          </table:table-cell>
          <table:table-cell office:value-type="float" office:value="0.0490565">
            <text:p>0.0490565</text:p>
          </table:table-cell>
          <table:table-cell office:value-type="float" office:value="-0.00100568">
            <text:p>-0.00100568</text:p>
          </table:table-cell>
          <table:table-cell office:value-type="float" office:value="0.0523194">
            <text:p>0.0523194</text:p>
          </table:table-cell>
          <table:table-cell office:value-type="float" office:value="-0.00395461">
            <text:p>-0.00395461</text:p>
          </table:table-cell>
          <table:table-cell office:value-type="float" office:value="-0.00747807">
            <text:p>-0.00747807</text:p>
          </table:table-cell>
          <table:table-cell office:value-type="float" office:value="-0.09185">
            <text:p>-0.09185</text:p>
          </table:table-cell>
          <table:table-cell office:value-type="float" office:value="-0.00982344">
            <text:p>-0.00982344</text:p>
          </table:table-cell>
          <table:table-cell table:number-columns-repeated="16"/>
          <table:table-cell office:value-type="float" office:value="14.6467">
            <text:p>14.6467</text:p>
          </table:table-cell>
          <table:table-cell office:value-type="float" office:value="0.00965527">
            <text:p>0.00965527</text:p>
          </table:table-cell>
          <table:table-cell office:value-type="float" office:value="0.0111253">
            <text:p>0.0111253</text:p>
          </table:table-cell>
          <table:table-cell office:value-type="float" office:value="0.826012">
            <text:p>0.826012</text:p>
          </table:table-cell>
          <table:table-cell office:value-type="float" office:value="0.0178383">
            <text:p>0.0178383</text:p>
          </table:table-cell>
          <table:table-cell office:value-type="float" office:value="-0.000432795">
            <text:p>-0.000432795</text:p>
          </table:table-cell>
          <table:table-cell office:value-type="float" office:value="-0.00443597">
            <text:p>-0.00443597</text:p>
          </table:table-cell>
          <table:table-cell office:value-type="float" office:value="0.0103182">
            <text:p>0.0103182</text:p>
          </table:table-cell>
          <table:table-cell office:value-type="float" office:value="-0.000564684">
            <text:p>-0.000564684</text:p>
          </table:table-cell>
          <table:table-cell office:value-type="float" office:value="0.0302793">
            <text:p>0.0302793</text:p>
          </table:table-cell>
          <table:table-cell office:value-type="float" office:value="-0.0122416">
            <text:p>-0.0122416</text:p>
          </table:table-cell>
          <table:table-cell office:value-type="float" office:value="0.0154272">
            <text:p>0.0154272</text:p>
          </table:table-cell>
          <table:table-cell office:value-type="float" office:value="-0.0925488">
            <text:p>-0.0925488</text:p>
          </table:table-cell>
          <table:table-cell office:value-type="float" office:value="0.0552717">
            <text:p>0.0552717</text:p>
          </table:table-cell>
        </table:table-row>
        <table:table-row table:style-name="ro4">
          <table:table-cell office:value-type="float" office:value="13.7125">
            <text:p>13.7125</text:p>
          </table:table-cell>
          <table:table-cell office:value-type="float" office:value="0.145267">
            <text:p>0.145267</text:p>
          </table:table-cell>
          <table:table-cell office:value-type="float" office:value="-0.129101">
            <text:p>-0.129101</text:p>
          </table:table-cell>
          <table:table-cell office:value-type="float" office:value="0.843086">
            <text:p>0.843086</text:p>
          </table:table-cell>
          <table:table-cell office:value-type="float" office:value="0.0113917">
            <text:p>0.0113917</text:p>
          </table:table-cell>
          <table:table-cell office:value-type="float" office:value="-0.000880013">
            <text:p>-0.000880013</text:p>
          </table:table-cell>
          <table:table-cell office:value-type="float" office:value="-0.000402962">
            <text:p>-0.000402962</text:p>
          </table:table-cell>
          <table:table-cell office:value-type="float" office:value="-0.00117187">
            <text:p>-0.00117187</text:p>
          </table:table-cell>
          <table:table-cell office:value-type="float" office:value="0.0114813">
            <text:p>0.0114813</text:p>
          </table:table-cell>
          <table:table-cell table:style-name="ce1" office:value-type="string">
            <text:p>-1.28597e-05</text:p>
          </table:table-cell>
          <table:table-cell office:value-type="float" office:value="0.00953989">
            <text:p>0.00953989</text:p>
          </table:table-cell>
          <table:table-cell office:value-type="float" office:value="-0.0131132">
            <text:p>-0.0131132</text:p>
          </table:table-cell>
          <table:table-cell office:value-type="float" office:value="0.00716475">
            <text:p>0.00716475</text:p>
          </table:table-cell>
          <table:table-cell office:value-type="float" office:value="-0.00841419">
            <text:p>-0.00841419</text:p>
          </table:table-cell>
          <table:table-cell/>
          <table:table-cell office:value-type="float" office:value="13.58">
            <text:p>13.58</text:p>
          </table:table-cell>
          <table:table-cell office:value-type="float" office:value="0.129301">
            <text:p>0.129301</text:p>
          </table:table-cell>
          <table:table-cell office:value-type="float" office:value="0.0721737">
            <text:p>0.0721737</text:p>
          </table:table-cell>
          <table:table-cell office:value-type="float" office:value="0.762148">
            <text:p>0.762148</text:p>
          </table:table-cell>
          <table:table-cell office:value-type="float" office:value="0.108824">
            <text:p>0.108824</text:p>
          </table:table-cell>
          <table:table-cell office:value-type="float" office:value="0.111143">
            <text:p>0.111143</text:p>
          </table:table-cell>
          <table:table-cell office:value-type="float" office:value="0.129236">
            <text:p>0.129236</text:p>
          </table:table-cell>
          <table:table-cell office:value-type="float" office:value="-0.049873">
            <text:p>-0.049873</text:p>
          </table:table-cell>
          <table:table-cell office:value-type="float" office:value="-0.110821">
            <text:p>-0.110821</text:p>
          </table:table-cell>
          <table:table-cell office:value-type="float" office:value="0.121337">
            <text:p>0.121337</text:p>
          </table:table-cell>
          <table:table-cell office:value-type="float" office:value="-0.0532673">
            <text:p>-0.0532673</text:p>
          </table:table-cell>
          <table:table-cell office:value-type="float" office:value="0.193058">
            <text:p>0.193058</text:p>
          </table:table-cell>
          <table:table-cell office:value-type="float" office:value="-0.790129">
            <text:p>-0.790129</text:p>
          </table:table-cell>
          <table:table-cell office:value-type="float" office:value="0.371014">
            <text:p>0.371014</text:p>
          </table:table-cell>
          <table:table-cell/>
          <table:table-cell office:value-type="float" office:value="15.1886">
            <text:p>15.1886</text:p>
          </table:table-cell>
          <table:table-cell office:value-type="float" office:value="-0.133945">
            <text:p>-0.133945</text:p>
          </table:table-cell>
          <table:table-cell office:value-type="float" office:value="-0.0959162">
            <text:p>-0.0959162</text:p>
          </table:table-cell>
          <table:table-cell office:value-type="float" office:value="0.832457">
            <text:p>0.832457</text:p>
          </table:table-cell>
          <table:table-cell office:value-type="float" office:value="0.0319827">
            <text:p>0.0319827</text:p>
          </table:table-cell>
          <table:table-cell office:value-type="float" office:value="-0.0364903">
            <text:p>-0.0364903</text:p>
          </table:table-cell>
          <table:table-cell office:value-type="float" office:value="-0.192397">
            <text:p>-0.192397</text:p>
          </table:table-cell>
          <table:table-cell office:value-type="float" office:value="0.0464067">
            <text:p>0.0464067</text:p>
          </table:table-cell>
          <table:table-cell office:value-type="float" office:value="-0.00254901">
            <text:p>-0.00254901</text:p>
          </table:table-cell>
          <table:table-cell office:value-type="float" office:value="0.0333633">
            <text:p>0.0333633</text:p>
          </table:table-cell>
          <table:table-cell office:value-type="float" office:value="-0.00598197">
            <text:p>-0.00598197</text:p>
          </table:table-cell>
          <table:table-cell office:value-type="float" office:value="0.0478025">
            <text:p>0.0478025</text:p>
          </table:table-cell>
          <table:table-cell office:value-type="float" office:value="-0.0966882">
            <text:p>-0.0966882</text:p>
          </table:table-cell>
          <table:table-cell office:value-type="float" office:value="-0.0395825">
            <text:p>-0.0395825</text:p>
          </table:table-cell>
          <table:table-cell table:number-columns-repeated="16"/>
          <table:table-cell office:value-type="float" office:value="14.8506">
            <text:p>14.8506</text:p>
          </table:table-cell>
          <table:table-cell office:value-type="float" office:value="0.0101819">
            <text:p>0.0101819</text:p>
          </table:table-cell>
          <table:table-cell office:value-type="float" office:value="0.013451">
            <text:p>0.013451</text:p>
          </table:table-cell>
          <table:table-cell office:value-type="float" office:value="0.825815">
            <text:p>0.825815</text:p>
          </table:table-cell>
          <table:table-cell office:value-type="float" office:value="0.0168657">
            <text:p>0.0168657</text:p>
          </table:table-cell>
          <table:table-cell office:value-type="float" office:value="-0.0010683">
            <text:p>-0.0010683</text:p>
          </table:table-cell>
          <table:table-cell office:value-type="float" office:value="0.00162726">
            <text:p>0.00162726</text:p>
          </table:table-cell>
          <table:table-cell office:value-type="float" office:value="0.008567">
            <text:p>0.008567</text:p>
          </table:table-cell>
          <table:table-cell office:value-type="float" office:value="0.00258183">
            <text:p>0.00258183</text:p>
          </table:table-cell>
          <table:table-cell office:value-type="float" office:value="0.0114033">
            <text:p>0.0114033</text:p>
          </table:table-cell>
          <table:table-cell office:value-type="float" office:value="-0.000968483">
            <text:p>-0.000968483</text:p>
          </table:table-cell>
          <table:table-cell office:value-type="float" office:value="-0.0316169">
            <text:p>-0.0316169</text:p>
          </table:table-cell>
          <table:table-cell office:value-type="float" office:value="0.0686667">
            <text:p>0.0686667</text:p>
          </table:table-cell>
          <table:table-cell office:value-type="float" office:value="-0.0202817">
            <text:p>-0.0202817</text:p>
          </table:table-cell>
        </table:table-row>
        <table:table-row table:style-name="ro4">
          <table:table-cell table:number-columns-repeated="15"/>
          <table:table-cell office:value-type="float" office:value="13.6817">
            <text:p>13.6817</text:p>
          </table:table-cell>
          <table:table-cell office:value-type="float" office:value="0.120029">
            <text:p>0.120029</text:p>
          </table:table-cell>
          <table:table-cell office:value-type="float" office:value="0.0763421">
            <text:p>0.0763421</text:p>
          </table:table-cell>
          <table:table-cell office:value-type="float" office:value="0.760568">
            <text:p>0.760568</text:p>
          </table:table-cell>
          <table:table-cell office:value-type="float" office:value="0.107032">
            <text:p>0.107032</text:p>
          </table:table-cell>
          <table:table-cell office:value-type="float" office:value="0.0810617">
            <text:p>0.0810617</text:p>
          </table:table-cell>
          <table:table-cell office:value-type="float" office:value="0.177222">
            <text:p>0.177222</text:p>
          </table:table-cell>
          <table:table-cell office:value-type="float" office:value="-0.0795409">
            <text:p>-0.0795409</text:p>
          </table:table-cell>
          <table:table-cell office:value-type="float" office:value="-0.0911894">
            <text:p>-0.0911894</text:p>
          </table:table-cell>
          <table:table-cell office:value-type="float" office:value="0.0409921">
            <text:p>0.0409921</text:p>
          </table:table-cell>
          <table:table-cell office:value-type="float" office:value="-0.0155404">
            <text:p>-0.0155404</text:p>
          </table:table-cell>
          <table:table-cell office:value-type="float" office:value="-0.208156">
            <text:p>-0.208156</text:p>
          </table:table-cell>
          <table:table-cell office:value-type="float" office:value="0.117403">
            <text:p>0.117403</text:p>
          </table:table-cell>
          <table:table-cell office:value-type="float" office:value="-0.187122">
            <text:p>-0.187122</text:p>
          </table:table-cell>
          <table:table-cell/>
          <table:table-cell office:value-type="float" office:value="15.3514">
            <text:p>15.3514</text:p>
          </table:table-cell>
          <table:table-cell office:value-type="float" office:value="-0.133092">
            <text:p>-0.133092</text:p>
          </table:table-cell>
          <table:table-cell office:value-type="float" office:value="-0.0930471">
            <text:p>-0.0930471</text:p>
          </table:table-cell>
          <table:table-cell office:value-type="float" office:value="0.830432">
            <text:p>0.830432</text:p>
          </table:table-cell>
          <table:table-cell office:value-type="float" office:value="0.0308235">
            <text:p>0.0308235</text:p>
          </table:table-cell>
          <table:table-cell office:value-type="float" office:value="-0.00889496">
            <text:p>-0.00889496</text:p>
          </table:table-cell>
          <table:table-cell office:value-type="float" office:value="-0.121316">
            <text:p>-0.121316</text:p>
          </table:table-cell>
          <table:table-cell office:value-type="float" office:value="0.0195242">
            <text:p>0.0195242</text:p>
          </table:table-cell>
          <table:table-cell office:value-type="float" office:value="0.00523764">
            <text:p>0.00523764</text:p>
          </table:table-cell>
          <table:table-cell office:value-type="float" office:value="0.0176136">
            <text:p>0.0176136</text:p>
          </table:table-cell>
          <table:table-cell office:value-type="float" office:value="-0.0124297">
            <text:p>-0.0124297</text:p>
          </table:table-cell>
          <table:table-cell office:value-type="float" office:value="0.67891">
            <text:p>0.67891</text:p>
          </table:table-cell>
          <table:table-cell office:value-type="float" office:value="1.61547">
            <text:p>1.61547</text:p>
          </table:table-cell>
          <table:table-cell office:value-type="float" office:value="-0.636654">
            <text:p>-0.636654</text:p>
          </table:table-cell>
          <table:table-cell table:number-columns-repeated="16"/>
          <table:table-cell office:value-type="float" office:value="15.0517">
            <text:p>15.0517</text:p>
          </table:table-cell>
          <table:table-cell office:value-type="float" office:value="0.00942262">
            <text:p>0.00942262</text:p>
          </table:table-cell>
          <table:table-cell office:value-type="float" office:value="0.0185205">
            <text:p>0.0185205</text:p>
          </table:table-cell>
          <table:table-cell office:value-type="float" office:value="0.8248">
            <text:p>0.8248</text:p>
          </table:table-cell>
          <table:table-cell office:value-type="float" office:value="0.0159587">
            <text:p>0.0159587</text:p>
          </table:table-cell>
          <table:table-cell office:value-type="float" office:value="0.000239699">
            <text:p>0.000239699</text:p>
          </table:table-cell>
          <table:table-cell office:value-type="float" office:value="0.00154358">
            <text:p>0.00154358</text:p>
          </table:table-cell>
          <table:table-cell office:value-type="float" office:value="0.00763632">
            <text:p>0.00763632</text:p>
          </table:table-cell>
          <table:table-cell office:value-type="float" office:value="-0.00377576">
            <text:p>-0.00377576</text:p>
          </table:table-cell>
          <table:table-cell office:value-type="float" office:value="0.0252109">
            <text:p>0.0252109</text:p>
          </table:table-cell>
          <table:table-cell office:value-type="float" office:value="-0.00504677">
            <text:p>-0.00504677</text:p>
          </table:table-cell>
          <table:table-cell office:value-type="float" office:value="0.0433647">
            <text:p>0.0433647</text:p>
          </table:table-cell>
          <table:table-cell office:value-type="float" office:value="-0.12268">
            <text:p>-0.12268</text:p>
          </table:table-cell>
          <table:table-cell office:value-type="float" office:value="-0.00603146">
            <text:p>-0.00603146</text:p>
          </table:table-cell>
        </table:table-row>
        <table:table-row table:style-name="ro4">
          <table:table-cell table:number-columns-repeated="15"/>
          <table:table-cell office:value-type="float" office:value="13.8492">
            <text:p>13.8492</text:p>
          </table:table-cell>
          <table:table-cell office:value-type="float" office:value="0.0989166">
            <text:p>0.0989166</text:p>
          </table:table-cell>
          <table:table-cell office:value-type="float" office:value="0.086501">
            <text:p>0.086501</text:p>
          </table:table-cell>
          <table:table-cell office:value-type="float" office:value="0.752716">
            <text:p>0.752716</text:p>
          </table:table-cell>
          <table:table-cell office:value-type="float" office:value="0.104143">
            <text:p>0.104143</text:p>
          </table:table-cell>
          <table:table-cell office:value-type="float" office:value="0.0273587">
            <text:p>0.0273587</text:p>
          </table:table-cell>
          <table:table-cell office:value-type="float" office:value="0.214215">
            <text:p>0.214215</text:p>
          </table:table-cell>
          <table:table-cell office:value-type="float" office:value="-0.084611">
            <text:p>-0.084611</text:p>
          </table:table-cell>
          <table:table-cell office:value-type="float" office:value="-0.126053">
            <text:p>-0.126053</text:p>
          </table:table-cell>
          <table:table-cell office:value-type="float" office:value="0.0606555">
            <text:p>0.0606555</text:p>
          </table:table-cell>
          <table:table-cell office:value-type="float" office:value="-0.0468807">
            <text:p>-0.0468807</text:p>
          </table:table-cell>
          <table:table-cell office:value-type="float" office:value="-0.732518">
            <text:p>-0.732518</text:p>
          </table:table-cell>
          <table:table-cell office:value-type="float" office:value="0.566971">
            <text:p>0.566971</text:p>
          </table:table-cell>
          <table:table-cell office:value-type="float" office:value="-0.0884176">
            <text:p>-0.0884176</text:p>
          </table:table-cell>
          <table:table-cell/>
          <table:table-cell office:value-type="float" office:value="15.416">
            <text:p>15.416</text:p>
          </table:table-cell>
          <table:table-cell office:value-type="float" office:value="-0.129923">
            <text:p>-0.129923</text:p>
          </table:table-cell>
          <table:table-cell office:value-type="float" office:value="-0.0851749">
            <text:p>-0.0851749</text:p>
          </table:table-cell>
          <table:table-cell office:value-type="float" office:value="0.826975">
            <text:p>0.826975</text:p>
          </table:table-cell>
          <table:table-cell office:value-type="float" office:value="0.0303757">
            <text:p>0.0303757</text:p>
          </table:table-cell>
          <table:table-cell office:value-type="float" office:value="-0.0337383">
            <text:p>-0.0337383</text:p>
          </table:table-cell>
          <table:table-cell office:value-type="float" office:value="-0.173353">
            <text:p>-0.173353</text:p>
          </table:table-cell>
          <table:table-cell office:value-type="float" office:value="0.0415537">
            <text:p>0.0415537</text:p>
          </table:table-cell>
          <table:table-cell office:value-type="float" office:value="0.0490735">
            <text:p>0.0490735</text:p>
          </table:table-cell>
          <table:table-cell office:value-type="float" office:value="0.121922">
            <text:p>0.121922</text:p>
          </table:table-cell>
          <table:table-cell office:value-type="float" office:value="-0.0535372">
            <text:p>-0.0535372</text:p>
          </table:table-cell>
          <table:table-cell office:value-type="float" office:value="-0.110717">
            <text:p>-0.110717</text:p>
          </table:table-cell>
          <table:table-cell office:value-type="float" office:value="-0.0888258">
            <text:p>-0.0888258</text:p>
          </table:table-cell>
          <table:table-cell office:value-type="float" office:value="0.0811887">
            <text:p>0.0811887</text:p>
          </table:table-cell>
          <table:table-cell table:number-columns-repeated="16"/>
          <table:table-cell office:value-type="float" office:value="15.1862">
            <text:p>15.1862</text:p>
          </table:table-cell>
          <table:table-cell office:value-type="float" office:value="0.00969897">
            <text:p>0.00969897</text:p>
          </table:table-cell>
          <table:table-cell office:value-type="float" office:value="0.0196923">
            <text:p>0.0196923</text:p>
          </table:table-cell>
          <table:table-cell office:value-type="float" office:value="0.824012">
            <text:p>0.824012</text:p>
          </table:table-cell>
          <table:table-cell office:value-type="float" office:value="0.0153795">
            <text:p>0.0153795</text:p>
          </table:table-cell>
          <table:table-cell office:value-type="float" office:value="-0.00181647">
            <text:p>-0.00181647</text:p>
          </table:table-cell>
          <table:table-cell office:value-type="float" office:value="0.00413737">
            <text:p>0.00413737</text:p>
          </table:table-cell>
          <table:table-cell office:value-type="float" office:value="0.00856035">
            <text:p>0.00856035</text:p>
          </table:table-cell>
          <table:table-cell office:value-type="float" office:value="0.00205518">
            <text:p>0.00205518</text:p>
          </table:table-cell>
          <table:table-cell office:value-type="float" office:value="0.00871492">
            <text:p>0.00871492</text:p>
          </table:table-cell>
          <table:table-cell office:value-type="float" office:value="-0.00585778">
            <text:p>-0.00585778</text:p>
          </table:table-cell>
          <table:table-cell office:value-type="float" office:value="-0.0441779">
            <text:p>-0.0441779</text:p>
          </table:table-cell>
          <table:table-cell office:value-type="float" office:value="-0.0366349">
            <text:p>-0.0366349</text:p>
          </table:table-cell>
          <table:table-cell office:value-type="float" office:value="0.0477666">
            <text:p>0.0477666</text:p>
          </table:table-cell>
        </table:table-row>
        <table:table-row table:style-name="ro4">
          <table:table-cell table:number-columns-repeated="15"/>
          <table:table-cell office:value-type="float" office:value="14.0171">
            <text:p>14.0171</text:p>
          </table:table-cell>
          <table:table-cell office:value-type="float" office:value="0.0570704">
            <text:p>0.0570704</text:p>
          </table:table-cell>
          <table:table-cell office:value-type="float" office:value="0.11269">
            <text:p>0.11269</text:p>
          </table:table-cell>
          <table:table-cell office:value-type="float" office:value="0.742346">
            <text:p>0.742346</text:p>
          </table:table-cell>
          <table:table-cell office:value-type="float" office:value="0.101325">
            <text:p>0.101325</text:p>
          </table:table-cell>
          <table:table-cell office:value-type="float" office:value="0.052821">
            <text:p>0.052821</text:p>
          </table:table-cell>
          <table:table-cell office:value-type="float" office:value="0.18863">
            <text:p>0.18863</text:p>
          </table:table-cell>
          <table:table-cell office:value-type="float" office:value="-0.0869113">
            <text:p>-0.0869113</text:p>
          </table:table-cell>
          <table:table-cell office:value-type="float" office:value="-0.249105">
            <text:p>-0.249105</text:p>
          </table:table-cell>
          <table:table-cell office:value-type="float" office:value="0.155899">
            <text:p>0.155899</text:p>
          </table:table-cell>
          <table:table-cell office:value-type="float" office:value="-0.0617336">
            <text:p>-0.0617336</text:p>
          </table:table-cell>
          <table:table-cell office:value-type="float" office:value="0.654594">
            <text:p>0.654594</text:p>
          </table:table-cell>
          <table:table-cell office:value-type="float" office:value="-0.497431">
            <text:p>-0.497431</text:p>
          </table:table-cell>
          <table:table-cell office:value-type="float" office:value="0.0779253">
            <text:p>0.0779253</text:p>
          </table:table-cell>
          <table:table-cell/>
          <table:table-cell office:value-type="float" office:value="15.8819">
            <text:p>15.8819</text:p>
          </table:table-cell>
          <table:table-cell office:value-type="float" office:value="-0.13109">
            <text:p>-0.13109</text:p>
          </table:table-cell>
          <table:table-cell office:value-type="float" office:value="-0.0476543">
            <text:p>-0.0476543</text:p>
          </table:table-cell>
          <table:table-cell office:value-type="float" office:value="0.819654">
            <text:p>0.819654</text:p>
          </table:table-cell>
          <table:table-cell office:value-type="float" office:value="0.0273319">
            <text:p>0.0273319</text:p>
          </table:table-cell>
          <table:table-cell office:value-type="float" office:value="-0.0337288">
            <text:p>-0.0337288</text:p>
          </table:table-cell>
          <table:table-cell office:value-type="float" office:value="-0.144155">
            <text:p>-0.144155</text:p>
          </table:table-cell>
          <table:table-cell office:value-type="float" office:value="0.0345549">
            <text:p>0.0345549</text:p>
          </table:table-cell>
          <table:table-cell office:value-type="float" office:value="-0.00250407">
            <text:p>-0.00250407</text:p>
          </table:table-cell>
          <table:table-cell office:value-type="float" office:value="0.0805419">
            <text:p>0.0805419</text:p>
          </table:table-cell>
          <table:table-cell office:value-type="float" office:value="-0.0157153">
            <text:p>-0.0157153</text:p>
          </table:table-cell>
          <table:table-cell office:value-type="float" office:value="0.00589894">
            <text:p>0.00589894</text:p>
          </table:table-cell>
          <table:table-cell office:value-type="float" office:value="-0.205445">
            <text:p>-0.205445</text:p>
          </table:table-cell>
          <table:table-cell office:value-type="float" office:value="0.00707121">
            <text:p>0.00707121</text:p>
          </table:table-cell>
          <table:table-cell table:number-columns-repeated="16"/>
          <table:table-cell office:value-type="float" office:value="15.3825">
            <text:p>15.3825</text:p>
          </table:table-cell>
          <table:table-cell office:value-type="float" office:value="0.00839933">
            <text:p>0.00839933</text:p>
          </table:table-cell>
          <table:table-cell office:value-type="float" office:value="0.0199911">
            <text:p>0.0199911</text:p>
          </table:table-cell>
          <table:table-cell office:value-type="float" office:value="0.824704">
            <text:p>0.824704</text:p>
          </table:table-cell>
          <table:table-cell office:value-type="float" office:value="0.0145714">
            <text:p>0.0145714</text:p>
          </table:table-cell>
          <table:table-cell office:value-type="float" office:value="-0.00186202">
            <text:p>-0.00186202</text:p>
          </table:table-cell>
          <table:table-cell office:value-type="float" office:value="0.00479283">
            <text:p>0.00479283</text:p>
          </table:table-cell>
          <table:table-cell office:value-type="float" office:value="0.00813966">
            <text:p>0.00813966</text:p>
          </table:table-cell>
          <table:table-cell office:value-type="float" office:value="-0.00661904">
            <text:p>-0.00661904</text:p>
          </table:table-cell>
          <table:table-cell office:value-type="float" office:value="0.00152173">
            <text:p>0.00152173</text:p>
          </table:table-cell>
          <table:table-cell office:value-type="float" office:value="0.0035211">
            <text:p>0.0035211</text:p>
          </table:table-cell>
          <table:table-cell office:value-type="float" office:value="0.0131203">
            <text:p>0.0131203</text:p>
          </table:table-cell>
          <table:table-cell office:value-type="float" office:value="-0.00739166">
            <text:p>-0.00739166</text:p>
          </table:table-cell>
          <table:table-cell office:value-type="float" office:value="-0.00970398">
            <text:p>-0.00970398</text:p>
          </table:table-cell>
        </table:table-row>
        <table:table-row table:style-name="ro4">
          <table:table-cell table:number-columns-repeated="15"/>
          <table:table-cell office:value-type="float" office:value="14.2149">
            <text:p>14.2149</text:p>
          </table:table-cell>
          <table:table-cell office:value-type="float" office:value="0.0334078">
            <text:p>0.0334078</text:p>
          </table:table-cell>
          <table:table-cell office:value-type="float" office:value="0.124067">
            <text:p>0.124067</text:p>
          </table:table-cell>
          <table:table-cell office:value-type="float" office:value="0.733185">
            <text:p>0.733185</text:p>
          </table:table-cell>
          <table:table-cell office:value-type="float" office:value="0.0981044">
            <text:p>0.0981044</text:p>
          </table:table-cell>
          <table:table-cell office:value-type="float" office:value="-0.0341128">
            <text:p>-0.0341128</text:p>
          </table:table-cell>
          <table:table-cell office:value-type="float" office:value="0.216421">
            <text:p>0.216421</text:p>
          </table:table-cell>
          <table:table-cell office:value-type="float" office:value="-0.0871709">
            <text:p>-0.0871709</text:p>
          </table:table-cell>
          <table:table-cell office:value-type="float" office:value="-0.119661">
            <text:p>-0.119661</text:p>
          </table:table-cell>
          <table:table-cell office:value-type="float" office:value="0.0575325">
            <text:p>0.0575325</text:p>
          </table:table-cell>
          <table:table-cell office:value-type="float" office:value="-0.046324">
            <text:p>-0.046324</text:p>
          </table:table-cell>
          <table:table-cell office:value-type="float" office:value="-0.674639">
            <text:p>-0.674639</text:p>
          </table:table-cell>
          <table:table-cell office:value-type="float" office:value="-0.0448495">
            <text:p>-0.0448495</text:p>
          </table:table-cell>
          <table:table-cell office:value-type="float" office:value="0.210953">
            <text:p>0.210953</text:p>
          </table:table-cell>
          <table:table-cell/>
          <table:table-cell office:value-type="float" office:value="16.0822">
            <text:p>16.0822</text:p>
          </table:table-cell>
          <table:table-cell office:value-type="float" office:value="-0.131355">
            <text:p>-0.131355</text:p>
          </table:table-cell>
          <table:table-cell office:value-type="float" office:value="-0.0397642">
            <text:p>-0.0397642</text:p>
          </table:table-cell>
          <table:table-cell office:value-type="float" office:value="0.81679">
            <text:p>0.81679</text:p>
          </table:table-cell>
          <table:table-cell office:value-type="float" office:value="0.0261187">
            <text:p>0.0261187</text:p>
          </table:table-cell>
          <table:table-cell office:value-type="float" office:value="-0.0307727">
            <text:p>-0.0307727</text:p>
          </table:table-cell>
          <table:table-cell office:value-type="float" office:value="-0.131868">
            <text:p>-0.131868</text:p>
          </table:table-cell>
          <table:table-cell office:value-type="float" office:value="0.0315669">
            <text:p>0.0315669</text:p>
          </table:table-cell>
          <table:table-cell office:value-type="float" office:value="-0.00132246">
            <text:p>-0.00132246</text:p>
          </table:table-cell>
          <table:table-cell office:value-type="float" office:value="0.0393892">
            <text:p>0.0393892</text:p>
          </table:table-cell>
          <table:table-cell office:value-type="float" office:value="-0.0142988">
            <text:p>-0.0142988</text:p>
          </table:table-cell>
          <table:table-cell office:value-type="float" office:value="0.0722607">
            <text:p>0.0722607</text:p>
          </table:table-cell>
          <table:table-cell office:value-type="float" office:value="-0.00782346">
            <text:p>-0.00782346</text:p>
          </table:table-cell>
          <table:table-cell office:value-type="float" office:value="0.00138503">
            <text:p>0.00138503</text:p>
          </table:table-cell>
          <table:table-cell table:number-columns-repeated="16"/>
          <table:table-cell office:value-type="float" office:value="15.8827">
            <text:p>15.8827</text:p>
          </table:table-cell>
          <table:table-cell office:value-type="float" office:value="0.00837116">
            <text:p>0.00837116</text:p>
          </table:table-cell>
          <table:table-cell office:value-type="float" office:value="0.0189029">
            <text:p>0.0189029</text:p>
          </table:table-cell>
          <table:table-cell office:value-type="float" office:value="0.824037">
            <text:p>0.824037</text:p>
          </table:table-cell>
          <table:table-cell office:value-type="float" office:value="0.0126994">
            <text:p>0.0126994</text:p>
          </table:table-cell>
          <table:table-cell office:value-type="float" office:value="-0.00319829">
            <text:p>-0.00319829</text:p>
          </table:table-cell>
          <table:table-cell office:value-type="float" office:value="0.00347953">
            <text:p>0.00347953</text:p>
          </table:table-cell>
          <table:table-cell office:value-type="float" office:value="0.00833052">
            <text:p>0.00833052</text:p>
          </table:table-cell>
          <table:table-cell table:style-name="ce1" office:value-type="string">
            <text:p>-5.63209e-05</text:p>
          </table:table-cell>
          <table:table-cell office:value-type="float" office:value="-0.00217556">
            <text:p>-0.00217556</text:p>
          </table:table-cell>
          <table:table-cell office:value-type="float" office:value="-0.0013328">
            <text:p>-0.0013328</text:p>
          </table:table-cell>
          <table:table-cell office:value-type="float" office:value="-0.0510626">
            <text:p>-0.0510626</text:p>
          </table:table-cell>
          <table:table-cell office:value-type="float" office:value="-0.00564205">
            <text:p>-0.00564205</text:p>
          </table:table-cell>
          <table:table-cell office:value-type="float" office:value="0.0306069">
            <text:p>0.0306069</text:p>
          </table:table-cell>
        </table:table-row>
        <table:table-row table:style-name="ro4">
          <table:table-cell table:number-columns-repeated="15"/>
          <table:table-cell office:value-type="float" office:value="14.3824">
            <text:p>14.3824</text:p>
          </table:table-cell>
          <table:table-cell office:value-type="float" office:value="-0.00558014">
            <text:p>-0.00558014</text:p>
          </table:table-cell>
          <table:table-cell office:value-type="float" office:value="0.132447">
            <text:p>0.132447</text:p>
          </table:table-cell>
          <table:table-cell office:value-type="float" office:value="0.731346">
            <text:p>0.731346</text:p>
          </table:table-cell>
          <table:table-cell office:value-type="float" office:value="0.0954561">
            <text:p>0.0954561</text:p>
          </table:table-cell>
          <table:table-cell office:value-type="float" office:value="-0.040419">
            <text:p>-0.040419</text:p>
          </table:table-cell>
          <table:table-cell office:value-type="float" office:value="0.213079">
            <text:p>0.213079</text:p>
          </table:table-cell>
          <table:table-cell office:value-type="float" office:value="-0.0920544">
            <text:p>-0.0920544</text:p>
          </table:table-cell>
          <table:table-cell office:value-type="float" office:value="-0.232696">
            <text:p>-0.232696</text:p>
          </table:table-cell>
          <table:table-cell office:value-type="float" office:value="0.050018">
            <text:p>0.050018</text:p>
          </table:table-cell>
          <table:table-cell office:value-type="float" office:value="-0.010979">
            <text:p>-0.010979</text:p>
          </table:table-cell>
          <table:table-cell office:value-type="float" office:value="0.0826346">
            <text:p>0.0826346</text:p>
          </table:table-cell>
          <table:table-cell office:value-type="float" office:value="-0.236322">
            <text:p>-0.236322</text:p>
          </table:table-cell>
          <table:table-cell office:value-type="float" office:value="0.100606">
            <text:p>0.100606</text:p>
          </table:table-cell>
          <table:table-cell/>
          <table:table-cell office:value-type="float" office:value="16.2498">
            <text:p>16.2498</text:p>
          </table:table-cell>
          <table:table-cell office:value-type="float" office:value="-0.129546">
            <text:p>-0.129546</text:p>
          </table:table-cell>
          <table:table-cell office:value-type="float" office:value="-0.0333812">
            <text:p>-0.0333812</text:p>
          </table:table-cell>
          <table:table-cell office:value-type="float" office:value="0.814432">
            <text:p>0.814432</text:p>
          </table:table-cell>
          <table:table-cell office:value-type="float" office:value="0.025145">
            <text:p>0.025145</text:p>
          </table:table-cell>
          <table:table-cell office:value-type="float" office:value="-0.0310944">
            <text:p>-0.0310944</text:p>
          </table:table-cell>
          <table:table-cell office:value-type="float" office:value="-0.124104">
            <text:p>-0.124104</text:p>
          </table:table-cell>
          <table:table-cell office:value-type="float" office:value="0.0299046">
            <text:p>0.0299046</text:p>
          </table:table-cell>
          <table:table-cell office:value-type="float" office:value="0.0107908">
            <text:p>0.0107908</text:p>
          </table:table-cell>
          <table:table-cell office:value-type="float" office:value="0.0380777">
            <text:p>0.0380777</text:p>
          </table:table-cell>
          <table:table-cell office:value-type="float" office:value="-0.0140666">
            <text:p>-0.0140666</text:p>
          </table:table-cell>
          <table:table-cell office:value-type="float" office:value="-0.0151031">
            <text:p>-0.0151031</text:p>
          </table:table-cell>
          <table:table-cell office:value-type="float" office:value="0.0281442">
            <text:p>0.0281442</text:p>
          </table:table-cell>
          <table:table-cell office:value-type="float" office:value="0.0183818">
            <text:p>0.0183818</text:p>
          </table:table-cell>
          <table:table-cell table:number-columns-repeated="16"/>
          <table:table-cell office:value-type="float" office:value="15.9924">
            <text:p>15.9924</text:p>
          </table:table-cell>
          <table:table-cell office:value-type="float" office:value="0.00775028">
            <text:p>0.00775028</text:p>
          </table:table-cell>
          <table:table-cell office:value-type="float" office:value="0.0185963">
            <text:p>0.0185963</text:p>
          </table:table-cell>
          <table:table-cell office:value-type="float" office:value="0.824259">
            <text:p>0.824259</text:p>
          </table:table-cell>
          <table:table-cell office:value-type="float" office:value="0.0123221">
            <text:p>0.0123221</text:p>
          </table:table-cell>
          <table:table-cell office:value-type="float" office:value="-0.00160854">
            <text:p>-0.00160854</text:p>
          </table:table-cell>
          <table:table-cell office:value-type="float" office:value="0.00269921">
            <text:p>0.00269921</text:p>
          </table:table-cell>
          <table:table-cell office:value-type="float" office:value="0.00780518">
            <text:p>0.00780518</text:p>
          </table:table-cell>
          <table:table-cell office:value-type="float" office:value="-0.00565885">
            <text:p>-0.00565885</text:p>
          </table:table-cell>
          <table:table-cell office:value-type="float" office:value="-0.0027946">
            <text:p>-0.0027946</text:p>
          </table:table-cell>
          <table:table-cell office:value-type="float" office:value="0.00202535">
            <text:p>0.00202535</text:p>
          </table:table-cell>
          <table:table-cell office:value-type="float" office:value="0.0283395">
            <text:p>0.0283395</text:p>
          </table:table-cell>
          <table:table-cell office:value-type="float" office:value="-0.0184109">
            <text:p>-0.0184109</text:p>
          </table:table-cell>
          <table:table-cell office:value-type="float" office:value="-0.000316346">
            <text:p>-0.000316346</text:p>
          </table:table-cell>
        </table:table-row>
        <table:table-row table:style-name="ro4">
          <table:table-cell table:number-columns-repeated="15"/>
          <table:table-cell office:value-type="float" office:value="14.7519">
            <text:p>14.7519</text:p>
          </table:table-cell>
          <table:table-cell office:value-type="float" office:value="-0.0802797">
            <text:p>-0.0802797</text:p>
          </table:table-cell>
          <table:table-cell office:value-type="float" office:value="0.118663">
            <text:p>0.118663</text:p>
          </table:table-cell>
          <table:table-cell office:value-type="float" office:value="0.741025">
            <text:p>0.741025</text:p>
          </table:table-cell>
          <table:table-cell office:value-type="float" office:value="0.0898656">
            <text:p>0.0898656</text:p>
          </table:table-cell>
          <table:table-cell office:value-type="float" office:value="-0.0911886">
            <text:p>-0.0911886</text:p>
          </table:table-cell>
          <table:table-cell office:value-type="float" office:value="0.205986">
            <text:p>0.205986</text:p>
          </table:table-cell>
          <table:table-cell office:value-type="float" office:value="-0.0860463">
            <text:p>-0.0860463</text:p>
          </table:table-cell>
          <table:table-cell office:value-type="float" office:value="-0.202162">
            <text:p>-0.202162</text:p>
          </table:table-cell>
          <table:table-cell office:value-type="float" office:value="-0.0373039">
            <text:p>-0.0373039</text:p>
          </table:table-cell>
          <table:table-cell office:value-type="float" office:value="0.0261955">
            <text:p>0.0261955</text:p>
          </table:table-cell>
          <table:table-cell office:value-type="float" office:value="0.45525">
            <text:p>0.45525</text:p>
          </table:table-cell>
          <table:table-cell office:value-type="float" office:value="0.0303483">
            <text:p>0.0303483</text:p>
          </table:table-cell>
          <table:table-cell office:value-type="float" office:value="-0.0241068">
            <text:p>-0.0241068</text:p>
          </table:table-cell>
          <table:table-cell/>
          <table:table-cell office:value-type="float" office:value="16.5137">
            <text:p>16.5137</text:p>
          </table:table-cell>
          <table:table-cell office:value-type="float" office:value="-0.12775">
            <text:p>-0.12775</text:p>
          </table:table-cell>
          <table:table-cell office:value-type="float" office:value="-0.0213715">
            <text:p>-0.0213715</text:p>
          </table:table-cell>
          <table:table-cell office:value-type="float" office:value="0.812">
            <text:p>0.812</text:p>
          </table:table-cell>
          <table:table-cell office:value-type="float" office:value="0.023685">
            <text:p>0.023685</text:p>
          </table:table-cell>
          <table:table-cell office:value-type="float" office:value="-0.0282336">
            <text:p>-0.0282336</text:p>
          </table:table-cell>
          <table:table-cell office:value-type="float" office:value="-0.11141">
            <text:p>-0.11141</text:p>
          </table:table-cell>
          <table:table-cell office:value-type="float" office:value="0.0270664">
            <text:p>0.0270664</text:p>
          </table:table-cell>
          <table:table-cell office:value-type="float" office:value="0.00680487">
            <text:p>0.00680487</text:p>
          </table:table-cell>
          <table:table-cell office:value-type="float" office:value="0.0455054">
            <text:p>0.0455054</text:p>
          </table:table-cell>
          <table:table-cell office:value-type="float" office:value="-0.00921537">
            <text:p>-0.00921537</text:p>
          </table:table-cell>
          <table:table-cell office:value-type="float" office:value="0.00747386">
            <text:p>0.00747386</text:p>
          </table:table-cell>
          <table:table-cell office:value-type="float" office:value="0.0272526">
            <text:p>0.0272526</text:p>
          </table:table-cell>
          <table:table-cell office:value-type="float" office:value="-0.00171363">
            <text:p>-0.00171363</text:p>
          </table:table-cell>
          <table:table-cell table:number-columns-repeated="16"/>
          <table:table-cell office:value-type="float" office:value="16.2863">
            <text:p>16.2863</text:p>
          </table:table-cell>
          <table:table-cell office:value-type="float" office:value="0.00853487">
            <text:p>0.00853487</text:p>
          </table:table-cell>
          <table:table-cell office:value-type="float" office:value="0.0161849">
            <text:p>0.0161849</text:p>
          </table:table-cell>
          <table:table-cell office:value-type="float" office:value="0.824827">
            <text:p>0.824827</text:p>
          </table:table-cell>
          <table:table-cell office:value-type="float" office:value="0.0113657">
            <text:p>0.0113657</text:p>
          </table:table-cell>
          <table:table-cell office:value-type="float" office:value="-0.0022733">
            <text:p>-0.0022733</text:p>
          </table:table-cell>
          <table:table-cell office:value-type="float" office:value="0.00173806">
            <text:p>0.00173806</text:p>
          </table:table-cell>
          <table:table-cell office:value-type="float" office:value="0.00689804">
            <text:p>0.00689804</text:p>
          </table:table-cell>
          <table:table-cell office:value-type="float" office:value="0.00266973">
            <text:p>0.00266973</text:p>
          </table:table-cell>
          <table:table-cell office:value-type="float" office:value="-0.00820531">
            <text:p>-0.00820531</text:p>
          </table:table-cell>
          <table:table-cell office:value-type="float" office:value="0.00193238">
            <text:p>0.00193238</text:p>
          </table:table-cell>
          <table:table-cell office:value-type="float" office:value="-0.0410466">
            <text:p>-0.0410466</text:p>
          </table:table-cell>
          <table:table-cell office:value-type="float" office:value="0.0386039">
            <text:p>0.0386039</text:p>
          </table:table-cell>
          <table:table-cell office:value-type="float" office:value="-0.0431956">
            <text:p>-0.0431956</text:p>
          </table:table-cell>
        </table:table-row>
        <table:table-row table:style-name="ro4">
          <table:table-cell table:number-columns-repeated="15"/>
          <table:table-cell office:value-type="float" office:value="15.0198">
            <text:p>15.0198</text:p>
          </table:table-cell>
          <table:table-cell office:value-type="float" office:value="-0.101768">
            <text:p>-0.101768</text:p>
          </table:table-cell>
          <table:table-cell office:value-type="float" office:value="0.110849">
            <text:p>0.110849</text:p>
          </table:table-cell>
          <table:table-cell office:value-type="float" office:value="0.746312">
            <text:p>0.746312</text:p>
          </table:table-cell>
          <table:table-cell office:value-type="float" office:value="0.0860192">
            <text:p>0.0860192</text:p>
          </table:table-cell>
          <table:table-cell office:value-type="float" office:value="-0.191939">
            <text:p>-0.191939</text:p>
          </table:table-cell>
          <table:table-cell office:value-type="float" office:value="0.147297">
            <text:p>0.147297</text:p>
          </table:table-cell>
          <table:table-cell office:value-type="float" office:value="-0.0599767">
            <text:p>-0.0599767</text:p>
          </table:table-cell>
          <table:table-cell office:value-type="float" office:value="-0.0802318">
            <text:p>-0.0802318</text:p>
          </table:table-cell>
          <table:table-cell office:value-type="float" office:value="-0.0291757">
            <text:p>-0.0291757</text:p>
          </table:table-cell>
          <table:table-cell office:value-type="float" office:value="0.0197389">
            <text:p>0.0197389</text:p>
          </table:table-cell>
          <table:table-cell office:value-type="float" office:value="-1.146">
            <text:p>-1.146</text:p>
          </table:table-cell>
          <table:table-cell office:value-type="float" office:value="-0.878191">
            <text:p>-0.878191</text:p>
          </table:table-cell>
          <table:table-cell office:value-type="float" office:value="0.354242">
            <text:p>0.354242</text:p>
          </table:table-cell>
          <table:table-cell/>
          <table:table-cell office:value-type="float" office:value="16.7511">
            <text:p>16.7511</text:p>
          </table:table-cell>
          <table:table-cell office:value-type="float" office:value="-0.125714">
            <text:p>-0.125714</text:p>
          </table:table-cell>
          <table:table-cell office:value-type="float" office:value="-0.0090347">
            <text:p>-0.0090347</text:p>
          </table:table-cell>
          <table:table-cell office:value-type="float" office:value="0.809716">
            <text:p>0.809716</text:p>
          </table:table-cell>
          <table:table-cell office:value-type="float" office:value="0.0224444">
            <text:p>0.0224444</text:p>
          </table:table-cell>
          <table:table-cell office:value-type="float" office:value="-0.0252755">
            <text:p>-0.0252755</text:p>
          </table:table-cell>
          <table:table-cell office:value-type="float" office:value="-0.103541">
            <text:p>-0.103541</text:p>
          </table:table-cell>
          <table:table-cell office:value-type="float" office:value="0.0276176">
            <text:p>0.0276176</text:p>
          </table:table-cell>
          <table:table-cell office:value-type="float" office:value="0.00857889">
            <text:p>0.00857889</text:p>
          </table:table-cell>
          <table:table-cell office:value-type="float" office:value="0.0519742">
            <text:p>0.0519742</text:p>
          </table:table-cell>
          <table:table-cell office:value-type="float" office:value="-0.00962213">
            <text:p>-0.00962213</text:p>
          </table:table-cell>
          <table:table-cell office:value-type="float" office:value="0.0157177">
            <text:p>0.0157177</text:p>
          </table:table-cell>
          <table:table-cell office:value-type="float" office:value="-0.0981216">
            <text:p>-0.0981216</text:p>
          </table:table-cell>
          <table:table-cell office:value-type="float" office:value="0.06944">
            <text:p>0.06944</text:p>
          </table:table-cell>
          <table:table-cell table:number-columns-repeated="16"/>
          <table:table-cell office:value-type="float" office:value="16.3838">
            <text:p>16.3838</text:p>
          </table:table-cell>
          <table:table-cell office:value-type="float" office:value="0.00840497">
            <text:p>0.00840497</text:p>
          </table:table-cell>
          <table:table-cell office:value-type="float" office:value="0.0157518">
            <text:p>0.0157518</text:p>
          </table:table-cell>
          <table:table-cell office:value-type="float" office:value="0.824605">
            <text:p>0.824605</text:p>
          </table:table-cell>
          <table:table-cell office:value-type="float" office:value="0.0110651">
            <text:p>0.0110651</text:p>
          </table:table-cell>
          <table:table-cell office:value-type="float" office:value="-0.0014637">
            <text:p>-0.0014637</text:p>
          </table:table-cell>
          <table:table-cell office:value-type="float" office:value="0.000450692">
            <text:p>0.000450692</text:p>
          </table:table-cell>
          <table:table-cell office:value-type="float" office:value="0.00786276">
            <text:p>0.00786276</text:p>
          </table:table-cell>
          <table:table-cell office:value-type="float" office:value="-0.00133231">
            <text:p>-0.00133231</text:p>
          </table:table-cell>
          <table:table-cell office:value-type="float" office:value="-0.00444143">
            <text:p>-0.00444143</text:p>
          </table:table-cell>
          <table:table-cell office:value-type="float" office:value="-0.00227919">
            <text:p>-0.00227919</text:p>
          </table:table-cell>
          <table:table-cell office:value-type="float" office:value="-0.00354492">
            <text:p>-0.00354492</text:p>
          </table:table-cell>
          <table:table-cell office:value-type="float" office:value="0.00283144">
            <text:p>0.00283144</text:p>
          </table:table-cell>
          <table:table-cell office:value-type="float" office:value="0.00375677">
            <text:p>0.00375677</text:p>
          </table:table-cell>
        </table:table-row>
        <table:table-row table:style-name="ro4">
          <table:table-cell table:number-columns-repeated="8"/>
          <table:table-cell table:style-name="ce1"/>
          <table:table-cell table:number-columns-repeated="6"/>
          <table:table-cell office:value-type="float" office:value="15.1305">
            <text:p>15.1305</text:p>
          </table:table-cell>
          <table:table-cell office:value-type="float" office:value="-0.124699">
            <text:p>-0.124699</text:p>
          </table:table-cell>
          <table:table-cell office:value-type="float" office:value="0.0968538">
            <text:p>0.0968538</text:p>
          </table:table-cell>
          <table:table-cell office:value-type="float" office:value="0.75284">
            <text:p>0.75284</text:p>
          </table:table-cell>
          <table:table-cell office:value-type="float" office:value="0.0844777">
            <text:p>0.0844777</text:p>
          </table:table-cell>
          <table:table-cell office:value-type="float" office:value="-0.11598">
            <text:p>-0.11598</text:p>
          </table:table-cell>
          <table:table-cell office:value-type="float" office:value="0.204497">
            <text:p>0.204497</text:p>
          </table:table-cell>
          <table:table-cell office:value-type="float" office:value="-0.0734737">
            <text:p>-0.0734737</text:p>
          </table:table-cell>
          <table:table-cell office:value-type="float" office:value="-0.207114">
            <text:p>-0.207114</text:p>
          </table:table-cell>
          <table:table-cell office:value-type="float" office:value="-0.126406">
            <text:p>-0.126406</text:p>
          </table:table-cell>
          <table:table-cell office:value-type="float" office:value="0.0589595">
            <text:p>0.0589595</text:p>
          </table:table-cell>
          <table:table-cell office:value-type="float" office:value="0.80799">
            <text:p>0.80799</text:p>
          </table:table-cell>
          <table:table-cell office:value-type="float" office:value="0.541183">
            <text:p>0.541183</text:p>
          </table:table-cell>
          <table:table-cell office:value-type="float" office:value="-0.0632529">
            <text:p>-0.0632529</text:p>
          </table:table-cell>
          <table:table-cell/>
          <table:table-cell office:value-type="float" office:value="16.8857">
            <text:p>16.8857</text:p>
          </table:table-cell>
          <table:table-cell office:value-type="float" office:value="-0.124274">
            <text:p>-0.124274</text:p>
          </table:table-cell>
          <table:table-cell office:value-type="float" office:value="-0.00381653">
            <text:p>-0.00381653</text:p>
          </table:table-cell>
          <table:table-cell office:value-type="float" office:value="0.809679">
            <text:p>0.809679</text:p>
          </table:table-cell>
          <table:table-cell office:value-type="float" office:value="0.02177">
            <text:p>0.02177</text:p>
          </table:table-cell>
          <table:table-cell office:value-type="float" office:value="-0.0185177">
            <text:p>-0.0185177</text:p>
          </table:table-cell>
          <table:table-cell office:value-type="float" office:value="-0.0567794">
            <text:p>-0.0567794</text:p>
          </table:table-cell>
          <table:table-cell office:value-type="float" office:value="0.0189616">
            <text:p>0.0189616</text:p>
          </table:table-cell>
          <table:table-cell office:value-type="float" office:value="0.0106946">
            <text:p>0.0106946</text:p>
          </table:table-cell>
          <table:table-cell office:value-type="float" office:value="0.0387666">
            <text:p>0.0387666</text:p>
          </table:table-cell>
          <table:table-cell office:value-type="float" office:value="-0.000275167">
            <text:p>-0.000275167</text:p>
          </table:table-cell>
          <table:table-cell office:value-type="float" office:value="0.13621">
            <text:p>0.13621</text:p>
          </table:table-cell>
          <table:table-cell office:value-type="float" office:value="0.952641">
            <text:p>0.952641</text:p>
          </table:table-cell>
          <table:table-cell office:value-type="float" office:value="-0.162968">
            <text:p>-0.162968</text:p>
          </table:table-cell>
          <table:table-cell table:number-columns-repeated="16"/>
          <table:table-cell office:value-type="float" office:value="16.6859">
            <text:p>16.6859</text:p>
          </table:table-cell>
          <table:table-cell office:value-type="float" office:value="0.00767912">
            <text:p>0.00767912</text:p>
          </table:table-cell>
          <table:table-cell office:value-type="float" office:value="0.0146686">
            <text:p>0.0146686</text:p>
          </table:table-cell>
          <table:table-cell office:value-type="float" office:value="0.824259">
            <text:p>0.824259</text:p>
          </table:table-cell>
          <table:table-cell office:value-type="float" office:value="0.0101835">
            <text:p>0.0101835</text:p>
          </table:table-cell>
          <table:table-cell office:value-type="float" office:value="0.00256188">
            <text:p>0.00256188</text:p>
          </table:table-cell>
          <table:table-cell office:value-type="float" office:value="0.00158975">
            <text:p>0.00158975</text:p>
          </table:table-cell>
          <table:table-cell office:value-type="float" office:value="-0.0474736">
            <text:p>-0.0474736</text:p>
          </table:table-cell>
          <table:table-cell office:value-type="float" office:value="-0.00240307">
            <text:p>-0.00240307</text:p>
          </table:table-cell>
          <table:table-cell office:value-type="float" office:value="-0.00358619">
            <text:p>-0.00358619</text:p>
          </table:table-cell>
          <table:table-cell office:value-type="float" office:value="-0.00114444">
            <text:p>-0.00114444</text:p>
          </table:table-cell>
          <table:table-cell office:value-type="float" office:value="0.137542">
            <text:p>0.137542</text:p>
          </table:table-cell>
          <table:table-cell office:value-type="float" office:value="0.0662165">
            <text:p>0.0662165</text:p>
          </table:table-cell>
          <table:table-cell office:value-type="float" office:value="-1.63976">
            <text:p>-1.63976</text:p>
          </table:table-cell>
        </table:table-row>
        <table:table-row table:style-name="ro4">
          <table:table-cell table:number-columns-repeated="15"/>
          <table:table-cell office:value-type="float" office:value="15.1824">
            <text:p>15.1824</text:p>
          </table:table-cell>
          <table:table-cell office:value-type="float" office:value="-0.13327">
            <text:p>-0.13327</text:p>
          </table:table-cell>
          <table:table-cell office:value-type="float" office:value="0.091752">
            <text:p>0.091752</text:p>
          </table:table-cell>
          <table:table-cell office:value-type="float" office:value="0.755728">
            <text:p>0.755728</text:p>
          </table:table-cell>
          <table:table-cell office:value-type="float" office:value="0.0837648">
            <text:p>0.0837648</text:p>
          </table:table-cell>
          <table:table-cell office:value-type="float" office:value="-0.149271">
            <text:p>-0.149271</text:p>
          </table:table-cell>
          <table:table-cell office:value-type="float" office:value="0.164743">
            <text:p>0.164743</text:p>
          </table:table-cell>
          <table:table-cell office:value-type="float" office:value="-0.0720588">
            <text:p>-0.0720588</text:p>
          </table:table-cell>
          <table:table-cell office:value-type="float" office:value="-0.16519">
            <text:p>-0.16519</text:p>
          </table:table-cell>
          <table:table-cell office:value-type="float" office:value="-0.0983265">
            <text:p>-0.0983265</text:p>
          </table:table-cell>
          <table:table-cell office:value-type="float" office:value="0.0556775">
            <text:p>0.0556775</text:p>
          </table:table-cell>
          <table:table-cell office:value-type="float" office:value="0.302693">
            <text:p>0.302693</text:p>
          </table:table-cell>
          <table:table-cell office:value-type="float" office:value="-0.116658">
            <text:p>-0.116658</text:p>
          </table:table-cell>
          <table:table-cell office:value-type="float" office:value="-0.0842691">
            <text:p>-0.0842691</text:p>
          </table:table-cell>
          <table:table-cell/>
          <table:table-cell office:value-type="float" office:value="16.95">
            <text:p>16.95</text:p>
          </table:table-cell>
          <table:table-cell office:value-type="float" office:value="-0.123024">
            <text:p>-0.123024</text:p>
          </table:table-cell>
          <table:table-cell office:value-type="float" office:value="0.0026139">
            <text:p>0.0026139</text:p>
          </table:table-cell>
          <table:table-cell office:value-type="float" office:value="0.808988">
            <text:p>0.808988</text:p>
          </table:table-cell>
          <table:table-cell office:value-type="float" office:value="0.021455">
            <text:p>0.021455</text:p>
          </table:table-cell>
          <table:table-cell office:value-type="float" office:value="-0.0229713">
            <text:p>-0.0229713</text:p>
          </table:table-cell>
          <table:table-cell office:value-type="float" office:value="-0.0881085">
            <text:p>-0.0881085</text:p>
          </table:table-cell>
          <table:table-cell office:value-type="float" office:value="0.0259038">
            <text:p>0.0259038</text:p>
          </table:table-cell>
          <table:table-cell office:value-type="float" office:value="0.0194521">
            <text:p>0.0194521</text:p>
          </table:table-cell>
          <table:table-cell office:value-type="float" office:value="0.100016">
            <text:p>0.100016</text:p>
          </table:table-cell>
          <table:table-cell office:value-type="float" office:value="-0.010753">
            <text:p>-0.010753</text:p>
          </table:table-cell>
          <table:table-cell office:value-type="float" office:value="-0.0261168">
            <text:p>-0.0261168</text:p>
          </table:table-cell>
          <table:table-cell office:value-type="float" office:value="-0.111684">
            <text:p>-0.111684</text:p>
          </table:table-cell>
          <table:table-cell office:value-type="float" office:value="0.048071">
            <text:p>0.048071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5.3876">
            <text:p>15.3876</text:p>
          </table:table-cell>
          <table:table-cell office:value-type="float" office:value="-0.154422">
            <text:p>-0.154422</text:p>
          </table:table-cell>
          <table:table-cell office:value-type="float" office:value="0.0666645">
            <text:p>0.0666645</text:p>
          </table:table-cell>
          <table:table-cell office:value-type="float" office:value="0.763605">
            <text:p>0.763605</text:p>
          </table:table-cell>
          <table:table-cell office:value-type="float" office:value="0.081004">
            <text:p>0.081004</text:p>
          </table:table-cell>
          <table:table-cell office:value-type="float" office:value="-0.172575">
            <text:p>-0.172575</text:p>
          </table:table-cell>
          <table:table-cell office:value-type="float" office:value="0.151938">
            <text:p>0.151938</text:p>
          </table:table-cell>
          <table:table-cell office:value-type="float" office:value="-0.0642149">
            <text:p>-0.0642149</text:p>
          </table:table-cell>
          <table:table-cell office:value-type="float" office:value="-0.10308">
            <text:p>-0.10308</text:p>
          </table:table-cell>
          <table:table-cell office:value-type="float" office:value="-0.122264">
            <text:p>-0.122264</text:p>
          </table:table-cell>
          <table:table-cell office:value-type="float" office:value="0.0383862">
            <text:p>0.0383862</text:p>
          </table:table-cell>
          <table:table-cell office:value-type="float" office:value="0.164368">
            <text:p>0.164368</text:p>
          </table:table-cell>
          <table:table-cell office:value-type="float" office:value="0.143818">
            <text:p>0.143818</text:p>
          </table:table-cell>
          <table:table-cell office:value-type="float" office:value="-0.0577409">
            <text:p>-0.0577409</text:p>
          </table:table-cell>
          <table:table-cell/>
          <table:table-cell office:value-type="float" office:value="17.2837">
            <text:p>17.2837</text:p>
          </table:table-cell>
          <table:table-cell office:value-type="float" office:value="-0.119441">
            <text:p>-0.119441</text:p>
          </table:table-cell>
          <table:table-cell office:value-type="float" office:value="0.0235534">
            <text:p>0.0235534</text:p>
          </table:table-cell>
          <table:table-cell office:value-type="float" office:value="0.810753">
            <text:p>0.810753</text:p>
          </table:table-cell>
          <table:table-cell office:value-type="float" office:value="0.019892">
            <text:p>0.019892</text:p>
          </table:table-cell>
          <table:table-cell office:value-type="float" office:value="-0.020353">
            <text:p>-0.020353</text:p>
          </table:table-cell>
          <table:table-cell office:value-type="float" office:value="-0.0726911">
            <text:p>-0.0726911</text:p>
          </table:table-cell>
          <table:table-cell office:value-type="float" office:value="0.026536">
            <text:p>0.026536</text:p>
          </table:table-cell>
          <table:table-cell office:value-type="float" office:value="0.010736">
            <text:p>0.010736</text:p>
          </table:table-cell>
          <table:table-cell office:value-type="float" office:value="0.0627429">
            <text:p>0.0627429</text:p>
          </table:table-cell>
          <table:table-cell office:value-type="float" office:value="0.00528992">
            <text:p>0.00528992</text:p>
          </table:table-cell>
          <table:table-cell office:value-type="float" office:value="-0.0439446">
            <text:p>-0.0439446</text:p>
          </table:table-cell>
          <table:table-cell office:value-type="float" office:value="-0.167018">
            <text:p>-0.167018</text:p>
          </table:table-cell>
          <table:table-cell office:value-type="float" office:value="-0.0145115">
            <text:p>-0.0145115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5.6472">
            <text:p>15.6472</text:p>
          </table:table-cell>
          <table:table-cell office:value-type="float" office:value="-0.170105">
            <text:p>-0.170105</text:p>
          </table:table-cell>
          <table:table-cell office:value-type="float" office:value="0.0446153">
            <text:p>0.0446153</text:p>
          </table:table-cell>
          <table:table-cell office:value-type="float" office:value="0.769679">
            <text:p>0.769679</text:p>
          </table:table-cell>
          <table:table-cell office:value-type="float" office:value="0.0776407">
            <text:p>0.0776407</text:p>
          </table:table-cell>
          <table:table-cell office:value-type="float" office:value="-0.191547">
            <text:p>-0.191547</text:p>
          </table:table-cell>
          <table:table-cell office:value-type="float" office:value="0.107421">
            <text:p>0.107421</text:p>
          </table:table-cell>
          <table:table-cell office:value-type="float" office:value="-0.0553231">
            <text:p>-0.0553231</text:p>
          </table:table-cell>
          <table:table-cell office:value-type="float" office:value="-0.0604042">
            <text:p>-0.0604042</text:p>
          </table:table-cell>
          <table:table-cell office:value-type="float" office:value="-0.0849232">
            <text:p>-0.0849232</text:p>
          </table:table-cell>
          <table:table-cell office:value-type="float" office:value="0.0233945">
            <text:p>0.0233945</text:p>
          </table:table-cell>
          <table:table-cell office:value-type="float" office:value="0.036364">
            <text:p>0.036364</text:p>
          </table:table-cell>
          <table:table-cell office:value-type="float" office:value="-0.308124">
            <text:p>-0.308124</text:p>
          </table:table-cell>
          <table:table-cell office:value-type="float" office:value="0.0156172">
            <text:p>0.0156172</text:p>
          </table:table-cell>
          <table:table-cell/>
          <table:table-cell office:value-type="float" office:value="17.4725">
            <text:p>17.4725</text:p>
          </table:table-cell>
          <table:table-cell office:value-type="float" office:value="-0.11898">
            <text:p>-0.11898</text:p>
          </table:table-cell>
          <table:table-cell office:value-type="float" office:value="0.0294458">
            <text:p>0.0294458</text:p>
          </table:table-cell>
          <table:table-cell office:value-type="float" office:value="0.811235">
            <text:p>0.811235</text:p>
          </table:table-cell>
          <table:table-cell office:value-type="float" office:value="0.0190589">
            <text:p>0.0190589</text:p>
          </table:table-cell>
          <table:table-cell office:value-type="float" office:value="-0.0173613">
            <text:p>-0.0173613</text:p>
          </table:table-cell>
          <table:table-cell office:value-type="float" office:value="-0.0608107">
            <text:p>-0.0608107</text:p>
          </table:table-cell>
          <table:table-cell office:value-type="float" office:value="0.0238977">
            <text:p>0.0238977</text:p>
          </table:table-cell>
          <table:table-cell office:value-type="float" office:value="0.00244164">
            <text:p>0.00244164</text:p>
          </table:table-cell>
          <table:table-cell office:value-type="float" office:value="0.031219">
            <text:p>0.031219</text:p>
          </table:table-cell>
          <table:table-cell office:value-type="float" office:value="0.00255095">
            <text:p>0.00255095</text:p>
          </table:table-cell>
          <table:table-cell office:value-type="float" office:value="0.029517">
            <text:p>0.029517</text:p>
          </table:table-cell>
          <table:table-cell office:value-type="float" office:value="0.0489338">
            <text:p>0.0489338</text:p>
          </table:table-cell>
          <table:table-cell office:value-type="float" office:value="-0.0849272">
            <text:p>-0.0849272</text:p>
          </table:table-cell>
          <table:table-cell table:number-columns-repeated="30"/>
        </table:table-row>
        <table:table-row table:style-name="ro4">
          <table:table-cell table:number-columns-repeated="7"/>
          <table:table-cell table:style-name="ce1"/>
          <table:table-cell table:number-columns-repeated="7"/>
          <table:table-cell office:value-type="float" office:value="15.8152">
            <text:p>15.8152</text:p>
          </table:table-cell>
          <table:table-cell office:value-type="float" office:value="-0.179225">
            <text:p>-0.179225</text:p>
          </table:table-cell>
          <table:table-cell office:value-type="float" office:value="0.0216563">
            <text:p>0.0216563</text:p>
          </table:table-cell>
          <table:table-cell office:value-type="float" office:value="0.774049">
            <text:p>0.774049</text:p>
          </table:table-cell>
          <table:table-cell office:value-type="float" office:value="0.0755395">
            <text:p>0.0755395</text:p>
          </table:table-cell>
          <table:table-cell office:value-type="float" office:value="-0.170425">
            <text:p>-0.170425</text:p>
          </table:table-cell>
          <table:table-cell office:value-type="float" office:value="-0.0742409">
            <text:p>-0.0742409</text:p>
          </table:table-cell>
          <table:table-cell office:value-type="float" office:value="-0.0406021">
            <text:p>-0.0406021</text:p>
          </table:table-cell>
          <table:table-cell office:value-type="float" office:value="-0.0542959">
            <text:p>-0.0542959</text:p>
          </table:table-cell>
          <table:table-cell office:value-type="float" office:value="-0.136681">
            <text:p>-0.136681</text:p>
          </table:table-cell>
          <table:table-cell office:value-type="float" office:value="0.0260178">
            <text:p>0.0260178</text:p>
          </table:table-cell>
          <table:table-cell office:value-type="float" office:value="0.561734">
            <text:p>0.561734</text:p>
          </table:table-cell>
          <table:table-cell office:value-type="float" office:value="-3.03679">
            <text:p>-3.03679</text:p>
          </table:table-cell>
          <table:table-cell office:value-type="float" office:value="0.194765">
            <text:p>0.194765</text:p>
          </table:table-cell>
          <table:table-cell/>
          <table:table-cell office:value-type="float" office:value="17.7842">
            <text:p>17.7842</text:p>
          </table:table-cell>
          <table:table-cell office:value-type="float" office:value="-0.115351">
            <text:p>-0.115351</text:p>
          </table:table-cell>
          <table:table-cell office:value-type="float" office:value="0.0439318">
            <text:p>0.0439318</text:p>
          </table:table-cell>
          <table:table-cell office:value-type="float" office:value="0.803778">
            <text:p>0.803778</text:p>
          </table:table-cell>
          <table:table-cell office:value-type="float" office:value="0.0177589">
            <text:p>0.0177589</text:p>
          </table:table-cell>
          <table:table-cell office:value-type="float" office:value="-0.0154821">
            <text:p>-0.0154821</text:p>
          </table:table-cell>
          <table:table-cell office:value-type="float" office:value="-0.0578975">
            <text:p>-0.0578975</text:p>
          </table:table-cell>
          <table:table-cell office:value-type="float" office:value="0.0190966">
            <text:p>0.0190966</text:p>
          </table:table-cell>
          <table:table-cell office:value-type="float" office:value="0.0116425">
            <text:p>0.0116425</text:p>
          </table:table-cell>
          <table:table-cell office:value-type="float" office:value="0.0464723">
            <text:p>0.0464723</text:p>
          </table:table-cell>
          <table:table-cell office:value-type="float" office:value="-0.023922">
            <text:p>-0.023922</text:p>
          </table:table-cell>
          <table:table-cell office:value-type="float" office:value="-0.0448386">
            <text:p>-0.0448386</text:p>
          </table:table-cell>
          <table:table-cell office:value-type="float" office:value="-0.270665">
            <text:p>-0.270665</text:p>
          </table:table-cell>
          <table:table-cell office:value-type="float" office:value="0.0392088">
            <text:p>0.0392088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5.8822">
            <text:p>15.8822</text:p>
          </table:table-cell>
          <table:table-cell office:value-type="float" office:value="-0.180341">
            <text:p>-0.180341</text:p>
          </table:table-cell>
          <table:table-cell office:value-type="float" office:value="-0.00113131">
            <text:p>-0.00113131</text:p>
          </table:table-cell>
          <table:table-cell office:value-type="float" office:value="0.776667">
            <text:p>0.776667</text:p>
          </table:table-cell>
          <table:table-cell office:value-type="float" office:value="0.0747175">
            <text:p>0.0747175</text:p>
          </table:table-cell>
          <table:table-cell office:value-type="float" office:value="-0.194155">
            <text:p>-0.194155</text:p>
          </table:table-cell>
          <table:table-cell office:value-type="float" office:value="0.119684">
            <text:p>0.119684</text:p>
          </table:table-cell>
          <table:table-cell office:value-type="float" office:value="-0.0503136">
            <text:p>-0.0503136</text:p>
          </table:table-cell>
          <table:table-cell office:value-type="float" office:value="-0.016662">
            <text:p>-0.016662</text:p>
          </table:table-cell>
          <table:table-cell office:value-type="float" office:value="-0.340133">
            <text:p>-0.340133</text:p>
          </table:table-cell>
          <table:table-cell office:value-type="float" office:value="0.0390663">
            <text:p>0.0390663</text:p>
          </table:table-cell>
          <table:table-cell office:value-type="float" office:value="0.100546">
            <text:p>0.100546</text:p>
          </table:table-cell>
          <table:table-cell office:value-type="float" office:value="1.13034">
            <text:p>1.13034</text:p>
          </table:table-cell>
          <table:table-cell office:value-type="float" office:value="-0.0446578">
            <text:p>-0.0446578</text:p>
          </table:table-cell>
          <table:table-cell/>
          <table:table-cell office:value-type="float" office:value="17.8865">
            <text:p>17.8865</text:p>
          </table:table-cell>
          <table:table-cell office:value-type="float" office:value="-0.114629">
            <text:p>-0.114629</text:p>
          </table:table-cell>
          <table:table-cell office:value-type="float" office:value="0.0458533">
            <text:p>0.0458533</text:p>
          </table:table-cell>
          <table:table-cell office:value-type="float" office:value="0.801741">
            <text:p>0.801741</text:p>
          </table:table-cell>
          <table:table-cell office:value-type="float" office:value="0.0173518">
            <text:p>0.0173518</text:p>
          </table:table-cell>
          <table:table-cell office:value-type="float" office:value="-0.0133608">
            <text:p>-0.0133608</text:p>
          </table:table-cell>
          <table:table-cell office:value-type="float" office:value="-0.0447565">
            <text:p>-0.0447565</text:p>
          </table:table-cell>
          <table:table-cell office:value-type="float" office:value="0.0165317">
            <text:p>0.0165317</text:p>
          </table:table-cell>
          <table:table-cell office:value-type="float" office:value="0.00705508">
            <text:p>0.00705508</text:p>
          </table:table-cell>
          <table:table-cell office:value-type="float" office:value="0.0187808">
            <text:p>0.0187808</text:p>
          </table:table-cell>
          <table:table-cell office:value-type="float" office:value="-0.0199106">
            <text:p>-0.0199106</text:p>
          </table:table-cell>
          <table:table-cell office:value-type="float" office:value="-0.00375869">
            <text:p>-0.00375869</text:p>
          </table:table-cell>
          <table:table-cell office:value-type="float" office:value="0.0659996">
            <text:p>0.0659996</text:p>
          </table:table-cell>
          <table:table-cell office:value-type="float" office:value="0.0175493">
            <text:p>0.0175493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6.1159">
            <text:p>16.1159</text:p>
          </table:table-cell>
          <table:table-cell office:value-type="float" office:value="-0.178743">
            <text:p>-0.178743</text:p>
          </table:table-cell>
          <table:table-cell office:value-type="float" office:value="-0.0188799">
            <text:p>-0.0188799</text:p>
          </table:table-cell>
          <table:table-cell office:value-type="float" office:value="0.783358">
            <text:p>0.783358</text:p>
          </table:table-cell>
          <table:table-cell office:value-type="float" office:value="0.0719188">
            <text:p>0.0719188</text:p>
          </table:table-cell>
          <table:table-cell office:value-type="float" office:value="-0.176043">
            <text:p>-0.176043</text:p>
          </table:table-cell>
          <table:table-cell office:value-type="float" office:value="0.0290212">
            <text:p>0.0290212</text:p>
          </table:table-cell>
          <table:table-cell office:value-type="float" office:value="-0.0500641">
            <text:p>-0.0500641</text:p>
          </table:table-cell>
          <table:table-cell office:value-type="float" office:value="0.0068388">
            <text:p>0.0068388</text:p>
          </table:table-cell>
          <table:table-cell office:value-type="float" office:value="-0.0759355">
            <text:p>-0.0759355</text:p>
          </table:table-cell>
          <table:table-cell office:value-type="float" office:value="0.0286283">
            <text:p>0.0286283</text:p>
          </table:table-cell>
          <table:table-cell office:value-type="float" office:value="0.354439">
            <text:p>0.354439</text:p>
          </table:table-cell>
          <table:table-cell office:value-type="float" office:value="-0.576963">
            <text:p>-0.576963</text:p>
          </table:table-cell>
          <table:table-cell office:value-type="float" office:value="-0.142661">
            <text:p>-0.142661</text:p>
          </table:table-cell>
          <table:table-cell/>
          <table:table-cell office:value-type="float" office:value="18.082">
            <text:p>18.082</text:p>
          </table:table-cell>
          <table:table-cell office:value-type="float" office:value="-0.113393">
            <text:p>-0.113393</text:p>
          </table:table-cell>
          <table:table-cell office:value-type="float" office:value="0.052049">
            <text:p>0.052049</text:p>
          </table:table-cell>
          <table:table-cell office:value-type="float" office:value="0.798519">
            <text:p>0.798519</text:p>
          </table:table-cell>
          <table:table-cell office:value-type="float" office:value="0.0165996">
            <text:p>0.0165996</text:p>
          </table:table-cell>
          <table:table-cell office:value-type="float" office:value="-0.0112784">
            <text:p>-0.0112784</text:p>
          </table:table-cell>
          <table:table-cell office:value-type="float" office:value="-0.0394897">
            <text:p>-0.0394897</text:p>
          </table:table-cell>
          <table:table-cell office:value-type="float" office:value="0.0131385">
            <text:p>0.0131385</text:p>
          </table:table-cell>
          <table:table-cell office:value-type="float" office:value="0.00632013">
            <text:p>0.00632013</text:p>
          </table:table-cell>
          <table:table-cell office:value-type="float" office:value="0.031686">
            <text:p>0.031686</text:p>
          </table:table-cell>
          <table:table-cell office:value-type="float" office:value="-0.0164791">
            <text:p>-0.0164791</text:p>
          </table:table-cell>
          <table:table-cell office:value-type="float" office:value="0.0123041">
            <text:p>0.0123041</text:p>
          </table:table-cell>
          <table:table-cell office:value-type="float" office:value="0.01402">
            <text:p>0.01402</text:p>
          </table:table-cell>
          <table:table-cell office:value-type="float" office:value="0.00608546">
            <text:p>0.00608546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6.3204">
            <text:p>16.3204</text:p>
          </table:table-cell>
          <table:table-cell office:value-type="float" office:value="-0.162524">
            <text:p>-0.162524</text:p>
          </table:table-cell>
          <table:table-cell office:value-type="float" office:value="-0.0585318">
            <text:p>-0.0585318</text:p>
          </table:table-cell>
          <table:table-cell office:value-type="float" office:value="0.783247">
            <text:p>0.783247</text:p>
          </table:table-cell>
          <table:table-cell office:value-type="float" office:value="0.0695566">
            <text:p>0.0695566</text:p>
          </table:table-cell>
          <table:table-cell office:value-type="float" office:value="-0.180596">
            <text:p>-0.180596</text:p>
          </table:table-cell>
          <table:table-cell office:value-type="float" office:value="0.041138">
            <text:p>0.041138</text:p>
          </table:table-cell>
          <table:table-cell office:value-type="float" office:value="-0.0430962">
            <text:p>-0.0430962</text:p>
          </table:table-cell>
          <table:table-cell office:value-type="float" office:value="0.0793151">
            <text:p>0.0793151</text:p>
          </table:table-cell>
          <table:table-cell office:value-type="float" office:value="-0.193914">
            <text:p>-0.193914</text:p>
          </table:table-cell>
          <table:table-cell office:value-type="float" office:value="-0.000543375">
            <text:p>-0.000543375</text:p>
          </table:table-cell>
          <table:table-cell office:value-type="float" office:value="-0.130253">
            <text:p>-0.130253</text:p>
          </table:table-cell>
          <table:table-cell office:value-type="float" office:value="0.532215">
            <text:p>0.532215</text:p>
          </table:table-cell>
          <table:table-cell office:value-type="float" office:value="0.0288701">
            <text:p>0.0288701</text:p>
          </table:table-cell>
          <table:table-cell/>
          <table:table-cell office:value-type="float" office:value="18.2871">
            <text:p>18.2871</text:p>
          </table:table-cell>
          <table:table-cell office:value-type="float" office:value="-0.11158">
            <text:p>-0.11158</text:p>
          </table:table-cell>
          <table:table-cell office:value-type="float" office:value="0.0591364">
            <text:p>0.0591364</text:p>
          </table:table-cell>
          <table:table-cell office:value-type="float" office:value="0.795395">
            <text:p>0.795395</text:p>
          </table:table-cell>
          <table:table-cell office:value-type="float" office:value="0.0158457">
            <text:p>0.0158457</text:p>
          </table:table-cell>
          <table:table-cell office:value-type="float" office:value="-0.0133205">
            <text:p>-0.0133205</text:p>
          </table:table-cell>
          <table:table-cell office:value-type="float" office:value="-0.0350398">
            <text:p>-0.0350398</text:p>
          </table:table-cell>
          <table:table-cell office:value-type="float" office:value="0.0117078">
            <text:p>0.0117078</text:p>
          </table:table-cell>
          <table:table-cell office:value-type="float" office:value="0.00884334">
            <text:p>0.00884334</text:p>
          </table:table-cell>
          <table:table-cell office:value-type="float" office:value="0.0345611">
            <text:p>0.0345611</text:p>
          </table:table-cell>
          <table:table-cell office:value-type="float" office:value="-0.0152311">
            <text:p>-0.0152311</text:p>
          </table:table-cell>
          <table:table-cell office:value-type="float" office:value="-0.0945346">
            <text:p>-0.0945346</text:p>
          </table:table-cell>
          <table:table-cell office:value-type="float" office:value="-0.0579292">
            <text:p>-0.0579292</text:p>
          </table:table-cell>
          <table:table-cell office:value-type="float" office:value="0.0452943">
            <text:p>0.0452943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6.5518">
            <text:p>16.5518</text:p>
          </table:table-cell>
          <table:table-cell office:value-type="float" office:value="-0.151146">
            <text:p>-0.151146</text:p>
          </table:table-cell>
          <table:table-cell office:value-type="float" office:value="-0.0749071">
            <text:p>-0.0749071</text:p>
          </table:table-cell>
          <table:table-cell office:value-type="float" office:value="0.784667">
            <text:p>0.784667</text:p>
          </table:table-cell>
          <table:table-cell office:value-type="float" office:value="0.0669771">
            <text:p>0.0669771</text:p>
          </table:table-cell>
          <table:table-cell office:value-type="float" office:value="-0.148258">
            <text:p>-0.148258</text:p>
          </table:table-cell>
          <table:table-cell office:value-type="float" office:value="-0.0195603">
            <text:p>-0.0195603</text:p>
          </table:table-cell>
          <table:table-cell office:value-type="float" office:value="-0.039025">
            <text:p>-0.039025</text:p>
          </table:table-cell>
          <table:table-cell office:value-type="float" office:value="0.0491786">
            <text:p>0.0491786</text:p>
          </table:table-cell>
          <table:table-cell office:value-type="float" office:value="-0.0707754">
            <text:p>-0.0707754</text:p>
          </table:table-cell>
          <table:table-cell office:value-type="float" office:value="0.00613629">
            <text:p>0.00613629</text:p>
          </table:table-cell>
          <table:table-cell office:value-type="float" office:value="0.287695">
            <text:p>0.287695</text:p>
          </table:table-cell>
          <table:table-cell office:value-type="float" office:value="-0.44471">
            <text:p>-0.44471</text:p>
          </table:table-cell>
          <table:table-cell office:value-type="float" office:value="0.0649973">
            <text:p>0.0649973</text:p>
          </table:table-cell>
          <table:table-cell/>
          <table:table-cell office:value-type="float" office:value="18.3898">
            <text:p>18.3898</text:p>
          </table:table-cell>
          <table:table-cell office:value-type="float" office:value="-0.111668">
            <text:p>-0.111668</text:p>
          </table:table-cell>
          <table:table-cell office:value-type="float" office:value="0.0620745">
            <text:p>0.0620745</text:p>
          </table:table-cell>
          <table:table-cell office:value-type="float" office:value="0.794309">
            <text:p>0.794309</text:p>
          </table:table-cell>
          <table:table-cell office:value-type="float" office:value="0.0154811">
            <text:p>0.0154811</text:p>
          </table:table-cell>
          <table:table-cell office:value-type="float" office:value="-0.00445552">
            <text:p>-0.00445552</text:p>
          </table:table-cell>
          <table:table-cell office:value-type="float" office:value="-0.0257209">
            <text:p>-0.0257209</text:p>
          </table:table-cell>
          <table:table-cell office:value-type="float" office:value="0.00677757">
            <text:p>0.00677757</text:p>
          </table:table-cell>
          <table:table-cell office:value-type="float" office:value="-0.000864036">
            <text:p>-0.000864036</text:p>
          </table:table-cell>
          <table:table-cell office:value-type="float" office:value="0.0286125">
            <text:p>0.0286125</text:p>
          </table:table-cell>
          <table:table-cell office:value-type="float" office:value="-0.01058">
            <text:p>-0.01058</text:p>
          </table:table-cell>
          <table:table-cell office:value-type="float" office:value="0.144076">
            <text:p>0.144076</text:p>
          </table:table-cell>
          <table:table-cell office:value-type="float" office:value="0.111841">
            <text:p>0.111841</text:p>
          </table:table-cell>
          <table:table-cell office:value-type="float" office:value="-0.0593913">
            <text:p>-0.0593913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6.6566">
            <text:p>16.6566</text:p>
          </table:table-cell>
          <table:table-cell office:value-type="float" office:value="-0.142826">
            <text:p>-0.142826</text:p>
          </table:table-cell>
          <table:table-cell office:value-type="float" office:value="-0.0872175">
            <text:p>-0.0872175</text:p>
          </table:table-cell>
          <table:table-cell office:value-type="float" office:value="0.786025">
            <text:p>0.786025</text:p>
          </table:table-cell>
          <table:table-cell office:value-type="float" office:value="0.0658398">
            <text:p>0.0658398</text:p>
          </table:table-cell>
          <table:table-cell office:value-type="float" office:value="-0.146076">
            <text:p>-0.146076</text:p>
          </table:table-cell>
          <table:table-cell office:value-type="float" office:value="-0.0125579">
            <text:p>-0.0125579</text:p>
          </table:table-cell>
          <table:table-cell office:value-type="float" office:value="-0.0395203">
            <text:p>-0.0395203</text:p>
          </table:table-cell>
          <table:table-cell office:value-type="float" office:value="0.0793446">
            <text:p>0.0793446</text:p>
          </table:table-cell>
          <table:table-cell office:value-type="float" office:value="-0.117405">
            <text:p>-0.117405</text:p>
          </table:table-cell>
          <table:table-cell office:value-type="float" office:value="0.0129515">
            <text:p>0.0129515</text:p>
          </table:table-cell>
          <table:table-cell office:value-type="float" office:value="0.130333">
            <text:p>0.130333</text:p>
          </table:table-cell>
          <table:table-cell office:value-type="float" office:value="-0.0263372">
            <text:p>-0.0263372</text:p>
          </table:table-cell>
          <table:table-cell office:value-type="float" office:value="0.02119">
            <text:p>0.02119</text:p>
          </table:table-cell>
          <table:table-cell/>
          <table:table-cell office:value-type="float" office:value="18.5185">
            <text:p>18.5185</text:p>
          </table:table-cell>
          <table:table-cell office:value-type="float" office:value="-0.109393">
            <text:p>-0.109393</text:p>
          </table:table-cell>
          <table:table-cell office:value-type="float" office:value="0.0676101">
            <text:p>0.0676101</text:p>
          </table:table-cell>
          <table:table-cell office:value-type="float" office:value="0.791963">
            <text:p>0.791963</text:p>
          </table:table-cell>
          <table:table-cell office:value-type="float" office:value="0.015036">
            <text:p>0.015036</text:p>
          </table:table-cell>
          <table:table-cell office:value-type="float" office:value="0.00598726">
            <text:p>0.00598726</text:p>
          </table:table-cell>
          <table:table-cell office:value-type="float" office:value="-0.0159194">
            <text:p>-0.0159194</text:p>
          </table:table-cell>
          <table:table-cell office:value-type="float" office:value="-0.00558751">
            <text:p>-0.00558751</text:p>
          </table:table-cell>
          <table:table-cell office:value-type="float" office:value="0.0176801">
            <text:p>0.0176801</text:p>
          </table:table-cell>
          <table:table-cell office:value-type="float" office:value="0.0430077">
            <text:p>0.0430077</text:p>
          </table:table-cell>
          <table:table-cell office:value-type="float" office:value="-0.0182244">
            <text:p>-0.0182244</text:p>
          </table:table-cell>
          <table:table-cell office:value-type="float" office:value="0.300462">
            <text:p>0.300462</text:p>
          </table:table-cell>
          <table:table-cell office:value-type="float" office:value="0.184715">
            <text:p>0.184715</text:p>
          </table:table-cell>
          <table:table-cell office:value-type="float" office:value="-0.288955">
            <text:p>-0.288955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6.8833">
            <text:p>16.8833</text:p>
          </table:table-cell>
          <table:table-cell office:value-type="float" office:value="-0.118143">
            <text:p>-0.118143</text:p>
          </table:table-cell>
          <table:table-cell office:value-type="float" office:value="-0.115184">
            <text:p>-0.115184</text:p>
          </table:table-cell>
          <table:table-cell office:value-type="float" office:value="0.790049">
            <text:p>0.790049</text:p>
          </table:table-cell>
          <table:table-cell office:value-type="float" office:value="0.0634467">
            <text:p>0.0634467</text:p>
          </table:table-cell>
          <table:table-cell office:value-type="float" office:value="-0.0981781">
            <text:p>-0.0981781</text:p>
          </table:table-cell>
          <table:table-cell office:value-type="float" office:value="-0.0394857">
            <text:p>-0.0394857</text:p>
          </table:table-cell>
          <table:table-cell office:value-type="float" office:value="-0.0263073">
            <text:p>-0.0263073</text:p>
          </table:table-cell>
          <table:table-cell office:value-type="float" office:value="0.108889">
            <text:p>0.108889</text:p>
          </table:table-cell>
          <table:table-cell office:value-type="float" office:value="-0.123375">
            <text:p>-0.123375</text:p>
          </table:table-cell>
          <table:table-cell office:value-type="float" office:value="0.0177549">
            <text:p>0.0177549</text:p>
          </table:table-cell>
          <table:table-cell office:value-type="float" office:value="0.493735">
            <text:p>0.493735</text:p>
          </table:table-cell>
          <table:table-cell office:value-type="float" office:value="0.00562394">
            <text:p>0.00562394</text:p>
          </table:table-cell>
          <table:table-cell office:value-type="float" office:value="0.176234">
            <text:p>0.176234</text:p>
          </table:table-cell>
          <table:table-cell/>
          <table:table-cell office:value-type="float" office:value="18.5857">
            <text:p>18.5857</text:p>
          </table:table-cell>
          <table:table-cell office:value-type="float" office:value="-0.106846">
            <text:p>-0.106846</text:p>
          </table:table-cell>
          <table:table-cell office:value-type="float" office:value="0.0713359">
            <text:p>0.0713359</text:p>
          </table:table-cell>
          <table:table-cell office:value-type="float" office:value="0.789432">
            <text:p>0.789432</text:p>
          </table:table-cell>
          <table:table-cell office:value-type="float" office:value="0.0148087">
            <text:p>0.0148087</text:p>
          </table:table-cell>
          <table:table-cell office:value-type="float" office:value="-0.00822821">
            <text:p>-0.00822821</text:p>
          </table:table-cell>
          <table:table-cell office:value-type="float" office:value="-0.0225291">
            <text:p>-0.0225291</text:p>
          </table:table-cell>
          <table:table-cell office:value-type="float" office:value="0.00712517">
            <text:p>0.00712517</text:p>
          </table:table-cell>
          <table:table-cell office:value-type="float" office:value="0.0378781">
            <text:p>0.0378781</text:p>
          </table:table-cell>
          <table:table-cell office:value-type="float" office:value="0.0554248">
            <text:p>0.0554248</text:p>
          </table:table-cell>
          <table:table-cell office:value-type="float" office:value="-0.0376488">
            <text:p>-0.0376488</text:p>
          </table:table-cell>
          <table:table-cell office:value-type="float" office:value="-0.158412">
            <text:p>-0.158412</text:p>
          </table:table-cell>
          <table:table-cell office:value-type="float" office:value="-0.0971775">
            <text:p>-0.0971775</text:p>
          </table:table-cell>
          <table:table-cell office:value-type="float" office:value="0.129014">
            <text:p>0.129014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7.0148">
            <text:p>17.0148</text:p>
          </table:table-cell>
          <table:table-cell office:value-type="float" office:value="-0.0952852">
            <text:p>-0.0952852</text:p>
          </table:table-cell>
          <table:table-cell office:value-type="float" office:value="-0.131312">
            <text:p>-0.131312</text:p>
          </table:table-cell>
          <table:table-cell office:value-type="float" office:value="0.795432">
            <text:p>0.795432</text:p>
          </table:table-cell>
          <table:table-cell office:value-type="float" office:value="0.0620985">
            <text:p>0.0620985</text:p>
          </table:table-cell>
          <table:table-cell office:value-type="float" office:value="-0.0874185">
            <text:p>-0.0874185</text:p>
          </table:table-cell>
          <table:table-cell office:value-type="float" office:value="-0.051947">
            <text:p>-0.051947</text:p>
          </table:table-cell>
          <table:table-cell office:value-type="float" office:value="-0.0272074">
            <text:p>-0.0272074</text:p>
          </table:table-cell>
          <table:table-cell office:value-type="float" office:value="0.173818">
            <text:p>0.173818</text:p>
          </table:table-cell>
          <table:table-cell office:value-type="float" office:value="-0.122636">
            <text:p>-0.122636</text:p>
          </table:table-cell>
          <table:table-cell office:value-type="float" office:value="0.0409309">
            <text:p>0.0409309</text:p>
          </table:table-cell>
          <table:table-cell office:value-type="float" office:value="0.175397">
            <text:p>0.175397</text:p>
          </table:table-cell>
          <table:table-cell office:value-type="float" office:value="0.0717554">
            <text:p>0.0717554</text:p>
          </table:table-cell>
          <table:table-cell office:value-type="float" office:value="0.0279025">
            <text:p>0.0279025</text:p>
          </table:table-cell>
          <table:table-cell/>
          <table:table-cell office:value-type="float" office:value="18.8183">
            <text:p>18.8183</text:p>
          </table:table-cell>
          <table:table-cell office:value-type="float" office:value="-0.106605">
            <text:p>-0.106605</text:p>
          </table:table-cell>
          <table:table-cell office:value-type="float" office:value="0.0789698">
            <text:p>0.0789698</text:p>
          </table:table-cell>
          <table:table-cell office:value-type="float" office:value="0.787654">
            <text:p>0.787654</text:p>
          </table:table-cell>
          <table:table-cell office:value-type="float" office:value="0.0140483">
            <text:p>0.0140483</text:p>
          </table:table-cell>
          <table:table-cell office:value-type="float" office:value="0.00158256">
            <text:p>0.00158256</text:p>
          </table:table-cell>
          <table:table-cell office:value-type="float" office:value="0.00138952">
            <text:p>0.00138952</text:p>
          </table:table-cell>
          <table:table-cell office:value-type="float" office:value="0.00129122">
            <text:p>0.00129122</text:p>
          </table:table-cell>
          <table:table-cell office:value-type="float" office:value="0.0010364">
            <text:p>0.0010364</text:p>
          </table:table-cell>
          <table:table-cell office:value-type="float" office:value="0.0328243">
            <text:p>0.0328243</text:p>
          </table:table-cell>
          <table:table-cell office:value-type="float" office:value="-0.0076441">
            <text:p>-0.0076441</text:p>
          </table:table-cell>
          <table:table-cell office:value-type="float" office:value="0.151721">
            <text:p>0.151721</text:p>
          </table:table-cell>
          <table:table-cell office:value-type="float" office:value="0.352593">
            <text:p>0.352593</text:p>
          </table:table-cell>
          <table:table-cell office:value-type="float" office:value="-0.0365453">
            <text:p>-0.0365453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7.2189">
            <text:p>17.2189</text:p>
          </table:table-cell>
          <table:table-cell office:value-type="float" office:value="-0.0524921">
            <text:p>-0.0524921</text:p>
          </table:table-cell>
          <table:table-cell office:value-type="float" office:value="-0.153356">
            <text:p>-0.153356</text:p>
          </table:table-cell>
          <table:table-cell office:value-type="float" office:value="0.804951">
            <text:p>0.804951</text:p>
          </table:table-cell>
          <table:table-cell office:value-type="float" office:value="0.0600621">
            <text:p>0.0600621</text:p>
          </table:table-cell>
          <table:table-cell office:value-type="float" office:value="-0.0618374">
            <text:p>-0.0618374</text:p>
          </table:table-cell>
          <table:table-cell office:value-type="float" office:value="-0.064791">
            <text:p>-0.064791</text:p>
          </table:table-cell>
          <table:table-cell office:value-type="float" office:value="-0.0222878">
            <text:p>-0.0222878</text:p>
          </table:table-cell>
          <table:table-cell office:value-type="float" office:value="0.209624">
            <text:p>0.209624</text:p>
          </table:table-cell>
          <table:table-cell office:value-type="float" office:value="-0.107987">
            <text:p>-0.107987</text:p>
          </table:table-cell>
          <table:table-cell office:value-type="float" office:value="0.046627">
            <text:p>0.046627</text:p>
          </table:table-cell>
          <table:table-cell office:value-type="float" office:value="-0.187828">
            <text:p>-0.187828</text:p>
          </table:table-cell>
          <table:table-cell office:value-type="float" office:value="0.215142">
            <text:p>0.215142</text:p>
          </table:table-cell>
          <table:table-cell office:value-type="float" office:value="-0.062921">
            <text:p>-0.062921</text:p>
          </table:table-cell>
          <table:table-cell/>
          <table:table-cell office:value-type="float" office:value="18.8855">
            <text:p>18.8855</text:p>
          </table:table-cell>
          <table:table-cell office:value-type="float" office:value="-0.10585">
            <text:p>-0.10585</text:p>
          </table:table-cell>
          <table:table-cell office:value-type="float" office:value="0.0827697">
            <text:p>0.0827697</text:p>
          </table:table-cell>
          <table:table-cell office:value-type="float" office:value="0.786975">
            <text:p>0.786975</text:p>
          </table:table-cell>
          <table:table-cell office:value-type="float" office:value="0.0138359">
            <text:p>0.0138359</text:p>
          </table:table-cell>
          <table:table-cell office:value-type="float" office:value="-0.0036563">
            <text:p>-0.0036563</text:p>
          </table:table-cell>
          <table:table-cell office:value-type="float" office:value="-0.0101022">
            <text:p>-0.0101022</text:p>
          </table:table-cell>
          <table:table-cell office:value-type="float" office:value="0.00261798">
            <text:p>0.00261798</text:p>
          </table:table-cell>
          <table:table-cell office:value-type="float" office:value="0.0112355">
            <text:p>0.0112355</text:p>
          </table:table-cell>
          <table:table-cell office:value-type="float" office:value="0.0565267">
            <text:p>0.0565267</text:p>
          </table:table-cell>
          <table:table-cell office:value-type="float" office:value="-0.0101008">
            <text:p>-0.0101008</text:p>
          </table:table-cell>
          <table:table-cell office:value-type="float" office:value="-0.0200408">
            <text:p>-0.0200408</text:p>
          </table:table-cell>
          <table:table-cell office:value-type="float" office:value="-0.0760859">
            <text:p>-0.0760859</text:p>
          </table:table-cell>
          <table:table-cell office:value-type="float" office:value="0.0183053">
            <text:p>0.0183053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7.3169">
            <text:p>17.3169</text:p>
          </table:table-cell>
          <table:table-cell office:value-type="float" office:value="-0.0337639">
            <text:p>-0.0337639</text:p>
          </table:table-cell>
          <table:table-cell office:value-type="float" office:value="-0.161869">
            <text:p>-0.161869</text:p>
          </table:table-cell>
          <table:table-cell office:value-type="float" office:value="0.808914">
            <text:p>0.808914</text:p>
          </table:table-cell>
          <table:table-cell office:value-type="float" office:value="0.059109">
            <text:p>0.059109</text:p>
          </table:table-cell>
          <table:table-cell office:value-type="float" office:value="-0.048288">
            <text:p>-0.048288</text:p>
          </table:table-cell>
          <table:table-cell office:value-type="float" office:value="-0.0706284">
            <text:p>-0.0706284</text:p>
          </table:table-cell>
          <table:table-cell office:value-type="float" office:value="-0.0222597">
            <text:p>-0.0222597</text:p>
          </table:table-cell>
          <table:table-cell office:value-type="float" office:value="0.191229">
            <text:p>0.191229</text:p>
          </table:table-cell>
          <table:table-cell office:value-type="float" office:value="-0.0869171">
            <text:p>-0.0869171</text:p>
          </table:table-cell>
          <table:table-cell office:value-type="float" office:value="0.0404648">
            <text:p>0.0404648</text:p>
          </table:table-cell>
          <table:table-cell office:value-type="float" office:value="-0.251053">
            <text:p>-0.251053</text:p>
          </table:table-cell>
          <table:table-cell office:value-type="float" office:value="0.230778">
            <text:p>0.230778</text:p>
          </table:table-cell>
          <table:table-cell office:value-type="float" office:value="-0.123036">
            <text:p>-0.123036</text:p>
          </table:table-cell>
          <table:table-cell/>
          <table:table-cell office:value-type="float" office:value="19.5183">
            <text:p>19.5183</text:p>
          </table:table-cell>
          <table:table-cell office:value-type="float" office:value="-0.106765">
            <text:p>-0.106765</text:p>
          </table:table-cell>
          <table:table-cell office:value-type="float" office:value="0.0880724">
            <text:p>0.0880724</text:p>
          </table:table-cell>
          <table:table-cell office:value-type="float" office:value="0.787914">
            <text:p>0.787914</text:p>
          </table:table-cell>
          <table:table-cell office:value-type="float" office:value="0.0119872">
            <text:p>0.0119872</text:p>
          </table:table-cell>
          <table:table-cell office:value-type="float" office:value="-0.00393091">
            <text:p>-0.00393091</text:p>
          </table:table-cell>
          <table:table-cell office:value-type="float" office:value="-0.00633982">
            <text:p>-0.00633982</text:p>
          </table:table-cell>
          <table:table-cell office:value-type="float" office:value="0.00273417">
            <text:p>0.00273417</text:p>
          </table:table-cell>
          <table:table-cell office:value-type="float" office:value="-0.00144621">
            <text:p>-0.00144621</text:p>
          </table:table-cell>
          <table:table-cell office:value-type="float" office:value="0.00837982">
            <text:p>0.00837982</text:p>
          </table:table-cell>
          <table:table-cell office:value-type="float" office:value="0.00148274">
            <text:p>0.00148274</text:p>
          </table:table-cell>
          <table:table-cell office:value-type="float" office:value="0.00793479">
            <text:p>0.00793479</text:p>
          </table:table-cell>
          <table:table-cell office:value-type="float" office:value="-0.00977099">
            <text:p>-0.00977099</text:p>
          </table:table-cell>
          <table:table-cell office:value-type="float" office:value="-0.0266912">
            <text:p>-0.0266912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7.4539">
            <text:p>17.4539</text:p>
          </table:table-cell>
          <table:table-cell office:value-type="float" office:value="-0.0122749">
            <text:p>-0.0122749</text:p>
          </table:table-cell>
          <table:table-cell office:value-type="float" office:value="-0.169445">
            <text:p>-0.169445</text:p>
          </table:table-cell>
          <table:table-cell office:value-type="float" office:value="0.812148">
            <text:p>0.812148</text:p>
          </table:table-cell>
          <table:table-cell office:value-type="float" office:value="0.0578008">
            <text:p>0.0578008</text:p>
          </table:table-cell>
          <table:table-cell office:value-type="float" office:value="-0.0258602">
            <text:p>-0.0258602</text:p>
          </table:table-cell>
          <table:table-cell office:value-type="float" office:value="-0.0737622">
            <text:p>-0.0737622</text:p>
          </table:table-cell>
          <table:table-cell office:value-type="float" office:value="-0.0215978">
            <text:p>-0.0215978</text:p>
          </table:table-cell>
          <table:table-cell office:value-type="float" office:value="0.156829">
            <text:p>0.156829</text:p>
          </table:table-cell>
          <table:table-cell office:value-type="float" office:value="-0.0552955">
            <text:p>-0.0552955</text:p>
          </table:table-cell>
          <table:table-cell office:value-type="float" office:value="0.0236062">
            <text:p>0.0236062</text:p>
          </table:table-cell>
          <table:table-cell office:value-type="float" office:value="-0.180619">
            <text:p>-0.180619</text:p>
          </table:table-cell>
          <table:table-cell office:value-type="float" office:value="0.261633">
            <text:p>0.261633</text:p>
          </table:table-cell>
          <table:table-cell office:value-type="float" office:value="-0.14207">
            <text:p>-0.14207</text:p>
          </table:table-cell>
          <table:table-cell/>
          <table:table-cell office:value-type="float" office:value="19.8859">
            <text:p>19.8859</text:p>
          </table:table-cell>
          <table:table-cell office:value-type="float" office:value="-0.106225">
            <text:p>-0.106225</text:p>
          </table:table-cell>
          <table:table-cell office:value-type="float" office:value="0.0898325">
            <text:p>0.0898325</text:p>
          </table:table-cell>
          <table:table-cell office:value-type="float" office:value="0.784852">
            <text:p>0.784852</text:p>
          </table:table-cell>
          <table:table-cell office:value-type="float" office:value="0.0110289">
            <text:p>0.0110289</text:p>
          </table:table-cell>
          <table:table-cell office:value-type="float" office:value="-0.0045247">
            <text:p>-0.0045247</text:p>
          </table:table-cell>
          <table:table-cell office:value-type="float" office:value="0.00307616">
            <text:p>0.00307616</text:p>
          </table:table-cell>
          <table:table-cell office:value-type="float" office:value="0.00126896">
            <text:p>0.00126896</text:p>
          </table:table-cell>
          <table:table-cell office:value-type="float" office:value="0.00147062">
            <text:p>0.00147062</text:p>
          </table:table-cell>
          <table:table-cell office:value-type="float" office:value="0.004788">
            <text:p>0.004788</text:p>
          </table:table-cell>
          <table:table-cell office:value-type="float" office:value="-0.00832894">
            <text:p>-0.00832894</text:p>
          </table:table-cell>
          <table:table-cell office:value-type="float" office:value="-0.0345397">
            <text:p>-0.0345397</text:p>
          </table:table-cell>
          <table:table-cell office:value-type="float" office:value="0.185628">
            <text:p>0.185628</text:p>
          </table:table-cell>
          <table:table-cell office:value-type="float" office:value="0.0345715">
            <text:p>0.0345715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7.5197">
            <text:p>17.5197</text:p>
          </table:table-cell>
          <table:table-cell office:value-type="float" office:value="-0.00273489">
            <text:p>-0.00273489</text:p>
          </table:table-cell>
          <table:table-cell office:value-type="float" office:value="-0.171952">
            <text:p>-0.171952</text:p>
          </table:table-cell>
          <table:table-cell office:value-type="float" office:value="0.813086">
            <text:p>0.813086</text:p>
          </table:table-cell>
          <table:table-cell office:value-type="float" office:value="0.0571828">
            <text:p>0.0571828</text:p>
          </table:table-cell>
          <table:table-cell office:value-type="float" office:value="-0.021256">
            <text:p>-0.021256</text:p>
          </table:table-cell>
          <table:table-cell office:value-type="float" office:value="-0.0903012">
            <text:p>-0.0903012</text:p>
          </table:table-cell>
          <table:table-cell office:value-type="float" office:value="0.0210968">
            <text:p>0.0210968</text:p>
          </table:table-cell>
          <table:table-cell office:value-type="float" office:value="0.144941">
            <text:p>0.144941</text:p>
          </table:table-cell>
          <table:table-cell office:value-type="float" office:value="-0.0380748">
            <text:p>-0.0380748</text:p>
          </table:table-cell>
          <table:table-cell office:value-type="float" office:value="0.0142551">
            <text:p>0.0142551</text:p>
          </table:table-cell>
          <table:table-cell office:value-type="float" office:value="-0.249656">
            <text:p>-0.249656</text:p>
          </table:table-cell>
          <table:table-cell office:value-type="float" office:value="-0.0134817">
            <text:p>-0.0134817</text:p>
          </table:table-cell>
          <table:table-cell office:value-type="float" office:value="0.61317">
            <text:p>0.61317</text:p>
          </table:table-cell>
          <table:table-cell/>
          <table:table-cell office:value-type="float" office:value="20.0214">
            <text:p>20.0214</text:p>
          </table:table-cell>
          <table:table-cell office:value-type="float" office:value="-0.106659">
            <text:p>-0.106659</text:p>
          </table:table-cell>
          <table:table-cell office:value-type="float" office:value="0.0938897">
            <text:p>0.0938897</text:p>
          </table:table-cell>
          <table:table-cell office:value-type="float" office:value="0.784358">
            <text:p>0.784358</text:p>
          </table:table-cell>
          <table:table-cell office:value-type="float" office:value="0.0106953">
            <text:p>0.0106953</text:p>
          </table:table-cell>
          <table:table-cell office:value-type="float" office:value="-0.00347461">
            <text:p>-0.00347461</text:p>
          </table:table-cell>
          <table:table-cell office:value-type="float" office:value="-0.0020588">
            <text:p>-0.0020588</text:p>
          </table:table-cell>
          <table:table-cell office:value-type="float" office:value="0.000311783">
            <text:p>0.000311783</text:p>
          </table:table-cell>
          <table:table-cell office:value-type="float" office:value="-0.00320965">
            <text:p>-0.00320965</text:p>
          </table:table-cell>
          <table:table-cell office:value-type="float" office:value="0.0299413">
            <text:p>0.0299413</text:p>
          </table:table-cell>
          <table:table-cell office:value-type="float" office:value="-0.00364437">
            <text:p>-0.00364437</text:p>
          </table:table-cell>
          <table:table-cell office:value-type="float" office:value="0.00947299">
            <text:p>0.00947299</text:p>
          </table:table-cell>
          <table:table-cell office:value-type="float" office:value="-0.0962592">
            <text:p>-0.0962592</text:p>
          </table:table-cell>
          <table:table-cell office:value-type="float" office:value="0.0129897">
            <text:p>0.0129897</text:p>
          </table:table-cell>
          <table:table-cell table:number-columns-repeated="30"/>
        </table:table-row>
        <table:table-row table:style-name="ro4">
          <table:table-cell table:number-columns-repeated="15"/>
          <table:table-cell office:value-type="float" office:value="17.7842">
            <text:p>17.7842</text:p>
          </table:table-cell>
          <table:table-cell office:value-type="float" office:value="0.018135">
            <text:p>0.018135</text:p>
          </table:table-cell>
          <table:table-cell office:value-type="float" office:value="-0.182962">
            <text:p>-0.182962</text:p>
          </table:table-cell>
          <table:table-cell office:value-type="float" office:value="0.85973">
            <text:p>0.85973</text:p>
          </table:table-cell>
          <table:table-cell office:value-type="float" office:value="0.0547657">
            <text:p>0.0547657</text:p>
          </table:table-cell>
          <table:table-cell office:value-type="float" office:value="0.0320887">
            <text:p>0.0320887</text:p>
          </table:table-cell>
          <table:table-cell office:value-type="float" office:value="-0.0721964">
            <text:p>-0.0721964</text:p>
          </table:table-cell>
          <table:table-cell office:value-type="float" office:value="-0.0524864">
            <text:p>-0.0524864</text:p>
          </table:table-cell>
          <table:table-cell office:value-type="float" office:value="0.0789244">
            <text:p>0.0789244</text:p>
          </table:table-cell>
          <table:table-cell office:value-type="float" office:value="-0.0416398">
            <text:p>-0.0416398</text:p>
          </table:table-cell>
          <table:table-cell office:value-type="float" office:value="0.176395">
            <text:p>0.176395</text:p>
          </table:table-cell>
          <table:table-cell office:value-type="float" office:value="0.429508">
            <text:p>0.429508</text:p>
          </table:table-cell>
          <table:table-cell office:value-type="float" office:value="0.512598">
            <text:p>0.512598</text:p>
          </table:table-cell>
          <table:table-cell office:value-type="float" office:value="-1.77631">
            <text:p>-1.7763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7.9924">
            <text:p>17.9924</text:p>
          </table:table-cell>
          <table:table-cell office:value-type="float" office:value="0.0531926">
            <text:p>0.0531926</text:p>
          </table:table-cell>
          <table:table-cell office:value-type="float" office:value="-0.169407">
            <text:p>-0.169407</text:p>
          </table:table-cell>
          <table:table-cell office:value-type="float" office:value="0.819441">
            <text:p>0.819441</text:p>
          </table:table-cell>
          <table:table-cell office:value-type="float" office:value="0.0529344">
            <text:p>0.0529344</text:p>
          </table:table-cell>
          <table:table-cell office:value-type="float" office:value="0.197028">
            <text:p>0.197028</text:p>
          </table:table-cell>
          <table:table-cell office:value-type="float" office:value="-0.0496463">
            <text:p>-0.0496463</text:p>
          </table:table-cell>
          <table:table-cell office:value-type="float" office:value="0.108278">
            <text:p>0.108278</text:p>
          </table:table-cell>
          <table:table-cell office:value-type="float" office:value="0.16836">
            <text:p>0.16836</text:p>
          </table:table-cell>
          <table:table-cell office:value-type="float" office:value="0.065098">
            <text:p>0.065098</text:p>
          </table:table-cell>
          <table:table-cell office:value-type="float" office:value="-0.193485">
            <text:p>-0.193485</text:p>
          </table:table-cell>
          <table:table-cell office:value-type="float" office:value="2.5898">
            <text:p>2.5898</text:p>
          </table:table-cell>
          <table:table-cell office:value-type="float" office:value="0.505919">
            <text:p>0.505919</text:p>
          </table:table-cell>
          <table:table-cell office:value-type="float" office:value="2.3755">
            <text:p>2.3755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8.0623">
            <text:p>18.0623</text:p>
          </table:table-cell>
          <table:table-cell office:value-type="float" office:value="0.0776439">
            <text:p>0.0776439</text:p>
          </table:table-cell>
          <table:table-cell office:value-type="float" office:value="-0.162377">
            <text:p>-0.162377</text:p>
          </table:table-cell>
          <table:table-cell office:value-type="float" office:value="0.817531">
            <text:p>0.817531</text:p>
          </table:table-cell>
          <table:table-cell office:value-type="float" office:value="0.052333">
            <text:p>0.052333</text:p>
          </table:table-cell>
          <table:table-cell office:value-type="float" office:value="0.0121793">
            <text:p>0.0121793</text:p>
          </table:table-cell>
          <table:table-cell office:value-type="float" office:value="-0.0867522">
            <text:p>-0.0867522</text:p>
          </table:table-cell>
          <table:table-cell office:value-type="float" office:value="-0.000591976">
            <text:p>-0.000591976</text:p>
          </table:table-cell>
          <table:table-cell office:value-type="float" office:value="0.34953">
            <text:p>0.34953</text:p>
          </table:table-cell>
          <table:table-cell office:value-type="float" office:value="0.100489">
            <text:p>0.100489</text:p>
          </table:table-cell>
          <table:table-cell office:value-type="float" office:value="-0.0273078">
            <text:p>-0.0273078</text:p>
          </table:table-cell>
          <table:table-cell office:value-type="float" office:value="-1.4095">
            <text:p>-1.4095</text:p>
          </table:table-cell>
          <table:table-cell office:value-type="float" office:value="-0.331867">
            <text:p>-0.331867</text:p>
          </table:table-cell>
          <table:table-cell office:value-type="float" office:value="0.215104">
            <text:p>0.215104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8.2513">
            <text:p>18.2513</text:p>
          </table:table-cell>
          <table:table-cell office:value-type="float" office:value="0.0933699">
            <text:p>0.0933699</text:p>
          </table:table-cell>
          <table:table-cell office:value-type="float" office:value="-0.155238">
            <text:p>-0.155238</text:p>
          </table:table-cell>
          <table:table-cell office:value-type="float" office:value="0.820049">
            <text:p>0.820049</text:p>
          </table:table-cell>
          <table:table-cell office:value-type="float" office:value="0.0507428">
            <text:p>0.0507428</text:p>
          </table:table-cell>
          <table:table-cell office:value-type="float" office:value="0.0847478">
            <text:p>0.0847478</text:p>
          </table:table-cell>
          <table:table-cell office:value-type="float" office:value="-0.0561592">
            <text:p>-0.0561592</text:p>
          </table:table-cell>
          <table:table-cell office:value-type="float" office:value="-0.0100203">
            <text:p>-0.0100203</text:p>
          </table:table-cell>
          <table:table-cell office:value-type="float" office:value="0.0832397">
            <text:p>0.0832397</text:p>
          </table:table-cell>
          <table:table-cell office:value-type="float" office:value="0.0377913">
            <text:p>0.0377913</text:p>
          </table:table-cell>
          <table:table-cell office:value-type="float" office:value="0.0133308">
            <text:p>0.0133308</text:p>
          </table:table-cell>
          <table:table-cell office:value-type="float" office:value="0.0199342">
            <text:p>0.0199342</text:p>
          </table:table-cell>
          <table:table-cell office:value-type="float" office:value="0.186187">
            <text:p>0.186187</text:p>
          </table:table-cell>
          <table:table-cell office:value-type="float" office:value="-0.061395">
            <text:p>-0.061395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8.5256">
            <text:p>18.5256</text:p>
          </table:table-cell>
          <table:table-cell office:value-type="float" office:value="0.117703">
            <text:p>0.117703</text:p>
          </table:table-cell>
          <table:table-cell office:value-type="float" office:value="-0.130861">
            <text:p>-0.130861</text:p>
          </table:table-cell>
          <table:table-cell office:value-type="float" office:value="0.819086">
            <text:p>0.819086</text:p>
          </table:table-cell>
          <table:table-cell office:value-type="float" office:value="0.0485196">
            <text:p>0.0485196</text:p>
          </table:table-cell>
          <table:table-cell office:value-type="float" office:value="0.111039">
            <text:p>0.111039</text:p>
          </table:table-cell>
          <table:table-cell office:value-type="float" office:value="-0.0213176">
            <text:p>-0.0213176</text:p>
          </table:table-cell>
          <table:table-cell office:value-type="float" office:value="-0.0245313">
            <text:p>-0.0245313</text:p>
          </table:table-cell>
          <table:table-cell office:value-type="float" office:value="0.0887078">
            <text:p>0.0887078</text:p>
          </table:table-cell>
          <table:table-cell office:value-type="float" office:value="0.0888642">
            <text:p>0.0888642</text:p>
          </table:table-cell>
          <table:table-cell office:value-type="float" office:value="-0.00351048">
            <text:p>-0.00351048</text:p>
          </table:table-cell>
          <table:table-cell office:value-type="float" office:value="0.0446591">
            <text:p>0.0446591</text:p>
          </table:table-cell>
          <table:table-cell office:value-type="float" office:value="0.294541">
            <text:p>0.294541</text:p>
          </table:table-cell>
          <table:table-cell office:value-type="float" office:value="-0.275191">
            <text:p>-0.27519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8.7878">
            <text:p>18.7878</text:p>
          </table:table-cell>
          <table:table-cell office:value-type="float" office:value="0.14403">
            <text:p>0.14403</text:p>
          </table:table-cell>
          <table:table-cell office:value-type="float" office:value="-0.0873168">
            <text:p>-0.0873168</text:p>
          </table:table-cell>
          <table:table-cell office:value-type="float" office:value="0.79925">
            <text:p>0.79925</text:p>
          </table:table-cell>
          <table:table-cell office:value-type="float" office:value="0.0464857">
            <text:p>0.0464857</text:p>
          </table:table-cell>
          <table:table-cell office:value-type="float" office:value="0.13439">
            <text:p>0.13439</text:p>
          </table:table-cell>
          <table:table-cell office:value-type="float" office:value="0.0248428">
            <text:p>0.0248428</text:p>
          </table:table-cell>
          <table:table-cell office:value-type="float" office:value="-0.0241907">
            <text:p>-0.0241907</text:p>
          </table:table-cell>
          <table:table-cell office:value-type="float" office:value="0.100416">
            <text:p>0.100416</text:p>
          </table:table-cell>
          <table:table-cell office:value-type="float" office:value="0.166087">
            <text:p>0.166087</text:p>
          </table:table-cell>
          <table:table-cell office:value-type="float" office:value="-0.0756599">
            <text:p>-0.0756599</text:p>
          </table:table-cell>
          <table:table-cell office:value-type="float" office:value="-0.0278995">
            <text:p>-0.0278995</text:p>
          </table:table-cell>
          <table:table-cell office:value-type="float" office:value="0.221903">
            <text:p>0.221903</text:p>
          </table:table-cell>
          <table:table-cell office:value-type="float" office:value="0.196818">
            <text:p>0.19681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8.9903">
            <text:p>18.9903</text:p>
          </table:table-cell>
          <table:table-cell office:value-type="float" office:value="0.163229">
            <text:p>0.163229</text:p>
          </table:table-cell>
          <table:table-cell office:value-type="float" office:value="-0.044561">
            <text:p>-0.044561</text:p>
          </table:table-cell>
          <table:table-cell office:value-type="float" office:value="0.792">
            <text:p>0.792</text:p>
          </table:table-cell>
          <table:table-cell office:value-type="float" office:value="0.0449727">
            <text:p>0.0449727</text:p>
          </table:table-cell>
          <table:table-cell office:value-type="float" office:value="0.100273">
            <text:p>0.100273</text:p>
          </table:table-cell>
          <table:table-cell office:value-type="float" office:value="0.096964">
            <text:p>0.096964</text:p>
          </table:table-cell>
          <table:table-cell office:value-type="float" office:value="-0.0722614">
            <text:p>-0.0722614</text:p>
          </table:table-cell>
          <table:table-cell office:value-type="float" office:value="0.0947643">
            <text:p>0.0947643</text:p>
          </table:table-cell>
          <table:table-cell office:value-type="float" office:value="0.211043">
            <text:p>0.211043</text:p>
          </table:table-cell>
          <table:table-cell office:value-type="float" office:value="-0.035786">
            <text:p>-0.035786</text:p>
          </table:table-cell>
          <table:table-cell office:value-type="float" office:value="-0.965286">
            <text:p>-0.965286</text:p>
          </table:table-cell>
          <table:table-cell office:value-type="float" office:value="0.673917">
            <text:p>0.673917</text:p>
          </table:table-cell>
          <table:table-cell office:value-type="float" office:value="-0.590491">
            <text:p>-0.59049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9.0536">
            <text:p>19.0536</text:p>
          </table:table-cell>
          <table:table-cell office:value-type="float" office:value="0.16536">
            <text:p>0.16536</text:p>
          </table:table-cell>
          <table:table-cell office:value-type="float" office:value="-0.0285061">
            <text:p>-0.0285061</text:p>
          </table:table-cell>
          <table:table-cell office:value-type="float" office:value="0.78737">
            <text:p>0.78737</text:p>
          </table:table-cell>
          <table:table-cell office:value-type="float" office:value="0.0445103">
            <text:p>0.0445103</text:p>
          </table:table-cell>
          <table:table-cell office:value-type="float" office:value="0.140423">
            <text:p>0.140423</text:p>
          </table:table-cell>
          <table:table-cell office:value-type="float" office:value="0.0270768">
            <text:p>0.0270768</text:p>
          </table:table-cell>
          <table:table-cell office:value-type="float" office:value="-0.0350517">
            <text:p>-0.0350517</text:p>
          </table:table-cell>
          <table:table-cell office:value-type="float" office:value="0.0336761">
            <text:p>0.0336761</text:p>
          </table:table-cell>
          <table:table-cell office:value-type="float" office:value="0.253692">
            <text:p>0.253692</text:p>
          </table:table-cell>
          <table:table-cell office:value-type="float" office:value="-0.0731552">
            <text:p>-0.0731552</text:p>
          </table:table-cell>
          <table:table-cell office:value-type="float" office:value="-0.194476">
            <text:p>-0.194476</text:p>
          </table:table-cell>
          <table:table-cell office:value-type="float" office:value="-0.916985">
            <text:p>-0.916985</text:p>
          </table:table-cell>
          <table:table-cell office:value-type="float" office:value="0.210679">
            <text:p>0.210679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9.1895">
            <text:p>19.1895</text:p>
          </table:table-cell>
          <table:table-cell office:value-type="float" office:value="0.166346">
            <text:p>0.166346</text:p>
          </table:table-cell>
          <table:table-cell office:value-type="float" office:value="-0.0109653">
            <text:p>-0.0109653</text:p>
          </table:table-cell>
          <table:table-cell office:value-type="float" office:value="0.781321">
            <text:p>0.781321</text:p>
          </table:table-cell>
          <table:table-cell office:value-type="float" office:value="0.0435336">
            <text:p>0.0435336</text:p>
          </table:table-cell>
          <table:table-cell office:value-type="float" office:value="0.143754">
            <text:p>0.143754</text:p>
          </table:table-cell>
          <table:table-cell office:value-type="float" office:value="0.0881022">
            <text:p>0.0881022</text:p>
          </table:table-cell>
          <table:table-cell office:value-type="float" office:value="-0.0497847">
            <text:p>-0.0497847</text:p>
          </table:table-cell>
          <table:table-cell office:value-type="float" office:value="0.00725847">
            <text:p>0.00725847</text:p>
          </table:table-cell>
          <table:table-cell office:value-type="float" office:value="0.129128">
            <text:p>0.129128</text:p>
          </table:table-cell>
          <table:table-cell office:value-type="float" office:value="-0.0445366">
            <text:p>-0.0445366</text:p>
          </table:table-cell>
          <table:table-cell office:value-type="float" office:value="-0.111561">
            <text:p>-0.111561</text:p>
          </table:table-cell>
          <table:table-cell office:value-type="float" office:value="0.0533738">
            <text:p>0.0533738</text:p>
          </table:table-cell>
          <table:table-cell office:value-type="float" office:value="0.0111932">
            <text:p>0.0111932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9.7114">
            <text:p>19.7114</text:p>
          </table:table-cell>
          <table:table-cell office:value-type="float" office:value="0.13974">
            <text:p>0.13974</text:p>
          </table:table-cell>
          <table:table-cell office:value-type="float" office:value="0.0709771">
            <text:p>0.0709771</text:p>
          </table:table-cell>
          <table:table-cell office:value-type="float" office:value="0.761123">
            <text:p>0.761123</text:p>
          </table:table-cell>
          <table:table-cell office:value-type="float" office:value="0.039976">
            <text:p>0.039976</text:p>
          </table:table-cell>
          <table:table-cell office:value-type="float" office:value="0.124191">
            <text:p>0.124191</text:p>
          </table:table-cell>
          <table:table-cell office:value-type="float" office:value="0.0894945">
            <text:p>0.0894945</text:p>
          </table:table-cell>
          <table:table-cell office:value-type="float" office:value="-0.0646789">
            <text:p>-0.0646789</text:p>
          </table:table-cell>
          <table:table-cell office:value-type="float" office:value="-0.0509726">
            <text:p>-0.0509726</text:p>
          </table:table-cell>
          <table:table-cell office:value-type="float" office:value="0.156988">
            <text:p>0.156988</text:p>
          </table:table-cell>
          <table:table-cell office:value-type="float" office:value="-0.0386941">
            <text:p>-0.0386941</text:p>
          </table:table-cell>
          <table:table-cell office:value-type="float" office:value="0.103583">
            <text:p>0.103583</text:p>
          </table:table-cell>
          <table:table-cell office:value-type="float" office:value="-1.41319">
            <text:p>-1.41319</text:p>
          </table:table-cell>
          <table:table-cell office:value-type="float" office:value="0.095553">
            <text:p>0.095553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9.7872">
            <text:p>19.7872</text:p>
          </table:table-cell>
          <table:table-cell office:value-type="float" office:value="0.136474">
            <text:p>0.136474</text:p>
          </table:table-cell>
          <table:table-cell office:value-type="float" office:value="0.0747601">
            <text:p>0.0747601</text:p>
          </table:table-cell>
          <table:table-cell office:value-type="float" office:value="0.758741">
            <text:p>0.758741</text:p>
          </table:table-cell>
          <table:table-cell office:value-type="float" office:value="0.0394845">
            <text:p>0.0394845</text:p>
          </table:table-cell>
          <table:table-cell office:value-type="float" office:value="0.10441">
            <text:p>0.10441</text:p>
          </table:table-cell>
          <table:table-cell office:value-type="float" office:value="0.188396">
            <text:p>0.188396</text:p>
          </table:table-cell>
          <table:table-cell office:value-type="float" office:value="-0.0636669">
            <text:p>-0.0636669</text:p>
          </table:table-cell>
          <table:table-cell office:value-type="float" office:value="-0.0431264">
            <text:p>-0.0431264</text:p>
          </table:table-cell>
          <table:table-cell office:value-type="float" office:value="0.0499427">
            <text:p>0.0499427</text:p>
          </table:table-cell>
          <table:table-cell office:value-type="float" office:value="-0.0314563">
            <text:p>-0.0314563</text:p>
          </table:table-cell>
          <table:table-cell office:value-type="float" office:value="-0.202003">
            <text:p>-0.202003</text:p>
          </table:table-cell>
          <table:table-cell office:value-type="float" office:value="0.444193">
            <text:p>0.444193</text:p>
          </table:table-cell>
          <table:table-cell office:value-type="float" office:value="0.144215">
            <text:p>0.144215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19.856">
            <text:p>19.856</text:p>
          </table:table-cell>
          <table:table-cell office:value-type="float" office:value="0.132551">
            <text:p>0.132551</text:p>
          </table:table-cell>
          <table:table-cell office:value-type="float" office:value="0.080298">
            <text:p>0.080298</text:p>
          </table:table-cell>
          <table:table-cell office:value-type="float" office:value="0.757259">
            <text:p>0.757259</text:p>
          </table:table-cell>
          <table:table-cell office:value-type="float" office:value="0.0390433">
            <text:p>0.0390433</text:p>
          </table:table-cell>
          <table:table-cell office:value-type="float" office:value="0.106894">
            <text:p>0.106894</text:p>
          </table:table-cell>
          <table:table-cell office:value-type="float" office:value="0.177099">
            <text:p>0.177099</text:p>
          </table:table-cell>
          <table:table-cell office:value-type="float" office:value="-0.0716809">
            <text:p>-0.0716809</text:p>
          </table:table-cell>
          <table:table-cell office:value-type="float" office:value="-0.0570228">
            <text:p>-0.0570228</text:p>
          </table:table-cell>
          <table:table-cell office:value-type="float" office:value="0.0805001">
            <text:p>0.0805001</text:p>
          </table:table-cell>
          <table:table-cell office:value-type="float" office:value="-0.0215353">
            <text:p>-0.0215353</text:p>
          </table:table-cell>
          <table:table-cell office:value-type="float" office:value="-0.066608">
            <text:p>-0.066608</text:p>
          </table:table-cell>
          <table:table-cell office:value-type="float" office:value="0.097952">
            <text:p>0.097952</text:p>
          </table:table-cell>
          <table:table-cell office:value-type="float" office:value="0.0125848">
            <text:p>0.012584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0.2201">
            <text:p>20.2201</text:p>
          </table:table-cell>
          <table:table-cell office:value-type="float" office:value="0.102957">
            <text:p>0.102957</text:p>
          </table:table-cell>
          <table:table-cell office:value-type="float" office:value="0.122596">
            <text:p>0.122596</text:p>
          </table:table-cell>
          <table:table-cell office:value-type="float" office:value="0.751086">
            <text:p>0.751086</text:p>
          </table:table-cell>
          <table:table-cell office:value-type="float" office:value="0.0367891">
            <text:p>0.0367891</text:p>
          </table:table-cell>
          <table:table-cell office:value-type="float" office:value="0.0757007">
            <text:p>0.0757007</text:p>
          </table:table-cell>
          <table:table-cell office:value-type="float" office:value="0.18602">
            <text:p>0.18602</text:p>
          </table:table-cell>
          <table:table-cell office:value-type="float" office:value="-0.0836679">
            <text:p>-0.0836679</text:p>
          </table:table-cell>
          <table:table-cell office:value-type="float" office:value="-0.0812759">
            <text:p>-0.0812759</text:p>
          </table:table-cell>
          <table:table-cell office:value-type="float" office:value="0.116166">
            <text:p>0.116166</text:p>
          </table:table-cell>
          <table:table-cell office:value-type="float" office:value="-0.016953">
            <text:p>-0.016953</text:p>
          </table:table-cell>
          <table:table-cell office:value-type="float" office:value="-0.0578396">
            <text:p>-0.0578396</text:p>
          </table:table-cell>
          <table:table-cell office:value-type="float" office:value="-0.546688">
            <text:p>-0.546688</text:p>
          </table:table-cell>
          <table:table-cell office:value-type="float" office:value="-0.0980483">
            <text:p>-0.0980483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0.3557">
            <text:p>20.3557</text:p>
          </table:table-cell>
          <table:table-cell office:value-type="float" office:value="0.0908763">
            <text:p>0.0908763</text:p>
          </table:table-cell>
          <table:table-cell office:value-type="float" office:value="0.128297">
            <text:p>0.128297</text:p>
          </table:table-cell>
          <table:table-cell office:value-type="float" office:value="0.746987">
            <text:p>0.746987</text:p>
          </table:table-cell>
          <table:table-cell office:value-type="float" office:value="0.0359835">
            <text:p>0.0359835</text:p>
          </table:table-cell>
          <table:table-cell office:value-type="float" office:value="0.0436317">
            <text:p>0.0436317</text:p>
          </table:table-cell>
          <table:table-cell office:value-type="float" office:value="0.216017">
            <text:p>0.216017</text:p>
          </table:table-cell>
          <table:table-cell office:value-type="float" office:value="-0.0825409">
            <text:p>-0.0825409</text:p>
          </table:table-cell>
          <table:table-cell office:value-type="float" office:value="-0.0891166">
            <text:p>-0.0891166</text:p>
          </table:table-cell>
          <table:table-cell office:value-type="float" office:value="0.042057">
            <text:p>0.042057</text:p>
          </table:table-cell>
          <table:table-cell office:value-type="float" office:value="-0.0302444">
            <text:p>-0.0302444</text:p>
          </table:table-cell>
          <table:table-cell office:value-type="float" office:value="-0.400341">
            <text:p>-0.400341</text:p>
          </table:table-cell>
          <table:table-cell office:value-type="float" office:value="0.00307933">
            <text:p>0.00307933</text:p>
          </table:table-cell>
          <table:table-cell office:value-type="float" office:value="0.0156308">
            <text:p>0.015630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0.656">
            <text:p>20.656</text:p>
          </table:table-cell>
          <table:table-cell office:value-type="float" office:value="0.0280075">
            <text:p>0.0280075</text:p>
          </table:table-cell>
          <table:table-cell office:value-type="float" office:value="0.141205">
            <text:p>0.141205</text:p>
          </table:table-cell>
          <table:table-cell office:value-type="float" office:value="0.739313">
            <text:p>0.739313</text:p>
          </table:table-cell>
          <table:table-cell office:value-type="float" office:value="0.0342611">
            <text:p>0.0342611</text:p>
          </table:table-cell>
          <table:table-cell office:value-type="float" office:value="0.0085811">
            <text:p>0.0085811</text:p>
          </table:table-cell>
          <table:table-cell office:value-type="float" office:value="0.194117">
            <text:p>0.194117</text:p>
          </table:table-cell>
          <table:table-cell office:value-type="float" office:value="-0.0808676">
            <text:p>-0.0808676</text:p>
          </table:table-cell>
          <table:table-cell office:value-type="float" office:value="-0.209344">
            <text:p>-0.209344</text:p>
          </table:table-cell>
          <table:table-cell office:value-type="float" office:value="0.0429818">
            <text:p>0.0429818</text:p>
          </table:table-cell>
          <table:table-cell office:value-type="float" office:value="-0.0255502">
            <text:p>-0.0255502</text:p>
          </table:table-cell>
          <table:table-cell office:value-type="float" office:value="0.282644">
            <text:p>0.282644</text:p>
          </table:table-cell>
          <table:table-cell office:value-type="float" office:value="-0.612727">
            <text:p>-0.612727</text:p>
          </table:table-cell>
          <table:table-cell office:value-type="float" office:value="0.173728">
            <text:p>0.17372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0.7882">
            <text:p>20.7882</text:p>
          </table:table-cell>
          <table:table-cell office:value-type="float" office:value="0.00526728">
            <text:p>0.00526728</text:p>
          </table:table-cell>
          <table:table-cell office:value-type="float" office:value="0.136175">
            <text:p>0.136175</text:p>
          </table:table-cell>
          <table:table-cell office:value-type="float" office:value="0.738973">
            <text:p>0.738973</text:p>
          </table:table-cell>
          <table:table-cell office:value-type="float" office:value="0.033529">
            <text:p>0.033529</text:p>
          </table:table-cell>
          <table:table-cell office:value-type="float" office:value="-0.0477892">
            <text:p>-0.0477892</text:p>
          </table:table-cell>
          <table:table-cell office:value-type="float" office:value="0.176787">
            <text:p>0.176787</text:p>
          </table:table-cell>
          <table:table-cell office:value-type="float" office:value="-0.0799417">
            <text:p>-0.0799417</text:p>
          </table:table-cell>
          <table:table-cell office:value-type="float" office:value="-0.171969">
            <text:p>-0.171969</text:p>
          </table:table-cell>
          <table:table-cell office:value-type="float" office:value="-0.0380416">
            <text:p>-0.0380416</text:p>
          </table:table-cell>
          <table:table-cell office:value-type="float" office:value="-0.00257745">
            <text:p>-0.00257745</text:p>
          </table:table-cell>
          <table:table-cell office:value-type="float" office:value="-0.373447">
            <text:p>-0.373447</text:p>
          </table:table-cell>
          <table:table-cell office:value-type="float" office:value="-0.701078">
            <text:p>-0.701078</text:p>
          </table:table-cell>
          <table:table-cell office:value-type="float" office:value="0.159671">
            <text:p>0.15967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0.9246">
            <text:p>20.9246</text:p>
          </table:table-cell>
          <table:table-cell office:value-type="float" office:value="-0.0251433">
            <text:p>-0.0251433</text:p>
          </table:table-cell>
          <table:table-cell office:value-type="float" office:value="0.117937">
            <text:p>0.117937</text:p>
          </table:table-cell>
          <table:table-cell office:value-type="float" office:value="0.741593">
            <text:p>0.741593</text:p>
          </table:table-cell>
          <table:table-cell office:value-type="float" office:value="0.0327902">
            <text:p>0.0327902</text:p>
          </table:table-cell>
          <table:table-cell office:value-type="float" office:value="-0.0399989">
            <text:p>-0.0399989</text:p>
          </table:table-cell>
          <table:table-cell office:value-type="float" office:value="0.195062">
            <text:p>0.195062</text:p>
          </table:table-cell>
          <table:table-cell office:value-type="float" office:value="-0.0823792">
            <text:p>-0.0823792</text:p>
          </table:table-cell>
          <table:table-cell office:value-type="float" office:value="-0.222915">
            <text:p>-0.222915</text:p>
          </table:table-cell>
          <table:table-cell office:value-type="float" office:value="-0.133684">
            <text:p>-0.133684</text:p>
          </table:table-cell>
          <table:table-cell office:value-type="float" office:value="0.0192051">
            <text:p>0.0192051</text:p>
          </table:table-cell>
          <table:table-cell office:value-type="float" office:value="0.384353">
            <text:p>0.384353</text:p>
          </table:table-cell>
          <table:table-cell office:value-type="float" office:value="0.0993563">
            <text:p>0.0993563</text:p>
          </table:table-cell>
          <table:table-cell office:value-type="float" office:value="0.0353489">
            <text:p>0.0353489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1.1244">
            <text:p>21.1244</text:p>
          </table:table-cell>
          <table:table-cell office:value-type="float" office:value="-0.0543355">
            <text:p>-0.0543355</text:p>
          </table:table-cell>
          <table:table-cell office:value-type="float" office:value="0.0951975">
            <text:p>0.0951975</text:p>
          </table:table-cell>
          <table:table-cell office:value-type="float" office:value="0.74684">
            <text:p>0.74684</text:p>
          </table:table-cell>
          <table:table-cell office:value-type="float" office:value="0.0317376">
            <text:p>0.0317376</text:p>
          </table:table-cell>
          <table:table-cell office:value-type="float" office:value="-0.0512436">
            <text:p>-0.0512436</text:p>
          </table:table-cell>
          <table:table-cell office:value-type="float" office:value="0.192432">
            <text:p>0.192432</text:p>
          </table:table-cell>
          <table:table-cell office:value-type="float" office:value="-0.0830153">
            <text:p>-0.0830153</text:p>
          </table:table-cell>
          <table:table-cell office:value-type="float" office:value="-0.146138">
            <text:p>-0.146138</text:p>
          </table:table-cell>
          <table:table-cell office:value-type="float" office:value="-0.113837">
            <text:p>-0.113837</text:p>
          </table:table-cell>
          <table:table-cell office:value-type="float" office:value="0.0262664">
            <text:p>0.0262664</text:p>
          </table:table-cell>
          <table:table-cell office:value-type="float" office:value="0.58022">
            <text:p>0.58022</text:p>
          </table:table-cell>
          <table:table-cell office:value-type="float" office:value="0.426283">
            <text:p>0.426283</text:p>
          </table:table-cell>
          <table:table-cell office:value-type="float" office:value="-0.0802985">
            <text:p>-0.0802985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1.288">
            <text:p>21.288</text:p>
          </table:table-cell>
          <table:table-cell office:value-type="float" office:value="-0.0627151">
            <text:p>-0.0627151</text:p>
          </table:table-cell>
          <table:table-cell office:value-type="float" office:value="0.0879827">
            <text:p>0.0879827</text:p>
          </table:table-cell>
          <table:table-cell office:value-type="float" office:value="0.748988">
            <text:p>0.748988</text:p>
          </table:table-cell>
          <table:table-cell office:value-type="float" office:value="0.0309009">
            <text:p>0.0309009</text:p>
          </table:table-cell>
          <table:table-cell office:value-type="float" office:value="-0.100123">
            <text:p>-0.100123</text:p>
          </table:table-cell>
          <table:table-cell office:value-type="float" office:value="0.130071">
            <text:p>0.130071</text:p>
          </table:table-cell>
          <table:table-cell office:value-type="float" office:value="-0.0705592">
            <text:p>-0.0705592</text:p>
          </table:table-cell>
          <table:table-cell office:value-type="float" office:value="-0.0512273">
            <text:p>-0.0512273</text:p>
          </table:table-cell>
          <table:table-cell office:value-type="float" office:value="-0.0441065">
            <text:p>-0.0441065</text:p>
          </table:table-cell>
          <table:table-cell office:value-type="float" office:value="0.0131314">
            <text:p>0.0131314</text:p>
          </table:table-cell>
          <table:table-cell office:value-type="float" office:value="-0.289019">
            <text:p>-0.289019</text:p>
          </table:table-cell>
          <table:table-cell office:value-type="float" office:value="-0.66082">
            <text:p>-0.66082</text:p>
          </table:table-cell>
          <table:table-cell office:value-type="float" office:value="0.123236">
            <text:p>0.123236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1.4874">
            <text:p>21.4874</text:p>
          </table:table-cell>
          <table:table-cell office:value-type="float" office:value="-0.0844223">
            <text:p>-0.0844223</text:p>
          </table:table-cell>
          <table:table-cell office:value-type="float" office:value="0.0529117">
            <text:p>0.0529117</text:p>
          </table:table-cell>
          <table:table-cell office:value-type="float" office:value="0.756506">
            <text:p>0.756506</text:p>
          </table:table-cell>
          <table:table-cell office:value-type="float" office:value="0.0299107">
            <text:p>0.0299107</text:p>
          </table:table-cell>
          <table:table-cell office:value-type="float" office:value="-0.0684098">
            <text:p>-0.0684098</text:p>
          </table:table-cell>
          <table:table-cell office:value-type="float" office:value="0.125988">
            <text:p>0.125988</text:p>
          </table:table-cell>
          <table:table-cell office:value-type="float" office:value="-0.073971">
            <text:p>-0.073971</text:p>
          </table:table-cell>
          <table:table-cell office:value-type="float" office:value="-0.108859">
            <text:p>-0.108859</text:p>
          </table:table-cell>
          <table:table-cell office:value-type="float" office:value="-0.175878">
            <text:p>-0.175878</text:p>
          </table:table-cell>
          <table:table-cell office:value-type="float" office:value="0.0377053">
            <text:p>0.0377053</text:p>
          </table:table-cell>
          <table:table-cell office:value-type="float" office:value="0.749135">
            <text:p>0.749135</text:p>
          </table:table-cell>
          <table:table-cell office:value-type="float" office:value="0.0993985">
            <text:p>0.0993985</text:p>
          </table:table-cell>
          <table:table-cell office:value-type="float" office:value="-0.109691">
            <text:p>-0.10969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1.6249">
            <text:p>21.6249</text:p>
          </table:table-cell>
          <table:table-cell office:value-type="float" office:value="-0.0852211">
            <text:p>-0.0852211</text:p>
          </table:table-cell>
          <table:table-cell office:value-type="float" office:value="0.0305985">
            <text:p>0.0305985</text:p>
          </table:table-cell>
          <table:table-cell office:value-type="float" office:value="0.759617">
            <text:p>0.759617</text:p>
          </table:table-cell>
          <table:table-cell office:value-type="float" office:value="0.0292462">
            <text:p>0.0292462</text:p>
          </table:table-cell>
          <table:table-cell office:value-type="float" office:value="-0.0950962">
            <text:p>-0.0950962</text:p>
          </table:table-cell>
          <table:table-cell office:value-type="float" office:value="0.0878556">
            <text:p>0.0878556</text:p>
          </table:table-cell>
          <table:table-cell office:value-type="float" office:value="-0.0661009">
            <text:p>-0.0661009</text:p>
          </table:table-cell>
          <table:table-cell office:value-type="float" office:value="-0.00580684">
            <text:p>-0.00580684</text:p>
          </table:table-cell>
          <table:table-cell office:value-type="float" office:value="-0.162204">
            <text:p>-0.162204</text:p>
          </table:table-cell>
          <table:table-cell office:value-type="float" office:value="0.0226161">
            <text:p>0.0226161</text:p>
          </table:table-cell>
          <table:table-cell office:value-type="float" office:value="0.126213">
            <text:p>0.126213</text:p>
          </table:table-cell>
          <table:table-cell office:value-type="float" office:value="-0.201695">
            <text:p>-0.201695</text:p>
          </table:table-cell>
          <table:table-cell office:value-type="float" office:value="-0.00144074">
            <text:p>-0.00144074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1.7876">
            <text:p>21.7876</text:p>
          </table:table-cell>
          <table:table-cell office:value-type="float" office:value="-0.0828241">
            <text:p>-0.0828241</text:p>
          </table:table-cell>
          <table:table-cell office:value-type="float" office:value="-0.00113604">
            <text:p>-0.00113604</text:p>
          </table:table-cell>
          <table:table-cell office:value-type="float" office:value="0.763259">
            <text:p>0.763259</text:p>
          </table:table-cell>
          <table:table-cell office:value-type="float" office:value="0.0284791">
            <text:p>0.0284791</text:p>
          </table:table-cell>
          <table:table-cell office:value-type="float" office:value="-0.0785547">
            <text:p>-0.0785547</text:p>
          </table:table-cell>
          <table:table-cell office:value-type="float" office:value="0.0492603">
            <text:p>0.0492603</text:p>
          </table:table-cell>
          <table:table-cell office:value-type="float" office:value="-0.0541963">
            <text:p>-0.0541963</text:p>
          </table:table-cell>
          <table:table-cell office:value-type="float" office:value="0.0147307">
            <text:p>0.0147307</text:p>
          </table:table-cell>
          <table:table-cell office:value-type="float" office:value="-0.195024">
            <text:p>-0.195024</text:p>
          </table:table-cell>
          <table:table-cell office:value-type="float" office:value="0.0223816">
            <text:p>0.0223816</text:p>
          </table:table-cell>
          <table:table-cell office:value-type="float" office:value="0.344012">
            <text:p>0.344012</text:p>
          </table:table-cell>
          <table:table-cell office:value-type="float" office:value="-0.269999">
            <text:p>-0.269999</text:p>
          </table:table-cell>
          <table:table-cell office:value-type="float" office:value="0.145367">
            <text:p>0.14536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2.0596">
            <text:p>22.0596</text:p>
          </table:table-cell>
          <table:table-cell office:value-type="float" office:value="-0.0533722">
            <text:p>-0.0533722</text:p>
          </table:table-cell>
          <table:table-cell office:value-type="float" office:value="-0.0741476">
            <text:p>-0.0741476</text:p>
          </table:table-cell>
          <table:table-cell office:value-type="float" office:value="0.780099">
            <text:p>0.780099</text:p>
          </table:table-cell>
          <table:table-cell office:value-type="float" office:value="0.0272418">
            <text:p>0.0272418</text:p>
          </table:table-cell>
          <table:table-cell office:value-type="float" office:value="-0.0624331">
            <text:p>-0.0624331</text:p>
          </table:table-cell>
          <table:table-cell office:value-type="float" office:value="0.0191388">
            <text:p>0.0191388</text:p>
          </table:table-cell>
          <table:table-cell office:value-type="float" office:value="-0.0406091">
            <text:p>-0.0406091</text:p>
          </table:table-cell>
          <table:table-cell office:value-type="float" office:value="0.108291">
            <text:p>0.108291</text:p>
          </table:table-cell>
          <table:table-cell office:value-type="float" office:value="-0.268456">
            <text:p>-0.268456</text:p>
          </table:table-cell>
          <table:table-cell office:value-type="float" office:value="0.061917">
            <text:p>0.061917</text:p>
          </table:table-cell>
          <table:table-cell office:value-type="float" office:value="-0.0415102">
            <text:p>-0.0415102</text:p>
          </table:table-cell>
          <table:table-cell office:value-type="float" office:value="0.60916">
            <text:p>0.60916</text:p>
          </table:table-cell>
          <table:table-cell office:value-type="float" office:value="0.024842">
            <text:p>0.024842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2.2952">
            <text:p>22.2952</text:p>
          </table:table-cell>
          <table:table-cell office:value-type="float" office:value="-0.0301672">
            <text:p>-0.0301672</text:p>
          </table:table-cell>
          <table:table-cell office:value-type="float" office:value="-0.103584">
            <text:p>-0.103584</text:p>
          </table:table-cell>
          <table:table-cell office:value-type="float" office:value="0.796062">
            <text:p>0.796062</text:p>
          </table:table-cell>
          <table:table-cell office:value-type="float" office:value="0.0262136">
            <text:p>0.0262136</text:p>
          </table:table-cell>
          <table:table-cell office:value-type="float" office:value="0.0169557">
            <text:p>0.0169557</text:p>
          </table:table-cell>
          <table:table-cell office:value-type="float" office:value="-0.0899164">
            <text:p>-0.0899164</text:p>
          </table:table-cell>
          <table:table-cell office:value-type="float" office:value="-0.0372771">
            <text:p>-0.0372771</text:p>
          </table:table-cell>
          <table:table-cell office:value-type="float" office:value="0.0985137">
            <text:p>0.0985137</text:p>
          </table:table-cell>
          <table:table-cell office:value-type="float" office:value="-0.124967">
            <text:p>-0.124967</text:p>
          </table:table-cell>
          <table:table-cell office:value-type="float" office:value="0.0677686">
            <text:p>0.0677686</text:p>
          </table:table-cell>
          <table:table-cell office:value-type="float" office:value="0.969717">
            <text:p>0.969717</text:p>
          </table:table-cell>
          <table:table-cell office:value-type="float" office:value="-1.02859">
            <text:p>-1.02859</text:p>
          </table:table-cell>
          <table:table-cell office:value-type="float" office:value="-0.208548">
            <text:p>-0.20854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2.3679">
            <text:p>22.3679</text:p>
          </table:table-cell>
          <table:table-cell office:value-type="float" office:value="-0.0178632">
            <text:p>-0.0178632</text:p>
          </table:table-cell>
          <table:table-cell office:value-type="float" office:value="-0.118125">
            <text:p>-0.118125</text:p>
          </table:table-cell>
          <table:table-cell office:value-type="float" office:value="0.799889">
            <text:p>0.799889</text:p>
          </table:table-cell>
          <table:table-cell office:value-type="float" office:value="0.0259039">
            <text:p>0.0259039</text:p>
          </table:table-cell>
          <table:table-cell office:value-type="float" office:value="-0.0162957">
            <text:p>-0.0162957</text:p>
          </table:table-cell>
          <table:table-cell office:value-type="float" office:value="-0.033662">
            <text:p>-0.033662</text:p>
          </table:table-cell>
          <table:table-cell office:value-type="float" office:value="-0.025366">
            <text:p>-0.025366</text:p>
          </table:table-cell>
          <table:table-cell office:value-type="float" office:value="0.16908">
            <text:p>0.16908</text:p>
          </table:table-cell>
          <table:table-cell office:value-type="float" office:value="-0.199818">
            <text:p>-0.199818</text:p>
          </table:table-cell>
          <table:table-cell office:value-type="float" office:value="0.0525925">
            <text:p>0.0525925</text:p>
          </table:table-cell>
          <table:table-cell office:value-type="float" office:value="0.0497561">
            <text:p>0.0497561</text:p>
          </table:table-cell>
          <table:table-cell office:value-type="float" office:value="0.346092">
            <text:p>0.346092</text:p>
          </table:table-cell>
          <table:table-cell office:value-type="float" office:value="-0.0411582">
            <text:p>-0.0411582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2.7266">
            <text:p>22.7266</text:p>
          </table:table-cell>
          <table:table-cell office:value-type="float" office:value="0.0491754">
            <text:p>0.0491754</text:p>
          </table:table-cell>
          <table:table-cell office:value-type="float" office:value="-0.145272">
            <text:p>-0.145272</text:p>
          </table:table-cell>
          <table:table-cell office:value-type="float" office:value="0.813457">
            <text:p>0.813457</text:p>
          </table:table-cell>
          <table:table-cell office:value-type="float" office:value="0.0244301">
            <text:p>0.0244301</text:p>
          </table:table-cell>
          <table:table-cell office:value-type="float" office:value="0.0102855">
            <text:p>0.0102855</text:p>
          </table:table-cell>
          <table:table-cell office:value-type="float" office:value="-0.0453044">
            <text:p>-0.0453044</text:p>
          </table:table-cell>
          <table:table-cell office:value-type="float" office:value="-0.0170749">
            <text:p>-0.0170749</text:p>
          </table:table-cell>
          <table:table-cell office:value-type="float" office:value="0.186925">
            <text:p>0.186925</text:p>
          </table:table-cell>
          <table:table-cell office:value-type="float" office:value="-0.075696">
            <text:p>-0.075696</text:p>
          </table:table-cell>
          <table:table-cell office:value-type="float" office:value="0.0378316">
            <text:p>0.0378316</text:p>
          </table:table-cell>
          <table:table-cell office:value-type="float" office:value="-0.696867">
            <text:p>-0.696867</text:p>
          </table:table-cell>
          <table:table-cell office:value-type="float" office:value="0.426683">
            <text:p>0.426683</text:p>
          </table:table-cell>
          <table:table-cell office:value-type="float" office:value="-0.11149">
            <text:p>-0.11149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2.924">
            <text:p>22.924</text:p>
          </table:table-cell>
          <table:table-cell office:value-type="float" office:value="0.0589185">
            <text:p>0.0589185</text:p>
          </table:table-cell>
          <table:table-cell office:value-type="float" office:value="-0.143587">
            <text:p>-0.143587</text:p>
          </table:table-cell>
          <table:table-cell office:value-type="float" office:value="0.81658">
            <text:p>0.81658</text:p>
          </table:table-cell>
          <table:table-cell office:value-type="float" office:value="0.023655">
            <text:p>0.023655</text:p>
          </table:table-cell>
          <table:table-cell office:value-type="float" office:value="0.112342">
            <text:p>0.112342</text:p>
          </table:table-cell>
          <table:table-cell office:value-type="float" office:value="-0.0381733">
            <text:p>-0.0381733</text:p>
          </table:table-cell>
          <table:table-cell office:value-type="float" office:value="-0.0146058">
            <text:p>-0.0146058</text:p>
          </table:table-cell>
          <table:table-cell office:value-type="float" office:value="0.0493539">
            <text:p>0.0493539</text:p>
          </table:table-cell>
          <table:table-cell office:value-type="float" office:value="0.00853681">
            <text:p>0.00853681</text:p>
          </table:table-cell>
          <table:table-cell office:value-type="float" office:value="0.015822">
            <text:p>0.015822</text:p>
          </table:table-cell>
          <table:table-cell office:value-type="float" office:value="1.1579">
            <text:p>1.1579</text:p>
          </table:table-cell>
          <table:table-cell office:value-type="float" office:value="0.39097">
            <text:p>0.39097</text:p>
          </table:table-cell>
          <table:table-cell office:value-type="float" office:value="-0.088274">
            <text:p>-0.088274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3.0246">
            <text:p>23.0246</text:p>
          </table:table-cell>
          <table:table-cell office:value-type="float" office:value="0.0756145">
            <text:p>0.0756145</text:p>
          </table:table-cell>
          <table:table-cell office:value-type="float" office:value="-0.138767">
            <text:p>-0.138767</text:p>
          </table:table-cell>
          <table:table-cell office:value-type="float" office:value="0.817279">
            <text:p>0.817279</text:p>
          </table:table-cell>
          <table:table-cell office:value-type="float" office:value="0.0232693">
            <text:p>0.0232693</text:p>
          </table:table-cell>
          <table:table-cell office:value-type="float" office:value="0.0516202">
            <text:p>0.0516202</text:p>
          </table:table-cell>
          <table:table-cell office:value-type="float" office:value="-0.0564288">
            <text:p>-0.0564288</text:p>
          </table:table-cell>
          <table:table-cell office:value-type="float" office:value="-0.00996408">
            <text:p>-0.00996408</text:p>
          </table:table-cell>
          <table:table-cell office:value-type="float" office:value="0.16589">
            <text:p>0.16589</text:p>
          </table:table-cell>
          <table:table-cell office:value-type="float" office:value="0.0478859">
            <text:p>0.0478859</text:p>
          </table:table-cell>
          <table:table-cell office:value-type="float" office:value="0.00693763">
            <text:p>0.00693763</text:p>
          </table:table-cell>
          <table:table-cell office:value-type="float" office:value="-0.400043">
            <text:p>-0.400043</text:p>
          </table:table-cell>
          <table:table-cell office:value-type="float" office:value="-0.0799837">
            <text:p>-0.0799837</text:p>
          </table:table-cell>
          <table:table-cell office:value-type="float" office:value="-0.00429623">
            <text:p>-0.00429623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3.1583">
            <text:p>23.1583</text:p>
          </table:table-cell>
          <table:table-cell office:value-type="float" office:value="0.0906409">
            <text:p>0.0906409</text:p>
          </table:table-cell>
          <table:table-cell office:value-type="float" office:value="-0.133796">
            <text:p>-0.133796</text:p>
          </table:table-cell>
          <table:table-cell office:value-type="float" office:value="0.818129">
            <text:p>0.818129</text:p>
          </table:table-cell>
          <table:table-cell office:value-type="float" office:value="0.0227668">
            <text:p>0.0227668</text:p>
          </table:table-cell>
          <table:table-cell office:value-type="float" office:value="0.0782338">
            <text:p>0.0782338</text:p>
          </table:table-cell>
          <table:table-cell office:value-type="float" office:value="-0.0488758">
            <text:p>-0.0488758</text:p>
          </table:table-cell>
          <table:table-cell office:value-type="float" office:value="0.0209891">
            <text:p>0.0209891</text:p>
          </table:table-cell>
          <table:table-cell office:value-type="float" office:value="0.112419">
            <text:p>0.112419</text:p>
          </table:table-cell>
          <table:table-cell office:value-type="float" office:value="0.037195">
            <text:p>0.037195</text:p>
          </table:table-cell>
          <table:table-cell office:value-type="float" office:value="0.00636338">
            <text:p>0.00636338</text:p>
          </table:table-cell>
          <table:table-cell office:value-type="float" office:value="-0.110048">
            <text:p>-0.110048</text:p>
          </table:table-cell>
          <table:table-cell office:value-type="float" office:value="-0.0163969">
            <text:p>-0.0163969</text:p>
          </table:table-cell>
          <table:table-cell office:value-type="float" office:value="0.530377">
            <text:p>0.53037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3.3963">
            <text:p>23.3963</text:p>
          </table:table-cell>
          <table:table-cell office:value-type="float" office:value="0.111162">
            <text:p>0.111162</text:p>
          </table:table-cell>
          <table:table-cell office:value-type="float" office:value="-0.125873">
            <text:p>-0.125873</text:p>
          </table:table-cell>
          <table:table-cell office:value-type="float" office:value="0.84968">
            <text:p>0.84968</text:p>
          </table:table-cell>
          <table:table-cell office:value-type="float" office:value="0.0218989">
            <text:p>0.0218989</text:p>
          </table:table-cell>
          <table:table-cell office:value-type="float" office:value="0.151779">
            <text:p>0.151779</text:p>
          </table:table-cell>
          <table:table-cell office:value-type="float" office:value="0.0614544">
            <text:p>0.0614544</text:p>
          </table:table-cell>
          <table:table-cell office:value-type="float" office:value="-0.102995">
            <text:p>-0.102995</text:p>
          </table:table-cell>
          <table:table-cell office:value-type="float" office:value="0.0862303">
            <text:p>0.0862303</text:p>
          </table:table-cell>
          <table:table-cell office:value-type="float" office:value="0.0332929">
            <text:p>0.0332929</text:p>
          </table:table-cell>
          <table:table-cell office:value-type="float" office:value="0.13258">
            <text:p>0.13258</text:p>
          </table:table-cell>
          <table:table-cell office:value-type="float" office:value="0.871276">
            <text:p>0.871276</text:p>
          </table:table-cell>
          <table:table-cell office:value-type="float" office:value="1.80729">
            <text:p>1.80729</text:p>
          </table:table-cell>
          <table:table-cell office:value-type="float" office:value="-2.42809">
            <text:p>-2.42809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3.5323">
            <text:p>23.5323</text:p>
          </table:table-cell>
          <table:table-cell office:value-type="float" office:value="0.139011">
            <text:p>0.139011</text:p>
          </table:table-cell>
          <table:table-cell office:value-type="float" office:value="-0.0879059">
            <text:p>-0.0879059</text:p>
          </table:table-cell>
          <table:table-cell office:value-type="float" office:value="0.82279">
            <text:p>0.82279</text:p>
          </table:table-cell>
          <table:table-cell office:value-type="float" office:value="0.0214177">
            <text:p>0.0214177</text:p>
          </table:table-cell>
          <table:table-cell office:value-type="float" office:value="0.123134">
            <text:p>0.123134</text:p>
          </table:table-cell>
          <table:table-cell office:value-type="float" office:value="0.0097255">
            <text:p>0.0097255</text:p>
          </table:table-cell>
          <table:table-cell office:value-type="float" office:value="0.00656661">
            <text:p>0.00656661</text:p>
          </table:table-cell>
          <table:table-cell office:value-type="float" office:value="0.204743">
            <text:p>0.204743</text:p>
          </table:table-cell>
          <table:table-cell office:value-type="float" office:value="0.279124">
            <text:p>0.279124</text:p>
          </table:table-cell>
          <table:table-cell office:value-type="float" office:value="-0.197693">
            <text:p>-0.197693</text:p>
          </table:table-cell>
          <table:table-cell office:value-type="float" office:value="-0.318823">
            <text:p>-0.318823</text:p>
          </table:table-cell>
          <table:table-cell office:value-type="float" office:value="-0.172419">
            <text:p>-0.172419</text:p>
          </table:table-cell>
          <table:table-cell office:value-type="float" office:value="0.515475">
            <text:p>0.515475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3.8958">
            <text:p>23.8958</text:p>
          </table:table-cell>
          <table:table-cell office:value-type="float" office:value="0.171309">
            <text:p>0.171309</text:p>
          </table:table-cell>
          <table:table-cell office:value-type="float" office:value="-0.00922796">
            <text:p>-0.00922796</text:p>
          </table:table-cell>
          <table:table-cell office:value-type="float" office:value="0.819037">
            <text:p>0.819037</text:p>
          </table:table-cell>
          <table:table-cell office:value-type="float" office:value="0.0201832">
            <text:p>0.0201832</text:p>
          </table:table-cell>
          <table:table-cell office:value-type="float" office:value="0.147672">
            <text:p>0.147672</text:p>
          </table:table-cell>
          <table:table-cell office:value-type="float" office:value="0.0985742">
            <text:p>0.0985742</text:p>
          </table:table-cell>
          <table:table-cell office:value-type="float" office:value="-0.0169067">
            <text:p>-0.0169067</text:p>
          </table:table-cell>
          <table:table-cell office:value-type="float" office:value="0.0888545">
            <text:p>0.0888545</text:p>
          </table:table-cell>
          <table:table-cell office:value-type="float" office:value="0.216452">
            <text:p>0.216452</text:p>
          </table:table-cell>
          <table:table-cell office:value-type="float" office:value="-0.0103234">
            <text:p>-0.0103234</text:p>
          </table:table-cell>
          <table:table-cell office:value-type="float" office:value="-0.273346">
            <text:p>-0.273346</text:p>
          </table:table-cell>
          <table:table-cell office:value-type="float" office:value="0.109448">
            <text:p>0.109448</text:p>
          </table:table-cell>
          <table:table-cell office:value-type="float" office:value="-0.131576">
            <text:p>-0.131576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4.3007">
            <text:p>24.3007</text:p>
          </table:table-cell>
          <table:table-cell office:value-type="float" office:value="0.16247">
            <text:p>0.16247</text:p>
          </table:table-cell>
          <table:table-cell office:value-type="float" office:value="0.0963622">
            <text:p>0.0963622</text:p>
          </table:table-cell>
          <table:table-cell office:value-type="float" office:value="0.793284">
            <text:p>0.793284</text:p>
          </table:table-cell>
          <table:table-cell office:value-type="float" office:value="0.0188915">
            <text:p>0.0188915</text:p>
          </table:table-cell>
          <table:table-cell office:value-type="float" office:value="0.131526">
            <text:p>0.131526</text:p>
          </table:table-cell>
          <table:table-cell office:value-type="float" office:value="0.133225">
            <text:p>0.133225</text:p>
          </table:table-cell>
          <table:table-cell office:value-type="float" office:value="-0.037872">
            <text:p>-0.037872</text:p>
          </table:table-cell>
          <table:table-cell office:value-type="float" office:value="-0.0218282">
            <text:p>-0.0218282</text:p>
          </table:table-cell>
          <table:table-cell office:value-type="float" office:value="0.260769">
            <text:p>0.260769</text:p>
          </table:table-cell>
          <table:table-cell office:value-type="float" office:value="-0.0636008">
            <text:p>-0.0636008</text:p>
          </table:table-cell>
          <table:table-cell office:value-type="float" office:value="-0.228147">
            <text:p>-0.228147</text:p>
          </table:table-cell>
          <table:table-cell office:value-type="float" office:value="-1.21664">
            <text:p>-1.21664</text:p>
          </table:table-cell>
          <table:table-cell office:value-type="float" office:value="0.0376825">
            <text:p>0.0376825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4.4677">
            <text:p>24.4677</text:p>
          </table:table-cell>
          <table:table-cell office:value-type="float" office:value="0.152467">
            <text:p>0.152467</text:p>
          </table:table-cell>
          <table:table-cell office:value-type="float" office:value="0.105987">
            <text:p>0.105987</text:p>
          </table:table-cell>
          <table:table-cell office:value-type="float" office:value="0.783716">
            <text:p>0.783716</text:p>
          </table:table-cell>
          <table:table-cell office:value-type="float" office:value="0.0183834">
            <text:p>0.0183834</text:p>
          </table:table-cell>
          <table:table-cell office:value-type="float" office:value="0.0716134">
            <text:p>0.0716134</text:p>
          </table:table-cell>
          <table:table-cell office:value-type="float" office:value="0.230172">
            <text:p>0.230172</text:p>
          </table:table-cell>
          <table:table-cell office:value-type="float" office:value="-0.0274975">
            <text:p>-0.0274975</text:p>
          </table:table-cell>
          <table:table-cell office:value-type="float" office:value="-0.0599175">
            <text:p>-0.0599175</text:p>
          </table:table-cell>
          <table:table-cell office:value-type="float" office:value="0.0576496">
            <text:p>0.0576496</text:p>
          </table:table-cell>
          <table:table-cell office:value-type="float" office:value="-0.0573096">
            <text:p>-0.0573096</text:p>
          </table:table-cell>
          <table:table-cell office:value-type="float" office:value="-1.05309">
            <text:p>-1.05309</text:p>
          </table:table-cell>
          <table:table-cell office:value-type="float" office:value="0.654917">
            <text:p>0.654917</text:p>
          </table:table-cell>
          <table:table-cell office:value-type="float" office:value="0.381291">
            <text:p>0.38129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4.5583">
            <text:p>24.5583</text:p>
          </table:table-cell>
          <table:table-cell office:value-type="float" office:value="0.138378">
            <text:p>0.138378</text:p>
          </table:table-cell>
          <table:table-cell office:value-type="float" office:value="0.116597">
            <text:p>0.116597</text:p>
          </table:table-cell>
          <table:table-cell office:value-type="float" office:value="0.781654">
            <text:p>0.781654</text:p>
          </table:table-cell>
          <table:table-cell office:value-type="float" office:value="0.0181131">
            <text:p>0.0181131</text:p>
          </table:table-cell>
          <table:table-cell office:value-type="float" office:value="0.13838">
            <text:p>0.13838</text:p>
          </table:table-cell>
          <table:table-cell office:value-type="float" office:value="0.184145">
            <text:p>0.184145</text:p>
          </table:table-cell>
          <table:table-cell office:value-type="float" office:value="-0.0463908">
            <text:p>-0.0463908</text:p>
          </table:table-cell>
          <table:table-cell office:value-type="float" office:value="-0.155394">
            <text:p>-0.155394</text:p>
          </table:table-cell>
          <table:table-cell office:value-type="float" office:value="0.117027">
            <text:p>0.117027</text:p>
          </table:table-cell>
          <table:table-cell office:value-type="float" office:value="-0.0227403">
            <text:p>-0.0227403</text:p>
          </table:table-cell>
          <table:table-cell office:value-type="float" office:value="0.532019">
            <text:p>0.532019</text:p>
          </table:table-cell>
          <table:table-cell office:value-type="float" office:value="-0.443176">
            <text:p>-0.443176</text:p>
          </table:table-cell>
          <table:table-cell office:value-type="float" office:value="0.0279481">
            <text:p>0.027948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4.7695">
            <text:p>24.7695</text:p>
          </table:table-cell>
          <table:table-cell office:value-type="float" office:value="0.129286">
            <text:p>0.129286</text:p>
          </table:table-cell>
          <table:table-cell office:value-type="float" office:value="0.121549">
            <text:p>0.121549</text:p>
          </table:table-cell>
          <table:table-cell office:value-type="float" office:value="0.778099">
            <text:p>0.778099</text:p>
          </table:table-cell>
          <table:table-cell office:value-type="float" office:value="0.0174991">
            <text:p>0.0174991</text:p>
          </table:table-cell>
          <table:table-cell office:value-type="float" office:value="0.0764677">
            <text:p>0.0764677</text:p>
          </table:table-cell>
          <table:table-cell office:value-type="float" office:value="0.24978">
            <text:p>0.24978</text:p>
          </table:table-cell>
          <table:table-cell office:value-type="float" office:value="-0.0644133">
            <text:p>-0.0644133</text:p>
          </table:table-cell>
          <table:table-cell office:value-type="float" office:value="-0.043059">
            <text:p>-0.043059</text:p>
          </table:table-cell>
          <table:table-cell office:value-type="float" office:value="0.0234508">
            <text:p>0.0234508</text:p>
          </table:table-cell>
          <table:table-cell office:value-type="float" office:value="-0.0168391">
            <text:p>-0.0168391</text:p>
          </table:table-cell>
          <table:table-cell office:value-type="float" office:value="-0.583197">
            <text:p>-0.583197</text:p>
          </table:table-cell>
          <table:table-cell office:value-type="float" office:value="0.782409">
            <text:p>0.782409</text:p>
          </table:table-cell>
          <table:table-cell office:value-type="float" office:value="-0.23803">
            <text:p>-0.23803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4.8651">
            <text:p>24.8651</text:p>
          </table:table-cell>
          <table:table-cell office:value-type="float" office:value="0.119828">
            <text:p>0.119828</text:p>
          </table:table-cell>
          <table:table-cell office:value-type="float" office:value="0.130955">
            <text:p>0.130955</text:p>
          </table:table-cell>
          <table:table-cell office:value-type="float" office:value="0.774309">
            <text:p>0.774309</text:p>
          </table:table-cell>
          <table:table-cell office:value-type="float" office:value="0.0172278">
            <text:p>0.0172278</text:p>
          </table:table-cell>
          <table:table-cell office:value-type="float" office:value="0.0865543">
            <text:p>0.0865543</text:p>
          </table:table-cell>
          <table:table-cell office:value-type="float" office:value="0.205703">
            <text:p>0.205703</text:p>
          </table:table-cell>
          <table:table-cell office:value-type="float" office:value="-0.0642572">
            <text:p>-0.0642572</text:p>
          </table:table-cell>
          <table:table-cell office:value-type="float" office:value="-0.0988581">
            <text:p>-0.0988581</text:p>
          </table:table-cell>
          <table:table-cell office:value-type="float" office:value="0.09831">
            <text:p>0.09831</text:p>
          </table:table-cell>
          <table:table-cell office:value-type="float" office:value="-0.0396133">
            <text:p>-0.0396133</text:p>
          </table:table-cell>
          <table:table-cell office:value-type="float" office:value="-0.148254">
            <text:p>-0.148254</text:p>
          </table:table-cell>
          <table:table-cell office:value-type="float" office:value="-0.284294">
            <text:p>-0.284294</text:p>
          </table:table-cell>
          <table:table-cell office:value-type="float" office:value="-0.13196">
            <text:p>-0.13196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4.9922">
            <text:p>24.9922</text:p>
          </table:table-cell>
          <table:table-cell office:value-type="float" office:value="0.104879">
            <text:p>0.104879</text:p>
          </table:table-cell>
          <table:table-cell office:value-type="float" office:value="0.138855">
            <text:p>0.138855</text:p>
          </table:table-cell>
          <table:table-cell office:value-type="float" office:value="0.767148">
            <text:p>0.767148</text:p>
          </table:table-cell>
          <table:table-cell office:value-type="float" office:value="0.0168741">
            <text:p>0.0168741</text:p>
          </table:table-cell>
          <table:table-cell office:value-type="float" office:value="0.0659626">
            <text:p>0.0659626</text:p>
          </table:table-cell>
          <table:table-cell office:value-type="float" office:value="0.221637">
            <text:p>0.221637</text:p>
          </table:table-cell>
          <table:table-cell office:value-type="float" office:value="-0.0625329">
            <text:p>-0.0625329</text:p>
          </table:table-cell>
          <table:table-cell office:value-type="float" office:value="-0.117689">
            <text:p>-0.117689</text:p>
          </table:table-cell>
          <table:table-cell office:value-type="float" office:value="0.0621998">
            <text:p>0.0621998</text:p>
          </table:table-cell>
          <table:table-cell office:value-type="float" office:value="-0.0563744">
            <text:p>-0.0563744</text:p>
          </table:table-cell>
          <table:table-cell office:value-type="float" office:value="-0.218669">
            <text:p>-0.218669</text:p>
          </table:table-cell>
          <table:table-cell office:value-type="float" office:value="-0.0839659">
            <text:p>-0.0839659</text:p>
          </table:table-cell>
          <table:table-cell office:value-type="float" office:value="0.0521424">
            <text:p>0.0521424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5.2371">
            <text:p>25.2371</text:p>
          </table:table-cell>
          <table:table-cell office:value-type="float" office:value="0.0629411">
            <text:p>0.0629411</text:p>
          </table:table-cell>
          <table:table-cell office:value-type="float" office:value="0.149052">
            <text:p>0.149052</text:p>
          </table:table-cell>
          <table:table-cell office:value-type="float" office:value="0.756469">
            <text:p>0.756469</text:p>
          </table:table-cell>
          <table:table-cell office:value-type="float" office:value="0.0162124">
            <text:p>0.0162124</text:p>
          </table:table-cell>
          <table:table-cell office:value-type="float" office:value="0.043741">
            <text:p>0.043741</text:p>
          </table:table-cell>
          <table:table-cell office:value-type="float" office:value="0.219759">
            <text:p>0.219759</text:p>
          </table:table-cell>
          <table:table-cell office:value-type="float" office:value="-0.0666604">
            <text:p>-0.0666604</text:p>
          </table:table-cell>
          <table:table-cell office:value-type="float" office:value="-0.171242">
            <text:p>-0.171242</text:p>
          </table:table-cell>
          <table:table-cell office:value-type="float" office:value="0.0416361">
            <text:p>0.0416361</text:p>
          </table:table-cell>
          <table:table-cell office:value-type="float" office:value="-0.0436044">
            <text:p>-0.0436044</text:p>
          </table:table-cell>
          <table:table-cell office:value-type="float" office:value="0.215524">
            <text:p>0.215524</text:p>
          </table:table-cell>
          <table:table-cell office:value-type="float" office:value="-0.264352">
            <text:p>-0.264352</text:p>
          </table:table-cell>
          <table:table-cell office:value-type="float" office:value="0.147992">
            <text:p>0.147992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5.4264">
            <text:p>25.4264</text:p>
          </table:table-cell>
          <table:table-cell office:value-type="float" office:value="0.0382447">
            <text:p>0.0382447</text:p>
          </table:table-cell>
          <table:table-cell office:value-type="float" office:value="0.147459">
            <text:p>0.147459</text:p>
          </table:table-cell>
          <table:table-cell office:value-type="float" office:value="0.753519">
            <text:p>0.753519</text:p>
          </table:table-cell>
          <table:table-cell office:value-type="float" office:value="0.0157187">
            <text:p>0.0157187</text:p>
          </table:table-cell>
          <table:table-cell office:value-type="float" office:value="-0.00219883">
            <text:p>-0.00219883</text:p>
          </table:table-cell>
          <table:table-cell office:value-type="float" office:value="0.214349">
            <text:p>0.214349</text:p>
          </table:table-cell>
          <table:table-cell office:value-type="float" office:value="-0.0751285">
            <text:p>-0.0751285</text:p>
          </table:table-cell>
          <table:table-cell office:value-type="float" office:value="-0.130435">
            <text:p>-0.130435</text:p>
          </table:table-cell>
          <table:table-cell office:value-type="float" office:value="-0.008416">
            <text:p>-0.008416</text:p>
          </table:table-cell>
          <table:table-cell office:value-type="float" office:value="-0.0155838">
            <text:p>-0.0155838</text:p>
          </table:table-cell>
          <table:table-cell office:value-type="float" office:value="-0.22621">
            <text:p>-0.22621</text:p>
          </table:table-cell>
          <table:table-cell office:value-type="float" office:value="-0.251804">
            <text:p>-0.251804</text:p>
          </table:table-cell>
          <table:table-cell office:value-type="float" office:value="0.00564746">
            <text:p>0.00564746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5.5284">
            <text:p>25.5284</text:p>
          </table:table-cell>
          <table:table-cell office:value-type="float" office:value="0.0225859">
            <text:p>0.0225859</text:p>
          </table:table-cell>
          <table:table-cell office:value-type="float" office:value="0.14398">
            <text:p>0.14398</text:p>
          </table:table-cell>
          <table:table-cell office:value-type="float" office:value="0.751988">
            <text:p>0.751988</text:p>
          </table:table-cell>
          <table:table-cell office:value-type="float" office:value="0.015459">
            <text:p>0.015459</text:p>
          </table:table-cell>
          <table:table-cell office:value-type="float" office:value="-0.0179964">
            <text:p>-0.0179964</text:p>
          </table:table-cell>
          <table:table-cell office:value-type="float" office:value="0.196555">
            <text:p>0.196555</text:p>
          </table:table-cell>
          <table:table-cell office:value-type="float" office:value="-0.0761211">
            <text:p>-0.0761211</text:p>
          </table:table-cell>
          <table:table-cell office:value-type="float" office:value="-0.15351">
            <text:p>-0.15351</text:p>
          </table:table-cell>
          <table:table-cell office:value-type="float" office:value="-0.0341012">
            <text:p>-0.0341012</text:p>
          </table:table-cell>
          <table:table-cell office:value-type="float" office:value="-0.0150077">
            <text:p>-0.0150077</text:p>
          </table:table-cell>
          <table:table-cell office:value-type="float" office:value="-0.192226">
            <text:p>-0.192226</text:p>
          </table:table-cell>
          <table:table-cell office:value-type="float" office:value="-0.46448">
            <text:p>-0.46448</text:p>
          </table:table-cell>
          <table:table-cell office:value-type="float" office:value="0.0142481">
            <text:p>0.014248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5.7187">
            <text:p>25.7187</text:p>
          </table:table-cell>
          <table:table-cell office:value-type="float" office:value="-0.0135769">
            <text:p>-0.0135769</text:p>
          </table:table-cell>
          <table:table-cell office:value-type="float" office:value="0.12068">
            <text:p>0.12068</text:p>
          </table:table-cell>
          <table:table-cell office:value-type="float" office:value="0.749648">
            <text:p>0.749648</text:p>
          </table:table-cell>
          <table:table-cell office:value-type="float" office:value="0.014986">
            <text:p>0.014986</text:p>
          </table:table-cell>
          <table:table-cell office:value-type="float" office:value="-0.0301493">
            <text:p>-0.0301493</text:p>
          </table:table-cell>
          <table:table-cell office:value-type="float" office:value="0.20164">
            <text:p>0.20164</text:p>
          </table:table-cell>
          <table:table-cell office:value-type="float" office:value="-0.0746443">
            <text:p>-0.0746443</text:p>
          </table:table-cell>
          <table:table-cell office:value-type="float" office:value="-0.190081">
            <text:p>-0.190081</text:p>
          </table:table-cell>
          <table:table-cell office:value-type="float" office:value="-0.122469">
            <text:p>-0.122469</text:p>
          </table:table-cell>
          <table:table-cell office:value-type="float" office:value="-0.012297">
            <text:p>-0.012297</text:p>
          </table:table-cell>
          <table:table-cell office:value-type="float" office:value="0.291277">
            <text:p>0.291277</text:p>
          </table:table-cell>
          <table:table-cell office:value-type="float" office:value="0.179834">
            <text:p>0.179834</text:p>
          </table:table-cell>
          <table:table-cell office:value-type="float" office:value="0.07757">
            <text:p>0.0775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0924">
            <text:p>26.0924</text:p>
          </table:table-cell>
          <table:table-cell office:value-type="float" office:value="-0.0439307">
            <text:p>-0.0439307</text:p>
          </table:table-cell>
          <table:table-cell office:value-type="float" office:value="0.100029">
            <text:p>0.100029</text:p>
          </table:table-cell>
          <table:table-cell office:value-type="float" office:value="0.755889">
            <text:p>0.755889</text:p>
          </table:table-cell>
          <table:table-cell office:value-type="float" office:value="0.0140985">
            <text:p>0.0140985</text:p>
          </table:table-cell>
          <table:table-cell office:value-type="float" office:value="-0.043359">
            <text:p>-0.043359</text:p>
          </table:table-cell>
          <table:table-cell office:value-type="float" office:value="0.141994">
            <text:p>0.141994</text:p>
          </table:table-cell>
          <table:table-cell office:value-type="float" office:value="-0.0744735">
            <text:p>-0.0744735</text:p>
          </table:table-cell>
          <table:table-cell office:value-type="float" office:value="-0.0812092">
            <text:p>-0.0812092</text:p>
          </table:table-cell>
          <table:table-cell office:value-type="float" office:value="-0.0552514">
            <text:p>-0.0552514</text:p>
          </table:table-cell>
          <table:table-cell office:value-type="float" office:value="0.0166966">
            <text:p>0.0166966</text:p>
          </table:table-cell>
          <table:table-cell office:value-type="float" office:value="0.42209">
            <text:p>0.42209</text:p>
          </table:table-cell>
          <table:table-cell office:value-type="float" office:value="-0.616774">
            <text:p>-0.616774</text:p>
          </table:table-cell>
          <table:table-cell office:value-type="float" office:value="-0.0761596">
            <text:p>-0.0761596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1636">
            <text:p>26.1636</text:p>
          </table:table-cell>
          <table:table-cell office:value-type="float" office:value="-0.0475722">
            <text:p>-0.0475722</text:p>
          </table:table-cell>
          <table:table-cell office:value-type="float" office:value="0.0929744">
            <text:p>0.0929744</text:p>
          </table:table-cell>
          <table:table-cell office:value-type="float" office:value="0.756691">
            <text:p>0.756691</text:p>
          </table:table-cell>
          <table:table-cell office:value-type="float" office:value="0.0139356">
            <text:p>0.0139356</text:p>
          </table:table-cell>
          <table:table-cell office:value-type="float" office:value="-0.0657774">
            <text:p>-0.0657774</text:p>
          </table:table-cell>
          <table:table-cell office:value-type="float" office:value="0.151986">
            <text:p>0.151986</text:p>
          </table:table-cell>
          <table:table-cell office:value-type="float" office:value="-0.0670496">
            <text:p>-0.0670496</text:p>
          </table:table-cell>
          <table:table-cell office:value-type="float" office:value="-0.0511741">
            <text:p>-0.0511741</text:p>
          </table:table-cell>
          <table:table-cell office:value-type="float" office:value="-0.0991398">
            <text:p>-0.0991398</text:p>
          </table:table-cell>
          <table:table-cell office:value-type="float" office:value="0.0112772">
            <text:p>0.0112772</text:p>
          </table:table-cell>
          <table:table-cell office:value-type="float" office:value="0.0413757">
            <text:p>0.0413757</text:p>
          </table:table-cell>
          <table:table-cell office:value-type="float" office:value="-0.244591">
            <text:p>-0.244591</text:p>
          </table:table-cell>
          <table:table-cell office:value-type="float" office:value="0.0498373">
            <text:p>0.0498373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4297">
            <text:p>26.4297</text:p>
          </table:table-cell>
          <table:table-cell office:value-type="float" office:value="-0.0582606">
            <text:p>-0.0582606</text:p>
          </table:table-cell>
          <table:table-cell office:value-type="float" office:value="0.0492676">
            <text:p>0.0492676</text:p>
          </table:table-cell>
          <table:table-cell office:value-type="float" office:value="0.763222">
            <text:p>0.763222</text:p>
          </table:table-cell>
          <table:table-cell office:value-type="float" office:value="0.0133429">
            <text:p>0.0133429</text:p>
          </table:table-cell>
          <table:table-cell office:value-type="float" office:value="-0.0738435">
            <text:p>-0.0738435</text:p>
          </table:table-cell>
          <table:table-cell office:value-type="float" office:value="0.128391">
            <text:p>0.128391</text:p>
          </table:table-cell>
          <table:table-cell office:value-type="float" office:value="-0.0597431">
            <text:p>-0.0597431</text:p>
          </table:table-cell>
          <table:table-cell office:value-type="float" office:value="-0.0401629">
            <text:p>-0.0401629</text:p>
          </table:table-cell>
          <table:table-cell office:value-type="float" office:value="-0.164232">
            <text:p>-0.164232</text:p>
          </table:table-cell>
          <table:table-cell office:value-type="float" office:value="0.0245403">
            <text:p>0.0245403</text:p>
          </table:table-cell>
          <table:table-cell office:value-type="float" office:value="0.0700618">
            <text:p>0.0700618</text:p>
          </table:table-cell>
          <table:table-cell office:value-type="float" office:value="0.216311">
            <text:p>0.216311</text:p>
          </table:table-cell>
          <table:table-cell office:value-type="float" office:value="0.042486">
            <text:p>0.042486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7956">
            <text:p>26.7956</text:p>
          </table:table-cell>
          <table:table-cell office:value-type="float" office:value="-0.0635763">
            <text:p>-0.0635763</text:p>
          </table:table-cell>
          <table:table-cell office:value-type="float" office:value="0.0181353">
            <text:p>0.0181353</text:p>
          </table:table-cell>
          <table:table-cell office:value-type="float" office:value="0.777889">
            <text:p>0.777889</text:p>
          </table:table-cell>
          <table:table-cell office:value-type="float" office:value="0.0125688">
            <text:p>0.0125688</text:p>
          </table:table-cell>
          <table:table-cell office:value-type="float" office:value="-0.0564072">
            <text:p>-0.0564072</text:p>
          </table:table-cell>
          <table:table-cell office:value-type="float" office:value="-0.0329234">
            <text:p>-0.0329234</text:p>
          </table:table-cell>
          <table:table-cell office:value-type="float" office:value="-0.0337039">
            <text:p>-0.0337039</text:p>
          </table:table-cell>
          <table:table-cell office:value-type="float" office:value="-0.0145282">
            <text:p>-0.0145282</text:p>
          </table:table-cell>
          <table:table-cell office:value-type="float" office:value="-0.0850873">
            <text:p>-0.0850873</text:p>
          </table:table-cell>
          <table:table-cell office:value-type="float" office:value="0.0400853">
            <text:p>0.0400853</text:p>
          </table:table-cell>
          <table:table-cell office:value-type="float" office:value="0.432413">
            <text:p>0.432413</text:p>
          </table:table-cell>
          <table:table-cell office:value-type="float" office:value="-2.21647">
            <text:p>-2.21647</text:p>
          </table:table-cell>
          <table:table-cell office:value-type="float" office:value="0.219413">
            <text:p>0.219413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8967">
            <text:p>26.8967</text:p>
          </table:table-cell>
          <table:table-cell office:value-type="float" office:value="-0.0606244">
            <text:p>-0.0606244</text:p>
          </table:table-cell>
          <table:table-cell office:value-type="float" office:value="-0.0131283">
            <text:p>-0.0131283</text:p>
          </table:table-cell>
          <table:table-cell office:value-type="float" office:value="0.784185">
            <text:p>0.784185</text:p>
          </table:table-cell>
          <table:table-cell office:value-type="float" office:value="0.012363">
            <text:p>0.012363</text:p>
          </table:table-cell>
          <table:table-cell office:value-type="float" office:value="-0.0323005">
            <text:p>-0.0323005</text:p>
          </table:table-cell>
          <table:table-cell office:value-type="float" office:value="0.0545368">
            <text:p>0.0545368</text:p>
          </table:table-cell>
          <table:table-cell office:value-type="float" office:value="-0.026355">
            <text:p>-0.026355</text:p>
          </table:table-cell>
          <table:table-cell office:value-type="float" office:value="0.0291938">
            <text:p>0.0291938</text:p>
          </table:table-cell>
          <table:table-cell office:value-type="float" office:value="-0.309199">
            <text:p>-0.309199</text:p>
          </table:table-cell>
          <table:table-cell office:value-type="float" office:value="0.0622706">
            <text:p>0.0622706</text:p>
          </table:table-cell>
          <table:table-cell office:value-type="float" office:value="0.73809">
            <text:p>0.73809</text:p>
          </table:table-cell>
          <table:table-cell office:value-type="float" office:value="0.244718">
            <text:p>0.244718</text:p>
          </table:table-cell>
          <table:table-cell office:value-type="float" office:value="0.202869">
            <text:p>0.202869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9703">
            <text:p>26.9703</text:p>
          </table:table-cell>
          <table:table-cell office:value-type="float" office:value="-0.0544821">
            <text:p>-0.0544821</text:p>
          </table:table-cell>
          <table:table-cell office:value-type="float" office:value="-0.0345507">
            <text:p>-0.0345507</text:p>
          </table:table-cell>
          <table:table-cell office:value-type="float" office:value="0.789864">
            <text:p>0.789864</text:p>
          </table:table-cell>
          <table:table-cell office:value-type="float" office:value="0.0122153">
            <text:p>0.0122153</text:p>
          </table:table-cell>
          <table:table-cell office:value-type="float" office:value="-0.0862492">
            <text:p>-0.0862492</text:p>
          </table:table-cell>
          <table:table-cell office:value-type="float" office:value="0.113043">
            <text:p>0.113043</text:p>
          </table:table-cell>
          <table:table-cell office:value-type="float" office:value="-0.0341167">
            <text:p>-0.0341167</text:p>
          </table:table-cell>
          <table:table-cell office:value-type="float" office:value="0.0834929">
            <text:p>0.0834929</text:p>
          </table:table-cell>
          <table:table-cell office:value-type="float" office:value="-0.291196">
            <text:p>-0.291196</text:p>
          </table:table-cell>
          <table:table-cell office:value-type="float" office:value="0.077195">
            <text:p>0.077195</text:p>
          </table:table-cell>
          <table:table-cell office:value-type="float" office:value="-0.413739">
            <text:p>-0.413739</text:p>
          </table:table-cell>
          <table:table-cell office:value-type="float" office:value="1.63381">
            <text:p>1.63381</text:p>
          </table:table-cell>
          <table:table-cell office:value-type="float" office:value="-0.05917">
            <text:p>-0.0591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0969">
            <text:p>27.0969</text:p>
          </table:table-cell>
          <table:table-cell office:value-type="float" office:value="-0.0505441">
            <text:p>-0.0505441</text:p>
          </table:table-cell>
          <table:table-cell office:value-type="float" office:value="-0.0452249">
            <text:p>-0.0452249</text:p>
          </table:table-cell>
          <table:table-cell office:value-type="float" office:value="0.798691">
            <text:p>0.798691</text:p>
          </table:table-cell>
          <table:table-cell office:value-type="float" office:value="0.0119652">
            <text:p>0.0119652</text:p>
          </table:table-cell>
          <table:table-cell office:value-type="float" office:value="-0.055767">
            <text:p>-0.055767</text:p>
          </table:table-cell>
          <table:table-cell office:value-type="float" office:value="0.0319642">
            <text:p>0.0319642</text:p>
          </table:table-cell>
          <table:table-cell office:value-type="float" office:value="-0.0279533">
            <text:p>-0.0279533</text:p>
          </table:table-cell>
          <table:table-cell office:value-type="float" office:value="0.0310961">
            <text:p>0.0310961</text:p>
          </table:table-cell>
          <table:table-cell office:value-type="float" office:value="-0.084286">
            <text:p>-0.084286</text:p>
          </table:table-cell>
          <table:table-cell office:value-type="float" office:value="0.0697016">
            <text:p>0.0697016</text:p>
          </table:table-cell>
          <table:table-cell office:value-type="float" office:value="0.139936">
            <text:p>0.139936</text:p>
          </table:table-cell>
          <table:table-cell office:value-type="float" office:value="0.0575465">
            <text:p>0.0575465</text:p>
          </table:table-cell>
          <table:table-cell office:value-type="float" office:value="-0.0945517">
            <text:p>-0.094551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4962">
            <text:p>27.4962</text:p>
          </table:table-cell>
          <table:table-cell office:value-type="float" office:value="-0.0158139">
            <text:p>-0.0158139</text:p>
          </table:table-cell>
          <table:table-cell office:value-type="float" office:value="-0.0697055">
            <text:p>-0.0697055</text:p>
          </table:table-cell>
          <table:table-cell office:value-type="float" office:value="0.811448">
            <text:p>0.811448</text:p>
          </table:table-cell>
          <table:table-cell office:value-type="float" office:value="0.0112098">
            <text:p>0.0112098</text:p>
          </table:table-cell>
          <table:table-cell office:value-type="float" office:value="0.0353547">
            <text:p>0.0353547</text:p>
          </table:table-cell>
          <table:table-cell office:value-type="float" office:value="0.0493824">
            <text:p>0.0493824</text:p>
          </table:table-cell>
          <table:table-cell office:value-type="float" office:value="-0.0412537">
            <text:p>-0.0412537</text:p>
          </table:table-cell>
          <table:table-cell office:value-type="float" office:value="0.0869745">
            <text:p>0.0869745</text:p>
          </table:table-cell>
          <table:table-cell office:value-type="float" office:value="-0.0613068">
            <text:p>-0.0613068</text:p>
          </table:table-cell>
          <table:table-cell office:value-type="float" office:value="0.0319458">
            <text:p>0.0319458</text:p>
          </table:table-cell>
          <table:table-cell office:value-type="float" office:value="1.05087">
            <text:p>1.05087</text:p>
          </table:table-cell>
          <table:table-cell office:value-type="float" office:value="0.765392">
            <text:p>0.765392</text:p>
          </table:table-cell>
          <table:table-cell office:value-type="float" office:value="-0.496828">
            <text:p>-0.49682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596">
            <text:p>27.596</text:p>
          </table:table-cell>
          <table:table-cell office:value-type="float" office:value="0.00331594">
            <text:p>0.00331594</text:p>
          </table:table-cell>
          <table:table-cell office:value-type="float" office:value="-0.0682058">
            <text:p>-0.0682058</text:p>
          </table:table-cell>
          <table:table-cell office:value-type="float" office:value="0.809691">
            <text:p>0.809691</text:p>
          </table:table-cell>
          <table:table-cell office:value-type="float" office:value="0.0110286">
            <text:p>0.0110286</text:p>
          </table:table-cell>
          <table:table-cell office:value-type="float" office:value="-0.0583766">
            <text:p>-0.0583766</text:p>
          </table:table-cell>
          <table:table-cell office:value-type="float" office:value="-0.0325546">
            <text:p>-0.0325546</text:p>
          </table:table-cell>
          <table:table-cell office:value-type="float" office:value="0.0121416">
            <text:p>0.0121416</text:p>
          </table:table-cell>
          <table:table-cell office:value-type="float" office:value="0.191792">
            <text:p>0.191792</text:p>
          </table:table-cell>
          <table:table-cell office:value-type="float" office:value="0.0150356">
            <text:p>0.0150356</text:p>
          </table:table-cell>
          <table:table-cell office:value-type="float" office:value="-0.0176092">
            <text:p>-0.0176092</text:p>
          </table:table-cell>
          <table:table-cell office:value-type="float" office:value="-1.1169">
            <text:p>-1.1169</text:p>
          </table:table-cell>
          <table:table-cell office:value-type="float" office:value="-0.835002">
            <text:p>-0.835002</text:p>
          </table:table-cell>
          <table:table-cell office:value-type="float" office:value="0.559776">
            <text:p>0.559776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6628">
            <text:p>27.6628</text:p>
          </table:table-cell>
          <table:table-cell office:value-type="float" office:value="0.0111433">
            <text:p>0.0111433</text:p>
          </table:table-cell>
          <table:table-cell office:value-type="float" office:value="-0.0709265">
            <text:p>-0.0709265</text:p>
          </table:table-cell>
          <table:table-cell office:value-type="float" office:value="0.811012">
            <text:p>0.811012</text:p>
          </table:table-cell>
          <table:table-cell office:value-type="float" office:value="0.010909">
            <text:p>0.010909</text:p>
          </table:table-cell>
          <table:table-cell office:value-type="float" office:value="-0.00741546">
            <text:p>-0.00741546</text:p>
          </table:table-cell>
          <table:table-cell office:value-type="float" office:value="0.00957166">
            <text:p>0.00957166</text:p>
          </table:table-cell>
          <table:table-cell office:value-type="float" office:value="-0.0137878">
            <text:p>-0.0137878</text:p>
          </table:table-cell>
          <table:table-cell office:value-type="float" office:value="0.117194">
            <text:p>0.117194</text:p>
          </table:table-cell>
          <table:table-cell office:value-type="float" office:value="-0.0407341">
            <text:p>-0.0407341</text:p>
          </table:table-cell>
          <table:table-cell office:value-type="float" office:value="0.0197781">
            <text:p>0.0197781</text:p>
          </table:table-cell>
          <table:table-cell office:value-type="float" office:value="-0.23374">
            <text:p>-0.23374</text:p>
          </table:table-cell>
          <table:table-cell office:value-type="float" office:value="0.0489442">
            <text:p>0.0489442</text:p>
          </table:table-cell>
          <table:table-cell office:value-type="float" office:value="0.0172212">
            <text:p>0.0172212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8.1272">
            <text:p>28.1272</text:p>
          </table:table-cell>
          <table:table-cell office:value-type="float" office:value="0.0151519">
            <text:p>0.0151519</text:p>
          </table:table-cell>
          <table:table-cell office:value-type="float" office:value="-0.0792874">
            <text:p>-0.0792874</text:p>
          </table:table-cell>
          <table:table-cell office:value-type="float" office:value="0.823914">
            <text:p>0.823914</text:p>
          </table:table-cell>
          <table:table-cell office:value-type="float" office:value="0.010112">
            <text:p>0.010112</text:p>
          </table:table-cell>
          <table:table-cell office:value-type="float" office:value="-0.00287971">
            <text:p>-0.00287971</text:p>
          </table:table-cell>
          <table:table-cell office:value-type="float" office:value="0.00257913">
            <text:p>0.00257913</text:p>
          </table:table-cell>
          <table:table-cell office:value-type="float" office:value="0.0189992">
            <text:p>0.0189992</text:p>
          </table:table-cell>
          <table:table-cell office:value-type="float" office:value="0.00863057">
            <text:p>0.00863057</text:p>
          </table:table-cell>
          <table:table-cell office:value-type="float" office:value="-0.0180013">
            <text:p>-0.0180013</text:p>
          </table:table-cell>
          <table:table-cell office:value-type="float" office:value="0.0277767">
            <text:p>0.0277767</text:p>
          </table:table-cell>
          <table:table-cell office:value-type="float" office:value="-0.0526692">
            <text:p>-0.0526692</text:p>
          </table:table-cell>
          <table:table-cell office:value-type="float" office:value="0.038508">
            <text:p>0.038508</text:p>
          </table:table-cell>
          <table:table-cell office:value-type="float" office:value="0.357083">
            <text:p>0.357083</text:p>
          </table:table-cell>
          <table:table-cell table:number-columns-repeated="45"/>
        </table:table-row>
        <table:table-row table:style-name="ro4" table:number-rows-repeated="1048424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4T19:22:54</dc:date>
    <dc:creator>Steven Jorgensen</dc:creator>
    <meta:editing-duration>PT19M33S</meta:editing-duration>
    <meta:editing-cycles>5</meta:editing-cycles>
    <meta:generator>LibreOffice/3.5$Linux_X86_64 LibreOffice_project/350m1$Build-2</meta:generator>
    <meta:document-statistic meta:table-count="3" meta:cell-count="64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89 Sheet1.C1:Sheet1.C1 Sheet1.R2:Sheet1.R89 Sheet1.AG2:Sheet1.AG89 Sheet1.BK2:Sheet1.BK89 Sheet1.AV2:Sheet1.AV89" chart:data-source-has-labels="row" svg:x="0.77cm" svg:y="0.855cm" svg:width="12.062cm" svg:height="7.545cm">
          <chartooo:coordinate-region svg:x="1.062cm" svg:y="1.054cm" svg:width="11.5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9" chart:label-cell-address="Sheet1.C1:Sheet1.C1" chart:class="chart:scatter">
            <chart:domain table:cell-range-address="Sheet1.B2:Sheet1.B89"/>
            <chart:data-point chart:repeated="88"/>
          </chart:series>
          <chart:series chart:style-name="ch7" chart:values-cell-range-address="Sheet1.R2:Sheet1.R89" chart:class="chart:scatter">
            <chart:domain table:cell-range-address="Sheet1.Q2:Sheet1.Q89"/>
            <chart:data-point chart:repeated="88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7649">
                <text:p>0.0637649</text:p>
                <draw:g>
                  <svg:desc>Sheet1.B2:Sheet1.B89</svg:desc>
                </draw:g>
              </table:table-cell>
              <table:table-cell office:value-type="float" office:value="-0.174756">
                <text:p>-0.174756</text:p>
                <draw:g>
                  <svg:desc>Sheet1.C2:Sheet1.C89</svg:desc>
                </draw:g>
              </table:table-cell>
              <table:table-cell office:value-type="float" office:value="0.0489164">
                <text:p>0.0489164</text:p>
                <draw:g>
                  <svg:desc>Sheet1.Q2:Sheet1.Q89</svg:desc>
                </draw:g>
              </table:table-cell>
              <table:table-cell office:value-type="float" office:value="-0.176171">
                <text:p>-0.176171</text:p>
                <draw:g>
                  <svg:desc>Sheet1.R2:Sheet1.R89</svg:desc>
                </draw:g>
              </table:table-cell>
              <table:table-cell office:value-type="float" office:value="0.23834">
                <text:p>0.23834</text:p>
                <draw:g>
                  <svg:desc>Sheet1.AF2:Sheet1.AF89</svg:desc>
                </draw:g>
              </table:table-cell>
              <table:table-cell office:value-type="float" office:value="0.132846">
                <text:p>0.132846</text:p>
                <draw:g>
                  <svg:desc>Sheet1.AG2:Sheet1.AG89</svg:desc>
                </draw:g>
              </table:table-cell>
              <table:table-cell office:value-type="float" office:value="0.144498">
                <text:p>0.144498</text:p>
                <draw:g>
                  <svg:desc>Sheet1.BJ2:Sheet1.BJ89</svg:desc>
                </draw:g>
              </table:table-cell>
              <table:table-cell office:value-type="float" office:value="0.039819">
                <text:p>0.039819</text:p>
                <draw:g>
                  <svg:desc>Sheet1.BK2:Sheet1.BK89</svg:desc>
                </draw:g>
              </table:table-cell>
              <table:table-cell office:value-type="float" office:value="0.173752">
                <text:p>0.173752</text:p>
                <draw:g>
                  <svg:desc>Sheet1.AU2:Sheet1.AU89</svg:desc>
                </draw:g>
              </table:table-cell>
              <table:table-cell office:value-type="float" office:value="0.0677039">
                <text:p>0.0677039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0788">
                <text:p>0.0590788</text:p>
              </table:table-cell>
              <table:table-cell office:value-type="float" office:value="-0.164329">
                <text:p>-0.164329</text:p>
              </table:table-cell>
              <table:table-cell office:value-type="float" office:value="0.0453611">
                <text:p>0.0453611</text:p>
              </table:table-cell>
              <table:table-cell office:value-type="float" office:value="-0.174099">
                <text:p>-0.174099</text:p>
              </table:table-cell>
              <table:table-cell office:value-type="float" office:value="0.23492">
                <text:p>0.23492</text:p>
              </table:table-cell>
              <table:table-cell office:value-type="float" office:value="0.115774">
                <text:p>0.115774</text:p>
              </table:table-cell>
              <table:table-cell office:value-type="float" office:value="0.122041">
                <text:p>0.122041</text:p>
              </table:table-cell>
              <table:table-cell office:value-type="float" office:value="0.0281017">
                <text:p>0.0281017</text:p>
              </table:table-cell>
              <table:table-cell office:value-type="float" office:value="0.173282">
                <text:p>0.173282</text:p>
              </table:table-cell>
              <table:table-cell office:value-type="float" office:value="0.0684094">
                <text:p>0.0684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8388">
                <text:p>0.0708388</text:p>
              </table:table-cell>
              <table:table-cell office:value-type="float" office:value="-0.159528">
                <text:p>-0.159528</text:p>
              </table:table-cell>
              <table:table-cell office:value-type="float" office:value="0.0438514">
                <text:p>0.0438514</text:p>
              </table:table-cell>
              <table:table-cell office:value-type="float" office:value="-0.172796">
                <text:p>-0.172796</text:p>
              </table:table-cell>
              <table:table-cell office:value-type="float" office:value="0.236654">
                <text:p>0.236654</text:p>
              </table:table-cell>
              <table:table-cell office:value-type="float" office:value="0.0965451">
                <text:p>0.0965451</text:p>
              </table:table-cell>
              <table:table-cell office:value-type="float" office:value="0.12007">
                <text:p>0.12007</text:p>
              </table:table-cell>
              <table:table-cell office:value-type="float" office:value="0.034913">
                <text:p>0.034913</text:p>
              </table:table-cell>
              <table:table-cell office:value-type="float" office:value="0.171123">
                <text:p>0.171123</text:p>
              </table:table-cell>
              <table:table-cell office:value-type="float" office:value="0.0664307">
                <text:p>0.0664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7737">
                <text:p>0.0727737</text:p>
              </table:table-cell>
              <table:table-cell office:value-type="float" office:value="-0.160875">
                <text:p>-0.160875</text:p>
              </table:table-cell>
              <table:table-cell office:value-type="float" office:value="0.0465304">
                <text:p>0.0465304</text:p>
              </table:table-cell>
              <table:table-cell office:value-type="float" office:value="-0.170386">
                <text:p>-0.170386</text:p>
              </table:table-cell>
              <table:table-cell office:value-type="float" office:value="0.230378">
                <text:p>0.230378</text:p>
              </table:table-cell>
              <table:table-cell office:value-type="float" office:value="0.0975615">
                <text:p>0.0975615</text:p>
              </table:table-cell>
              <table:table-cell office:value-type="float" office:value="0.119043">
                <text:p>0.119043</text:p>
              </table:table-cell>
              <table:table-cell office:value-type="float" office:value="0.0354093">
                <text:p>0.0354093</text:p>
              </table:table-cell>
              <table:table-cell office:value-type="float" office:value="0.168426">
                <text:p>0.168426</text:p>
              </table:table-cell>
              <table:table-cell office:value-type="float" office:value="0.0628706">
                <text:p>0.0628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2458">
                <text:p>0.0732458</text:p>
              </table:table-cell>
              <table:table-cell office:value-type="float" office:value="-0.161164">
                <text:p>-0.161164</text:p>
              </table:table-cell>
              <table:table-cell office:value-type="float" office:value="0.0740071">
                <text:p>0.0740071</text:p>
              </table:table-cell>
              <table:table-cell office:value-type="float" office:value="-0.17149">
                <text:p>-0.17149</text:p>
              </table:table-cell>
              <table:table-cell office:value-type="float" office:value="0.231155">
                <text:p>0.231155</text:p>
              </table:table-cell>
              <table:table-cell office:value-type="float" office:value="0.0979982">
                <text:p>0.0979982</text:p>
              </table:table-cell>
              <table:table-cell office:value-type="float" office:value="0.118314">
                <text:p>0.118314</text:p>
              </table:table-cell>
              <table:table-cell office:value-type="float" office:value="0.0361663">
                <text:p>0.0361663</text:p>
              </table:table-cell>
              <table:table-cell office:value-type="float" office:value="0.168996">
                <text:p>0.168996</text:p>
              </table:table-cell>
              <table:table-cell office:value-type="float" office:value="0.0627159">
                <text:p>0.0627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1978">
                <text:p>0.081978</text:p>
              </table:table-cell>
              <table:table-cell office:value-type="float" office:value="-0.165995">
                <text:p>-0.165995</text:p>
              </table:table-cell>
              <table:table-cell office:value-type="float" office:value="0.0956659">
                <text:p>0.0956659</text:p>
              </table:table-cell>
              <table:table-cell office:value-type="float" office:value="-0.168721">
                <text:p>-0.168721</text:p>
              </table:table-cell>
              <table:table-cell office:value-type="float" office:value="0.226469">
                <text:p>0.226469</text:p>
              </table:table-cell>
              <table:table-cell office:value-type="float" office:value="0.0972723">
                <text:p>0.0972723</text:p>
              </table:table-cell>
              <table:table-cell office:value-type="float" office:value="0.117553">
                <text:p>0.117553</text:p>
              </table:table-cell>
              <table:table-cell office:value-type="float" office:value="0.0373632">
                <text:p>0.0373632</text:p>
              </table:table-cell>
              <table:table-cell office:value-type="float" office:value="0.170168">
                <text:p>0.170168</text:p>
              </table:table-cell>
              <table:table-cell office:value-type="float" office:value="0.0622974">
                <text:p>0.0622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1988">
                <text:p>0.0901988</text:p>
              </table:table-cell>
              <table:table-cell office:value-type="float" office:value="-0.165557">
                <text:p>-0.165557</text:p>
              </table:table-cell>
              <table:table-cell office:value-type="float" office:value="0.10869">
                <text:p>0.10869</text:p>
              </table:table-cell>
              <table:table-cell office:value-type="float" office:value="-0.164486">
                <text:p>-0.164486</text:p>
              </table:table-cell>
              <table:table-cell office:value-type="float" office:value="0.225476">
                <text:p>0.225476</text:p>
              </table:table-cell>
              <table:table-cell office:value-type="float" office:value="0.0959554">
                <text:p>0.0959554</text:p>
              </table:table-cell>
              <table:table-cell office:value-type="float" office:value="0.116833">
                <text:p>0.116833</text:p>
              </table:table-cell>
              <table:table-cell office:value-type="float" office:value="0.0358533">
                <text:p>0.0358533</text:p>
              </table:table-cell>
              <table:table-cell office:value-type="float" office:value="0.168279">
                <text:p>0.168279</text:p>
              </table:table-cell>
              <table:table-cell office:value-type="float" office:value="0.0575581">
                <text:p>0.0575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7426">
                <text:p>0.137426</text:p>
              </table:table-cell>
              <table:table-cell office:value-type="float" office:value="-0.155411">
                <text:p>-0.155411</text:p>
              </table:table-cell>
              <table:table-cell office:value-type="float" office:value="0.1476">
                <text:p>0.1476</text:p>
              </table:table-cell>
              <table:table-cell office:value-type="float" office:value="-0.136565">
                <text:p>-0.136565</text:p>
              </table:table-cell>
              <table:table-cell office:value-type="float" office:value="0.224924">
                <text:p>0.224924</text:p>
              </table:table-cell>
              <table:table-cell office:value-type="float" office:value="0.0933819">
                <text:p>0.0933819</text:p>
              </table:table-cell>
              <table:table-cell office:value-type="float" office:value="0.117362">
                <text:p>0.117362</text:p>
              </table:table-cell>
              <table:table-cell office:value-type="float" office:value="0.0360128">
                <text:p>0.0360128</text:p>
              </table:table-cell>
              <table:table-cell office:value-type="float" office:value="0.166972">
                <text:p>0.166972</text:p>
              </table:table-cell>
              <table:table-cell office:value-type="float" office:value="0.0529019">
                <text:p>0.0529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8887">
                <text:p>0.188887</text:p>
              </table:table-cell>
              <table:table-cell office:value-type="float" office:value="-0.121838">
                <text:p>-0.121838</text:p>
              </table:table-cell>
              <table:table-cell office:value-type="float" office:value="0.169497">
                <text:p>0.169497</text:p>
              </table:table-cell>
              <table:table-cell office:value-type="float" office:value="-0.100223">
                <text:p>-0.100223</text:p>
              </table:table-cell>
              <table:table-cell office:value-type="float" office:value="0.223497">
                <text:p>0.223497</text:p>
              </table:table-cell>
              <table:table-cell office:value-type="float" office:value="0.0705776">
                <text:p>0.0705776</text:p>
              </table:table-cell>
              <table:table-cell office:value-type="float" office:value="0.114801">
                <text:p>0.114801</text:p>
              </table:table-cell>
              <table:table-cell office:value-type="float" office:value="0.0364857">
                <text:p>0.0364857</text:p>
              </table:table-cell>
              <table:table-cell office:value-type="float" office:value="0.166895">
                <text:p>0.166895</text:p>
              </table:table-cell>
              <table:table-cell office:value-type="float" office:value="0.0510424">
                <text:p>0.0510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659">
                <text:p>0.199659</text:p>
              </table:table-cell>
              <table:table-cell office:value-type="float" office:value="-0.101495">
                <text:p>-0.101495</text:p>
              </table:table-cell>
              <table:table-cell office:value-type="float" office:value="0.174896">
                <text:p>0.174896</text:p>
              </table:table-cell>
              <table:table-cell office:value-type="float" office:value="-0.0843608">
                <text:p>-0.0843608</text:p>
              </table:table-cell>
              <table:table-cell office:value-type="float" office:value="0.223693">
                <text:p>0.223693</text:p>
              </table:table-cell>
              <table:table-cell office:value-type="float" office:value="0.0639094">
                <text:p>0.0639094</text:p>
              </table:table-cell>
              <table:table-cell office:value-type="float" office:value="0.114349">
                <text:p>0.114349</text:p>
              </table:table-cell>
              <table:table-cell office:value-type="float" office:value="0.0344616">
                <text:p>0.0344616</text:p>
              </table:table-cell>
              <table:table-cell office:value-type="float" office:value="0.165752">
                <text:p>0.165752</text:p>
              </table:table-cell>
              <table:table-cell office:value-type="float" office:value="0.0383992">
                <text:p>0.0383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2373">
                <text:p>0.202373</text:p>
              </table:table-cell>
              <table:table-cell office:value-type="float" office:value="-0.0947141">
                <text:p>-0.0947141</text:p>
              </table:table-cell>
              <table:table-cell office:value-type="float" office:value="0.182849">
                <text:p>0.182849</text:p>
              </table:table-cell>
              <table:table-cell office:value-type="float" office:value="-0.0574752">
                <text:p>-0.0574752</text:p>
              </table:table-cell>
              <table:table-cell office:value-type="float" office:value="0.224608">
                <text:p>0.224608</text:p>
              </table:table-cell>
              <table:table-cell office:value-type="float" office:value="0.0604973">
                <text:p>0.0604973</text:p>
              </table:table-cell>
              <table:table-cell office:value-type="float" office:value="0.114625">
                <text:p>0.114625</text:p>
              </table:table-cell>
              <table:table-cell office:value-type="float" office:value="0.0346913">
                <text:p>0.0346913</text:p>
              </table:table-cell>
              <table:table-cell office:value-type="float" office:value="0.15502">
                <text:p>0.15502</text:p>
              </table:table-cell>
              <table:table-cell office:value-type="float" office:value="-0.0336551">
                <text:p>-0.0336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6243">
                <text:p>0.206243</text:p>
              </table:table-cell>
              <table:table-cell office:value-type="float" office:value="-0.0878831">
                <text:p>-0.0878831</text:p>
              </table:table-cell>
              <table:table-cell office:value-type="float" office:value="0.180369">
                <text:p>0.180369</text:p>
              </table:table-cell>
              <table:table-cell office:value-type="float" office:value="-0.0276161">
                <text:p>-0.0276161</text:p>
              </table:table-cell>
              <table:table-cell office:value-type="float" office:value="0.226588">
                <text:p>0.226588</text:p>
              </table:table-cell>
              <table:table-cell office:value-type="float" office:value="0.0309515">
                <text:p>0.0309515</text:p>
              </table:table-cell>
              <table:table-cell office:value-type="float" office:value="0.114997">
                <text:p>0.114997</text:p>
              </table:table-cell>
              <table:table-cell office:value-type="float" office:value="0.0351023">
                <text:p>0.0351023</text:p>
              </table:table-cell>
              <table:table-cell office:value-type="float" office:value="0.149364">
                <text:p>0.149364</text:p>
              </table:table-cell>
              <table:table-cell office:value-type="float" office:value="-0.0690106">
                <text:p>-0.0690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1474">
                <text:p>0.211474</text:p>
              </table:table-cell>
              <table:table-cell office:value-type="float" office:value="-0.0764141">
                <text:p>-0.0764141</text:p>
              </table:table-cell>
              <table:table-cell office:value-type="float" office:value="0.162915">
                <text:p>0.162915</text:p>
              </table:table-cell>
              <table:table-cell office:value-type="float" office:value="0.011101">
                <text:p>0.011101</text:p>
              </table:table-cell>
              <table:table-cell office:value-type="float" office:value="0.226983">
                <text:p>0.226983</text:p>
              </table:table-cell>
              <table:table-cell office:value-type="float" office:value="0.024214">
                <text:p>0.024214</text:p>
              </table:table-cell>
              <table:table-cell office:value-type="float" office:value="0.114603">
                <text:p>0.114603</text:p>
              </table:table-cell>
              <table:table-cell office:value-type="float" office:value="0.0346907">
                <text:p>0.0346907</text:p>
              </table:table-cell>
              <table:table-cell office:value-type="float" office:value="0.146855">
                <text:p>0.146855</text:p>
              </table:table-cell>
              <table:table-cell office:value-type="float" office:value="-0.0858316">
                <text:p>-0.0858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8305">
                <text:p>0.218305</text:p>
              </table:table-cell>
              <table:table-cell office:value-type="float" office:value="-0.0610083">
                <text:p>-0.0610083</text:p>
              </table:table-cell>
              <table:table-cell office:value-type="float" office:value="0.117354">
                <text:p>0.117354</text:p>
              </table:table-cell>
              <table:table-cell office:value-type="float" office:value="0.0636417">
                <text:p>0.0636417</text:p>
              </table:table-cell>
              <table:table-cell office:value-type="float" office:value="0.226543">
                <text:p>0.226543</text:p>
              </table:table-cell>
              <table:table-cell office:value-type="float" office:value="0.0216589">
                <text:p>0.0216589</text:p>
              </table:table-cell>
              <table:table-cell office:value-type="float" office:value="0.114637">
                <text:p>0.114637</text:p>
              </table:table-cell>
              <table:table-cell office:value-type="float" office:value="0.0349254">
                <text:p>0.0349254</text:p>
              </table:table-cell>
              <table:table-cell office:value-type="float" office:value="0.144824">
                <text:p>0.144824</text:p>
              </table:table-cell>
              <table:table-cell office:value-type="float" office:value="-0.0944603">
                <text:p>-0.0944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444">
                <text:p>0.221444</text:p>
              </table:table-cell>
              <table:table-cell office:value-type="float" office:value="-0.0264407">
                <text:p>-0.0264407</text:p>
              </table:table-cell>
              <table:table-cell office:value-type="float" office:value="0.0634346">
                <text:p>0.0634346</text:p>
              </table:table-cell>
              <table:table-cell office:value-type="float" office:value="0.106111">
                <text:p>0.106111</text:p>
              </table:table-cell>
              <table:table-cell office:value-type="float" office:value="0.225822">
                <text:p>0.225822</text:p>
              </table:table-cell>
              <table:table-cell office:value-type="float" office:value="0.0102586">
                <text:p>0.0102586</text:p>
              </table:table-cell>
              <table:table-cell office:value-type="float" office:value="0.11574">
                <text:p>0.11574</text:p>
              </table:table-cell>
              <table:table-cell office:value-type="float" office:value="0.033768">
                <text:p>0.033768</text:p>
              </table:table-cell>
              <table:table-cell office:value-type="float" office:value="0.143895">
                <text:p>0.143895</text:p>
              </table:table-cell>
              <table:table-cell office:value-type="float" office:value="-0.103167">
                <text:p>-0.103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4035">
                <text:p>0.214035</text:p>
              </table:table-cell>
              <table:table-cell office:value-type="float" office:value="0.00464106">
                <text:p>0.00464106</text:p>
              </table:table-cell>
              <table:table-cell office:value-type="float" office:value="-0.00144495">
                <text:p>-0.00144495</text:p>
              </table:table-cell>
              <table:table-cell office:value-type="float" office:value="0.127181">
                <text:p>0.127181</text:p>
              </table:table-cell>
              <table:table-cell office:value-type="float" office:value="0.22106">
                <text:p>0.22106</text:p>
              </table:table-cell>
              <table:table-cell office:value-type="float" office:value="-0.00423077">
                <text:p>-0.00423077</text:p>
              </table:table-cell>
              <table:table-cell office:value-type="float" office:value="0.114311">
                <text:p>0.114311</text:p>
              </table:table-cell>
              <table:table-cell office:value-type="float" office:value="0.0288735">
                <text:p>0.0288735</text:p>
              </table:table-cell>
              <table:table-cell office:value-type="float" office:value="0.140351">
                <text:p>0.140351</text:p>
              </table:table-cell>
              <table:table-cell office:value-type="float" office:value="-0.1087">
                <text:p>-0.1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744">
                <text:p>0.170744</text:p>
              </table:table-cell>
              <table:table-cell office:value-type="float" office:value="0.0524327">
                <text:p>0.0524327</text:p>
              </table:table-cell>
              <table:table-cell office:value-type="float" office:value="-0.0357331">
                <text:p>-0.0357331</text:p>
              </table:table-cell>
              <table:table-cell office:value-type="float" office:value="0.128165">
                <text:p>0.128165</text:p>
              </table:table-cell>
              <table:table-cell office:value-type="float" office:value="0.216387">
                <text:p>0.216387</text:p>
              </table:table-cell>
              <table:table-cell office:value-type="float" office:value="-0.0448011">
                <text:p>-0.0448011</text:p>
              </table:table-cell>
              <table:table-cell office:value-type="float" office:value="0.11354">
                <text:p>0.11354</text:p>
              </table:table-cell>
              <table:table-cell office:value-type="float" office:value="0.0198829">
                <text:p>0.0198829</text:p>
              </table:table-cell>
              <table:table-cell office:value-type="float" office:value="0.139175">
                <text:p>0.139175</text:p>
              </table:table-cell>
              <table:table-cell office:value-type="float" office:value="-0.127218">
                <text:p>-0.127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8078">
                <text:p>0.158078</text:p>
              </table:table-cell>
              <table:table-cell office:value-type="float" office:value="0.0612328">
                <text:p>0.0612328</text:p>
              </table:table-cell>
              <table:table-cell office:value-type="float" office:value="-0.0690134">
                <text:p>-0.0690134</text:p>
              </table:table-cell>
              <table:table-cell office:value-type="float" office:value="0.118477">
                <text:p>0.118477</text:p>
              </table:table-cell>
              <table:table-cell office:value-type="float" office:value="0.217132">
                <text:p>0.217132</text:p>
              </table:table-cell>
              <table:table-cell office:value-type="float" office:value="-0.051788">
                <text:p>-0.051788</text:p>
              </table:table-cell>
              <table:table-cell office:value-type="float" office:value="0.112547">
                <text:p>0.112547</text:p>
              </table:table-cell>
              <table:table-cell office:value-type="float" office:value="0.00632488">
                <text:p>0.00632488</text:p>
              </table:table-cell>
              <table:table-cell office:value-type="float" office:value="0.137446">
                <text:p>0.137446</text:p>
              </table:table-cell>
              <table:table-cell office:value-type="float" office:value="-0.141666">
                <text:p>-0.141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057">
                <text:p>0.165057</text:p>
              </table:table-cell>
              <table:table-cell office:value-type="float" office:value="0.0769756">
                <text:p>0.0769756</text:p>
              </table:table-cell>
              <table:table-cell office:value-type="float" office:value="-0.0907882">
                <text:p>-0.0907882</text:p>
              </table:table-cell>
              <table:table-cell office:value-type="float" office:value="0.111314">
                <text:p>0.111314</text:p>
              </table:table-cell>
              <table:table-cell office:value-type="float" office:value="0.216081">
                <text:p>0.216081</text:p>
              </table:table-cell>
              <table:table-cell office:value-type="float" office:value="-0.0805403">
                <text:p>-0.0805403</text:p>
              </table:table-cell>
              <table:table-cell office:value-type="float" office:value="0.1123">
                <text:p>0.1123</text:p>
              </table:table-cell>
              <table:table-cell office:value-type="float" office:value="-0.00184433">
                <text:p>-0.00184433</text:p>
              </table:table-cell>
              <table:table-cell office:value-type="float" office:value="0.135618">
                <text:p>0.135618</text:p>
              </table:table-cell>
              <table:table-cell office:value-type="float" office:value="-0.148595">
                <text:p>-0.148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69839">
                <text:p>0.0669839</text:p>
              </table:table-cell>
              <table:table-cell office:value-type="float" office:value="0.0670942">
                <text:p>0.0670942</text:p>
              </table:table-cell>
              <table:table-cell office:value-type="float" office:value="-0.100088">
                <text:p>-0.100088</text:p>
              </table:table-cell>
              <table:table-cell office:value-type="float" office:value="0.106197">
                <text:p>0.106197</text:p>
              </table:table-cell>
              <table:table-cell office:value-type="float" office:value="0.201429">
                <text:p>0.201429</text:p>
              </table:table-cell>
              <table:table-cell office:value-type="float" office:value="-0.115848">
                <text:p>-0.115848</text:p>
              </table:table-cell>
              <table:table-cell office:value-type="float" office:value="0.112737">
                <text:p>0.112737</text:p>
              </table:table-cell>
              <table:table-cell office:value-type="float" office:value="-0.0129973">
                <text:p>-0.0129973</text:p>
              </table:table-cell>
              <table:table-cell office:value-type="float" office:value="0.133503">
                <text:p>0.133503</text:p>
              </table:table-cell>
              <table:table-cell office:value-type="float" office:value="-0.166676">
                <text:p>-0.166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648">
                <text:p>0.018648</text:p>
              </table:table-cell>
              <table:table-cell office:value-type="float" office:value="0.0595965">
                <text:p>0.0595965</text:p>
              </table:table-cell>
              <table:table-cell office:value-type="float" office:value="-0.148054">
                <text:p>-0.148054</text:p>
              </table:table-cell>
              <table:table-cell office:value-type="float" office:value="0.0739764">
                <text:p>0.0739764</text:p>
              </table:table-cell>
              <table:table-cell office:value-type="float" office:value="0.201478">
                <text:p>0.201478</text:p>
              </table:table-cell>
              <table:table-cell office:value-type="float" office:value="-0.120339">
                <text:p>-0.120339</text:p>
              </table:table-cell>
              <table:table-cell office:value-type="float" office:value="0.114141">
                <text:p>0.114141</text:p>
              </table:table-cell>
              <table:table-cell office:value-type="float" office:value="-0.0162032">
                <text:p>-0.0162032</text:p>
              </table:table-cell>
              <table:table-cell office:value-type="float" office:value="0.127612">
                <text:p>0.127612</text:p>
              </table:table-cell>
              <table:table-cell office:value-type="float" office:value="-0.188347">
                <text:p>-0.188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98366">
                <text:p>-0.0198366</text:p>
              </table:table-cell>
              <table:table-cell office:value-type="float" office:value="0.0521091">
                <text:p>0.0521091</text:p>
              </table:table-cell>
              <table:table-cell office:value-type="float" office:value="-0.167942">
                <text:p>-0.167942</text:p>
              </table:table-cell>
              <table:table-cell office:value-type="float" office:value="0.0438183">
                <text:p>0.0438183</text:p>
              </table:table-cell>
              <table:table-cell office:value-type="float" office:value="0.194599">
                <text:p>0.194599</text:p>
              </table:table-cell>
              <table:table-cell office:value-type="float" office:value="-0.137767">
                <text:p>-0.137767</text:p>
              </table:table-cell>
              <table:table-cell office:value-type="float" office:value="0.11252">
                <text:p>0.11252</text:p>
              </table:table-cell>
              <table:table-cell office:value-type="float" office:value="-0.0347282">
                <text:p>-0.0347282</text:p>
              </table:table-cell>
              <table:table-cell office:value-type="float" office:value="0.12713">
                <text:p>0.12713</text:p>
              </table:table-cell>
              <table:table-cell office:value-type="float" office:value="-0.194279">
                <text:p>-0.194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273724">
                <text:p>-0.0273724</text:p>
              </table:table-cell>
              <table:table-cell office:value-type="float" office:value="0.0521899">
                <text:p>0.0521899</text:p>
              </table:table-cell>
              <table:table-cell office:value-type="float" office:value="-0.181971">
                <text:p>-0.181971</text:p>
              </table:table-cell>
              <table:table-cell office:value-type="float" office:value="0.0197464">
                <text:p>0.0197464</text:p>
              </table:table-cell>
              <table:table-cell office:value-type="float" office:value="0.187716">
                <text:p>0.187716</text:p>
              </table:table-cell>
              <table:table-cell office:value-type="float" office:value="-0.148897">
                <text:p>-0.148897</text:p>
              </table:table-cell>
              <table:table-cell office:value-type="float" office:value="0.111578">
                <text:p>0.111578</text:p>
              </table:table-cell>
              <table:table-cell office:value-type="float" office:value="-0.0416683">
                <text:p>-0.0416683</text:p>
              </table:table-cell>
              <table:table-cell office:value-type="float" office:value="0.125625">
                <text:p>0.125625</text:p>
              </table:table-cell>
              <table:table-cell office:value-type="float" office:value="-0.195385">
                <text:p>-0.195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344192">
                <text:p>-0.0344192</text:p>
              </table:table-cell>
              <table:table-cell office:value-type="float" office:value="0.0501758">
                <text:p>0.0501758</text:p>
              </table:table-cell>
              <table:table-cell office:value-type="float" office:value="-0.181156">
                <text:p>-0.181156</text:p>
              </table:table-cell>
              <table:table-cell office:value-type="float" office:value="-0.0414127">
                <text:p>-0.0414127</text:p>
              </table:table-cell>
              <table:table-cell office:value-type="float" office:value="0.185214">
                <text:p>0.185214</text:p>
              </table:table-cell>
              <table:table-cell office:value-type="float" office:value="-0.156903">
                <text:p>-0.156903</text:p>
              </table:table-cell>
              <table:table-cell office:value-type="float" office:value="0.111886">
                <text:p>0.111886</text:p>
              </table:table-cell>
              <table:table-cell office:value-type="float" office:value="-0.0505266">
                <text:p>-0.0505266</text:p>
              </table:table-cell>
              <table:table-cell office:value-type="float" office:value="0.128222">
                <text:p>0.128222</text:p>
              </table:table-cell>
              <table:table-cell office:value-type="float" office:value="-0.197088">
                <text:p>-0.197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22246">
                <text:p>-0.0522246</text:p>
              </table:table-cell>
              <table:table-cell office:value-type="float" office:value="0.0387395">
                <text:p>0.0387395</text:p>
              </table:table-cell>
              <table:table-cell office:value-type="float" office:value="-0.15982">
                <text:p>-0.15982</text:p>
              </table:table-cell>
              <table:table-cell office:value-type="float" office:value="-0.0923866">
                <text:p>-0.0923866</text:p>
              </table:table-cell>
              <table:table-cell office:value-type="float" office:value="0.177648">
                <text:p>0.177648</text:p>
              </table:table-cell>
              <table:table-cell office:value-type="float" office:value="-0.180994">
                <text:p>-0.180994</text:p>
              </table:table-cell>
              <table:table-cell office:value-type="float" office:value="0.110657">
                <text:p>0.110657</text:p>
              </table:table-cell>
              <table:table-cell office:value-type="float" office:value="-0.0590584">
                <text:p>-0.0590584</text:p>
              </table:table-cell>
              <table:table-cell office:value-type="float" office:value="0.126317">
                <text:p>0.126317</text:p>
              </table:table-cell>
              <table:table-cell office:value-type="float" office:value="-0.196111">
                <text:p>-0.196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794274">
                <text:p>-0.0794274</text:p>
              </table:table-cell>
              <table:table-cell office:value-type="float" office:value="-0.00122648">
                <text:p>-0.00122648</text:p>
              </table:table-cell>
              <table:table-cell office:value-type="float" office:value="-0.108828">
                <text:p>-0.108828</text:p>
              </table:table-cell>
              <table:table-cell office:value-type="float" office:value="-0.144301">
                <text:p>-0.144301</text:p>
              </table:table-cell>
              <table:table-cell office:value-type="float" office:value="0.171348">
                <text:p>0.171348</text:p>
              </table:table-cell>
              <table:table-cell office:value-type="float" office:value="-0.197676">
                <text:p>-0.197676</text:p>
              </table:table-cell>
              <table:table-cell office:value-type="float" office:value="0.111533">
                <text:p>0.111533</text:p>
              </table:table-cell>
              <table:table-cell office:value-type="float" office:value="-0.0631217">
                <text:p>-0.0631217</text:p>
              </table:table-cell>
              <table:table-cell office:value-type="float" office:value="0.105252">
                <text:p>0.105252</text:p>
              </table:table-cell>
              <table:table-cell office:value-type="float" office:value="-0.195204">
                <text:p>-0.19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885125">
                <text:p>-0.0885125</text:p>
              </table:table-cell>
              <table:table-cell office:value-type="float" office:value="-0.0158669">
                <text:p>-0.0158669</text:p>
              </table:table-cell>
              <table:table-cell office:value-type="float" office:value="-0.0599984">
                <text:p>-0.0599984</text:p>
              </table:table-cell>
              <table:table-cell office:value-type="float" office:value="-0.168226">
                <text:p>-0.168226</text:p>
              </table:table-cell>
              <table:table-cell office:value-type="float" office:value="0.167005">
                <text:p>0.167005</text:p>
              </table:table-cell>
              <table:table-cell office:value-type="float" office:value="-0.207758">
                <text:p>-0.207758</text:p>
              </table:table-cell>
              <table:table-cell office:value-type="float" office:value="0.110491">
                <text:p>0.110491</text:p>
              </table:table-cell>
              <table:table-cell office:value-type="float" office:value="-0.0680219">
                <text:p>-0.0680219</text:p>
              </table:table-cell>
              <table:table-cell office:value-type="float" office:value="0.0632033">
                <text:p>0.0632033</text:p>
              </table:table-cell>
              <table:table-cell office:value-type="float" office:value="-0.186357">
                <text:p>-0.186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02787">
                <text:p>-0.102787</text:p>
              </table:table-cell>
              <table:table-cell office:value-type="float" office:value="-0.0556809">
                <text:p>-0.0556809</text:p>
              </table:table-cell>
              <table:table-cell office:value-type="float" office:value="-0.00566819">
                <text:p>-0.00566819</text:p>
              </table:table-cell>
              <table:table-cell office:value-type="float" office:value="-0.182136">
                <text:p>-0.182136</text:p>
              </table:table-cell>
              <table:table-cell office:value-type="float" office:value="0.16414">
                <text:p>0.16414</text:p>
              </table:table-cell>
              <table:table-cell office:value-type="float" office:value="-0.212138">
                <text:p>-0.212138</text:p>
              </table:table-cell>
              <table:table-cell office:value-type="float" office:value="0.110655">
                <text:p>0.110655</text:p>
              </table:table-cell>
              <table:table-cell office:value-type="float" office:value="-0.0707876">
                <text:p>-0.0707876</text:p>
              </table:table-cell>
              <table:table-cell office:value-type="float" office:value="0.0206161">
                <text:p>0.0206161</text:p>
              </table:table-cell>
              <table:table-cell office:value-type="float" office:value="-0.178055">
                <text:p>-0.178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02758">
                <text:p>-0.102758</text:p>
              </table:table-cell>
              <table:table-cell office:value-type="float" office:value="-0.0689609">
                <text:p>-0.0689609</text:p>
              </table:table-cell>
              <table:table-cell office:value-type="float" office:value="0.0119977">
                <text:p>0.0119977</text:p>
              </table:table-cell>
              <table:table-cell office:value-type="float" office:value="-0.190385">
                <text:p>-0.190385</text:p>
              </table:table-cell>
              <table:table-cell office:value-type="float" office:value="0.16214">
                <text:p>0.16214</text:p>
              </table:table-cell>
              <table:table-cell office:value-type="float" office:value="-0.215118">
                <text:p>-0.215118</text:p>
              </table:table-cell>
              <table:table-cell office:value-type="float" office:value="0.109363">
                <text:p>0.109363</text:p>
              </table:table-cell>
              <table:table-cell office:value-type="float" office:value="-0.078419">
                <text:p>-0.078419</text:p>
              </table:table-cell>
              <table:table-cell office:value-type="float" office:value="0.0118325">
                <text:p>0.0118325</text:p>
              </table:table-cell>
              <table:table-cell office:value-type="float" office:value="-0.174945">
                <text:p>-0.174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01152">
                <text:p>-0.101152</text:p>
              </table:table-cell>
              <table:table-cell office:value-type="float" office:value="-0.0880166">
                <text:p>-0.0880166</text:p>
              </table:table-cell>
              <table:table-cell office:value-type="float" office:value="0.0727661">
                <text:p>0.0727661</text:p>
              </table:table-cell>
              <table:table-cell office:value-type="float" office:value="-0.185123">
                <text:p>-0.185123</text:p>
              </table:table-cell>
              <table:table-cell office:value-type="float" office:value="0.16083">
                <text:p>0.16083</text:p>
              </table:table-cell>
              <table:table-cell office:value-type="float" office:value="-0.215578">
                <text:p>-0.215578</text:p>
              </table:table-cell>
              <table:table-cell office:value-type="float" office:value="0.107802">
                <text:p>0.107802</text:p>
              </table:table-cell>
              <table:table-cell office:value-type="float" office:value="-0.084628">
                <text:p>-0.084628</text:p>
              </table:table-cell>
              <table:table-cell office:value-type="float" office:value="-0.00814218">
                <text:p>-0.00814218</text:p>
              </table:table-cell>
              <table:table-cell office:value-type="float" office:value="-0.169889">
                <text:p>-0.169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923606">
                <text:p>-0.0923606</text:p>
              </table:table-cell>
              <table:table-cell office:value-type="float" office:value="-0.118484">
                <text:p>-0.118484</text:p>
              </table:table-cell>
              <table:table-cell office:value-type="float" office:value="0.122573">
                <text:p>0.122573</text:p>
              </table:table-cell>
              <table:table-cell office:value-type="float" office:value="-0.170263">
                <text:p>-0.170263</text:p>
              </table:table-cell>
              <table:table-cell office:value-type="float" office:value="0.157599">
                <text:p>0.157599</text:p>
              </table:table-cell>
              <table:table-cell office:value-type="float" office:value="-0.218262">
                <text:p>-0.218262</text:p>
              </table:table-cell>
              <table:table-cell office:value-type="float" office:value="0.108545">
                <text:p>0.108545</text:p>
              </table:table-cell>
              <table:table-cell office:value-type="float" office:value="-0.0912927">
                <text:p>-0.0912927</text:p>
              </table:table-cell>
              <table:table-cell office:value-type="float" office:value="-0.0161493">
                <text:p>-0.0161493</text:p>
              </table:table-cell>
              <table:table-cell office:value-type="float" office:value="-0.170959">
                <text:p>-0.170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818687">
                <text:p>-0.0818687</text:p>
              </table:table-cell>
              <table:table-cell office:value-type="float" office:value="-0.139031">
                <text:p>-0.139031</text:p>
              </table:table-cell>
              <table:table-cell office:value-type="float" office:value="0.159032">
                <text:p>0.159032</text:p>
              </table:table-cell>
              <table:table-cell office:value-type="float" office:value="-0.130931">
                <text:p>-0.130931</text:p>
              </table:table-cell>
              <table:table-cell office:value-type="float" office:value="0.155548">
                <text:p>0.155548</text:p>
              </table:table-cell>
              <table:table-cell office:value-type="float" office:value="-0.219142">
                <text:p>-0.219142</text:p>
              </table:table-cell>
              <table:table-cell office:value-type="float" office:value="0.108329">
                <text:p>0.108329</text:p>
              </table:table-cell>
              <table:table-cell office:value-type="float" office:value="-0.0981513">
                <text:p>-0.0981513</text:p>
              </table:table-cell>
              <table:table-cell office:value-type="float" office:value="-0.0311954">
                <text:p>-0.0311954</text:p>
              </table:table-cell>
              <table:table-cell office:value-type="float" office:value="-0.168124">
                <text:p>-0.168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20394">
                <text:p>-0.0420394</text:p>
              </table:table-cell>
              <table:table-cell office:value-type="float" office:value="-0.169407">
                <text:p>-0.169407</text:p>
              </table:table-cell>
              <table:table-cell office:value-type="float" office:value="0.172836">
                <text:p>0.172836</text:p>
              </table:table-cell>
              <table:table-cell office:value-type="float" office:value="-0.0948937">
                <text:p>-0.0948937</text:p>
              </table:table-cell>
              <table:table-cell office:value-type="float" office:value="0.153717">
                <text:p>0.153717</text:p>
              </table:table-cell>
              <table:table-cell office:value-type="float" office:value="-0.236715">
                <text:p>-0.236715</text:p>
              </table:table-cell>
              <table:table-cell office:value-type="float" office:value="0.107947">
                <text:p>0.107947</text:p>
              </table:table-cell>
              <table:table-cell office:value-type="float" office:value="-0.0989112">
                <text:p>-0.0989112</text:p>
              </table:table-cell>
              <table:table-cell office:value-type="float" office:value="-0.0417738">
                <text:p>-0.0417738</text:p>
              </table:table-cell>
              <table:table-cell office:value-type="float" office:value="-0.164545">
                <text:p>-0.16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28371">
                <text:p>-0.0228371</text:p>
              </table:table-cell>
              <table:table-cell office:value-type="float" office:value="-0.17667">
                <text:p>-0.17667</text:p>
              </table:table-cell>
              <table:table-cell office:value-type="float" office:value="0.179463">
                <text:p>0.179463</text:p>
              </table:table-cell>
              <table:table-cell office:value-type="float" office:value="-0.0471777">
                <text:p>-0.0471777</text:p>
              </table:table-cell>
              <table:table-cell office:value-type="float" office:value="0.153501">
                <text:p>0.153501</text:p>
              </table:table-cell>
              <table:table-cell office:value-type="float" office:value="-0.23959">
                <text:p>-0.23959</text:p>
              </table:table-cell>
              <table:table-cell office:value-type="float" office:value="0.107968">
                <text:p>0.107968</text:p>
              </table:table-cell>
              <table:table-cell office:value-type="float" office:value="-0.097783">
                <text:p>-0.097783</text:p>
              </table:table-cell>
              <table:table-cell office:value-type="float" office:value="-0.0452514">
                <text:p>-0.0452514</text:p>
              </table:table-cell>
              <table:table-cell office:value-type="float" office:value="-0.163527">
                <text:p>-0.163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26068">
                <text:p>0.0326068</text:p>
              </table:table-cell>
              <table:table-cell office:value-type="float" office:value="-0.190397">
                <text:p>-0.190397</text:p>
              </table:table-cell>
              <table:table-cell office:value-type="float" office:value="0.177134">
                <text:p>0.177134</text:p>
              </table:table-cell>
              <table:table-cell office:value-type="float" office:value="-0.0169555">
                <text:p>-0.0169555</text:p>
              </table:table-cell>
              <table:table-cell office:value-type="float" office:value="0.152267">
                <text:p>0.152267</text:p>
              </table:table-cell>
              <table:table-cell office:value-type="float" office:value="-0.239744">
                <text:p>-0.239744</text:p>
              </table:table-cell>
              <table:table-cell office:value-type="float" office:value="0.108864">
                <text:p>0.108864</text:p>
              </table:table-cell>
              <table:table-cell office:value-type="float" office:value="-0.0978768">
                <text:p>-0.0978768</text:p>
              </table:table-cell>
              <table:table-cell office:value-type="float" office:value="-0.0447349">
                <text:p>-0.0447349</text:p>
              </table:table-cell>
              <table:table-cell office:value-type="float" office:value="-0.162564">
                <text:p>-0.162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52077">
                <text:p>0.0452077</text:p>
              </table:table-cell>
              <table:table-cell office:value-type="float" office:value="-0.191275">
                <text:p>-0.191275</text:p>
              </table:table-cell>
              <table:table-cell office:value-type="float" office:value="0.171446">
                <text:p>0.171446</text:p>
              </table:table-cell>
              <table:table-cell office:value-type="float" office:value="0.017367">
                <text:p>0.017367</text:p>
              </table:table-cell>
              <table:table-cell office:value-type="float" office:value="0.154122">
                <text:p>0.154122</text:p>
              </table:table-cell>
              <table:table-cell office:value-type="float" office:value="-0.240129">
                <text:p>-0.240129</text:p>
              </table:table-cell>
              <table:table-cell office:value-type="float" office:value="0.105768">
                <text:p>0.105768</text:p>
              </table:table-cell>
              <table:table-cell office:value-type="float" office:value="-0.0966557">
                <text:p>-0.0966557</text:p>
              </table:table-cell>
              <table:table-cell office:value-type="float" office:value="-0.0411028">
                <text:p>-0.0411028</text:p>
              </table:table-cell>
              <table:table-cell office:value-type="float" office:value="-0.157471">
                <text:p>-0.157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39801">
                <text:p>0.0639801</text:p>
              </table:table-cell>
              <table:table-cell office:value-type="float" office:value="-0.190317">
                <text:p>-0.190317</text:p>
              </table:table-cell>
              <table:table-cell office:value-type="float" office:value="0.161897">
                <text:p>0.161897</text:p>
              </table:table-cell>
              <table:table-cell office:value-type="float" office:value="0.0512169">
                <text:p>0.0512169</text:p>
              </table:table-cell>
              <table:table-cell office:value-type="float" office:value="0.156028">
                <text:p>0.156028</text:p>
              </table:table-cell>
              <table:table-cell office:value-type="float" office:value="-0.243793">
                <text:p>-0.243793</text:p>
              </table:table-cell>
              <table:table-cell office:value-type="float" office:value="0.0822228">
                <text:p>0.0822228</text:p>
              </table:table-cell>
              <table:table-cell office:value-type="float" office:value="-0.0906222">
                <text:p>-0.0906222</text:p>
              </table:table-cell>
              <table:table-cell office:value-type="float" office:value="-0.0409505">
                <text:p>-0.0409505</text:p>
              </table:table-cell>
              <table:table-cell office:value-type="float" office:value="-0.157365">
                <text:p>-0.157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92417">
                <text:p>0.0792417</text:p>
              </table:table-cell>
              <table:table-cell office:value-type="float" office:value="-0.18727">
                <text:p>-0.18727</text:p>
              </table:table-cell>
              <table:table-cell office:value-type="float" office:value="0.154414">
                <text:p>0.154414</text:p>
              </table:table-cell>
              <table:table-cell office:value-type="float" office:value="0.0704898">
                <text:p>0.0704898</text:p>
              </table:table-cell>
              <table:table-cell office:value-type="float" office:value="0.152769">
                <text:p>0.152769</text:p>
              </table:table-cell>
              <table:table-cell office:value-type="float" office:value="-0.243191">
                <text:p>-0.243191</text:p>
              </table:table-cell>
              <table:table-cell office:value-type="float" office:value="0.0728242">
                <text:p>0.0728242</text:p>
              </table:table-cell>
              <table:table-cell office:value-type="float" office:value="-0.0911518">
                <text:p>-0.0911518</text:p>
              </table:table-cell>
              <table:table-cell office:value-type="float" office:value="-0.0418421">
                <text:p>-0.0418421</text:p>
              </table:table-cell>
              <table:table-cell office:value-type="float" office:value="-0.149903">
                <text:p>-0.149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9042">
                <text:p>0.109042</text:p>
              </table:table-cell>
              <table:table-cell office:value-type="float" office:value="-0.175947">
                <text:p>-0.175947</text:p>
              </table:table-cell>
              <table:table-cell office:value-type="float" office:value="0.142894">
                <text:p>0.142894</text:p>
              </table:table-cell>
              <table:table-cell office:value-type="float" office:value="0.0947187">
                <text:p>0.0947187</text:p>
              </table:table-cell>
              <table:table-cell office:value-type="float" office:value="0.127472">
                <text:p>0.127472</text:p>
              </table:table-cell>
              <table:table-cell office:value-type="float" office:value="-0.241239">
                <text:p>-0.241239</text:p>
              </table:table-cell>
              <table:table-cell office:value-type="float" office:value="0.0672522">
                <text:p>0.0672522</text:p>
              </table:table-cell>
              <table:table-cell office:value-type="float" office:value="-0.0910009">
                <text:p>-0.0910009</text:p>
              </table:table-cell>
              <table:table-cell office:value-type="float" office:value="-0.0333543">
                <text:p>-0.0333543</text:p>
              </table:table-cell>
              <table:table-cell office:value-type="float" office:value="-0.109067">
                <text:p>-0.109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3329">
                <text:p>0.123329</text:p>
              </table:table-cell>
              <table:table-cell office:value-type="float" office:value="-0.169795">
                <text:p>-0.169795</text:p>
              </table:table-cell>
              <table:table-cell office:value-type="float" office:value="0.130966">
                <text:p>0.130966</text:p>
              </table:table-cell>
              <table:table-cell office:value-type="float" office:value="0.10943">
                <text:p>0.10943</text:p>
              </table:table-cell>
              <table:table-cell office:value-type="float" office:value="0.124038">
                <text:p>0.124038</text:p>
              </table:table-cell>
              <table:table-cell office:value-type="float" office:value="-0.240451">
                <text:p>-0.240451</text:p>
              </table:table-cell>
              <table:table-cell office:value-type="float" office:value="0.0654434">
                <text:p>0.0654434</text:p>
              </table:table-cell>
              <table:table-cell office:value-type="float" office:value="-0.0912721">
                <text:p>-0.0912721</text:p>
              </table:table-cell>
              <table:table-cell office:value-type="float" office:value="-0.0322484">
                <text:p>-0.0322484</text:p>
              </table:table-cell>
              <table:table-cell office:value-type="float" office:value="-0.0390409">
                <text:p>-0.0390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6841">
                <text:p>0.136841</text:p>
              </table:table-cell>
              <table:table-cell office:value-type="float" office:value="-0.162758">
                <text:p>-0.162758</text:p>
              </table:table-cell>
              <table:table-cell office:value-type="float" office:value="0.0968664">
                <text:p>0.0968664</text:p>
              </table:table-cell>
              <table:table-cell office:value-type="float" office:value="0.141202">
                <text:p>0.141202</text:p>
              </table:table-cell>
              <table:table-cell office:value-type="float" office:value="0.0923168">
                <text:p>0.0923168</text:p>
              </table:table-cell>
              <table:table-cell office:value-type="float" office:value="-0.234457">
                <text:p>-0.234457</text:p>
              </table:table-cell>
              <table:table-cell office:value-type="float" office:value="0.0594568">
                <text:p>0.0594568</text:p>
              </table:table-cell>
              <table:table-cell office:value-type="float" office:value="-0.089762">
                <text:p>-0.089762</text:p>
              </table:table-cell>
              <table:table-cell office:value-type="float" office:value="-0.0338331">
                <text:p>-0.0338331</text:p>
              </table:table-cell>
              <table:table-cell office:value-type="float" office:value="-0.0131814">
                <text:p>-0.0131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983">
                <text:p>0.14983</text:p>
              </table:table-cell>
              <table:table-cell office:value-type="float" office:value="-0.151233">
                <text:p>-0.151233</text:p>
              </table:table-cell>
              <table:table-cell office:value-type="float" office:value="0.0645407">
                <text:p>0.0645407</text:p>
              </table:table-cell>
              <table:table-cell office:value-type="float" office:value="0.156597">
                <text:p>0.156597</text:p>
              </table:table-cell>
              <table:table-cell office:value-type="float" office:value="0.0814661">
                <text:p>0.0814661</text:p>
              </table:table-cell>
              <table:table-cell office:value-type="float" office:value="-0.231508">
                <text:p>-0.231508</text:p>
              </table:table-cell>
              <table:table-cell office:value-type="float" office:value="0.0575159">
                <text:p>0.0575159</text:p>
              </table:table-cell>
              <table:table-cell office:value-type="float" office:value="-0.0881588">
                <text:p>-0.0881588</text:p>
              </table:table-cell>
              <table:table-cell office:value-type="float" office:value="-0.0195775">
                <text:p>-0.0195775</text:p>
              </table:table-cell>
              <table:table-cell office:value-type="float" office:value="0.0250769">
                <text:p>0.0250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8943">
                <text:p>0.158943</text:p>
              </table:table-cell>
              <table:table-cell office:value-type="float" office:value="-0.14822">
                <text:p>-0.14822</text:p>
              </table:table-cell>
              <table:table-cell office:value-type="float" office:value="0.0220314">
                <text:p>0.0220314</text:p>
              </table:table-cell>
              <table:table-cell office:value-type="float" office:value="0.160231">
                <text:p>0.160231</text:p>
              </table:table-cell>
              <table:table-cell office:value-type="float" office:value="0.0619431">
                <text:p>0.0619431</text:p>
              </table:table-cell>
              <table:table-cell office:value-type="float" office:value="-0.229481">
                <text:p>-0.229481</text:p>
              </table:table-cell>
              <table:table-cell office:value-type="float" office:value="0.040077">
                <text:p>0.040077</text:p>
              </table:table-cell>
              <table:table-cell office:value-type="float" office:value="-0.0857015">
                <text:p>-0.0857015</text:p>
              </table:table-cell>
              <table:table-cell office:value-type="float" office:value="-0.0172928">
                <text:p>-0.0172928</text:p>
              </table:table-cell>
              <table:table-cell office:value-type="float" office:value="0.0389124">
                <text:p>0.0389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3318">
                <text:p>0.193318</text:p>
              </table:table-cell>
              <table:table-cell office:value-type="float" office:value="-0.0821356">
                <text:p>-0.0821356</text:p>
              </table:table-cell>
              <table:table-cell office:value-type="float" office:value="-0.0042473">
                <text:p>-0.0042473</text:p>
              </table:table-cell>
              <table:table-cell office:value-type="float" office:value="0.160587">
                <text:p>0.160587</text:p>
              </table:table-cell>
              <table:table-cell office:value-type="float" office:value="0.0506176">
                <text:p>0.0506176</text:p>
              </table:table-cell>
              <table:table-cell office:value-type="float" office:value="-0.226272">
                <text:p>-0.226272</text:p>
              </table:table-cell>
              <table:table-cell office:value-type="float" office:value="0.0381585">
                <text:p>0.0381585</text:p>
              </table:table-cell>
              <table:table-cell office:value-type="float" office:value="-0.087068">
                <text:p>-0.087068</text:p>
              </table:table-cell>
              <table:table-cell office:value-type="float" office:value="-0.0164232">
                <text:p>-0.0164232</text:p>
              </table:table-cell>
              <table:table-cell office:value-type="float" office:value="0.0437399">
                <text:p>0.0437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8422">
                <text:p>0.198422</text:p>
              </table:table-cell>
              <table:table-cell office:value-type="float" office:value="-0.0610122">
                <text:p>-0.0610122</text:p>
              </table:table-cell>
              <table:table-cell office:value-type="float" office:value="-0.0504705">
                <text:p>-0.0504705</text:p>
              </table:table-cell>
              <table:table-cell office:value-type="float" office:value="0.148554">
                <text:p>0.148554</text:p>
              </table:table-cell>
              <table:table-cell office:value-type="float" office:value="0.0413975">
                <text:p>0.0413975</text:p>
              </table:table-cell>
              <table:table-cell office:value-type="float" office:value="-0.221246">
                <text:p>-0.221246</text:p>
              </table:table-cell>
              <table:table-cell office:value-type="float" office:value="0.0361479">
                <text:p>0.0361479</text:p>
              </table:table-cell>
              <table:table-cell office:value-type="float" office:value="-0.0875493">
                <text:p>-0.0875493</text:p>
              </table:table-cell>
              <table:table-cell office:value-type="float" office:value="-0.0108536">
                <text:p>-0.0108536</text:p>
              </table:table-cell>
              <table:table-cell office:value-type="float" office:value="0.0564616">
                <text:p>0.0564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6765">
                <text:p>0.196765</text:p>
              </table:table-cell>
              <table:table-cell office:value-type="float" office:value="-0.0235095">
                <text:p>-0.0235095</text:p>
              </table:table-cell>
              <table:table-cell office:value-type="float" office:value="-0.093551">
                <text:p>-0.093551</text:p>
              </table:table-cell>
              <table:table-cell office:value-type="float" office:value="0.128281">
                <text:p>0.128281</text:p>
              </table:table-cell>
              <table:table-cell office:value-type="float" office:value="0.0247118">
                <text:p>0.0247118</text:p>
              </table:table-cell>
              <table:table-cell office:value-type="float" office:value="-0.215774">
                <text:p>-0.215774</text:p>
              </table:table-cell>
              <table:table-cell office:value-type="float" office:value="0.0323232">
                <text:p>0.0323232</text:p>
              </table:table-cell>
              <table:table-cell office:value-type="float" office:value="-0.0875193">
                <text:p>-0.0875193</text:p>
              </table:table-cell>
              <table:table-cell office:value-type="float" office:value="-0.00393177">
                <text:p>-0.00393177</text:p>
              </table:table-cell>
              <table:table-cell office:value-type="float" office:value="0.0715658">
                <text:p>0.07156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6814">
                <text:p>0.186814</text:p>
              </table:table-cell>
              <table:table-cell office:value-type="float" office:value="0.0226972">
                <text:p>0.0226972</text:p>
              </table:table-cell>
              <table:table-cell office:value-type="float" office:value="-0.113929">
                <text:p>-0.113929</text:p>
              </table:table-cell>
              <table:table-cell office:value-type="float" office:value="0.118409">
                <text:p>0.118409</text:p>
              </table:table-cell>
              <table:table-cell office:value-type="float" office:value="0.0217294">
                <text:p>0.0217294</text:p>
              </table:table-cell>
              <table:table-cell office:value-type="float" office:value="-0.216183">
                <text:p>-0.216183</text:p>
              </table:table-cell>
              <table:table-cell office:value-type="float" office:value="0.0207372">
                <text:p>0.0207372</text:p>
              </table:table-cell>
              <table:table-cell office:value-type="float" office:value="-0.0866792">
                <text:p>-0.0866792</text:p>
              </table:table-cell>
              <table:table-cell office:value-type="float" office:value="-0.00313169">
                <text:p>-0.00313169</text:p>
              </table:table-cell>
              <table:table-cell office:value-type="float" office:value="0.0783399">
                <text:p>0.0783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202">
                <text:p>0.17202</text:p>
              </table:table-cell>
              <table:table-cell office:value-type="float" office:value="0.0488486">
                <text:p>0.0488486</text:p>
              </table:table-cell>
              <table:table-cell office:value-type="float" office:value="-0.125783">
                <text:p>-0.125783</text:p>
              </table:table-cell>
              <table:table-cell office:value-type="float" office:value="0.112802">
                <text:p>0.112802</text:p>
              </table:table-cell>
              <table:table-cell office:value-type="float" office:value="0.00968048">
                <text:p>0.00968048</text:p>
              </table:table-cell>
              <table:table-cell office:value-type="float" office:value="-0.215584">
                <text:p>-0.215584</text:p>
              </table:table-cell>
              <table:table-cell office:value-type="float" office:value="0.0120923">
                <text:p>0.0120923</text:p>
              </table:table-cell>
              <table:table-cell office:value-type="float" office:value="-0.0855919">
                <text:p>-0.0855919</text:p>
              </table:table-cell>
              <table:table-cell office:value-type="float" office:value="-0.0031994">
                <text:p>-0.0031994</text:p>
              </table:table-cell>
              <table:table-cell office:value-type="float" office:value="0.0777134">
                <text:p>0.0777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2154">
                <text:p>0.162154</text:p>
              </table:table-cell>
              <table:table-cell office:value-type="float" office:value="0.0581018">
                <text:p>0.0581018</text:p>
              </table:table-cell>
              <table:table-cell office:value-type="float" office:value="-0.140802">
                <text:p>-0.140802</text:p>
              </table:table-cell>
              <table:table-cell office:value-type="float" office:value="0.104304">
                <text:p>0.104304</text:p>
              </table:table-cell>
              <table:table-cell office:value-type="float" office:value="0.000407631">
                <text:p>0.000407631</text:p>
              </table:table-cell>
              <table:table-cell office:value-type="float" office:value="-0.213956">
                <text:p>-0.213956</text:p>
              </table:table-cell>
              <table:table-cell office:value-type="float" office:value="0.00782108">
                <text:p>0.00782108</text:p>
              </table:table-cell>
              <table:table-cell office:value-type="float" office:value="-0.0842316">
                <text:p>-0.0842316</text:p>
              </table:table-cell>
              <table:table-cell office:value-type="float" office:value="-0.00302779">
                <text:p>-0.00302779</text:p>
              </table:table-cell>
              <table:table-cell office:value-type="float" office:value="0.0766436">
                <text:p>0.0766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5264">
                <text:p>0.115264</text:p>
              </table:table-cell>
              <table:table-cell office:value-type="float" office:value="0.100217">
                <text:p>0.100217</text:p>
              </table:table-cell>
              <table:table-cell office:value-type="float" office:value="-0.151344">
                <text:p>-0.151344</text:p>
              </table:table-cell>
              <table:table-cell office:value-type="float" office:value="0.09332">
                <text:p>0.09332</text:p>
              </table:table-cell>
              <table:table-cell office:value-type="float" office:value="-0.00952467">
                <text:p>-0.00952467</text:p>
              </table:table-cell>
              <table:table-cell office:value-type="float" office:value="-0.213186">
                <text:p>-0.213186</text:p>
              </table:table-cell>
              <table:table-cell office:value-type="float" office:value="0.00596763">
                <text:p>0.00596763</text:p>
              </table:table-cell>
              <table:table-cell office:value-type="float" office:value="-0.0823589">
                <text:p>-0.0823589</text:p>
              </table:table-cell>
              <table:table-cell office:value-type="float" office:value="-0.0040448">
                <text:p>-0.0040448</text:p>
              </table:table-cell>
              <table:table-cell office:value-type="float" office:value="0.0757998">
                <text:p>0.0757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3097">
                <text:p>0.103097</text:p>
              </table:table-cell>
              <table:table-cell office:value-type="float" office:value="0.107263">
                <text:p>0.107263</text:p>
              </table:table-cell>
              <table:table-cell office:value-type="float" office:value="-0.158176">
                <text:p>-0.158176</text:p>
              </table:table-cell>
              <table:table-cell office:value-type="float" office:value="0.0861064">
                <text:p>0.0861064</text:p>
              </table:table-cell>
              <table:table-cell office:value-type="float" office:value="-0.0335679">
                <text:p>-0.0335679</text:p>
              </table:table-cell>
              <table:table-cell office:value-type="float" office:value="-0.20967">
                <text:p>-0.20967</text:p>
              </table:table-cell>
              <table:table-cell office:value-type="float" office:value="0.00264929">
                <text:p>0.00264929</text:p>
              </table:table-cell>
              <table:table-cell office:value-type="float" office:value="-0.081338">
                <text:p>-0.081338</text:p>
              </table:table-cell>
              <table:table-cell office:value-type="float" office:value="-0.0041348">
                <text:p>-0.0041348</text:p>
              </table:table-cell>
              <table:table-cell office:value-type="float" office:value="0.07581">
                <text:p>0.07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79383">
                <text:p>0.0679383</text:p>
              </table:table-cell>
              <table:table-cell office:value-type="float" office:value="0.110199">
                <text:p>0.110199</text:p>
              </table:table-cell>
              <table:table-cell office:value-type="float" office:value="-0.1679">
                <text:p>-0.1679</text:p>
              </table:table-cell>
              <table:table-cell office:value-type="float" office:value="0.0754028">
                <text:p>0.0754028</text:p>
              </table:table-cell>
              <table:table-cell office:value-type="float" office:value="-0.0381337">
                <text:p>-0.0381337</text:p>
              </table:table-cell>
              <table:table-cell office:value-type="float" office:value="-0.208728">
                <text:p>-0.208728</text:p>
              </table:table-cell>
              <table:table-cell office:value-type="float" office:value="-0.000503539">
                <text:p>-0.000503539</text:p>
              </table:table-cell>
              <table:table-cell office:value-type="float" office:value="-0.080835">
                <text:p>-0.080835</text:p>
              </table:table-cell>
              <table:table-cell office:value-type="float" office:value="-0.0039652">
                <text:p>-0.0039652</text:p>
              </table:table-cell>
              <table:table-cell office:value-type="float" office:value="0.0753161">
                <text:p>0.0753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17738">
                <text:p>0.0417738</text:p>
              </table:table-cell>
              <table:table-cell office:value-type="float" office:value="0.107771">
                <text:p>0.107771</text:p>
              </table:table-cell>
              <table:table-cell office:value-type="float" office:value="-0.177763">
                <text:p>-0.177763</text:p>
              </table:table-cell>
              <table:table-cell office:value-type="float" office:value="0.0567441">
                <text:p>0.0567441</text:p>
              </table:table-cell>
              <table:table-cell office:value-type="float" office:value="-0.0511296">
                <text:p>-0.0511296</text:p>
              </table:table-cell>
              <table:table-cell office:value-type="float" office:value="-0.205379">
                <text:p>-0.205379</text:p>
              </table:table-cell>
              <table:table-cell office:value-type="float" office:value="0.0009212">
                <text:p>0.0009212</text:p>
              </table:table-cell>
              <table:table-cell office:value-type="float" office:value="-0.0810878">
                <text:p>-0.0810878</text:p>
              </table:table-cell>
              <table:table-cell office:value-type="float" office:value="-0.00382411">
                <text:p>-0.00382411</text:p>
              </table:table-cell>
              <table:table-cell office:value-type="float" office:value="0.0733618">
                <text:p>0.0733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8334">
                <text:p>0.0198334</text:p>
              </table:table-cell>
              <table:table-cell office:value-type="float" office:value="0.107085">
                <text:p>0.107085</text:p>
              </table:table-cell>
              <table:table-cell office:value-type="float" office:value="-0.194392">
                <text:p>-0.194392</text:p>
              </table:table-cell>
              <table:table-cell office:value-type="float" office:value="0.00522329">
                <text:p>0.00522329</text:p>
              </table:table-cell>
              <table:table-cell office:value-type="float" office:value="-0.0679888">
                <text:p>-0.0679888</text:p>
              </table:table-cell>
              <table:table-cell office:value-type="float" office:value="-0.20328">
                <text:p>-0.20328</text:p>
              </table:table-cell>
              <table:table-cell office:value-type="float" office:value="0.00182589">
                <text:p>0.00182589</text:p>
              </table:table-cell>
              <table:table-cell office:value-type="float" office:value="-0.080958">
                <text:p>-0.08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05438">
                <text:p>-0.0105438</text:p>
              </table:table-cell>
              <table:table-cell office:value-type="float" office:value="0.109002">
                <text:p>0.109002</text:p>
              </table:table-cell>
              <table:table-cell office:value-type="float" office:value="-0.195377">
                <text:p>-0.195377</text:p>
              </table:table-cell>
              <table:table-cell office:value-type="float" office:value="-0.0154899">
                <text:p>-0.0154899</text:p>
              </table:table-cell>
              <table:table-cell office:value-type="float" office:value="-0.0700276">
                <text:p>-0.0700276</text:p>
              </table:table-cell>
              <table:table-cell office:value-type="float" office:value="-0.202843">
                <text:p>-0.202843</text:p>
              </table:table-cell>
              <table:table-cell office:value-type="float" office:value="0.00278862">
                <text:p>0.00278862</text:p>
              </table:table-cell>
              <table:table-cell office:value-type="float" office:value="-0.081661">
                <text:p>-0.08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49774">
                <text:p>-0.0349774</text:p>
              </table:table-cell>
              <table:table-cell office:value-type="float" office:value="0.104713">
                <text:p>0.104713</text:p>
              </table:table-cell>
              <table:table-cell office:value-type="float" office:value="-0.178444">
                <text:p>-0.178444</text:p>
              </table:table-cell>
              <table:table-cell office:value-type="float" office:value="-0.0796101">
                <text:p>-0.0796101</text:p>
              </table:table-cell>
              <table:table-cell office:value-type="float" office:value="-0.0796103">
                <text:p>-0.0796103</text:p>
              </table:table-cell>
              <table:table-cell office:value-type="float" office:value="-0.200433">
                <text:p>-0.200433</text:p>
              </table:table-cell>
              <table:table-cell office:value-type="float" office:value="0.00492945">
                <text:p>0.00492945</text:p>
              </table:table-cell>
              <table:table-cell office:value-type="float" office:value="-0.0826127">
                <text:p>-0.082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21608">
                <text:p>-0.0821608</text:p>
              </table:table-cell>
              <table:table-cell office:value-type="float" office:value="0.0725835">
                <text:p>0.0725835</text:p>
              </table:table-cell>
              <table:table-cell office:value-type="float" office:value="-0.164493">
                <text:p>-0.164493</text:p>
              </table:table-cell>
              <table:table-cell office:value-type="float" office:value="-0.0985751">
                <text:p>-0.0985751</text:p>
              </table:table-cell>
              <table:table-cell office:value-type="float" office:value="-0.0864694">
                <text:p>-0.0864694</text:p>
              </table:table-cell>
              <table:table-cell office:value-type="float" office:value="-0.197478">
                <text:p>-0.197478</text:p>
              </table:table-cell>
              <table:table-cell office:value-type="float" office:value="0.00613735">
                <text:p>0.00613735</text:p>
              </table:table-cell>
              <table:table-cell office:value-type="float" office:value="-0.0822429">
                <text:p>-0.082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06925">
                <text:p>-0.106925</text:p>
              </table:table-cell>
              <table:table-cell office:value-type="float" office:value="0.0504731">
                <text:p>0.0504731</text:p>
              </table:table-cell>
              <table:table-cell office:value-type="float" office:value="-0.156615">
                <text:p>-0.156615</text:p>
              </table:table-cell>
              <table:table-cell office:value-type="float" office:value="-0.109031">
                <text:p>-0.109031</text:p>
              </table:table-cell>
              <table:table-cell office:value-type="float" office:value="-0.102113">
                <text:p>-0.102113</text:p>
              </table:table-cell>
              <table:table-cell office:value-type="float" office:value="-0.187643">
                <text:p>-0.187643</text:p>
              </table:table-cell>
              <table:table-cell office:value-type="float" office:value="0.00487246">
                <text:p>0.00487246</text:p>
              </table:table-cell>
              <table:table-cell office:value-type="float" office:value="-0.0826983">
                <text:p>-0.082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17117">
                <text:p>-0.117117</text:p>
              </table:table-cell>
              <table:table-cell office:value-type="float" office:value="0.0297272">
                <text:p>0.0297272</text:p>
              </table:table-cell>
              <table:table-cell office:value-type="float" office:value="-0.15049">
                <text:p>-0.15049</text:p>
              </table:table-cell>
              <table:table-cell office:value-type="float" office:value="-0.12072">
                <text:p>-0.12072</text:p>
              </table:table-cell>
              <table:table-cell office:value-type="float" office:value="-0.107778">
                <text:p>-0.107778</text:p>
              </table:table-cell>
              <table:table-cell office:value-type="float" office:value="-0.185688">
                <text:p>-0.185688</text:p>
              </table:table-cell>
              <table:table-cell office:value-type="float" office:value="0.00550648">
                <text:p>0.00550648</text:p>
              </table:table-cell>
              <table:table-cell office:value-type="float" office:value="-0.0827024">
                <text:p>-0.082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21525">
                <text:p>-0.121525</text:p>
              </table:table-cell>
              <table:table-cell office:value-type="float" office:value="0.00782247">
                <text:p>0.00782247</text:p>
              </table:table-cell>
              <table:table-cell office:value-type="float" office:value="-0.108228">
                <text:p>-0.108228</text:p>
              </table:table-cell>
              <table:table-cell office:value-type="float" office:value="-0.148877">
                <text:p>-0.148877</text:p>
              </table:table-cell>
              <table:table-cell office:value-type="float" office:value="-0.114737">
                <text:p>-0.114737</text:p>
              </table:table-cell>
              <table:table-cell office:value-type="float" office:value="-0.184954">
                <text:p>-0.184954</text:p>
              </table:table-cell>
              <table:table-cell office:value-type="float" office:value="0.00674344">
                <text:p>0.00674344</text:p>
              </table:table-cell>
              <table:table-cell office:value-type="float" office:value="-0.0814776">
                <text:p>-0.081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16976">
                <text:p>-0.116976</text:p>
              </table:table-cell>
              <table:table-cell office:value-type="float" office:value="-0.0433327">
                <text:p>-0.0433327</text:p>
              </table:table-cell>
              <table:table-cell office:value-type="float" office:value="-0.0888211">
                <text:p>-0.0888211</text:p>
              </table:table-cell>
              <table:table-cell office:value-type="float" office:value="-0.16312">
                <text:p>-0.16312</text:p>
              </table:table-cell>
              <table:table-cell office:value-type="float" office:value="-0.116503">
                <text:p>-0.116503</text:p>
              </table:table-cell>
              <table:table-cell office:value-type="float" office:value="-0.183434">
                <text:p>-0.183434</text:p>
              </table:table-cell>
              <table:table-cell office:value-type="float" office:value="0.00986798">
                <text:p>0.00986798</text:p>
              </table:table-cell>
              <table:table-cell office:value-type="float" office:value="-0.0619929">
                <text:p>-0.061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09834">
                <text:p>-0.109834</text:p>
              </table:table-cell>
              <table:table-cell office:value-type="float" office:value="-0.0634691">
                <text:p>-0.0634691</text:p>
              </table:table-cell>
              <table:table-cell office:value-type="float" office:value="-0.0745928">
                <text:p>-0.0745928</text:p>
              </table:table-cell>
              <table:table-cell office:value-type="float" office:value="-0.175698">
                <text:p>-0.175698</text:p>
              </table:table-cell>
              <table:table-cell office:value-type="float" office:value="-0.117533">
                <text:p>-0.117533</text:p>
              </table:table-cell>
              <table:table-cell office:value-type="float" office:value="-0.183751">
                <text:p>-0.183751</text:p>
              </table:table-cell>
              <table:table-cell office:value-type="float" office:value="0.0107632">
                <text:p>0.0107632</text:p>
              </table:table-cell>
              <table:table-cell office:value-type="float" office:value="-0.0558861">
                <text:p>-0.055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69715">
                <text:p>-0.0269715</text:p>
              </table:table-cell>
              <table:table-cell office:value-type="float" office:value="-0.133349">
                <text:p>-0.133349</text:p>
              </table:table-cell>
              <table:table-cell office:value-type="float" office:value="0.00791123">
                <text:p>0.00791123</text:p>
              </table:table-cell>
              <table:table-cell office:value-type="float" office:value="-0.195946">
                <text:p>-0.195946</text:p>
              </table:table-cell>
              <table:table-cell office:value-type="float" office:value="-0.118545">
                <text:p>-0.118545</text:p>
              </table:table-cell>
              <table:table-cell office:value-type="float" office:value="-0.18287">
                <text:p>-0.18287</text:p>
              </table:table-cell>
              <table:table-cell office:value-type="float" office:value="0.00923536">
                <text:p>0.00923536</text:p>
              </table:table-cell>
              <table:table-cell office:value-type="float" office:value="-0.0481166">
                <text:p>-0.048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241633">
                <text:p>-0.00241633</text:p>
              </table:table-cell>
              <table:table-cell office:value-type="float" office:value="-0.147023">
                <text:p>-0.147023</text:p>
              </table:table-cell>
              <table:table-cell office:value-type="float" office:value="0.0391219">
                <text:p>0.0391219</text:p>
              </table:table-cell>
              <table:table-cell office:value-type="float" office:value="-0.190806">
                <text:p>-0.190806</text:p>
              </table:table-cell>
              <table:table-cell office:value-type="float" office:value="-0.12561">
                <text:p>-0.12561</text:p>
              </table:table-cell>
              <table:table-cell office:value-type="float" office:value="-0.177806">
                <text:p>-0.177806</text:p>
              </table:table-cell>
              <table:table-cell office:value-type="float" office:value="0.00920152">
                <text:p>0.00920152</text:p>
              </table:table-cell>
              <table:table-cell office:value-type="float" office:value="-0.0386132">
                <text:p>-0.038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31461">
                <text:p>0.0131461</text:p>
              </table:table-cell>
              <table:table-cell office:value-type="float" office:value="-0.154097">
                <text:p>-0.154097</text:p>
              </table:table-cell>
              <table:table-cell office:value-type="float" office:value="0.078756">
                <text:p>0.078756</text:p>
              </table:table-cell>
              <table:table-cell office:value-type="float" office:value="-0.176925">
                <text:p>-0.176925</text:p>
              </table:table-cell>
              <table:table-cell office:value-type="float" office:value="-0.129179">
                <text:p>-0.129179</text:p>
              </table:table-cell>
              <table:table-cell office:value-type="float" office:value="-0.178602">
                <text:p>-0.178602</text:p>
              </table:table-cell>
              <table:table-cell office:value-type="float" office:value="0.00747752">
                <text:p>0.00747752</text:p>
              </table:table-cell>
              <table:table-cell office:value-type="float" office:value="-0.0315965">
                <text:p>-0.031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9174">
                <text:p>0.0269174</text:p>
              </table:table-cell>
              <table:table-cell office:value-type="float" office:value="-0.158949">
                <text:p>-0.158949</text:p>
              </table:table-cell>
              <table:table-cell office:value-type="float" office:value="0.10556">
                <text:p>0.10556</text:p>
              </table:table-cell>
              <table:table-cell office:value-type="float" office:value="-0.161875">
                <text:p>-0.161875</text:p>
              </table:table-cell>
              <table:table-cell office:value-type="float" office:value="-0.131787">
                <text:p>-0.131787</text:p>
              </table:table-cell>
              <table:table-cell office:value-type="float" office:value="-0.176713">
                <text:p>-0.176713</text:p>
              </table:table-cell>
              <table:table-cell office:value-type="float" office:value="0.00799136">
                <text:p>0.00799136</text:p>
              </table:table-cell>
              <table:table-cell office:value-type="float" office:value="-0.0294164">
                <text:p>-0.029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77911">
                <text:p>0.0877911</text:p>
              </table:table-cell>
              <table:table-cell office:value-type="float" office:value="-0.166588">
                <text:p>-0.166588</text:p>
              </table:table-cell>
              <table:table-cell office:value-type="float" office:value="0.109918">
                <text:p>0.109918</text:p>
              </table:table-cell>
              <table:table-cell office:value-type="float" office:value="-0.158365">
                <text:p>-0.158365</text:p>
              </table:table-cell>
              <table:table-cell office:value-type="float" office:value="-0.133111">
                <text:p>-0.133111</text:p>
              </table:table-cell>
              <table:table-cell office:value-type="float" office:value="-0.173485">
                <text:p>-0.173485</text:p>
              </table:table-cell>
              <table:table-cell office:value-type="float" office:value="0.0105437">
                <text:p>0.0105437</text:p>
              </table:table-cell>
              <table:table-cell office:value-type="float" office:value="-0.024942">
                <text:p>-0.024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6392">
                <text:p>0.116392</text:p>
              </table:table-cell>
              <table:table-cell office:value-type="float" office:value="-0.159107">
                <text:p>-0.159107</text:p>
              </table:table-cell>
              <table:table-cell office:value-type="float" office:value="0.149076">
                <text:p>0.149076</text:p>
              </table:table-cell>
              <table:table-cell office:value-type="float" office:value="-0.119143">
                <text:p>-0.119143</text:p>
              </table:table-cell>
              <table:table-cell office:value-type="float" office:value="-0.134537">
                <text:p>-0.134537</text:p>
              </table:table-cell>
              <table:table-cell office:value-type="float" office:value="-0.167038">
                <text:p>-0.167038</text:p>
              </table:table-cell>
              <table:table-cell office:value-type="float" office:value="0.0102996">
                <text:p>0.0102996</text:p>
              </table:table-cell>
              <table:table-cell office:value-type="float" office:value="-0.0218497">
                <text:p>-0.0218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5542">
                <text:p>0.125542</text:p>
              </table:table-cell>
              <table:table-cell office:value-type="float" office:value="-0.153624">
                <text:p>-0.153624</text:p>
              </table:table-cell>
              <table:table-cell office:value-type="float" office:value="0.160041">
                <text:p>0.160041</text:p>
              </table:table-cell>
              <table:table-cell office:value-type="float" office:value="-0.103635">
                <text:p>-0.103635</text:p>
              </table:table-cell>
              <table:table-cell office:value-type="float" office:value="-0.132821">
                <text:p>-0.132821</text:p>
              </table:table-cell>
              <table:table-cell office:value-type="float" office:value="-0.146758">
                <text:p>-0.146758</text:p>
              </table:table-cell>
              <table:table-cell office:value-type="float" office:value="0.00891864">
                <text:p>0.00891864</text:p>
              </table:table-cell>
              <table:table-cell office:value-type="float" office:value="-0.017454">
                <text:p>-0.01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939">
                <text:p>0.140939</text:p>
              </table:table-cell>
              <table:table-cell office:value-type="float" office:value="-0.131733">
                <text:p>-0.131733</text:p>
              </table:table-cell>
              <table:table-cell office:value-type="float" office:value="0.178582">
                <text:p>0.178582</text:p>
              </table:table-cell>
              <table:table-cell office:value-type="float" office:value="-0.0483722">
                <text:p>-0.0483722</text:p>
              </table:table-cell>
              <table:table-cell office:value-type="float" office:value="-0.132243">
                <text:p>-0.132243</text:p>
              </table:table-cell>
              <table:table-cell office:value-type="float" office:value="-0.136885">
                <text:p>-0.136885</text:p>
              </table:table-cell>
              <table:table-cell office:value-type="float" office:value="0.00927805">
                <text:p>0.00927805</text:p>
              </table:table-cell>
              <table:table-cell office:value-type="float" office:value="-0.00353093">
                <text:p>-0.0035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2721">
                <text:p>0.142721</text:p>
              </table:table-cell>
              <table:table-cell office:value-type="float" office:value="-0.129724">
                <text:p>-0.129724</text:p>
              </table:table-cell>
              <table:table-cell office:value-type="float" office:value="0.181022">
                <text:p>0.181022</text:p>
              </table:table-cell>
              <table:table-cell office:value-type="float" office:value="-0.0367509">
                <text:p>-0.0367509</text:p>
              </table:table-cell>
              <table:table-cell office:value-type="float" office:value="-0.132485">
                <text:p>-0.132485</text:p>
              </table:table-cell>
              <table:table-cell office:value-type="float" office:value="-0.119352">
                <text:p>-0.119352</text:p>
              </table:table-cell>
              <table:table-cell office:value-type="float" office:value="0.00916944">
                <text:p>0.00916944</text:p>
              </table:table-cell>
              <table:table-cell office:value-type="float" office:value="0.00264633">
                <text:p>0.0026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3188">
                <text:p>0.143188</text:p>
              </table:table-cell>
              <table:table-cell office:value-type="float" office:value="-0.129071">
                <text:p>-0.129071</text:p>
              </table:table-cell>
              <table:table-cell office:value-type="float" office:value="0.16925">
                <text:p>0.16925</text:p>
              </table:table-cell>
              <table:table-cell office:value-type="float" office:value="0.0260905">
                <text:p>0.0260905</text:p>
              </table:table-cell>
              <table:table-cell office:value-type="float" office:value="-0.133118">
                <text:p>-0.133118</text:p>
              </table:table-cell>
              <table:table-cell office:value-type="float" office:value="-0.118482">
                <text:p>-0.118482</text:p>
              </table:table-cell>
              <table:table-cell office:value-type="float" office:value="0.00978626">
                <text:p>0.00978626</text:p>
              </table:table-cell>
              <table:table-cell office:value-type="float" office:value="0.00410179">
                <text:p>0.0041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479">
                <text:p>0.144479</text:p>
              </table:table-cell>
              <table:table-cell office:value-type="float" office:value="-0.1291">
                <text:p>-0.1291</text:p>
              </table:table-cell>
              <table:table-cell office:value-type="float" office:value="0.165902">
                <text:p>0.165902</text:p>
              </table:table-cell>
              <table:table-cell office:value-type="float" office:value="0.0320997">
                <text:p>0.0320997</text:p>
              </table:table-cell>
              <table:table-cell office:value-type="float" office:value="-0.133419">
                <text:p>-0.133419</text:p>
              </table:table-cell>
              <table:table-cell office:value-type="float" office:value="-0.102802">
                <text:p>-0.102802</text:p>
              </table:table-cell>
              <table:table-cell office:value-type="float" office:value="0.00965527">
                <text:p>0.00965527</text:p>
              </table:table-cell>
              <table:table-cell office:value-type="float" office:value="0.0111253">
                <text:p>0.011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5267">
                <text:p>0.145267</text:p>
              </table:table-cell>
              <table:table-cell office:value-type="float" office:value="-0.129101">
                <text:p>-0.129101</text:p>
              </table:table-cell>
              <table:table-cell office:value-type="float" office:value="0.129301">
                <text:p>0.129301</text:p>
              </table:table-cell>
              <table:table-cell office:value-type="float" office:value="0.0721737">
                <text:p>0.0721737</text:p>
              </table:table-cell>
              <table:table-cell office:value-type="float" office:value="-0.133945">
                <text:p>-0.133945</text:p>
              </table:table-cell>
              <table:table-cell office:value-type="float" office:value="-0.0959162">
                <text:p>-0.0959162</text:p>
              </table:table-cell>
              <table:table-cell office:value-type="float" office:value="0.0101819">
                <text:p>0.0101819</text:p>
              </table:table-cell>
              <table:table-cell office:value-type="float" office:value="0.013451">
                <text:p>0.01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029">
                <text:p>0.120029</text:p>
              </table:table-cell>
              <table:table-cell office:value-type="float" office:value="0.0763421">
                <text:p>0.0763421</text:p>
              </table:table-cell>
              <table:table-cell office:value-type="float" office:value="-0.133092">
                <text:p>-0.133092</text:p>
              </table:table-cell>
              <table:table-cell office:value-type="float" office:value="-0.0930471">
                <text:p>-0.0930471</text:p>
              </table:table-cell>
              <table:table-cell office:value-type="float" office:value="0.00942262">
                <text:p>0.00942262</text:p>
              </table:table-cell>
              <table:table-cell office:value-type="float" office:value="0.0185205">
                <text:p>0.018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9166">
                <text:p>0.0989166</text:p>
              </table:table-cell>
              <table:table-cell office:value-type="float" office:value="0.086501">
                <text:p>0.086501</text:p>
              </table:table-cell>
              <table:table-cell office:value-type="float" office:value="-0.129923">
                <text:p>-0.129923</text:p>
              </table:table-cell>
              <table:table-cell office:value-type="float" office:value="-0.0851749">
                <text:p>-0.0851749</text:p>
              </table:table-cell>
              <table:table-cell office:value-type="float" office:value="0.00969897">
                <text:p>0.00969897</text:p>
              </table:table-cell>
              <table:table-cell office:value-type="float" office:value="0.0196923">
                <text:p>0.019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0704">
                <text:p>0.0570704</text:p>
              </table:table-cell>
              <table:table-cell office:value-type="float" office:value="0.11269">
                <text:p>0.11269</text:p>
              </table:table-cell>
              <table:table-cell office:value-type="float" office:value="-0.13109">
                <text:p>-0.13109</text:p>
              </table:table-cell>
              <table:table-cell office:value-type="float" office:value="-0.0476543">
                <text:p>-0.0476543</text:p>
              </table:table-cell>
              <table:table-cell office:value-type="float" office:value="0.00839933">
                <text:p>0.00839933</text:p>
              </table:table-cell>
              <table:table-cell office:value-type="float" office:value="0.0199911">
                <text:p>0.019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4078">
                <text:p>0.0334078</text:p>
              </table:table-cell>
              <table:table-cell office:value-type="float" office:value="0.124067">
                <text:p>0.124067</text:p>
              </table:table-cell>
              <table:table-cell office:value-type="float" office:value="-0.131355">
                <text:p>-0.131355</text:p>
              </table:table-cell>
              <table:table-cell office:value-type="float" office:value="-0.0397642">
                <text:p>-0.0397642</text:p>
              </table:table-cell>
              <table:table-cell office:value-type="float" office:value="0.00837116">
                <text:p>0.00837116</text:p>
              </table:table-cell>
              <table:table-cell office:value-type="float" office:value="0.0189029">
                <text:p>0.018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58014">
                <text:p>-0.00558014</text:p>
              </table:table-cell>
              <table:table-cell office:value-type="float" office:value="0.132447">
                <text:p>0.132447</text:p>
              </table:table-cell>
              <table:table-cell office:value-type="float" office:value="-0.129546">
                <text:p>-0.129546</text:p>
              </table:table-cell>
              <table:table-cell office:value-type="float" office:value="-0.0333812">
                <text:p>-0.0333812</text:p>
              </table:table-cell>
              <table:table-cell office:value-type="float" office:value="0.00775028">
                <text:p>0.00775028</text:p>
              </table:table-cell>
              <table:table-cell office:value-type="float" office:value="0.0185963">
                <text:p>0.01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2797">
                <text:p>-0.0802797</text:p>
              </table:table-cell>
              <table:table-cell office:value-type="float" office:value="0.118663">
                <text:p>0.118663</text:p>
              </table:table-cell>
              <table:table-cell office:value-type="float" office:value="-0.12775">
                <text:p>-0.12775</text:p>
              </table:table-cell>
              <table:table-cell office:value-type="float" office:value="-0.0213715">
                <text:p>-0.0213715</text:p>
              </table:table-cell>
              <table:table-cell office:value-type="float" office:value="0.00853487">
                <text:p>0.00853487</text:p>
              </table:table-cell>
              <table:table-cell office:value-type="float" office:value="0.0161849">
                <text:p>0.016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1768">
                <text:p>-0.101768</text:p>
              </table:table-cell>
              <table:table-cell office:value-type="float" office:value="0.110849">
                <text:p>0.110849</text:p>
              </table:table-cell>
              <table:table-cell office:value-type="float" office:value="-0.125714">
                <text:p>-0.125714</text:p>
              </table:table-cell>
              <table:table-cell office:value-type="float" office:value="-0.0090347">
                <text:p>-0.0090347</text:p>
              </table:table-cell>
              <table:table-cell office:value-type="float" office:value="0.00840497">
                <text:p>0.00840497</text:p>
              </table:table-cell>
              <table:table-cell office:value-type="float" office:value="0.0157518">
                <text:p>0.015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4699">
                <text:p>-0.124699</text:p>
              </table:table-cell>
              <table:table-cell office:value-type="float" office:value="0.0968538">
                <text:p>0.0968538</text:p>
              </table:table-cell>
              <table:table-cell office:value-type="float" office:value="-0.124274">
                <text:p>-0.124274</text:p>
              </table:table-cell>
              <table:table-cell office:value-type="float" office:value="-0.00381653">
                <text:p>-0.00381653</text:p>
              </table:table-cell>
              <table:table-cell office:value-type="float" office:value="0.00767912">
                <text:p>0.00767912</text:p>
              </table:table-cell>
              <table:table-cell office:value-type="float" office:value="0.0146686">
                <text:p>0.014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27">
                <text:p>-0.13327</text:p>
              </table:table-cell>
              <table:table-cell office:value-type="float" office:value="0.091752">
                <text:p>0.091752</text:p>
              </table:table-cell>
              <table:table-cell office:value-type="float" office:value="-0.123024">
                <text:p>-0.123024</text:p>
              </table:table-cell>
              <table:table-cell office:value-type="float" office:value="0.0026139">
                <text:p>0.002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4422">
                <text:p>-0.154422</text:p>
              </table:table-cell>
              <table:table-cell office:value-type="float" office:value="0.0666645">
                <text:p>0.0666645</text:p>
              </table:table-cell>
              <table:table-cell office:value-type="float" office:value="-0.119441">
                <text:p>-0.119441</text:p>
              </table:table-cell>
              <table:table-cell office:value-type="float" office:value="0.0235534">
                <text:p>0.023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0105">
                <text:p>-0.170105</text:p>
              </table:table-cell>
              <table:table-cell office:value-type="float" office:value="0.0446153">
                <text:p>0.0446153</text:p>
              </table:table-cell>
              <table:table-cell office:value-type="float" office:value="-0.11898">
                <text:p>-0.11898</text:p>
              </table:table-cell>
              <table:table-cell office:value-type="float" office:value="0.0294458">
                <text:p>0.029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9225">
                <text:p>-0.179225</text:p>
              </table:table-cell>
              <table:table-cell office:value-type="float" office:value="0.0216563">
                <text:p>0.0216563</text:p>
              </table:table-cell>
              <table:table-cell office:value-type="float" office:value="-0.115351">
                <text:p>-0.115351</text:p>
              </table:table-cell>
              <table:table-cell office:value-type="float" office:value="0.0439318">
                <text:p>0.043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0341">
                <text:p>-0.180341</text:p>
              </table:table-cell>
              <table:table-cell office:value-type="float" office:value="-0.00113131">
                <text:p>-0.00113131</text:p>
              </table:table-cell>
              <table:table-cell office:value-type="float" office:value="-0.114629">
                <text:p>-0.114629</text:p>
              </table:table-cell>
              <table:table-cell office:value-type="float" office:value="0.0458533">
                <text:p>0.04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8743">
                <text:p>-0.178743</text:p>
              </table:table-cell>
              <table:table-cell office:value-type="float" office:value="-0.0188799">
                <text:p>-0.0188799</text:p>
              </table:table-cell>
              <table:table-cell office:value-type="float" office:value="-0.113393">
                <text:p>-0.113393</text:p>
              </table:table-cell>
              <table:table-cell office:value-type="float" office:value="0.052049">
                <text:p>0.05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89" chart:data-source-has-labels="row" svg:x="0.77cm" svg:y="0.855cm" svg:width="12.089cm" svg:height="7.545cm">
          <chartooo:coordinate-region svg:x="1.603cm" svg:y="1.054cm" svg:width="11.01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0482989">
                <text:p>-0.00482989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91074">
                <text:p>-0.0091074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0486992">
                <text:p>-0.00486992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844136">
                <text:p>-0.00844136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0503091">
                <text:p>-0.00503091</text:p>
                <draw:g>
                  <svg:desc>Sheet1.U2:Sheet1.U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43">
                <text:p>0.94743</text:p>
              </table:table-cell>
              <table:table-cell office:value-type="float" office:value="-0.00208458">
                <text:p>-0.00208458</text:p>
              </table:table-cell>
              <table:table-cell office:value-type="float" office:value="0.986835">
                <text:p>0.986835</text:p>
              </table:table-cell>
              <table:table-cell office:value-type="float" office:value="NaN">
                <text:p>NaN</text:p>
              </table:table-cell>
              <table:table-cell office:value-type="float" office:value="0.962436">
                <text:p>0.962436</text:p>
              </table:table-cell>
              <table:table-cell office:value-type="float" office:value="0.0108864">
                <text:p>0.0108864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765794">
                <text:p>-0.00765794</text:p>
              </table:table-cell>
              <table:table-cell office:value-type="float" office:value="0.967921">
                <text:p>0.967921</text:p>
              </table:table-cell>
              <table:table-cell office:value-type="float" office:value="-0.0011153">
                <text:p>-0.0011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8088">
                <text:p>0.878088</text:p>
              </table:table-cell>
              <table:table-cell office:value-type="float" office:value="-0.0043257">
                <text:p>-0.0043257</text:p>
              </table:table-cell>
              <table:table-cell office:value-type="float" office:value="0.940003">
                <text:p>0.940003</text:p>
              </table:table-cell>
              <table:table-cell office:value-type="float" office:value="0.00698723">
                <text:p>0.00698723</text:p>
              </table:table-cell>
              <table:table-cell office:value-type="float" office:value="0.893302">
                <text:p>0.893302</text:p>
              </table:table-cell>
              <table:table-cell office:value-type="float" office:value="0.0341865">
                <text:p>0.0341865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694538">
                <text:p>-0.00694538</text:p>
              </table:table-cell>
              <table:table-cell office:value-type="float" office:value="0.941957">
                <text:p>0.941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1564">
                <text:p>0.821564</text:p>
              </table:table-cell>
              <table:table-cell office:value-type="float" office:value="-0.00640063">
                <text:p>-0.00640063</text:p>
              </table:table-cell>
              <table:table-cell office:value-type="float" office:value="0.781273">
                <text:p>0.781273</text:p>
              </table:table-cell>
              <table:table-cell office:value-type="float" office:value="0.0362254">
                <text:p>0.0362254</text:p>
              </table:table-cell>
              <table:table-cell office:value-type="float" office:value="0.796642">
                <text:p>0.796642</text:p>
              </table:table-cell>
              <table:table-cell office:value-type="float" office:value="0.0758206">
                <text:p>0.0758206</text:p>
              </table:table-cell>
              <table:table-cell office:value-type="float" office:value="0.824133">
                <text:p>0.824133</text:p>
              </table:table-cell>
              <table:table-cell office:value-type="float" office:value="-0.00203598">
                <text:p>-0.00203598</text:p>
              </table:table-cell>
              <table:table-cell office:value-type="float" office:value="0.901133">
                <text:p>0.901133</text:p>
              </table:table-cell>
              <table:table-cell office:value-type="float" office:value="0.0216239">
                <text:p>0.0216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336">
                <text:p>0.787336</text:p>
              </table:table-cell>
              <table:table-cell office:value-type="float" office:value="-0.00696872">
                <text:p>-0.00696872</text:p>
              </table:table-cell>
              <table:table-cell office:value-type="float" office:value="0.757431">
                <text:p>0.757431</text:p>
              </table:table-cell>
              <table:table-cell office:value-type="float" office:value="0.0390647">
                <text:p>0.0390647</text:p>
              </table:table-cell>
              <table:table-cell office:value-type="float" office:value="0.784716">
                <text:p>0.784716</text:p>
              </table:table-cell>
              <table:table-cell office:value-type="float" office:value="0.0643917">
                <text:p>0.0643917</text:p>
              </table:table-cell>
              <table:table-cell office:value-type="float" office:value="0.794794">
                <text:p>0.794794</text:p>
              </table:table-cell>
              <table:table-cell office:value-type="float" office:value="0.00159429">
                <text:p>0.00159429</text:p>
              </table:table-cell>
              <table:table-cell office:value-type="float" office:value="0.862836">
                <text:p>0.862836</text:p>
              </table:table-cell>
              <table:table-cell office:value-type="float" office:value="0.111098">
                <text:p>0.111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4022">
                <text:p>0.684022</text:p>
              </table:table-cell>
              <table:table-cell office:value-type="float" office:value="0.0312838">
                <text:p>0.0312838</text:p>
              </table:table-cell>
              <table:table-cell office:value-type="float" office:value="0.724538">
                <text:p>0.724538</text:p>
              </table:table-cell>
              <table:table-cell office:value-type="float" office:value="0.0449353">
                <text:p>0.0449353</text:p>
              </table:table-cell>
              <table:table-cell office:value-type="float" office:value="0.733717">
                <text:p>0.733717</text:p>
              </table:table-cell>
              <table:table-cell office:value-type="float" office:value="0.0811539">
                <text:p>0.0811539</text:p>
              </table:table-cell>
              <table:table-cell office:value-type="float" office:value="0.752391">
                <text:p>0.752391</text:p>
              </table:table-cell>
              <table:table-cell office:value-type="float" office:value="0.00533115">
                <text:p>0.00533115</text:p>
              </table:table-cell>
              <table:table-cell office:value-type="float" office:value="0.849436">
                <text:p>0.849436</text:p>
              </table:table-cell>
              <table:table-cell office:value-type="float" office:value="0.0431928">
                <text:p>0.0431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8323">
                <text:p>0.668323</text:p>
              </table:table-cell>
              <table:table-cell office:value-type="float" office:value="0.0110058">
                <text:p>0.0110058</text:p>
              </table:table-cell>
              <table:table-cell office:value-type="float" office:value="0.60874">
                <text:p>0.60874</text:p>
              </table:table-cell>
              <table:table-cell office:value-type="float" office:value="0.0626856">
                <text:p>0.0626856</text:p>
              </table:table-cell>
              <table:table-cell office:value-type="float" office:value="0.711371">
                <text:p>0.711371</text:p>
              </table:table-cell>
              <table:table-cell office:value-type="float" office:value="0.0870228">
                <text:p>0.0870228</text:p>
              </table:table-cell>
              <table:table-cell office:value-type="float" office:value="0.732088">
                <text:p>0.732088</text:p>
              </table:table-cell>
              <table:table-cell office:value-type="float" office:value="0.015573">
                <text:p>0.015573</text:p>
              </table:table-cell>
              <table:table-cell office:value-type="float" office:value="0.840039">
                <text:p>0.840039</text:p>
              </table:table-cell>
              <table:table-cell office:value-type="float" office:value="0.0747946">
                <text:p>0.0747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8896">
                <text:p>0.598896</text:p>
              </table:table-cell>
              <table:table-cell office:value-type="float" office:value="0.0498621">
                <text:p>0.0498621</text:p>
              </table:table-cell>
              <table:table-cell office:value-type="float" office:value="0.559743">
                <text:p>0.559743</text:p>
              </table:table-cell>
              <table:table-cell office:value-type="float" office:value="0.0709965">
                <text:p>0.0709965</text:p>
              </table:table-cell>
              <table:table-cell office:value-type="float" office:value="0.680525">
                <text:p>0.680525</text:p>
              </table:table-cell>
              <table:table-cell office:value-type="float" office:value="0.0965171">
                <text:p>0.0965171</text:p>
              </table:table-cell>
              <table:table-cell office:value-type="float" office:value="0.718476">
                <text:p>0.718476</text:p>
              </table:table-cell>
              <table:table-cell office:value-type="float" office:value="0.0109373">
                <text:p>0.0109373</text:p>
              </table:table-cell>
              <table:table-cell office:value-type="float" office:value="0.807121">
                <text:p>0.807121</text:p>
              </table:table-cell>
              <table:table-cell office:value-type="float" office:value="0.103671">
                <text:p>0.103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2596">
                <text:p>0.482596</text:p>
              </table:table-cell>
              <table:table-cell office:value-type="float" office:value="0.0863581">
                <text:p>0.0863581</text:p>
              </table:table-cell>
              <table:table-cell office:value-type="float" office:value="0.533115">
                <text:p>0.533115</text:p>
              </table:table-cell>
              <table:table-cell office:value-type="float" office:value="0.0741546">
                <text:p>0.0741546</text:p>
              </table:table-cell>
              <table:table-cell office:value-type="float" office:value="0.620975">
                <text:p>0.620975</text:p>
              </table:table-cell>
              <table:table-cell office:value-type="float" office:value="0.118824">
                <text:p>0.118824</text:p>
              </table:table-cell>
              <table:table-cell office:value-type="float" office:value="0.635525">
                <text:p>0.635525</text:p>
              </table:table-cell>
              <table:table-cell office:value-type="float" office:value="0.0201054">
                <text:p>0.0201054</text:p>
              </table:table-cell>
              <table:table-cell office:value-type="float" office:value="0.777198">
                <text:p>0.777198</text:p>
              </table:table-cell>
              <table:table-cell office:value-type="float" office:value="0.125125">
                <text:p>0.125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6948">
                <text:p>0.456948</text:p>
              </table:table-cell>
              <table:table-cell office:value-type="float" office:value="0.0858274">
                <text:p>0.0858274</text:p>
              </table:table-cell>
              <table:table-cell office:value-type="float" office:value="0.50107">
                <text:p>0.50107</text:p>
              </table:table-cell>
              <table:table-cell office:value-type="float" office:value="0.0771514">
                <text:p>0.0771514</text:p>
              </table:table-cell>
              <table:table-cell office:value-type="float" office:value="0.61015">
                <text:p>0.61015</text:p>
              </table:table-cell>
              <table:table-cell office:value-type="float" office:value="0.188686">
                <text:p>0.188686</text:p>
              </table:table-cell>
              <table:table-cell office:value-type="float" office:value="0.609193">
                <text:p>0.609193</text:p>
              </table:table-cell>
              <table:table-cell office:value-type="float" office:value="0.0263562">
                <text:p>0.0263562</text:p>
              </table:table-cell>
              <table:table-cell office:value-type="float" office:value="0.768814">
                <text:p>0.768814</text:p>
              </table:table-cell>
              <table:table-cell office:value-type="float" office:value="0.132431">
                <text:p>0.132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0939">
                <text:p>0.440939</text:p>
              </table:table-cell>
              <table:table-cell office:value-type="float" office:value="0.114883">
                <text:p>0.114883</text:p>
              </table:table-cell>
              <table:table-cell office:value-type="float" office:value="0.44245">
                <text:p>0.44245</text:p>
              </table:table-cell>
              <table:table-cell office:value-type="float" office:value="0.0771323">
                <text:p>0.0771323</text:p>
              </table:table-cell>
              <table:table-cell office:value-type="float" office:value="0.60704">
                <text:p>0.60704</text:p>
              </table:table-cell>
              <table:table-cell office:value-type="float" office:value="0.120452">
                <text:p>0.120452</text:p>
              </table:table-cell>
              <table:table-cell office:value-type="float" office:value="0.597956">
                <text:p>0.597956</text:p>
              </table:table-cell>
              <table:table-cell office:value-type="float" office:value="0.0251397">
                <text:p>0.0251397</text:p>
              </table:table-cell>
              <table:table-cell office:value-type="float" office:value="0.752816">
                <text:p>0.752816</text:p>
              </table:table-cell>
              <table:table-cell office:value-type="float" office:value="0.112385">
                <text:p>0.112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2768">
                <text:p>0.432768</text:p>
              </table:table-cell>
              <table:table-cell office:value-type="float" office:value="0.0963115">
                <text:p>0.0963115</text:p>
              </table:table-cell>
              <table:table-cell office:value-type="float" office:value="0.406105">
                <text:p>0.406105</text:p>
              </table:table-cell>
              <table:table-cell office:value-type="float" office:value="0.0789131">
                <text:p>0.0789131</text:p>
              </table:table-cell>
              <table:table-cell office:value-type="float" office:value="0.571541">
                <text:p>0.571541</text:p>
              </table:table-cell>
              <table:table-cell office:value-type="float" office:value="0.135544">
                <text:p>0.135544</text:p>
              </table:table-cell>
              <table:table-cell office:value-type="float" office:value="0.58079">
                <text:p>0.58079</text:p>
              </table:table-cell>
              <table:table-cell office:value-type="float" office:value="0.0253878">
                <text:p>0.0253878</text:p>
              </table:table-cell>
              <table:table-cell office:value-type="float" office:value="0.737095">
                <text:p>0.737095</text:p>
              </table:table-cell>
              <table:table-cell office:value-type="float" office:value="0.118768">
                <text:p>0.118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8497">
                <text:p>0.418497</text:p>
              </table:table-cell>
              <table:table-cell office:value-type="float" office:value="0.101042">
                <text:p>0.101042</text:p>
              </table:table-cell>
              <table:table-cell office:value-type="float" office:value="0.354394">
                <text:p>0.354394</text:p>
              </table:table-cell>
              <table:table-cell office:value-type="float" office:value="0.0759783">
                <text:p>0.0759783</text:p>
              </table:table-cell>
              <table:table-cell office:value-type="float" office:value="0.550393">
                <text:p>0.550393</text:p>
              </table:table-cell>
              <table:table-cell office:value-type="float" office:value="0.12439">
                <text:p>0.12439</text:p>
              </table:table-cell>
              <table:table-cell office:value-type="float" office:value="0.565434">
                <text:p>0.565434</text:p>
              </table:table-cell>
              <table:table-cell office:value-type="float" office:value="0.0297243">
                <text:p>0.0297243</text:p>
              </table:table-cell>
              <table:table-cell office:value-type="float" office:value="0.713698">
                <text:p>0.713698</text:p>
              </table:table-cell>
              <table:table-cell office:value-type="float" office:value="0.100451">
                <text:p>0.100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1915">
                <text:p>0.391915</text:p>
              </table:table-cell>
              <table:table-cell office:value-type="float" office:value="0.10392">
                <text:p>0.10392</text:p>
              </table:table-cell>
              <table:table-cell office:value-type="float" office:value="0.346176">
                <text:p>0.346176</text:p>
              </table:table-cell>
              <table:table-cell office:value-type="float" office:value="0.0869421">
                <text:p>0.0869421</text:p>
              </table:table-cell>
              <table:table-cell office:value-type="float" office:value="0.546323">
                <text:p>0.546323</text:p>
              </table:table-cell>
              <table:table-cell office:value-type="float" office:value="0.145797">
                <text:p>0.145797</text:p>
              </table:table-cell>
              <table:table-cell office:value-type="float" office:value="0.535602">
                <text:p>0.535602</text:p>
              </table:table-cell>
              <table:table-cell office:value-type="float" office:value="0.0336724">
                <text:p>0.0336724</text:p>
              </table:table-cell>
              <table:table-cell office:value-type="float" office:value="0.681949">
                <text:p>0.681949</text:p>
              </table:table-cell>
              <table:table-cell office:value-type="float" office:value="0.060145">
                <text:p>0.060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7366">
                <text:p>0.367366</text:p>
              </table:table-cell>
              <table:table-cell office:value-type="float" office:value="0.101216">
                <text:p>0.101216</text:p>
              </table:table-cell>
              <table:table-cell office:value-type="float" office:value="0.325249">
                <text:p>0.325249</text:p>
              </table:table-cell>
              <table:table-cell office:value-type="float" office:value="0.0858273">
                <text:p>0.0858273</text:p>
              </table:table-cell>
              <table:table-cell office:value-type="float" office:value="0.52607">
                <text:p>0.52607</text:p>
              </table:table-cell>
              <table:table-cell office:value-type="float" office:value="0.148763">
                <text:p>0.148763</text:p>
              </table:table-cell>
              <table:table-cell office:value-type="float" office:value="0.475667">
                <text:p>0.475667</text:p>
              </table:table-cell>
              <table:table-cell office:value-type="float" office:value="0.0395755">
                <text:p>0.0395755</text:p>
              </table:table-cell>
              <table:table-cell office:value-type="float" office:value="0.650355">
                <text:p>0.650355</text:p>
              </table:table-cell>
              <table:table-cell office:value-type="float" office:value="-0.00225573">
                <text:p>-0.00225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7221">
                <text:p>0.337221</text:p>
              </table:table-cell>
              <table:table-cell office:value-type="float" office:value="0.0816022">
                <text:p>0.0816022</text:p>
              </table:table-cell>
              <table:table-cell office:value-type="float" office:value="0.305679">
                <text:p>0.305679</text:p>
              </table:table-cell>
              <table:table-cell office:value-type="float" office:value="0.0889758">
                <text:p>0.0889758</text:p>
              </table:table-cell>
              <table:table-cell office:value-type="float" office:value="0.494104">
                <text:p>0.494104</text:p>
              </table:table-cell>
              <table:table-cell office:value-type="float" office:value="0.156057">
                <text:p>0.156057</text:p>
              </table:table-cell>
              <table:table-cell office:value-type="float" office:value="0.458732">
                <text:p>0.458732</text:p>
              </table:table-cell>
              <table:table-cell office:value-type="float" office:value="0.0438938">
                <text:p>0.0438938</text:p>
              </table:table-cell>
              <table:table-cell office:value-type="float" office:value="0.622493">
                <text:p>0.622493</text:p>
              </table:table-cell>
              <table:table-cell office:value-type="float" office:value="-0.103304">
                <text:p>-0.103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5208">
                <text:p>0.305208</text:p>
              </table:table-cell>
              <table:table-cell office:value-type="float" office:value="0.0457097">
                <text:p>0.0457097</text:p>
              </table:table-cell>
              <table:table-cell office:value-type="float" office:value="0.294498">
                <text:p>0.294498</text:p>
              </table:table-cell>
              <table:table-cell office:value-type="float" office:value="0.0887634">
                <text:p>0.0887634</text:p>
              </table:table-cell>
              <table:table-cell office:value-type="float" office:value="0.460556">
                <text:p>0.460556</text:p>
              </table:table-cell>
              <table:table-cell office:value-type="float" office:value="0.170627">
                <text:p>0.170627</text:p>
              </table:table-cell>
              <table:table-cell office:value-type="float" office:value="0.437356">
                <text:p>0.437356</text:p>
              </table:table-cell>
              <table:table-cell office:value-type="float" office:value="0.0455005">
                <text:p>0.0455005</text:p>
              </table:table-cell>
              <table:table-cell office:value-type="float" office:value="0.611837">
                <text:p>0.611837</text:p>
              </table:table-cell>
              <table:table-cell office:value-type="float" office:value="-0.280971">
                <text:p>-0.280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2351">
                <text:p>0.292351</text:p>
              </table:table-cell>
              <table:table-cell office:value-type="float" office:value="0.0573207">
                <text:p>0.0573207</text:p>
              </table:table-cell>
              <table:table-cell office:value-type="float" office:value="0.263722">
                <text:p>0.263722</text:p>
              </table:table-cell>
              <table:table-cell office:value-type="float" office:value="0.0920606">
                <text:p>0.0920606</text:p>
              </table:table-cell>
              <table:table-cell office:value-type="float" office:value="0.448873">
                <text:p>0.448873</text:p>
              </table:table-cell>
              <table:table-cell office:value-type="float" office:value="0.167989">
                <text:p>0.167989</text:p>
              </table:table-cell>
              <table:table-cell office:value-type="float" office:value="0.403011">
                <text:p>0.403011</text:p>
              </table:table-cell>
              <table:table-cell office:value-type="float" office:value="0.0489383">
                <text:p>0.0489383</text:p>
              </table:table-cell>
              <table:table-cell office:value-type="float" office:value="0.605552">
                <text:p>0.605552</text:p>
              </table:table-cell>
              <table:table-cell office:value-type="float" office:value="-0.0342178">
                <text:p>-0.0342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9795">
                <text:p>0.279795</text:p>
              </table:table-cell>
              <table:table-cell office:value-type="float" office:value="-0.0329008">
                <text:p>-0.0329008</text:p>
              </table:table-cell>
              <table:table-cell office:value-type="float" office:value="0.244885">
                <text:p>0.244885</text:p>
              </table:table-cell>
              <table:table-cell office:value-type="float" office:value="0.0932032">
                <text:p>0.0932032</text:p>
              </table:table-cell>
              <table:table-cell office:value-type="float" office:value="0.42246">
                <text:p>0.42246</text:p>
              </table:table-cell>
              <table:table-cell office:value-type="float" office:value="0.173887">
                <text:p>0.173887</text:p>
              </table:table-cell>
              <table:table-cell office:value-type="float" office:value="0.395834">
                <text:p>0.395834</text:p>
              </table:table-cell>
              <table:table-cell office:value-type="float" office:value="0.0505354">
                <text:p>0.0505354</text:p>
              </table:table-cell>
              <table:table-cell office:value-type="float" office:value="0.586064">
                <text:p>0.586064</text:p>
              </table:table-cell>
              <table:table-cell office:value-type="float" office:value="-0.165269">
                <text:p>-0.165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2327">
                <text:p>0.262327</text:p>
              </table:table-cell>
              <table:table-cell office:value-type="float" office:value="-0.068301">
                <text:p>-0.068301</text:p>
              </table:table-cell>
              <table:table-cell office:value-type="float" office:value="0.229753">
                <text:p>0.229753</text:p>
              </table:table-cell>
              <table:table-cell office:value-type="float" office:value="0.0938876">
                <text:p>0.0938876</text:p>
              </table:table-cell>
              <table:table-cell office:value-type="float" office:value="0.383066">
                <text:p>0.383066</text:p>
              </table:table-cell>
              <table:table-cell office:value-type="float" office:value="0.186309">
                <text:p>0.186309</text:p>
              </table:table-cell>
              <table:table-cell office:value-type="float" office:value="0.367755">
                <text:p>0.367755</text:p>
              </table:table-cell>
              <table:table-cell office:value-type="float" office:value="0.0565022">
                <text:p>0.0565022</text:p>
              </table:table-cell>
              <table:table-cell office:value-type="float" office:value="0.57987">
                <text:p>0.57987</text:p>
              </table:table-cell>
              <table:table-cell office:value-type="float" office:value="-0.162085">
                <text:p>-0.162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8544">
                <text:p>0.248544</text:p>
              </table:table-cell>
              <table:table-cell office:value-type="float" office:value="-0.118959">
                <text:p>-0.118959</text:p>
              </table:table-cell>
              <table:table-cell office:value-type="float" office:value="0.19386">
                <text:p>0.19386</text:p>
              </table:table-cell>
              <table:table-cell office:value-type="float" office:value="0.0962179">
                <text:p>0.0962179</text:p>
              </table:table-cell>
              <table:table-cell office:value-type="float" office:value="0.374075">
                <text:p>0.374075</text:p>
              </table:table-cell>
              <table:table-cell office:value-type="float" office:value="0.172086">
                <text:p>0.172086</text:p>
              </table:table-cell>
              <table:table-cell office:value-type="float" office:value="0.353496">
                <text:p>0.353496</text:p>
              </table:table-cell>
              <table:table-cell office:value-type="float" office:value="0.0575975">
                <text:p>0.0575975</text:p>
              </table:table-cell>
              <table:table-cell office:value-type="float" office:value="0.557919">
                <text:p>0.557919</text:p>
              </table:table-cell>
              <table:table-cell office:value-type="float" office:value="-0.17303">
                <text:p>-0.17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5305">
                <text:p>0.225305</text:p>
              </table:table-cell>
              <table:table-cell office:value-type="float" office:value="-0.151556">
                <text:p>-0.151556</text:p>
              </table:table-cell>
              <table:table-cell office:value-type="float" office:value="0.186359">
                <text:p>0.186359</text:p>
              </table:table-cell>
              <table:table-cell office:value-type="float" office:value="0.0956611">
                <text:p>0.0956611</text:p>
              </table:table-cell>
              <table:table-cell office:value-type="float" office:value="0.357529">
                <text:p>0.357529</text:p>
              </table:table-cell>
              <table:table-cell office:value-type="float" office:value="0.173077">
                <text:p>0.173077</text:p>
              </table:table-cell>
              <table:table-cell office:value-type="float" office:value="0.31496">
                <text:p>0.31496</text:p>
              </table:table-cell>
              <table:table-cell office:value-type="float" office:value="0.061082">
                <text:p>0.061082</text:p>
              </table:table-cell>
              <table:table-cell office:value-type="float" office:value="0.534477">
                <text:p>0.534477</text:p>
              </table:table-cell>
              <table:table-cell office:value-type="float" office:value="-0.215695">
                <text:p>-0.215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161">
                <text:p>0.220161</text:p>
              </table:table-cell>
              <table:table-cell office:value-type="float" office:value="-0.154816">
                <text:p>-0.154816</text:p>
              </table:table-cell>
              <table:table-cell office:value-type="float" office:value="0.170794">
                <text:p>0.170794</text:p>
              </table:table-cell>
              <table:table-cell office:value-type="float" office:value="0.100365">
                <text:p>0.100365</text:p>
              </table:table-cell>
              <table:table-cell office:value-type="float" office:value="0.34445">
                <text:p>0.34445</text:p>
              </table:table-cell>
              <table:table-cell office:value-type="float" office:value="0.178789">
                <text:p>0.178789</text:p>
              </table:table-cell>
              <table:table-cell office:value-type="float" office:value="0.295164">
                <text:p>0.295164</text:p>
              </table:table-cell>
              <table:table-cell office:value-type="float" office:value="0.0640045">
                <text:p>0.0640045</text:p>
              </table:table-cell>
              <table:table-cell office:value-type="float" office:value="0.52181">
                <text:p>0.52181</text:p>
              </table:table-cell>
              <table:table-cell office:value-type="float" office:value="-0.199298">
                <text:p>-0.199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1018">
                <text:p>0.211018</text:p>
              </table:table-cell>
              <table:table-cell office:value-type="float" office:value="-0.177432">
                <text:p>-0.177432</text:p>
              </table:table-cell>
              <table:table-cell office:value-type="float" office:value="0.160862">
                <text:p>0.160862</text:p>
              </table:table-cell>
              <table:table-cell office:value-type="float" office:value="0.102095">
                <text:p>0.102095</text:p>
              </table:table-cell>
              <table:table-cell office:value-type="float" office:value="0.336555">
                <text:p>0.336555</text:p>
              </table:table-cell>
              <table:table-cell office:value-type="float" office:value="0.174077">
                <text:p>0.174077</text:p>
              </table:table-cell>
              <table:table-cell office:value-type="float" office:value="0.281815">
                <text:p>0.281815</text:p>
              </table:table-cell>
              <table:table-cell office:value-type="float" office:value="0.0642576">
                <text:p>0.0642576</text:p>
              </table:table-cell>
              <table:table-cell office:value-type="float" office:value="0.502466">
                <text:p>0.502466</text:p>
              </table:table-cell>
              <table:table-cell office:value-type="float" office:value="-0.195735">
                <text:p>-0.195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517">
                <text:p>0.199517</text:p>
              </table:table-cell>
              <table:table-cell office:value-type="float" office:value="-0.193761">
                <text:p>-0.193761</text:p>
              </table:table-cell>
              <table:table-cell office:value-type="float" office:value="0.136999">
                <text:p>0.136999</text:p>
              </table:table-cell>
              <table:table-cell office:value-type="float" office:value="0.102453">
                <text:p>0.102453</text:p>
              </table:table-cell>
              <table:table-cell office:value-type="float" office:value="0.30972">
                <text:p>0.30972</text:p>
              </table:table-cell>
              <table:table-cell office:value-type="float" office:value="0.176075">
                <text:p>0.176075</text:p>
              </table:table-cell>
              <table:table-cell office:value-type="float" office:value="0.266089">
                <text:p>0.266089</text:p>
              </table:table-cell>
              <table:table-cell office:value-type="float" office:value="0.0682194">
                <text:p>0.0682194</text:p>
              </table:table-cell>
              <table:table-cell office:value-type="float" office:value="0.481784">
                <text:p>0.481784</text:p>
              </table:table-cell>
              <table:table-cell office:value-type="float" office:value="-0.163485">
                <text:p>-0.163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4609">
                <text:p>0.184609</text:p>
              </table:table-cell>
              <table:table-cell office:value-type="float" office:value="-0.211757">
                <text:p>-0.211757</text:p>
              </table:table-cell>
              <table:table-cell office:value-type="float" office:value="0.109713">
                <text:p>0.109713</text:p>
              </table:table-cell>
              <table:table-cell office:value-type="float" office:value="0.0690402">
                <text:p>0.0690402</text:p>
              </table:table-cell>
              <table:table-cell office:value-type="float" office:value="0.285002">
                <text:p>0.285002</text:p>
              </table:table-cell>
              <table:table-cell office:value-type="float" office:value="0.177309">
                <text:p>0.177309</text:p>
              </table:table-cell>
              <table:table-cell office:value-type="float" office:value="0.255002">
                <text:p>0.255002</text:p>
              </table:table-cell>
              <table:table-cell office:value-type="float" office:value="0.0668181">
                <text:p>0.0668181</text:p>
              </table:table-cell>
              <table:table-cell office:value-type="float" office:value="0.460443">
                <text:p>0.460443</text:p>
              </table:table-cell>
              <table:table-cell office:value-type="float" office:value="-0.121643">
                <text:p>-0.121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5277">
                <text:p>0.175277</text:p>
              </table:table-cell>
              <table:table-cell office:value-type="float" office:value="-0.226222">
                <text:p>-0.226222</text:p>
              </table:table-cell>
              <table:table-cell office:value-type="float" office:value="0.100687">
                <text:p>0.100687</text:p>
              </table:table-cell>
              <table:table-cell office:value-type="float" office:value="0.0352104">
                <text:p>0.0352104</text:p>
              </table:table-cell>
              <table:table-cell office:value-type="float" office:value="0.272367">
                <text:p>0.272367</text:p>
              </table:table-cell>
              <table:table-cell office:value-type="float" office:value="0.178962">
                <text:p>0.178962</text:p>
              </table:table-cell>
              <table:table-cell office:value-type="float" office:value="0.243358">
                <text:p>0.243358</text:p>
              </table:table-cell>
              <table:table-cell office:value-type="float" office:value="0.0705095">
                <text:p>0.0705095</text:p>
              </table:table-cell>
              <table:table-cell office:value-type="float" office:value="0.441631">
                <text:p>0.441631</text:p>
              </table:table-cell>
              <table:table-cell office:value-type="float" office:value="-0.0583395">
                <text:p>-0.0583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0515">
                <text:p>0.160515</text:p>
              </table:table-cell>
              <table:table-cell office:value-type="float" office:value="-0.226582">
                <text:p>-0.226582</text:p>
              </table:table-cell>
              <table:table-cell office:value-type="float" office:value="0.0889276">
                <text:p>0.0889276</text:p>
              </table:table-cell>
              <table:table-cell office:value-type="float" office:value="0.00684149">
                <text:p>0.00684149</text:p>
              </table:table-cell>
              <table:table-cell office:value-type="float" office:value="0.262213">
                <text:p>0.262213</text:p>
              </table:table-cell>
              <table:table-cell office:value-type="float" office:value="0.177691">
                <text:p>0.177691</text:p>
              </table:table-cell>
              <table:table-cell office:value-type="float" office:value="0.234709">
                <text:p>0.234709</text:p>
              </table:table-cell>
              <table:table-cell office:value-type="float" office:value="0.0605618">
                <text:p>0.0605618</text:p>
              </table:table-cell>
              <table:table-cell office:value-type="float" office:value="0.426146">
                <text:p>0.426146</text:p>
              </table:table-cell>
              <table:table-cell office:value-type="float" office:value="-0.0607143">
                <text:p>-0.060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5425">
                <text:p>0.155425</text:p>
              </table:table-cell>
              <table:table-cell office:value-type="float" office:value="-0.236812">
                <text:p>-0.236812</text:p>
              </table:table-cell>
              <table:table-cell office:value-type="float" office:value="0.0848086">
                <text:p>0.0848086</text:p>
              </table:table-cell>
              <table:table-cell office:value-type="float" office:value="-0.00890097">
                <text:p>-0.00890097</text:p>
              </table:table-cell>
              <table:table-cell office:value-type="float" office:value="0.256351">
                <text:p>0.256351</text:p>
              </table:table-cell>
              <table:table-cell office:value-type="float" office:value="0.151974">
                <text:p>0.151974</text:p>
              </table:table-cell>
              <table:table-cell office:value-type="float" office:value="0.230384">
                <text:p>0.230384</text:p>
              </table:table-cell>
              <table:table-cell office:value-type="float" office:value="0.0700001">
                <text:p>0.0700001</text:p>
              </table:table-cell>
              <table:table-cell office:value-type="float" office:value="0.417912">
                <text:p>0.417912</text:p>
              </table:table-cell>
              <table:table-cell office:value-type="float" office:value="0.137604">
                <text:p>0.137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265">
                <text:p>0.14265</text:p>
              </table:table-cell>
              <table:table-cell office:value-type="float" office:value="-0.231221">
                <text:p>-0.231221</text:p>
              </table:table-cell>
              <table:table-cell office:value-type="float" office:value="0.0776362">
                <text:p>0.0776362</text:p>
              </table:table-cell>
              <table:table-cell office:value-type="float" office:value="-0.0219823">
                <text:p>-0.0219823</text:p>
              </table:table-cell>
              <table:table-cell office:value-type="float" office:value="0.254501">
                <text:p>0.254501</text:p>
              </table:table-cell>
              <table:table-cell office:value-type="float" office:value="0.181136">
                <text:p>0.181136</text:p>
              </table:table-cell>
              <table:table-cell office:value-type="float" office:value="0.217946">
                <text:p>0.217946</text:p>
              </table:table-cell>
              <table:table-cell office:value-type="float" office:value="0.0708377">
                <text:p>0.0708377</text:p>
              </table:table-cell>
              <table:table-cell office:value-type="float" office:value="0.409213">
                <text:p>0.409213</text:p>
              </table:table-cell>
              <table:table-cell office:value-type="float" office:value="0.0229082">
                <text:p>0.0229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3499">
                <text:p>0.133499</text:p>
              </table:table-cell>
              <table:table-cell office:value-type="float" office:value="-0.225843">
                <text:p>-0.225843</text:p>
              </table:table-cell>
              <table:table-cell office:value-type="float" office:value="0.0719738">
                <text:p>0.0719738</text:p>
              </table:table-cell>
              <table:table-cell office:value-type="float" office:value="-0.0322241">
                <text:p>-0.0322241</text:p>
              </table:table-cell>
              <table:table-cell office:value-type="float" office:value="0.243086">
                <text:p>0.243086</text:p>
              </table:table-cell>
              <table:table-cell office:value-type="float" office:value="0.179929">
                <text:p>0.179929</text:p>
              </table:table-cell>
              <table:table-cell office:value-type="float" office:value="0.204431">
                <text:p>0.204431</text:p>
              </table:table-cell>
              <table:table-cell office:value-type="float" office:value="0.0723252">
                <text:p>0.0723252</text:p>
              </table:table-cell>
              <table:table-cell office:value-type="float" office:value="0.395928">
                <text:p>0.395928</text:p>
              </table:table-cell>
              <table:table-cell office:value-type="float" office:value="0.126169">
                <text:p>0.126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0929">
                <text:p>0.120929</text:p>
              </table:table-cell>
              <table:table-cell office:value-type="float" office:value="-0.179468">
                <text:p>-0.179468</text:p>
              </table:table-cell>
              <table:table-cell office:value-type="float" office:value="0.0653758">
                <text:p>0.0653758</text:p>
              </table:table-cell>
              <table:table-cell office:value-type="float" office:value="-0.0440419">
                <text:p>-0.0440419</text:p>
              </table:table-cell>
              <table:table-cell office:value-type="float" office:value="0.234146">
                <text:p>0.234146</text:p>
              </table:table-cell>
              <table:table-cell office:value-type="float" office:value="0.181253">
                <text:p>0.181253</text:p>
              </table:table-cell>
              <table:table-cell office:value-type="float" office:value="0.190015">
                <text:p>0.190015</text:p>
              </table:table-cell>
              <table:table-cell office:value-type="float" office:value="0.0716777">
                <text:p>0.0716777</text:p>
              </table:table-cell>
              <table:table-cell office:value-type="float" office:value="0.387324">
                <text:p>0.387324</text:p>
              </table:table-cell>
              <table:table-cell office:value-type="float" office:value="0.0852403">
                <text:p>0.0852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471">
                <text:p>0.11471</text:p>
              </table:table-cell>
              <table:table-cell office:value-type="float" office:value="-0.179976">
                <text:p>-0.179976</text:p>
              </table:table-cell>
              <table:table-cell office:value-type="float" office:value="0.0578245">
                <text:p>0.0578245</text:p>
              </table:table-cell>
              <table:table-cell office:value-type="float" office:value="-0.0512522">
                <text:p>-0.0512522</text:p>
              </table:table-cell>
              <table:table-cell office:value-type="float" office:value="0.217266">
                <text:p>0.217266</text:p>
              </table:table-cell>
              <table:table-cell office:value-type="float" office:value="0.18573">
                <text:p>0.18573</text:p>
              </table:table-cell>
              <table:table-cell office:value-type="float" office:value="0.18661">
                <text:p>0.18661</text:p>
              </table:table-cell>
              <table:table-cell office:value-type="float" office:value="0.0742759">
                <text:p>0.0742759</text:p>
              </table:table-cell>
              <table:table-cell office:value-type="float" office:value="0.378609">
                <text:p>0.378609</text:p>
              </table:table-cell>
              <table:table-cell office:value-type="float" office:value="0.13485">
                <text:p>0.13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9702">
                <text:p>0.109702</text:p>
              </table:table-cell>
              <table:table-cell office:value-type="float" office:value="-0.131016">
                <text:p>-0.131016</text:p>
              </table:table-cell>
              <table:table-cell office:value-type="float" office:value="0.0543127">
                <text:p>0.0543127</text:p>
              </table:table-cell>
              <table:table-cell office:value-type="float" office:value="-0.0502448">
                <text:p>-0.0502448</text:p>
              </table:table-cell>
              <table:table-cell office:value-type="float" office:value="0.204352">
                <text:p>0.204352</text:p>
              </table:table-cell>
              <table:table-cell office:value-type="float" office:value="0.179569">
                <text:p>0.179569</text:p>
              </table:table-cell>
              <table:table-cell office:value-type="float" office:value="0.164079">
                <text:p>0.164079</text:p>
              </table:table-cell>
              <table:table-cell office:value-type="float" office:value="0.0791831">
                <text:p>0.0791831</text:p>
              </table:table-cell>
              <table:table-cell office:value-type="float" office:value="0.36658">
                <text:p>0.36658</text:p>
              </table:table-cell>
              <table:table-cell office:value-type="float" office:value="0.144666">
                <text:p>0.144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2591">
                <text:p>0.102591</text:p>
              </table:table-cell>
              <table:table-cell office:value-type="float" office:value="-0.119695">
                <text:p>-0.119695</text:p>
              </table:table-cell>
              <table:table-cell office:value-type="float" office:value="0.0516824">
                <text:p>0.0516824</text:p>
              </table:table-cell>
              <table:table-cell office:value-type="float" office:value="-0.0497442">
                <text:p>-0.0497442</text:p>
              </table:table-cell>
              <table:table-cell office:value-type="float" office:value="0.201189">
                <text:p>0.201189</text:p>
              </table:table-cell>
              <table:table-cell office:value-type="float" office:value="0.19526">
                <text:p>0.19526</text:p>
              </table:table-cell>
              <table:table-cell office:value-type="float" office:value="0.158228">
                <text:p>0.158228</text:p>
              </table:table-cell>
              <table:table-cell office:value-type="float" office:value="0.0553023">
                <text:p>0.0553023</text:p>
              </table:table-cell>
              <table:table-cell office:value-type="float" office:value="0.352367">
                <text:p>0.352367</text:p>
              </table:table-cell>
              <table:table-cell office:value-type="float" office:value="0.142803">
                <text:p>0.142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82636">
                <text:p>0.0982636</text:p>
              </table:table-cell>
              <table:table-cell office:value-type="float" office:value="-0.0747577">
                <text:p>-0.0747577</text:p>
              </table:table-cell>
              <table:table-cell office:value-type="float" office:value="0.0480675">
                <text:p>0.0480675</text:p>
              </table:table-cell>
              <table:table-cell office:value-type="float" office:value="-0.0491693">
                <text:p>-0.0491693</text:p>
              </table:table-cell>
              <table:table-cell office:value-type="float" office:value="0.193854">
                <text:p>0.193854</text:p>
              </table:table-cell>
              <table:table-cell office:value-type="float" office:value="0.194454">
                <text:p>0.194454</text:p>
              </table:table-cell>
              <table:table-cell office:value-type="float" office:value="0.155215">
                <text:p>0.155215</text:p>
              </table:table-cell>
              <table:table-cell office:value-type="float" office:value="0.0725543">
                <text:p>0.0725543</text:p>
              </table:table-cell>
              <table:table-cell office:value-type="float" office:value="0.341717">
                <text:p>0.341717</text:p>
              </table:table-cell>
              <table:table-cell office:value-type="float" office:value="0.124541">
                <text:p>0.124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42169">
                <text:p>0.0942169</text:p>
              </table:table-cell>
              <table:table-cell office:value-type="float" office:value="-0.0278183">
                <text:p>-0.0278183</text:p>
              </table:table-cell>
              <table:table-cell office:value-type="float" office:value="0.0456738">
                <text:p>0.0456738</text:p>
              </table:table-cell>
              <table:table-cell office:value-type="float" office:value="-0.0475368">
                <text:p>-0.0475368</text:p>
              </table:table-cell>
              <table:table-cell office:value-type="float" office:value="0.18378">
                <text:p>0.18378</text:p>
              </table:table-cell>
              <table:table-cell office:value-type="float" office:value="0.196223">
                <text:p>0.196223</text:p>
              </table:table-cell>
              <table:table-cell office:value-type="float" office:value="0.133844">
                <text:p>0.133844</text:p>
              </table:table-cell>
              <table:table-cell office:value-type="float" office:value="0.030549">
                <text:p>0.030549</text:p>
              </table:table-cell>
              <table:table-cell office:value-type="float" office:value="0.334325">
                <text:p>0.334325</text:p>
              </table:table-cell>
              <table:table-cell office:value-type="float" office:value="0.138409">
                <text:p>0.138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1858">
                <text:p>0.0921858</text:p>
              </table:table-cell>
              <table:table-cell office:value-type="float" office:value="-0.0514354">
                <text:p>-0.0514354</text:p>
              </table:table-cell>
              <table:table-cell office:value-type="float" office:value="0.0418881">
                <text:p>0.0418881</text:p>
              </table:table-cell>
              <table:table-cell office:value-type="float" office:value="-0.0432698">
                <text:p>-0.0432698</text:p>
              </table:table-cell>
              <table:table-cell office:value-type="float" office:value="0.17437">
                <text:p>0.17437</text:p>
              </table:table-cell>
              <table:table-cell office:value-type="float" office:value="0.190526">
                <text:p>0.190526</text:p>
              </table:table-cell>
              <table:table-cell office:value-type="float" office:value="0.130506">
                <text:p>0.130506</text:p>
              </table:table-cell>
              <table:table-cell office:value-type="float" office:value="0.0515709">
                <text:p>0.0515709</text:p>
              </table:table-cell>
              <table:table-cell office:value-type="float" office:value="0.323559">
                <text:p>0.323559</text:p>
              </table:table-cell>
              <table:table-cell office:value-type="float" office:value="0.103324">
                <text:p>0.103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64291">
                <text:p>0.0864291</text:p>
              </table:table-cell>
              <table:table-cell office:value-type="float" office:value="-0.0277226">
                <text:p>-0.0277226</text:p>
              </table:table-cell>
              <table:table-cell office:value-type="float" office:value="0.0384735">
                <text:p>0.0384735</text:p>
              </table:table-cell>
              <table:table-cell office:value-type="float" office:value="-0.0372556">
                <text:p>-0.0372556</text:p>
              </table:table-cell>
              <table:table-cell office:value-type="float" office:value="0.161716">
                <text:p>0.161716</text:p>
              </table:table-cell>
              <table:table-cell office:value-type="float" office:value="0.148571">
                <text:p>0.148571</text:p>
              </table:table-cell>
              <table:table-cell office:value-type="float" office:value="0.124637">
                <text:p>0.124637</text:p>
              </table:table-cell>
              <table:table-cell office:value-type="float" office:value="0.0442452">
                <text:p>0.0442452</text:p>
              </table:table-cell>
              <table:table-cell office:value-type="float" office:value="0.316671">
                <text:p>0.316671</text:p>
              </table:table-cell>
              <table:table-cell office:value-type="float" office:value="0.116945">
                <text:p>0.116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25964">
                <text:p>0.0825964</text:p>
              </table:table-cell>
              <table:table-cell office:value-type="float" office:value="-0.0137074">
                <text:p>-0.0137074</text:p>
              </table:table-cell>
              <table:table-cell office:value-type="float" office:value="0.0336007">
                <text:p>0.0336007</text:p>
              </table:table-cell>
              <table:table-cell office:value-type="float" office:value="-0.0378556">
                <text:p>-0.0378556</text:p>
              </table:table-cell>
              <table:table-cell office:value-type="float" office:value="0.160415">
                <text:p>0.160415</text:p>
              </table:table-cell>
              <table:table-cell office:value-type="float" office:value="0.169317">
                <text:p>0.169317</text:p>
              </table:table-cell>
              <table:table-cell office:value-type="float" office:value="0.121265">
                <text:p>0.121265</text:p>
              </table:table-cell>
              <table:table-cell office:value-type="float" office:value="0.0365176">
                <text:p>0.0365176</text:p>
              </table:table-cell>
              <table:table-cell office:value-type="float" office:value="0.306364">
                <text:p>0.306364</text:p>
              </table:table-cell>
              <table:table-cell office:value-type="float" office:value="0.0668346">
                <text:p>0.0668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6138">
                <text:p>0.0766138</text:p>
              </table:table-cell>
              <table:table-cell office:value-type="float" office:value="0.00937078">
                <text:p>0.00937078</text:p>
              </table:table-cell>
              <table:table-cell office:value-type="float" office:value="0.0315704">
                <text:p>0.0315704</text:p>
              </table:table-cell>
              <table:table-cell office:value-type="float" office:value="-0.0351769">
                <text:p>-0.0351769</text:p>
              </table:table-cell>
              <table:table-cell office:value-type="float" office:value="0.144272">
                <text:p>0.144272</text:p>
              </table:table-cell>
              <table:table-cell office:value-type="float" office:value="-0.207501">
                <text:p>-0.207501</text:p>
              </table:table-cell>
              <table:table-cell office:value-type="float" office:value="0.115299">
                <text:p>0.115299</text:p>
              </table:table-cell>
              <table:table-cell office:value-type="float" office:value="0.0365288">
                <text:p>0.0365288</text:p>
              </table:table-cell>
              <table:table-cell office:value-type="float" office:value="0.296713">
                <text:p>0.296713</text:p>
              </table:table-cell>
              <table:table-cell office:value-type="float" office:value="-0.0106151">
                <text:p>-0.0106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33953">
                <text:p>0.0733953</text:p>
              </table:table-cell>
              <table:table-cell office:value-type="float" office:value="0.0103957">
                <text:p>0.0103957</text:p>
              </table:table-cell>
              <table:table-cell office:value-type="float" office:value="0.0275047">
                <text:p>0.0275047</text:p>
              </table:table-cell>
              <table:table-cell office:value-type="float" office:value="-0.0228742">
                <text:p>-0.0228742</text:p>
              </table:table-cell>
              <table:table-cell office:value-type="float" office:value="0.143237">
                <text:p>0.143237</text:p>
              </table:table-cell>
              <table:table-cell office:value-type="float" office:value="0.152983">
                <text:p>0.152983</text:p>
              </table:table-cell>
              <table:table-cell office:value-type="float" office:value="0.112647">
                <text:p>0.112647</text:p>
              </table:table-cell>
              <table:table-cell office:value-type="float" office:value="0.0309827">
                <text:p>0.0309827</text:p>
              </table:table-cell>
              <table:table-cell office:value-type="float" office:value="0.29155">
                <text:p>0.29155</text:p>
              </table:table-cell>
              <table:table-cell office:value-type="float" office:value="0.00898342">
                <text:p>0.00898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01727">
                <text:p>0.0701727</text:p>
              </table:table-cell>
              <table:table-cell office:value-type="float" office:value="0.0261281">
                <text:p>0.0261281</text:p>
              </table:table-cell>
              <table:table-cell office:value-type="float" office:value="0.0259408">
                <text:p>0.0259408</text:p>
              </table:table-cell>
              <table:table-cell office:value-type="float" office:value="-0.0192866">
                <text:p>-0.0192866</text:p>
              </table:table-cell>
              <table:table-cell office:value-type="float" office:value="0.135809">
                <text:p>0.135809</text:p>
              </table:table-cell>
              <table:table-cell office:value-type="float" office:value="0.120508">
                <text:p>0.120508</text:p>
              </table:table-cell>
              <table:table-cell office:value-type="float" office:value="0.0989507">
                <text:p>0.0989507</text:p>
              </table:table-cell>
              <table:table-cell office:value-type="float" office:value="0.0209006">
                <text:p>0.0209006</text:p>
              </table:table-cell>
              <table:table-cell office:value-type="float" office:value="0.285074">
                <text:p>0.285074</text:p>
              </table:table-cell>
              <table:table-cell office:value-type="float" office:value="0.0162549">
                <text:p>0.0162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29417">
                <text:p>0.0629417</text:p>
              </table:table-cell>
              <table:table-cell office:value-type="float" office:value="0.0461781">
                <text:p>0.0461781</text:p>
              </table:table-cell>
              <table:table-cell office:value-type="float" office:value="0.0252989">
                <text:p>0.0252989</text:p>
              </table:table-cell>
              <table:table-cell office:value-type="float" office:value="-0.0160715">
                <text:p>-0.0160715</text:p>
              </table:table-cell>
              <table:table-cell office:value-type="float" office:value="0.128581">
                <text:p>0.128581</text:p>
              </table:table-cell>
              <table:table-cell office:value-type="float" office:value="0.110979">
                <text:p>0.110979</text:p>
              </table:table-cell>
              <table:table-cell office:value-type="float" office:value="0.0955126">
                <text:p>0.0955126</text:p>
              </table:table-cell>
              <table:table-cell office:value-type="float" office:value="0.00822126">
                <text:p>0.00822126</text:p>
              </table:table-cell>
              <table:table-cell office:value-type="float" office:value="0.279011">
                <text:p>0.279011</text:p>
              </table:table-cell>
              <table:table-cell office:value-type="float" office:value="-0.0348519">
                <text:p>-0.0348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03379">
                <text:p>0.0603379</text:p>
              </table:table-cell>
              <table:table-cell office:value-type="float" office:value="0.0336753">
                <text:p>0.0336753</text:p>
              </table:table-cell>
              <table:table-cell office:value-type="float" office:value="0.0234681">
                <text:p>0.0234681</text:p>
              </table:table-cell>
              <table:table-cell office:value-type="float" office:value="-0.00970087">
                <text:p>-0.00970087</text:p>
              </table:table-cell>
              <table:table-cell office:value-type="float" office:value="0.120277">
                <text:p>0.120277</text:p>
              </table:table-cell>
              <table:table-cell office:value-type="float" office:value="0.0991997">
                <text:p>0.0991997</text:p>
              </table:table-cell>
              <table:table-cell office:value-type="float" office:value="0.0937624">
                <text:p>0.0937624</text:p>
              </table:table-cell>
              <table:table-cell office:value-type="float" office:value="0.0128131">
                <text:p>0.0128131</text:p>
              </table:table-cell>
              <table:table-cell office:value-type="float" office:value="0.260189">
                <text:p>0.260189</text:p>
              </table:table-cell>
              <table:table-cell office:value-type="float" office:value="-0.11316">
                <text:p>-0.11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9805">
                <text:p>0.0589805</text:p>
              </table:table-cell>
              <table:table-cell office:value-type="float" office:value="0.0343341">
                <text:p>0.0343341</text:p>
              </table:table-cell>
              <table:table-cell office:value-type="float" office:value="0.0218156">
                <text:p>0.0218156</text:p>
              </table:table-cell>
              <table:table-cell office:value-type="float" office:value="-0.00565231">
                <text:p>-0.00565231</text:p>
              </table:table-cell>
              <table:table-cell office:value-type="float" office:value="0.113175">
                <text:p>0.113175</text:p>
              </table:table-cell>
              <table:table-cell office:value-type="float" office:value="0.0958805">
                <text:p>0.0958805</text:p>
              </table:table-cell>
              <table:table-cell office:value-type="float" office:value="0.0904137">
                <text:p>0.0904137</text:p>
              </table:table-cell>
              <table:table-cell office:value-type="float" office:value="0.00929044">
                <text:p>0.00929044</text:p>
              </table:table-cell>
              <table:table-cell office:value-type="float" office:value="0.251695">
                <text:p>0.251695</text:p>
              </table:table-cell>
              <table:table-cell office:value-type="float" office:value="-0.105345">
                <text:p>-0.105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69201">
                <text:p>0.0569201</text:p>
              </table:table-cell>
              <table:table-cell office:value-type="float" office:value="0.037598">
                <text:p>0.037598</text:p>
              </table:table-cell>
              <table:table-cell office:value-type="float" office:value="0.0196849">
                <text:p>0.0196849</text:p>
              </table:table-cell>
              <table:table-cell office:value-type="float" office:value="-0.00464712">
                <text:p>-0.00464712</text:p>
              </table:table-cell>
              <table:table-cell office:value-type="float" office:value="0.111609">
                <text:p>0.111609</text:p>
              </table:table-cell>
              <table:table-cell office:value-type="float" office:value="0.0799548">
                <text:p>0.0799548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00222236">
                <text:p>-0.00222236</text:p>
              </table:table-cell>
              <table:table-cell office:value-type="float" office:value="0.243735">
                <text:p>0.243735</text:p>
              </table:table-cell>
              <table:table-cell office:value-type="float" office:value="-0.140655">
                <text:p>-0.140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35212">
                <text:p>0.0535212</text:p>
              </table:table-cell>
              <table:table-cell office:value-type="float" office:value="0.0229141">
                <text:p>0.0229141</text:p>
              </table:table-cell>
              <table:table-cell office:value-type="float" office:value="0.0167752">
                <text:p>0.0167752</text:p>
              </table:table-cell>
              <table:table-cell office:value-type="float" office:value="-0.00421274">
                <text:p>-0.00421274</text:p>
              </table:table-cell>
              <table:table-cell office:value-type="float" office:value="0.107453">
                <text:p>0.107453</text:p>
              </table:table-cell>
              <table:table-cell office:value-type="float" office:value="0.037186">
                <text:p>0.037186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00738019">
                <text:p>-0.00738019</text:p>
              </table:table-cell>
              <table:table-cell office:value-type="float" office:value="0.238488">
                <text:p>0.238488</text:p>
              </table:table-cell>
              <table:table-cell office:value-type="float" office:value="-0.267063">
                <text:p>-0.2670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12053">
                <text:p>0.0512053</text:p>
              </table:table-cell>
              <table:table-cell office:value-type="float" office:value="0.00849524">
                <text:p>0.00849524</text:p>
              </table:table-cell>
              <table:table-cell office:value-type="float" office:value="0.0153282">
                <text:p>0.0153282</text:p>
              </table:table-cell>
              <table:table-cell office:value-type="float" office:value="-0.00594757">
                <text:p>-0.00594757</text:p>
              </table:table-cell>
              <table:table-cell office:value-type="float" office:value="0.105771">
                <text:p>0.105771</text:p>
              </table:table-cell>
              <table:table-cell office:value-type="float" office:value="0.0746635">
                <text:p>0.0746635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0975162">
                <text:p>-0.00975162</text:p>
              </table:table-cell>
              <table:table-cell office:value-type="float" office:value="0.235858">
                <text:p>0.235858</text:p>
              </table:table-cell>
              <table:table-cell office:value-type="float" office:value="-0.123639">
                <text:p>-0.1236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2032">
                <text:p>0.0452032</text:p>
              </table:table-cell>
              <table:table-cell office:value-type="float" office:value="-0.043707">
                <text:p>-0.043707</text:p>
              </table:table-cell>
              <table:table-cell office:value-type="float" office:value="0.0147025">
                <text:p>0.0147025</text:p>
              </table:table-cell>
              <table:table-cell office:value-type="float" office:value="-0.00360005">
                <text:p>-0.00360005</text:p>
              </table:table-cell>
              <table:table-cell office:value-type="float" office:value="0.100392">
                <text:p>0.100392</text:p>
              </table:table-cell>
              <table:table-cell office:value-type="float" office:value="0.0570198">
                <text:p>0.0570198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135904">
                <text:p>-0.0135904</text:p>
              </table:table-cell>
              <table:table-cell office:value-type="float" office:value="0.230816">
                <text:p>0.230816</text:p>
              </table:table-cell>
              <table:table-cell office:value-type="float" office:value="-0.175643">
                <text:p>-0.175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38983">
                <text:p>0.0438983</text:p>
              </table:table-cell>
              <table:table-cell office:value-type="float" office:value="-0.0596236">
                <text:p>-0.0596236</text:p>
              </table:table-cell>
              <table:table-cell office:value-type="float" office:value="0.0141544">
                <text:p>0.0141544</text:p>
              </table:table-cell>
              <table:table-cell office:value-type="float" office:value="-0.00472904">
                <text:p>-0.00472904</text:p>
              </table:table-cell>
              <table:table-cell office:value-type="float" office:value="0.0916953">
                <text:p>0.0916953</text:p>
              </table:table-cell>
              <table:table-cell office:value-type="float" office:value="0.0421969">
                <text:p>0.0421969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1521">
                <text:p>-0.01521</text:p>
              </table:table-cell>
              <table:table-cell office:value-type="float" office:value="0.227119">
                <text:p>0.227119</text:p>
              </table:table-cell>
              <table:table-cell office:value-type="float" office:value="-0.187981">
                <text:p>-0.187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11956">
                <text:p>0.0411956</text:p>
              </table:table-cell>
              <table:table-cell office:value-type="float" office:value="-0.0856561">
                <text:p>-0.0856561</text:p>
              </table:table-cell>
              <table:table-cell office:value-type="float" office:value="0.0125901">
                <text:p>0.0125901</text:p>
              </table:table-cell>
              <table:table-cell office:value-type="float" office:value="-0.0042679">
                <text:p>-0.0042679</text:p>
              </table:table-cell>
              <table:table-cell office:value-type="float" office:value="0.0896195">
                <text:p>0.0896195</text:p>
              </table:table-cell>
              <table:table-cell office:value-type="float" office:value="0.0257208">
                <text:p>0.0257208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0106593">
                <text:p>-0.00106593</text:p>
              </table:table-cell>
              <table:table-cell office:value-type="float" office:value="0.222053">
                <text:p>0.222053</text:p>
              </table:table-cell>
              <table:table-cell office:value-type="float" office:value="-0.190354">
                <text:p>-0.1903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86274">
                <text:p>0.0386274</text:p>
              </table:table-cell>
              <table:table-cell office:value-type="float" office:value="-0.118634">
                <text:p>-0.118634</text:p>
              </table:table-cell>
              <table:table-cell office:value-type="float" office:value="0.0114546">
                <text:p>0.0114546</text:p>
              </table:table-cell>
              <table:table-cell office:value-type="float" office:value="-0.00360208">
                <text:p>-0.00360208</text:p>
              </table:table-cell>
              <table:table-cell office:value-type="float" office:value="0.0862923">
                <text:p>0.0862923</text:p>
              </table:table-cell>
              <table:table-cell office:value-type="float" office:value="0.0224471">
                <text:p>0.0224471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166274">
                <text:p>-0.0166274</text:p>
              </table:table-cell>
              <table:table-cell office:value-type="float" office:value="0.213843">
                <text:p>0.213843</text:p>
              </table:table-cell>
              <table:table-cell office:value-type="float" office:value="-0.20574">
                <text:p>-0.205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68626">
                <text:p>0.0368626</text:p>
              </table:table-cell>
              <table:table-cell office:value-type="float" office:value="-0.144571">
                <text:p>-0.14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3653">
                <text:p>0.0793653</text:p>
              </table:table-cell>
              <table:table-cell office:value-type="float" office:value="-0.0169373">
                <text:p>-0.0169373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136648">
                <text:p>-0.0136648</text:p>
              </table:table-cell>
              <table:table-cell office:value-type="float" office:value="0.202841">
                <text:p>0.202841</text:p>
              </table:table-cell>
              <table:table-cell office:value-type="float" office:value="-0.199641">
                <text:p>-0.199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9668">
                <text:p>0.0349668</text:p>
              </table:table-cell>
              <table:table-cell office:value-type="float" office:value="-0.171193">
                <text:p>-0.17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7989">
                <text:p>0.0787989</text:p>
              </table:table-cell>
              <table:table-cell office:value-type="float" office:value="0.00608487">
                <text:p>0.00608487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12101">
                <text:p>-0.012101</text:p>
              </table:table-cell>
              <table:table-cell office:value-type="float" office:value="0.199198">
                <text:p>0.199198</text:p>
              </table:table-cell>
              <table:table-cell office:value-type="float" office:value="-0.203882">
                <text:p>-0.203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34775">
                <text:p>0.0334775</text:p>
              </table:table-cell>
              <table:table-cell office:value-type="float" office:value="-0.193955">
                <text:p>-0.19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725">
                <text:p>0.075725</text:p>
              </table:table-cell>
              <table:table-cell office:value-type="float" office:value="-0.00409342">
                <text:p>-0.00409342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0945252">
                <text:p>-0.00945252</text:p>
              </table:table-cell>
              <table:table-cell office:value-type="float" office:value="0.190448">
                <text:p>0.190448</text:p>
              </table:table-cell>
              <table:table-cell office:value-type="float" office:value="-0.192026">
                <text:p>-0.1920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03748">
                <text:p>0.0303748</text:p>
              </table:table-cell>
              <table:table-cell office:value-type="float" office:value="-0.236514">
                <text:p>-0.23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7">
                <text:p>0.073627</text:p>
              </table:table-cell>
              <table:table-cell office:value-type="float" office:value="-0.00903253">
                <text:p>-0.00903253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0870496">
                <text:p>-0.00870496</text:p>
              </table:table-cell>
              <table:table-cell office:value-type="float" office:value="0.184449">
                <text:p>0.184449</text:p>
              </table:table-cell>
              <table:table-cell office:value-type="float" office:value="-0.184345">
                <text:p>-0.18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4331">
                <text:p>0.0284331</text:p>
              </table:table-cell>
              <table:table-cell office:value-type="float" office:value="-0.276227">
                <text:p>-0.27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2762">
                <text:p>0.0682762</text:p>
              </table:table-cell>
              <table:table-cell office:value-type="float" office:value="-0.019144">
                <text:p>-0.01914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0707771">
                <text:p>-0.00707771</text:p>
              </table:table-cell>
              <table:table-cell office:value-type="float" office:value="0.18058">
                <text:p>0.18058</text:p>
              </table:table-cell>
              <table:table-cell office:value-type="float" office:value="-0.181191">
                <text:p>-0.181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78217">
                <text:p>0.0278217</text:p>
              </table:table-cell>
              <table:table-cell office:value-type="float" office:value="-0.257737">
                <text:p>-0.257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327">
                <text:p>0.0647327</text:p>
              </table:table-cell>
              <table:table-cell office:value-type="float" office:value="-0.0296374">
                <text:p>-0.0296374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0710787">
                <text:p>-0.00710787</text:p>
              </table:table-cell>
              <table:table-cell office:value-type="float" office:value="0.174868">
                <text:p>0.174868</text:p>
              </table:table-cell>
              <table:table-cell office:value-type="float" office:value="-0.0516323">
                <text:p>-0.05163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60647">
                <text:p>0.0260647</text:p>
              </table:table-cell>
              <table:table-cell office:value-type="float" office:value="-0.262868">
                <text:p>-0.26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3059">
                <text:p>0.0623059</text:p>
              </table:table-cell>
              <table:table-cell office:value-type="float" office:value="-0.0265764">
                <text:p>-0.0265764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0541587">
                <text:p>-0.00541587</text:p>
              </table:table-cell>
              <table:table-cell office:value-type="float" office:value="0.171049">
                <text:p>0.171049</text:p>
              </table:table-cell>
              <table:table-cell office:value-type="float" office:value="-0.171081">
                <text:p>-0.1710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3971">
                <text:p>0.0243971</text:p>
              </table:table-cell>
              <table:table-cell office:value-type="float" office:value="-0.246124">
                <text:p>-0.24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362">
                <text:p>0.0595362</text:p>
              </table:table-cell>
              <table:table-cell office:value-type="float" office:value="-0.0314587">
                <text:p>-0.0314587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0320194">
                <text:p>-0.00320194</text:p>
              </table:table-cell>
              <table:table-cell office:value-type="float" office:value="0.167063">
                <text:p>0.167063</text:p>
              </table:table-cell>
              <table:table-cell office:value-type="float" office:value="-0.115547">
                <text:p>-0.115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36299">
                <text:p>0.0236299</text:p>
              </table:table-cell>
              <table:table-cell office:value-type="float" office:value="-0.244984">
                <text:p>-0.24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395">
                <text:p>0.0581395</text:p>
              </table:table-cell>
              <table:table-cell office:value-type="float" office:value="-0.0320583">
                <text:p>-0.0320583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0441519">
                <text:p>-0.00441519</text:p>
              </table:table-cell>
              <table:table-cell office:value-type="float" office:value="0.161963">
                <text:p>0.161963</text:p>
              </table:table-cell>
              <table:table-cell office:value-type="float" office:value="-0.0610949">
                <text:p>-0.0610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7814">
                <text:p>0.0197814</text:p>
              </table:table-cell>
              <table:table-cell office:value-type="float" office:value="-0.120466">
                <text:p>-0.12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033">
                <text:p>0.0569033</text:p>
              </table:table-cell>
              <table:table-cell office:value-type="float" office:value="-0.0328784">
                <text:p>-0.0328784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0312597">
                <text:p>-0.00312597</text:p>
              </table:table-cell>
              <table:table-cell office:value-type="float" office:value="0.1532">
                <text:p>0.1532</text:p>
              </table:table-cell>
              <table:table-cell office:value-type="float" office:value="-0.0170747">
                <text:p>-0.0170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214">
                <text:p>0.019214</text:p>
              </table:table-cell>
              <table:table-cell office:value-type="float" office:value="-0.140048">
                <text:p>-0.14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565">
                <text:p>0.0515565</text:p>
              </table:table-cell>
              <table:table-cell office:value-type="float" office:value="-0.0374062">
                <text:p>-0.0374062</text:p>
              </table:table-cell>
              <table:table-cell office:value-type="float" office:value="0.030071">
                <text:p>0.030071</text:p>
              </table:table-cell>
              <table:table-cell office:value-type="float" office:value="-0.00433169">
                <text:p>-0.00433169</text:p>
              </table:table-cell>
              <table:table-cell office:value-type="float" office:value="0.147615">
                <text:p>0.147615</text:p>
              </table:table-cell>
              <table:table-cell office:value-type="float" office:value="0.0614443">
                <text:p>0.06144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8084">
                <text:p>0.0188084</text:p>
              </table:table-cell>
              <table:table-cell office:value-type="float" office:value="-0.126227">
                <text:p>-0.12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8198">
                <text:p>0.0478198</text:p>
              </table:table-cell>
              <table:table-cell office:value-type="float" office:value="-0.039952">
                <text:p>-0.039952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0285678">
                <text:p>-0.00285678</text:p>
              </table:table-cell>
              <table:table-cell office:value-type="float" office:value="0.143523">
                <text:p>0.143523</text:p>
              </table:table-cell>
              <table:table-cell office:value-type="float" office:value="0.0512011">
                <text:p>0.0512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83971">
                <text:p>0.0183971</text:p>
              </table:table-cell>
              <table:table-cell office:value-type="float" office:value="-0.102793">
                <text:p>-0.10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37">
                <text:p>0.04537</text:p>
              </table:table-cell>
              <table:table-cell office:value-type="float" office:value="-0.0465012">
                <text:p>-0.0465012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0295506">
                <text:p>-0.00295506</text:p>
              </table:table-cell>
              <table:table-cell office:value-type="float" office:value="0.138338">
                <text:p>0.138338</text:p>
              </table:table-cell>
              <table:table-cell office:value-type="float" office:value="0.0503486">
                <text:p>0.0503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5102">
                <text:p>0.0165102</text:p>
              </table:table-cell>
              <table:table-cell office:value-type="float" office:value="-0.0478285">
                <text:p>-0.047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726">
                <text:p>0.0446726</text:p>
              </table:table-cell>
              <table:table-cell office:value-type="float" office:value="-0.0413191">
                <text:p>-0.041319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0223516">
                <text:p>-0.00223516</text:p>
              </table:table-cell>
              <table:table-cell office:value-type="float" office:value="0.136628">
                <text:p>0.136628</text:p>
              </table:table-cell>
              <table:table-cell office:value-type="float" office:value="0.102923">
                <text:p>0.1029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54711">
                <text:p>0.0154711</text:p>
              </table:table-cell>
              <table:table-cell office:value-type="float" office:value="-0.0320753">
                <text:p>-0.032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6455">
                <text:p>0.0436455</text:p>
              </table:table-cell>
              <table:table-cell office:value-type="float" office:value="-0.0417403">
                <text:p>-0.0417403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0263241">
                <text:p>-0.00263241</text:p>
              </table:table-cell>
              <table:table-cell office:value-type="float" office:value="0.128788">
                <text:p>0.128788</text:p>
              </table:table-cell>
              <table:table-cell office:value-type="float" office:value="0.203481">
                <text:p>0.2034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9675">
                <text:p>0.0149675</text:p>
              </table:table-cell>
              <table:table-cell office:value-type="float" office:value="-0.0166037">
                <text:p>-0.016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723">
                <text:p>0.0404723</text:p>
              </table:table-cell>
              <table:table-cell office:value-type="float" office:value="-0.03976">
                <text:p>-0.03976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0185596">
                <text:p>-0.00185596</text:p>
              </table:table-cell>
              <table:table-cell office:value-type="float" office:value="0.127502">
                <text:p>0.127502</text:p>
              </table:table-cell>
              <table:table-cell office:value-type="float" office:value="0.133243">
                <text:p>0.133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2808">
                <text:p>0.0132808</text:p>
              </table:table-cell>
              <table:table-cell office:value-type="float" office:value="-0.0071924">
                <text:p>-0.007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3065">
                <text:p>0.0393065</text:p>
              </table:table-cell>
              <table:table-cell office:value-type="float" office:value="-0.0392602">
                <text:p>-0.0392602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0180791">
                <text:p>-0.00180791</text:p>
              </table:table-cell>
              <table:table-cell office:value-type="float" office:value="0.122044">
                <text:p>0.122044</text:p>
              </table:table-cell>
              <table:table-cell office:value-type="float" office:value="0.144503">
                <text:p>0.144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5658">
                <text:p>0.0125658</text:p>
              </table:table-cell>
              <table:table-cell office:value-type="float" office:value="-0.00468744">
                <text:p>-0.0046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32">
                <text:p>0.036432</text:p>
              </table:table-cell>
              <table:table-cell office:value-type="float" office:value="-0.0433853">
                <text:p>-0.0433853</text:p>
              </table:table-cell>
              <table:table-cell office:value-type="float" office:value="0.0195415">
                <text:p>0.0195415</text:p>
              </table:table-cell>
              <table:table-cell office:value-type="float" office:value="0.000548039">
                <text:p>0.000548039</text:p>
              </table:table-cell>
              <table:table-cell office:value-type="float" office:value="0.119253">
                <text:p>0.119253</text:p>
              </table:table-cell>
              <table:table-cell office:value-type="float" office:value="0.074282">
                <text:p>0.074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1584">
                <text:p>0.0121584</text:p>
              </table:table-cell>
              <table:table-cell office:value-type="float" office:value="-0.00201171">
                <text:p>-0.0020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87">
                <text:p>0.03587</text:p>
              </table:table-cell>
              <table:table-cell office:value-type="float" office:value="-0.0384293">
                <text:p>-0.0384293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134993">
                <text:p>-0.00134993</text:p>
              </table:table-cell>
              <table:table-cell office:value-type="float" office:value="0.117472">
                <text:p>0.117472</text:p>
              </table:table-cell>
              <table:table-cell office:value-type="float" office:value="0.180729">
                <text:p>0.1807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6495">
                <text:p>0.0116495</text:p>
              </table:table-cell>
              <table:table-cell office:value-type="float" office:value="-0.000751509">
                <text:p>-0.00075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5144">
                <text:p>0.0335144</text:p>
              </table:table-cell>
              <table:table-cell office:value-type="float" office:value="-0.0386012">
                <text:p>-0.0386012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0432795">
                <text:p>-0.000432795</text:p>
              </table:table-cell>
              <table:table-cell office:value-type="float" office:value="0.114856">
                <text:p>0.114856</text:p>
              </table:table-cell>
              <table:table-cell office:value-type="float" office:value="0.12962">
                <text:p>0.12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3917">
                <text:p>0.0113917</text:p>
              </table:table-cell>
              <table:table-cell office:value-type="float" office:value="-0.000880013">
                <text:p>-0.00088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827">
                <text:p>0.0319827</text:p>
              </table:table-cell>
              <table:table-cell office:value-type="float" office:value="-0.0364903">
                <text:p>-0.0364903</text:p>
              </table:table-cell>
              <table:table-cell office:value-type="float" office:value="0.0168657">
                <text:p>0.0168657</text:p>
              </table:table-cell>
              <table:table-cell office:value-type="float" office:value="-0.0010683">
                <text:p>-0.0010683</text:p>
              </table:table-cell>
              <table:table-cell office:value-type="float" office:value="0.108824">
                <text:p>0.108824</text:p>
              </table:table-cell>
              <table:table-cell office:value-type="float" office:value="0.111143">
                <text:p>0.111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235">
                <text:p>0.0308235</text:p>
              </table:table-cell>
              <table:table-cell office:value-type="float" office:value="-0.00889496">
                <text:p>-0.00889496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0239699">
                <text:p>0.000239699</text:p>
              </table:table-cell>
              <table:table-cell office:value-type="float" office:value="0.107032">
                <text:p>0.107032</text:p>
              </table:table-cell>
              <table:table-cell office:value-type="float" office:value="0.0810617">
                <text:p>0.08106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757">
                <text:p>0.0303757</text:p>
              </table:table-cell>
              <table:table-cell office:value-type="float" office:value="-0.0337383">
                <text:p>-0.0337383</text:p>
              </table:table-cell>
              <table:table-cell office:value-type="float" office:value="0.0153795">
                <text:p>0.0153795</text:p>
              </table:table-cell>
              <table:table-cell office:value-type="float" office:value="-0.00181647">
                <text:p>-0.00181647</text:p>
              </table:table-cell>
              <table:table-cell office:value-type="float" office:value="0.104143">
                <text:p>0.104143</text:p>
              </table:table-cell>
              <table:table-cell office:value-type="float" office:value="0.0273587">
                <text:p>0.02735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3319">
                <text:p>0.0273319</text:p>
              </table:table-cell>
              <table:table-cell office:value-type="float" office:value="-0.0337288">
                <text:p>-0.0337288</text:p>
              </table:table-cell>
              <table:table-cell office:value-type="float" office:value="0.0145714">
                <text:p>0.0145714</text:p>
              </table:table-cell>
              <table:table-cell office:value-type="float" office:value="-0.00186202">
                <text:p>-0.00186202</text:p>
              </table:table-cell>
              <table:table-cell office:value-type="float" office:value="0.101325">
                <text:p>0.101325</text:p>
              </table:table-cell>
              <table:table-cell office:value-type="float" office:value="0.052821">
                <text:p>0.0528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187">
                <text:p>0.0261187</text:p>
              </table:table-cell>
              <table:table-cell office:value-type="float" office:value="-0.0307727">
                <text:p>-0.0307727</text:p>
              </table:table-cell>
              <table:table-cell office:value-type="float" office:value="0.0126994">
                <text:p>0.0126994</text:p>
              </table:table-cell>
              <table:table-cell office:value-type="float" office:value="-0.00319829">
                <text:p>-0.00319829</text:p>
              </table:table-cell>
              <table:table-cell office:value-type="float" office:value="0.0981044">
                <text:p>0.0981044</text:p>
              </table:table-cell>
              <table:table-cell office:value-type="float" office:value="-0.0341128">
                <text:p>-0.0341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45">
                <text:p>0.025145</text:p>
              </table:table-cell>
              <table:table-cell office:value-type="float" office:value="-0.0310944">
                <text:p>-0.0310944</text:p>
              </table:table-cell>
              <table:table-cell office:value-type="float" office:value="0.0123221">
                <text:p>0.0123221</text:p>
              </table:table-cell>
              <table:table-cell office:value-type="float" office:value="-0.00160854">
                <text:p>-0.00160854</text:p>
              </table:table-cell>
              <table:table-cell office:value-type="float" office:value="0.0954561">
                <text:p>0.0954561</text:p>
              </table:table-cell>
              <table:table-cell office:value-type="float" office:value="-0.040419">
                <text:p>-0.040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5">
                <text:p>0.023685</text:p>
              </table:table-cell>
              <table:table-cell office:value-type="float" office:value="-0.0282336">
                <text:p>-0.0282336</text:p>
              </table:table-cell>
              <table:table-cell office:value-type="float" office:value="0.0113657">
                <text:p>0.0113657</text:p>
              </table:table-cell>
              <table:table-cell office:value-type="float" office:value="-0.0022733">
                <text:p>-0.0022733</text:p>
              </table:table-cell>
              <table:table-cell office:value-type="float" office:value="0.0898656">
                <text:p>0.0898656</text:p>
              </table:table-cell>
              <table:table-cell office:value-type="float" office:value="-0.0911886">
                <text:p>-0.0911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444">
                <text:p>0.0224444</text:p>
              </table:table-cell>
              <table:table-cell office:value-type="float" office:value="-0.0252755">
                <text:p>-0.0252755</text:p>
              </table:table-cell>
              <table:table-cell office:value-type="float" office:value="0.0110651">
                <text:p>0.0110651</text:p>
              </table:table-cell>
              <table:table-cell office:value-type="float" office:value="-0.0014637">
                <text:p>-0.0014637</text:p>
              </table:table-cell>
              <table:table-cell office:value-type="float" office:value="0.0860192">
                <text:p>0.0860192</text:p>
              </table:table-cell>
              <table:table-cell office:value-type="float" office:value="-0.191939">
                <text:p>-0.191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77">
                <text:p>0.02177</text:p>
              </table:table-cell>
              <table:table-cell office:value-type="float" office:value="-0.0185177">
                <text:p>-0.0185177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256188">
                <text:p>0.00256188</text:p>
              </table:table-cell>
              <table:table-cell office:value-type="float" office:value="0.0844777">
                <text:p>0.0844777</text:p>
              </table:table-cell>
              <table:table-cell office:value-type="float" office:value="-0.11598">
                <text:p>-0.11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55">
                <text:p>0.021455</text:p>
              </table:table-cell>
              <table:table-cell office:value-type="float" office:value="-0.0229713">
                <text:p>-0.022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648">
                <text:p>0.0837648</text:p>
              </table:table-cell>
              <table:table-cell office:value-type="float" office:value="-0.149271">
                <text:p>-0.149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92">
                <text:p>0.019892</text:p>
              </table:table-cell>
              <table:table-cell office:value-type="float" office:value="-0.020353">
                <text:p>-0.02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004">
                <text:p>0.081004</text:p>
              </table:table-cell>
              <table:table-cell office:value-type="float" office:value="-0.172575">
                <text:p>-0.172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589">
                <text:p>0.0190589</text:p>
              </table:table-cell>
              <table:table-cell office:value-type="float" office:value="-0.0173613">
                <text:p>-0.017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6407">
                <text:p>0.0776407</text:p>
              </table:table-cell>
              <table:table-cell office:value-type="float" office:value="-0.191547">
                <text:p>-0.191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589">
                <text:p>0.0177589</text:p>
              </table:table-cell>
              <table:table-cell office:value-type="float" office:value="-0.0154821">
                <text:p>-0.015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5395">
                <text:p>0.0755395</text:p>
              </table:table-cell>
              <table:table-cell office:value-type="float" office:value="-0.170425">
                <text:p>-0.1704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133608">
                <text:p>-0.01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7175">
                <text:p>0.0747175</text:p>
              </table:table-cell>
              <table:table-cell office:value-type="float" office:value="-0.194155">
                <text:p>-0.194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112784">
                <text:p>-0.011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9188">
                <text:p>0.0719188</text:p>
              </table:table-cell>
              <table:table-cell office:value-type="float" office:value="-0.176043">
                <text:p>-0.176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G89 Sheet1.G1:Sheet1.G1 Sheet1.AZ2:Sheet1.AZ89 Sheet1.AK2:Sheet1.AK89 Sheet1.BO2:Sheet1.BO89 Sheet1.V2:Sheet1.V89" chart:data-source-has-labels="row" svg:x="0.77cm" svg:y="0.855cm" svg:width="12.062cm" svg:height="7.545cm">
          <chartooo:coordinate-region svg:x="1.603cm" svg:y="1.054cm" svg:width="10.9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9" chart:label-cell-address="Sheet1.G1:Sheet1.G1" chart:class="chart:scatter">
            <chart:domain table:cell-range-address="Sheet1.E2:Sheet1.G89"/>
            <chart:data-point chart:repeated="88"/>
          </chart:series>
          <chart:series chart:style-name="ch7" chart:values-cell-range-address="Sheet1.AZ2:Sheet1.AZ89" chart:class="chart:scatter">
            <chart:domain table:cell-range-address="Sheet1.AX2:Sheet1.AX89"/>
            <chart:data-point chart:repeated="88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2:Sheet1.G89</svg:desc>
                </draw:g>
              </table:table-cell>
              <table:table-cell office:value-type="float" office:value="0.0107467">
                <text:p>0.0107467</text:p>
                <draw:g>
                  <svg:desc>Sheet1.G2:Sheet1.G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0.013679">
                <text:p>0.013679</text:p>
                <draw:g>
                  <svg:desc>Sheet1.AZ2:Sheet1.AZ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243113">
                <text:p>-0.0243113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440441">
                <text:p>-0.00440441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0.00293167">
                <text:p>0.00293167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846529">
                <text:p>0.00846529</text:p>
              </table:table-cell>
              <table:table-cell office:value-type="float" office:value="0.986835">
                <text:p>0.986835</text:p>
              </table:table-cell>
              <table:table-cell office:value-type="float" office:value="-0.00416504">
                <text:p>-0.00416504</text:p>
              </table:table-cell>
              <table:table-cell office:value-type="float" office:value="0.962436">
                <text:p>0.962436</text:p>
              </table:table-cell>
              <table:table-cell office:value-type="float" office:value="-0.0194005">
                <text:p>-0.0194005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129314">
                <text:p>-0.00129314</text:p>
              </table:table-cell>
              <table:table-cell office:value-type="float" office:value="0.967921">
                <text:p>0.967921</text:p>
              </table:table-cell>
              <table:table-cell office:value-type="float" office:value="-0.00093889">
                <text:p>-0.00093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0759936">
                <text:p>0.00759936</text:p>
              </table:table-cell>
              <table:table-cell office:value-type="float" office:value="0.940003">
                <text:p>0.940003</text:p>
              </table:table-cell>
              <table:table-cell office:value-type="float" office:value="-0.00246056">
                <text:p>-0.00246056</text:p>
              </table:table-cell>
              <table:table-cell office:value-type="float" office:value="0.893302">
                <text:p>0.893302</text:p>
              </table:table-cell>
              <table:table-cell office:value-type="float" office:value="-0.0325536">
                <text:p>-0.0325536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383209">
                <text:p>-0.00383209</text:p>
              </table:table-cell>
              <table:table-cell office:value-type="float" office:value="0.941957">
                <text:p>0.941957</text:p>
              </table:table-cell>
              <table:table-cell office:value-type="float" office:value="-0.00126801">
                <text:p>-0.00126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0588988">
                <text:p>0.00588988</text:p>
              </table:table-cell>
              <table:table-cell office:value-type="float" office:value="0.781273">
                <text:p>0.781273</text:p>
              </table:table-cell>
              <table:table-cell office:value-type="float" office:value="-0.00476526">
                <text:p>-0.00476526</text:p>
              </table:table-cell>
              <table:table-cell office:value-type="float" office:value="0.796642">
                <text:p>0.796642</text:p>
              </table:table-cell>
              <table:table-cell office:value-type="float" office:value="-0.0244873">
                <text:p>-0.0244873</text:p>
              </table:table-cell>
              <table:table-cell office:value-type="float" office:value="0.824133">
                <text:p>0.824133</text:p>
              </table:table-cell>
              <table:table-cell office:value-type="float" office:value="0.00105708">
                <text:p>0.00105708</text:p>
              </table:table-cell>
              <table:table-cell office:value-type="float" office:value="0.901133">
                <text:p>0.901133</text:p>
              </table:table-cell>
              <table:table-cell office:value-type="float" office:value="-0.00566002">
                <text:p>-0.00566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0285352">
                <text:p>0.00285352</text:p>
              </table:table-cell>
              <table:table-cell office:value-type="float" office:value="0.757431">
                <text:p>0.757431</text:p>
              </table:table-cell>
              <table:table-cell office:value-type="float" office:value="-0.00644917">
                <text:p>-0.00644917</text:p>
              </table:table-cell>
              <table:table-cell office:value-type="float" office:value="0.784716">
                <text:p>0.784716</text:p>
              </table:table-cell>
              <table:table-cell office:value-type="float" office:value="-0.027198">
                <text:p>-0.027198</text:p>
              </table:table-cell>
              <table:table-cell office:value-type="float" office:value="0.794794">
                <text:p>0.794794</text:p>
              </table:table-cell>
              <table:table-cell office:value-type="float" office:value="0.0020548">
                <text:p>0.0020548</text:p>
              </table:table-cell>
              <table:table-cell office:value-type="float" office:value="0.862836">
                <text:p>0.862836</text:p>
              </table:table-cell>
              <table:table-cell office:value-type="float" office:value="0.0106088">
                <text:p>0.0106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-0.000142662">
                <text:p>-0.000142662</text:p>
              </table:table-cell>
              <table:table-cell office:value-type="float" office:value="0.724538">
                <text:p>0.724538</text:p>
              </table:table-cell>
              <table:table-cell office:value-type="float" office:value="-0.00715169">
                <text:p>-0.00715169</text:p>
              </table:table-cell>
              <table:table-cell office:value-type="float" office:value="0.733717">
                <text:p>0.733717</text:p>
              </table:table-cell>
              <table:table-cell office:value-type="float" office:value="-0.0276737">
                <text:p>-0.0276737</text:p>
              </table:table-cell>
              <table:table-cell office:value-type="float" office:value="0.752391">
                <text:p>0.752391</text:p>
              </table:table-cell>
              <table:table-cell office:value-type="float" office:value="-0.00283383">
                <text:p>-0.00283383</text:p>
              </table:table-cell>
              <table:table-cell office:value-type="float" office:value="0.849436">
                <text:p>0.849436</text:p>
              </table:table-cell>
              <table:table-cell office:value-type="float" office:value="0.0231585">
                <text:p>0.0231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-0.0037528">
                <text:p>-0.0037528</text:p>
              </table:table-cell>
              <table:table-cell office:value-type="float" office:value="0.60874">
                <text:p>0.60874</text:p>
              </table:table-cell>
              <table:table-cell office:value-type="float" office:value="-0.0137352">
                <text:p>-0.0137352</text:p>
              </table:table-cell>
              <table:table-cell office:value-type="float" office:value="0.711371">
                <text:p>0.711371</text:p>
              </table:table-cell>
              <table:table-cell office:value-type="float" office:value="-0.0273579">
                <text:p>-0.0273579</text:p>
              </table:table-cell>
              <table:table-cell office:value-type="float" office:value="0.732088">
                <text:p>0.732088</text:p>
              </table:table-cell>
              <table:table-cell office:value-type="float" office:value="0.00999326">
                <text:p>0.00999326</text:p>
              </table:table-cell>
              <table:table-cell office:value-type="float" office:value="0.840039">
                <text:p>0.840039</text:p>
              </table:table-cell>
              <table:table-cell office:value-type="float" office:value="0.0138751">
                <text:p>0.0138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415333">
                <text:p>0.00415333</text:p>
              </table:table-cell>
              <table:table-cell office:value-type="float" office:value="0.559743">
                <text:p>0.559743</text:p>
              </table:table-cell>
              <table:table-cell office:value-type="float" office:value="-0.0171608">
                <text:p>-0.0171608</text:p>
              </table:table-cell>
              <table:table-cell office:value-type="float" office:value="0.680525">
                <text:p>0.680525</text:p>
              </table:table-cell>
              <table:table-cell office:value-type="float" office:value="-0.0326807">
                <text:p>-0.0326807</text:p>
              </table:table-cell>
              <table:table-cell office:value-type="float" office:value="0.718476">
                <text:p>0.718476</text:p>
              </table:table-cell>
              <table:table-cell office:value-type="float" office:value="0.0033726">
                <text:p>0.0033726</text:p>
              </table:table-cell>
              <table:table-cell office:value-type="float" office:value="0.807121">
                <text:p>0.807121</text:p>
              </table:table-cell>
              <table:table-cell office:value-type="float" office:value="0.0418189">
                <text:p>0.0418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451896">
                <text:p>0.0451896</text:p>
              </table:table-cell>
              <table:table-cell office:value-type="float" office:value="0.533115">
                <text:p>0.533115</text:p>
              </table:table-cell>
              <table:table-cell office:value-type="float" office:value="-0.0288711">
                <text:p>-0.0288711</text:p>
              </table:table-cell>
              <table:table-cell office:value-type="float" office:value="0.620975">
                <text:p>0.620975</text:p>
              </table:table-cell>
              <table:table-cell office:value-type="float" office:value="-0.0681576">
                <text:p>-0.0681576</text:p>
              </table:table-cell>
              <table:table-cell office:value-type="float" office:value="0.635525">
                <text:p>0.635525</text:p>
              </table:table-cell>
              <table:table-cell office:value-type="float" office:value="0.00281647">
                <text:p>0.00281647</text:p>
              </table:table-cell>
              <table:table-cell office:value-type="float" office:value="0.777198">
                <text:p>0.777198</text:p>
              </table:table-cell>
              <table:table-cell office:value-type="float" office:value="0.138044">
                <text:p>0.138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433542">
                <text:p>0.0433542</text:p>
              </table:table-cell>
              <table:table-cell office:value-type="float" office:value="0.50107">
                <text:p>0.50107</text:p>
              </table:table-cell>
              <table:table-cell office:value-type="float" office:value="-0.0482844">
                <text:p>-0.0482844</text:p>
              </table:table-cell>
              <table:table-cell office:value-type="float" office:value="0.61015">
                <text:p>0.61015</text:p>
              </table:table-cell>
              <table:table-cell office:value-type="float" office:value="-0.179436">
                <text:p>-0.179436</text:p>
              </table:table-cell>
              <table:table-cell office:value-type="float" office:value="0.609193">
                <text:p>0.609193</text:p>
              </table:table-cell>
              <table:table-cell office:value-type="float" office:value="0.0114577">
                <text:p>0.0114577</text:p>
              </table:table-cell>
              <table:table-cell office:value-type="float" office:value="0.768814">
                <text:p>0.768814</text:p>
              </table:table-cell>
              <table:table-cell office:value-type="float" office:value="0.0778707">
                <text:p>0.0778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875602">
                <text:p>0.0875602</text:p>
              </table:table-cell>
              <table:table-cell office:value-type="float" office:value="0.44245">
                <text:p>0.44245</text:p>
              </table:table-cell>
              <table:table-cell office:value-type="float" office:value="-0.116087">
                <text:p>-0.116087</text:p>
              </table:table-cell>
              <table:table-cell office:value-type="float" office:value="0.60704">
                <text:p>0.60704</text:p>
              </table:table-cell>
              <table:table-cell office:value-type="float" office:value="-0.0645941">
                <text:p>-0.0645941</text:p>
              </table:table-cell>
              <table:table-cell office:value-type="float" office:value="0.597956">
                <text:p>0.597956</text:p>
              </table:table-cell>
              <table:table-cell office:value-type="float" office:value="0.00542005">
                <text:p>0.00542005</text:p>
              </table:table-cell>
              <table:table-cell office:value-type="float" office:value="0.752816">
                <text:p>0.752816</text:p>
              </table:table-cell>
              <table:table-cell office:value-type="float" office:value="0.123393">
                <text:p>0.123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689129">
                <text:p>0.0689129</text:p>
              </table:table-cell>
              <table:table-cell office:value-type="float" office:value="0.406105">
                <text:p>0.406105</text:p>
              </table:table-cell>
              <table:table-cell office:value-type="float" office:value="-0.145471">
                <text:p>-0.145471</text:p>
              </table:table-cell>
              <table:table-cell office:value-type="float" office:value="0.571541">
                <text:p>0.571541</text:p>
              </table:table-cell>
              <table:table-cell office:value-type="float" office:value="-0.0780662">
                <text:p>-0.0780662</text:p>
              </table:table-cell>
              <table:table-cell office:value-type="float" office:value="0.58079">
                <text:p>0.58079</text:p>
              </table:table-cell>
              <table:table-cell office:value-type="float" office:value="0.00336706">
                <text:p>0.00336706</text:p>
              </table:table-cell>
              <table:table-cell office:value-type="float" office:value="0.737095">
                <text:p>0.737095</text:p>
              </table:table-cell>
              <table:table-cell office:value-type="float" office:value="0.134023">
                <text:p>0.134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762023">
                <text:p>0.0762023</text:p>
              </table:table-cell>
              <table:table-cell office:value-type="float" office:value="0.354394">
                <text:p>0.354394</text:p>
              </table:table-cell>
              <table:table-cell office:value-type="float" office:value="-0.195621">
                <text:p>-0.195621</text:p>
              </table:table-cell>
              <table:table-cell office:value-type="float" office:value="0.550393">
                <text:p>0.550393</text:p>
              </table:table-cell>
              <table:table-cell office:value-type="float" office:value="-0.141479">
                <text:p>-0.141479</text:p>
              </table:table-cell>
              <table:table-cell office:value-type="float" office:value="0.565434">
                <text:p>0.565434</text:p>
              </table:table-cell>
              <table:table-cell office:value-type="float" office:value="0.00632049">
                <text:p>0.00632049</text:p>
              </table:table-cell>
              <table:table-cell office:value-type="float" office:value="0.713698">
                <text:p>0.713698</text:p>
              </table:table-cell>
              <table:table-cell office:value-type="float" office:value="0.175859">
                <text:p>0.175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06069">
                <text:p>0.106069</text:p>
              </table:table-cell>
              <table:table-cell office:value-type="float" office:value="0.346176">
                <text:p>0.346176</text:p>
              </table:table-cell>
              <table:table-cell office:value-type="float" office:value="-0.164443">
                <text:p>-0.164443</text:p>
              </table:table-cell>
              <table:table-cell office:value-type="float" office:value="0.546323">
                <text:p>0.546323</text:p>
              </table:table-cell>
              <table:table-cell office:value-type="float" office:value="-0.098334">
                <text:p>-0.098334</text:p>
              </table:table-cell>
              <table:table-cell office:value-type="float" office:value="0.535602">
                <text:p>0.535602</text:p>
              </table:table-cell>
              <table:table-cell office:value-type="float" office:value="0.00656784">
                <text:p>0.00656784</text:p>
              </table:table-cell>
              <table:table-cell office:value-type="float" office:value="0.681949">
                <text:p>0.681949</text:p>
              </table:table-cell>
              <table:table-cell office:value-type="float" office:value="0.217976">
                <text:p>0.217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128295">
                <text:p>0.128295</text:p>
              </table:table-cell>
              <table:table-cell office:value-type="float" office:value="0.325249">
                <text:p>0.325249</text:p>
              </table:table-cell>
              <table:table-cell office:value-type="float" office:value="-0.175378">
                <text:p>-0.175378</text:p>
              </table:table-cell>
              <table:table-cell office:value-type="float" office:value="0.52607">
                <text:p>0.52607</text:p>
              </table:table-cell>
              <table:table-cell office:value-type="float" office:value="-0.108086">
                <text:p>-0.108086</text:p>
              </table:table-cell>
              <table:table-cell office:value-type="float" office:value="0.475667">
                <text:p>0.475667</text:p>
              </table:table-cell>
              <table:table-cell office:value-type="float" office:value="-0.00187973">
                <text:p>-0.00187973</text:p>
              </table:table-cell>
              <table:table-cell office:value-type="float" office:value="0.650355">
                <text:p>0.650355</text:p>
              </table:table-cell>
              <table:table-cell office:value-type="float" office:value="0.247625">
                <text:p>0.247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6248">
                <text:p>0.16248</text:p>
              </table:table-cell>
              <table:table-cell office:value-type="float" office:value="0.305679">
                <text:p>0.305679</text:p>
              </table:table-cell>
              <table:table-cell office:value-type="float" office:value="-0.219357">
                <text:p>-0.219357</text:p>
              </table:table-cell>
              <table:table-cell office:value-type="float" office:value="0.494104">
                <text:p>0.494104</text:p>
              </table:table-cell>
              <table:table-cell office:value-type="float" office:value="-0.132533">
                <text:p>-0.132533</text:p>
              </table:table-cell>
              <table:table-cell office:value-type="float" office:value="0.458732">
                <text:p>0.458732</text:p>
              </table:table-cell>
              <table:table-cell office:value-type="float" office:value="-0.00351358">
                <text:p>-0.00351358</text:p>
              </table:table-cell>
              <table:table-cell office:value-type="float" office:value="0.622493">
                <text:p>0.622493</text:p>
              </table:table-cell>
              <table:table-cell office:value-type="float" office:value="0.237247">
                <text:p>0.237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189481">
                <text:p>0.189481</text:p>
              </table:table-cell>
              <table:table-cell office:value-type="float" office:value="0.294498">
                <text:p>0.294498</text:p>
              </table:table-cell>
              <table:table-cell office:value-type="float" office:value="-0.202843">
                <text:p>-0.202843</text:p>
              </table:table-cell>
              <table:table-cell office:value-type="float" office:value="0.460556">
                <text:p>0.460556</text:p>
              </table:table-cell>
              <table:table-cell office:value-type="float" office:value="-0.143766">
                <text:p>-0.143766</text:p>
              </table:table-cell>
              <table:table-cell office:value-type="float" office:value="0.437356">
                <text:p>0.437356</text:p>
              </table:table-cell>
              <table:table-cell office:value-type="float" office:value="-0.00974692">
                <text:p>-0.00974692</text:p>
              </table:table-cell>
              <table:table-cell office:value-type="float" office:value="0.611837">
                <text:p>0.611837</text:p>
              </table:table-cell>
              <table:table-cell office:value-type="float" office:value="0.122967">
                <text:p>0.122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19401">
                <text:p>0.219401</text:p>
              </table:table-cell>
              <table:table-cell office:value-type="float" office:value="0.263722">
                <text:p>0.263722</text:p>
              </table:table-cell>
              <table:table-cell office:value-type="float" office:value="-0.214882">
                <text:p>-0.214882</text:p>
              </table:table-cell>
              <table:table-cell office:value-type="float" office:value="0.448873">
                <text:p>0.448873</text:p>
              </table:table-cell>
              <table:table-cell office:value-type="float" office:value="-0.175864">
                <text:p>-0.175864</text:p>
              </table:table-cell>
              <table:table-cell office:value-type="float" office:value="0.403011">
                <text:p>0.403011</text:p>
              </table:table-cell>
              <table:table-cell office:value-type="float" office:value="-0.0632926">
                <text:p>-0.0632926</text:p>
              </table:table-cell>
              <table:table-cell office:value-type="float" office:value="0.605552">
                <text:p>0.605552</text:p>
              </table:table-cell>
              <table:table-cell office:value-type="float" office:value="0.276217">
                <text:p>0.276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04633">
                <text:p>0.204633</text:p>
              </table:table-cell>
              <table:table-cell office:value-type="float" office:value="0.244885">
                <text:p>0.244885</text:p>
              </table:table-cell>
              <table:table-cell office:value-type="float" office:value="-0.232509">
                <text:p>-0.232509</text:p>
              </table:table-cell>
              <table:table-cell office:value-type="float" office:value="0.42246">
                <text:p>0.42246</text:p>
              </table:table-cell>
              <table:table-cell office:value-type="float" office:value="-0.198319">
                <text:p>-0.198319</text:p>
              </table:table-cell>
              <table:table-cell office:value-type="float" office:value="0.395834">
                <text:p>0.395834</text:p>
              </table:table-cell>
              <table:table-cell office:value-type="float" office:value="-0.0272498">
                <text:p>-0.0272498</text:p>
              </table:table-cell>
              <table:table-cell office:value-type="float" office:value="0.586064">
                <text:p>0.586064</text:p>
              </table:table-cell>
              <table:table-cell office:value-type="float" office:value="0.207439">
                <text:p>0.207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203658">
                <text:p>0.203658</text:p>
              </table:table-cell>
              <table:table-cell office:value-type="float" office:value="0.229753">
                <text:p>0.229753</text:p>
              </table:table-cell>
              <table:table-cell office:value-type="float" office:value="-0.243665">
                <text:p>-0.243665</text:p>
              </table:table-cell>
              <table:table-cell office:value-type="float" office:value="0.383066">
                <text:p>0.383066</text:p>
              </table:table-cell>
              <table:table-cell office:value-type="float" office:value="-0.217147">
                <text:p>-0.217147</text:p>
              </table:table-cell>
              <table:table-cell office:value-type="float" office:value="0.367755">
                <text:p>0.367755</text:p>
              </table:table-cell>
              <table:table-cell office:value-type="float" office:value="-0.0361607">
                <text:p>-0.0361607</text:p>
              </table:table-cell>
              <table:table-cell office:value-type="float" office:value="0.57987">
                <text:p>0.57987</text:p>
              </table:table-cell>
              <table:table-cell office:value-type="float" office:value="0.221293">
                <text:p>0.221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197053">
                <text:p>0.197053</text:p>
              </table:table-cell>
              <table:table-cell office:value-type="float" office:value="0.19386">
                <text:p>0.19386</text:p>
              </table:table-cell>
              <table:table-cell office:value-type="float" office:value="-0.265412">
                <text:p>-0.265412</text:p>
              </table:table-cell>
              <table:table-cell office:value-type="float" office:value="0.374075">
                <text:p>0.374075</text:p>
              </table:table-cell>
              <table:table-cell office:value-type="float" office:value="-0.241942">
                <text:p>-0.241942</text:p>
              </table:table-cell>
              <table:table-cell office:value-type="float" office:value="0.353496">
                <text:p>0.353496</text:p>
              </table:table-cell>
              <table:table-cell office:value-type="float" office:value="-0.0435318">
                <text:p>-0.0435318</text:p>
              </table:table-cell>
              <table:table-cell office:value-type="float" office:value="0.557919">
                <text:p>0.557919</text:p>
              </table:table-cell>
              <table:table-cell office:value-type="float" office:value="0.200222">
                <text:p>0.200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19877">
                <text:p>0.19877</text:p>
              </table:table-cell>
              <table:table-cell office:value-type="float" office:value="0.186359">
                <text:p>0.186359</text:p>
              </table:table-cell>
              <table:table-cell office:value-type="float" office:value="-0.264787">
                <text:p>-0.264787</text:p>
              </table:table-cell>
              <table:table-cell office:value-type="float" office:value="0.357529">
                <text:p>0.357529</text:p>
              </table:table-cell>
              <table:table-cell office:value-type="float" office:value="-0.248812">
                <text:p>-0.248812</text:p>
              </table:table-cell>
              <table:table-cell office:value-type="float" office:value="0.31496">
                <text:p>0.31496</text:p>
              </table:table-cell>
              <table:table-cell office:value-type="float" office:value="-0.0592104">
                <text:p>-0.0592104</text:p>
              </table:table-cell>
              <table:table-cell office:value-type="float" office:value="0.534477">
                <text:p>0.534477</text:p>
              </table:table-cell>
              <table:table-cell office:value-type="float" office:value="0.146234">
                <text:p>0.146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186945">
                <text:p>0.186945</text:p>
              </table:table-cell>
              <table:table-cell office:value-type="float" office:value="0.170794">
                <text:p>0.170794</text:p>
              </table:table-cell>
              <table:table-cell office:value-type="float" office:value="-0.267671">
                <text:p>-0.267671</text:p>
              </table:table-cell>
              <table:table-cell office:value-type="float" office:value="0.34445">
                <text:p>0.34445</text:p>
              </table:table-cell>
              <table:table-cell office:value-type="float" office:value="-0.266726">
                <text:p>-0.266726</text:p>
              </table:table-cell>
              <table:table-cell office:value-type="float" office:value="0.295164">
                <text:p>0.295164</text:p>
              </table:table-cell>
              <table:table-cell office:value-type="float" office:value="-0.0710483">
                <text:p>-0.0710483</text:p>
              </table:table-cell>
              <table:table-cell office:value-type="float" office:value="0.52181">
                <text:p>0.52181</text:p>
              </table:table-cell>
              <table:table-cell office:value-type="float" office:value="0.110919">
                <text:p>0.110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178231">
                <text:p>0.178231</text:p>
              </table:table-cell>
              <table:table-cell office:value-type="float" office:value="0.160862">
                <text:p>0.160862</text:p>
              </table:table-cell>
              <table:table-cell office:value-type="float" office:value="-0.268307">
                <text:p>-0.268307</text:p>
              </table:table-cell>
              <table:table-cell office:value-type="float" office:value="0.336555">
                <text:p>0.336555</text:p>
              </table:table-cell>
              <table:table-cell office:value-type="float" office:value="-0.269787">
                <text:p>-0.269787</text:p>
              </table:table-cell>
              <table:table-cell office:value-type="float" office:value="0.281815">
                <text:p>0.281815</text:p>
              </table:table-cell>
              <table:table-cell office:value-type="float" office:value="-0.0751391">
                <text:p>-0.0751391</text:p>
              </table:table-cell>
              <table:table-cell office:value-type="float" office:value="0.502466">
                <text:p>0.502466</text:p>
              </table:table-cell>
              <table:table-cell office:value-type="float" office:value="0.0779677">
                <text:p>0.0779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158063">
                <text:p>0.158063</text:p>
              </table:table-cell>
              <table:table-cell office:value-type="float" office:value="0.136999">
                <text:p>0.136999</text:p>
              </table:table-cell>
              <table:table-cell office:value-type="float" office:value="-0.267046">
                <text:p>-0.267046</text:p>
              </table:table-cell>
              <table:table-cell office:value-type="float" office:value="0.30972">
                <text:p>0.30972</text:p>
              </table:table-cell>
              <table:table-cell office:value-type="float" office:value="-0.290869">
                <text:p>-0.290869</text:p>
              </table:table-cell>
              <table:table-cell office:value-type="float" office:value="0.266089">
                <text:p>0.266089</text:p>
              </table:table-cell>
              <table:table-cell office:value-type="float" office:value="-0.0809512">
                <text:p>-0.0809512</text:p>
              </table:table-cell>
              <table:table-cell office:value-type="float" office:value="0.481784">
                <text:p>0.481784</text:p>
              </table:table-cell>
              <table:table-cell office:value-type="float" office:value="0.0186244">
                <text:p>0.0186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13382">
                <text:p>0.13382</text:p>
              </table:table-cell>
              <table:table-cell office:value-type="float" office:value="0.109713">
                <text:p>0.109713</text:p>
              </table:table-cell>
              <table:table-cell office:value-type="float" office:value="-0.262356">
                <text:p>-0.262356</text:p>
              </table:table-cell>
              <table:table-cell office:value-type="float" office:value="0.285002">
                <text:p>0.285002</text:p>
              </table:table-cell>
              <table:table-cell office:value-type="float" office:value="-0.308032">
                <text:p>-0.308032</text:p>
              </table:table-cell>
              <table:table-cell office:value-type="float" office:value="0.255002">
                <text:p>0.255002</text:p>
              </table:table-cell>
              <table:table-cell office:value-type="float" office:value="-0.0870977">
                <text:p>-0.0870977</text:p>
              </table:table-cell>
              <table:table-cell office:value-type="float" office:value="0.460443">
                <text:p>0.460443</text:p>
              </table:table-cell>
              <table:table-cell office:value-type="float" office:value="-0.0159388">
                <text:p>-0.0159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106242">
                <text:p>0.106242</text:p>
              </table:table-cell>
              <table:table-cell office:value-type="float" office:value="0.100687">
                <text:p>0.100687</text:p>
              </table:table-cell>
              <table:table-cell office:value-type="float" office:value="-0.25519">
                <text:p>-0.25519</text:p>
              </table:table-cell>
              <table:table-cell office:value-type="float" office:value="0.272367">
                <text:p>0.272367</text:p>
              </table:table-cell>
              <table:table-cell office:value-type="float" office:value="-0.311184">
                <text:p>-0.311184</text:p>
              </table:table-cell>
              <table:table-cell office:value-type="float" office:value="0.243358">
                <text:p>0.243358</text:p>
              </table:table-cell>
              <table:table-cell office:value-type="float" office:value="-0.0894406">
                <text:p>-0.0894406</text:p>
              </table:table-cell>
              <table:table-cell office:value-type="float" office:value="0.441631">
                <text:p>0.441631</text:p>
              </table:table-cell>
              <table:table-cell office:value-type="float" office:value="-0.0461968">
                <text:p>-0.0461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070357">
                <text:p>0.070357</text:p>
              </table:table-cell>
              <table:table-cell office:value-type="float" office:value="0.0889276">
                <text:p>0.0889276</text:p>
              </table:table-cell>
              <table:table-cell office:value-type="float" office:value="-0.24723">
                <text:p>-0.24723</text:p>
              </table:table-cell>
              <table:table-cell office:value-type="float" office:value="0.262213">
                <text:p>0.262213</text:p>
              </table:table-cell>
              <table:table-cell office:value-type="float" office:value="-0.320408">
                <text:p>-0.320408</text:p>
              </table:table-cell>
              <table:table-cell office:value-type="float" office:value="0.234709">
                <text:p>0.234709</text:p>
              </table:table-cell>
              <table:table-cell office:value-type="float" office:value="-0.138738">
                <text:p>-0.138738</text:p>
              </table:table-cell>
              <table:table-cell office:value-type="float" office:value="0.426146">
                <text:p>0.426146</text:p>
              </table:table-cell>
              <table:table-cell office:value-type="float" office:value="-0.0692064">
                <text:p>-0.0692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0609025">
                <text:p>0.0609025</text:p>
              </table:table-cell>
              <table:table-cell office:value-type="float" office:value="0.0848086">
                <text:p>0.0848086</text:p>
              </table:table-cell>
              <table:table-cell office:value-type="float" office:value="-0.244409">
                <text:p>-0.244409</text:p>
              </table:table-cell>
              <table:table-cell office:value-type="float" office:value="0.256351">
                <text:p>0.256351</text:p>
              </table:table-cell>
              <table:table-cell office:value-type="float" office:value="-0.302284">
                <text:p>-0.302284</text:p>
              </table:table-cell>
              <table:table-cell office:value-type="float" office:value="0.230384">
                <text:p>0.230384</text:p>
              </table:table-cell>
              <table:table-cell office:value-type="float" office:value="-0.0953957">
                <text:p>-0.0953957</text:p>
              </table:table-cell>
              <table:table-cell office:value-type="float" office:value="0.417912">
                <text:p>0.417912</text:p>
              </table:table-cell>
              <table:table-cell office:value-type="float" office:value="-0.0280504">
                <text:p>-0.0280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293771">
                <text:p>0.0293771</text:p>
              </table:table-cell>
              <table:table-cell office:value-type="float" office:value="0.0776362">
                <text:p>0.0776362</text:p>
              </table:table-cell>
              <table:table-cell office:value-type="float" office:value="-0.242544">
                <text:p>-0.242544</text:p>
              </table:table-cell>
              <table:table-cell office:value-type="float" office:value="0.254501">
                <text:p>0.254501</text:p>
              </table:table-cell>
              <table:table-cell office:value-type="float" office:value="-0.320749">
                <text:p>-0.320749</text:p>
              </table:table-cell>
              <table:table-cell office:value-type="float" office:value="0.217946">
                <text:p>0.217946</text:p>
              </table:table-cell>
              <table:table-cell office:value-type="float" office:value="-0.107263">
                <text:p>-0.107263</text:p>
              </table:table-cell>
              <table:table-cell office:value-type="float" office:value="0.409213">
                <text:p>0.409213</text:p>
              </table:table-cell>
              <table:table-cell office:value-type="float" office:value="-0.0527927">
                <text:p>-0.0527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0996509">
                <text:p>0.00996509</text:p>
              </table:table-cell>
              <table:table-cell office:value-type="float" office:value="0.0719738">
                <text:p>0.0719738</text:p>
              </table:table-cell>
              <table:table-cell office:value-type="float" office:value="-0.241243">
                <text:p>-0.241243</text:p>
              </table:table-cell>
              <table:table-cell office:value-type="float" office:value="0.243086">
                <text:p>0.243086</text:p>
              </table:table-cell>
              <table:table-cell office:value-type="float" office:value="-0.32117">
                <text:p>-0.32117</text:p>
              </table:table-cell>
              <table:table-cell office:value-type="float" office:value="0.204431">
                <text:p>0.204431</text:p>
              </table:table-cell>
              <table:table-cell office:value-type="float" office:value="-0.113347">
                <text:p>-0.113347</text:p>
              </table:table-cell>
              <table:table-cell office:value-type="float" office:value="0.395928">
                <text:p>0.395928</text:p>
              </table:table-cell>
              <table:table-cell office:value-type="float" office:value="0.04632">
                <text:p>0.04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-0.0323982">
                <text:p>-0.0323982</text:p>
              </table:table-cell>
              <table:table-cell office:value-type="float" office:value="0.0653758">
                <text:p>0.0653758</text:p>
              </table:table-cell>
              <table:table-cell office:value-type="float" office:value="-0.238545">
                <text:p>-0.238545</text:p>
              </table:table-cell>
              <table:table-cell office:value-type="float" office:value="0.234146">
                <text:p>0.234146</text:p>
              </table:table-cell>
              <table:table-cell office:value-type="float" office:value="-0.328843">
                <text:p>-0.328843</text:p>
              </table:table-cell>
              <table:table-cell office:value-type="float" office:value="0.190015">
                <text:p>0.190015</text:p>
              </table:table-cell>
              <table:table-cell office:value-type="float" office:value="-0.1127">
                <text:p>-0.1127</text:p>
              </table:table-cell>
              <table:table-cell office:value-type="float" office:value="0.387324">
                <text:p>0.387324</text:p>
              </table:table-cell>
              <table:table-cell office:value-type="float" office:value="-0.000975278">
                <text:p>-0.000975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-0.0250863">
                <text:p>-0.0250863</text:p>
              </table:table-cell>
              <table:table-cell office:value-type="float" office:value="0.0578245">
                <text:p>0.0578245</text:p>
              </table:table-cell>
              <table:table-cell office:value-type="float" office:value="-0.2357">
                <text:p>-0.2357</text:p>
              </table:table-cell>
              <table:table-cell office:value-type="float" office:value="0.217266">
                <text:p>0.217266</text:p>
              </table:table-cell>
              <table:table-cell office:value-type="float" office:value="-0.33775">
                <text:p>-0.33775</text:p>
              </table:table-cell>
              <table:table-cell office:value-type="float" office:value="0.18661">
                <text:p>0.18661</text:p>
              </table:table-cell>
              <table:table-cell office:value-type="float" office:value="-0.11835">
                <text:p>-0.11835</text:p>
              </table:table-cell>
              <table:table-cell office:value-type="float" office:value="0.378609">
                <text:p>0.378609</text:p>
              </table:table-cell>
              <table:table-cell office:value-type="float" office:value="0.0399332">
                <text:p>0.0399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-0.0502113">
                <text:p>-0.0502113</text:p>
              </table:table-cell>
              <table:table-cell office:value-type="float" office:value="0.0543127">
                <text:p>0.0543127</text:p>
              </table:table-cell>
              <table:table-cell office:value-type="float" office:value="-0.234203">
                <text:p>-0.234203</text:p>
              </table:table-cell>
              <table:table-cell office:value-type="float" office:value="0.204352">
                <text:p>0.204352</text:p>
              </table:table-cell>
              <table:table-cell office:value-type="float" office:value="-0.337763">
                <text:p>-0.337763</text:p>
              </table:table-cell>
              <table:table-cell office:value-type="float" office:value="0.164079">
                <text:p>0.164079</text:p>
              </table:table-cell>
              <table:table-cell office:value-type="float" office:value="-0.117198">
                <text:p>-0.117198</text:p>
              </table:table-cell>
              <table:table-cell office:value-type="float" office:value="0.36658">
                <text:p>0.36658</text:p>
              </table:table-cell>
              <table:table-cell office:value-type="float" office:value="0.0627336">
                <text:p>0.0627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-0.0507466">
                <text:p>-0.0507466</text:p>
              </table:table-cell>
              <table:table-cell office:value-type="float" office:value="0.0516824">
                <text:p>0.0516824</text:p>
              </table:table-cell>
              <table:table-cell office:value-type="float" office:value="-0.230976">
                <text:p>-0.230976</text:p>
              </table:table-cell>
              <table:table-cell office:value-type="float" office:value="0.201189">
                <text:p>0.201189</text:p>
              </table:table-cell>
              <table:table-cell office:value-type="float" office:value="-0.342028">
                <text:p>-0.342028</text:p>
              </table:table-cell>
              <table:table-cell office:value-type="float" office:value="0.158228">
                <text:p>0.158228</text:p>
              </table:table-cell>
              <table:table-cell office:value-type="float" office:value="-0.107925">
                <text:p>-0.107925</text:p>
              </table:table-cell>
              <table:table-cell office:value-type="float" office:value="0.352367">
                <text:p>0.352367</text:p>
              </table:table-cell>
              <table:table-cell office:value-type="float" office:value="0.125673">
                <text:p>0.125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-0.0562247">
                <text:p>-0.0562247</text:p>
              </table:table-cell>
              <table:table-cell office:value-type="float" office:value="0.0480675">
                <text:p>0.0480675</text:p>
              </table:table-cell>
              <table:table-cell office:value-type="float" office:value="-0.231147">
                <text:p>-0.231147</text:p>
              </table:table-cell>
              <table:table-cell office:value-type="float" office:value="0.193854">
                <text:p>0.193854</text:p>
              </table:table-cell>
              <table:table-cell office:value-type="float" office:value="-0.344394">
                <text:p>-0.344394</text:p>
              </table:table-cell>
              <table:table-cell office:value-type="float" office:value="0.155215">
                <text:p>0.155215</text:p>
              </table:table-cell>
              <table:table-cell office:value-type="float" office:value="-0.1141">
                <text:p>-0.1141</text:p>
              </table:table-cell>
              <table:table-cell office:value-type="float" office:value="0.341717">
                <text:p>0.341717</text:p>
              </table:table-cell>
              <table:table-cell office:value-type="float" office:value="0.176313">
                <text:p>0.176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-0.0411358">
                <text:p>-0.0411358</text:p>
              </table:table-cell>
              <table:table-cell office:value-type="float" office:value="0.0456738">
                <text:p>0.0456738</text:p>
              </table:table-cell>
              <table:table-cell office:value-type="float" office:value="-0.225449">
                <text:p>-0.225449</text:p>
              </table:table-cell>
              <table:table-cell office:value-type="float" office:value="0.18378">
                <text:p>0.18378</text:p>
              </table:table-cell>
              <table:table-cell office:value-type="float" office:value="-0.343389">
                <text:p>-0.343389</text:p>
              </table:table-cell>
              <table:table-cell office:value-type="float" office:value="0.133844">
                <text:p>0.133844</text:p>
              </table:table-cell>
              <table:table-cell office:value-type="float" office:value="-0.113889">
                <text:p>-0.113889</text:p>
              </table:table-cell>
              <table:table-cell office:value-type="float" office:value="0.334325">
                <text:p>0.334325</text:p>
              </table:table-cell>
              <table:table-cell office:value-type="float" office:value="0.142133">
                <text:p>0.1421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-0.0492437">
                <text:p>-0.0492437</text:p>
              </table:table-cell>
              <table:table-cell office:value-type="float" office:value="0.0418881">
                <text:p>0.0418881</text:p>
              </table:table-cell>
              <table:table-cell office:value-type="float" office:value="-0.202752">
                <text:p>-0.202752</text:p>
              </table:table-cell>
              <table:table-cell office:value-type="float" office:value="0.17437">
                <text:p>0.17437</text:p>
              </table:table-cell>
              <table:table-cell office:value-type="float" office:value="-0.343582">
                <text:p>-0.343582</text:p>
              </table:table-cell>
              <table:table-cell office:value-type="float" office:value="0.130506">
                <text:p>0.130506</text:p>
              </table:table-cell>
              <table:table-cell office:value-type="float" office:value="-0.10833">
                <text:p>-0.10833</text:p>
              </table:table-cell>
              <table:table-cell office:value-type="float" office:value="0.323559">
                <text:p>0.323559</text:p>
              </table:table-cell>
              <table:table-cell office:value-type="float" office:value="0.227978">
                <text:p>0.227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-0.0414629">
                <text:p>-0.0414629</text:p>
              </table:table-cell>
              <table:table-cell office:value-type="float" office:value="0.0384735">
                <text:p>0.0384735</text:p>
              </table:table-cell>
              <table:table-cell office:value-type="float" office:value="-0.163752">
                <text:p>-0.163752</text:p>
              </table:table-cell>
              <table:table-cell office:value-type="float" office:value="0.161716">
                <text:p>0.161716</text:p>
              </table:table-cell>
              <table:table-cell office:value-type="float" office:value="-0.322716">
                <text:p>-0.322716</text:p>
              </table:table-cell>
              <table:table-cell office:value-type="float" office:value="0.124637">
                <text:p>0.124637</text:p>
              </table:table-cell>
              <table:table-cell office:value-type="float" office:value="-0.109985">
                <text:p>-0.109985</text:p>
              </table:table-cell>
              <table:table-cell office:value-type="float" office:value="0.316671">
                <text:p>0.316671</text:p>
              </table:table-cell>
              <table:table-cell office:value-type="float" office:value="0.190877">
                <text:p>0.1908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0.0356879">
                <text:p>-0.0356879</text:p>
              </table:table-cell>
              <table:table-cell office:value-type="float" office:value="0.0336007">
                <text:p>0.0336007</text:p>
              </table:table-cell>
              <table:table-cell office:value-type="float" office:value="-0.0990369">
                <text:p>-0.0990369</text:p>
              </table:table-cell>
              <table:table-cell office:value-type="float" office:value="0.160415">
                <text:p>0.160415</text:p>
              </table:table-cell>
              <table:table-cell office:value-type="float" office:value="-0.339766">
                <text:p>-0.339766</text:p>
              </table:table-cell>
              <table:table-cell office:value-type="float" office:value="0.121265">
                <text:p>0.121265</text:p>
              </table:table-cell>
              <table:table-cell office:value-type="float" office:value="-0.107281">
                <text:p>-0.107281</text:p>
              </table:table-cell>
              <table:table-cell office:value-type="float" office:value="0.306364">
                <text:p>0.306364</text:p>
              </table:table-cell>
              <table:table-cell office:value-type="float" office:value="0.25138">
                <text:p>0.25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-0.0162265">
                <text:p>-0.0162265</text:p>
              </table:table-cell>
              <table:table-cell office:value-type="float" office:value="0.0315704">
                <text:p>0.0315704</text:p>
              </table:table-cell>
              <table:table-cell office:value-type="float" office:value="-0.0743749">
                <text:p>-0.0743749</text:p>
              </table:table-cell>
              <table:table-cell office:value-type="float" office:value="0.144272">
                <text:p>0.144272</text:p>
              </table:table-cell>
              <table:table-cell office:value-type="float" office:value="-0.230653">
                <text:p>-0.230653</text:p>
              </table:table-cell>
              <table:table-cell office:value-type="float" office:value="0.115299">
                <text:p>0.115299</text:p>
              </table:table-cell>
              <table:table-cell office:value-type="float" office:value="-0.102402">
                <text:p>-0.102402</text:p>
              </table:table-cell>
              <table:table-cell office:value-type="float" office:value="0.296713">
                <text:p>0.296713</text:p>
              </table:table-cell>
              <table:table-cell office:value-type="float" office:value="0.254562">
                <text:p>0.254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-0.0254808">
                <text:p>-0.0254808</text:p>
              </table:table-cell>
              <table:table-cell office:value-type="float" office:value="0.0275047">
                <text:p>0.0275047</text:p>
              </table:table-cell>
              <table:table-cell office:value-type="float" office:value="-0.0396772">
                <text:p>-0.0396772</text:p>
              </table:table-cell>
              <table:table-cell office:value-type="float" office:value="0.143237">
                <text:p>0.143237</text:p>
              </table:table-cell>
              <table:table-cell office:value-type="float" office:value="-0.337597">
                <text:p>-0.337597</text:p>
              </table:table-cell>
              <table:table-cell office:value-type="float" office:value="0.112647">
                <text:p>0.112647</text:p>
              </table:table-cell>
              <table:table-cell office:value-type="float" office:value="-0.104988">
                <text:p>-0.104988</text:p>
              </table:table-cell>
              <table:table-cell office:value-type="float" office:value="0.29155">
                <text:p>0.29155</text:p>
              </table:table-cell>
              <table:table-cell office:value-type="float" office:value="0.22979">
                <text:p>0.22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9408">
                <text:p>0.0259408</text:p>
              </table:table-cell>
              <table:table-cell office:value-type="float" office:value="-0.0307517">
                <text:p>-0.0307517</text:p>
              </table:table-cell>
              <table:table-cell office:value-type="float" office:value="0.135809">
                <text:p>0.135809</text:p>
              </table:table-cell>
              <table:table-cell office:value-type="float" office:value="-0.32746">
                <text:p>-0.32746</text:p>
              </table:table-cell>
              <table:table-cell office:value-type="float" office:value="0.0989507">
                <text:p>0.0989507</text:p>
              </table:table-cell>
              <table:table-cell office:value-type="float" office:value="-0.106564">
                <text:p>-0.106564</text:p>
              </table:table-cell>
              <table:table-cell office:value-type="float" office:value="0.285074">
                <text:p>0.285074</text:p>
              </table:table-cell>
              <table:table-cell office:value-type="float" office:value="0.260086">
                <text:p>0.260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0588491">
                <text:p>0.0588491</text:p>
              </table:table-cell>
              <table:table-cell office:value-type="float" office:value="0.0252989">
                <text:p>0.0252989</text:p>
              </table:table-cell>
              <table:table-cell office:value-type="float" office:value="-0.0224905">
                <text:p>-0.0224905</text:p>
              </table:table-cell>
              <table:table-cell office:value-type="float" office:value="0.128581">
                <text:p>0.128581</text:p>
              </table:table-cell>
              <table:table-cell office:value-type="float" office:value="-0.323822">
                <text:p>-0.323822</text:p>
              </table:table-cell>
              <table:table-cell office:value-type="float" office:value="0.0955126">
                <text:p>0.0955126</text:p>
              </table:table-cell>
              <table:table-cell office:value-type="float" office:value="-0.10341">
                <text:p>-0.10341</text:p>
              </table:table-cell>
              <table:table-cell office:value-type="float" office:value="0.279011">
                <text:p>0.279011</text:p>
              </table:table-cell>
              <table:table-cell office:value-type="float" office:value="0.263836">
                <text:p>0.263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236041">
                <text:p>0.236041</text:p>
              </table:table-cell>
              <table:table-cell office:value-type="float" office:value="0.0234681">
                <text:p>0.0234681</text:p>
              </table:table-cell>
              <table:table-cell office:value-type="float" office:value="-0.00774118">
                <text:p>-0.00774118</text:p>
              </table:table-cell>
              <table:table-cell office:value-type="float" office:value="0.120277">
                <text:p>0.120277</text:p>
              </table:table-cell>
              <table:table-cell office:value-type="float" office:value="-0.318157">
                <text:p>-0.318157</text:p>
              </table:table-cell>
              <table:table-cell office:value-type="float" office:value="0.0937624">
                <text:p>0.0937624</text:p>
              </table:table-cell>
              <table:table-cell office:value-type="float" office:value="-0.103394">
                <text:p>-0.103394</text:p>
              </table:table-cell>
              <table:table-cell office:value-type="float" office:value="0.260189">
                <text:p>0.260189</text:p>
              </table:table-cell>
              <table:table-cell office:value-type="float" office:value="0.231434">
                <text:p>0.231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125845">
                <text:p>0.125845</text:p>
              </table:table-cell>
              <table:table-cell office:value-type="float" office:value="0.0218156">
                <text:p>0.0218156</text:p>
              </table:table-cell>
              <table:table-cell office:value-type="float" office:value="0.00217735">
                <text:p>0.00217735</text:p>
              </table:table-cell>
              <table:table-cell office:value-type="float" office:value="0.113175">
                <text:p>0.113175</text:p>
              </table:table-cell>
              <table:table-cell office:value-type="float" office:value="-0.330494">
                <text:p>-0.330494</text:p>
              </table:table-cell>
              <table:table-cell office:value-type="float" office:value="0.0904137">
                <text:p>0.0904137</text:p>
              </table:table-cell>
              <table:table-cell office:value-type="float" office:value="-0.104334">
                <text:p>-0.104334</text:p>
              </table:table-cell>
              <table:table-cell office:value-type="float" office:value="0.251695">
                <text:p>0.251695</text:p>
              </table:table-cell>
              <table:table-cell office:value-type="float" office:value="0.238027">
                <text:p>0.238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148553">
                <text:p>0.148553</text:p>
              </table:table-cell>
              <table:table-cell office:value-type="float" office:value="0.0196849">
                <text:p>0.0196849</text:p>
              </table:table-cell>
              <table:table-cell office:value-type="float" office:value="0.00746565">
                <text:p>0.00746565</text:p>
              </table:table-cell>
              <table:table-cell office:value-type="float" office:value="0.111609">
                <text:p>0.111609</text:p>
              </table:table-cell>
              <table:table-cell office:value-type="float" office:value="-0.312896">
                <text:p>-0.312896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10287">
                <text:p>-0.10287</text:p>
              </table:table-cell>
              <table:table-cell office:value-type="float" office:value="0.243735">
                <text:p>0.243735</text:p>
              </table:table-cell>
              <table:table-cell office:value-type="float" office:value="0.221041">
                <text:p>0.221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177068">
                <text:p>0.177068</text:p>
              </table:table-cell>
              <table:table-cell office:value-type="float" office:value="0.0167752">
                <text:p>0.0167752</text:p>
              </table:table-cell>
              <table:table-cell office:value-type="float" office:value="0.00570519">
                <text:p>0.00570519</text:p>
              </table:table-cell>
              <table:table-cell office:value-type="float" office:value="0.107453">
                <text:p>0.107453</text:p>
              </table:table-cell>
              <table:table-cell office:value-type="float" office:value="-0.302151">
                <text:p>-0.302151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101103">
                <text:p>-0.101103</text:p>
              </table:table-cell>
              <table:table-cell office:value-type="float" office:value="0.238488">
                <text:p>0.238488</text:p>
              </table:table-cell>
              <table:table-cell office:value-type="float" office:value="0.143209">
                <text:p>0.143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197668">
                <text:p>0.197668</text:p>
              </table:table-cell>
              <table:table-cell office:value-type="float" office:value="0.0153282">
                <text:p>0.0153282</text:p>
              </table:table-cell>
              <table:table-cell office:value-type="float" office:value="0.00398141">
                <text:p>0.00398141</text:p>
              </table:table-cell>
              <table:table-cell office:value-type="float" office:value="0.105771">
                <text:p>0.105771</text:p>
              </table:table-cell>
              <table:table-cell office:value-type="float" office:value="-0.31378">
                <text:p>-0.31378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998464">
                <text:p>-0.0998464</text:p>
              </table:table-cell>
              <table:table-cell office:value-type="float" office:value="0.235858">
                <text:p>0.235858</text:p>
              </table:table-cell>
              <table:table-cell office:value-type="float" office:value="0.214014">
                <text:p>0.214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230175">
                <text:p>0.230175</text:p>
              </table:table-cell>
              <table:table-cell office:value-type="float" office:value="0.0147025">
                <text:p>0.0147025</text:p>
              </table:table-cell>
              <table:table-cell office:value-type="float" office:value="0.00538207">
                <text:p>0.00538207</text:p>
              </table:table-cell>
              <table:table-cell office:value-type="float" office:value="0.100392">
                <text:p>0.100392</text:p>
              </table:table-cell>
              <table:table-cell office:value-type="float" office:value="-0.310505">
                <text:p>-0.310505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986769">
                <text:p>-0.0986769</text:p>
              </table:table-cell>
              <table:table-cell office:value-type="float" office:value="0.230816">
                <text:p>0.230816</text:p>
              </table:table-cell>
              <table:table-cell office:value-type="float" office:value="0.194087">
                <text:p>0.194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23511">
                <text:p>0.23511</text:p>
              </table:table-cell>
              <table:table-cell office:value-type="float" office:value="0.0141544">
                <text:p>0.0141544</text:p>
              </table:table-cell>
              <table:table-cell office:value-type="float" office:value="0.00409929">
                <text:p>0.00409929</text:p>
              </table:table-cell>
              <table:table-cell office:value-type="float" office:value="0.0916953">
                <text:p>0.0916953</text:p>
              </table:table-cell>
              <table:table-cell office:value-type="float" office:value="-0.306506">
                <text:p>-0.306506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976369">
                <text:p>-0.0976369</text:p>
              </table:table-cell>
              <table:table-cell office:value-type="float" office:value="0.227119">
                <text:p>0.227119</text:p>
              </table:table-cell>
              <table:table-cell office:value-type="float" office:value="0.179828">
                <text:p>0.1798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23752">
                <text:p>0.23752</text:p>
              </table:table-cell>
              <table:table-cell office:value-type="float" office:value="0.0125901">
                <text:p>0.0125901</text:p>
              </table:table-cell>
              <table:table-cell office:value-type="float" office:value="0.00298831">
                <text:p>0.00298831</text:p>
              </table:table-cell>
              <table:table-cell office:value-type="float" office:value="0.0896195">
                <text:p>0.0896195</text:p>
              </table:table-cell>
              <table:table-cell office:value-type="float" office:value="-0.303037">
                <text:p>-0.303037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997857">
                <text:p>-0.0997857</text:p>
              </table:table-cell>
              <table:table-cell office:value-type="float" office:value="0.222053">
                <text:p>0.222053</text:p>
              </table:table-cell>
              <table:table-cell office:value-type="float" office:value="0.169259">
                <text:p>0.169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237923">
                <text:p>0.237923</text:p>
              </table:table-cell>
              <table:table-cell office:value-type="float" office:value="0.0114546">
                <text:p>0.0114546</text:p>
              </table:table-cell>
              <table:table-cell office:value-type="float" office:value="0.00127971">
                <text:p>0.00127971</text:p>
              </table:table-cell>
              <table:table-cell office:value-type="float" office:value="0.0862923">
                <text:p>0.0862923</text:p>
              </table:table-cell>
              <table:table-cell office:value-type="float" office:value="-0.302796">
                <text:p>-0.302796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966974">
                <text:p>-0.0966974</text:p>
              </table:table-cell>
              <table:table-cell office:value-type="float" office:value="0.213843">
                <text:p>0.213843</text:p>
              </table:table-cell>
              <table:table-cell office:value-type="float" office:value="0.136664">
                <text:p>0.136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239247">
                <text:p>0.23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3653">
                <text:p>0.0793653</text:p>
              </table:table-cell>
              <table:table-cell office:value-type="float" office:value="-0.289655">
                <text:p>-0.289655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977138">
                <text:p>-0.0977138</text:p>
              </table:table-cell>
              <table:table-cell office:value-type="float" office:value="0.202841">
                <text:p>0.202841</text:p>
              </table:table-cell>
              <table:table-cell office:value-type="float" office:value="0.0768233">
                <text:p>0.0768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230351">
                <text:p>0.230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7989">
                <text:p>0.0787989</text:p>
              </table:table-cell>
              <table:table-cell office:value-type="float" office:value="-0.298969">
                <text:p>-0.298969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979583">
                <text:p>-0.0979583</text:p>
              </table:table-cell>
              <table:table-cell office:value-type="float" office:value="0.199198">
                <text:p>0.199198</text:p>
              </table:table-cell>
              <table:table-cell office:value-type="float" office:value="0.0577207">
                <text:p>0.0577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224204">
                <text:p>0.22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725">
                <text:p>0.075725</text:p>
              </table:table-cell>
              <table:table-cell office:value-type="float" office:value="-0.293114">
                <text:p>-0.293114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982915">
                <text:p>-0.0982915</text:p>
              </table:table-cell>
              <table:table-cell office:value-type="float" office:value="0.190448">
                <text:p>0.190448</text:p>
              </table:table-cell>
              <table:table-cell office:value-type="float" office:value="0.037362">
                <text:p>0.037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192128">
                <text:p>0.19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7">
                <text:p>0.073627</text:p>
              </table:table-cell>
              <table:table-cell office:value-type="float" office:value="-0.29179">
                <text:p>-0.29179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982982">
                <text:p>-0.0982982</text:p>
              </table:table-cell>
              <table:table-cell office:value-type="float" office:value="0.184449">
                <text:p>0.184449</text:p>
              </table:table-cell>
              <table:table-cell office:value-type="float" office:value="-0.00216986">
                <text:p>-0.002169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0843219">
                <text:p>0.084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2762">
                <text:p>0.0682762</text:p>
              </table:table-cell>
              <table:table-cell office:value-type="float" office:value="-0.285604">
                <text:p>-0.28560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982256">
                <text:p>-0.0982256</text:p>
              </table:table-cell>
              <table:table-cell office:value-type="float" office:value="0.18058">
                <text:p>0.18058</text:p>
              </table:table-cell>
              <table:table-cell office:value-type="float" office:value="-0.0125297">
                <text:p>-0.0125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159637">
                <text:p>0.159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327">
                <text:p>0.0647327</text:p>
              </table:table-cell>
              <table:table-cell office:value-type="float" office:value="-0.282697">
                <text:p>-0.282697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969685">
                <text:p>-0.0969685</text:p>
              </table:table-cell>
              <table:table-cell office:value-type="float" office:value="0.174868">
                <text:p>0.174868</text:p>
              </table:table-cell>
              <table:table-cell office:value-type="float" office:value="-0.0910408">
                <text:p>-0.0910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107297">
                <text:p>0.10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3059">
                <text:p>0.0623059</text:p>
              </table:table-cell>
              <table:table-cell office:value-type="float" office:value="-0.280615">
                <text:p>-0.280615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886038">
                <text:p>-0.0886038</text:p>
              </table:table-cell>
              <table:table-cell office:value-type="float" office:value="0.171049">
                <text:p>0.171049</text:p>
              </table:table-cell>
              <table:table-cell office:value-type="float" office:value="-0.0279566">
                <text:p>-0.0279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0766859">
                <text:p>0.076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362">
                <text:p>0.0595362</text:p>
              </table:table-cell>
              <table:table-cell office:value-type="float" office:value="-0.28347">
                <text:p>-0.28347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772216">
                <text:p>-0.0772216</text:p>
              </table:table-cell>
              <table:table-cell office:value-type="float" office:value="0.167063">
                <text:p>0.167063</text:p>
              </table:table-cell>
              <table:table-cell office:value-type="float" office:value="-0.0659719">
                <text:p>-0.0659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0512144">
                <text:p>0.051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395">
                <text:p>0.0581395</text:p>
              </table:table-cell>
              <table:table-cell office:value-type="float" office:value="-0.275284">
                <text:p>-0.275284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680159">
                <text:p>-0.0680159</text:p>
              </table:table-cell>
              <table:table-cell office:value-type="float" office:value="0.161963">
                <text:p>0.161963</text:p>
              </table:table-cell>
              <table:table-cell office:value-type="float" office:value="-0.0846398">
                <text:p>-0.08463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0.0238613">
                <text:p>-0.023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033">
                <text:p>0.0569033</text:p>
              </table:table-cell>
              <table:table-cell office:value-type="float" office:value="-0.278316">
                <text:p>-0.278316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610455">
                <text:p>-0.0610455</text:p>
              </table:table-cell>
              <table:table-cell office:value-type="float" office:value="0.1532">
                <text:p>0.1532</text:p>
              </table:table-cell>
              <table:table-cell office:value-type="float" office:value="-0.0858936">
                <text:p>-0.08589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0.012388">
                <text:p>-0.01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565">
                <text:p>0.0515565</text:p>
              </table:table-cell>
              <table:table-cell office:value-type="float" office:value="-0.274773">
                <text:p>-0.274773</text:p>
              </table:table-cell>
              <table:table-cell office:value-type="float" office:value="0.030071">
                <text:p>0.030071</text:p>
              </table:table-cell>
              <table:table-cell office:value-type="float" office:value="-0.0510163">
                <text:p>-0.0510163</text:p>
              </table:table-cell>
              <table:table-cell office:value-type="float" office:value="0.147615">
                <text:p>0.147615</text:p>
              </table:table-cell>
              <table:table-cell office:value-type="float" office:value="-0.0752824">
                <text:p>-0.0752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0.0196962">
                <text:p>-0.019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8198">
                <text:p>0.0478198</text:p>
              </table:table-cell>
              <table:table-cell office:value-type="float" office:value="-0.273116">
                <text:p>-0.273116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481979">
                <text:p>-0.0481979</text:p>
              </table:table-cell>
              <table:table-cell office:value-type="float" office:value="0.143523">
                <text:p>0.143523</text:p>
              </table:table-cell>
              <table:table-cell office:value-type="float" office:value="-0.0790875">
                <text:p>-0.0790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0.0323953">
                <text:p>-0.032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37">
                <text:p>0.04537</text:p>
              </table:table-cell>
              <table:table-cell office:value-type="float" office:value="-0.248792">
                <text:p>-0.248792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434547">
                <text:p>-0.0434547</text:p>
              </table:table-cell>
              <table:table-cell office:value-type="float" office:value="0.138338">
                <text:p>0.138338</text:p>
              </table:table-cell>
              <table:table-cell office:value-type="float" office:value="-0.0776385">
                <text:p>-0.0776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0.0313266">
                <text:p>-0.031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726">
                <text:p>0.0446726</text:p>
              </table:table-cell>
              <table:table-cell office:value-type="float" office:value="-0.259111">
                <text:p>-0.25911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38226">
                <text:p>-0.038226</text:p>
              </table:table-cell>
              <table:table-cell office:value-type="float" office:value="0.136628">
                <text:p>0.136628</text:p>
              </table:table-cell>
              <table:table-cell office:value-type="float" office:value="-0.0511014">
                <text:p>-0.0511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0.0224631">
                <text:p>-0.022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6455">
                <text:p>0.0436455</text:p>
              </table:table-cell>
              <table:table-cell office:value-type="float" office:value="-0.257639">
                <text:p>-0.257639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338284">
                <text:p>-0.0338284</text:p>
              </table:table-cell>
              <table:table-cell office:value-type="float" office:value="0.128788">
                <text:p>0.128788</text:p>
              </table:table-cell>
              <table:table-cell office:value-type="float" office:value="0.115513">
                <text:p>0.1155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0.0196867">
                <text:p>-0.019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723">
                <text:p>0.0404723</text:p>
              </table:table-cell>
              <table:table-cell office:value-type="float" office:value="-0.232236">
                <text:p>-0.232236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272379">
                <text:p>-0.0272379</text:p>
              </table:table-cell>
              <table:table-cell office:value-type="float" office:value="0.127502">
                <text:p>0.127502</text:p>
              </table:table-cell>
              <table:table-cell office:value-type="float" office:value="0.00177632">
                <text:p>0.00177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0.00577603">
                <text:p>-0.0057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3065">
                <text:p>0.0393065</text:p>
              </table:table-cell>
              <table:table-cell office:value-type="float" office:value="-0.228794">
                <text:p>-0.228794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176393">
                <text:p>-0.0176393</text:p>
              </table:table-cell>
              <table:table-cell office:value-type="float" office:value="0.122044">
                <text:p>0.122044</text:p>
              </table:table-cell>
              <table:table-cell office:value-type="float" office:value="0.0126513">
                <text:p>0.0126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0.00161776">
                <text:p>-0.0016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32">
                <text:p>0.036432</text:p>
              </table:table-cell>
              <table:table-cell office:value-type="float" office:value="-0.233868">
                <text:p>-0.233868</text:p>
              </table:table-cell>
              <table:table-cell office:value-type="float" office:value="0.0195415">
                <text:p>0.0195415</text:p>
              </table:table-cell>
              <table:table-cell office:value-type="float" office:value="-0.0127517">
                <text:p>-0.0127517</text:p>
              </table:table-cell>
              <table:table-cell office:value-type="float" office:value="0.119253">
                <text:p>0.119253</text:p>
              </table:table-cell>
              <table:table-cell office:value-type="float" office:value="0.42985">
                <text:p>0.42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-0.00139966">
                <text:p>-0.0013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87">
                <text:p>0.03587</text:p>
              </table:table-cell>
              <table:table-cell office:value-type="float" office:value="-0.207658">
                <text:p>-0.207658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752513">
                <text:p>-0.00752513</text:p>
              </table:table-cell>
              <table:table-cell office:value-type="float" office:value="0.117472">
                <text:p>0.117472</text:p>
              </table:table-cell>
              <table:table-cell office:value-type="float" office:value="-0.0824486">
                <text:p>-0.0824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-0.000526406">
                <text:p>-0.00052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5144">
                <text:p>0.0335144</text:p>
              </table:table-cell>
              <table:table-cell office:value-type="float" office:value="-0.197449">
                <text:p>-0.197449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443597">
                <text:p>-0.00443597</text:p>
              </table:table-cell>
              <table:table-cell office:value-type="float" office:value="0.114856">
                <text:p>0.114856</text:p>
              </table:table-cell>
              <table:table-cell office:value-type="float" office:value="0.140618">
                <text:p>0.1406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-0.000402962">
                <text:p>-0.00040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827">
                <text:p>0.0319827</text:p>
              </table:table-cell>
              <table:table-cell office:value-type="float" office:value="-0.192397">
                <text:p>-0.192397</text:p>
              </table:table-cell>
              <table:table-cell office:value-type="float" office:value="0.0168657">
                <text:p>0.0168657</text:p>
              </table:table-cell>
              <table:table-cell office:value-type="float" office:value="0.00162726">
                <text:p>0.00162726</text:p>
              </table:table-cell>
              <table:table-cell office:value-type="float" office:value="0.108824">
                <text:p>0.108824</text:p>
              </table:table-cell>
              <table:table-cell office:value-type="float" office:value="0.129236">
                <text:p>0.129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235">
                <text:p>0.0308235</text:p>
              </table:table-cell>
              <table:table-cell office:value-type="float" office:value="-0.121316">
                <text:p>-0.121316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154358">
                <text:p>0.00154358</text:p>
              </table:table-cell>
              <table:table-cell office:value-type="float" office:value="0.107032">
                <text:p>0.107032</text:p>
              </table:table-cell>
              <table:table-cell office:value-type="float" office:value="0.177222">
                <text:p>0.177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757">
                <text:p>0.0303757</text:p>
              </table:table-cell>
              <table:table-cell office:value-type="float" office:value="-0.173353">
                <text:p>-0.173353</text:p>
              </table:table-cell>
              <table:table-cell office:value-type="float" office:value="0.0153795">
                <text:p>0.0153795</text:p>
              </table:table-cell>
              <table:table-cell office:value-type="float" office:value="0.00413737">
                <text:p>0.00413737</text:p>
              </table:table-cell>
              <table:table-cell office:value-type="float" office:value="0.104143">
                <text:p>0.104143</text:p>
              </table:table-cell>
              <table:table-cell office:value-type="float" office:value="0.214215">
                <text:p>0.214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3319">
                <text:p>0.0273319</text:p>
              </table:table-cell>
              <table:table-cell office:value-type="float" office:value="-0.144155">
                <text:p>-0.144155</text:p>
              </table:table-cell>
              <table:table-cell office:value-type="float" office:value="0.0145714">
                <text:p>0.0145714</text:p>
              </table:table-cell>
              <table:table-cell office:value-type="float" office:value="0.00479283">
                <text:p>0.00479283</text:p>
              </table:table-cell>
              <table:table-cell office:value-type="float" office:value="0.101325">
                <text:p>0.101325</text:p>
              </table:table-cell>
              <table:table-cell office:value-type="float" office:value="0.18863">
                <text:p>0.188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187">
                <text:p>0.0261187</text:p>
              </table:table-cell>
              <table:table-cell office:value-type="float" office:value="-0.131868">
                <text:p>-0.131868</text:p>
              </table:table-cell>
              <table:table-cell office:value-type="float" office:value="0.0126994">
                <text:p>0.0126994</text:p>
              </table:table-cell>
              <table:table-cell office:value-type="float" office:value="0.00347953">
                <text:p>0.00347953</text:p>
              </table:table-cell>
              <table:table-cell office:value-type="float" office:value="0.0981044">
                <text:p>0.0981044</text:p>
              </table:table-cell>
              <table:table-cell office:value-type="float" office:value="0.216421">
                <text:p>0.2164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45">
                <text:p>0.025145</text:p>
              </table:table-cell>
              <table:table-cell office:value-type="float" office:value="-0.124104">
                <text:p>-0.124104</text:p>
              </table:table-cell>
              <table:table-cell office:value-type="float" office:value="0.0123221">
                <text:p>0.0123221</text:p>
              </table:table-cell>
              <table:table-cell office:value-type="float" office:value="0.00269921">
                <text:p>0.00269921</text:p>
              </table:table-cell>
              <table:table-cell office:value-type="float" office:value="0.0954561">
                <text:p>0.0954561</text:p>
              </table:table-cell>
              <table:table-cell office:value-type="float" office:value="0.213079">
                <text:p>0.213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5">
                <text:p>0.023685</text:p>
              </table:table-cell>
              <table:table-cell office:value-type="float" office:value="-0.11141">
                <text:p>-0.11141</text:p>
              </table:table-cell>
              <table:table-cell office:value-type="float" office:value="0.0113657">
                <text:p>0.0113657</text:p>
              </table:table-cell>
              <table:table-cell office:value-type="float" office:value="0.00173806">
                <text:p>0.00173806</text:p>
              </table:table-cell>
              <table:table-cell office:value-type="float" office:value="0.0898656">
                <text:p>0.0898656</text:p>
              </table:table-cell>
              <table:table-cell office:value-type="float" office:value="0.205986">
                <text:p>0.205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444">
                <text:p>0.0224444</text:p>
              </table:table-cell>
              <table:table-cell office:value-type="float" office:value="-0.103541">
                <text:p>-0.103541</text:p>
              </table:table-cell>
              <table:table-cell office:value-type="float" office:value="0.0110651">
                <text:p>0.0110651</text:p>
              </table:table-cell>
              <table:table-cell office:value-type="float" office:value="0.000450692">
                <text:p>0.000450692</text:p>
              </table:table-cell>
              <table:table-cell office:value-type="float" office:value="0.0860192">
                <text:p>0.0860192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77">
                <text:p>0.02177</text:p>
              </table:table-cell>
              <table:table-cell office:value-type="float" office:value="-0.0567794">
                <text:p>-0.0567794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158975">
                <text:p>0.00158975</text:p>
              </table:table-cell>
              <table:table-cell office:value-type="float" office:value="0.0844777">
                <text:p>0.0844777</text:p>
              </table:table-cell>
              <table:table-cell office:value-type="float" office:value="0.204497">
                <text:p>0.204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55">
                <text:p>0.021455</text:p>
              </table:table-cell>
              <table:table-cell office:value-type="float" office:value="-0.0881085">
                <text:p>-0.088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648">
                <text:p>0.0837648</text:p>
              </table:table-cell>
              <table:table-cell office:value-type="float" office:value="0.164743">
                <text:p>0.1647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92">
                <text:p>0.019892</text:p>
              </table:table-cell>
              <table:table-cell office:value-type="float" office:value="-0.0726911">
                <text:p>-0.072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004">
                <text:p>0.081004</text:p>
              </table:table-cell>
              <table:table-cell office:value-type="float" office:value="0.151938">
                <text:p>0.1519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589">
                <text:p>0.0190589</text:p>
              </table:table-cell>
              <table:table-cell office:value-type="float" office:value="-0.0608107">
                <text:p>-0.060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6407">
                <text:p>0.0776407</text:p>
              </table:table-cell>
              <table:table-cell office:value-type="float" office:value="0.107421">
                <text:p>0.1074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589">
                <text:p>0.0177589</text:p>
              </table:table-cell>
              <table:table-cell office:value-type="float" office:value="-0.0578975">
                <text:p>-0.057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5395">
                <text:p>0.0755395</text:p>
              </table:table-cell>
              <table:table-cell office:value-type="float" office:value="-0.0742409">
                <text:p>-0.0742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447565">
                <text:p>-0.0447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7175">
                <text:p>0.0747175</text:p>
              </table:table-cell>
              <table:table-cell office:value-type="float" office:value="0.119684">
                <text:p>0.119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394897">
                <text:p>-0.039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9188">
                <text:p>0.0719188</text:p>
              </table:table-cell>
              <table:table-cell office:value-type="float" office:value="0.0290212">
                <text:p>0.02902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